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3.2965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3in"/>
    </style:style>
    <style:style style:name="co9" style:family="table-column">
      <style:table-column-properties fo:break-before="auto" style:column-width="2.8681in"/>
    </style:style>
    <style:style style:name="co10" style:family="table-column">
      <style:table-column-properties fo:break-before="auto" style:column-width="2.3717in"/>
    </style:style>
    <style:style style:name="co11" style:family="table-column">
      <style:table-column-properties fo:break-before="auto" style:column-width="1.2598in"/>
    </style:style>
    <style:style style:name="co12" style:family="table-column">
      <style:table-column-properties fo:break-before="auto" style:column-width="1.528in"/>
    </style:style>
    <style:style style:name="co13" style:family="table-column">
      <style:table-column-properties fo:break-before="auto" style:column-width="3.0154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5945in"/>
    </style:style>
    <style:style style:name="co16" style:family="table-column">
      <style:table-column-properties fo:break-before="auto" style:column-width="0.911in"/>
    </style:style>
    <style:style style:name="co17" style:family="table-column">
      <style:table-column-properties fo:break-before="auto" style:column-width="1.9701in"/>
    </style:style>
    <style:style style:name="co18" style:family="table-column">
      <style:table-column-properties fo:break-before="auto" style:column-width="1.9028in"/>
    </style:style>
    <style:style style:name="co19" style:family="table-column">
      <style:table-column-properties fo:break-before="auto" style:column-width="1.6075in"/>
    </style:style>
    <style:style style:name="co20" style:family="table-column">
      <style:table-column-properties fo:break-before="auto" style:column-width="1.6217in"/>
    </style:style>
    <style:style style:name="co21" style:family="table-column">
      <style:table-column-properties fo:break-before="auto" style:column-width="2.1173in"/>
    </style:style>
    <style:style style:name="co22" style:family="table-column">
      <style:table-column-properties fo:break-before="auto" style:column-width="2.3984in"/>
    </style:style>
    <style:style style:name="co23" style:family="table-column">
      <style:table-column-properties fo:break-before="auto" style:column-width="1.702in"/>
    </style:style>
    <style:style style:name="co24" style:family="table-column">
      <style:table-column-properties fo:break-before="auto" style:column-width="3in"/>
    </style:style>
    <style:style style:name="co25" style:family="table-column">
      <style:table-column-properties fo:break-before="auto" style:column-width="1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6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6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6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6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 style:data-style-name="N60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60">
      <style:table-cell-properties fo:border-bottom="none" fo:background-color="#66ffff" fo:border-left="0.06pt solid #000000" fo:border-right="none" fo:border-top="none"/>
    </style:style>
    <style:style style:name="ce17" style:family="table-cell" style:parent-style-name="Default" style:data-style-name="N60">
      <style:table-cell-properties fo:border-bottom="none" fo:background-color="transparent" fo:border-left="0.06pt solid #000000" fo:border-right="none" fo:border-top="none"/>
    </style:style>
    <style:style style:name="ce18" style:family="table-cell" style:parent-style-name="Default" style:data-style-name="N6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60"/>
    <style:style style:name="ce22" style:family="table-cell" style:parent-style-name="Default" style:data-style-name="N60">
      <style:table-cell-properties fo:background-color="#66ffff"/>
    </style:style>
    <style:style style:name="ce23" style:family="table-cell" style:parent-style-name="Default" style:data-style-name="N2">
      <style:table-cell-properties fo:background-color="transparent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wrap-option="wrap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0" style:family="table-cell" style:parent-style-name="Default">
      <style:table-cell-properties fo:wrap-option="wrap" fo:border="none"/>
    </style:style>
    <style:style style:name="ce31" style:family="table-cell" style:parent-style-name="Default">
      <style:table-cell-properties fo:background-color="#ccff00"/>
    </style:style>
    <style:style style:name="ce32" style:family="table-cell" style:parent-style-name="Default">
      <style:table-cell-properties fo:background-color="#ff9999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nbIterations=2, maxDisparity=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default-cell-style-name="ce15"/>
        <table:table-column table:style-name="co1" table:default-cell-style-name="ce18"/>
        <table:table-column table:style-name="co1" table:default-cell-style-name="ce19"/>
        <table:table-row table:style-name="ro1">
          <table:table-cell office:value-type="string" calcext:value-type="string">
            <text:p>Scenario 323</text:p>
          </table:table-cell>
          <table:table-cell/>
          <table:table-cell office:value-type="string" calcext:value-type="string">
            <text:p>New measures w/o broadcasts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8"/>
          <table:table-cell table:style-name="ce12" table:formula="of:=[.N24]" office:value-type="float" office:value="101123800371.2" calcext:value-type="float">
            <text:p>1.01E+011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8"/>
          <table:table-cell table:style-name="ce12" table:formula="of:=[.N25]" office:value-type="float" office:value="36649618700.8" calcext:value-type="float">
            <text:p>3.66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8"/>
          <table:table-cell table:style-name="ce12" table:formula="of:=[.N25]" office:value-type="float" office:value="36649618700.8" calcext:value-type="float">
            <text:p>3.66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8"/>
          <table:table-cell table:style-name="ce12" table:formula="of:=[.N26]" office:value-type="float" office:value="14804037529.6" calcext:value-type="float">
            <text:p>1.48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8"/>
          <table:table-cell table:style-name="ce12" table:formula="of:=[.N27]" office:value-type="float" office:value="3202106248" calcext:value-type="float">
            <text:p>3.20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8"/>
          <table:table-cell table:style-name="ce12" table:formula="of:=[.N30]" office:value-type="float" office:value="2262706238.4" calcext:value-type="float">
            <text:p>2.26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8"/>
          <table:table-cell table:style-name="ce12" table:formula="of:=[.N30]" office:value-type="float" office:value="2262706238.4" calcext:value-type="float">
            <text:p>2.26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8"/>
          <table:table-cell table:style-name="ce12" table:formula="of:=[.N29]" office:value-type="float" office:value="2424375004.8" calcext:value-type="float">
            <text:p>2.42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8"/>
          <table:table-cell table:style-name="ce12" table:formula="of:=[.N29]" office:value-type="float" office:value="2424375004.8" calcext:value-type="float">
            <text:p>2.42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8"/>
          <table:table-cell table:style-name="ce12" table:formula="of:=[.N33]" office:value-type="float" office:value="755525002.4" calcext:value-type="float">
            <text:p>7.56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8"/>
          <table:table-cell table:style-name="ce12" table:formula="of:=[.N28]" office:value-type="float" office:value="2430845000.10667" calcext:value-type="float">
            <text:p>2.43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8"/>
          <table:table-cell table:style-name="ce12" table:formula="of:=[.N34]" office:value-type="float" office:value="731906250" calcext:value-type="float">
            <text:p>7.32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8"/>
          <table:table-cell table:style-name="ce12" table:formula="of:=[.N34]" office:value-type="float" office:value="731906250" calcext:value-type="float">
            <text:p>7.32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8"/>
          <table:table-cell table:style-name="ce12" table:formula="of:=[.N48]" office:value-type="float" office:value="6700000" calcext:value-type="float">
            <text:p>6.70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8"/>
          <table:table-cell table:style-name="ce12" table:formula="of:=[.N40]" office:value-type="float" office:value="15550000" calcext:value-type="float">
            <text:p>1.56E+007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8"/>
          <table:table-cell table:style-name="ce12" table:formula="of:=[.N47]" office:value-type="float" office:value="6962500" calcext:value-type="float">
            <text:p>6.96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8"/>
          <table:table-cell table:style-name="ce12" table:formula="of:=[.N47]" office:value-type="float" office:value="6962500" calcext:value-type="float">
            <text:p>6.96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9"/>
          <table:table-cell table:style-name="ce13" table:formula="of:=[.N67]" office:value-type="float" office:value="0" calcext:value-type="float">
            <text:p>0.00E+000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4" office:value-type="string" calcext:value-type="string">
            <text:p>Avg</text:p>
          </table:table-cell>
          <table:table-cell table:style-name="ce14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5" office:value-type="string" calcext:value-type="string">
            <text:p>writePPM</text:p>
          </table:table-cell>
          <table:table-cell office:value-type="float" office:value="101127000064" calcext:value-type="float">
            <text:p>101127000064</text:p>
          </table:table-cell>
          <table:table-cell office:value-type="float" office:value="101097500672" calcext:value-type="float">
            <text:p>101097500672</text:p>
          </table:table-cell>
          <table:table-cell office:value-type="float" office:value="101154249728" calcext:value-type="float">
            <text:p>101154249728</text:p>
          </table:table-cell>
          <table:table-cell office:value-type="float" office:value="101112875008" calcext:value-type="float">
            <text:p>101112875008</text:p>
          </table:table-cell>
          <table:table-cell office:value-type="float" office:value="101133375488" calcext:value-type="float">
            <text:p>101133375488</text:p>
          </table:table-cell>
          <table:table-cell office:value-type="float" office:value="101124751360" calcext:value-type="float">
            <text:p>101124751360</text:p>
          </table:table-cell>
          <table:table-cell office:value-type="float" office:value="101120623616" calcext:value-type="float">
            <text:p>101120623616</text:p>
          </table:table-cell>
          <table:table-cell office:value-type="float" office:value="101075875840" calcext:value-type="float">
            <text:p>101075875840</text:p>
          </table:table-cell>
          <table:table-cell office:value-type="float" office:value="101108625408" calcext:value-type="float">
            <text:p>101108625408</text:p>
          </table:table-cell>
          <table:table-cell office:value-type="float" office:value="101183126528" calcext:value-type="float">
            <text:p>101183126528</text:p>
          </table:table-cell>
          <table:table-cell table:style-name="ce5" office:value-type="string" calcext:value-type="string">
            <text:p>writePPM</text:p>
          </table:table-cell>
          <table:table-cell table:formula="of:=AVERAGE([.C24:.L24])" office:value-type="float" office:value="101123800371.2" calcext:value-type="float">
            <text:p>1.01E+011</text:p>
          </table:table-cell>
          <table:table-cell table:formula="of:=STDEV([.C24:.L24])" office:value-type="float" office:value="29623097.5894785" calcext:value-type="float">
            <text:p>2.96E+007</text:p>
          </table:table-cell>
          <table:table-cell table:formula="of:=[.O24]/[.N24]*100" office:value-type="float" office:value="0.0292938927144149" calcext:value-type="float">
            <text:p>0.03</text:p>
          </table:table-cell>
        </table:table-row>
        <table:table-row table:style-name="ro1">
          <table:table-cell/>
          <table:table-cell table:style-name="ce5" office:value-type="string" calcext:value-type="string">
            <text:p>computeWeights</text:p>
          </table:table-cell>
          <table:table-cell office:value-type="float" office:value="36648312704" calcext:value-type="float">
            <text:p>36648312704</text:p>
          </table:table-cell>
          <table:table-cell office:value-type="float" office:value="36648468608" calcext:value-type="float">
            <text:p>36648468608</text:p>
          </table:table-cell>
          <table:table-cell office:value-type="float" office:value="36650468736" calcext:value-type="float">
            <text:p>36650468736</text:p>
          </table:table-cell>
          <table:table-cell office:value-type="float" office:value="36648343936" calcext:value-type="float">
            <text:p>36648343936</text:p>
          </table:table-cell>
          <table:table-cell office:value-type="float" office:value="36661749888" calcext:value-type="float">
            <text:p>36661749888</text:p>
          </table:table-cell>
          <table:table-cell office:value-type="float" office:value="36647031040" calcext:value-type="float">
            <text:p>36647031040</text:p>
          </table:table-cell>
          <table:table-cell office:value-type="float" office:value="36653937664" calcext:value-type="float">
            <text:p>36653937664</text:p>
          </table:table-cell>
          <table:table-cell office:value-type="float" office:value="36638062208" calcext:value-type="float">
            <text:p>36638062208</text:p>
          </table:table-cell>
          <table:table-cell office:value-type="float" office:value="36638562304" calcext:value-type="float">
            <text:p>36638562304</text:p>
          </table:table-cell>
          <table:table-cell office:value-type="float" office:value="36661249920" calcext:value-type="float">
            <text:p>36661249920</text:p>
          </table:table-cell>
          <table:table-cell table:style-name="ce5" office:value-type="string" calcext:value-type="string">
            <text:p>computeWeights</text:p>
          </table:table-cell>
          <table:table-cell table:formula="of:=AVERAGE([.C25:.L25])" office:value-type="float" office:value="36649618700.8" calcext:value-type="float">
            <text:p>3.66E+010</text:p>
          </table:table-cell>
          <table:table-cell table:formula="of:=STDEV([.C25:.L25])" office:value-type="float" office:value="7951049.94297389" calcext:value-type="float">
            <text:p>7.95E+006</text:p>
          </table:table-cell>
          <table:table-cell table:formula="of:=[.O25]/[.N25]*100" office:value-type="float" office:value="0.021694768526474" calcext:value-type="float">
            <text:p>0.02</text:p>
          </table:table-cell>
        </table:table-row>
        <table:table-row table:style-name="ro1">
          <table:table-cell/>
          <table:table-cell table:style-name="ce5" office:value-type="string" calcext:value-type="string">
            <text:p>aggregateCost</text:p>
          </table:table-cell>
          <table:table-cell office:value-type="float" office:value="14604062464" calcext:value-type="float">
            <text:p>14604062464</text:p>
          </table:table-cell>
          <table:table-cell office:value-type="float" office:value="14625250048" calcext:value-type="float">
            <text:p>14625250048</text:p>
          </table:table-cell>
          <table:table-cell office:value-type="float" office:value="14763187584" calcext:value-type="float">
            <text:p>14763187584</text:p>
          </table:table-cell>
          <table:table-cell office:value-type="float" office:value="14672562560" calcext:value-type="float">
            <text:p>14672562560</text:p>
          </table:table-cell>
          <table:table-cell office:value-type="float" office:value="14914312448" calcext:value-type="float">
            <text:p>14914312448</text:p>
          </table:table-cell>
          <table:table-cell office:value-type="float" office:value="14666687488" calcext:value-type="float">
            <text:p>14666687488</text:p>
          </table:table-cell>
          <table:table-cell office:value-type="float" office:value="14956312704" calcext:value-type="float">
            <text:p>14956312704</text:p>
          </table:table-cell>
          <table:table-cell office:value-type="float" office:value="15118312512" calcext:value-type="float">
            <text:p>15118312512</text:p>
          </table:table-cell>
          <table:table-cell office:value-type="float" office:value="14899124928" calcext:value-type="float">
            <text:p>14899124928</text:p>
          </table:table-cell>
          <table:table-cell office:value-type="float" office:value="14820562560" calcext:value-type="float">
            <text:p>14820562560</text:p>
          </table:table-cell>
          <table:table-cell table:style-name="ce5" office:value-type="string" calcext:value-type="string">
            <text:p>aggregateCost</text:p>
          </table:table-cell>
          <table:table-cell table:formula="of:=AVERAGE([.C26:.L26])" office:value-type="float" office:value="14804037529.6" calcext:value-type="float">
            <text:p>1.48E+010</text:p>
          </table:table-cell>
          <table:table-cell table:formula="of:=STDEV([.C26:.L26])" office:value-type="float" office:value="167731978.977825" calcext:value-type="float">
            <text:p>1.68E+008</text:p>
          </table:table-cell>
          <table:table-cell table:formula="of:=[.O26]/[.N26]*100" office:value-type="float" office:value="1.13301508890702" calcext:value-type="float">
            <text:p>1.13</text:p>
          </table:table-cell>
        </table:table-row>
        <table:table-row table:style-name="ro1">
          <table:table-cell/>
          <table:table-cell table:style-name="ce5" office:value-type="string" calcext:value-type="string">
            <text:p>costConstruction</text:p>
          </table:table-cell>
          <table:table-cell office:value-type="float" office:value="3205375008" calcext:value-type="float">
            <text:p>3205375008</text:p>
          </table:table-cell>
          <table:table-cell office:value-type="float" office:value="3204750000" calcext:value-type="float">
            <text:p>3204750000</text:p>
          </table:table-cell>
          <table:table-cell office:value-type="float" office:value="3206374976" calcext:value-type="float">
            <text:p>3206374976</text:p>
          </table:table-cell>
          <table:table-cell office:value-type="float" office:value="3206187488" calcext:value-type="float">
            <text:p>3206187488</text:p>
          </table:table-cell>
          <table:table-cell office:value-type="float" office:value="3206375008" calcext:value-type="float">
            <text:p>3206375008</text:p>
          </table:table-cell>
          <table:table-cell office:value-type="float" office:value="3189937504" calcext:value-type="float">
            <text:p>3189937504</text:p>
          </table:table-cell>
          <table:table-cell office:value-type="float" office:value="3193750000" calcext:value-type="float">
            <text:p>3193750000</text:p>
          </table:table-cell>
          <table:table-cell office:value-type="float" office:value="3208937504" calcext:value-type="float">
            <text:p>3208937504</text:p>
          </table:table-cell>
          <table:table-cell office:value-type="float" office:value="3206250016" calcext:value-type="float">
            <text:p>3206250016</text:p>
          </table:table-cell>
          <table:table-cell office:value-type="float" office:value="3193124976" calcext:value-type="float">
            <text:p>3193124976</text:p>
          </table:table-cell>
          <table:table-cell table:style-name="ce5" office:value-type="string" calcext:value-type="string">
            <text:p>costConstruction</text:p>
          </table:table-cell>
          <table:table-cell table:formula="of:=AVERAGE([.C27:.L27])" office:value-type="float" office:value="3202106248" calcext:value-type="float">
            <text:p>3.20E+009</text:p>
          </table:table-cell>
          <table:table-cell table:formula="of:=STDEV([.C27:.L27])" office:value-type="float" office:value="6937662.24536344" calcext:value-type="float">
            <text:p>6.94E+006</text:p>
          </table:table-cell>
          <table:table-cell table:formula="of:=[.O27]/[.N27]*100" office:value-type="float" office:value="0.216659339448734" calcext:value-type="float">
            <text:p>0.22</text:p>
          </table:table-cell>
        </table:table-row>
        <table:table-row table:style-name="ro1">
          <table:table-cell/>
          <table:table-cell table:style-name="ce5" office:value-type="string" calcext:value-type="string">
            <text:p>medianFilter</text:p>
          </table:table-cell>
          <table:table-cell office:value-type="float" office:value="2431458329.6" calcext:value-type="float">
            <text:p>2431458329.6</text:p>
          </table:table-cell>
          <table:table-cell office:value-type="float" office:value="2430175001.6" calcext:value-type="float">
            <text:p>2430175001.6</text:p>
          </table:table-cell>
          <table:table-cell office:value-type="float" office:value="2432449996.8" calcext:value-type="float">
            <text:p>2432449996.8</text:p>
          </table:table-cell>
          <table:table-cell office:value-type="float" office:value="2431133326.93333" calcext:value-type="float">
            <text:p>2431133326.93333</text:p>
          </table:table-cell>
          <table:table-cell office:value-type="float" office:value="2433008324.26667" calcext:value-type="float">
            <text:p>2433008324.26667</text:p>
          </table:table-cell>
          <table:table-cell office:value-type="float" office:value="2430525009.06667" calcext:value-type="float">
            <text:p>2430525009.06667</text:p>
          </table:table-cell>
          <table:table-cell office:value-type="float" office:value="2430583334.4" calcext:value-type="float">
            <text:p>2430583334.4</text:p>
          </table:table-cell>
          <table:table-cell office:value-type="float" office:value="2432258344.53333" calcext:value-type="float">
            <text:p>2432258344.53333</text:p>
          </table:table-cell>
          <table:table-cell office:value-type="float" office:value="2428174997.33333" calcext:value-type="float">
            <text:p>2428174997.33333</text:p>
          </table:table-cell>
          <table:table-cell office:value-type="float" office:value="2428683336.53333" calcext:value-type="float">
            <text:p>2428683336.53333</text:p>
          </table:table-cell>
          <table:table-cell table:style-name="ce5" office:value-type="string" calcext:value-type="string">
            <text:p>medianFilter</text:p>
          </table:table-cell>
          <table:table-cell table:formula="of:=AVERAGE([.C28:.L28])" office:value-type="float" office:value="2430845000.10667" calcext:value-type="float">
            <text:p>2.43E+009</text:p>
          </table:table-cell>
          <table:table-cell table:formula="of:=STDEV([.C28:.L28])" office:value-type="float" office:value="1568236.77074987" calcext:value-type="float">
            <text:p>1.57E+006</text:p>
          </table:table-cell>
          <table:table-cell table:formula="of:=[.O28]/[.N28]*100" office:value-type="float" office:value="0.064514058719542" calcext:value-type="float">
            <text:p>0.06</text:p>
          </table:table-cell>
        </table:table-row>
        <table:table-row table:style-name="ro1">
          <table:table-cell/>
          <table:table-cell table:style-name="ce5" office:value-type="string" calcext:value-type="string">
            <text:p>rgb2Gray</text:p>
          </table:table-cell>
          <table:table-cell office:value-type="float" office:value="2434875008" calcext:value-type="float">
            <text:p>2434875008</text:p>
          </table:table-cell>
          <table:table-cell office:value-type="float" office:value="2424125040" calcext:value-type="float">
            <text:p>2424125040</text:p>
          </table:table-cell>
          <table:table-cell office:value-type="float" office:value="2416249984" calcext:value-type="float">
            <text:p>2416249984</text:p>
          </table:table-cell>
          <table:table-cell office:value-type="float" office:value="2419000016" calcext:value-type="float">
            <text:p>2419000016</text:p>
          </table:table-cell>
          <table:table-cell office:value-type="float" office:value="2430000000" calcext:value-type="float">
            <text:p>2430000000</text:p>
          </table:table-cell>
          <table:table-cell office:value-type="float" office:value="2421062480" calcext:value-type="float">
            <text:p>2421062480</text:p>
          </table:table-cell>
          <table:table-cell office:value-type="float" office:value="2417312528" calcext:value-type="float">
            <text:p>2417312528</text:p>
          </table:table-cell>
          <table:table-cell office:value-type="float" office:value="2426000000" calcext:value-type="float">
            <text:p>2426000000</text:p>
          </table:table-cell>
          <table:table-cell office:value-type="float" office:value="2431249984" calcext:value-type="float">
            <text:p>2431249984</text:p>
          </table:table-cell>
          <table:table-cell office:value-type="float" office:value="2423875008" calcext:value-type="float">
            <text:p>2423875008</text:p>
          </table:table-cell>
          <table:table-cell table:style-name="ce5" office:value-type="string" calcext:value-type="string">
            <text:p>rgb2Gray</text:p>
          </table:table-cell>
          <table:table-cell table:formula="of:=AVERAGE([.C29:.L29])" office:value-type="float" office:value="2424375004.8" calcext:value-type="float">
            <text:p>2.42E+009</text:p>
          </table:table-cell>
          <table:table-cell table:formula="of:=STDEV([.C29:.L29])" office:value-type="float" office:value="6217063.72729701" calcext:value-type="float">
            <text:p>6.22E+006</text:p>
          </table:table-cell>
          <table:table-cell table:formula="of:=[.O29]/[.N29]*100" office:value-type="float" office:value="0.256439854188725" calcext:value-type="float">
            <text:p>0.26</text:p>
          </table:table-cell>
        </table:table-row>
        <table:table-row table:style-name="ro1">
          <table:table-cell/>
          <table:table-cell table:style-name="ce5" office:value-type="string" calcext:value-type="string">
            <text:p>census</text:p>
          </table:table-cell>
          <table:table-cell office:value-type="float" office:value="2262624992" calcext:value-type="float">
            <text:p>2262624992</text:p>
          </table:table-cell>
          <table:table-cell office:value-type="float" office:value="2262000032" calcext:value-type="float">
            <text:p>2262000032</text:p>
          </table:table-cell>
          <table:table-cell office:value-type="float" office:value="2259874976" calcext:value-type="float">
            <text:p>2259874976</text:p>
          </table:table-cell>
          <table:table-cell office:value-type="float" office:value="2263812480" calcext:value-type="float">
            <text:p>2263812480</text:p>
          </table:table-cell>
          <table:table-cell office:value-type="float" office:value="2264562496" calcext:value-type="float">
            <text:p>2264562496</text:p>
          </table:table-cell>
          <table:table-cell office:value-type="float" office:value="2261999984" calcext:value-type="float">
            <text:p>2261999984</text:p>
          </table:table-cell>
          <table:table-cell office:value-type="float" office:value="2262624992" calcext:value-type="float">
            <text:p>2262624992</text:p>
          </table:table-cell>
          <table:table-cell office:value-type="float" office:value="2263437472" calcext:value-type="float">
            <text:p>2263437472</text:p>
          </table:table-cell>
          <table:table-cell office:value-type="float" office:value="2259999984" calcext:value-type="float">
            <text:p>2259999984</text:p>
          </table:table-cell>
          <table:table-cell office:value-type="float" office:value="2266124976" calcext:value-type="float">
            <text:p>2266124976</text:p>
          </table:table-cell>
          <table:table-cell table:style-name="ce5" office:value-type="string" calcext:value-type="string">
            <text:p>census</text:p>
          </table:table-cell>
          <table:table-cell table:formula="of:=AVERAGE([.C30:.L30])" office:value-type="float" office:value="2262706238.4" calcext:value-type="float">
            <text:p>2.26E+009</text:p>
          </table:table-cell>
          <table:table-cell table:formula="of:=STDEV([.C30:.L30])" office:value-type="float" office:value="1921877.45237915" calcext:value-type="float">
            <text:p>1.92E+006</text:p>
          </table:table-cell>
          <table:table-cell table:formula="of:=[.O30]/[.N30]*100" office:value-type="float" office:value="0.0849371173227571" calcext:value-type="float">
            <text:p>0.08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3_in</text:p>
          </table:table-cell>
          <table:table-cell office:value-type="float" office:value="1003750000" calcext:value-type="float">
            <text:p>1003750000</text:p>
          </table:table-cell>
          <table:table-cell office:value-type="float" office:value="999500000" calcext:value-type="float">
            <text:p>999500000</text:p>
          </table:table-cell>
          <table:table-cell office:value-type="float" office:value="996875000" calcext:value-type="float">
            <text:p>996875000</text:p>
          </table:table-cell>
          <table:table-cell office:value-type="float" office:value="998500000" calcext:value-type="float">
            <text:p>998500000</text:p>
          </table:table-cell>
          <table:table-cell office:value-type="float" office:value="993000000" calcext:value-type="float">
            <text:p>993000000</text:p>
          </table:table-cell>
          <table:table-cell office:value-type="float" office:value="1020375000" calcext:value-type="float">
            <text:p>1020375000</text:p>
          </table:table-cell>
          <table:table-cell office:value-type="float" office:value="999625000" calcext:value-type="float">
            <text:p>999625000</text:p>
          </table:table-cell>
          <table:table-cell office:value-type="float" office:value="1020500000" calcext:value-type="float">
            <text:p>1020500000</text:p>
          </table:table-cell>
          <table:table-cell office:value-type="float" office:value="1025249992" calcext:value-type="float">
            <text:p>1025249992</text:p>
          </table:table-cell>
          <table:table-cell office:value-type="float" office:value="1000875000" calcext:value-type="float">
            <text:p>1000875000</text:p>
          </table:table-cell>
          <table:table-cell table:style-name="ce6" office:value-type="string" calcext:value-type="string">
            <text:p>Cost_Parallel_Work_implode_Broadcast3_in</text:p>
          </table:table-cell>
          <table:table-cell table:style-name="ce16" table:formula="of:=AVERAGE([.C31:.L31])" office:value-type="float" office:value="1005824999.2" calcext:value-type="float">
            <text:p>1.01E+009</text:p>
          </table:table-cell>
          <table:table-cell table:formula="of:=STDEV([.C31:.L31])" office:value-type="float" office:value="11594447.6136931" calcext:value-type="float">
            <text:p>1.16E+007</text:p>
          </table:table-cell>
          <table:table-cell table:formula="of:=[.O31]/[.N31]*100" office:value-type="float" office:value="1.15273010940421" calcext:value-type="float">
            <text:p>1.15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2_in</text:p>
          </table:table-cell>
          <table:table-cell office:value-type="float" office:value="1026500000" calcext:value-type="float">
            <text:p>1026500000</text:p>
          </table:table-cell>
          <table:table-cell office:value-type="float" office:value="980125000" calcext:value-type="float">
            <text:p>980125000</text:p>
          </table:table-cell>
          <table:table-cell office:value-type="float" office:value="970125000" calcext:value-type="float">
            <text:p>970125000</text:p>
          </table:table-cell>
          <table:table-cell office:value-type="float" office:value="993125000" calcext:value-type="float">
            <text:p>993125000</text:p>
          </table:table-cell>
          <table:table-cell office:value-type="float" office:value="978875000" calcext:value-type="float">
            <text:p>978875000</text:p>
          </table:table-cell>
          <table:table-cell office:value-type="float" office:value="972500000" calcext:value-type="float">
            <text:p>972500000</text:p>
          </table:table-cell>
          <table:table-cell office:value-type="float" office:value="968500000" calcext:value-type="float">
            <text:p>968500000</text:p>
          </table:table-cell>
          <table:table-cell office:value-type="float" office:value="953750000" calcext:value-type="float">
            <text:p>953750000</text:p>
          </table:table-cell>
          <table:table-cell office:value-type="float" office:value="969125000" calcext:value-type="float">
            <text:p>969125000</text:p>
          </table:table-cell>
          <table:table-cell office:value-type="float" office:value="977875000" calcext:value-type="float">
            <text:p>977875000</text:p>
          </table:table-cell>
          <table:table-cell table:style-name="ce6" office:value-type="string" calcext:value-type="string">
            <text:p>Cost_Parallel_Work_implode_Broadcast2_in</text:p>
          </table:table-cell>
          <table:table-cell table:style-name="ce16" table:formula="of:=AVERAGE([.C32:.L32])" office:value-type="float" office:value="979050000" calcext:value-type="float">
            <text:p>9.79E+008</text:p>
          </table:table-cell>
          <table:table-cell table:formula="of:=STDEV([.C32:.L32])" office:value-type="float" office:value="19506783.0083111" calcext:value-type="float">
            <text:p>1.95E+007</text:p>
          </table:table-cell>
          <table:table-cell table:formula="of:=[.O32]/[.N32]*100" office:value-type="float" office:value="1.99241948912835" calcext:value-type="float">
            <text:p>1.99</text:p>
          </table:table-cell>
        </table:table-row>
        <table:table-row table:style-name="ro1">
          <table:table-cell/>
          <table:table-cell table:style-name="ce5" office:value-type="string" calcext:value-type="string">
            <text:p>disparitySelect</text:p>
          </table:table-cell>
          <table:table-cell office:value-type="float" office:value="753062504" calcext:value-type="float">
            <text:p>753062504</text:p>
          </table:table-cell>
          <table:table-cell office:value-type="float" office:value="753312496" calcext:value-type="float">
            <text:p>753312496</text:p>
          </table:table-cell>
          <table:table-cell office:value-type="float" office:value="759000012" calcext:value-type="float">
            <text:p>759000012</text:p>
          </table:table-cell>
          <table:table-cell office:value-type="float" office:value="760937512" calcext:value-type="float">
            <text:p>760937512</text:p>
          </table:table-cell>
          <table:table-cell office:value-type="float" office:value="755312504" calcext:value-type="float">
            <text:p>755312504</text:p>
          </table:table-cell>
          <table:table-cell office:value-type="float" office:value="757687504" calcext:value-type="float">
            <text:p>757687504</text:p>
          </table:table-cell>
          <table:table-cell office:value-type="float" office:value="756937508" calcext:value-type="float">
            <text:p>756937508</text:p>
          </table:table-cell>
          <table:table-cell office:value-type="float" office:value="758000000" calcext:value-type="float">
            <text:p>758000000</text:p>
          </table:table-cell>
          <table:table-cell office:value-type="float" office:value="750312492" calcext:value-type="float">
            <text:p>750312492</text:p>
          </table:table-cell>
          <table:table-cell office:value-type="float" office:value="750687492" calcext:value-type="float">
            <text:p>750687492</text:p>
          </table:table-cell>
          <table:table-cell table:style-name="ce5" office:value-type="string" calcext:value-type="string">
            <text:p>disparitySelect</text:p>
          </table:table-cell>
          <table:table-cell table:style-name="ce17" table:formula="of:=AVERAGE([.C33:.L33])" office:value-type="float" office:value="755525002.4" calcext:value-type="float">
            <text:p>7.56E+008</text:p>
          </table:table-cell>
          <table:table-cell table:formula="of:=STDEV([.C33:.L33])" office:value-type="float" office:value="3586148.66613329" calcext:value-type="float">
            <text:p>3.59E+006</text:p>
          </table:table-cell>
          <table:table-cell table:formula="of:=[.O33]/[.N33]*100" office:value-type="float" office:value="0.474656517619078" calcext:value-type="float">
            <text:p>0.47</text:p>
          </table:table-cell>
        </table:table-row>
        <table:table-row table:style-name="ro1">
          <table:table-cell/>
          <table:table-cell table:style-name="ce5" office:value-type="string" calcext:value-type="string">
            <text:p>readPPM</text:p>
          </table:table-cell>
          <table:table-cell office:value-type="float" office:value="735875000" calcext:value-type="float">
            <text:p>735875000</text:p>
          </table:table-cell>
          <table:table-cell office:value-type="float" office:value="726500000" calcext:value-type="float">
            <text:p>726500000</text:p>
          </table:table-cell>
          <table:table-cell office:value-type="float" office:value="730312500" calcext:value-type="float">
            <text:p>730312500</text:p>
          </table:table-cell>
          <table:table-cell office:value-type="float" office:value="724062500" calcext:value-type="float">
            <text:p>724062500</text:p>
          </table:table-cell>
          <table:table-cell office:value-type="float" office:value="737750000" calcext:value-type="float">
            <text:p>737750000</text:p>
          </table:table-cell>
          <table:table-cell office:value-type="float" office:value="734625000" calcext:value-type="float">
            <text:p>734625000</text:p>
          </table:table-cell>
          <table:table-cell office:value-type="float" office:value="736187500" calcext:value-type="float">
            <text:p>736187500</text:p>
          </table:table-cell>
          <table:table-cell office:value-type="float" office:value="725750000" calcext:value-type="float">
            <text:p>725750000</text:p>
          </table:table-cell>
          <table:table-cell office:value-type="float" office:value="729187500" calcext:value-type="float">
            <text:p>729187500</text:p>
          </table:table-cell>
          <table:table-cell office:value-type="float" office:value="738812500" calcext:value-type="float">
            <text:p>738812500</text:p>
          </table:table-cell>
          <table:table-cell table:style-name="ce5" office:value-type="string" calcext:value-type="string">
            <text:p>readPPM</text:p>
          </table:table-cell>
          <table:table-cell table:formula="of:=AVERAGE([.C34:.L34])" office:value-type="float" office:value="731906250" calcext:value-type="float">
            <text:p>7.32E+008</text:p>
          </table:table-cell>
          <table:table-cell table:formula="of:=STDEV([.C34:.L34])" office:value-type="float" office:value="5394445.60661963" calcext:value-type="float">
            <text:p>5.39E+006</text:p>
          </table:table-cell>
          <table:table-cell table:formula="of:=[.O34]/[.N34]*100" office:value-type="float" office:value="0.737040516680876" calcext:value-type="float">
            <text:p>0.74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360125000" calcext:value-type="float">
            <text:p>360125000</text:p>
          </table:table-cell>
          <table:table-cell office:value-type="float" office:value="370000000" calcext:value-type="float">
            <text:p>370000000</text:p>
          </table:table-cell>
          <table:table-cell office:value-type="float" office:value="371375000" calcext:value-type="float">
            <text:p>371375000</text:p>
          </table:table-cell>
          <table:table-cell office:value-type="float" office:value="356875000" calcext:value-type="float">
            <text:p>356875000</text:p>
          </table:table-cell>
          <table:table-cell office:value-type="float" office:value="360125000" calcext:value-type="float">
            <text:p>360125000</text:p>
          </table:table-cell>
          <table:table-cell office:value-type="float" office:value="361500000" calcext:value-type="float">
            <text:p>361500000</text:p>
          </table:table-cell>
          <table:table-cell office:value-type="float" office:value="359875000" calcext:value-type="float">
            <text:p>359875000</text:p>
          </table:table-cell>
          <table:table-cell office:value-type="float" office:value="367875000" calcext:value-type="float">
            <text:p>367875000</text:p>
          </table:table-cell>
          <table:table-cell office:value-type="float" office:value="373000000" calcext:value-type="float">
            <text:p>373000000</text:p>
          </table:table-cell>
          <table:table-cell office:value-type="float" office:value="363625000" calcext:value-type="float">
            <text:p>363625000</text:p>
          </table:table-cell>
          <table:table-cell office:value-type="string" calcext:value-type="string">
            <text:p>Broadcast0</text:p>
          </table:table-cell>
          <table:table-cell table:formula="of:=AVERAGE([.C35:.L35])" office:value-type="float" office:value="364437500" calcext:value-type="float">
            <text:p>3.64E+008</text:p>
          </table:table-cell>
          <table:table-cell table:formula="of:=STDEV([.C35:.L35])" office:value-type="float" office:value="5663678.74657845" calcext:value-type="float">
            <text:p>5.66E+006</text:p>
          </table:table-cell>
          <table:table-cell table:formula="of:=[.O35]/[.N35]*100" office:value-type="float" office:value="1.55408780561233" calcext:value-type="float">
            <text:p>1.55</text:p>
          </table:table-cell>
        </table:table-row>
        <table:table-row table:style-name="ro1">
          <table:table-cell/>
          <table:table-cell office:value-type="string" calcext:value-type="string">
            <text:p>Cost_Parallel_Work_br_rgbL</text:p>
          </table:table-cell>
          <table:table-cell office:value-type="float" office:value="307250000" calcext:value-type="float">
            <text:p>307250000</text:p>
          </table:table-cell>
          <table:table-cell office:value-type="float" office:value="303375000" calcext:value-type="float">
            <text:p>303375000</text:p>
          </table:table-cell>
          <table:table-cell office:value-type="float" office:value="317500000" calcext:value-type="float">
            <text:p>317500000</text:p>
          </table:table-cell>
          <table:table-cell office:value-type="float" office:value="330750000" calcext:value-type="float">
            <text:p>330750000</text:p>
          </table:table-cell>
          <table:table-cell office:value-type="float" office:value="308125000" calcext:value-type="float">
            <text:p>308125000</text:p>
          </table:table-cell>
          <table:table-cell office:value-type="float" office:value="314750000" calcext:value-type="float">
            <text:p>314750000</text:p>
          </table:table-cell>
          <table:table-cell office:value-type="float" office:value="318625000" calcext:value-type="float">
            <text:p>318625000</text:p>
          </table:table-cell>
          <table:table-cell office:value-type="float" office:value="305625000" calcext:value-type="float">
            <text:p>305625000</text:p>
          </table:table-cell>
          <table:table-cell office:value-type="float" office:value="305750000" calcext:value-type="float">
            <text:p>305750000</text:p>
          </table:table-cell>
          <table:table-cell office:value-type="float" office:value="305000000" calcext:value-type="float">
            <text:p>305000000</text:p>
          </table:table-cell>
          <table:table-cell office:value-type="string" calcext:value-type="string">
            <text:p>Cost_Parallel_Work_br_rgbL</text:p>
          </table:table-cell>
          <table:table-cell table:formula="of:=AVERAGE([.C36:.L36])" office:value-type="float" office:value="311675000" calcext:value-type="float">
            <text:p>3.12E+008</text:p>
          </table:table-cell>
          <table:table-cell table:formula="of:=STDEV([.C36:.L36])" office:value-type="float" office:value="8646651.5677072" calcext:value-type="float">
            <text:p>8.65E+006</text:p>
          </table:table-cell>
          <table:table-cell table:formula="of:=[.O36]/[.N36]*100" office:value-type="float" office:value="2.77425252834112" calcext:value-type="float">
            <text:p>2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88375000" calcext:value-type="float">
            <text:p>88375000</text:p>
          </table:table-cell>
          <table:table-cell office:value-type="float" office:value="89375000" calcext:value-type="float">
            <text:p>89375000</text:p>
          </table:table-cell>
          <table:table-cell office:value-type="float" office:value="95875000" calcext:value-type="float">
            <text:p>95875000</text:p>
          </table:table-cell>
          <table:table-cell office:value-type="float" office:value="90500000" calcext:value-type="float">
            <text:p>90500000</text:p>
          </table:table-cell>
          <table:table-cell office:value-type="float" office:value="96875000" calcext:value-type="float">
            <text:p>96875000</text:p>
          </table:table-cell>
          <table:table-cell office:value-type="float" office:value="93375000" calcext:value-type="float">
            <text:p>93375000</text:p>
          </table:table-cell>
          <table:table-cell office:value-type="float" office:value="97625000" calcext:value-type="float">
            <text:p>97625000</text:p>
          </table:table-cell>
          <table:table-cell office:value-type="float" office:value="87000000" calcext:value-type="float">
            <text:p>87000000</text:p>
          </table:table-cell>
          <table:table-cell office:value-type="float" office:value="97875000" calcext:value-type="float">
            <text:p>97875000</text:p>
          </table:table-cell>
          <table:table-cell office:value-type="float" office:value="92500000" calcext:value-type="float">
            <text:p>92500000</text:p>
          </table:table-cell>
          <table:table-cell office:value-type="string" calcext:value-type="string">
            <text:p>Cost_Parallel_Work_Broadcast5_1</text:p>
          </table:table-cell>
          <table:table-cell table:formula="of:=AVERAGE([.C37:.L37])" office:value-type="float" office:value="92937500" calcext:value-type="float">
            <text:p>9.29E+007</text:p>
          </table:table-cell>
          <table:table-cell table:formula="of:=STDEV([.C37:.L37])" office:value-type="float" office:value="4021750.75889427" calcext:value-type="float">
            <text:p>4.02E+006</text:p>
          </table:table-cell>
          <table:table-cell table:formula="of:=[.O37]/[.N37]*100" office:value-type="float" office:value="4.32737136128503" calcext:value-type="float">
            <text:p>4.3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78625000" calcext:value-type="float">
            <text:p>78625000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83875000" calcext:value-type="float">
            <text:p>83875000</text:p>
          </table:table-cell>
          <table:table-cell office:value-type="float" office:value="83500000" calcext:value-type="float">
            <text:p>83500000</text:p>
          </table:table-cell>
          <table:table-cell office:value-type="float" office:value="85750000" calcext:value-type="float">
            <text:p>85750000</text:p>
          </table:table-cell>
          <table:table-cell office:value-type="float" office:value="82625000" calcext:value-type="float">
            <text:p>82625000</text:p>
          </table:table-cell>
          <table:table-cell office:value-type="float" office:value="81500000" calcext:value-type="float">
            <text:p>81500000</text:p>
          </table:table-cell>
          <table:table-cell office:value-type="float" office:value="84125000" calcext:value-type="float">
            <text:p>84125000</text:p>
          </table:table-cell>
          <table:table-cell office:value-type="float" office:value="79000000" calcext:value-type="float">
            <text:p>79000000</text:p>
          </table:table-cell>
          <table:table-cell office:value-type="float" office:value="84500000" calcext:value-type="float">
            <text:p>84500000</text:p>
          </table:table-cell>
          <table:table-cell office:value-type="string" calcext:value-type="string">
            <text:p>Cost_Parallel_Work_Broadcast5_0</text:p>
          </table:table-cell>
          <table:table-cell table:formula="of:=AVERAGE([.C38:.L38])" office:value-type="float" office:value="82450000" calcext:value-type="float">
            <text:p>8.25E+007</text:p>
          </table:table-cell>
          <table:table-cell table:formula="of:=STDEV([.C38:.L38])" office:value-type="float" office:value="2371122.56583717" calcext:value-type="float">
            <text:p>2.37E+006</text:p>
          </table:table-cell>
          <table:table-cell table:formula="of:=[.O38]/[.N38]*100" office:value-type="float" office:value="2.87583088640044" calcext:value-type="float">
            <text:p>2.88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33500000" calcext:value-type="float">
            <text:p>33500000</text:p>
          </table:table-cell>
          <table:table-cell office:value-type="float" office:value="32500000" calcext:value-type="float">
            <text:p>32500000</text:p>
          </table:table-cell>
          <table:table-cell office:value-type="float" office:value="30875000" calcext:value-type="float">
            <text:p>30875000</text:p>
          </table:table-cell>
          <table:table-cell office:value-type="float" office:value="31750000" calcext:value-type="float">
            <text:p>31750000</text:p>
          </table:table-cell>
          <table:table-cell office:value-type="float" office:value="31625000" calcext:value-type="float">
            <text:p>31625000</text:p>
          </table:table-cell>
          <table:table-cell office:value-type="float" office:value="32250000" calcext:value-type="float">
            <text:p>32250000</text:p>
          </table:table-cell>
          <table:table-cell office:value-type="float" office:value="31500000" calcext:value-type="float">
            <text:p>31500000</text:p>
          </table:table-cell>
          <table:table-cell office:value-type="float" office:value="32625000" calcext:value-type="float">
            <text:p>32625000</text:p>
          </table:table-cell>
          <table:table-cell office:value-type="float" office:value="35750000" calcext:value-type="float">
            <text:p>35750000</text:p>
          </table:table-cell>
          <table:table-cell office:value-type="float" office:value="32250000" calcext:value-type="float">
            <text:p>32250000</text:p>
          </table:table-cell>
          <table:table-cell office:value-type="string" calcext:value-type="string">
            <text:p>implode_lum2RGB_in</text:p>
          </table:table-cell>
          <table:table-cell table:formula="of:=AVERAGE([.C39:.L39])" office:value-type="float" office:value="32462500" calcext:value-type="float">
            <text:p>3.25E+007</text:p>
          </table:table-cell>
          <table:table-cell table:formula="of:=STDEV([.C39:.L39])" office:value-type="float" office:value="1360466.11701856" calcext:value-type="float">
            <text:p>1.36E+006</text:p>
          </table:table-cell>
          <table:table-cell table:formula="of:=[.O39]/[.N39]*100" office:value-type="float" office:value="4.19088522762744" calcext:value-type="float">
            <text:p>4.19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15875000" calcext:value-type="float">
            <text:p>15875000</text:p>
          </table:table-cell>
          <table:table-cell office:value-type="float" office:value="14375000" calcext:value-type="float">
            <text:p>14375000</text:p>
          </table:table-cell>
          <table:table-cell office:value-type="float" office:value="16625000" calcext:value-type="float">
            <text:p>16625000</text:p>
          </table:table-cell>
          <table:table-cell office:value-type="float" office:value="10375000" calcext:value-type="float">
            <text:p>10375000</text:p>
          </table:table-cell>
          <table:table-cell office:value-type="float" office:value="14500000" calcext:value-type="float">
            <text:p>14500000</text:p>
          </table:table-cell>
          <table:table-cell office:value-type="float" office:value="16750000" calcext:value-type="float">
            <text:p>16750000</text:p>
          </table:table-cell>
          <table:table-cell office:value-type="float" office:value="12625000" calcext:value-type="float">
            <text:p>12625000</text:p>
          </table:table-cell>
          <table:table-cell office:value-type="float" office:value="13625000" calcext:value-type="float">
            <text:p>13625000</text:p>
          </table:table-cell>
          <table:table-cell office:value-type="float" office:value="24250000" calcext:value-type="float">
            <text:p>24250000</text:p>
          </table:table-cell>
          <table:table-cell office:value-type="float" office:value="16500000" calcext:value-type="float">
            <text:p>16500000</text:p>
          </table:table-cell>
          <table:table-cell office:value-type="string" calcext:value-type="string">
            <text:p>disparityGen</text:p>
          </table:table-cell>
          <table:table-cell table:formula="of:=AVERAGE([.C40:.L40])" office:value-type="float" office:value="15550000" calcext:value-type="float">
            <text:p>1.56E+007</text:p>
          </table:table-cell>
          <table:table-cell table:formula="of:=STDEV([.C40:.L40])" office:value-type="float" office:value="3663919.42536344" calcext:value-type="float">
            <text:p>3.66E+006</text:p>
          </table:table-cell>
          <table:table-cell table:formula="of:=[.O40]/[.N40]*100" office:value-type="float" office:value="23.5621827997649" calcext:value-type="float">
            <text:p>23.56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7250000" calcext:value-type="float">
            <text:p>725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14375000" calcext:value-type="float">
            <text:p>14375000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Cost_Parallel_Work_br_grayL</text:p>
          </table:table-cell>
          <table:table-cell table:formula="of:=AVERAGE([.C41:.L41])" office:value-type="float" office:value="7987500" calcext:value-type="float">
            <text:p>7.99E+006</text:p>
          </table:table-cell>
          <table:table-cell table:formula="of:=STDEV([.C41:.L41])" office:value-type="float" office:value="2256510.64207058" calcext:value-type="float">
            <text:p>2.26E+006</text:p>
          </table:table-cell>
          <table:table-cell table:formula="of:=[.O41]/[.N41]*100" office:value-type="float" office:value="28.2505244703672" calcext:value-type="float">
            <text:p>28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8500000" calcext:value-type="float">
            <text:p>8500000</text:p>
          </table:table-cell>
          <table:table-cell table:number-columns-repeated="2" office:value-type="float" office:value="7750000" calcext:value-type="float">
            <text:p>7750000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2</text:p>
          </table:table-cell>
          <table:table-cell table:formula="of:=AVERAGE([.C42:.L42])" office:value-type="float" office:value="7962500" calcext:value-type="float">
            <text:p>7.96E+006</text:p>
          </table:table-cell>
          <table:table-cell table:formula="of:=STDEV([.C42:.L42])" office:value-type="float" office:value="288975.681406662" calcext:value-type="float">
            <text:p>2.89E+005</text:p>
          </table:table-cell>
          <table:table-cell table:formula="of:=[.O42]/[.N42]*100" office:value-type="float" office:value="3.62920792975399" calcext:value-type="float">
            <text:p>3.63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750000" calcext:value-type="float">
            <text:p>7750000</text:p>
          </table:table-cell>
          <table:table-cell table:number-columns-repeated="2" office:value-type="float" office:value="7500000" calcext:value-type="float">
            <text:p>7500000</text:p>
          </table:table-cell>
          <table:table-cell office:value-type="string" calcext:value-type="string">
            <text:p>Cost_Parallel_Work_Broadcast0</text:p>
          </table:table-cell>
          <table:table-cell table:formula="of:=AVERAGE([.C43:.L43])" office:value-type="float" office:value="7637500" calcext:value-type="float">
            <text:p>7.64E+006</text:p>
          </table:table-cell>
          <table:table-cell table:formula="of:=STDEV([.C43:.L43])" office:value-type="float" office:value="216105.041331499" calcext:value-type="float">
            <text:p>2.16E+005</text:p>
          </table:table-cell>
          <table:table-cell table:formula="of:=[.O43]/[.N43]*100" office:value-type="float" office:value="2.82952590941406" calcext:value-type="float">
            <text:p>2.8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7125000" calcext:value-type="float">
            <text:p>7125000</text:p>
          </table:table-cell>
          <table:table-cell office:value-type="string" calcext:value-type="string">
            <text:p>Cost_Parallel_Work_Broadcast1_0</text:p>
          </table:table-cell>
          <table:table-cell table:formula="of:=AVERAGE([.C44:.L44])" office:value-type="float" office:value="7475000" calcext:value-type="float">
            <text:p>7.48E+006</text:p>
          </table:table-cell>
          <table:table-cell table:formula="of:=STDEV([.C44:.L44])" office:value-type="float" office:value="532942.565177316" calcext:value-type="float">
            <text:p>5.33E+005</text:p>
          </table:table-cell>
          <table:table-cell table:formula="of:=[.O44]/[.N44]*100" office:value-type="float" office:value="7.1296664237768" calcext:value-type="float">
            <text:p>7.13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Cost_Parallel_Work_br_grayR</text:p>
          </table:table-cell>
          <table:table-cell table:formula="of:=AVERAGE([.C45:.L45])" office:value-type="float" office:value="7387500" calcext:value-type="float">
            <text:p>7.39E+006</text:p>
          </table:table-cell>
          <table:table-cell table:formula="of:=STDEV([.C45:.L45])" office:value-type="float" office:value="207916.249164577" calcext:value-type="float">
            <text:p>2.08E+005</text:p>
          </table:table-cell>
          <table:table-cell table:formula="of:=[.O45]/[.N45]*100" office:value-type="float" office:value="2.81443315282" calcext:value-type="float">
            <text:p>2.81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14875000" calcext:value-type="float">
            <text:p>148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750000" calcext:value-type="float">
            <text:p>6750000</text:p>
          </table:table-cell>
          <table:table-cell table:number-columns-repeated="2" office:value-type="float" office:value="6375000" calcext:value-type="float">
            <text:p>6375000</text:p>
          </table:table-cell>
          <table:table-cell office:value-type="string" calcext:value-type="string">
            <text:p>Cost_Parallel_Work_Broadcast4</text:p>
          </table:table-cell>
          <table:table-cell table:formula="of:=AVERAGE([.C46:.L46])" office:value-type="float" office:value="7262500" calcext:value-type="float">
            <text:p>7.26E+006</text:p>
          </table:table-cell>
          <table:table-cell table:formula="of:=STDEV([.C46:.L46])" office:value-type="float" office:value="2679947.39790832" calcext:value-type="float">
            <text:p>2.68E+006</text:p>
          </table:table-cell>
          <table:table-cell table:formula="of:=[.O46]/[.N46]*100" office:value-type="float" office:value="36.9011689901317" calcext:value-type="float">
            <text:p>36.90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750000" calcext:value-type="float">
            <text:p>6750000</text:p>
          </table:table-cell>
          <table:table-cell table:number-columns-repeated="2" office:value-type="float" office:value="7000000" calcext:value-type="float">
            <text:p>700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displayRGB</text:p>
          </table:table-cell>
          <table:table-cell table:formula="of:=AVERAGE([.C47:.L47])" office:value-type="float" office:value="6962500" calcext:value-type="float">
            <text:p>6.96E+006</text:p>
          </table:table-cell>
          <table:table-cell table:formula="of:=STDEV([.C47:.L47])" office:value-type="float" office:value="195877.654559053" calcext:value-type="float">
            <text:p>1.96E+005</text:p>
          </table:table-cell>
          <table:table-cell table:formula="of:=[.O47]/[.N47]*100" office:value-type="float" office:value="2.8133235843311" calcext:value-type="float">
            <text:p>2.81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split</text:p>
          </table:table-cell>
          <table:table-cell table:formula="of:=AVERAGE([.C48:.L48])" office:value-type="float" office:value="6700000" calcext:value-type="float">
            <text:p>6.70E+006</text:p>
          </table:table-cell>
          <table:table-cell table:formula="of:=STDEV([.C48:.L48])" office:value-type="float" office:value="168737.139427638" calcext:value-type="float">
            <text:p>1.69E+005</text:p>
          </table:table-cell>
          <table:table-cell table:formula="of:=[.O48]/[.N48]*100" office:value-type="float" office:value="2.51846476757669" calcext:value-type="float">
            <text:p>2.52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Cost_Parallel_Work_rb_rawDisparity</text:p>
          </table:table-cell>
          <table:table-cell table:formula="of:=AVERAGE([.C49:.L49])" office:value-type="float" office:value="6487500" calcext:value-type="float">
            <text:p>6.49E+006</text:p>
          </table:table-cell>
          <table:table-cell table:formula="of:=STDEV([.C49:.L49])" office:value-type="float" office:value="199391.435233423" calcext:value-type="float">
            <text:p>1.99E+005</text:p>
          </table:table-cell>
          <table:table-cell table:formula="of:=[.O49]/[.N49]*100" office:value-type="float" office:value="3.0734710633283" calcext:value-type="float">
            <text:p>3.07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125000" calcext:value-type="float">
            <text:p>6125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float" office:value="6375000" calcext:value-type="float">
            <text:p>6375000</text:p>
          </table:table-cell>
          <table:table-cell table:number-columns-repeated="4" office:value-type="float" office:value="6250000" calcext:value-type="float">
            <text:p>6250000</text:p>
          </table:table-cell>
          <table:table-cell office:value-type="string" calcext:value-type="string">
            <text:p>displayLum</text:p>
          </table:table-cell>
          <table:table-cell table:formula="of:=AVERAGE([.C50:.L50])" office:value-type="float" office:value="6350000" calcext:value-type="float">
            <text:p>6.35E+006</text:p>
          </table:table-cell>
          <table:table-cell table:formula="of:=STDEV([.C50:.L50])" office:value-type="float" office:value="153659.074288215" calcext:value-type="float">
            <text:p>1.54E+005</text:p>
          </table:table-cell>
          <table:table-cell table:formula="of:=[.O50]/[.N50]*100" office:value-type="float" office:value="2.41982794154669" calcext:value-type="float">
            <text:p>2.42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lum2RGB</text:p>
          </table:table-cell>
          <table:table-cell table:formula="of:=AVERAGE([.C51:.L51])" office:value-type="float" office:value="6325000" calcext:value-type="float">
            <text:p>6.33E+006</text:p>
          </table:table-cell>
          <table:table-cell table:formula="of:=STDEV([.C51:.L51])" office:value-type="float" office:value="158113.883008419" calcext:value-type="float">
            <text:p>1.58E+005</text:p>
          </table:table-cell>
          <table:table-cell table:formula="of:=[.O51]/[.N51]*100" office:value-type="float" office:value="2.49982423728726" calcext:value-type="float">
            <text:p>2.50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375000" calcext:value-type="float">
            <text:p>6375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string" calcext:value-type="string">
            <text:p>broadcast2</text:p>
          </table:table-cell>
          <table:table-cell table:formula="of:=AVERAGE([.C52:.L52])" office:value-type="float" office:value="6275000" calcext:value-type="float">
            <text:p>6.28E+006</text:p>
          </table:table-cell>
          <table:table-cell table:formula="of:=STDEV([.C52:.L52])" office:value-type="float" office:value="424100.354999982" calcext:value-type="float">
            <text:p>4.24E+005</text:p>
          </table:table-cell>
          <table:table-cell table:formula="of:=[.O52]/[.N52]*100" office:value-type="float" office:value="6.75857139442203" calcext:value-type="float">
            <text:p>6.76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broadcast1</text:p>
          </table:table-cell>
          <table:table-cell table:formula="of:=AVERAGE([.C53:.L53])" office:value-type="float" office:value="6262500" calcext:value-type="float">
            <text:p>6.26E+006</text:p>
          </table:table-cell>
          <table:table-cell table:formula="of:=STDEV([.C53:.L53])" office:value-type="float" office:value="199391.435233423" calcext:value-type="float">
            <text:p>1.99E+005</text:p>
          </table:table-cell>
          <table:table-cell table:formula="of:=[.O53]/[.N53]*100" office:value-type="float" office:value="3.183895173388" calcext:value-type="float">
            <text:p>3.18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oadcast1_1</text:p>
          </table:table-cell>
          <table:table-cell table:formula="of:=AVERAGE([.C54:.L54])" office:value-type="float" office:value="6262500" calcext:value-type="float">
            <text:p>6.26E+006</text:p>
          </table:table-cell>
          <table:table-cell table:formula="of:=STDEV([.C54:.L54])" office:value-type="float" office:value="181142.209327368" calcext:value-type="float">
            <text:p>1.81E+005</text:p>
          </table:table-cell>
          <table:table-cell table:formula="of:=[.O54]/[.N54]*100" office:value-type="float" office:value="2.89249036850089" calcext:value-type="float">
            <text:p>2.89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oadcast3</text:p>
          </table:table-cell>
          <table:table-cell table:formula="of:=AVERAGE([.C55:.L55])" office:value-type="float" office:value="6262500" calcext:value-type="float">
            <text:p>6.26E+006</text:p>
          </table:table-cell>
          <table:table-cell table:formula="of:=STDEV([.C55:.L55])" office:value-type="float" office:value="124303.615751469" calcext:value-type="float">
            <text:p>1.24E+005</text:p>
          </table:table-cell>
          <table:table-cell table:formula="of:=[.O55]/[.N55]*100" office:value-type="float" office:value="1.98488807587176" calcext:value-type="float">
            <text:p>1.98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_cenL</text:p>
          </table:table-cell>
          <table:table-cell table:formula="of:=AVERAGE([.C56:.L56])" office:value-type="float" office:value="6237500" calcext:value-type="float">
            <text:p>6.24E+006</text:p>
          </table:table-cell>
          <table:table-cell table:formula="of:=STDEV([.C56:.L56])" office:value-type="float" office:value="124303.615751469" calcext:value-type="float">
            <text:p>1.24E+005</text:p>
          </table:table-cell>
          <table:table-cell table:formula="of:=[.O56]/[.N56]*100" office:value-type="float" office:value="1.99284353910171" calcext:value-type="float">
            <text:p>1.99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_cenR</text:p>
          </table:table-cell>
          <table:table-cell table:formula="of:=AVERAGE([.C57:.L57])" office:value-type="float" office:value="6212500" calcext:value-type="float">
            <text:p>6.21E+006</text:p>
          </table:table-cell>
          <table:table-cell table:formula="of:=STDEV([.C57:.L57])" office:value-type="float" office:value="156458.194629322" calcext:value-type="float">
            <text:p>1.56E+005</text:p>
          </table:table-cell>
          <table:table-cell table:formula="of:=[.O57]/[.N57]*100" office:value-type="float" office:value="2.51844176465709" calcext:value-type="float">
            <text:p>2.52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table:number-columns-repeated="3"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explode_Split_output</text:p>
          </table:table-cell>
          <table:table-cell table:formula="of:=AVERAGE([.C58:.L58])" office:value-type="float" office:value="6212500" calcext:value-type="float">
            <text:p>6.21E+006</text:p>
          </table:table-cell>
          <table:table-cell table:formula="of:=STDEV([.C58:.L58])" office:value-type="float" office:value="156458.194629322" calcext:value-type="float">
            <text:p>1.56E+005</text:p>
          </table:table-cell>
          <table:table-cell table:formula="of:=[.O58]/[.N58]*100" office:value-type="float" office:value="2.51844176465709" calcext:value-type="float">
            <text:p>2.5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0_end_back_337500_0</text:p>
          </table:table-cell>
          <table:table-cell table:formula="of:=AVERAGE([.C59:.L59])" office:value-type="float" office:value="0" calcext:value-type="float">
            <text:p>0.00E+000</text:p>
          </table:table-cell>
          <table:table-cell table:formula="of:=STDEV([.C59:.L59])" office:value-type="float" office:value="0" calcext:value-type="float">
            <text:p>0.00E+000</text:p>
          </table:table-cell>
          <table:table-cell table:formula="of:=[.O59]/[.N5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_end_back_337500_0</text:p>
          </table:table-cell>
          <table:table-cell table:formula="of:=AVERAGE([.C60:.L60])" office:value-type="float" office:value="0" calcext:value-type="float">
            <text:p>0.00E+000</text:p>
          </table:table-cell>
          <table:table-cell table:formula="of:=STDEV([.C60:.L60])" office:value-type="float" office:value="0" calcext:value-type="float">
            <text:p>0.00E+000</text:p>
          </table:table-cell>
          <table:table-cell table:formula="of:=[.O60]/[.N6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_end_out1_168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_end_out1_168750_0</text:p>
          </table:table-cell>
          <table:table-cell table:formula="of:=AVERAGE([.C61:.L61])" office:value-type="float" office:value="0" calcext:value-type="float">
            <text:p>0.00E+000</text:p>
          </table:table-cell>
          <table:table-cell table:formula="of:=STDEV([.C61:.L61])" office:value-type="float" office:value="0" calcext:value-type="float">
            <text:p>0.00E+000</text:p>
          </table:table-cell>
          <table:table-cell table:formula="of:=[.O61]/[.N6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62:.L62])" office:value-type="float" office:value="0" calcext:value-type="float">
            <text:p>0.00E+000</text:p>
          </table:table-cell>
          <table:table-cell table:formula="of:=STDEV([.C62:.L62])" office:value-type="float" office:value="0" calcext:value-type="float">
            <text:p>0.00E+000</text:p>
          </table:table-cell>
          <table:table-cell table:formula="of:=[.O62]/[.N6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63:.L63])" office:value-type="float" office:value="0" calcext:value-type="float">
            <text:p>0.00E+000</text:p>
          </table:table-cell>
          <table:table-cell table:formula="of:=STDEV([.C63:.L63])" office:value-type="float" office:value="0" calcext:value-type="float">
            <text:p>0.00E+000</text:p>
          </table:table-cell>
          <table:table-cell table:formula="of:=[.O63]/[.N6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64:.L64])" office:value-type="float" office:value="0" calcext:value-type="float">
            <text:p>0.00E+000</text:p>
          </table:table-cell>
          <table:table-cell table:formula="of:=STDEV([.C64:.L64])" office:value-type="float" office:value="0" calcext:value-type="float">
            <text:p>0.00E+000</text:p>
          </table:table-cell>
          <table:table-cell table:formula="of:=[.O64]/[.N6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65:.L65])" office:value-type="float" office:value="0" calcext:value-type="float">
            <text:p>0.00E+000</text:p>
          </table:table-cell>
          <table:table-cell table:formula="of:=STDEV([.C65:.L65])" office:value-type="float" office:value="0" calcext:value-type="float">
            <text:p>0.00E+000</text:p>
          </table:table-cell>
          <table:table-cell table:formula="of:=[.O65]/[.N6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1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1_end_backBestCost</text:p>
          </table:table-cell>
          <table:table-cell table:formula="of:=AVERAGE([.C66:.L66])" office:value-type="float" office:value="0" calcext:value-type="float">
            <text:p>0.00E+000</text:p>
          </table:table-cell>
          <table:table-cell table:formula="of:=STDEV([.C66:.L66])" office:value-type="float" office:value="0" calcext:value-type="float">
            <text:p>0.00E+000</text:p>
          </table:table-cell>
          <table:table-cell table:formula="of:=[.O66]/[.N6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offsetGen</text:p>
          </table:table-cell>
          <table:table-cell table:formula="of:=AVERAGE([.C67:.L67])" office:value-type="float" office:value="0" calcext:value-type="float">
            <text:p>0.00E+000</text:p>
          </table:table-cell>
          <table:table-cell table:formula="of:=STDEV([.C67:.L67])" office:value-type="float" office:value="0" calcext:value-type="float">
            <text:p>0.00E+000</text:p>
          </table:table-cell>
          <table:table-cell table:formula="of:=[.O67]/[.N67]*100" office:value-type="string" office:string-value="" calcext:value-type="error">
            <text:p>#DIV/0!</text:p>
          </table:table-cell>
        </table:table-row>
      </table:table>
      <table:table table:name="nbIterations=3, maxDisparity=1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column table:style-name="co1" table:default-cell-style-name="ce15"/>
        <table:table-column table:style-name="co1" table:default-cell-style-name="ce18"/>
        <table:table-column table:style-name="co1" table:default-cell-style-name="ce19"/>
        <table:table-row table:style-name="ro1">
          <table:table-cell office:value-type="string" calcext:value-type="string">
            <text:p>Scenario 331</text:p>
          </table:table-cell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8"/>
          <table:table-cell table:style-name="ce12" table:formula="of:=[.N24]" office:value-type="float" office:value="101889450291.2" calcext:value-type="float">
            <text:p>1.02E+011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8"/>
          <table:table-cell table:style-name="ce12" table:formula="of:=[.N25]" office:value-type="float" office:value="36759906201.6" calcext:value-type="float">
            <text:p>3.68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8"/>
          <table:table-cell table:style-name="ce12" table:formula="of:=[.N25]" office:value-type="float" office:value="36759906201.6" calcext:value-type="float">
            <text:p>3.68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8"/>
          <table:table-cell table:style-name="ce12" table:formula="of:=[.N26]" office:value-type="float" office:value="21588065015.4667" calcext:value-type="float">
            <text:p>2.16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8"/>
          <table:table-cell table:style-name="ce12" table:formula="of:=[.N27]" office:value-type="float" office:value="2887284999.46667" calcext:value-type="float">
            <text:p>2.89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8"/>
          <table:table-cell table:style-name="ce12" table:formula="of:=[.N30]" office:value-type="float" office:value="2320206265.6" calcext:value-type="float">
            <text:p>2.32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8"/>
          <table:table-cell table:style-name="ce12" table:formula="of:=[.N30]" office:value-type="float" office:value="2320206265.6" calcext:value-type="float">
            <text:p>2.32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8"/>
          <table:table-cell table:style-name="ce12" table:formula="of:=[.N29]" office:value-type="float" office:value="2451799995.2" calcext:value-type="float">
            <text:p>2.45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8"/>
          <table:table-cell table:style-name="ce12" table:formula="of:=[.N29]" office:value-type="float" office:value="2451799995.2" calcext:value-type="float">
            <text:p>2.45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8"/>
          <table:table-cell table:style-name="ce12" table:formula="of:=[.N31]" office:value-type="float" office:value="1110314165.12" calcext:value-type="float">
            <text:p>1.11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8"/>
          <table:table-cell table:style-name="ce12" table:formula="of:=[.N28]" office:value-type="float" office:value="2575897503.14667" calcext:value-type="float">
            <text:p>2.58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8"/>
          <table:table-cell table:style-name="ce12" table:formula="of:=[.N34]" office:value-type="float" office:value="721743750" calcext:value-type="float">
            <text:p>7.22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8"/>
          <table:table-cell table:style-name="ce12" table:formula="of:=[.N34]" office:value-type="float" office:value="721743750" calcext:value-type="float">
            <text:p>7.22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8"/>
          <table:table-cell table:style-name="ce12" table:formula="of:=[.N61]" office:value-type="float" office:value="6887500" calcext:value-type="float">
            <text:p>6.89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8"/>
          <table:table-cell table:style-name="ce12" table:formula="of:=[.N73]" office:value-type="float" office:value="3562500" calcext:value-type="float">
            <text:p>3.56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8"/>
          <table:table-cell table:style-name="ce12" table:formula="of:=[.N59]" office:value-type="float" office:value="7375000" calcext:value-type="float">
            <text:p>7.38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8"/>
          <table:table-cell table:style-name="ce12" table:formula="of:=[.N59]" office:value-type="float" office:value="7375000" calcext:value-type="float">
            <text:p>7.38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9"/>
          <table:table-cell table:style-name="ce13" table:formula="of:=[.N60]" office:value-type="float" office:value="6975000" calcext:value-type="float">
            <text:p>6.98E+006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4" office:value-type="string" calcext:value-type="string">
            <text:p>Avg</text:p>
          </table:table-cell>
          <table:table-cell table:style-name="ce14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5" office:value-type="string" calcext:value-type="string">
            <text:p>writePPM</text:p>
          </table:table-cell>
          <table:table-cell office:value-type="float" office:value="101512124416" calcext:value-type="float">
            <text:p>101512124416</text:p>
          </table:table-cell>
          <table:table-cell office:value-type="float" office:value="105193001984" calcext:value-type="float">
            <text:p>105193001984</text:p>
          </table:table-cell>
          <table:table-cell office:value-type="float" office:value="101518749696" calcext:value-type="float">
            <text:p>101518749696</text:p>
          </table:table-cell>
          <table:table-cell office:value-type="float" office:value="101552625664" calcext:value-type="float">
            <text:p>101552625664</text:p>
          </table:table-cell>
          <table:table-cell office:value-type="float" office:value="101511001088" calcext:value-type="float">
            <text:p>101511001088</text:p>
          </table:table-cell>
          <table:table-cell office:value-type="float" office:value="101556500480" calcext:value-type="float">
            <text:p>101556500480</text:p>
          </table:table-cell>
          <table:table-cell office:value-type="float" office:value="101532249088" calcext:value-type="float">
            <text:p>101532249088</text:p>
          </table:table-cell>
          <table:table-cell office:value-type="float" office:value="101499250688" calcext:value-type="float">
            <text:p>101499250688</text:p>
          </table:table-cell>
          <table:table-cell office:value-type="float" office:value="101523250176" calcext:value-type="float">
            <text:p>101523250176</text:p>
          </table:table-cell>
          <table:table-cell office:value-type="float" office:value="101495749632" calcext:value-type="float">
            <text:p>101495749632</text:p>
          </table:table-cell>
          <table:table-cell table:style-name="ce5" office:value-type="string" calcext:value-type="string">
            <text:p>writePPM</text:p>
          </table:table-cell>
          <table:table-cell table:formula="of:=AVERAGE([.C24:.L24])" office:value-type="float" office:value="101889450291.2" calcext:value-type="float">
            <text:p>1.02E+011</text:p>
          </table:table-cell>
          <table:table-cell table:formula="of:=STDEV([.C24:.L24])" office:value-type="float" office:value="1160925344.68463" calcext:value-type="float">
            <text:p>1.16E+009</text:p>
          </table:table-cell>
          <table:table-cell table:formula="of:=[.O24]/[.N24]*100" office:value-type="float" office:value="1.13939700466211" calcext:value-type="float">
            <text:p>1.14</text:p>
          </table:table-cell>
        </table:table-row>
        <table:table-row table:style-name="ro1">
          <table:table-cell/>
          <table:table-cell table:style-name="ce5" office:value-type="string" calcext:value-type="string">
            <text:p>computeWeights</text:p>
          </table:table-cell>
          <table:table-cell office:value-type="float" office:value="36756833365.3333" calcext:value-type="float">
            <text:p>36756833365.3333</text:p>
          </table:table-cell>
          <table:table-cell office:value-type="float" office:value="36760499968" calcext:value-type="float">
            <text:p>36760499968</text:p>
          </table:table-cell>
          <table:table-cell office:value-type="float" office:value="36757333248" calcext:value-type="float">
            <text:p>36757333248</text:p>
          </table:table-cell>
          <table:table-cell office:value-type="float" office:value="36759562410.6667" calcext:value-type="float">
            <text:p>36759562410.6667</text:p>
          </table:table-cell>
          <table:table-cell office:value-type="float" office:value="36754874965.3333" calcext:value-type="float">
            <text:p>36754874965.3333</text:p>
          </table:table-cell>
          <table:table-cell office:value-type="float" office:value="36763249834.6667" calcext:value-type="float">
            <text:p>36763249834.6667</text:p>
          </table:table-cell>
          <table:table-cell office:value-type="float" office:value="36758416640" calcext:value-type="float">
            <text:p>36758416640</text:p>
          </table:table-cell>
          <table:table-cell office:value-type="float" office:value="36759875157.3333" calcext:value-type="float">
            <text:p>36759875157.3333</text:p>
          </table:table-cell>
          <table:table-cell office:value-type="float" office:value="36770312192" calcext:value-type="float">
            <text:p>36770312192</text:p>
          </table:table-cell>
          <table:table-cell office:value-type="float" office:value="36758104234.6667" calcext:value-type="float">
            <text:p>36758104234.6667</text:p>
          </table:table-cell>
          <table:table-cell table:style-name="ce5" office:value-type="string" calcext:value-type="string">
            <text:p>computeWeights</text:p>
          </table:table-cell>
          <table:table-cell table:formula="of:=AVERAGE([.C25:.L25])" office:value-type="float" office:value="36759906201.6" calcext:value-type="float">
            <text:p>3.68E+010</text:p>
          </table:table-cell>
          <table:table-cell table:formula="of:=STDEV([.C25:.L25])" office:value-type="float" office:value="4304750.12424525" calcext:value-type="float">
            <text:p>4.30E+006</text:p>
          </table:table-cell>
          <table:table-cell table:formula="of:=[.O25]/[.N25]*100" office:value-type="float" office:value="0.0117104491525005" calcext:value-type="float">
            <text:p>0.01</text:p>
          </table:table-cell>
        </table:table-row>
        <table:table-row table:style-name="ro1">
          <table:table-cell/>
          <table:table-cell table:style-name="ce5" office:value-type="string" calcext:value-type="string">
            <text:p>aggregateCost</text:p>
          </table:table-cell>
          <table:table-cell office:value-type="float" office:value="21589749930.6667" calcext:value-type="float">
            <text:p>21589749930.6667</text:p>
          </table:table-cell>
          <table:table-cell office:value-type="float" office:value="21625991680" calcext:value-type="float">
            <text:p>21625991680</text:p>
          </table:table-cell>
          <table:table-cell office:value-type="float" office:value="21601466572.8" calcext:value-type="float">
            <text:p>21601466572.8</text:p>
          </table:table-cell>
          <table:table-cell office:value-type="float" office:value="21603916748.8" calcext:value-type="float">
            <text:p>21603916748.8</text:p>
          </table:table-cell>
          <table:table-cell office:value-type="float" office:value="21574158404.2667" calcext:value-type="float">
            <text:p>21574158404.2667</text:p>
          </table:table-cell>
          <table:table-cell office:value-type="float" office:value="21563816652.8" calcext:value-type="float">
            <text:p>21563816652.8</text:p>
          </table:table-cell>
          <table:table-cell office:value-type="float" office:value="21584566766.9333" calcext:value-type="float">
            <text:p>21584566766.9333</text:p>
          </table:table-cell>
          <table:table-cell office:value-type="float" office:value="21577374976" calcext:value-type="float">
            <text:p>21577374976</text:p>
          </table:table-cell>
          <table:table-cell office:value-type="float" office:value="21572200072.5333" calcext:value-type="float">
            <text:p>21572200072.5333</text:p>
          </table:table-cell>
          <table:table-cell office:value-type="float" office:value="21587408349.8667" calcext:value-type="float">
            <text:p>21587408349.8667</text:p>
          </table:table-cell>
          <table:table-cell table:style-name="ce5" office:value-type="string" calcext:value-type="string">
            <text:p>aggregateCost</text:p>
          </table:table-cell>
          <table:table-cell table:formula="of:=AVERAGE([.C26:.L26])" office:value-type="float" office:value="21588065015.4667" calcext:value-type="float">
            <text:p>2.16E+010</text:p>
          </table:table-cell>
          <table:table-cell table:formula="of:=STDEV([.C26:.L26])" office:value-type="float" office:value="18355045.470919" calcext:value-type="float">
            <text:p>1.84E+007</text:p>
          </table:table-cell>
          <table:table-cell table:formula="of:=[.O26]/[.N26]*100" office:value-type="float" office:value="0.0850240420240009" calcext:value-type="float">
            <text:p>0.09</text:p>
          </table:table-cell>
        </table:table-row>
        <table:table-row table:style-name="ro1">
          <table:table-cell/>
          <table:table-cell table:style-name="ce5" office:value-type="string" calcext:value-type="string">
            <text:p>costConstruction</text:p>
          </table:table-cell>
          <table:table-cell office:value-type="float" office:value="2887316669.86667" calcext:value-type="float">
            <text:p>2887316669.86667</text:p>
          </table:table-cell>
          <table:table-cell office:value-type="float" office:value="2888708324.26667" calcext:value-type="float">
            <text:p>2888708324.26667</text:p>
          </table:table-cell>
          <table:table-cell office:value-type="float" office:value="2887483332.26667" calcext:value-type="float">
            <text:p>2887483332.26667</text:p>
          </table:table-cell>
          <table:table-cell office:value-type="float" office:value="2889258340.26667" calcext:value-type="float">
            <text:p>2889258340.26667</text:p>
          </table:table-cell>
          <table:table-cell office:value-type="float" office:value="2887266660.26667" calcext:value-type="float">
            <text:p>2887266660.26667</text:p>
          </table:table-cell>
          <table:table-cell office:value-type="float" office:value="2888291682.13333" calcext:value-type="float">
            <text:p>2888291682.13333</text:p>
          </table:table-cell>
          <table:table-cell office:value-type="float" office:value="2891858310.4" calcext:value-type="float">
            <text:p>2891858310.4</text:p>
          </table:table-cell>
          <table:table-cell office:value-type="float" office:value="2874608339.2" calcext:value-type="float">
            <text:p>2874608339.2</text:p>
          </table:table-cell>
          <table:table-cell office:value-type="float" office:value="2887708337.06667" calcext:value-type="float">
            <text:p>2887708337.06667</text:p>
          </table:table-cell>
          <table:table-cell office:value-type="float" office:value="2890349998.93333" calcext:value-type="float">
            <text:p>2890349998.93333</text:p>
          </table:table-cell>
          <table:table-cell table:style-name="ce5" office:value-type="string" calcext:value-type="string">
            <text:p>costConstruction</text:p>
          </table:table-cell>
          <table:table-cell table:formula="of:=AVERAGE([.C27:.L27])" office:value-type="float" office:value="2887284999.46667" calcext:value-type="float">
            <text:p>2.89E+009</text:p>
          </table:table-cell>
          <table:table-cell table:formula="of:=STDEV([.C27:.L27])" office:value-type="float" office:value="4692314.49043522" calcext:value-type="float">
            <text:p>4.69E+006</text:p>
          </table:table-cell>
          <table:table-cell table:formula="of:=[.O27]/[.N27]*100" office:value-type="float" office:value="0.162516498762747" calcext:value-type="float">
            <text:p>0.16</text:p>
          </table:table-cell>
        </table:table-row>
        <table:table-row table:style-name="ro1">
          <table:table-cell/>
          <table:table-cell table:style-name="ce5" office:value-type="string" calcext:value-type="string">
            <text:p>medianFilter</text:p>
          </table:table-cell>
          <table:table-cell office:value-type="float" office:value="2576791671.46667" calcext:value-type="float">
            <text:p>2576791671.46667</text:p>
          </table:table-cell>
          <table:table-cell office:value-type="float" office:value="2575441674.66667" calcext:value-type="float">
            <text:p>2575441674.66667</text:p>
          </table:table-cell>
          <table:table-cell office:value-type="float" office:value="2575933350.4" calcext:value-type="float">
            <text:p>2575933350.4</text:p>
          </table:table-cell>
          <table:table-cell office:value-type="float" office:value="2576266664.53333" calcext:value-type="float">
            <text:p>2576266664.53333</text:p>
          </table:table-cell>
          <table:table-cell office:value-type="float" office:value="2576491660.8" calcext:value-type="float">
            <text:p>2576491660.8</text:p>
          </table:table-cell>
          <table:table-cell office:value-type="float" office:value="2575725000.53333" calcext:value-type="float">
            <text:p>2575725000.53333</text:p>
          </table:table-cell>
          <table:table-cell office:value-type="float" office:value="2575366679.46667" calcext:value-type="float">
            <text:p>2575366679.46667</text:p>
          </table:table-cell>
          <table:table-cell office:value-type="float" office:value="2575758323.2" calcext:value-type="float">
            <text:p>2575758323.2</text:p>
          </table:table-cell>
          <table:table-cell office:value-type="float" office:value="2575266666.66667" calcext:value-type="float">
            <text:p>2575266666.66667</text:p>
          </table:table-cell>
          <table:table-cell office:value-type="float" office:value="2575933339.73333" calcext:value-type="float">
            <text:p>2575933339.73333</text:p>
          </table:table-cell>
          <table:table-cell table:style-name="ce5" office:value-type="string" calcext:value-type="string">
            <text:p>medianFilter</text:p>
          </table:table-cell>
          <table:table-cell table:formula="of:=AVERAGE([.C28:.L28])" office:value-type="float" office:value="2575897503.14667" calcext:value-type="float">
            <text:p>2.58E+009</text:p>
          </table:table-cell>
          <table:table-cell table:formula="of:=STDEV([.C28:.L28])" office:value-type="float" office:value="497554.684153653" calcext:value-type="float">
            <text:p>4.98E+005</text:p>
          </table:table-cell>
          <table:table-cell table:formula="of:=[.O28]/[.N28]*100" office:value-type="float" office:value="0.0193157795892829" calcext:value-type="float">
            <text:p>0.02</text:p>
          </table:table-cell>
        </table:table-row>
        <table:table-row table:style-name="ro1">
          <table:table-cell/>
          <table:table-cell table:style-name="ce5" office:value-type="string" calcext:value-type="string">
            <text:p>rgb2Gray</text:p>
          </table:table-cell>
          <table:table-cell office:value-type="float" office:value="2456874992" calcext:value-type="float">
            <text:p>2456874992</text:p>
          </table:table-cell>
          <table:table-cell office:value-type="float" office:value="2442125024" calcext:value-type="float">
            <text:p>2442125024</text:p>
          </table:table-cell>
          <table:table-cell office:value-type="float" office:value="2447749968" calcext:value-type="float">
            <text:p>2447749968</text:p>
          </table:table-cell>
          <table:table-cell office:value-type="float" office:value="2453499984" calcext:value-type="float">
            <text:p>2453499984</text:p>
          </table:table-cell>
          <table:table-cell office:value-type="float" office:value="2452812528" calcext:value-type="float">
            <text:p>2452812528</text:p>
          </table:table-cell>
          <table:table-cell office:value-type="float" office:value="2452374976" calcext:value-type="float">
            <text:p>2452374976</text:p>
          </table:table-cell>
          <table:table-cell office:value-type="float" office:value="2448999984" calcext:value-type="float">
            <text:p>2448999984</text:p>
          </table:table-cell>
          <table:table-cell office:value-type="float" office:value="2451749952" calcext:value-type="float">
            <text:p>2451749952</text:p>
          </table:table-cell>
          <table:table-cell office:value-type="float" office:value="2458937520" calcext:value-type="float">
            <text:p>2458937520</text:p>
          </table:table-cell>
          <table:table-cell office:value-type="float" office:value="2452875024" calcext:value-type="float">
            <text:p>2452875024</text:p>
          </table:table-cell>
          <table:table-cell table:style-name="ce5" office:value-type="string" calcext:value-type="string">
            <text:p>rgb2Gray</text:p>
          </table:table-cell>
          <table:table-cell table:formula="of:=AVERAGE([.C29:.L29])" office:value-type="float" office:value="2451799995.2" calcext:value-type="float">
            <text:p>2.45E+009</text:p>
          </table:table-cell>
          <table:table-cell table:formula="of:=STDEV([.C29:.L29])" office:value-type="float" office:value="4713475.74403652" calcext:value-type="float">
            <text:p>4.71E+006</text:p>
          </table:table-cell>
          <table:table-cell table:formula="of:=[.O29]/[.N29]*100" office:value-type="float" office:value="0.192245523830015" calcext:value-type="float">
            <text:p>0.19</text:p>
          </table:table-cell>
        </table:table-row>
        <table:table-row table:style-name="ro1">
          <table:table-cell/>
          <table:table-cell table:style-name="ce5" office:value-type="string" calcext:value-type="string">
            <text:p>census</text:p>
          </table:table-cell>
          <table:table-cell office:value-type="float" office:value="2314125072" calcext:value-type="float">
            <text:p>2314125072</text:p>
          </table:table-cell>
          <table:table-cell office:value-type="float" office:value="2311312528" calcext:value-type="float">
            <text:p>2311312528</text:p>
          </table:table-cell>
          <table:table-cell office:value-type="float" office:value="2313937488" calcext:value-type="float">
            <text:p>2313937488</text:p>
          </table:table-cell>
          <table:table-cell office:value-type="float" office:value="2324625008" calcext:value-type="float">
            <text:p>2324625008</text:p>
          </table:table-cell>
          <table:table-cell office:value-type="float" office:value="2321312528" calcext:value-type="float">
            <text:p>2321312528</text:p>
          </table:table-cell>
          <table:table-cell office:value-type="float" office:value="2331625008" calcext:value-type="float">
            <text:p>2331625008</text:p>
          </table:table-cell>
          <table:table-cell office:value-type="float" office:value="2317750032" calcext:value-type="float">
            <text:p>2317750032</text:p>
          </table:table-cell>
          <table:table-cell office:value-type="float" office:value="2323062528" calcext:value-type="float">
            <text:p>2323062528</text:p>
          </table:table-cell>
          <table:table-cell office:value-type="float" office:value="2317624976" calcext:value-type="float">
            <text:p>2317624976</text:p>
          </table:table-cell>
          <table:table-cell office:value-type="float" office:value="2326687488" calcext:value-type="float">
            <text:p>2326687488</text:p>
          </table:table-cell>
          <table:table-cell table:style-name="ce5" office:value-type="string" calcext:value-type="string">
            <text:p>census</text:p>
          </table:table-cell>
          <table:table-cell table:formula="of:=AVERAGE([.C30:.L30])" office:value-type="float" office:value="2320206265.6" calcext:value-type="float">
            <text:p>2.32E+009</text:p>
          </table:table-cell>
          <table:table-cell table:formula="of:=STDEV([.C30:.L30])" office:value-type="float" office:value="6406372.29450419" calcext:value-type="float">
            <text:p>6.41E+006</text:p>
          </table:table-cell>
          <table:table-cell table:formula="of:=[.O30]/[.N30]*100" office:value-type="float" office:value="0.276112188363888" calcext:value-type="float">
            <text:p>0.28</text:p>
          </table:table-cell>
        </table:table-row>
        <table:table-row table:style-name="ro1">
          <table:table-cell/>
          <table:table-cell table:style-name="ce5" office:value-type="string" calcext:value-type="string">
            <text:p>disparitySelect</text:p>
          </table:table-cell>
          <table:table-cell office:value-type="float" office:value="1110058329.06667" calcext:value-type="float">
            <text:p>1110058329.06667</text:p>
          </table:table-cell>
          <table:table-cell office:value-type="float" office:value="1110450003.2" calcext:value-type="float">
            <text:p>1110450003.2</text:p>
          </table:table-cell>
          <table:table-cell office:value-type="float" office:value="1110475003.2" calcext:value-type="float">
            <text:p>1110475003.2</text:p>
          </table:table-cell>
          <table:table-cell office:value-type="float" office:value="1110341666.13333" calcext:value-type="float">
            <text:p>1110341666.13333</text:p>
          </table:table-cell>
          <table:table-cell office:value-type="float" office:value="1111049996.8" calcext:value-type="float">
            <text:p>1111049996.8</text:p>
          </table:table-cell>
          <table:table-cell office:value-type="float" office:value="1111524996.8" calcext:value-type="float">
            <text:p>1111524996.8</text:p>
          </table:table-cell>
          <table:table-cell office:value-type="float" office:value="1108683326.4" calcext:value-type="float">
            <text:p>1108683326.4</text:p>
          </table:table-cell>
          <table:table-cell office:value-type="float" office:value="1110133332.8" calcext:value-type="float">
            <text:p>1110133332.8</text:p>
          </table:table-cell>
          <table:table-cell office:value-type="float" office:value="1109683332.8" calcext:value-type="float">
            <text:p>1109683332.8</text:p>
          </table:table-cell>
          <table:table-cell office:value-type="float" office:value="1110741664" calcext:value-type="float">
            <text:p>1110741664</text:p>
          </table:table-cell>
          <table:table-cell table:style-name="ce5" office:value-type="string" calcext:value-type="string">
            <text:p>disparitySelect</text:p>
          </table:table-cell>
          <table:table-cell table:formula="of:=AVERAGE([.C31:.L31])" office:value-type="float" office:value="1110314165.12" calcext:value-type="float">
            <text:p>1.11E+009</text:p>
          </table:table-cell>
          <table:table-cell table:formula="of:=STDEV([.C31:.L31])" office:value-type="float" office:value="773960.295380007" calcext:value-type="float">
            <text:p>7.74E+005</text:p>
          </table:table-cell>
          <table:table-cell table:formula="of:=[.O31]/[.N31]*100" office:value-type="float" office:value="0.0697064236135688" calcext:value-type="float">
            <text:p>0.07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2_in</text:p>
          </table:table-cell>
          <table:table-cell office:value-type="float" office:value="1063874992" calcext:value-type="float">
            <text:p>1063874992</text:p>
          </table:table-cell>
          <table:table-cell office:value-type="float" office:value="1050750008" calcext:value-type="float">
            <text:p>1050750008</text:p>
          </table:table-cell>
          <table:table-cell office:value-type="float" office:value="1045874992" calcext:value-type="float">
            <text:p>1045874992</text:p>
          </table:table-cell>
          <table:table-cell office:value-type="float" office:value="1057000000" calcext:value-type="float">
            <text:p>1057000000</text:p>
          </table:table-cell>
          <table:table-cell office:value-type="float" office:value="1020125000" calcext:value-type="float">
            <text:p>1020125000</text:p>
          </table:table-cell>
          <table:table-cell office:value-type="float" office:value="1022250000" calcext:value-type="float">
            <text:p>1022250000</text:p>
          </table:table-cell>
          <table:table-cell office:value-type="float" office:value="1062624992" calcext:value-type="float">
            <text:p>1062624992</text:p>
          </table:table-cell>
          <table:table-cell office:value-type="float" office:value="1073500016" calcext:value-type="float">
            <text:p>1073500016</text:p>
          </table:table-cell>
          <table:table-cell office:value-type="float" office:value="1090374992" calcext:value-type="float">
            <text:p>1090374992</text:p>
          </table:table-cell>
          <table:table-cell office:value-type="float" office:value="1061749992" calcext:value-type="float">
            <text:p>1061749992</text:p>
          </table:table-cell>
          <table:table-cell table:style-name="ce6" office:value-type="string" calcext:value-type="string">
            <text:p>Cost_Parallel_Work_implode_Broadcast2_in</text:p>
          </table:table-cell>
          <table:table-cell table:style-name="ce16" table:formula="of:=AVERAGE([.C32:.L32])" office:value-type="float" office:value="1054812498.4" calcext:value-type="float">
            <text:p>1.05E+009</text:p>
          </table:table-cell>
          <table:table-cell table:formula="of:=STDEV([.C32:.L32])" office:value-type="float" office:value="21524956.5453184" calcext:value-type="float">
            <text:p>2.15E+007</text:p>
          </table:table-cell>
          <table:table-cell table:formula="of:=[.O32]/[.N32]*100" office:value-type="float" office:value="2.04064291786158" calcext:value-type="float">
            <text:p>2.04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3_in</text:p>
          </table:table-cell>
          <table:table-cell office:value-type="float" office:value="834750000" calcext:value-type="float">
            <text:p>834750000</text:p>
          </table:table-cell>
          <table:table-cell office:value-type="float" office:value="856500000" calcext:value-type="float">
            <text:p>856500000</text:p>
          </table:table-cell>
          <table:table-cell office:value-type="float" office:value="845375000" calcext:value-type="float">
            <text:p>845375000</text:p>
          </table:table-cell>
          <table:table-cell office:value-type="float" office:value="837875000" calcext:value-type="float">
            <text:p>837875000</text:p>
          </table:table-cell>
          <table:table-cell office:value-type="float" office:value="835375000" calcext:value-type="float">
            <text:p>835375000</text:p>
          </table:table-cell>
          <table:table-cell office:value-type="float" office:value="843000000" calcext:value-type="float">
            <text:p>843000000</text:p>
          </table:table-cell>
          <table:table-cell office:value-type="float" office:value="834375000" calcext:value-type="float">
            <text:p>834375000</text:p>
          </table:table-cell>
          <table:table-cell office:value-type="float" office:value="844250000" calcext:value-type="float">
            <text:p>844250000</text:p>
          </table:table-cell>
          <table:table-cell office:value-type="float" office:value="834250000" calcext:value-type="float">
            <text:p>834250000</text:p>
          </table:table-cell>
          <table:table-cell office:value-type="float" office:value="839375000" calcext:value-type="float">
            <text:p>839375000</text:p>
          </table:table-cell>
          <table:table-cell table:style-name="ce6" office:value-type="string" calcext:value-type="string">
            <text:p>Cost_Parallel_Work_implode_Broadcast3_in</text:p>
          </table:table-cell>
          <table:table-cell table:style-name="ce16" table:formula="of:=AVERAGE([.C33:.L33])" office:value-type="float" office:value="840512500" calcext:value-type="float">
            <text:p>8.41E+008</text:p>
          </table:table-cell>
          <table:table-cell table:formula="of:=STDEV([.C33:.L33])" office:value-type="float" office:value="7024869.01815416" calcext:value-type="float">
            <text:p>7.02E+006</text:p>
          </table:table-cell>
          <table:table-cell table:formula="of:=[.O33]/[.N33]*100" office:value-type="float" office:value="0.835784002992717" calcext:value-type="float">
            <text:p>0.84</text:p>
          </table:table-cell>
        </table:table-row>
        <table:table-row table:style-name="ro1">
          <table:table-cell/>
          <table:table-cell table:style-name="ce5" office:value-type="string" calcext:value-type="string">
            <text:p>readPPM</text:p>
          </table:table-cell>
          <table:table-cell office:value-type="float" office:value="724562500" calcext:value-type="float">
            <text:p>724562500</text:p>
          </table:table-cell>
          <table:table-cell office:value-type="float" office:value="731062500" calcext:value-type="float">
            <text:p>731062500</text:p>
          </table:table-cell>
          <table:table-cell office:value-type="float" office:value="717187500" calcext:value-type="float">
            <text:p>717187500</text:p>
          </table:table-cell>
          <table:table-cell office:value-type="float" office:value="721500000" calcext:value-type="float">
            <text:p>721500000</text:p>
          </table:table-cell>
          <table:table-cell office:value-type="float" office:value="728500000" calcext:value-type="float">
            <text:p>728500000</text:p>
          </table:table-cell>
          <table:table-cell office:value-type="float" office:value="725437500" calcext:value-type="float">
            <text:p>725437500</text:p>
          </table:table-cell>
          <table:table-cell office:value-type="float" office:value="719125000" calcext:value-type="float">
            <text:p>719125000</text:p>
          </table:table-cell>
          <table:table-cell office:value-type="float" office:value="717187500" calcext:value-type="float">
            <text:p>717187500</text:p>
          </table:table-cell>
          <table:table-cell office:value-type="float" office:value="718187500" calcext:value-type="float">
            <text:p>718187500</text:p>
          </table:table-cell>
          <table:table-cell office:value-type="float" office:value="714687500" calcext:value-type="float">
            <text:p>714687500</text:p>
          </table:table-cell>
          <table:table-cell table:style-name="ce5" office:value-type="string" calcext:value-type="string">
            <text:p>readPPM</text:p>
          </table:table-cell>
          <table:table-cell table:formula="of:=AVERAGE([.C34:.L34])" office:value-type="float" office:value="721743750" calcext:value-type="float">
            <text:p>7.22E+008</text:p>
          </table:table-cell>
          <table:table-cell table:formula="of:=STDEV([.C34:.L34])" office:value-type="float" office:value="5425749.59618996" calcext:value-type="float">
            <text:p>5.43E+006</text:p>
          </table:table-cell>
          <table:table-cell table:formula="of:=[.O34]/[.N34]*100" office:value-type="float" office:value="0.751755674529909" calcext:value-type="float">
            <text:p>0.75</text:p>
          </table:table-cell>
        </table:table-row>
        <table:table-row table:style-name="ro1">
          <table:table-cell/>
          <table:table-cell table:style-name="ce20" office:value-type="string" calcext:value-type="string">
            <text:p>Cost_Parallel_Work_br_rgbL</text:p>
          </table:table-cell>
          <table:table-cell table:style-name="ce20" office:value-type="float" office:value="472375000" calcext:value-type="float">
            <text:p>472375000</text:p>
          </table:table-cell>
          <table:table-cell table:style-name="ce20" office:value-type="float" office:value="490000000" calcext:value-type="float">
            <text:p>490000000</text:p>
          </table:table-cell>
          <table:table-cell table:style-name="ce20" office:value-type="float" office:value="485750000" calcext:value-type="float">
            <text:p>485750000</text:p>
          </table:table-cell>
          <table:table-cell table:style-name="ce20" office:value-type="float" office:value="461250000" calcext:value-type="float">
            <text:p>461250000</text:p>
          </table:table-cell>
          <table:table-cell table:style-name="ce20" office:value-type="float" office:value="473250000" calcext:value-type="float">
            <text:p>473250000</text:p>
          </table:table-cell>
          <table:table-cell table:style-name="ce20" office:value-type="float" office:value="471375000" calcext:value-type="float">
            <text:p>471375000</text:p>
          </table:table-cell>
          <table:table-cell table:style-name="ce20" office:value-type="float" office:value="484875000" calcext:value-type="float">
            <text:p>484875000</text:p>
          </table:table-cell>
          <table:table-cell table:style-name="ce20" office:value-type="float" office:value="484000000" calcext:value-type="float">
            <text:p>484000000</text:p>
          </table:table-cell>
          <table:table-cell table:style-name="ce20" office:value-type="float" office:value="463500000" calcext:value-type="float">
            <text:p>463500000</text:p>
          </table:table-cell>
          <table:table-cell table:style-name="ce20" office:value-type="float" office:value="465000000" calcext:value-type="float">
            <text:p>465000000</text:p>
          </table:table-cell>
          <table:table-cell table:style-name="ce20" office:value-type="string" calcext:value-type="string">
            <text:p>Cost_Parallel_Work_br_rgbL</text:p>
          </table:table-cell>
          <table:table-cell table:formula="of:=AVERAGE([.C35:.L35])" office:value-type="float" office:value="475137500" calcext:value-type="float">
            <text:p>4.75E+008</text:p>
          </table:table-cell>
          <table:table-cell table:formula="of:=STDEV([.C35:.L35])" office:value-type="float" office:value="10345666.3632653" calcext:value-type="float">
            <text:p>1.03E+007</text:p>
          </table:table-cell>
          <table:table-cell table:formula="of:=[.O35]/[.N35]*100" office:value-type="float" office:value="2.1774047224783" calcext:value-type="float">
            <text:p>2.18</text:p>
          </table:table-cell>
        </table:table-row>
        <table:table-row table:style-name="ro1">
          <table:table-cell/>
          <table:table-cell table:style-name="ce20" office:value-type="string" calcext:value-type="string">
            <text:p>Broadcast0</text:p>
          </table:table-cell>
          <table:table-cell table:style-name="ce20" office:value-type="float" office:value="390000000" calcext:value-type="float">
            <text:p>390000000</text:p>
          </table:table-cell>
          <table:table-cell table:style-name="ce20" office:value-type="float" office:value="389750000" calcext:value-type="float">
            <text:p>389750000</text:p>
          </table:table-cell>
          <table:table-cell table:style-name="ce20" office:value-type="float" office:value="398625000" calcext:value-type="float">
            <text:p>398625000</text:p>
          </table:table-cell>
          <table:table-cell table:style-name="ce20" office:value-type="float" office:value="383875000" calcext:value-type="float">
            <text:p>383875000</text:p>
          </table:table-cell>
          <table:table-cell table:style-name="ce20" office:value-type="float" office:value="386625000" calcext:value-type="float">
            <text:p>386625000</text:p>
          </table:table-cell>
          <table:table-cell table:style-name="ce20" office:value-type="float" office:value="393625000" calcext:value-type="float">
            <text:p>393625000</text:p>
          </table:table-cell>
          <table:table-cell table:style-name="ce20" office:value-type="float" office:value="389250000" calcext:value-type="float">
            <text:p>389250000</text:p>
          </table:table-cell>
          <table:table-cell table:style-name="ce20" office:value-type="float" office:value="386375000" calcext:value-type="float">
            <text:p>386375000</text:p>
          </table:table-cell>
          <table:table-cell table:style-name="ce20" office:value-type="float" office:value="403625000" calcext:value-type="float">
            <text:p>403625000</text:p>
          </table:table-cell>
          <table:table-cell table:style-name="ce20" office:value-type="float" office:value="406125000" calcext:value-type="float">
            <text:p>406125000</text:p>
          </table:table-cell>
          <table:table-cell table:style-name="ce20" office:value-type="string" calcext:value-type="string">
            <text:p>Broadcast0</text:p>
          </table:table-cell>
          <table:table-cell table:formula="of:=AVERAGE([.C36:.L36])" office:value-type="float" office:value="392787500" calcext:value-type="float">
            <text:p>3.93E+008</text:p>
          </table:table-cell>
          <table:table-cell table:formula="of:=STDEV([.C36:.L36])" office:value-type="float" office:value="7587693.34368343" calcext:value-type="float">
            <text:p>7.59E+006</text:p>
          </table:table-cell>
          <table:table-cell table:formula="of:=[.O36]/[.N36]*100" office:value-type="float" office:value="1.93175529864963" calcext:value-type="float">
            <text:p>1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5750000" calcext:value-type="float">
            <text:p>105750000</text:p>
          </table:table-cell>
          <table:table-cell office:value-type="float" office:value="106375000" calcext:value-type="float">
            <text:p>106375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112250000" calcext:value-type="float">
            <text:p>112250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6250000" calcext:value-type="float">
            <text:p>106250000</text:p>
          </table:table-cell>
          <table:table-cell office:value-type="float" office:value="105625000" calcext:value-type="float">
            <text:p>105625000</text:p>
          </table:table-cell>
          <table:table-cell office:value-type="float" office:value="104750000" calcext:value-type="float">
            <text:p>104750000</text:p>
          </table:table-cell>
          <table:table-cell office:value-type="string" calcext:value-type="string">
            <text:p>Cost_Parallel_Work_Broadcast5_7</text:p>
          </table:table-cell>
          <table:table-cell table:formula="of:=AVERAGE([.C37:.L37])" office:value-type="float" office:value="106375000" calcext:value-type="float">
            <text:p>1.06E+008</text:p>
          </table:table-cell>
          <table:table-cell table:formula="of:=STDEV([.C37:.L37])" office:value-type="float" office:value="2132747.31534495" calcext:value-type="float">
            <text:p>2.13E+006</text:p>
          </table:table-cell>
          <table:table-cell table:formula="of:=[.O37]/[.N37]*100" office:value-type="float" office:value="2.00493284638774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102750000" calcext:value-type="float">
            <text:p>102750000</text:p>
          </table:table-cell>
          <table:table-cell table:number-columns-repeated="2" office:value-type="float" office:value="103875000" calcext:value-type="float">
            <text:p>103875000</text:p>
          </table:table-cell>
          <table:table-cell office:value-type="float" office:value="103125000" calcext:value-type="float">
            <text:p>103125000</text:p>
          </table:table-cell>
          <table:table-cell office:value-type="float" office:value="103875000" calcext:value-type="float">
            <text:p>103875000</text:p>
          </table:table-cell>
          <table:table-cell office:value-type="float" office:value="102875000" calcext:value-type="float">
            <text:p>102875000</text:p>
          </table:table-cell>
          <table:table-cell table:number-columns-repeated="2" office:value-type="float" office:value="104125000" calcext:value-type="float">
            <text:p>104125000</text:p>
          </table:table-cell>
          <table:table-cell office:value-type="float" office:value="103625000" calcext:value-type="float">
            <text:p>103625000</text:p>
          </table:table-cell>
          <table:table-cell office:value-type="float" office:value="103875000" calcext:value-type="float">
            <text:p>103875000</text:p>
          </table:table-cell>
          <table:table-cell office:value-type="string" calcext:value-type="string">
            <text:p>Cost_Parallel_Work_Broadcast5_4</text:p>
          </table:table-cell>
          <table:table-cell table:formula="of:=AVERAGE([.C38:.L38])" office:value-type="float" office:value="103612500" calcext:value-type="float">
            <text:p>1.04E+008</text:p>
          </table:table-cell>
          <table:table-cell table:formula="of:=STDEV([.C38:.L38])" office:value-type="float" office:value="508435.782026053" calcext:value-type="float">
            <text:p>5.08E+005</text:p>
          </table:table-cell>
          <table:table-cell table:formula="of:=[.O38]/[.N38]*100" office:value-type="float" office:value="0.490708922211175" calcext:value-type="float">
            <text:p>0.4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92375000" calcext:value-type="float">
            <text:p>92375000</text:p>
          </table:table-cell>
          <table:table-cell table:number-columns-repeated="2" office:value-type="float" office:value="98000000" calcext:value-type="float">
            <text:p>98000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8500000" calcext:value-type="float">
            <text:p>98500000</text:p>
          </table:table-cell>
          <table:table-cell office:value-type="float" office:value="97875000" calcext:value-type="float">
            <text:p>97875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1250000" calcext:value-type="float">
            <text:p>91250000</text:p>
          </table:table-cell>
          <table:table-cell office:value-type="string" calcext:value-type="string">
            <text:p>Cost_Parallel_Work_Broadcast5_6</text:p>
          </table:table-cell>
          <table:table-cell table:formula="of:=AVERAGE([.C39:.L39])" office:value-type="float" office:value="94362500" calcext:value-type="float">
            <text:p>9.44E+007</text:p>
          </table:table-cell>
          <table:table-cell table:formula="of:=STDEV([.C39:.L39])" office:value-type="float" office:value="3227728.17422203" calcext:value-type="float">
            <text:p>3.23E+006</text:p>
          </table:table-cell>
          <table:table-cell table:formula="of:=[.O39]/[.N39]*100" office:value-type="float" office:value="3.42056237829861" calcext:value-type="float">
            <text:p>3.4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100125000" calcext:value-type="float">
            <text:p>100125000</text:p>
          </table:table-cell>
          <table:table-cell office:value-type="float" office:value="95000000" calcext:value-type="float">
            <text:p>95000000</text:p>
          </table:table-cell>
          <table:table-cell office:value-type="float" office:value="99250000" calcext:value-type="float">
            <text:p>99250000</text:p>
          </table:table-cell>
          <table:table-cell office:value-type="float" office:value="90750000" calcext:value-type="float">
            <text:p>90750000</text:p>
          </table:table-cell>
          <table:table-cell office:value-type="string" calcext:value-type="string">
            <text:p>Cost_Parallel_Work_Broadcast5_1</text:p>
          </table:table-cell>
          <table:table-cell table:formula="of:=AVERAGE([.C40:.L40])" office:value-type="float" office:value="93962500" calcext:value-type="float">
            <text:p>9.40E+007</text:p>
          </table:table-cell>
          <table:table-cell table:formula="of:=STDEV([.C40:.L40])" office:value-type="float" office:value="3197791.12131414" calcext:value-type="float">
            <text:p>3.20E+006</text:p>
          </table:table-cell>
          <table:table-cell table:formula="of:=[.O40]/[.N40]*100" office:value-type="float" office:value="3.40326313296703" calcext:value-type="float">
            <text:p>3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3750000" calcext:value-type="float">
            <text:p>93750000</text:p>
          </table:table-cell>
          <table:table-cell office:value-type="string" calcext:value-type="string">
            <text:p>Cost_Parallel_Work_Broadcast5_5</text:p>
          </table:table-cell>
          <table:table-cell table:formula="of:=AVERAGE([.C41:.L41])" office:value-type="float" office:value="93337500" calcext:value-type="float">
            <text:p>9.33E+007</text:p>
          </table:table-cell>
          <table:table-cell table:formula="of:=STDEV([.C41:.L41])" office:value-type="float" office:value="2426023.55260162" calcext:value-type="float">
            <text:p>2.43E+006</text:p>
          </table:table-cell>
          <table:table-cell table:formula="of:=[.O41]/[.N41]*100" office:value-type="float" office:value="2.5991949137288" calcext:value-type="float">
            <text:p>2.6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1125000" calcext:value-type="float">
            <text:p>91125000</text:p>
          </table:table-cell>
          <table:table-cell office:value-type="float" office:value="91750000" calcext:value-type="float">
            <text:p>91750000</text:p>
          </table:table-cell>
          <table:table-cell office:value-type="string" calcext:value-type="string">
            <text:p>Cost_Parallel_Work_Broadcast5_3</text:p>
          </table:table-cell>
          <table:table-cell table:formula="of:=AVERAGE([.C42:.L42])" office:value-type="float" office:value="91962500" calcext:value-type="float">
            <text:p>9.20E+007</text:p>
          </table:table-cell>
          <table:table-cell table:formula="of:=STDEV([.C42:.L42])" office:value-type="float" office:value="460411.953218709" calcext:value-type="float">
            <text:p>4.60E+005</text:p>
          </table:table-cell>
          <table:table-cell table:formula="of:=[.O42]/[.N42]*100" office:value-type="float" office:value="0.500651845283359" calcext:value-type="float">
            <text:p>0.5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2500000" calcext:value-type="float">
            <text:p>92500000</text:p>
          </table:table-cell>
          <table:table-cell table:number-columns-repeated="2" office:value-type="float" office:value="91375000" calcext:value-type="float">
            <text:p>91375000</text:p>
          </table:table-cell>
          <table:table-cell table:number-columns-repeated="2" office:value-type="float" office:value="91750000" calcext:value-type="float">
            <text:p>91750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1875000" calcext:value-type="float">
            <text:p>91875000</text:p>
          </table:table-cell>
          <table:table-cell office:value-type="string" calcext:value-type="string">
            <text:p>Cost_Parallel_Work_Broadcast5_2</text:p>
          </table:table-cell>
          <table:table-cell table:formula="of:=AVERAGE([.C43:.L43])" office:value-type="float" office:value="91637500" calcext:value-type="float">
            <text:p>9.16E+007</text:p>
          </table:table-cell>
          <table:table-cell table:formula="of:=STDEV([.C43:.L43])" office:value-type="float" office:value="365386.021139896" calcext:value-type="float">
            <text:p>3.65E+005</text:p>
          </table:table-cell>
          <table:table-cell table:formula="of:=[.O43]/[.N43]*100" office:value-type="float" office:value="0.398729800725572" calcext:value-type="float">
            <text:p>0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88875000" calcext:value-type="float">
            <text:p>88875000</text:p>
          </table:table-cell>
          <table:table-cell office:value-type="float" office:value="88250000" calcext:value-type="float">
            <text:p>88250000</text:p>
          </table:table-cell>
          <table:table-cell office:value-type="float" office:value="90500000" calcext:value-type="float">
            <text:p>90500000</text:p>
          </table:table-cell>
          <table:table-cell office:value-type="float" office:value="87375000" calcext:value-type="float">
            <text:p>87375000</text:p>
          </table:table-cell>
          <table:table-cell office:value-type="float" office:value="87750000" calcext:value-type="float">
            <text:p>87750000</text:p>
          </table:table-cell>
          <table:table-cell office:value-type="float" office:value="88250000" calcext:value-type="float">
            <text:p>88250000</text:p>
          </table:table-cell>
          <table:table-cell office:value-type="float" office:value="89875000" calcext:value-type="float">
            <text:p>89875000</text:p>
          </table:table-cell>
          <table:table-cell office:value-type="float" office:value="97125000" calcext:value-type="float">
            <text:p>97125000</text:p>
          </table:table-cell>
          <table:table-cell office:value-type="float" office:value="88125000" calcext:value-type="float">
            <text:p>88125000</text:p>
          </table:table-cell>
          <table:table-cell office:value-type="string" calcext:value-type="string">
            <text:p>Cost_Parallel_Work_Broadcast5_12</text:p>
          </table:table-cell>
          <table:table-cell table:formula="of:=AVERAGE([.C44:.L44])" office:value-type="float" office:value="89462500" calcext:value-type="float">
            <text:p>8.95E+007</text:p>
          </table:table-cell>
          <table:table-cell table:formula="of:=STDEV([.C44:.L44])" office:value-type="float" office:value="2852904.22201658" calcext:value-type="float">
            <text:p>2.85E+006</text:p>
          </table:table-cell>
          <table:table-cell table:formula="of:=[.O44]/[.N44]*100" office:value-type="float" office:value="3.18893863017083" calcext:value-type="float">
            <text:p>3.1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86875000" calcext:value-type="float">
            <text:p>86875000</text:p>
          </table:table-cell>
          <table:table-cell office:value-type="float" office:value="88750000" calcext:value-type="float">
            <text:p>88750000</text:p>
          </table:table-cell>
          <table:table-cell office:value-type="float" office:value="87500000" calcext:value-type="float">
            <text:p>87500000</text:p>
          </table:table-cell>
          <table:table-cell office:value-type="float" office:value="86875000" calcext:value-type="float">
            <text:p>86875000</text:p>
          </table:table-cell>
          <table:table-cell office:value-type="float" office:value="86750000" calcext:value-type="float">
            <text:p>86750000</text:p>
          </table:table-cell>
          <table:table-cell office:value-type="float" office:value="89000000" calcext:value-type="float">
            <text:p>89000000</text:p>
          </table:table-cell>
          <table:table-cell office:value-type="float" office:value="88375000" calcext:value-type="float">
            <text:p>88375000</text:p>
          </table:table-cell>
          <table:table-cell office:value-type="float" office:value="86625000" calcext:value-type="float">
            <text:p>86625000</text:p>
          </table:table-cell>
          <table:table-cell office:value-type="float" office:value="86250000" calcext:value-type="float">
            <text:p>86250000</text:p>
          </table:table-cell>
          <table:table-cell office:value-type="float" office:value="87500000" calcext:value-type="float">
            <text:p>87500000</text:p>
          </table:table-cell>
          <table:table-cell office:value-type="string" calcext:value-type="string">
            <text:p>Cost_Parallel_Work_Broadcast5_14</text:p>
          </table:table-cell>
          <table:table-cell table:formula="of:=AVERAGE([.C45:.L45])" office:value-type="float" office:value="87450000" calcext:value-type="float">
            <text:p>8.75E+007</text:p>
          </table:table-cell>
          <table:table-cell table:formula="of:=STDEV([.C45:.L45])" office:value-type="float" office:value="955975.359979999" calcext:value-type="float">
            <text:p>9.56E+005</text:p>
          </table:table-cell>
          <table:table-cell table:formula="of:=[.O45]/[.N45]*100" office:value-type="float" office:value="1.09316793594054" calcext:value-type="float">
            <text:p>1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82500000" calcext:value-type="float">
            <text:p>82500000</text:p>
          </table:table-cell>
          <table:table-cell office:value-type="float" office:value="82375000" calcext:value-type="float">
            <text:p>82375000</text:p>
          </table:table-cell>
          <table:table-cell office:value-type="float" office:value="82750000" calcext:value-type="float">
            <text:p>82750000</text:p>
          </table:table-cell>
          <table:table-cell office:value-type="float" office:value="82625000" calcext:value-type="float">
            <text:p>82625000</text:p>
          </table:table-cell>
          <table:table-cell office:value-type="float" office:value="81875000" calcext:value-type="float">
            <text:p>81875000</text:p>
          </table:table-cell>
          <table:table-cell office:value-type="float" office:value="81500000" calcext:value-type="float">
            <text:p>81500000</text:p>
          </table:table-cell>
          <table:table-cell office:value-type="float" office:value="81625000" calcext:value-type="float">
            <text:p>81625000</text:p>
          </table:table-cell>
          <table:table-cell office:value-type="float" office:value="82125000" calcext:value-type="float">
            <text:p>82125000</text:p>
          </table:table-cell>
          <table:table-cell office:value-type="float" office:value="83500000" calcext:value-type="float">
            <text:p>83500000</text:p>
          </table:table-cell>
          <table:table-cell office:value-type="float" office:value="82125000" calcext:value-type="float">
            <text:p>82125000</text:p>
          </table:table-cell>
          <table:table-cell office:value-type="string" calcext:value-type="string">
            <text:p>Cost_Parallel_Work_Broadcast5_0</text:p>
          </table:table-cell>
          <table:table-cell table:formula="of:=AVERAGE([.C46:.L46])" office:value-type="float" office:value="82300000" calcext:value-type="float">
            <text:p>8.23E+007</text:p>
          </table:table-cell>
          <table:table-cell table:formula="of:=STDEV([.C46:.L46])" office:value-type="float" office:value="589844.612306213" calcext:value-type="float">
            <text:p>5.90E+005</text:p>
          </table:table-cell>
          <table:table-cell table:formula="of:=[.O46]/[.N46]*100" office:value-type="float" office:value="0.716700622486286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77750000" calcext:value-type="float">
            <text:p>77750000</text:p>
          </table:table-cell>
          <table:table-cell office:value-type="float" office:value="78250000" calcext:value-type="float">
            <text:p>78250000</text:p>
          </table:table-cell>
          <table:table-cell office:value-type="float" office:value="76250000" calcext:value-type="float">
            <text:p>76250000</text:p>
          </table:table-cell>
          <table:table-cell office:value-type="float" office:value="76625000" calcext:value-type="float">
            <text:p>76625000</text:p>
          </table:table-cell>
          <table:table-cell office:value-type="float" office:value="76875000" calcext:value-type="float">
            <text:p>76875000</text:p>
          </table:table-cell>
          <table:table-cell office:value-type="float" office:value="76375000" calcext:value-type="float">
            <text:p>76375000</text:p>
          </table:table-cell>
          <table:table-cell office:value-type="float" office:value="84375000" calcext:value-type="float">
            <text:p>84375000</text:p>
          </table:table-cell>
          <table:table-cell office:value-type="float" office:value="76125000" calcext:value-type="float">
            <text:p>76125000</text:p>
          </table:table-cell>
          <table:table-cell office:value-type="float" office:value="77000000" calcext:value-type="float">
            <text:p>77000000</text:p>
          </table:table-cell>
          <table:table-cell office:value-type="float" office:value="77375000" calcext:value-type="float">
            <text:p>77375000</text:p>
          </table:table-cell>
          <table:table-cell office:value-type="string" calcext:value-type="string">
            <text:p>Cost_Parallel_Work_Broadcast5_8</text:p>
          </table:table-cell>
          <table:table-cell table:formula="of:=AVERAGE([.C47:.L47])" office:value-type="float" office:value="77700000" calcext:value-type="float">
            <text:p>7.77E+007</text:p>
          </table:table-cell>
          <table:table-cell table:formula="of:=STDEV([.C47:.L47])" office:value-type="float" office:value="2441111.99615621" calcext:value-type="float">
            <text:p>2.44E+006</text:p>
          </table:table-cell>
          <table:table-cell table:formula="of:=[.O47]/[.N47]*100" office:value-type="float" office:value="3.14171428076733" calcext:value-type="float">
            <text:p>3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83375000" calcext:value-type="float">
            <text:p>83375000</text:p>
          </table:table-cell>
          <table:table-cell office:value-type="float" office:value="73875000" calcext:value-type="float">
            <text:p>73875000</text:p>
          </table:table-cell>
          <table:table-cell office:value-type="float" office:value="73250000" calcext:value-type="float">
            <text:p>73250000</text:p>
          </table:table-cell>
          <table:table-cell office:value-type="float" office:value="74875000" calcext:value-type="float">
            <text:p>74875000</text:p>
          </table:table-cell>
          <table:table-cell office:value-type="float" office:value="73625000" calcext:value-type="float">
            <text:p>73625000</text:p>
          </table:table-cell>
          <table:table-cell office:value-type="float" office:value="74000000" calcext:value-type="float">
            <text:p>74000000</text:p>
          </table:table-cell>
          <table:table-cell office:value-type="float" office:value="74875000" calcext:value-type="float">
            <text:p>74875000</text:p>
          </table:table-cell>
          <table:table-cell office:value-type="float" office:value="73250000" calcext:value-type="float">
            <text:p>73250000</text:p>
          </table:table-cell>
          <table:table-cell office:value-type="float" office:value="82125000" calcext:value-type="float">
            <text:p>82125000</text:p>
          </table:table-cell>
          <table:table-cell office:value-type="float" office:value="74250000" calcext:value-type="float">
            <text:p>74250000</text:p>
          </table:table-cell>
          <table:table-cell office:value-type="string" calcext:value-type="string">
            <text:p>Cost_Parallel_Work_Broadcast5_9</text:p>
          </table:table-cell>
          <table:table-cell table:formula="of:=AVERAGE([.C48:.L48])" office:value-type="float" office:value="75750000" calcext:value-type="float">
            <text:p>7.58E+007</text:p>
          </table:table-cell>
          <table:table-cell table:formula="of:=STDEV([.C48:.L48])" office:value-type="float" office:value="3743976.64403921" calcext:value-type="float">
            <text:p>3.74E+006</text:p>
          </table:table-cell>
          <table:table-cell table:formula="of:=[.O48]/[.N48]*100" office:value-type="float" office:value="4.94254342447421" calcext:value-type="float">
            <text:p>4.9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74500000" calcext:value-type="float">
            <text:p>74500000</text:p>
          </table:table-cell>
          <table:table-cell office:value-type="float" office:value="75625000" calcext:value-type="float">
            <text:p>75625000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74125000" calcext:value-type="float">
            <text:p>74125000</text:p>
          </table:table-cell>
          <table:table-cell office:value-type="float" office:value="74000000" calcext:value-type="float">
            <text:p>74000000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75125000" calcext:value-type="float">
            <text:p>75125000</text:p>
          </table:table-cell>
          <table:table-cell office:value-type="float" office:value="74125000" calcext:value-type="float">
            <text:p>74125000</text:p>
          </table:table-cell>
          <table:table-cell office:value-type="float" office:value="74250000" calcext:value-type="float">
            <text:p>74250000</text:p>
          </table:table-cell>
          <table:table-cell office:value-type="float" office:value="74625000" calcext:value-type="float">
            <text:p>74625000</text:p>
          </table:table-cell>
          <table:table-cell office:value-type="string" calcext:value-type="string">
            <text:p>Cost_Parallel_Work_Broadcast5_10</text:p>
          </table:table-cell>
          <table:table-cell table:formula="of:=AVERAGE([.C49:.L49])" office:value-type="float" office:value="74637500" calcext:value-type="float">
            <text:p>7.46E+007</text:p>
          </table:table-cell>
          <table:table-cell table:formula="of:=STDEV([.C49:.L49])" office:value-type="float" office:value="535055.812249734" calcext:value-type="float">
            <text:p>5.35E+005</text:p>
          </table:table-cell>
          <table:table-cell table:formula="of:=[.O49]/[.N49]*100" office:value-type="float" office:value="0.716872634064289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81250000" calcext:value-type="float">
            <text:p>81250000</text:p>
          </table:table-cell>
          <table:table-cell office:value-type="float" office:value="73375000" calcext:value-type="float">
            <text:p>73375000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72500000" calcext:value-type="float">
            <text:p>72500000</text:p>
          </table:table-cell>
          <table:table-cell office:value-type="float" office:value="72250000" calcext:value-type="float">
            <text:p>72250000</text:p>
          </table:table-cell>
          <table:table-cell office:value-type="float" office:value="71375000" calcext:value-type="float">
            <text:p>71375000</text:p>
          </table:table-cell>
          <table:table-cell office:value-type="float" office:value="73250000" calcext:value-type="float">
            <text:p>73250000</text:p>
          </table:table-cell>
          <table:table-cell office:value-type="float" office:value="73125000" calcext:value-type="float">
            <text:p>73125000</text:p>
          </table:table-cell>
          <table:table-cell office:value-type="float" office:value="79125000" calcext:value-type="float">
            <text:p>79125000</text:p>
          </table:table-cell>
          <table:table-cell office:value-type="float" office:value="72750000" calcext:value-type="float">
            <text:p>72750000</text:p>
          </table:table-cell>
          <table:table-cell office:value-type="string" calcext:value-type="string">
            <text:p>Cost_Parallel_Work_Broadcast5_13</text:p>
          </table:table-cell>
          <table:table-cell table:formula="of:=AVERAGE([.C50:.L50])" office:value-type="float" office:value="74100000" calcext:value-type="float">
            <text:p>7.41E+007</text:p>
          </table:table-cell>
          <table:table-cell table:formula="of:=STDEV([.C50:.L50])" office:value-type="float" office:value="3303407.33183179" calcext:value-type="float">
            <text:p>3.30E+006</text:p>
          </table:table-cell>
          <table:table-cell table:formula="of:=[.O50]/[.N50]*100" office:value-type="float" office:value="4.45803958411847" calcext:value-type="float">
            <text:p>4.4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75375000" calcext:value-type="float">
            <text:p>75375000</text:p>
          </table:table-cell>
          <table:table-cell office:value-type="float" office:value="73375000" calcext:value-type="float">
            <text:p>73375000</text:p>
          </table:table-cell>
          <table:table-cell office:value-type="float" office:value="73875000" calcext:value-type="float">
            <text:p>73875000</text:p>
          </table:table-cell>
          <table:table-cell office:value-type="float" office:value="73750000" calcext:value-type="float">
            <text:p>73750000</text:p>
          </table:table-cell>
          <table:table-cell office:value-type="float" office:value="73250000" calcext:value-type="float">
            <text:p>73250000</text:p>
          </table:table-cell>
          <table:table-cell office:value-type="float" office:value="73625000" calcext:value-type="float">
            <text:p>73625000</text:p>
          </table:table-cell>
          <table:table-cell office:value-type="float" office:value="73250000" calcext:value-type="float">
            <text:p>73250000</text:p>
          </table:table-cell>
          <table:table-cell office:value-type="float" office:value="73750000" calcext:value-type="float">
            <text:p>73750000</text:p>
          </table:table-cell>
          <table:table-cell office:value-type="float" office:value="73375000" calcext:value-type="float">
            <text:p>73375000</text:p>
          </table:table-cell>
          <table:table-cell office:value-type="float" office:value="74500000" calcext:value-type="float">
            <text:p>74500000</text:p>
          </table:table-cell>
          <table:table-cell office:value-type="string" calcext:value-type="string">
            <text:p>Cost_Parallel_Work_Broadcast5_11</text:p>
          </table:table-cell>
          <table:table-cell table:formula="of:=AVERAGE([.C51:.L51])" office:value-type="float" office:value="73812500" calcext:value-type="float">
            <text:p>7.38E+007</text:p>
          </table:table-cell>
          <table:table-cell table:formula="of:=STDEV([.C51:.L51])" office:value-type="float" office:value="664710.672230992" calcext:value-type="float">
            <text:p>6.65E+005</text:p>
          </table:table-cell>
          <table:table-cell table:formula="of:=[.O51]/[.N51]*100" office:value-type="float" office:value="0.900539437400159" calcext:value-type="float">
            <text:p>0.90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31750000" calcext:value-type="float">
            <text:p>31750000</text:p>
          </table:table-cell>
          <table:table-cell table:number-columns-repeated="2" office:value-type="float" office:value="31375000" calcext:value-type="float">
            <text:p>31375000</text:p>
          </table:table-cell>
          <table:table-cell office:value-type="float" office:value="32000000" calcext:value-type="float">
            <text:p>32000000</text:p>
          </table:table-cell>
          <table:table-cell office:value-type="float" office:value="31125000" calcext:value-type="float">
            <text:p>31125000</text:p>
          </table:table-cell>
          <table:table-cell office:value-type="float" office:value="32125000" calcext:value-type="float">
            <text:p>32125000</text:p>
          </table:table-cell>
          <table:table-cell office:value-type="float" office:value="31375000" calcext:value-type="float">
            <text:p>31375000</text:p>
          </table:table-cell>
          <table:table-cell office:value-type="float" office:value="35750000" calcext:value-type="float">
            <text:p>35750000</text:p>
          </table:table-cell>
          <table:table-cell table:number-columns-repeated="2" office:value-type="float" office:value="32125000" calcext:value-type="float">
            <text:p>32125000</text:p>
          </table:table-cell>
          <table:table-cell office:value-type="string" calcext:value-type="string">
            <text:p>implode_lum2RGB_in</text:p>
          </table:table-cell>
          <table:table-cell table:formula="of:=AVERAGE([.C52:.L52])" office:value-type="float" office:value="32112500" calcext:value-type="float">
            <text:p>3.21E+007</text:p>
          </table:table-cell>
          <table:table-cell table:formula="of:=STDEV([.C52:.L52])" office:value-type="float" office:value="1332616.99507231" calcext:value-type="float">
            <text:p>1.33E+006</text:p>
          </table:table-cell>
          <table:table-cell table:formula="of:=[.O52]/[.N52]*100" office:value-type="float" office:value="4.14983883245562" calcext:value-type="float">
            <text:p>4.15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9875000" calcext:value-type="float">
            <text:p>9875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17250000" calcext:value-type="float">
            <text:p>17250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9750000" calcext:value-type="float">
            <text:p>9750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9500000" calcext:value-type="float">
            <text:p>9500000</text:p>
          </table:table-cell>
          <table:table-cell table:number-columns-repeated="2" office:value-type="float" office:value="9625000" calcext:value-type="float">
            <text:p>9625000</text:p>
          </table:table-cell>
          <table:table-cell office:value-type="string" calcext:value-type="string">
            <text:p>Cost_Parallel_Work_Broadcast0</text:p>
          </table:table-cell>
          <table:table-cell table:formula="of:=AVERAGE([.C53:.L53])" office:value-type="float" office:value="10312500" calcext:value-type="float">
            <text:p>1.03E+007</text:p>
          </table:table-cell>
          <table:table-cell table:formula="of:=STDEV([.C53:.L53])" office:value-type="float" office:value="2444700.90195099" calcext:value-type="float">
            <text:p>2.44E+006</text:p>
          </table:table-cell>
          <table:table-cell table:formula="of:=[.O53]/[.N53]*100" office:value-type="float" office:value="23.7061905643733" calcext:value-type="float">
            <text:p>23.71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15375000" calcext:value-type="float">
            <text:p>1537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2</text:p>
          </table:table-cell>
          <table:table-cell table:formula="of:=AVERAGE([.C54:.L54])" office:value-type="float" office:value="8712500" calcext:value-type="float">
            <text:p>8.71E+006</text:p>
          </table:table-cell>
          <table:table-cell table:formula="of:=STDEV([.C54:.L54])" office:value-type="float" office:value="2353373.76027599" calcext:value-type="float">
            <text:p>2.35E+006</text:p>
          </table:table-cell>
          <table:table-cell table:formula="of:=[.O54]/[.N54]*100" office:value-type="float" office:value="27.0114635325795" calcext:value-type="float">
            <text:p>27.01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8750000" calcext:value-type="float">
            <text:p>875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875000" calcext:value-type="float">
            <text:p>8875000</text:p>
          </table:table-cell>
          <table:table-cell office:value-type="string" calcext:value-type="string">
            <text:p>broadcast1</text:p>
          </table:table-cell>
          <table:table-cell table:formula="of:=AVERAGE([.C55:.L55])" office:value-type="float" office:value="8537500" calcext:value-type="float">
            <text:p>8.54E+006</text:p>
          </table:table-cell>
          <table:table-cell table:formula="of:=STDEV([.C55:.L55])" office:value-type="float" office:value="250346.981429997" calcext:value-type="float">
            <text:p>2.50E+005</text:p>
          </table:table-cell>
          <table:table-cell table:formula="of:=[.O55]/[.N55]*100" office:value-type="float" office:value="2.93232189083451" calcext:value-type="float">
            <text:p>2.93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13375000" calcext:value-type="float">
            <text:p>1337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Cost_Parallel_Work_br_grayL</text:p>
          </table:table-cell>
          <table:table-cell table:formula="of:=AVERAGE([.C56:.L56])" office:value-type="float" office:value="7800000" calcext:value-type="float">
            <text:p>7.80E+006</text:p>
          </table:table-cell>
          <table:table-cell table:formula="of:=STDEV([.C56:.L56])" office:value-type="float" office:value="1963380.0220821" calcext:value-type="float">
            <text:p>1.96E+006</text:p>
          </table:table-cell>
          <table:table-cell table:formula="of:=[.O56]/[.N56]*100" office:value-type="float" office:value="25.1715387446423" calcext:value-type="float">
            <text:p>25.17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7375000" calcext:value-type="float">
            <text:p>7375000</text:p>
          </table:table-cell>
          <table:table-cell office:value-type="float" office:value="8750000" calcext:value-type="float">
            <text:p>8750000</text:p>
          </table:table-cell>
          <table:table-cell office:value-type="string" calcext:value-type="string">
            <text:p>Cost_Parallel_Work_br_grayR</text:p>
          </table:table-cell>
          <table:table-cell table:formula="of:=AVERAGE([.C57:.L57])" office:value-type="float" office:value="7687500" calcext:value-type="float">
            <text:p>7.69E+006</text:p>
          </table:table-cell>
          <table:table-cell table:formula="of:=STDEV([.C57:.L57])" office:value-type="float" office:value="504321.601537925" calcext:value-type="float">
            <text:p>5.04E+005</text:p>
          </table:table-cell>
          <table:table-cell table:formula="of:=[.O57]/[.N57]*100" office:value-type="float" office:value="6.56028099561529" calcext:value-type="float">
            <text:p>6.56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125000" calcext:value-type="float">
            <text:p>7125000</text:p>
          </table:table-cell>
          <table:table-cell office:value-type="string" calcext:value-type="string">
            <text:p>broadcast2</text:p>
          </table:table-cell>
          <table:table-cell table:formula="of:=AVERAGE([.C58:.L58])" office:value-type="float" office:value="7387500" calcext:value-type="float">
            <text:p>7.39E+006</text:p>
          </table:table-cell>
          <table:table-cell table:formula="of:=STDEV([.C58:.L58])" office:value-type="float" office:value="231615.701828122" calcext:value-type="float">
            <text:p>2.32E+005</text:p>
          </table:table-cell>
          <table:table-cell table:formula="of:=[.O58]/[.N58]*100" office:value-type="float" office:value="3.1352379266074" calcext:value-type="float">
            <text:p>3.14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7375000" calcext:value-type="float">
            <text:p>7375000</text:p>
          </table:table-cell>
          <table:table-cell table:number-columns-repeated="2" office:value-type="float" office:value="7500000" calcext:value-type="float">
            <text:p>750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375000" calcext:value-type="float">
            <text:p>7375000</text:p>
          </table:table-cell>
          <table:table-cell table:number-columns-repeated="2" office:value-type="float" office:value="7500000" calcext:value-type="float">
            <text:p>7500000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displayRGB</text:p>
          </table:table-cell>
          <table:table-cell table:formula="of:=AVERAGE([.C59:.L59])" office:value-type="float" office:value="7375000" calcext:value-type="float">
            <text:p>7.38E+006</text:p>
          </table:table-cell>
          <table:table-cell table:formula="of:=STDEV([.C59:.L59])" office:value-type="float" office:value="166666.666666667" calcext:value-type="float">
            <text:p>1.67E+005</text:p>
          </table:table-cell>
          <table:table-cell table:formula="of:=[.O59]/[.N59]*100" office:value-type="float" office:value="2.25988700564972" calcext:value-type="float">
            <text:p>2.26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13250000" calcext:value-type="float">
            <text:p>13250000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offsetGen</text:p>
          </table:table-cell>
          <table:table-cell table:formula="of:=AVERAGE([.C60:.L60])" office:value-type="float" office:value="6975000" calcext:value-type="float">
            <text:p>6.98E+006</text:p>
          </table:table-cell>
          <table:table-cell table:formula="of:=STDEV([.C60:.L60])" office:value-type="float" office:value="2459957.09086335" calcext:value-type="float">
            <text:p>2.46E+006</text:p>
          </table:table-cell>
          <table:table-cell table:formula="of:=[.O60]/[.N60]*100" office:value-type="float" office:value="35.2682020195463" calcext:value-type="float">
            <text:p>35.27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875000" calcext:value-type="float">
            <text:p>6875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625000" calcext:value-type="float">
            <text:p>6625000</text:p>
          </table:table-cell>
          <table:table-cell table:number-columns-repeated="2" office:value-type="float" office:value="7000000" calcext:value-type="float">
            <text:p>7000000</text:p>
          </table:table-cell>
          <table:table-cell office:value-type="string" calcext:value-type="string">
            <text:p>split</text:p>
          </table:table-cell>
          <table:table-cell table:formula="of:=AVERAGE([.C61:.L61])" office:value-type="float" office:value="6887500" calcext:value-type="float">
            <text:p>6.89E+006</text:p>
          </table:table-cell>
          <table:table-cell table:formula="of:=STDEV([.C61:.L61])" office:value-type="float" office:value="149652.374967233" calcext:value-type="float">
            <text:p>1.50E+005</text:p>
          </table:table-cell>
          <table:table-cell table:formula="of:=[.O61]/[.N61]*100" office:value-type="float" office:value="2.17281125179286" calcext:value-type="float">
            <text:p>2.17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375000" calcext:value-type="float">
            <text:p>6375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lum2RGB</text:p>
          </table:table-cell>
          <table:table-cell table:formula="of:=AVERAGE([.C62:.L62])" office:value-type="float" office:value="6650000" calcext:value-type="float">
            <text:p>6.65E+006</text:p>
          </table:table-cell>
          <table:table-cell table:formula="of:=STDEV([.C62:.L62])" office:value-type="float" office:value="193649.167310371" calcext:value-type="float">
            <text:p>1.94E+005</text:p>
          </table:table-cell>
          <table:table-cell table:formula="of:=[.O62]/[.N62]*100" office:value-type="float" office:value="2.91201755353941" calcext:value-type="float">
            <text:p>2.91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table:number-columns-repeated="2" office:value-type="float" office:value="6625000" calcext:value-type="float">
            <text:p>66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750000" calcext:value-type="float">
            <text:p>6750000</text:p>
          </table:table-cell>
          <table:table-cell table:number-columns-repeated="2" office:value-type="float" office:value="6625000" calcext:value-type="float">
            <text:p>662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625000" calcext:value-type="float">
            <text:p>6625000</text:p>
          </table:table-cell>
          <table:table-cell office:value-type="string" calcext:value-type="string">
            <text:p>Cost_Parallel_Work_rb_rawDisparity</text:p>
          </table:table-cell>
          <table:table-cell table:formula="of:=AVERAGE([.C63:.L63])" office:value-type="float" office:value="6600000" calcext:value-type="float">
            <text:p>6.60E+006</text:p>
          </table:table-cell>
          <table:table-cell table:formula="of:=STDEV([.C63:.L63])" office:value-type="float" office:value="129099.444873581" calcext:value-type="float">
            <text:p>1.29E+005</text:p>
          </table:table-cell>
          <table:table-cell table:formula="of:=[.O63]/[.N63]*100" office:value-type="float" office:value="1.95605219505425" calcext:value-type="float">
            <text:p>1.96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500000" calcext:value-type="float">
            <text:p>6500000</text:p>
          </table:table-cell>
          <table:table-cell table:number-columns-repeated="3" office:value-type="float" office:value="6250000" calcext:value-type="float">
            <text:p>6250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string" calcext:value-type="string">
            <text:p>Cost_Parallel_Work_br_cenR</text:p>
          </table:table-cell>
          <table:table-cell table:formula="of:=AVERAGE([.C64:.L64])" office:value-type="float" office:value="6412500" calcext:value-type="float">
            <text:p>6.41E+006</text:p>
          </table:table-cell>
          <table:table-cell table:formula="of:=STDEV([.C64:.L64])" office:value-type="float" office:value="167186.688731157" calcext:value-type="float">
            <text:p>1.67E+005</text:p>
          </table:table-cell>
          <table:table-cell table:formula="of:=[.O64]/[.N64]*100" office:value-type="float" office:value="2.60719982426756" calcext:value-type="float">
            <text:p>2.61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Cost_Parallel_Work_Broadcast3</text:p>
          </table:table-cell>
          <table:table-cell table:formula="of:=AVERAGE([.C65:.L65])" office:value-type="float" office:value="6387500" calcext:value-type="float">
            <text:p>6.39E+006</text:p>
          </table:table-cell>
          <table:table-cell table:formula="of:=STDEV([.C65:.L65])" office:value-type="float" office:value="181142.209327368" calcext:value-type="float">
            <text:p>1.81E+005</text:p>
          </table:table-cell>
          <table:table-cell table:formula="of:=[.O65]/[.N65]*100" office:value-type="float" office:value="2.83588586031104" calcext:value-type="float">
            <text:p>2.84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750000" calcext:value-type="float">
            <text:p>6750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Cost_Parallel_Work_br_cenL</text:p>
          </table:table-cell>
          <table:table-cell table:formula="of:=AVERAGE([.C66:.L66])" office:value-type="float" office:value="6362500" calcext:value-type="float">
            <text:p>6.36E+006</text:p>
          </table:table-cell>
          <table:table-cell table:formula="of:=STDEV([.C66:.L66])" office:value-type="float" office:value="207916.249164577" calcext:value-type="float">
            <text:p>2.08E+005</text:p>
          </table:table-cell>
          <table:table-cell table:formula="of:=[.O66]/[.N66]*100" office:value-type="float" office:value="3.26783888667312" calcext:value-type="float">
            <text:p>3.27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375000" calcext:value-type="float">
            <text:p>637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displayLum</text:p>
          </table:table-cell>
          <table:table-cell table:formula="of:=AVERAGE([.C67:.L67])" office:value-type="float" office:value="6350000" calcext:value-type="float">
            <text:p>6.35E+006</text:p>
          </table:table-cell>
          <table:table-cell table:formula="of:=STDEV([.C67:.L67])" office:value-type="float" office:value="184466.196843155" calcext:value-type="float">
            <text:p>1.84E+005</text:p>
          </table:table-cell>
          <table:table-cell table:formula="of:=[.O67]/[.N67]*100" office:value-type="float" office:value="2.90497947784497" calcext:value-type="float">
            <text:p>2.90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500000" calcext:value-type="float">
            <text:p>650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oadcast1_0</text:p>
          </table:table-cell>
          <table:table-cell table:formula="of:=AVERAGE([.C68:.L68])" office:value-type="float" office:value="6325000" calcext:value-type="float">
            <text:p>6.33E+006</text:p>
          </table:table-cell>
          <table:table-cell table:formula="of:=STDEV([.C68:.L68])" office:value-type="float" office:value="188193.16317727" calcext:value-type="float">
            <text:p>1.88E+005</text:p>
          </table:table-cell>
          <table:table-cell table:formula="of:=[.O68]/[.N68]*100" office:value-type="float" office:value="2.97538597908728" calcext:value-type="float">
            <text:p>2.98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ost_Parallel_Work_Broadcast4</text:p>
          </table:table-cell>
          <table:table-cell table:formula="of:=AVERAGE([.C69:.L69])" office:value-type="float" office:value="6300000" calcext:value-type="float">
            <text:p>6.30E+006</text:p>
          </table:table-cell>
          <table:table-cell table:formula="of:=STDEV([.C69:.L69])" office:value-type="float" office:value="214087.209644419" calcext:value-type="float">
            <text:p>2.14E+005</text:p>
          </table:table-cell>
          <table:table-cell table:formula="of:=[.O69]/[.N69]*100" office:value-type="float" office:value="3.39820967689554" calcext:value-type="float">
            <text:p>3.40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string" calcext:value-type="string">
            <text:p>explode_Split_output</text:p>
          </table:table-cell>
          <table:table-cell table:formula="of:=AVERAGE([.C70:.L70])" office:value-type="float" office:value="6275000" calcext:value-type="float">
            <text:p>6.28E+006</text:p>
          </table:table-cell>
          <table:table-cell table:formula="of:=STDEV([.C70:.L70])" office:value-type="float" office:value="164570.147151096" calcext:value-type="float">
            <text:p>1.65E+005</text:p>
          </table:table-cell>
          <table:table-cell table:formula="of:=[.O70]/[.N70]*100" office:value-type="float" office:value="2.6226318271091" calcext:value-type="float">
            <text:p>2.62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375000" calcext:value-type="float">
            <text:p>6375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string" calcext:value-type="string">
            <text:p>Cost_Parallel_Work_Broadcast1_2</text:p>
          </table:table-cell>
          <table:table-cell table:formula="of:=AVERAGE([.C71:.L71])" office:value-type="float" office:value="6237500" calcext:value-type="float">
            <text:p>6.24E+006</text:p>
          </table:table-cell>
          <table:table-cell table:formula="of:=STDEV([.C71:.L71])" office:value-type="float" office:value="171290.039925787" calcext:value-type="float">
            <text:p>1.71E+005</text:p>
          </table:table-cell>
          <table:table-cell table:formula="of:=[.O71]/[.N71]*100" office:value-type="float" office:value="2.74613290462184" calcext:value-type="float">
            <text:p>2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table:number-columns-repeated="4"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table:number-columns-repeated="2" office:value-type="float" office:value="6375000" calcext:value-type="float">
            <text:p>6375000</text:p>
          </table:table-cell>
          <table:table-cell office:value-type="string" calcext:value-type="string">
            <text:p>Cost_Parallel_Work_Broadcast1_1</text:p>
          </table:table-cell>
          <table:table-cell table:formula="of:=AVERAGE([.C72:.L72])" office:value-type="float" office:value="6225000" calcext:value-type="float">
            <text:p>6.23E+006</text:p>
          </table:table-cell>
          <table:table-cell table:formula="of:=STDEV([.C72:.L72])" office:value-type="float" office:value="114867.072934085" calcext:value-type="float">
            <text:p>1.15E+005</text:p>
          </table:table-cell>
          <table:table-cell table:formula="of:=[.O72]/[.N72]*100" office:value-type="float" office:value="1.84525418368008" calcext:value-type="float">
            <text:p>1.85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2875000" calcext:value-type="float">
            <text:p>2875000</text:p>
          </table:table-cell>
          <table:table-cell office:value-type="float" office:value="4875000" calcext:value-type="float">
            <text:p>4875000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625000" calcext:value-type="float">
            <text:p>625000</text:p>
          </table:table-cell>
          <table:table-cell office:value-type="string" calcext:value-type="string">
            <text:p>disparityGen</text:p>
          </table:table-cell>
          <table:table-cell table:formula="of:=AVERAGE([.C73:.L73])" office:value-type="float" office:value="3562500" calcext:value-type="float">
            <text:p>3.56E+006</text:p>
          </table:table-cell>
          <table:table-cell table:formula="of:=STDEV([.C73:.L73])" office:value-type="float" office:value="2793997.78294671" calcext:value-type="float">
            <text:p>2.79E+006</text:p>
          </table:table-cell>
          <table:table-cell table:formula="of:=[.O73]/[.N73]*100" office:value-type="float" office:value="78.4280079423637" calcext:value-type="float">
            <text:p>78.4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0_end_back_337500_0</text:p>
          </table:table-cell>
          <table:table-cell table:formula="of:=AVERAGE([.C74:.L74])" office:value-type="float" office:value="0" calcext:value-type="float">
            <text:p>0.00E+000</text:p>
          </table:table-cell>
          <table:table-cell table:formula="of:=STDEV([.C74:.L74])" office:value-type="float" office:value="0" calcext:value-type="float">
            <text:p>0.00E+000</text:p>
          </table:table-cell>
          <table:table-cell table:formula="of:=[.O74]/[.N7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1_end_back_337500_0</text:p>
          </table:table-cell>
          <table:table-cell table:formula="of:=AVERAGE([.C75:.L75])" office:value-type="float" office:value="0" calcext:value-type="float">
            <text:p>0.00E+000</text:p>
          </table:table-cell>
          <table:table-cell table:formula="of:=STDEV([.C75:.L75])" office:value-type="float" office:value="0" calcext:value-type="float">
            <text:p>0.00E+000</text:p>
          </table:table-cell>
          <table:table-cell table:formula="of:=[.O75]/[.N7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2_end_back_337500_0</text:p>
          </table:table-cell>
          <table:table-cell table:formula="of:=AVERAGE([.C76:.L76])" office:value-type="float" office:value="0" calcext:value-type="float">
            <text:p>0.00E+000</text:p>
          </table:table-cell>
          <table:table-cell table:formula="of:=STDEV([.C76:.L76])" office:value-type="float" office:value="0" calcext:value-type="float">
            <text:p>0.00E+000</text:p>
          </table:table-cell>
          <table:table-cell table:formula="of:=[.O76]/[.N7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3_end_back_337500_0</text:p>
          </table:table-cell>
          <table:table-cell table:formula="of:=AVERAGE([.C77:.L77])" office:value-type="float" office:value="0" calcext:value-type="float">
            <text:p>0.00E+000</text:p>
          </table:table-cell>
          <table:table-cell table:formula="of:=STDEV([.C77:.L77])" office:value-type="float" office:value="0" calcext:value-type="float">
            <text:p>0.00E+000</text:p>
          </table:table-cell>
          <table:table-cell table:formula="of:=[.O77]/[.N7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4_end_back_337500_0</text:p>
          </table:table-cell>
          <table:table-cell table:formula="of:=AVERAGE([.C78:.L78])" office:value-type="float" office:value="0" calcext:value-type="float">
            <text:p>0.00E+000</text:p>
          </table:table-cell>
          <table:table-cell table:formula="of:=STDEV([.C78:.L78])" office:value-type="float" office:value="0" calcext:value-type="float">
            <text:p>0.00E+000</text:p>
          </table:table-cell>
          <table:table-cell table:formula="of:=[.O78]/[.N7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_end_out1_168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4_end_out1_168750_0</text:p>
          </table:table-cell>
          <table:table-cell table:formula="of:=AVERAGE([.C79:.L79])" office:value-type="float" office:value="0" calcext:value-type="float">
            <text:p>0.00E+000</text:p>
          </table:table-cell>
          <table:table-cell table:formula="of:=STDEV([.C79:.L79])" office:value-type="float" office:value="0" calcext:value-type="float">
            <text:p>0.00E+000</text:p>
          </table:table-cell>
          <table:table-cell table:formula="of:=[.O79]/[.N7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7_end_back_337500_0</text:p>
          </table:table-cell>
          <table:table-cell table:formula="of:=AVERAGE([.C80:.L80])" office:value-type="float" office:value="0" calcext:value-type="float">
            <text:p>0.00E+000</text:p>
          </table:table-cell>
          <table:table-cell table:formula="of:=STDEV([.C80:.L80])" office:value-type="float" office:value="0" calcext:value-type="float">
            <text:p>0.00E+000</text:p>
          </table:table-cell>
          <table:table-cell table:formula="of:=[.O80]/[.N8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8_end_back_337500_0</text:p>
          </table:table-cell>
          <table:table-cell table:formula="of:=AVERAGE([.C81:.L81])" office:value-type="float" office:value="0" calcext:value-type="float">
            <text:p>0.00E+000</text:p>
          </table:table-cell>
          <table:table-cell table:formula="of:=STDEV([.C81:.L81])" office:value-type="float" office:value="0" calcext:value-type="float">
            <text:p>0.00E+000</text:p>
          </table:table-cell>
          <table:table-cell table:formula="of:=[.O81]/[.N8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9_end_back_337500_0</text:p>
          </table:table-cell>
          <table:table-cell table:formula="of:=AVERAGE([.C82:.L82])" office:value-type="float" office:value="0" calcext:value-type="float">
            <text:p>0.00E+000</text:p>
          </table:table-cell>
          <table:table-cell table:formula="of:=STDEV([.C82:.L82])" office:value-type="float" office:value="0" calcext:value-type="float">
            <text:p>0.00E+000</text:p>
          </table:table-cell>
          <table:table-cell table:formula="of:=[.O82]/[.N8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83:.L83])" office:value-type="float" office:value="0" calcext:value-type="float">
            <text:p>0.00E+000</text:p>
          </table:table-cell>
          <table:table-cell table:formula="of:=STDEV([.C83:.L83])" office:value-type="float" office:value="0" calcext:value-type="float">
            <text:p>0.00E+000</text:p>
          </table:table-cell>
          <table:table-cell table:formula="of:=[.O83]/[.N8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84:.L84])" office:value-type="float" office:value="0" calcext:value-type="float">
            <text:p>0.00E+000</text:p>
          </table:table-cell>
          <table:table-cell table:formula="of:=STDEV([.C84:.L84])" office:value-type="float" office:value="0" calcext:value-type="float">
            <text:p>0.00E+000</text:p>
          </table:table-cell>
          <table:table-cell table:formula="of:=[.O84]/[.N8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85:.L85])" office:value-type="float" office:value="0" calcext:value-type="float">
            <text:p>0.00E+000</text:p>
          </table:table-cell>
          <table:table-cell table:formula="of:=STDEV([.C85:.L85])" office:value-type="float" office:value="0" calcext:value-type="float">
            <text:p>0.00E+000</text:p>
          </table:table-cell>
          <table:table-cell table:formula="of:=[.O85]/[.N8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86:.L86])" office:value-type="float" office:value="0" calcext:value-type="float">
            <text:p>0.00E+000</text:p>
          </table:table-cell>
          <table:table-cell table:formula="of:=STDEV([.C86:.L86])" office:value-type="float" office:value="0" calcext:value-type="float">
            <text:p>0.00E+000</text:p>
          </table:table-cell>
          <table:table-cell table:formula="of:=[.O86]/[.N8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87:.L87])" office:value-type="float" office:value="0" calcext:value-type="float">
            <text:p>0.00E+000</text:p>
          </table:table-cell>
          <table:table-cell table:formula="of:=STDEV([.C87:.L87])" office:value-type="float" office:value="0" calcext:value-type="float">
            <text:p>0.00E+000</text:p>
          </table:table-cell>
          <table:table-cell table:formula="of:=[.O87]/[.N8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88:.L88])" office:value-type="float" office:value="0" calcext:value-type="float">
            <text:p>0.00E+000</text:p>
          </table:table-cell>
          <table:table-cell table:formula="of:=STDEV([.C88:.L88])" office:value-type="float" office:value="0" calcext:value-type="float">
            <text:p>0.00E+000</text:p>
          </table:table-cell>
          <table:table-cell table:formula="of:=[.O88]/[.N8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89:.L89])" office:value-type="float" office:value="0" calcext:value-type="float">
            <text:p>0.00E+000</text:p>
          </table:table-cell>
          <table:table-cell table:formula="of:=STDEV([.C89:.L89])" office:value-type="float" office:value="0" calcext:value-type="float">
            <text:p>0.00E+000</text:p>
          </table:table-cell>
          <table:table-cell table:formula="of:=[.O89]/[.N8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90:.L90])" office:value-type="float" office:value="0" calcext:value-type="float">
            <text:p>0.00E+000</text:p>
          </table:table-cell>
          <table:table-cell table:formula="of:=STDEV([.C90:.L90])" office:value-type="float" office:value="0" calcext:value-type="float">
            <text:p>0.00E+000</text:p>
          </table:table-cell>
          <table:table-cell table:formula="of:=[.O90]/[.N9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91:.L91])" office:value-type="float" office:value="0" calcext:value-type="float">
            <text:p>0.00E+000</text:p>
          </table:table-cell>
          <table:table-cell table:formula="of:=STDEV([.C91:.L91])" office:value-type="float" office:value="0" calcext:value-type="float">
            <text:p>0.00E+000</text:p>
          </table:table-cell>
          <table:table-cell table:formula="of:=[.O91]/[.N9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92:.L92])" office:value-type="float" office:value="0" calcext:value-type="float">
            <text:p>0.00E+000</text:p>
          </table:table-cell>
          <table:table-cell table:formula="of:=STDEV([.C92:.L92])" office:value-type="float" office:value="0" calcext:value-type="float">
            <text:p>0.00E+000</text:p>
          </table:table-cell>
          <table:table-cell table:formula="of:=[.O92]/[.N9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14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14_end_backBestCost</text:p>
          </table:table-cell>
          <table:table-cell table:formula="of:=AVERAGE([.C93:.L93])" office:value-type="float" office:value="0" calcext:value-type="float">
            <text:p>0.00E+000</text:p>
          </table:table-cell>
          <table:table-cell table:formula="of:=STDEV([.C93:.L93])" office:value-type="float" office:value="0" calcext:value-type="float">
            <text:p>0.00E+000</text:p>
          </table:table-cell>
          <table:table-cell table:formula="of:=[.O93]/[.N93]*100" office:value-type="string" office:string-value="" calcext:value-type="error">
            <text:p>#DIV/0!</text:p>
          </table:table-cell>
        </table:table-row>
      </table:table>
      <table:table table:name="nbIterations=4, maxDisparity=30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default-cell-style-name="ce21"/>
        <table:table-column table:style-name="co1" table:number-columns-repeated="7" table:default-cell-style-name="ce21"/>
        <table:table-column table:style-name="co13" table:default-cell-style-name="Default"/>
        <table:table-column table:style-name="co1" table:number-columns-repeated="2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Scenario 79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8"/>
          <table:table-cell table:style-name="ce12" table:formula="of:=[.M24]" office:value-type="float" office:value="101369749617.778" calcext:value-type="float">
            <text:p>1.01E+011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8"/>
          <table:table-cell table:style-name="ce12" table:formula="of:=[.M25]" office:value-type="float" office:value="36865661432.8889" calcext:value-type="float">
            <text:p>3.69E+010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8"/>
          <table:table-cell table:style-name="ce12" table:formula="of:=[.M25]" office:value-type="float" office:value="36865661432.8889" calcext:value-type="float">
            <text:p>3.69E+010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8"/>
          <table:table-cell table:style-name="ce12" table:formula="of:=[.M26]" office:value-type="float" office:value="30019852788.6222" calcext:value-type="float">
            <text:p>3.00E+010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8"/>
          <table:table-cell table:style-name="ce12" table:formula="of:=[.M27]" office:value-type="float" office:value="2760980554.54815" calcext:value-type="float">
            <text:p>2.76E+00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8"/>
          <table:table-cell table:style-name="ce12" table:formula="of:=[.M30]" office:value-type="float" office:value="2320937479.11111" calcext:value-type="float">
            <text:p>2.32E+00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8"/>
          <table:table-cell table:style-name="ce12" table:formula="of:=[.M30]" office:value-type="float" office:value="2320937479.11111" calcext:value-type="float">
            <text:p>2.32E+00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8"/>
          <table:table-cell table:style-name="ce12" table:formula="of:=[.M29]" office:value-type="float" office:value="2451402784" calcext:value-type="float">
            <text:p>2.45E+00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8"/>
          <table:table-cell table:style-name="ce12" table:formula="of:=[.M29]" office:value-type="float" office:value="2451402784" calcext:value-type="float">
            <text:p>2.45E+00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8"/>
          <table:table-cell table:style-name="ce12" table:formula="of:=[.M33]" office:value-type="float" office:value="1128657406.42963" calcext:value-type="float">
            <text:p>1.13E+00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8"/>
          <table:table-cell table:style-name="ce12" table:formula="of:=[.M28]" office:value-type="float" office:value="2569489821.39259" calcext:value-type="float">
            <text:p>2.57E+00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8"/>
          <table:table-cell table:style-name="ce12" table:formula="of:=[.M34]" office:value-type="float" office:value="711173611.111111" calcext:value-type="float">
            <text:p>7.11E+008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8"/>
          <table:table-cell table:style-name="ce12" table:formula="of:=[.M34]" office:value-type="float" office:value="711173611.111111" calcext:value-type="float">
            <text:p>7.11E+008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8"/>
          <table:table-cell table:style-name="ce12" table:formula="of:=[.M75]" office:value-type="float" office:value="7055555.55555556" calcext:value-type="float">
            <text:p>7.06E+006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8"/>
          <table:table-cell table:style-name="ce12" table:formula="of:=[.M89]" office:value-type="float" office:value="6166666.66666667" calcext:value-type="float">
            <text:p>6.17E+006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8"/>
          <table:table-cell table:style-name="ce12" table:formula="of:=[.M73]" office:value-type="float" office:value="7319444.44444444" calcext:value-type="float">
            <text:p>7.32E+006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8"/>
          <table:table-cell table:style-name="ce12" table:formula="of:=[.M73]" office:value-type="float" office:value="7319444.44444444" calcext:value-type="float">
            <text:p>7.32E+006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9"/>
          <table:table-cell table:style-name="ce13" table:formula="of:=[.M76]" office:value-type="float" office:value="6625000" calcext:value-type="float">
            <text:p>6.63E+006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4" office:value-type="string" calcext:value-type="string">
            <text:p>Avg</text:p>
          </table:table-cell>
          <table:table-cell table:style-name="ce14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5" office:value-type="string" calcext:value-type="string">
            <text:p>writePPM</text:p>
          </table:table-cell>
          <table:table-cell office:value-type="float" office:value="101378373632" calcext:value-type="float">
            <text:p>1.01E+011</text:p>
          </table:table-cell>
          <table:table-cell office:value-type="float" office:value="101339500544" calcext:value-type="float">
            <text:p>1.01E+011</text:p>
          </table:table-cell>
          <table:table-cell office:value-type="float" office:value="101353624576" calcext:value-type="float">
            <text:p>1.01E+011</text:p>
          </table:table-cell>
          <table:table-cell office:value-type="float" office:value="101422249984" calcext:value-type="float">
            <text:p>1.01E+011</text:p>
          </table:table-cell>
          <table:table-cell office:value-type="float" office:value="101347998720" calcext:value-type="float">
            <text:p>1.01E+011</text:p>
          </table:table-cell>
          <table:table-cell office:value-type="float" office:value="101390999552" calcext:value-type="float">
            <text:p>1.01E+011</text:p>
          </table:table-cell>
          <table:table-cell office:value-type="float" office:value="101353374720" calcext:value-type="float">
            <text:p>1.01E+011</text:p>
          </table:table-cell>
          <table:table-cell office:value-type="float" office:value="101368499200" calcext:value-type="float">
            <text:p>1.01E+011</text:p>
          </table:table-cell>
          <table:table-cell office:value-type="float" office:value="101373125632" calcext:value-type="float">
            <text:p>1.01E+011</text:p>
          </table:table-cell>
          <table:table-cell table:style-name="ce5" office:value-type="string" calcext:value-type="string">
            <text:p>writePPM</text:p>
          </table:table-cell>
          <table:table-cell table:formula="of:=AVERAGE([.C24:.K24])" office:value-type="float" office:value="101369749617.778" calcext:value-type="float">
            <text:p>1.01E+011</text:p>
          </table:table-cell>
          <table:table-cell table:formula="of:=STDEV([.C24:.K24])" office:value-type="float" office:value="25523139.1681878" calcext:value-type="float">
            <text:p>2.55E+007</text:p>
          </table:table-cell>
          <table:table-cell table:formula="of:=[.N24]/[.M24]*100" office:value-type="float" office:value="0.0251782600474251" calcext:value-type="float">
            <text:p>0.03</text:p>
          </table:table-cell>
        </table:table-row>
        <table:table-row table:style-name="ro1">
          <table:table-cell/>
          <table:table-cell table:style-name="ce5" office:value-type="string" calcext:value-type="string">
            <text:p>computeWeights</text:p>
          </table:table-cell>
          <table:table-cell office:value-type="float" office:value="36868812416" calcext:value-type="float">
            <text:p>3.69E+010</text:p>
          </table:table-cell>
          <table:table-cell office:value-type="float" office:value="36871250048" calcext:value-type="float">
            <text:p>3.69E+010</text:p>
          </table:table-cell>
          <table:table-cell office:value-type="float" office:value="36871781312" calcext:value-type="float">
            <text:p>3.69E+010</text:p>
          </table:table-cell>
          <table:table-cell office:value-type="float" office:value="36846640256" calcext:value-type="float">
            <text:p>3.68E+010</text:p>
          </table:table-cell>
          <table:table-cell office:value-type="float" office:value="36875828096" calcext:value-type="float">
            <text:p>3.69E+010</text:p>
          </table:table-cell>
          <table:table-cell office:value-type="float" office:value="36876718720" calcext:value-type="float">
            <text:p>3.69E+010</text:p>
          </table:table-cell>
          <table:table-cell office:value-type="float" office:value="36852328192" calcext:value-type="float">
            <text:p>3.69E+010</text:p>
          </table:table-cell>
          <table:table-cell office:value-type="float" office:value="36850140608" calcext:value-type="float">
            <text:p>3.69E+010</text:p>
          </table:table-cell>
          <table:table-cell office:value-type="float" office:value="36877453248" calcext:value-type="float">
            <text:p>3.69E+010</text:p>
          </table:table-cell>
          <table:table-cell table:style-name="ce5" office:value-type="string" calcext:value-type="string">
            <text:p>computeWeights</text:p>
          </table:table-cell>
          <table:table-cell table:formula="of:=AVERAGE([.C25:.K25])" office:value-type="float" office:value="36865661432.8889" calcext:value-type="float">
            <text:p>3.69E+010</text:p>
          </table:table-cell>
          <table:table-cell table:formula="of:=STDEV([.C25:.K25])" office:value-type="float" office:value="12368115.5725082" calcext:value-type="float">
            <text:p>1.24E+007</text:p>
          </table:table-cell>
          <table:table-cell table:formula="of:=[.N25]/[.M25]*100" office:value-type="float" office:value="0.0335491486976936" calcext:value-type="float">
            <text:p>0.03</text:p>
          </table:table-cell>
        </table:table-row>
        <table:table-row table:style-name="ro1">
          <table:table-cell/>
          <table:table-cell table:style-name="ce5" office:value-type="string" calcext:value-type="string">
            <text:p>aggregateCost</text:p>
          </table:table-cell>
          <table:table-cell office:value-type="float" office:value="30062420761.6" calcext:value-type="float">
            <text:p>3.01E+010</text:p>
          </table:table-cell>
          <table:table-cell office:value-type="float" office:value="30082004224" calcext:value-type="float">
            <text:p>3.01E+010</text:p>
          </table:table-cell>
          <table:table-cell office:value-type="float" office:value="29956199961.6" calcext:value-type="float">
            <text:p>3.00E+010</text:p>
          </table:table-cell>
          <table:table-cell office:value-type="float" office:value="29993058338.1333" calcext:value-type="float">
            <text:p>3.00E+010</text:p>
          </table:table-cell>
          <table:table-cell office:value-type="float" office:value="29966808379.7333" calcext:value-type="float">
            <text:p>3.00E+010</text:p>
          </table:table-cell>
          <table:table-cell office:value-type="float" office:value="30076312473.6" calcext:value-type="float">
            <text:p>3.01E+010</text:p>
          </table:table-cell>
          <table:table-cell office:value-type="float" office:value="30058300057.6" calcext:value-type="float">
            <text:p>3.01E+010</text:p>
          </table:table-cell>
          <table:table-cell office:value-type="float" office:value="29989779225.6" calcext:value-type="float">
            <text:p>3.00E+010</text:p>
          </table:table-cell>
          <table:table-cell office:value-type="float" office:value="29993791675.7333" calcext:value-type="float">
            <text:p>3.00E+010</text:p>
          </table:table-cell>
          <table:table-cell table:style-name="ce5" office:value-type="string" calcext:value-type="string">
            <text:p>aggregateCost</text:p>
          </table:table-cell>
          <table:table-cell table:formula="of:=AVERAGE([.C26:.K26])" office:value-type="float" office:value="30019852788.6222" calcext:value-type="float">
            <text:p>3.00E+010</text:p>
          </table:table-cell>
          <table:table-cell table:formula="of:=STDEV([.C26:.K26])" office:value-type="float" office:value="49380736.1728165" calcext:value-type="float">
            <text:p>4.94E+007</text:p>
          </table:table-cell>
          <table:table-cell table:formula="of:=[.N26]/[.M26]*100" office:value-type="float" office:value="0.164493598687906" calcext:value-type="float">
            <text:p>0.16</text:p>
          </table:table-cell>
        </table:table-row>
        <table:table-row table:style-name="ro1">
          <table:table-cell/>
          <table:table-cell table:style-name="ce5" office:value-type="string" calcext:value-type="string">
            <text:p>costConstruction</text:p>
          </table:table-cell>
          <table:table-cell office:value-type="float" office:value="2758637506.13333" calcext:value-type="float">
            <text:p>2.76E+009</text:p>
          </table:table-cell>
          <table:table-cell office:value-type="float" office:value="2758920835.2" calcext:value-type="float">
            <text:p>2.76E+009</text:p>
          </table:table-cell>
          <table:table-cell office:value-type="float" office:value="2765570830.93333" calcext:value-type="float">
            <text:p>2.77E+009</text:p>
          </table:table-cell>
          <table:table-cell office:value-type="float" office:value="2761533337.6" calcext:value-type="float">
            <text:p>2.76E+009</text:p>
          </table:table-cell>
          <table:table-cell office:value-type="float" office:value="2758033334.4" calcext:value-type="float">
            <text:p>2.76E+009</text:p>
          </table:table-cell>
          <table:table-cell office:value-type="float" office:value="2759741662.93333" calcext:value-type="float">
            <text:p>2.76E+009</text:p>
          </table:table-cell>
          <table:table-cell office:value-type="float" office:value="2762624995.2" calcext:value-type="float">
            <text:p>2.76E+009</text:p>
          </table:table-cell>
          <table:table-cell office:value-type="float" office:value="2762024996.26667" calcext:value-type="float">
            <text:p>2.76E+009</text:p>
          </table:table-cell>
          <table:table-cell office:value-type="float" office:value="2761737492.26667" calcext:value-type="float">
            <text:p>2.76E+009</text:p>
          </table:table-cell>
          <table:table-cell table:style-name="ce5" office:value-type="string" calcext:value-type="string">
            <text:p>costConstruction</text:p>
          </table:table-cell>
          <table:table-cell table:formula="of:=AVERAGE([.C27:.K27])" office:value-type="float" office:value="2760980554.54815" calcext:value-type="float">
            <text:p>2.76E+009</text:p>
          </table:table-cell>
          <table:table-cell table:formula="of:=STDEV([.C27:.K27])" office:value-type="float" office:value="2390017.87042435" calcext:value-type="float">
            <text:p>2.39E+006</text:p>
          </table:table-cell>
          <table:table-cell table:formula="of:=[.N27]/[.M27]*100" office:value-type="float" office:value="0.0865640964579516" calcext:value-type="float">
            <text:p>0.09</text:p>
          </table:table-cell>
        </table:table-row>
        <table:table-row table:style-name="ro1">
          <table:table-cell/>
          <table:table-cell table:style-name="ce5" office:value-type="string" calcext:value-type="string">
            <text:p>medianFilter</text:p>
          </table:table-cell>
          <table:table-cell office:value-type="float" office:value="2569875005.86667" calcext:value-type="float">
            <text:p>2.57E+009</text:p>
          </table:table-cell>
          <table:table-cell office:value-type="float" office:value="2569875012.26667" calcext:value-type="float">
            <text:p>2.57E+009</text:p>
          </table:table-cell>
          <table:table-cell office:value-type="float" office:value="2569116676.26667" calcext:value-type="float">
            <text:p>2.57E+009</text:p>
          </table:table-cell>
          <table:table-cell office:value-type="float" office:value="2567975001.6" calcext:value-type="float">
            <text:p>2.57E+009</text:p>
          </table:table-cell>
          <table:table-cell office:value-type="float" office:value="2568458336" calcext:value-type="float">
            <text:p>2.57E+009</text:p>
          </table:table-cell>
          <table:table-cell office:value-type="float" office:value="2568916669.86667" calcext:value-type="float">
            <text:p>2.57E+009</text:p>
          </table:table-cell>
          <table:table-cell office:value-type="float" office:value="2570016672" calcext:value-type="float">
            <text:p>2.57E+009</text:p>
          </table:table-cell>
          <table:table-cell office:value-type="float" office:value="2571116676.26667" calcext:value-type="float">
            <text:p>2.57E+009</text:p>
          </table:table-cell>
          <table:table-cell office:value-type="float" office:value="2570058342.4" calcext:value-type="float">
            <text:p>2.57E+009</text:p>
          </table:table-cell>
          <table:table-cell table:style-name="ce5" office:value-type="string" calcext:value-type="string">
            <text:p>medianFilter</text:p>
          </table:table-cell>
          <table:table-cell table:formula="of:=AVERAGE([.C28:.K28])" office:value-type="float" office:value="2569489821.39259" calcext:value-type="float">
            <text:p>2.57E+009</text:p>
          </table:table-cell>
          <table:table-cell table:formula="of:=STDEV([.C28:.K28])" office:value-type="float" office:value="959854.457982547" calcext:value-type="float">
            <text:p>9.60E+005</text:p>
          </table:table-cell>
          <table:table-cell table:formula="of:=[.N28]/[.M28]*100" office:value-type="float" office:value="0.0373558381119537" calcext:value-type="float">
            <text:p>0.04</text:p>
          </table:table-cell>
        </table:table-row>
        <table:table-row table:style-name="ro1">
          <table:table-cell/>
          <table:table-cell table:style-name="ce5" office:value-type="string" calcext:value-type="string">
            <text:p>rgb2Gray</text:p>
          </table:table-cell>
          <table:table-cell office:value-type="float" office:value="2445375008" calcext:value-type="float">
            <text:p>2.45E+009</text:p>
          </table:table-cell>
          <table:table-cell office:value-type="float" office:value="2450812512" calcext:value-type="float">
            <text:p>2.45E+009</text:p>
          </table:table-cell>
          <table:table-cell office:value-type="float" office:value="2444812512" calcext:value-type="float">
            <text:p>2.44E+009</text:p>
          </table:table-cell>
          <table:table-cell office:value-type="float" office:value="2463687504" calcext:value-type="float">
            <text:p>2.46E+009</text:p>
          </table:table-cell>
          <table:table-cell office:value-type="float" office:value="2460437504" calcext:value-type="float">
            <text:p>2.46E+009</text:p>
          </table:table-cell>
          <table:table-cell office:value-type="float" office:value="2456937504" calcext:value-type="float">
            <text:p>2.46E+009</text:p>
          </table:table-cell>
          <table:table-cell office:value-type="float" office:value="2431750016" calcext:value-type="float">
            <text:p>2.43E+009</text:p>
          </table:table-cell>
          <table:table-cell office:value-type="float" office:value="2449874992" calcext:value-type="float">
            <text:p>2.45E+009</text:p>
          </table:table-cell>
          <table:table-cell office:value-type="float" office:value="2458937504" calcext:value-type="float">
            <text:p>2.46E+009</text:p>
          </table:table-cell>
          <table:table-cell table:style-name="ce5" office:value-type="string" calcext:value-type="string">
            <text:p>rgb2Gray</text:p>
          </table:table-cell>
          <table:table-cell table:formula="of:=AVERAGE([.C29:.K29])" office:value-type="float" office:value="2451402784" calcext:value-type="float">
            <text:p>2.45E+009</text:p>
          </table:table-cell>
          <table:table-cell table:formula="of:=STDEV([.C29:.K29])" office:value-type="float" office:value="9928653.42043442" calcext:value-type="float">
            <text:p>9.93E+006</text:p>
          </table:table-cell>
          <table:table-cell table:formula="of:=[.N29]/[.M29]*100" office:value-type="float" office:value="0.40501926020634" calcext:value-type="float">
            <text:p>0.41</text:p>
          </table:table-cell>
        </table:table-row>
        <table:table-row table:style-name="ro1">
          <table:table-cell/>
          <table:table-cell table:style-name="ce5" office:value-type="string" calcext:value-type="string">
            <text:p>census</text:p>
          </table:table-cell>
          <table:table-cell office:value-type="float" office:value="2332187488" calcext:value-type="float">
            <text:p>2.33E+009</text:p>
          </table:table-cell>
          <table:table-cell office:value-type="float" office:value="2318687456" calcext:value-type="float">
            <text:p>2.32E+009</text:p>
          </table:table-cell>
          <table:table-cell office:value-type="float" office:value="2311375024" calcext:value-type="float">
            <text:p>2.31E+009</text:p>
          </table:table-cell>
          <table:table-cell office:value-type="float" office:value="2310562448" calcext:value-type="float">
            <text:p>2.31E+009</text:p>
          </table:table-cell>
          <table:table-cell office:value-type="float" office:value="2317937488" calcext:value-type="float">
            <text:p>2.32E+009</text:p>
          </table:table-cell>
          <table:table-cell office:value-type="float" office:value="2328249968" calcext:value-type="float">
            <text:p>2.33E+009</text:p>
          </table:table-cell>
          <table:table-cell office:value-type="float" office:value="2327874992" calcext:value-type="float">
            <text:p>2.33E+009</text:p>
          </table:table-cell>
          <table:table-cell office:value-type="float" office:value="2320499952" calcext:value-type="float">
            <text:p>2.32E+009</text:p>
          </table:table-cell>
          <table:table-cell office:value-type="float" office:value="2321062496" calcext:value-type="float">
            <text:p>2.32E+009</text:p>
          </table:table-cell>
          <table:table-cell table:style-name="ce5" office:value-type="string" calcext:value-type="string">
            <text:p>census</text:p>
          </table:table-cell>
          <table:table-cell table:formula="of:=AVERAGE([.C30:.K30])" office:value-type="float" office:value="2320937479.11111" calcext:value-type="float">
            <text:p>2.32E+009</text:p>
          </table:table-cell>
          <table:table-cell table:formula="of:=STDEV([.C30:.K30])" office:value-type="float" office:value="7428961.12357731" calcext:value-type="float">
            <text:p>7.43E+006</text:p>
          </table:table-cell>
          <table:table-cell table:formula="of:=[.N30]/[.M30]*100" office:value-type="float" office:value="0.320084499924682" calcext:value-type="float">
            <text:p>0.32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2_in</text:p>
          </table:table-cell>
          <table:table-cell office:value-type="float" office:value="1953875008" calcext:value-type="float">
            <text:p>1.95E+009</text:p>
          </table:table-cell>
          <table:table-cell office:value-type="float" office:value="1935374992" calcext:value-type="float">
            <text:p>1.94E+009</text:p>
          </table:table-cell>
          <table:table-cell office:value-type="float" office:value="1929249984" calcext:value-type="float">
            <text:p>1.93E+009</text:p>
          </table:table-cell>
          <table:table-cell office:value-type="float" office:value="1956874976" calcext:value-type="float">
            <text:p>1.96E+009</text:p>
          </table:table-cell>
          <table:table-cell office:value-type="float" office:value="1953000000" calcext:value-type="float">
            <text:p>1.95E+009</text:p>
          </table:table-cell>
          <table:table-cell office:value-type="float" office:value="1942624992" calcext:value-type="float">
            <text:p>1.94E+009</text:p>
          </table:table-cell>
          <table:table-cell office:value-type="float" office:value="1930749984" calcext:value-type="float">
            <text:p>1.93E+009</text:p>
          </table:table-cell>
          <table:table-cell office:value-type="float" office:value="1936500016" calcext:value-type="float">
            <text:p>1.94E+009</text:p>
          </table:table-cell>
          <table:table-cell office:value-type="float" office:value="1968749968" calcext:value-type="float">
            <text:p>1.97E+009</text:p>
          </table:table-cell>
          <table:table-cell table:style-name="ce6" office:value-type="string" calcext:value-type="string">
            <text:p>Cost_Parallel_Work_implode_Broadcast2_in</text:p>
          </table:table-cell>
          <table:table-cell table:style-name="ce22" table:formula="of:=AVERAGE([.C31:.K31])" office:value-type="float" office:value="1945222213.33333" calcext:value-type="float">
            <text:p>1.95E+009</text:p>
          </table:table-cell>
          <table:table-cell table:formula="of:=STDEV([.C31:.K31])" office:value-type="float" office:value="13551081.7054994" calcext:value-type="float">
            <text:p>1.36E+007</text:p>
          </table:table-cell>
          <table:table-cell table:formula="of:=[.N31]/[.M31]*100" office:value-type="float" office:value="0.696634122961111" calcext:value-type="float">
            <text:p>0.70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3_in</text:p>
          </table:table-cell>
          <table:table-cell office:value-type="float" office:value="1573875008" calcext:value-type="float">
            <text:p>1.57E+009</text:p>
          </table:table-cell>
          <table:table-cell office:value-type="float" office:value="1575625008" calcext:value-type="float">
            <text:p>1.58E+009</text:p>
          </table:table-cell>
          <table:table-cell office:value-type="float" office:value="1609625024" calcext:value-type="float">
            <text:p>1.61E+009</text:p>
          </table:table-cell>
          <table:table-cell office:value-type="float" office:value="1532875008" calcext:value-type="float">
            <text:p>1.53E+009</text:p>
          </table:table-cell>
          <table:table-cell office:value-type="float" office:value="1480249984" calcext:value-type="float">
            <text:p>1.48E+009</text:p>
          </table:table-cell>
          <table:table-cell office:value-type="float" office:value="1556749984" calcext:value-type="float">
            <text:p>1.56E+009</text:p>
          </table:table-cell>
          <table:table-cell office:value-type="float" office:value="1597625008" calcext:value-type="float">
            <text:p>1.60E+009</text:p>
          </table:table-cell>
          <table:table-cell office:value-type="float" office:value="1567000000" calcext:value-type="float">
            <text:p>1.57E+009</text:p>
          </table:table-cell>
          <table:table-cell office:value-type="float" office:value="1576125040" calcext:value-type="float">
            <text:p>1.58E+009</text:p>
          </table:table-cell>
          <table:table-cell table:style-name="ce6" office:value-type="string" calcext:value-type="string">
            <text:p>Cost_Parallel_Work_implode_Broadcast3_in</text:p>
          </table:table-cell>
          <table:table-cell table:style-name="ce22" table:formula="of:=AVERAGE([.C32:.K32])" office:value-type="float" office:value="1563305562.66667" calcext:value-type="float">
            <text:p>1.56E+009</text:p>
          </table:table-cell>
          <table:table-cell table:formula="of:=STDEV([.C32:.K32])" office:value-type="float" office:value="38131368.3486339" calcext:value-type="float">
            <text:p>3.81E+007</text:p>
          </table:table-cell>
          <table:table-cell table:formula="of:=[.N32]/[.M32]*100" office:value-type="float" office:value="2.43915004585475" calcext:value-type="float">
            <text:p>2.44</text:p>
          </table:table-cell>
        </table:table-row>
        <table:table-row table:style-name="ro1">
          <table:table-cell/>
          <table:table-cell table:style-name="ce5" office:value-type="string" calcext:value-type="string">
            <text:p>disparitySelect</text:p>
          </table:table-cell>
          <table:table-cell office:value-type="float" office:value="1128512501.86667" calcext:value-type="float">
            <text:p>1.13E+009</text:p>
          </table:table-cell>
          <table:table-cell office:value-type="float" office:value="1127712498.93333" calcext:value-type="float">
            <text:p>1.13E+009</text:p>
          </table:table-cell>
          <table:table-cell office:value-type="float" office:value="1128133329.6" calcext:value-type="float">
            <text:p>1.13E+009</text:p>
          </table:table-cell>
          <table:table-cell office:value-type="float" office:value="1128766666.13333" calcext:value-type="float">
            <text:p>1.13E+009</text:p>
          </table:table-cell>
          <table:table-cell office:value-type="float" office:value="1131249995.2" calcext:value-type="float">
            <text:p>1.13E+009</text:p>
          </table:table-cell>
          <table:table-cell office:value-type="float" office:value="1128766665.6" calcext:value-type="float">
            <text:p>1.13E+009</text:p>
          </table:table-cell>
          <table:table-cell office:value-type="float" office:value="1127708333.6" calcext:value-type="float">
            <text:p>1.13E+009</text:p>
          </table:table-cell>
          <table:table-cell office:value-type="float" office:value="1128258330.66667" calcext:value-type="float">
            <text:p>1.13E+009</text:p>
          </table:table-cell>
          <table:table-cell office:value-type="float" office:value="1128808336.26667" calcext:value-type="float">
            <text:p>1.13E+009</text:p>
          </table:table-cell>
          <table:table-cell table:style-name="ce5" office:value-type="string" calcext:value-type="string">
            <text:p>disparitySelect</text:p>
          </table:table-cell>
          <table:table-cell table:formula="of:=AVERAGE([.C33:.K33])" office:value-type="float" office:value="1128657406.42963" calcext:value-type="float">
            <text:p>1.13E+009</text:p>
          </table:table-cell>
          <table:table-cell table:formula="of:=STDEV([.C33:.K33])" office:value-type="float" office:value="1061642.37916601" calcext:value-type="float">
            <text:p>1.06E+006</text:p>
          </table:table-cell>
          <table:table-cell table:formula="of:=[.N33]/[.M33]*100" office:value-type="float" office:value="0.0940624119523021" calcext:value-type="float">
            <text:p>0.09</text:p>
          </table:table-cell>
        </table:table-row>
        <table:table-row table:style-name="ro1">
          <table:table-cell/>
          <table:table-cell table:style-name="ce5" office:value-type="string" calcext:value-type="string">
            <text:p>readPPM</text:p>
          </table:table-cell>
          <table:table-cell office:value-type="float" office:value="707812500" calcext:value-type="float">
            <text:p>7.08E+008</text:p>
          </table:table-cell>
          <table:table-cell office:value-type="float" office:value="707937500" calcext:value-type="float">
            <text:p>7.08E+008</text:p>
          </table:table-cell>
          <table:table-cell office:value-type="float" office:value="708500000" calcext:value-type="float">
            <text:p>7.09E+008</text:p>
          </table:table-cell>
          <table:table-cell office:value-type="float" office:value="708750000" calcext:value-type="float">
            <text:p>7.09E+008</text:p>
          </table:table-cell>
          <table:table-cell office:value-type="float" office:value="711250000" calcext:value-type="float">
            <text:p>7.11E+008</text:p>
          </table:table-cell>
          <table:table-cell office:value-type="float" office:value="719375000" calcext:value-type="float">
            <text:p>7.19E+008</text:p>
          </table:table-cell>
          <table:table-cell office:value-type="float" office:value="709812500" calcext:value-type="float">
            <text:p>7.10E+008</text:p>
          </table:table-cell>
          <table:table-cell office:value-type="float" office:value="713062500" calcext:value-type="float">
            <text:p>7.13E+008</text:p>
          </table:table-cell>
          <table:table-cell office:value-type="float" office:value="714062500" calcext:value-type="float">
            <text:p>7.14E+008</text:p>
          </table:table-cell>
          <table:table-cell table:style-name="ce5" office:value-type="string" calcext:value-type="string">
            <text:p>readPPM</text:p>
          </table:table-cell>
          <table:table-cell table:formula="of:=AVERAGE([.C34:.K34])" office:value-type="float" office:value="711173611.111111" calcext:value-type="float">
            <text:p>7.11E+008</text:p>
          </table:table-cell>
          <table:table-cell table:formula="of:=STDEV([.C34:.K34])" office:value-type="float" office:value="3805035.95398402" calcext:value-type="float">
            <text:p>3.81E+006</text:p>
          </table:table-cell>
          <table:table-cell table:formula="of:=[.N34]/[.M34]*100" office:value-type="float" office:value="0.535036156366823" calcext:value-type="float">
            <text:p>0.54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br_rgbL</text:p>
          </table:table-cell>
          <table:table-cell office:value-type="float" office:value="624250000" calcext:value-type="float">
            <text:p>6.24E+008</text:p>
          </table:table-cell>
          <table:table-cell office:value-type="float" office:value="635000000" calcext:value-type="float">
            <text:p>6.35E+008</text:p>
          </table:table-cell>
          <table:table-cell office:value-type="float" office:value="639750000" calcext:value-type="float">
            <text:p>6.40E+008</text:p>
          </table:table-cell>
          <table:table-cell office:value-type="float" office:value="597250000" calcext:value-type="float">
            <text:p>5.97E+008</text:p>
          </table:table-cell>
          <table:table-cell office:value-type="float" office:value="588625000" calcext:value-type="float">
            <text:p>5.89E+008</text:p>
          </table:table-cell>
          <table:table-cell office:value-type="float" office:value="590375000" calcext:value-type="float">
            <text:p>5.90E+008</text:p>
          </table:table-cell>
          <table:table-cell office:value-type="float" office:value="654000000" calcext:value-type="float">
            <text:p>6.54E+008</text:p>
          </table:table-cell>
          <table:table-cell office:value-type="float" office:value="604125000" calcext:value-type="float">
            <text:p>6.04E+008</text:p>
          </table:table-cell>
          <table:table-cell office:value-type="float" office:value="601125000" calcext:value-type="float">
            <text:p>6.01E+008</text:p>
          </table:table-cell>
          <table:table-cell table:style-name="ce6" office:value-type="string" calcext:value-type="string">
            <text:p>Cost_Parallel_Work_br_rgbL</text:p>
          </table:table-cell>
          <table:table-cell table:style-name="ce22" table:formula="of:=AVERAGE([.C35:.K35])" office:value-type="float" office:value="614944444.444444" calcext:value-type="float">
            <text:p>6.15E+008</text:p>
          </table:table-cell>
          <table:table-cell table:formula="of:=STDEV([.C35:.K35])" office:value-type="float" office:value="23840543.7810839" calcext:value-type="float">
            <text:p>2.38E+007</text:p>
          </table:table-cell>
          <table:table-cell table:formula="of:=[.N35]/[.M35]*100" office:value-type="float" office:value="3.8768613972311" calcext:value-type="float">
            <text:p>3.88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392625000" calcext:value-type="float">
            <text:p>3.93E+008</text:p>
          </table:table-cell>
          <table:table-cell office:value-type="float" office:value="379000000" calcext:value-type="float">
            <text:p>3.79E+008</text:p>
          </table:table-cell>
          <table:table-cell office:value-type="float" office:value="395000000" calcext:value-type="float">
            <text:p>3.95E+008</text:p>
          </table:table-cell>
          <table:table-cell office:value-type="float" office:value="394875000" calcext:value-type="float">
            <text:p>3.95E+008</text:p>
          </table:table-cell>
          <table:table-cell office:value-type="float" office:value="383875000" calcext:value-type="float">
            <text:p>3.84E+008</text:p>
          </table:table-cell>
          <table:table-cell office:value-type="float" office:value="379750000" calcext:value-type="float">
            <text:p>3.80E+008</text:p>
          </table:table-cell>
          <table:table-cell office:value-type="float" office:value="398000000" calcext:value-type="float">
            <text:p>3.98E+008</text:p>
          </table:table-cell>
          <table:table-cell office:value-type="float" office:value="401000000" calcext:value-type="float">
            <text:p>4.01E+008</text:p>
          </table:table-cell>
          <table:table-cell office:value-type="float" office:value="378500000" calcext:value-type="float">
            <text:p>3.79E+008</text:p>
          </table:table-cell>
          <table:table-cell office:value-type="string" calcext:value-type="string">
            <text:p>Broadcast0</text:p>
          </table:table-cell>
          <table:table-cell table:formula="of:=AVERAGE([.C36:.K36])" office:value-type="float" office:value="389180555.555556" calcext:value-type="float">
            <text:p>3.89E+008</text:p>
          </table:table-cell>
          <table:table-cell table:formula="of:=STDEV([.C36:.K36])" office:value-type="float" office:value="8877224.87761675" calcext:value-type="float">
            <text:p>8.88E+006</text:p>
          </table:table-cell>
          <table:table-cell table:formula="of:=[.N36]/[.M36]*100" office:value-type="float" office:value="2.2810042153685" calcext:value-type="float">
            <text:p>2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113250000" calcext:value-type="float">
            <text:p>1.13E+008</text:p>
          </table:table-cell>
          <table:table-cell office:value-type="float" office:value="105250000" calcext:value-type="float">
            <text:p>1.05E+008</text:p>
          </table:table-cell>
          <table:table-cell office:value-type="float" office:value="105750000" calcext:value-type="float">
            <text:p>1.06E+008</text:p>
          </table:table-cell>
          <table:table-cell office:value-type="float" office:value="112750000" calcext:value-type="float">
            <text:p>1.13E+008</text:p>
          </table:table-cell>
          <table:table-cell office:value-type="float" office:value="105125000" calcext:value-type="float">
            <text:p>1.05E+008</text:p>
          </table:table-cell>
          <table:table-cell office:value-type="float" office:value="105500000" calcext:value-type="float">
            <text:p>1.06E+008</text:p>
          </table:table-cell>
          <table:table-cell table:number-columns-repeated="2" office:value-type="float" office:value="105000000" calcext:value-type="float">
            <text:p>1.05E+008</text:p>
          </table:table-cell>
          <table:table-cell office:value-type="float" office:value="112000000" calcext:value-type="float">
            <text:p>1.12E+008</text:p>
          </table:table-cell>
          <table:table-cell office:value-type="string" calcext:value-type="string">
            <text:p>Cost_Parallel_Work_Broadcast5_10</text:p>
          </table:table-cell>
          <table:table-cell table:formula="of:=AVERAGE([.C37:.K37])" office:value-type="float" office:value="107736111.111111" calcext:value-type="float">
            <text:p>1.08E+008</text:p>
          </table:table-cell>
          <table:table-cell table:formula="of:=STDEV([.C37:.K37])" office:value-type="float" office:value="3718852.12278078" calcext:value-type="float">
            <text:p>3.72E+006</text:p>
          </table:table-cell>
          <table:table-cell table:formula="of:=[.N37]/[.M37]*100" office:value-type="float" office:value="3.451815815911" calcext:value-type="float">
            <text:p>3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105750000" calcext:value-type="float">
            <text:p>1.06E+008</text:p>
          </table:table-cell>
          <table:table-cell office:value-type="float" office:value="112000000" calcext:value-type="float">
            <text:p>1.12E+008</text:p>
          </table:table-cell>
          <table:table-cell office:value-type="float" office:value="105500000" calcext:value-type="float">
            <text:p>1.06E+008</text:p>
          </table:table-cell>
          <table:table-cell office:value-type="float" office:value="105750000" calcext:value-type="float">
            <text:p>1.06E+008</text:p>
          </table:table-cell>
          <table:table-cell office:value-type="float" office:value="105000000" calcext:value-type="float">
            <text:p>1.05E+008</text:p>
          </table:table-cell>
          <table:table-cell table:number-columns-repeated="2" office:value-type="float" office:value="111875000" calcext:value-type="float">
            <text:p>1.12E+008</text:p>
          </table:table-cell>
          <table:table-cell office:value-type="float" office:value="104375000" calcext:value-type="float">
            <text:p>1.04E+008</text:p>
          </table:table-cell>
          <table:table-cell office:value-type="float" office:value="104500000" calcext:value-type="float">
            <text:p>1.05E+008</text:p>
          </table:table-cell>
          <table:table-cell office:value-type="string" calcext:value-type="string">
            <text:p>Cost_Parallel_Work_Broadcast5_5</text:p>
          </table:table-cell>
          <table:table-cell table:formula="of:=AVERAGE([.C38:.K38])" office:value-type="float" office:value="107402777.777778" calcext:value-type="float">
            <text:p>1.07E+008</text:p>
          </table:table-cell>
          <table:table-cell table:formula="of:=STDEV([.C38:.K38])" office:value-type="float" office:value="3420285.17735648" calcext:value-type="float">
            <text:p>3.42E+006</text:p>
          </table:table-cell>
          <table:table-cell table:formula="of:=[.N38]/[.M38]*100" office:value-type="float" office:value="3.18454070567266" calcext:value-type="float">
            <text:p>3.1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104750000" calcext:value-type="float">
            <text:p>1.05E+008</text:p>
          </table:table-cell>
          <table:table-cell office:value-type="float" office:value="105250000" calcext:value-type="float">
            <text:p>1.05E+008</text:p>
          </table:table-cell>
          <table:table-cell office:value-type="float" office:value="106375000" calcext:value-type="float">
            <text:p>1.06E+008</text:p>
          </table:table-cell>
          <table:table-cell office:value-type="float" office:value="113000000" calcext:value-type="float">
            <text:p>1.13E+008</text:p>
          </table:table-cell>
          <table:table-cell office:value-type="float" office:value="112750000" calcext:value-type="float">
            <text:p>1.13E+008</text:p>
          </table:table-cell>
          <table:table-cell office:value-type="float" office:value="105500000" calcext:value-type="float">
            <text:p>1.06E+008</text:p>
          </table:table-cell>
          <table:table-cell office:value-type="float" office:value="106000000" calcext:value-type="float">
            <text:p>1.06E+008</text:p>
          </table:table-cell>
          <table:table-cell office:value-type="float" office:value="105875000" calcext:value-type="float">
            <text:p>1.06E+008</text:p>
          </table:table-cell>
          <table:table-cell office:value-type="float" office:value="105375000" calcext:value-type="float">
            <text:p>1.05E+008</text:p>
          </table:table-cell>
          <table:table-cell office:value-type="string" calcext:value-type="string">
            <text:p>Cost_Parallel_Work_Broadcast5_18</text:p>
          </table:table-cell>
          <table:table-cell table:formula="of:=AVERAGE([.C39:.K39])" office:value-type="float" office:value="107208333.333333" calcext:value-type="float">
            <text:p>1.07E+008</text:p>
          </table:table-cell>
          <table:table-cell table:formula="of:=STDEV([.C39:.K39])" office:value-type="float" office:value="3246993.80196513" calcext:value-type="float">
            <text:p>3.25E+006</text:p>
          </table:table-cell>
          <table:table-cell table:formula="of:=[.N39]/[.M39]*100" office:value-type="float" office:value="3.02867669052325" calcext:value-type="float">
            <text:p>3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105625000" calcext:value-type="float">
            <text:p>1.06E+008</text:p>
          </table:table-cell>
          <table:table-cell office:value-type="float" office:value="112000000" calcext:value-type="float">
            <text:p>1.12E+008</text:p>
          </table:table-cell>
          <table:table-cell office:value-type="float" office:value="105625000" calcext:value-type="float">
            <text:p>1.06E+008</text:p>
          </table:table-cell>
          <table:table-cell office:value-type="float" office:value="105375000" calcext:value-type="float">
            <text:p>1.05E+008</text:p>
          </table:table-cell>
          <table:table-cell office:value-type="float" office:value="106750000" calcext:value-type="float">
            <text:p>1.07E+008</text:p>
          </table:table-cell>
          <table:table-cell office:value-type="float" office:value="105000000" calcext:value-type="float">
            <text:p>1.05E+008</text:p>
          </table:table-cell>
          <table:table-cell office:value-type="float" office:value="105875000" calcext:value-type="float">
            <text:p>1.06E+008</text:p>
          </table:table-cell>
          <table:table-cell office:value-type="float" office:value="105250000" calcext:value-type="float">
            <text:p>1.05E+008</text:p>
          </table:table-cell>
          <table:table-cell office:value-type="float" office:value="112875000" calcext:value-type="float">
            <text:p>1.13E+008</text:p>
          </table:table-cell>
          <table:table-cell office:value-type="string" calcext:value-type="string">
            <text:p>Cost_Parallel_Work_Broadcast5_14</text:p>
          </table:table-cell>
          <table:table-cell table:formula="of:=AVERAGE([.C40:.K40])" office:value-type="float" office:value="107152777.777778" calcext:value-type="float">
            <text:p>1.07E+008</text:p>
          </table:table-cell>
          <table:table-cell table:formula="of:=STDEV([.C40:.K40])" office:value-type="float" office:value="3043806.32505494" calcext:value-type="float">
            <text:p>3.04E+006</text:p>
          </table:table-cell>
          <table:table-cell table:formula="of:=[.N40]/[.M40]*100" office:value-type="float" office:value="2.84062288274732" calcext:value-type="float">
            <text:p>2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105250000" calcext:value-type="float">
            <text:p>1.05E+008</text:p>
          </table:table-cell>
          <table:table-cell table:number-columns-repeated="2" office:value-type="float" office:value="104500000" calcext:value-type="float">
            <text:p>1.05E+008</text:p>
          </table:table-cell>
          <table:table-cell office:value-type="float" office:value="104125000" calcext:value-type="float">
            <text:p>1.04E+008</text:p>
          </table:table-cell>
          <table:table-cell office:value-type="float" office:value="104500000" calcext:value-type="float">
            <text:p>1.05E+008</text:p>
          </table:table-cell>
          <table:table-cell office:value-type="float" office:value="104375000" calcext:value-type="float">
            <text:p>1.04E+008</text:p>
          </table:table-cell>
          <table:table-cell office:value-type="float" office:value="103625000" calcext:value-type="float">
            <text:p>1.04E+008</text:p>
          </table:table-cell>
          <table:table-cell office:value-type="float" office:value="111000000" calcext:value-type="float">
            <text:p>1.11E+008</text:p>
          </table:table-cell>
          <table:table-cell office:value-type="float" office:value="103750000" calcext:value-type="float">
            <text:p>1.04E+008</text:p>
          </table:table-cell>
          <table:table-cell office:value-type="string" calcext:value-type="string">
            <text:p>Cost_Parallel_Work_Broadcast5_11</text:p>
          </table:table-cell>
          <table:table-cell table:formula="of:=AVERAGE([.C41:.K41])" office:value-type="float" office:value="105069444.444444" calcext:value-type="float">
            <text:p>1.05E+008</text:p>
          </table:table-cell>
          <table:table-cell table:formula="of:=STDEV([.C41:.K41])" office:value-type="float" office:value="2274271.09812744" calcext:value-type="float">
            <text:p>2.27E+006</text:p>
          </table:table-cell>
          <table:table-cell table:formula="of:=[.N41]/[.M41]*100" office:value-type="float" office:value="2.16454089973794" calcext:value-type="float">
            <text:p>2.1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97000000" calcext:value-type="float">
            <text:p>9.70E+007</text:p>
          </table:table-cell>
          <table:table-cell office:value-type="float" office:value="96875000" calcext:value-type="float">
            <text:p>9.69E+007</text:p>
          </table:table-cell>
          <table:table-cell office:value-type="float" office:value="98750000" calcext:value-type="float">
            <text:p>9.88E+007</text:p>
          </table:table-cell>
          <table:table-cell office:value-type="float" office:value="97750000" calcext:value-type="float">
            <text:p>9.78E+007</text:p>
          </table:table-cell>
          <table:table-cell office:value-type="float" office:value="103250000" calcext:value-type="float">
            <text:p>1.03E+008</text:p>
          </table:table-cell>
          <table:table-cell office:value-type="float" office:value="96750000" calcext:value-type="float">
            <text:p>9.68E+007</text:p>
          </table:table-cell>
          <table:table-cell office:value-type="float" office:value="104125000" calcext:value-type="float">
            <text:p>1.04E+008</text:p>
          </table:table-cell>
          <table:table-cell office:value-type="float" office:value="97750000" calcext:value-type="float">
            <text:p>9.78E+007</text:p>
          </table:table-cell>
          <table:table-cell office:value-type="float" office:value="103375000" calcext:value-type="float">
            <text:p>1.03E+008</text:p>
          </table:table-cell>
          <table:table-cell office:value-type="string" calcext:value-type="string">
            <text:p>Cost_Parallel_Work_Broadcast5_0</text:p>
          </table:table-cell>
          <table:table-cell table:formula="of:=AVERAGE([.C42:.K42])" office:value-type="float" office:value="99513888.8888889" calcext:value-type="float">
            <text:p>9.95E+007</text:p>
          </table:table-cell>
          <table:table-cell table:formula="of:=STDEV([.C42:.K42])" office:value-type="float" office:value="3119648.19508725" calcext:value-type="float">
            <text:p>3.12E+006</text:p>
          </table:table-cell>
          <table:table-cell table:formula="of:=[.N42]/[.M42]*100" office:value-type="float" office:value="3.13488723023422" calcext:value-type="float">
            <text:p>3.1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106000000" calcext:value-type="float">
            <text:p>1.06E+008</text:p>
          </table:table-cell>
          <table:table-cell office:value-type="float" office:value="98500000" calcext:value-type="float">
            <text:p>9.85E+007</text:p>
          </table:table-cell>
          <table:table-cell office:value-type="float" office:value="97250000" calcext:value-type="float">
            <text:p>9.73E+007</text:p>
          </table:table-cell>
          <table:table-cell office:value-type="float" office:value="97000000" calcext:value-type="float">
            <text:p>9.70E+007</text:p>
          </table:table-cell>
          <table:table-cell office:value-type="float" office:value="96375000" calcext:value-type="float">
            <text:p>9.64E+007</text:p>
          </table:table-cell>
          <table:table-cell office:value-type="float" office:value="98125000" calcext:value-type="float">
            <text:p>9.81E+007</text:p>
          </table:table-cell>
          <table:table-cell office:value-type="float" office:value="96500000" calcext:value-type="float">
            <text:p>9.65E+007</text:p>
          </table:table-cell>
          <table:table-cell office:value-type="float" office:value="105875000" calcext:value-type="float">
            <text:p>1.06E+008</text:p>
          </table:table-cell>
          <table:table-cell office:value-type="float" office:value="96125000" calcext:value-type="float">
            <text:p>9.61E+007</text:p>
          </table:table-cell>
          <table:table-cell office:value-type="string" calcext:value-type="string">
            <text:p>Cost_Parallel_Work_Broadcast5_16</text:p>
          </table:table-cell>
          <table:table-cell table:formula="of:=AVERAGE([.C43:.K43])" office:value-type="float" office:value="99083333.3333333" calcext:value-type="float">
            <text:p>9.91E+007</text:p>
          </table:table-cell>
          <table:table-cell table:formula="of:=STDEV([.C43:.K43])" office:value-type="float" office:value="3963702.49892698" calcext:value-type="float">
            <text:p>3.96E+006</text:p>
          </table:table-cell>
          <table:table-cell table:formula="of:=[.N43]/[.M43]*100" office:value-type="float" office:value="4.00037258091874" calcext:value-type="float">
            <text:p>4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96250000" calcext:value-type="float">
            <text:p>9.63E+007</text:p>
          </table:table-cell>
          <table:table-cell office:value-type="float" office:value="97625000" calcext:value-type="float">
            <text:p>9.76E+007</text:p>
          </table:table-cell>
          <table:table-cell office:value-type="float" office:value="98000000" calcext:value-type="float">
            <text:p>9.80E+007</text:p>
          </table:table-cell>
          <table:table-cell office:value-type="float" office:value="96375000" calcext:value-type="float">
            <text:p>9.64E+007</text:p>
          </table:table-cell>
          <table:table-cell office:value-type="float" office:value="97375000" calcext:value-type="float">
            <text:p>9.74E+007</text:p>
          </table:table-cell>
          <table:table-cell office:value-type="float" office:value="95625000" calcext:value-type="float">
            <text:p>9.56E+007</text:p>
          </table:table-cell>
          <table:table-cell office:value-type="float" office:value="96875000" calcext:value-type="float">
            <text:p>9.69E+007</text:p>
          </table:table-cell>
          <table:table-cell office:value-type="float" office:value="96750000" calcext:value-type="float">
            <text:p>9.68E+007</text:p>
          </table:table-cell>
          <table:table-cell office:value-type="float" office:value="97000000" calcext:value-type="float">
            <text:p>9.70E+007</text:p>
          </table:table-cell>
          <table:table-cell office:value-type="string" calcext:value-type="string">
            <text:p>Cost_Parallel_Work_Broadcast5_8</text:p>
          </table:table-cell>
          <table:table-cell table:formula="of:=AVERAGE([.C44:.K44])" office:value-type="float" office:value="96875000" calcext:value-type="float">
            <text:p>9.69E+007</text:p>
          </table:table-cell>
          <table:table-cell table:formula="of:=STDEV([.C44:.K44])" office:value-type="float" office:value="734208.757779421" calcext:value-type="float">
            <text:p>7.34E+005</text:p>
          </table:table-cell>
          <table:table-cell table:formula="of:=[.N44]/[.M44]*100" office:value-type="float" office:value="0.757892911256176" calcext:value-type="float">
            <text:p>0.7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100375000" calcext:value-type="float">
            <text:p>1.00E+008</text:p>
          </table:table-cell>
          <table:table-cell office:value-type="float" office:value="93000000" calcext:value-type="float">
            <text:p>9.30E+007</text:p>
          </table:table-cell>
          <table:table-cell office:value-type="float" office:value="98750000" calcext:value-type="float">
            <text:p>9.88E+007</text:p>
          </table:table-cell>
          <table:table-cell office:value-type="float" office:value="93250000" calcext:value-type="float">
            <text:p>9.33E+007</text:p>
          </table:table-cell>
          <table:table-cell office:value-type="float" office:value="106000000" calcext:value-type="float">
            <text:p>1.06E+008</text:p>
          </table:table-cell>
          <table:table-cell office:value-type="float" office:value="99125000" calcext:value-type="float">
            <text:p>9.91E+007</text:p>
          </table:table-cell>
          <table:table-cell office:value-type="float" office:value="93250000" calcext:value-type="float">
            <text:p>9.33E+007</text:p>
          </table:table-cell>
          <table:table-cell office:value-type="float" office:value="91875000" calcext:value-type="float">
            <text:p>9.19E+007</text:p>
          </table:table-cell>
          <table:table-cell office:value-type="float" office:value="92875000" calcext:value-type="float">
            <text:p>9.29E+007</text:p>
          </table:table-cell>
          <table:table-cell office:value-type="string" calcext:value-type="string">
            <text:p>Cost_Parallel_Work_Broadcast5_2</text:p>
          </table:table-cell>
          <table:table-cell table:formula="of:=AVERAGE([.C45:.K45])" office:value-type="float" office:value="96500000" calcext:value-type="float">
            <text:p>9.65E+007</text:p>
          </table:table-cell>
          <table:table-cell table:formula="of:=STDEV([.C45:.K45])" office:value-type="float" office:value="4810470.35122346" calcext:value-type="float">
            <text:p>4.81E+006</text:p>
          </table:table-cell>
          <table:table-cell table:formula="of:=[.N45]/[.M45]*100" office:value-type="float" office:value="4.98494336914349" calcext:value-type="float">
            <text:p>4.9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95875000" calcext:value-type="float">
            <text:p>9.59E+007</text:p>
          </table:table-cell>
          <table:table-cell office:value-type="float" office:value="95375000" calcext:value-type="float">
            <text:p>9.54E+007</text:p>
          </table:table-cell>
          <table:table-cell office:value-type="float" office:value="94625000" calcext:value-type="float">
            <text:p>9.46E+007</text:p>
          </table:table-cell>
          <table:table-cell office:value-type="float" office:value="102625000" calcext:value-type="float">
            <text:p>1.03E+008</text:p>
          </table:table-cell>
          <table:table-cell office:value-type="float" office:value="93625000" calcext:value-type="float">
            <text:p>9.36E+007</text:p>
          </table:table-cell>
          <table:table-cell office:value-type="float" office:value="96375000" calcext:value-type="float">
            <text:p>9.64E+007</text:p>
          </table:table-cell>
          <table:table-cell office:value-type="float" office:value="95375000" calcext:value-type="float">
            <text:p>9.54E+007</text:p>
          </table:table-cell>
          <table:table-cell office:value-type="float" office:value="96500000" calcext:value-type="float">
            <text:p>9.65E+007</text:p>
          </table:table-cell>
          <table:table-cell office:value-type="float" office:value="94375000" calcext:value-type="float">
            <text:p>9.44E+007</text:p>
          </table:table-cell>
          <table:table-cell office:value-type="string" calcext:value-type="string">
            <text:p>Cost_Parallel_Work_Broadcast5_24</text:p>
          </table:table-cell>
          <table:table-cell table:formula="of:=AVERAGE([.C46:.K46])" office:value-type="float" office:value="96083333.3333333" calcext:value-type="float">
            <text:p>9.61E+007</text:p>
          </table:table-cell>
          <table:table-cell table:formula="of:=STDEV([.C46:.K46])" office:value-type="float" office:value="2626487.67368134" calcext:value-type="float">
            <text:p>2.63E+006</text:p>
          </table:table-cell>
          <table:table-cell table:formula="of:=[.N46]/[.M46]*100" office:value-type="float" office:value="2.73355178527112" calcext:value-type="float">
            <text:p>2.7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92000000" calcext:value-type="float">
            <text:p>9.20E+007</text:p>
          </table:table-cell>
          <table:table-cell office:value-type="float" office:value="92250000" calcext:value-type="float">
            <text:p>9.23E+007</text:p>
          </table:table-cell>
          <table:table-cell office:value-type="float" office:value="92750000" calcext:value-type="float">
            <text:p>9.28E+007</text:p>
          </table:table-cell>
          <table:table-cell office:value-type="float" office:value="92125000" calcext:value-type="float">
            <text:p>9.21E+007</text:p>
          </table:table-cell>
          <table:table-cell office:value-type="float" office:value="106125000" calcext:value-type="float">
            <text:p>1.06E+008</text:p>
          </table:table-cell>
          <table:table-cell office:value-type="float" office:value="92625000" calcext:value-type="float">
            <text:p>9.26E+007</text:p>
          </table:table-cell>
          <table:table-cell office:value-type="float" office:value="93250000" calcext:value-type="float">
            <text:p>9.33E+007</text:p>
          </table:table-cell>
          <table:table-cell office:value-type="float" office:value="98750000" calcext:value-type="float">
            <text:p>9.88E+007</text:p>
          </table:table-cell>
          <table:table-cell office:value-type="float" office:value="92125000" calcext:value-type="float">
            <text:p>9.21E+007</text:p>
          </table:table-cell>
          <table:table-cell office:value-type="string" calcext:value-type="string">
            <text:p>Cost_Parallel_Work_Broadcast5_23</text:p>
          </table:table-cell>
          <table:table-cell table:formula="of:=AVERAGE([.C47:.K47])" office:value-type="float" office:value="94666666.6666667" calcext:value-type="float">
            <text:p>9.47E+007</text:p>
          </table:table-cell>
          <table:table-cell table:formula="of:=STDEV([.C47:.K47])" office:value-type="float" office:value="4791757.24552069" calcext:value-type="float">
            <text:p>4.79E+006</text:p>
          </table:table-cell>
          <table:table-cell table:formula="of:=[.N47]/[.M47]*100" office:value-type="float" office:value="5.06171540019791" calcext:value-type="float">
            <text:p>5.0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92375000" calcext:value-type="float">
            <text:p>9.24E+007</text:p>
          </table:table-cell>
          <table:table-cell office:value-type="float" office:value="106125000" calcext:value-type="float">
            <text:p>1.06E+008</text:p>
          </table:table-cell>
          <table:table-cell office:value-type="float" office:value="92375000" calcext:value-type="float">
            <text:p>9.24E+007</text:p>
          </table:table-cell>
          <table:table-cell office:value-type="float" office:value="99000000" calcext:value-type="float">
            <text:p>9.90E+007</text:p>
          </table:table-cell>
          <table:table-cell office:value-type="float" office:value="92500000" calcext:value-type="float">
            <text:p>9.25E+007</text:p>
          </table:table-cell>
          <table:table-cell table:number-columns-repeated="3" office:value-type="float" office:value="92250000" calcext:value-type="float">
            <text:p>9.23E+007</text:p>
          </table:table-cell>
          <table:table-cell office:value-type="float" office:value="91625000" calcext:value-type="float">
            <text:p>9.16E+007</text:p>
          </table:table-cell>
          <table:table-cell office:value-type="string" calcext:value-type="string">
            <text:p>Cost_Parallel_Work_Broadcast5_13</text:p>
          </table:table-cell>
          <table:table-cell table:formula="of:=AVERAGE([.C48:.K48])" office:value-type="float" office:value="94527777.7777778" calcext:value-type="float">
            <text:p>9.45E+007</text:p>
          </table:table-cell>
          <table:table-cell table:formula="of:=STDEV([.C48:.K48])" office:value-type="float" office:value="4897295.8808351" calcext:value-type="float">
            <text:p>4.90E+006</text:p>
          </table:table-cell>
          <table:table-cell table:formula="of:=[.N48]/[.M48]*100" office:value-type="float" office:value="5.18080081428339" calcext:value-type="float">
            <text:p>5.1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89625000" calcext:value-type="float">
            <text:p>8.96E+007</text:p>
          </table:table-cell>
          <table:table-cell office:value-type="float" office:value="93250000" calcext:value-type="float">
            <text:p>9.33E+007</text:p>
          </table:table-cell>
          <table:table-cell office:value-type="float" office:value="90000000" calcext:value-type="float">
            <text:p>9.00E+007</text:p>
          </table:table-cell>
          <table:table-cell office:value-type="float" office:value="91250000" calcext:value-type="float">
            <text:p>9.13E+007</text:p>
          </table:table-cell>
          <table:table-cell office:value-type="float" office:value="98625000" calcext:value-type="float">
            <text:p>9.86E+007</text:p>
          </table:table-cell>
          <table:table-cell office:value-type="float" office:value="97250000" calcext:value-type="float">
            <text:p>9.73E+007</text:p>
          </table:table-cell>
          <table:table-cell office:value-type="float" office:value="90750000" calcext:value-type="float">
            <text:p>9.08E+007</text:p>
          </table:table-cell>
          <table:table-cell office:value-type="float" office:value="90625000" calcext:value-type="float">
            <text:p>9.06E+007</text:p>
          </table:table-cell>
          <table:table-cell office:value-type="float" office:value="99375000" calcext:value-type="float">
            <text:p>9.94E+007</text:p>
          </table:table-cell>
          <table:table-cell office:value-type="string" calcext:value-type="string">
            <text:p>Cost_Parallel_Work_Broadcast5_17</text:p>
          </table:table-cell>
          <table:table-cell table:formula="of:=AVERAGE([.C49:.K49])" office:value-type="float" office:value="93416666.6666667" calcext:value-type="float">
            <text:p>9.34E+007</text:p>
          </table:table-cell>
          <table:table-cell table:formula="of:=STDEV([.C49:.K49])" office:value-type="float" office:value="3921096.78533953" calcext:value-type="float">
            <text:p>3.92E+006</text:p>
          </table:table-cell>
          <table:table-cell table:formula="of:=[.N49]/[.M49]*100" office:value-type="float" office:value="4.19742742409227" calcext:value-type="float">
            <text:p>4.2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91000000" calcext:value-type="float">
            <text:p>9.10E+007</text:p>
          </table:table-cell>
          <table:table-cell office:value-type="float" office:value="91625000" calcext:value-type="float">
            <text:p>9.16E+007</text:p>
          </table:table-cell>
          <table:table-cell office:value-type="float" office:value="92125000" calcext:value-type="float">
            <text:p>9.21E+007</text:p>
          </table:table-cell>
          <table:table-cell office:value-type="float" office:value="91500000" calcext:value-type="float">
            <text:p>9.15E+007</text:p>
          </table:table-cell>
          <table:table-cell office:value-type="float" office:value="91125000" calcext:value-type="float">
            <text:p>9.11E+007</text:p>
          </table:table-cell>
          <table:table-cell office:value-type="float" office:value="105125000" calcext:value-type="float">
            <text:p>1.05E+008</text:p>
          </table:table-cell>
          <table:table-cell office:value-type="float" office:value="90500000" calcext:value-type="float">
            <text:p>9.05E+007</text:p>
          </table:table-cell>
          <table:table-cell office:value-type="float" office:value="92125000" calcext:value-type="float">
            <text:p>9.21E+007</text:p>
          </table:table-cell>
          <table:table-cell office:value-type="float" office:value="91875000" calcext:value-type="float">
            <text:p>9.19E+007</text:p>
          </table:table-cell>
          <table:table-cell office:value-type="string" calcext:value-type="string">
            <text:p>Cost_Parallel_Work_Broadcast5_15</text:p>
          </table:table-cell>
          <table:table-cell table:formula="of:=AVERAGE([.C50:.K50])" office:value-type="float" office:value="93000000" calcext:value-type="float">
            <text:p>9.30E+007</text:p>
          </table:table-cell>
          <table:table-cell table:formula="of:=STDEV([.C50:.K50])" office:value-type="float" office:value="4578738.22684809" calcext:value-type="float">
            <text:p>4.58E+006</text:p>
          </table:table-cell>
          <table:table-cell table:formula="of:=[.N50]/[.M50]*100" office:value-type="float" office:value="4.92337443747107" calcext:value-type="float">
            <text:p>4.9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91250000" calcext:value-type="float">
            <text:p>9.13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1375000" calcext:value-type="float">
            <text:p>9.14E+007</text:p>
          </table:table-cell>
          <table:table-cell office:value-type="float" office:value="91125000" calcext:value-type="float">
            <text:p>9.11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1625000" calcext:value-type="float">
            <text:p>9.16E+007</text:p>
          </table:table-cell>
          <table:table-cell office:value-type="float" office:value="99000000" calcext:value-type="float">
            <text:p>9.90E+007</text:p>
          </table:table-cell>
          <table:table-cell office:value-type="float" office:value="98375000" calcext:value-type="float">
            <text:p>9.84E+007</text:p>
          </table:table-cell>
          <table:table-cell office:value-type="float" office:value="91750000" calcext:value-type="float">
            <text:p>9.18E+007</text:p>
          </table:table-cell>
          <table:table-cell office:value-type="string" calcext:value-type="string">
            <text:p>Cost_Parallel_Work_Broadcast5_22</text:p>
          </table:table-cell>
          <table:table-cell table:formula="of:=AVERAGE([.C51:.K51])" office:value-type="float" office:value="92916666.6666667" calcext:value-type="float">
            <text:p>9.29E+007</text:p>
          </table:table-cell>
          <table:table-cell table:formula="of:=STDEV([.C51:.K51])" office:value-type="float" office:value="3288830.52923072" calcext:value-type="float">
            <text:p>3.29E+006</text:p>
          </table:table-cell>
          <table:table-cell table:formula="of:=[.N51]/[.M51]*100" office:value-type="float" office:value="3.53954855163844" calcext:value-type="float">
            <text:p>3.5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92125000" calcext:value-type="float">
            <text:p>9.21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8125000" calcext:value-type="float">
            <text:p>9.81E+007</text:p>
          </table:table-cell>
          <table:table-cell office:value-type="float" office:value="91750000" calcext:value-type="float">
            <text:p>9.18E+007</text:p>
          </table:table-cell>
          <table:table-cell office:value-type="float" office:value="91125000" calcext:value-type="float">
            <text:p>9.11E+007</text:p>
          </table:table-cell>
          <table:table-cell office:value-type="float" office:value="91500000" calcext:value-type="float">
            <text:p>9.15E+007</text:p>
          </table:table-cell>
          <table:table-cell office:value-type="float" office:value="91375000" calcext:value-type="float">
            <text:p>9.14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8375000" calcext:value-type="float">
            <text:p>9.84E+007</text:p>
          </table:table-cell>
          <table:table-cell office:value-type="string" calcext:value-type="string">
            <text:p>Cost_Parallel_Work_Broadcast5_4</text:p>
          </table:table-cell>
          <table:table-cell table:formula="of:=AVERAGE([.C52:.K52])" office:value-type="float" office:value="92902777.7777778" calcext:value-type="float">
            <text:p>9.29E+007</text:p>
          </table:table-cell>
          <table:table-cell table:formula="of:=STDEV([.C52:.K52])" office:value-type="float" office:value="3058529.17174979" calcext:value-type="float">
            <text:p>3.06E+006</text:p>
          </table:table-cell>
          <table:table-cell table:formula="of:=[.N52]/[.M52]*100" office:value-type="float" office:value="3.29218269346666" calcext:value-type="float">
            <text:p>3.2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97875000" calcext:value-type="float">
            <text:p>9.79E+007</text:p>
          </table:table-cell>
          <table:table-cell office:value-type="float" office:value="90125000" calcext:value-type="float">
            <text:p>9.01E+007</text:p>
          </table:table-cell>
          <table:table-cell office:value-type="float" office:value="97000000" calcext:value-type="float">
            <text:p>9.70E+007</text:p>
          </table:table-cell>
          <table:table-cell office:value-type="float" office:value="97375000" calcext:value-type="float">
            <text:p>9.74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1375000" calcext:value-type="float">
            <text:p>9.14E+007</text:p>
          </table:table-cell>
          <table:table-cell office:value-type="float" office:value="91000000" calcext:value-type="float">
            <text:p>9.10E+007</text:p>
          </table:table-cell>
          <table:table-cell office:value-type="float" office:value="89750000" calcext:value-type="float">
            <text:p>8.98E+007</text:p>
          </table:table-cell>
          <table:table-cell office:value-type="float" office:value="90250000" calcext:value-type="float">
            <text:p>9.03E+007</text:p>
          </table:table-cell>
          <table:table-cell office:value-type="string" calcext:value-type="string">
            <text:p>Cost_Parallel_Work_Broadcast5_21</text:p>
          </table:table-cell>
          <table:table-cell table:formula="of:=AVERAGE([.C53:.K53])" office:value-type="float" office:value="92847222.2222222" calcext:value-type="float">
            <text:p>9.28E+007</text:p>
          </table:table-cell>
          <table:table-cell table:formula="of:=STDEV([.C53:.K53])" office:value-type="float" office:value="3468484.09891763" calcext:value-type="float">
            <text:p>3.47E+006</text:p>
          </table:table-cell>
          <table:table-cell table:formula="of:=[.N53]/[.M53]*100" office:value-type="float" office:value="3.73568968021046" calcext:value-type="float">
            <text:p>3.7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92875000" calcext:value-type="float">
            <text:p>9.29E+007</text:p>
          </table:table-cell>
          <table:table-cell office:value-type="float" office:value="92500000" calcext:value-type="float">
            <text:p>9.25E+007</text:p>
          </table:table-cell>
          <table:table-cell office:value-type="float" office:value="93250000" calcext:value-type="float">
            <text:p>9.33E+007</text:p>
          </table:table-cell>
          <table:table-cell office:value-type="float" office:value="92375000" calcext:value-type="float">
            <text:p>9.24E+007</text:p>
          </table:table-cell>
          <table:table-cell office:value-type="float" office:value="92125000" calcext:value-type="float">
            <text:p>9.21E+007</text:p>
          </table:table-cell>
          <table:table-cell table:number-columns-repeated="2" office:value-type="float" office:value="92500000" calcext:value-type="float">
            <text:p>9.25E+007</text:p>
          </table:table-cell>
          <table:table-cell office:value-type="float" office:value="92250000" calcext:value-type="float">
            <text:p>9.23E+007</text:p>
          </table:table-cell>
          <table:table-cell office:value-type="float" office:value="92375000" calcext:value-type="float">
            <text:p>9.24E+007</text:p>
          </table:table-cell>
          <table:table-cell office:value-type="string" calcext:value-type="string">
            <text:p>Cost_Parallel_Work_Broadcast5_12</text:p>
          </table:table-cell>
          <table:table-cell table:formula="of:=AVERAGE([.C54:.K54])" office:value-type="float" office:value="92527777.7777778" calcext:value-type="float">
            <text:p>9.25E+007</text:p>
          </table:table-cell>
          <table:table-cell table:formula="of:=STDEV([.C54:.K54])" office:value-type="float" office:value="341056.365494685" calcext:value-type="float">
            <text:p>3.41E+005</text:p>
          </table:table-cell>
          <table:table-cell table:formula="of:=[.N54]/[.M54]*100" office:value-type="float" office:value="0.368598893960032" calcext:value-type="float">
            <text:p>0.3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91375000" calcext:value-type="float">
            <text:p>9.14E+007</text:p>
          </table:table-cell>
          <table:table-cell office:value-type="float" office:value="91250000" calcext:value-type="float">
            <text:p>9.13E+007</text:p>
          </table:table-cell>
          <table:table-cell office:value-type="float" office:value="91875000" calcext:value-type="float">
            <text:p>9.19E+007</text:p>
          </table:table-cell>
          <table:table-cell table:number-columns-repeated="2" office:value-type="float" office:value="91375000" calcext:value-type="float">
            <text:p>9.14E+007</text:p>
          </table:table-cell>
          <table:table-cell office:value-type="float" office:value="91625000" calcext:value-type="float">
            <text:p>9.16E+007</text:p>
          </table:table-cell>
          <table:table-cell office:value-type="float" office:value="91000000" calcext:value-type="float">
            <text:p>9.10E+007</text:p>
          </table:table-cell>
          <table:table-cell office:value-type="float" office:value="99125000" calcext:value-type="float">
            <text:p>9.91E+007</text:p>
          </table:table-cell>
          <table:table-cell office:value-type="float" office:value="91500000" calcext:value-type="float">
            <text:p>9.15E+007</text:p>
          </table:table-cell>
          <table:table-cell office:value-type="string" calcext:value-type="string">
            <text:p>Cost_Parallel_Work_Broadcast5_6</text:p>
          </table:table-cell>
          <table:table-cell table:formula="of:=AVERAGE([.C55:.K55])" office:value-type="float" office:value="92277777.7777778" calcext:value-type="float">
            <text:p>9.23E+007</text:p>
          </table:table-cell>
          <table:table-cell table:formula="of:=STDEV([.C55:.K55])" office:value-type="float" office:value="2579045.50065416" calcext:value-type="float">
            <text:p>2.58E+006</text:p>
          </table:table-cell>
          <table:table-cell table:formula="of:=[.N55]/[.M55]*100" office:value-type="float" office:value="2.79487170450179" calcext:value-type="float">
            <text:p>2.7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table:number-columns-repeated="2" office:value-type="float" office:value="91000000" calcext:value-type="float">
            <text:p>9.10E+007</text:p>
          </table:table-cell>
          <table:table-cell office:value-type="float" office:value="89750000" calcext:value-type="float">
            <text:p>8.98E+007</text:p>
          </table:table-cell>
          <table:table-cell office:value-type="float" office:value="90375000" calcext:value-type="float">
            <text:p>9.04E+007</text:p>
          </table:table-cell>
          <table:table-cell office:value-type="float" office:value="90000000" calcext:value-type="float">
            <text:p>9.00E+007</text:p>
          </table:table-cell>
          <table:table-cell table:number-columns-repeated="2" office:value-type="float" office:value="98000000" calcext:value-type="float">
            <text:p>9.80E+007</text:p>
          </table:table-cell>
          <table:table-cell office:value-type="float" office:value="90625000" calcext:value-type="float">
            <text:p>9.06E+007</text:p>
          </table:table-cell>
          <table:table-cell office:value-type="float" office:value="90125000" calcext:value-type="float">
            <text:p>9.01E+007</text:p>
          </table:table-cell>
          <table:table-cell office:value-type="string" calcext:value-type="string">
            <text:p>Cost_Parallel_Work_Broadcast5_19</text:p>
          </table:table-cell>
          <table:table-cell table:formula="of:=AVERAGE([.C56:.K56])" office:value-type="float" office:value="92097222.2222222" calcext:value-type="float">
            <text:p>9.21E+007</text:p>
          </table:table-cell>
          <table:table-cell table:formula="of:=STDEV([.C56:.K56])" office:value-type="float" office:value="3373134.77264761" calcext:value-type="float">
            <text:p>3.37E+006</text:p>
          </table:table-cell>
          <table:table-cell table:formula="of:=[.N56]/[.M56]*100" office:value-type="float" office:value="3.66258035938211" calcext:value-type="float">
            <text:p>3.6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97250000" calcext:value-type="float">
            <text:p>9.73E+007</text:p>
          </table:table-cell>
          <table:table-cell office:value-type="float" office:value="90125000" calcext:value-type="float">
            <text:p>9.01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0250000" calcext:value-type="float">
            <text:p>9.03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0625000" calcext:value-type="float">
            <text:p>9.06E+007</text:p>
          </table:table-cell>
          <table:table-cell office:value-type="float" office:value="97375000" calcext:value-type="float">
            <text:p>9.74E+007</text:p>
          </table:table-cell>
          <table:table-cell office:value-type="float" office:value="90500000" calcext:value-type="float">
            <text:p>9.05E+007</text:p>
          </table:table-cell>
          <table:table-cell office:value-type="float" office:value="91000000" calcext:value-type="float">
            <text:p>9.10E+007</text:p>
          </table:table-cell>
          <table:table-cell office:value-type="string" calcext:value-type="string">
            <text:p>Cost_Parallel_Work_Broadcast5_20</text:p>
          </table:table-cell>
          <table:table-cell table:formula="of:=AVERAGE([.C57:.K57])" office:value-type="float" office:value="92097222.2222222" calcext:value-type="float">
            <text:p>9.21E+007</text:p>
          </table:table-cell>
          <table:table-cell table:formula="of:=STDEV([.C57:.K57])" office:value-type="float" office:value="2971069.99992333" calcext:value-type="float">
            <text:p>2.97E+006</text:p>
          </table:table-cell>
          <table:table-cell table:formula="of:=[.N57]/[.M57]*100" office:value-type="float" office:value="3.22601477898477" calcext:value-type="float">
            <text:p>3.2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91875000" calcext:value-type="float">
            <text:p>9.19E+007</text:p>
          </table:table-cell>
          <table:table-cell office:value-type="float" office:value="91500000" calcext:value-type="float">
            <text:p>9.15E+007</text:p>
          </table:table-cell>
          <table:table-cell office:value-type="float" office:value="92375000" calcext:value-type="float">
            <text:p>9.24E+007</text:p>
          </table:table-cell>
          <table:table-cell office:value-type="float" office:value="91500000" calcext:value-type="float">
            <text:p>9.15E+007</text:p>
          </table:table-cell>
          <table:table-cell office:value-type="float" office:value="92500000" calcext:value-type="float">
            <text:p>9.25E+007</text:p>
          </table:table-cell>
          <table:table-cell office:value-type="float" office:value="91250000" calcext:value-type="float">
            <text:p>9.13E+007</text:p>
          </table:table-cell>
          <table:table-cell office:value-type="float" office:value="92625000" calcext:value-type="float">
            <text:p>9.26E+007</text:p>
          </table:table-cell>
          <table:table-cell office:value-type="float" office:value="92250000" calcext:value-type="float">
            <text:p>9.23E+007</text:p>
          </table:table-cell>
          <table:table-cell office:value-type="float" office:value="91250000" calcext:value-type="float">
            <text:p>9.13E+007</text:p>
          </table:table-cell>
          <table:table-cell office:value-type="string" calcext:value-type="string">
            <text:p>Cost_Parallel_Work_Broadcast5_3</text:p>
          </table:table-cell>
          <table:table-cell table:formula="of:=AVERAGE([.C58:.K58])" office:value-type="float" office:value="91902777.7777778" calcext:value-type="float">
            <text:p>9.19E+007</text:p>
          </table:table-cell>
          <table:table-cell table:formula="of:=STDEV([.C58:.K58])" office:value-type="float" office:value="547643.309503955" calcext:value-type="float">
            <text:p>5.48E+005</text:p>
          </table:table-cell>
          <table:table-cell table:formula="of:=[.N58]/[.M58]*100" office:value-type="float" office:value="0.595894185949596" calcext:value-type="float">
            <text:p>0.6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92750000" calcext:value-type="float">
            <text:p>9.28E+007</text:p>
          </table:table-cell>
          <table:table-cell office:value-type="float" office:value="90125000" calcext:value-type="float">
            <text:p>9.01E+007</text:p>
          </table:table-cell>
          <table:table-cell office:value-type="float" office:value="91250000" calcext:value-type="float">
            <text:p>9.13E+007</text:p>
          </table:table-cell>
          <table:table-cell office:value-type="float" office:value="92250000" calcext:value-type="float">
            <text:p>9.23E+007</text:p>
          </table:table-cell>
          <table:table-cell office:value-type="float" office:value="90250000" calcext:value-type="float">
            <text:p>9.03E+007</text:p>
          </table:table-cell>
          <table:table-cell office:value-type="float" office:value="91375000" calcext:value-type="float">
            <text:p>9.14E+007</text:p>
          </table:table-cell>
          <table:table-cell office:value-type="float" office:value="88875000" calcext:value-type="float">
            <text:p>8.89E+007</text:p>
          </table:table-cell>
          <table:table-cell office:value-type="float" office:value="90750000" calcext:value-type="float">
            <text:p>9.08E+007</text:p>
          </table:table-cell>
          <table:table-cell office:value-type="float" office:value="91625000" calcext:value-type="float">
            <text:p>9.16E+007</text:p>
          </table:table-cell>
          <table:table-cell office:value-type="string" calcext:value-type="string">
            <text:p>Cost_Parallel_Work_Broadcast5_1</text:p>
          </table:table-cell>
          <table:table-cell table:formula="of:=AVERAGE([.C59:.K59])" office:value-type="float" office:value="91027777.7777778" calcext:value-type="float">
            <text:p>9.10E+007</text:p>
          </table:table-cell>
          <table:table-cell table:formula="of:=STDEV([.C59:.K59])" office:value-type="float" office:value="1178879.52923293" calcext:value-type="float">
            <text:p>1.18E+006</text:p>
          </table:table-cell>
          <table:table-cell table:formula="of:=[.N59]/[.M59]*100" office:value-type="float" office:value="1.29507668759186" calcext:value-type="float">
            <text:p>1.3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90375000" calcext:value-type="float">
            <text:p>9.04E+007</text:p>
          </table:table-cell>
          <table:table-cell office:value-type="float" office:value="91250000" calcext:value-type="float">
            <text:p>9.13E+007</text:p>
          </table:table-cell>
          <table:table-cell office:value-type="float" office:value="90125000" calcext:value-type="float">
            <text:p>9.01E+007</text:p>
          </table:table-cell>
          <table:table-cell table:number-columns-repeated="2" office:value-type="float" office:value="91000000" calcext:value-type="float">
            <text:p>9.10E+007</text:p>
          </table:table-cell>
          <table:table-cell office:value-type="float" office:value="90250000" calcext:value-type="float">
            <text:p>9.03E+007</text:p>
          </table:table-cell>
          <table:table-cell office:value-type="float" office:value="90125000" calcext:value-type="float">
            <text:p>9.01E+007</text:p>
          </table:table-cell>
          <table:table-cell office:value-type="float" office:value="90875000" calcext:value-type="float">
            <text:p>9.09E+007</text:p>
          </table:table-cell>
          <table:table-cell office:value-type="float" office:value="90500000" calcext:value-type="float">
            <text:p>9.05E+007</text:p>
          </table:table-cell>
          <table:table-cell office:value-type="string" calcext:value-type="string">
            <text:p>Cost_Parallel_Work_Broadcast5_7</text:p>
          </table:table-cell>
          <table:table-cell table:formula="of:=AVERAGE([.C60:.K60])" office:value-type="float" office:value="90611111.1111111" calcext:value-type="float">
            <text:p>9.06E+007</text:p>
          </table:table-cell>
          <table:table-cell table:formula="of:=STDEV([.C60:.K60])" office:value-type="float" office:value="425938.506255435" calcext:value-type="float">
            <text:p>4.26E+005</text:p>
          </table:table-cell>
          <table:table-cell table:formula="of:=[.N60]/[.M60]*100" office:value-type="float" office:value="0.470073152213233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90125000" calcext:value-type="float">
            <text:p>9.01E+007</text:p>
          </table:table-cell>
          <table:table-cell office:value-type="float" office:value="88125000" calcext:value-type="float">
            <text:p>8.81E+007</text:p>
          </table:table-cell>
          <table:table-cell office:value-type="float" office:value="89625000" calcext:value-type="float">
            <text:p>8.96E+007</text:p>
          </table:table-cell>
          <table:table-cell office:value-type="float" office:value="89500000" calcext:value-type="float">
            <text:p>8.95E+007</text:p>
          </table:table-cell>
          <table:table-cell office:value-type="float" office:value="86125000" calcext:value-type="float">
            <text:p>8.61E+007</text:p>
          </table:table-cell>
          <table:table-cell office:value-type="float" office:value="89625000" calcext:value-type="float">
            <text:p>8.96E+007</text:p>
          </table:table-cell>
          <table:table-cell office:value-type="float" office:value="89875000" calcext:value-type="float">
            <text:p>8.99E+007</text:p>
          </table:table-cell>
          <table:table-cell office:value-type="float" office:value="97625000" calcext:value-type="float">
            <text:p>9.76E+007</text:p>
          </table:table-cell>
          <table:table-cell office:value-type="float" office:value="89125000" calcext:value-type="float">
            <text:p>8.91E+007</text:p>
          </table:table-cell>
          <table:table-cell office:value-type="string" calcext:value-type="string">
            <text:p>Cost_Parallel_Work_Broadcast5_9</text:p>
          </table:table-cell>
          <table:table-cell table:formula="of:=AVERAGE([.C61:.K61])" office:value-type="float" office:value="89972222.2222222" calcext:value-type="float">
            <text:p>9.00E+007</text:p>
          </table:table-cell>
          <table:table-cell table:formula="of:=STDEV([.C61:.K61])" office:value-type="float" office:value="3122359.99597171" calcext:value-type="float">
            <text:p>3.12E+006</text:p>
          </table:table-cell>
          <table:table-cell table:formula="of:=[.N61]/[.M61]*100" office:value-type="float" office:value="3.47035998317325" calcext:value-type="float">
            <text:p>3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86375000" calcext:value-type="float">
            <text:p>8.64E+007</text:p>
          </table:table-cell>
          <table:table-cell office:value-type="float" office:value="93000000" calcext:value-type="float">
            <text:p>9.30E+007</text:p>
          </table:table-cell>
          <table:table-cell office:value-type="float" office:value="87375000" calcext:value-type="float">
            <text:p>8.74E+007</text:p>
          </table:table-cell>
          <table:table-cell office:value-type="float" office:value="78625000" calcext:value-type="float">
            <text:p>7.86E+007</text:p>
          </table:table-cell>
          <table:table-cell office:value-type="float" office:value="76875000" calcext:value-type="float">
            <text:p>7.69E+007</text:p>
          </table:table-cell>
          <table:table-cell office:value-type="float" office:value="78875000" calcext:value-type="float">
            <text:p>7.89E+007</text:p>
          </table:table-cell>
          <table:table-cell office:value-type="float" office:value="78250000" calcext:value-type="float">
            <text:p>7.83E+007</text:p>
          </table:table-cell>
          <table:table-cell office:value-type="float" office:value="79250000" calcext:value-type="float">
            <text:p>7.93E+007</text:p>
          </table:table-cell>
          <table:table-cell office:value-type="float" office:value="79375000" calcext:value-type="float">
            <text:p>7.94E+007</text:p>
          </table:table-cell>
          <table:table-cell office:value-type="string" calcext:value-type="string">
            <text:p>Cost_Parallel_Work_Broadcast5_26</text:p>
          </table:table-cell>
          <table:table-cell table:formula="of:=AVERAGE([.C62:.K62])" office:value-type="float" office:value="82000000" calcext:value-type="float">
            <text:p>8.20E+007</text:p>
          </table:table-cell>
          <table:table-cell table:formula="of:=STDEV([.C62:.K62])" office:value-type="float" office:value="5533632.96126514" calcext:value-type="float">
            <text:p>5.53E+006</text:p>
          </table:table-cell>
          <table:table-cell table:formula="of:=[.N62]/[.M62]*100" office:value-type="float" office:value="6.74833287959163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77000000" calcext:value-type="float">
            <text:p>7.70E+007</text:p>
          </table:table-cell>
          <table:table-cell office:value-type="float" office:value="75875000" calcext:value-type="float">
            <text:p>7.59E+007</text:p>
          </table:table-cell>
          <table:table-cell office:value-type="float" office:value="76875000" calcext:value-type="float">
            <text:p>7.69E+007</text:p>
          </table:table-cell>
          <table:table-cell office:value-type="float" office:value="78125000" calcext:value-type="float">
            <text:p>7.81E+007</text:p>
          </table:table-cell>
          <table:table-cell office:value-type="float" office:value="78875000" calcext:value-type="float">
            <text:p>7.89E+007</text:p>
          </table:table-cell>
          <table:table-cell office:value-type="float" office:value="77875000" calcext:value-type="float">
            <text:p>7.79E+007</text:p>
          </table:table-cell>
          <table:table-cell office:value-type="float" office:value="77250000" calcext:value-type="float">
            <text:p>7.73E+007</text:p>
          </table:table-cell>
          <table:table-cell office:value-type="float" office:value="77000000" calcext:value-type="float">
            <text:p>7.70E+007</text:p>
          </table:table-cell>
          <table:table-cell office:value-type="float" office:value="76500000" calcext:value-type="float">
            <text:p>7.65E+007</text:p>
          </table:table-cell>
          <table:table-cell office:value-type="string" calcext:value-type="string">
            <text:p>Cost_Parallel_Work_Broadcast5_25</text:p>
          </table:table-cell>
          <table:table-cell table:formula="of:=AVERAGE([.C63:.K63])" office:value-type="float" office:value="77263888.8888889" calcext:value-type="float">
            <text:p>7.73E+007</text:p>
          </table:table-cell>
          <table:table-cell table:formula="of:=STDEV([.C63:.K63])" office:value-type="float" office:value="902350.326154488" calcext:value-type="float">
            <text:p>9.02E+005</text:p>
          </table:table-cell>
          <table:table-cell table:formula="of:=[.N63]/[.M63]*100" office:value-type="float" office:value="1.16788106207304" calcext:value-type="float">
            <text:p>1.1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77875000" calcext:value-type="float">
            <text:p>7.79E+007</text:p>
          </table:table-cell>
          <table:table-cell office:value-type="float" office:value="76625000" calcext:value-type="float">
            <text:p>7.66E+007</text:p>
          </table:table-cell>
          <table:table-cell office:value-type="float" office:value="76750000" calcext:value-type="float">
            <text:p>7.68E+007</text:p>
          </table:table-cell>
          <table:table-cell office:value-type="float" office:value="77500000" calcext:value-type="float">
            <text:p>7.75E+007</text:p>
          </table:table-cell>
          <table:table-cell office:value-type="float" office:value="76875000" calcext:value-type="float">
            <text:p>7.69E+007</text:p>
          </table:table-cell>
          <table:table-cell office:value-type="float" office:value="78125000" calcext:value-type="float">
            <text:p>7.81E+007</text:p>
          </table:table-cell>
          <table:table-cell office:value-type="float" office:value="77000000" calcext:value-type="float">
            <text:p>7.70E+007</text:p>
          </table:table-cell>
          <table:table-cell office:value-type="float" office:value="77125000" calcext:value-type="float">
            <text:p>7.71E+007</text:p>
          </table:table-cell>
          <table:table-cell office:value-type="float" office:value="77375000" calcext:value-type="float">
            <text:p>7.74E+007</text:p>
          </table:table-cell>
          <table:table-cell office:value-type="string" calcext:value-type="string">
            <text:p>Cost_Parallel_Work_Broadcast5_29</text:p>
          </table:table-cell>
          <table:table-cell table:formula="of:=AVERAGE([.C64:.K64])" office:value-type="float" office:value="77250000" calcext:value-type="float">
            <text:p>7.73E+007</text:p>
          </table:table-cell>
          <table:table-cell table:formula="of:=STDEV([.C64:.K64])" office:value-type="float" office:value="511584.548242028" calcext:value-type="float">
            <text:p>5.12E+005</text:p>
          </table:table-cell>
          <table:table-cell table:formula="of:=[.N64]/[.M64]*100" office:value-type="float" office:value="0.662245369892593" calcext:value-type="float">
            <text:p>0.6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table:number-columns-repeated="2" office:value-type="float" office:value="75375000" calcext:value-type="float">
            <text:p>7.54E+007</text:p>
          </table:table-cell>
          <table:table-cell office:value-type="float" office:value="75000000" calcext:value-type="float">
            <text:p>7.50E+007</text:p>
          </table:table-cell>
          <table:table-cell office:value-type="float" office:value="74000000" calcext:value-type="float">
            <text:p>7.40E+007</text:p>
          </table:table-cell>
          <table:table-cell office:value-type="float" office:value="75500000" calcext:value-type="float">
            <text:p>7.55E+007</text:p>
          </table:table-cell>
          <table:table-cell office:value-type="float" office:value="83375000" calcext:value-type="float">
            <text:p>8.34E+007</text:p>
          </table:table-cell>
          <table:table-cell office:value-type="float" office:value="76750000" calcext:value-type="float">
            <text:p>7.68E+007</text:p>
          </table:table-cell>
          <table:table-cell office:value-type="float" office:value="76000000" calcext:value-type="float">
            <text:p>7.60E+007</text:p>
          </table:table-cell>
          <table:table-cell office:value-type="float" office:value="75375000" calcext:value-type="float">
            <text:p>7.54E+007</text:p>
          </table:table-cell>
          <table:table-cell office:value-type="string" calcext:value-type="string">
            <text:p>Cost_Parallel_Work_Broadcast5_27</text:p>
          </table:table-cell>
          <table:table-cell table:formula="of:=AVERAGE([.C65:.K65])" office:value-type="float" office:value="76305555.5555556" calcext:value-type="float">
            <text:p>7.63E+007</text:p>
          </table:table-cell>
          <table:table-cell table:formula="of:=STDEV([.C65:.K65])" office:value-type="float" office:value="2750789.02822041" calcext:value-type="float">
            <text:p>2.75E+006</text:p>
          </table:table-cell>
          <table:table-cell table:formula="of:=[.N65]/[.M65]*100" office:value-type="float" office:value="3.60496559941517" calcext:value-type="float">
            <text:p>3.6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72875000" calcext:value-type="float">
            <text:p>7.29E+007</text:p>
          </table:table-cell>
          <table:table-cell office:value-type="float" office:value="72000000" calcext:value-type="float">
            <text:p>7.20E+007</text:p>
          </table:table-cell>
          <table:table-cell office:value-type="float" office:value="71875000" calcext:value-type="float">
            <text:p>7.19E+007</text:p>
          </table:table-cell>
          <table:table-cell office:value-type="float" office:value="81250000" calcext:value-type="float">
            <text:p>8.13E+007</text:p>
          </table:table-cell>
          <table:table-cell office:value-type="float" office:value="71375000" calcext:value-type="float">
            <text:p>7.14E+007</text:p>
          </table:table-cell>
          <table:table-cell office:value-type="float" office:value="79375000" calcext:value-type="float">
            <text:p>7.94E+007</text:p>
          </table:table-cell>
          <table:table-cell office:value-type="float" office:value="72625000" calcext:value-type="float">
            <text:p>7.26E+007</text:p>
          </table:table-cell>
          <table:table-cell office:value-type="float" office:value="73625000" calcext:value-type="float">
            <text:p>7.36E+007</text:p>
          </table:table-cell>
          <table:table-cell office:value-type="float" office:value="72875000" calcext:value-type="float">
            <text:p>7.29E+007</text:p>
          </table:table-cell>
          <table:table-cell office:value-type="string" calcext:value-type="string">
            <text:p>Cost_Parallel_Work_Broadcast5_28</text:p>
          </table:table-cell>
          <table:table-cell table:formula="of:=AVERAGE([.C66:.K66])" office:value-type="float" office:value="74208333.3333333" calcext:value-type="float">
            <text:p>7.42E+007</text:p>
          </table:table-cell>
          <table:table-cell table:formula="of:=STDEV([.C66:.K66])" office:value-type="float" office:value="3553717.24395737" calcext:value-type="float">
            <text:p>3.55E+006</text:p>
          </table:table-cell>
          <table:table-cell table:formula="of:=[.N66]/[.M66]*100" office:value-type="float" office:value="4.78883850954391" calcext:value-type="float">
            <text:p>4.79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30625000" calcext:value-type="float">
            <text:p>3.06E+007</text:p>
          </table:table-cell>
          <table:table-cell office:value-type="float" office:value="31625000" calcext:value-type="float">
            <text:p>3.16E+007</text:p>
          </table:table-cell>
          <table:table-cell office:value-type="float" office:value="31375000" calcext:value-type="float">
            <text:p>3.14E+007</text:p>
          </table:table-cell>
          <table:table-cell office:value-type="float" office:value="31625000" calcext:value-type="float">
            <text:p>3.16E+007</text:p>
          </table:table-cell>
          <table:table-cell office:value-type="float" office:value="30375000" calcext:value-type="float">
            <text:p>3.04E+007</text:p>
          </table:table-cell>
          <table:table-cell office:value-type="float" office:value="31125000" calcext:value-type="float">
            <text:p>3.11E+007</text:p>
          </table:table-cell>
          <table:table-cell office:value-type="float" office:value="32500000" calcext:value-type="float">
            <text:p>3.25E+007</text:p>
          </table:table-cell>
          <table:table-cell office:value-type="float" office:value="32125000" calcext:value-type="float">
            <text:p>3.21E+007</text:p>
          </table:table-cell>
          <table:table-cell office:value-type="float" office:value="31000000" calcext:value-type="float">
            <text:p>3.10E+007</text:p>
          </table:table-cell>
          <table:table-cell office:value-type="string" calcext:value-type="string">
            <text:p>implode_lum2RGB_in</text:p>
          </table:table-cell>
          <table:table-cell table:formula="of:=AVERAGE([.C67:.K67])" office:value-type="float" office:value="31375000" calcext:value-type="float">
            <text:p>3.14E+007</text:p>
          </table:table-cell>
          <table:table-cell table:formula="of:=STDEV([.C67:.K67])" office:value-type="float" office:value="681794.507164732" calcext:value-type="float">
            <text:p>6.82E+005</text:p>
          </table:table-cell>
          <table:table-cell table:formula="of:=[.N67]/[.M67]*100" office:value-type="float" office:value="2.17305022203899" calcext:value-type="float">
            <text:p>2.17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3250000" calcext:value-type="float">
            <text:p>1.33E+007</text:p>
          </table:table-cell>
          <table:table-cell office:value-type="float" office:value="12375000" calcext:value-type="float">
            <text:p>1.24E+007</text:p>
          </table:table-cell>
          <table:table-cell office:value-type="float" office:value="20875000" calcext:value-type="float">
            <text:p>2.09E+007</text:p>
          </table:table-cell>
          <table:table-cell office:value-type="float" office:value="12875000" calcext:value-type="float">
            <text:p>1.29E+007</text:p>
          </table:table-cell>
          <table:table-cell office:value-type="float" office:value="12750000" calcext:value-type="float">
            <text:p>1.28E+007</text:p>
          </table:table-cell>
          <table:table-cell table:number-columns-repeated="2" office:value-type="float" office:value="12625000" calcext:value-type="float">
            <text:p>1.26E+007</text:p>
          </table:table-cell>
          <table:table-cell office:value-type="float" office:value="12750000" calcext:value-type="float">
            <text:p>1.28E+007</text:p>
          </table:table-cell>
          <table:table-cell office:value-type="float" office:value="12875000" calcext:value-type="float">
            <text:p>1.29E+007</text:p>
          </table:table-cell>
          <table:table-cell office:value-type="string" calcext:value-type="string">
            <text:p>Cost_Parallel_Work_Broadcast0</text:p>
          </table:table-cell>
          <table:table-cell table:formula="of:=AVERAGE([.C68:.K68])" office:value-type="float" office:value="13666666.6666667" calcext:value-type="float">
            <text:p>1.37E+007</text:p>
          </table:table-cell>
          <table:table-cell table:formula="of:=STDEV([.C68:.K68])" office:value-type="float" office:value="2713536.66826155" calcext:value-type="float">
            <text:p>2.71E+006</text:p>
          </table:table-cell>
          <table:table-cell table:formula="of:=[.N68]/[.M68]*100" office:value-type="float" office:value="19.8551463531333" calcext:value-type="float">
            <text:p>19.86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8375000" calcext:value-type="float">
            <text:p>8.38E+006</text:p>
          </table:table-cell>
          <table:table-cell office:value-type="float" office:value="8750000" calcext:value-type="float">
            <text:p>8.75E+006</text:p>
          </table:table-cell>
          <table:table-cell office:value-type="float" office:value="8625000" calcext:value-type="float">
            <text:p>8.63E+006</text:p>
          </table:table-cell>
          <table:table-cell office:value-type="float" office:value="7875000" calcext:value-type="float">
            <text:p>7.88E+006</text:p>
          </table:table-cell>
          <table:table-cell office:value-type="float" office:value="8125000" calcext:value-type="float">
            <text:p>8.13E+006</text:p>
          </table:table-cell>
          <table:table-cell office:value-type="float" office:value="8500000" calcext:value-type="float">
            <text:p>8.50E+006</text:p>
          </table:table-cell>
          <table:table-cell office:value-type="float" office:value="9000000" calcext:value-type="float">
            <text:p>9.00E+006</text:p>
          </table:table-cell>
          <table:table-cell office:value-type="float" office:value="8625000" calcext:value-type="float">
            <text:p>8.63E+006</text:p>
          </table:table-cell>
          <table:table-cell office:value-type="float" office:value="8000000" calcext:value-type="float">
            <text:p>8.00E+006</text:p>
          </table:table-cell>
          <table:table-cell office:value-type="string" calcext:value-type="string">
            <text:p>Cost_Parallel_Work_Broadcast2</text:p>
          </table:table-cell>
          <table:table-cell table:formula="of:=AVERAGE([.C69:.K69])" office:value-type="float" office:value="8430555.55555556" calcext:value-type="float">
            <text:p>8.43E+006</text:p>
          </table:table-cell>
          <table:table-cell table:formula="of:=STDEV([.C69:.K69])" office:value-type="float" office:value="370341.434054816" calcext:value-type="float">
            <text:p>3.70E+005</text:p>
          </table:table-cell>
          <table:table-cell table:formula="of:=[.N69]/[.M69]*100" office:value-type="float" office:value="4.39284732322022" calcext:value-type="float">
            <text:p>4.39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7625000" calcext:value-type="float">
            <text:p>7.63E+006</text:p>
          </table:table-cell>
          <table:table-cell office:value-type="float" office:value="7375000" calcext:value-type="float">
            <text:p>7.38E+006</text:p>
          </table:table-cell>
          <table:table-cell office:value-type="float" office:value="7625000" calcext:value-type="float">
            <text:p>7.63E+006</text:p>
          </table:table-cell>
          <table:table-cell office:value-type="float" office:value="7500000" calcext:value-type="float">
            <text:p>7.50E+006</text:p>
          </table:table-cell>
          <table:table-cell office:value-type="float" office:value="8375000" calcext:value-type="float">
            <text:p>8.38E+006</text:p>
          </table:table-cell>
          <table:table-cell office:value-type="float" office:value="7875000" calcext:value-type="float">
            <text:p>7.88E+006</text:p>
          </table:table-cell>
          <table:table-cell table:number-columns-repeated="2" office:value-type="float" office:value="7250000" calcext:value-type="float">
            <text:p>7.25E+006</text:p>
          </table:table-cell>
          <table:table-cell office:value-type="float" office:value="7750000" calcext:value-type="float">
            <text:p>7.75E+006</text:p>
          </table:table-cell>
          <table:table-cell office:value-type="string" calcext:value-type="string">
            <text:p>Cost_Parallel_Work_br_grayR</text:p>
          </table:table-cell>
          <table:table-cell table:formula="of:=AVERAGE([.C70:.K70])" office:value-type="float" office:value="7625000" calcext:value-type="float">
            <text:p>7.63E+006</text:p>
          </table:table-cell>
          <table:table-cell table:formula="of:=STDEV([.C70:.K70])" office:value-type="float" office:value="353553.390593274" calcext:value-type="float">
            <text:p>3.54E+005</text:p>
          </table:table-cell>
          <table:table-cell table:formula="of:=[.N70]/[.M70]*100" office:value-type="float" office:value="4.63676577827244" calcext:value-type="float">
            <text:p>4.64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7125000" calcext:value-type="float">
            <text:p>7.13E+006</text:p>
          </table:table-cell>
          <table:table-cell office:value-type="float" office:value="7375000" calcext:value-type="float">
            <text:p>7.38E+006</text:p>
          </table:table-cell>
          <table:table-cell office:value-type="float" office:value="7500000" calcext:value-type="float">
            <text:p>7.50E+006</text:p>
          </table:table-cell>
          <table:table-cell office:value-type="float" office:value="7750000" calcext:value-type="float">
            <text:p>7.75E+006</text:p>
          </table:table-cell>
          <table:table-cell office:value-type="float" office:value="7000000" calcext:value-type="float">
            <text:p>7.00E+006</text:p>
          </table:table-cell>
          <table:table-cell office:value-type="float" office:value="7875000" calcext:value-type="float">
            <text:p>7.88E+006</text:p>
          </table:table-cell>
          <table:table-cell office:value-type="float" office:value="7625000" calcext:value-type="float">
            <text:p>7.63E+006</text:p>
          </table:table-cell>
          <table:table-cell office:value-type="float" office:value="7500000" calcext:value-type="float">
            <text:p>7.50E+006</text:p>
          </table:table-cell>
          <table:table-cell office:value-type="float" office:value="7375000" calcext:value-type="float">
            <text:p>7.38E+006</text:p>
          </table:table-cell>
          <table:table-cell office:value-type="string" calcext:value-type="string">
            <text:p>Cost_Parallel_Work_br_grayL</text:p>
          </table:table-cell>
          <table:table-cell table:formula="of:=AVERAGE([.C71:.K71])" office:value-type="float" office:value="7458333.33333333" calcext:value-type="float">
            <text:p>7.46E+006</text:p>
          </table:table-cell>
          <table:table-cell table:formula="of:=STDEV([.C71:.K71])" office:value-type="float" office:value="279508.497187474" calcext:value-type="float">
            <text:p>2.80E+005</text:p>
          </table:table-cell>
          <table:table-cell table:formula="of:=[.N71]/[.M71]*100" office:value-type="float" office:value="3.7475999622901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table:number-columns-repeated="2" office:value-type="float" office:value="7125000" calcext:value-type="float">
            <text:p>7.13E+006</text:p>
          </table:table-cell>
          <table:table-cell office:value-type="float" office:value="7500000" calcext:value-type="float">
            <text:p>7.50E+006</text:p>
          </table:table-cell>
          <table:table-cell office:value-type="float" office:value="8000000" calcext:value-type="float">
            <text:p>8.00E+006</text:p>
          </table:table-cell>
          <table:table-cell office:value-type="float" office:value="7250000" calcext:value-type="float">
            <text:p>7.25E+006</text:p>
          </table:table-cell>
          <table:table-cell office:value-type="float" office:value="7625000" calcext:value-type="float">
            <text:p>7.63E+006</text:p>
          </table:table-cell>
          <table:table-cell office:value-type="float" office:value="7250000" calcext:value-type="float">
            <text:p>7.25E+006</text:p>
          </table:table-cell>
          <table:table-cell office:value-type="float" office:value="7750000" calcext:value-type="float">
            <text:p>7.75E+006</text:p>
          </table:table-cell>
          <table:table-cell office:value-type="float" office:value="7375000" calcext:value-type="float">
            <text:p>7.38E+006</text:p>
          </table:table-cell>
          <table:table-cell office:value-type="string" calcext:value-type="string">
            <text:p>broadcast2</text:p>
          </table:table-cell>
          <table:table-cell table:formula="of:=AVERAGE([.C72:.K72])" office:value-type="float" office:value="7444444.44444444" calcext:value-type="float">
            <text:p>7.44E+006</text:p>
          </table:table-cell>
          <table:table-cell table:formula="of:=STDEV([.C72:.K72])" office:value-type="float" office:value="300462.606288666" calcext:value-type="float">
            <text:p>3.00E+005</text:p>
          </table:table-cell>
          <table:table-cell table:formula="of:=[.N72]/[.M72]*100" office:value-type="float" office:value="4.03606486059402" calcext:value-type="float">
            <text:p>4.04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7500000" calcext:value-type="float">
            <text:p>7.50E+006</text:p>
          </table:table-cell>
          <table:table-cell office:value-type="float" office:value="7250000" calcext:value-type="float">
            <text:p>7.25E+006</text:p>
          </table:table-cell>
          <table:table-cell office:value-type="float" office:value="7625000" calcext:value-type="float">
            <text:p>7.63E+006</text:p>
          </table:table-cell>
          <table:table-cell office:value-type="float" office:value="7375000" calcext:value-type="float">
            <text:p>7.38E+006</text:p>
          </table:table-cell>
          <table:table-cell office:value-type="float" office:value="7250000" calcext:value-type="float">
            <text:p>7.25E+006</text:p>
          </table:table-cell>
          <table:table-cell office:value-type="float" office:value="7000000" calcext:value-type="float">
            <text:p>7.00E+006</text:p>
          </table:table-cell>
          <table:table-cell office:value-type="float" office:value="7500000" calcext:value-type="float">
            <text:p>7.50E+006</text:p>
          </table:table-cell>
          <table:table-cell office:value-type="float" office:value="7250000" calcext:value-type="float">
            <text:p>7.25E+006</text:p>
          </table:table-cell>
          <table:table-cell office:value-type="float" office:value="7125000" calcext:value-type="float">
            <text:p>7.13E+006</text:p>
          </table:table-cell>
          <table:table-cell office:value-type="string" calcext:value-type="string">
            <text:p>displayRGB</text:p>
          </table:table-cell>
          <table:table-cell table:formula="of:=AVERAGE([.C73:.K73])" office:value-type="float" office:value="7319444.44444444" calcext:value-type="float">
            <text:p>7.32E+006</text:p>
          </table:table-cell>
          <table:table-cell table:formula="of:=STDEV([.C73:.K73])" office:value-type="float" office:value="198737.33362853" calcext:value-type="float">
            <text:p>1.99E+005</text:p>
          </table:table-cell>
          <table:table-cell table:formula="of:=[.N73]/[.M73]*100" office:value-type="float" office:value="2.71519696797992" calcext:value-type="float">
            <text:p>2.72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11500000" calcext:value-type="float">
            <text:p>1.15E+007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6250000" calcext:value-type="float">
            <text:p>6.25E+006</text:p>
          </table:table-cell>
          <table:table-cell office:value-type="string" calcext:value-type="string">
            <text:p>displayLum</text:p>
          </table:table-cell>
          <table:table-cell table:formula="of:=AVERAGE([.C74:.K74])" office:value-type="float" office:value="7125000" calcext:value-type="float">
            <text:p>7.13E+006</text:p>
          </table:table-cell>
          <table:table-cell table:formula="of:=STDEV([.C74:.K74])" office:value-type="float" office:value="1650047.34780551" calcext:value-type="float">
            <text:p>1.65E+006</text:p>
          </table:table-cell>
          <table:table-cell table:formula="of:=[.N74]/[.M74]*100" office:value-type="float" office:value="23.1585592674458" calcext:value-type="float">
            <text:p>23.16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6875000" calcext:value-type="float">
            <text:p>6.88E+006</text:p>
          </table:table-cell>
          <table:table-cell office:value-type="float" office:value="7250000" calcext:value-type="float">
            <text:p>7.25E+006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7000000" calcext:value-type="float">
            <text:p>7.00E+006</text:p>
          </table:table-cell>
          <table:table-cell office:value-type="float" office:value="7250000" calcext:value-type="float">
            <text:p>7.25E+006</text:p>
          </table:table-cell>
          <table:table-cell office:value-type="float" office:value="7000000" calcext:value-type="float">
            <text:p>7.00E+006</text:p>
          </table:table-cell>
          <table:table-cell office:value-type="float" office:value="7250000" calcext:value-type="float">
            <text:p>7.25E+006</text:p>
          </table:table-cell>
          <table:table-cell table:number-columns-repeated="2" office:value-type="float" office:value="7125000" calcext:value-type="float">
            <text:p>7.13E+006</text:p>
          </table:table-cell>
          <table:table-cell office:value-type="string" calcext:value-type="string">
            <text:p>split</text:p>
          </table:table-cell>
          <table:table-cell table:formula="of:=AVERAGE([.C75:.K75])" office:value-type="float" office:value="7055555.55555556" calcext:value-type="float">
            <text:p>7.06E+006</text:p>
          </table:table-cell>
          <table:table-cell table:formula="of:=STDEV([.C75:.K75])" office:value-type="float" office:value="208333.333333333" calcext:value-type="float">
            <text:p>2.08E+005</text:p>
          </table:table-cell>
          <table:table-cell table:formula="of:=[.N75]/[.M75]*100" office:value-type="float" office:value="2.95275590551181" calcext:value-type="float">
            <text:p>2.95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6375000" calcext:value-type="float">
            <text:p>6.38E+006</text:p>
          </table:table-cell>
          <table:table-cell table:number-columns-repeated="2" office:value-type="float" office:value="6625000" calcext:value-type="float">
            <text:p>6.63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7125000" calcext:value-type="float">
            <text:p>7.13E+006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6625000" calcext:value-type="float">
            <text:p>6.63E+006</text:p>
          </table:table-cell>
          <table:table-cell office:value-type="string" calcext:value-type="string">
            <text:p>offsetGen</text:p>
          </table:table-cell>
          <table:table-cell table:formula="of:=AVERAGE([.C76:.K76])" office:value-type="float" office:value="6625000" calcext:value-type="float">
            <text:p>6.63E+006</text:p>
          </table:table-cell>
          <table:table-cell table:formula="of:=STDEV([.C76:.K76])" office:value-type="float" office:value="250000" calcext:value-type="float">
            <text:p>2.50E+005</text:p>
          </table:table-cell>
          <table:table-cell table:formula="of:=[.N76]/[.M76]*100" office:value-type="float" office:value="3.77358490566038" calcext:value-type="float">
            <text:p>3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6500000" calcext:value-type="float">
            <text:p>6.50E+006</text:p>
          </table:table-cell>
          <table:table-cell table:number-columns-repeated="2" office:value-type="float" office:value="6250000" calcext:value-type="float">
            <text:p>6.25E+006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6875000" calcext:value-type="float">
            <text:p>6.88E+006</text:p>
          </table:table-cell>
          <table:table-cell office:value-type="float" office:value="6750000" calcext:value-type="float">
            <text:p>6.75E+006</text:p>
          </table:table-cell>
          <table:table-cell office:value-type="string" calcext:value-type="string">
            <text:p>Cost_Parallel_Work_Broadcast4</text:p>
          </table:table-cell>
          <table:table-cell table:formula="of:=AVERAGE([.C77:.K77])" office:value-type="float" office:value="6569444.44444444" calcext:value-type="float">
            <text:p>6.57E+006</text:p>
          </table:table-cell>
          <table:table-cell table:formula="of:=STDEV([.C77:.K77])" office:value-type="float" office:value="234779.743116347" calcext:value-type="float">
            <text:p>2.35E+005</text:p>
          </table:table-cell>
          <table:table-cell table:formula="of:=[.N77]/[.M77]*100" office:value-type="float" office:value="3.57381427153847" calcext:value-type="float">
            <text:p>3.57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625000" calcext:value-type="float">
            <text:p>6.63E+006</text:p>
          </table:table-cell>
          <table:table-cell table:number-columns-repeated="2" office:value-type="float" office:value="6500000" calcext:value-type="float">
            <text:p>6.50E+006</text:p>
          </table:table-cell>
          <table:table-cell office:value-type="string" calcext:value-type="string">
            <text:p>Cost_Parallel_Work_rb_rawDisparity</text:p>
          </table:table-cell>
          <table:table-cell table:formula="of:=AVERAGE([.C78:.K78])" office:value-type="float" office:value="6444444.44444444" calcext:value-type="float">
            <text:p>6.44E+006</text:p>
          </table:table-cell>
          <table:table-cell table:formula="of:=STDEV([.C78:.K78])" office:value-type="float" office:value="166666.666666667" calcext:value-type="float">
            <text:p>1.67E+005</text:p>
          </table:table-cell>
          <table:table-cell table:formula="of:=[.N78]/[.M78]*100" office:value-type="float" office:value="2.58620689655172" calcext:value-type="float">
            <text:p>2.59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750000" calcext:value-type="float">
            <text:p>6.75E+006</text:p>
          </table:table-cell>
          <table:table-cell table:number-columns-repeated="2" office:value-type="float" office:value="6500000" calcext:value-type="float">
            <text:p>6.50E+006</text:p>
          </table:table-cell>
          <table:table-cell table:number-columns-repeated="2" office:value-type="float" office:value="6250000" calcext:value-type="float">
            <text:p>6.25E+006</text:p>
          </table:table-cell>
          <table:table-cell office:value-type="float" office:value="6625000" calcext:value-type="float">
            <text:p>6.63E+006</text:p>
          </table:table-cell>
          <table:table-cell office:value-type="string" calcext:value-type="string">
            <text:p>broadcast1</text:p>
          </table:table-cell>
          <table:table-cell table:formula="of:=AVERAGE([.C79:.K79])" office:value-type="float" office:value="6416666.66666667" calcext:value-type="float">
            <text:p>6.42E+006</text:p>
          </table:table-cell>
          <table:table-cell table:formula="of:=STDEV([.C79:.K79])" office:value-type="float" office:value="207289.049397212" calcext:value-type="float">
            <text:p>2.07E+005</text:p>
          </table:table-cell>
          <table:table-cell table:formula="of:=[.N79]/[.M79]*100" office:value-type="float" office:value="3.23047869190461" calcext:value-type="float">
            <text:p>3.2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7125000" calcext:value-type="float">
            <text:p>7.13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500000" calcext:value-type="float">
            <text:p>6.50E+006</text:p>
          </table:table-cell>
          <table:table-cell table:number-columns-repeated="3" office:value-type="float" office:value="6250000" calcext:value-type="float">
            <text:p>6.25E+006</text:p>
          </table:table-cell>
          <table:table-cell office:value-type="string" calcext:value-type="string">
            <text:p>Cost_Parallel_Work_Broadcast1_1</text:p>
          </table:table-cell>
          <table:table-cell table:formula="of:=AVERAGE([.C80:.K80])" office:value-type="float" office:value="6388888.88888889" calcext:value-type="float">
            <text:p>6.39E+006</text:p>
          </table:table-cell>
          <table:table-cell table:formula="of:=STDEV([.C80:.K80])" office:value-type="float" office:value="321401.012927948" calcext:value-type="float">
            <text:p>3.21E+005</text:p>
          </table:table-cell>
          <table:table-cell table:formula="of:=[.N80]/[.M80]*100" office:value-type="float" office:value="5.03062455017658" calcext:value-type="float">
            <text:p>5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375000" calcext:value-type="float">
            <text:p>6.38E+006</text:p>
          </table:table-cell>
          <table:table-cell office:value-type="string" calcext:value-type="string">
            <text:p>Cost_Parallel_Work_Broadcast3</text:p>
          </table:table-cell>
          <table:table-cell table:formula="of:=AVERAGE([.C81:.K81])" office:value-type="float" office:value="6347222.22222222" calcext:value-type="float">
            <text:p>6.35E+006</text:p>
          </table:table-cell>
          <table:table-cell table:formula="of:=STDEV([.C81:.K81])" office:value-type="float" office:value="150231.303144333" calcext:value-type="float">
            <text:p>1.50E+005</text:p>
          </table:table-cell>
          <table:table-cell table:formula="of:=[.N81]/[.M81]*100" office:value-type="float" office:value="2.36688267535929" calcext:value-type="float">
            <text:p>2.37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000000" calcext:value-type="float">
            <text:p>6.00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875000" calcext:value-type="float">
            <text:p>6.88E+006</text:p>
          </table:table-cell>
          <table:table-cell office:value-type="string" calcext:value-type="string">
            <text:p>Cost_Parallel_Work_Broadcast1_2</text:p>
          </table:table-cell>
          <table:table-cell table:formula="of:=AVERAGE([.C82:.K82])" office:value-type="float" office:value="6319444.44444444" calcext:value-type="float">
            <text:p>6.32E+006</text:p>
          </table:table-cell>
          <table:table-cell table:formula="of:=STDEV([.C82:.K82])" office:value-type="float" office:value="250866.553724839" calcext:value-type="float">
            <text:p>2.51E+005</text:p>
          </table:table-cell>
          <table:table-cell table:formula="of:=[.N82]/[.M82]*100" office:value-type="float" office:value="3.96975645454691" calcext:value-type="float">
            <text:p>3.97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375000" calcext:value-type="float">
            <text:p>6.38E+006</text:p>
          </table:table-cell>
          <table:table-cell table:number-columns-repeated="2" office:value-type="float" office:value="6125000" calcext:value-type="float">
            <text:p>6.13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625000" calcext:value-type="float">
            <text:p>6.63E+006</text:p>
          </table:table-cell>
          <table:table-cell office:value-type="string" calcext:value-type="string">
            <text:p>lum2RGB</text:p>
          </table:table-cell>
          <table:table-cell table:formula="of:=AVERAGE([.C83:.K83])" office:value-type="float" office:value="6305555.55555556" calcext:value-type="float">
            <text:p>6.31E+006</text:p>
          </table:table-cell>
          <table:table-cell table:formula="of:=STDEV([.C83:.K83])" office:value-type="float" office:value="226307.926900005" calcext:value-type="float">
            <text:p>2.26E+005</text:p>
          </table:table-cell>
          <table:table-cell table:formula="of:=[.N83]/[.M83]*100" office:value-type="float" office:value="3.58902439136571" calcext:value-type="float">
            <text:p>3.59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250000" calcext:value-type="float">
            <text:p>6.25E+006</text:p>
          </table:table-cell>
          <table:table-cell table:number-columns-repeated="2" office:value-type="float" office:value="6500000" calcext:value-type="float">
            <text:p>6.50E+006</text:p>
          </table:table-cell>
          <table:table-cell office:value-type="float" office:value="6125000" calcext:value-type="float">
            <text:p>6.13E+006</text:p>
          </table:table-cell>
          <table:table-cell table:number-columns-repeated="3" office:value-type="float" office:value="6250000" calcext:value-type="float">
            <text:p>6.25E+006</text:p>
          </table:table-cell>
          <table:table-cell office:value-type="string" calcext:value-type="string">
            <text:p>Cost_Parallel_Work_br_cenL</text:p>
          </table:table-cell>
          <table:table-cell table:formula="of:=AVERAGE([.C84:.K84])" office:value-type="float" office:value="6277777.77777778" calcext:value-type="float">
            <text:p>6.28E+006</text:p>
          </table:table-cell>
          <table:table-cell table:formula="of:=STDEV([.C84:.K84])" office:value-type="float" office:value="136613.302589625" calcext:value-type="float">
            <text:p>1.37E+005</text:p>
          </table:table-cell>
          <table:table-cell table:formula="of:=[.N84]/[.M84]*100" office:value-type="float" office:value="2.17614110319757" calcext:value-type="float">
            <text:p>2.18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250000" calcext:value-type="float">
            <text:p>6.25E+006</text:p>
          </table:table-cell>
          <table:table-cell table:number-columns-repeated="2" office:value-type="float" office:value="6375000" calcext:value-type="float">
            <text:p>6.38E+006</text:p>
          </table:table-cell>
          <table:table-cell table:number-columns-repeated="2" office:value-type="float" office:value="6125000" calcext:value-type="float">
            <text:p>6.13E+006</text:p>
          </table:table-cell>
          <table:table-cell table:number-columns-repeated="3" office:value-type="float" office:value="6250000" calcext:value-type="float">
            <text:p>6.25E+006</text:p>
          </table:table-cell>
          <table:table-cell office:value-type="float" office:value="6500000" calcext:value-type="float">
            <text:p>6.50E+006</text:p>
          </table:table-cell>
          <table:table-cell office:value-type="string" calcext:value-type="string">
            <text:p>Cost_Parallel_Work_br_cenR</text:p>
          </table:table-cell>
          <table:table-cell table:formula="of:=AVERAGE([.C85:.K85])" office:value-type="float" office:value="6277777.77777778" calcext:value-type="float">
            <text:p>6.28E+006</text:p>
          </table:table-cell>
          <table:table-cell table:formula="of:=STDEV([.C85:.K85])" office:value-type="float" office:value="121478.164475944" calcext:value-type="float">
            <text:p>1.21E+005</text:p>
          </table:table-cell>
          <table:table-cell table:formula="of:=[.N85]/[.M85]*100" office:value-type="float" office:value="1.9350504075814" calcext:value-type="float">
            <text:p>1.94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375000" calcext:value-type="float">
            <text:p>6.38E+006</text:p>
          </table:table-cell>
          <table:table-cell office:value-type="float" office:value="6125000" calcext:value-type="float">
            <text:p>6.13E+006</text:p>
          </table:table-cell>
          <table:table-cell table:number-columns-repeated="2" office:value-type="float" office:value="6250000" calcext:value-type="float">
            <text:p>6.25E+006</text:p>
          </table:table-cell>
          <table:table-cell office:value-type="string" calcext:value-type="string">
            <text:p>Cost_Parallel_Work_Broadcast1_0</text:p>
          </table:table-cell>
          <table:table-cell table:formula="of:=AVERAGE([.C86:.K86])" office:value-type="float" office:value="6250000" calcext:value-type="float">
            <text:p>6.25E+006</text:p>
          </table:table-cell>
          <table:table-cell table:formula="of:=STDEV([.C86:.K86])" office:value-type="float" office:value="108253.175473055" calcext:value-type="float">
            <text:p>1.08E+005</text:p>
          </table:table-cell>
          <table:table-cell table:formula="of:=[.N86]/[.M86]*100" office:value-type="float" office:value="1.73205080756888" calcext:value-type="float">
            <text:p>1.7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6000000" calcext:value-type="float">
            <text:p>6.00E+006</text:p>
          </table:table-cell>
          <table:table-cell office:value-type="float" office:value="6125000" calcext:value-type="float">
            <text:p>6.13E+006</text:p>
          </table:table-cell>
          <table:table-cell table:number-columns-repeated="2" office:value-type="float" office:value="6500000" calcext:value-type="float">
            <text:p>6.50E+006</text:p>
          </table:table-cell>
          <table:table-cell office:value-type="float" office:value="6250000" calcext:value-type="float">
            <text:p>6.25E+006</text:p>
          </table:table-cell>
          <table:table-cell table:number-columns-repeated="2" office:value-type="float" office:value="6125000" calcext:value-type="float">
            <text:p>6.13E+006</text:p>
          </table:table-cell>
          <table:table-cell office:value-type="float" office:value="6000000" calcext:value-type="float">
            <text:p>6.00E+006</text:p>
          </table:table-cell>
          <table:table-cell office:value-type="float" office:value="6250000" calcext:value-type="float">
            <text:p>6.25E+006</text:p>
          </table:table-cell>
          <table:table-cell office:value-type="string" calcext:value-type="string">
            <text:p>Cost_Parallel_Work_Broadcast1_3</text:p>
          </table:table-cell>
          <table:table-cell table:formula="of:=AVERAGE([.C87:.K87])" office:value-type="float" office:value="6208333.33333333" calcext:value-type="float">
            <text:p>6.21E+006</text:p>
          </table:table-cell>
          <table:table-cell table:formula="of:=STDEV([.C87:.K87])" office:value-type="float" office:value="187500" calcext:value-type="float">
            <text:p>1.88E+005</text:p>
          </table:table-cell>
          <table:table-cell table:formula="of:=[.N87]/[.M87]*100" office:value-type="float" office:value="3.02013422818792" calcext:value-type="float">
            <text:p>3.02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table:number-columns-repeated="2" office:value-type="float" office:value="6250000" calcext:value-type="float">
            <text:p>6.25E+006</text:p>
          </table:table-cell>
          <table:table-cell office:value-type="float" office:value="6500000" calcext:value-type="float">
            <text:p>6.50E+006</text:p>
          </table:table-cell>
          <table:table-cell table:number-columns-repeated="3" office:value-type="float" office:value="6125000" calcext:value-type="float">
            <text:p>6.13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000000" calcext:value-type="float">
            <text:p>6.00E+006</text:p>
          </table:table-cell>
          <table:table-cell office:value-type="string" calcext:value-type="string">
            <text:p>explode_Split_output</text:p>
          </table:table-cell>
          <table:table-cell table:formula="of:=AVERAGE([.C88:.K88])" office:value-type="float" office:value="6194444.44444444" calcext:value-type="float">
            <text:p>6.19E+006</text:p>
          </table:table-cell>
          <table:table-cell table:formula="of:=STDEV([.C88:.K88])" office:value-type="float" office:value="141298.54131511" calcext:value-type="float">
            <text:p>1.41E+005</text:p>
          </table:table-cell>
          <table:table-cell table:formula="of:=[.N88]/[.M88]*100" office:value-type="float" office:value="2.2810526849076" calcext:value-type="float">
            <text:p>2.28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6750000" calcext:value-type="float">
            <text:p>6.75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625000" calcext:value-type="float">
            <text:p>6.63E+006</text:p>
          </table:table-cell>
          <table:table-cell office:value-type="float" office:value="6250000" calcext:value-type="float">
            <text:p>6.25E+006</text:p>
          </table:table-cell>
          <table:table-cell office:value-type="float" office:value="6500000" calcext:value-type="float">
            <text:p>6.50E+006</text:p>
          </table:table-cell>
          <table:table-cell office:value-type="float" office:value="4250000" calcext:value-type="float">
            <text:p>4.25E+006</text:p>
          </table:table-cell>
          <table:table-cell office:value-type="float" office:value="6125000" calcext:value-type="float">
            <text:p>6.13E+006</text:p>
          </table:table-cell>
          <table:table-cell office:value-type="float" office:value="6375000" calcext:value-type="float">
            <text:p>6.38E+006</text:p>
          </table:table-cell>
          <table:table-cell office:value-type="string" calcext:value-type="string">
            <text:p>disparityGen</text:p>
          </table:table-cell>
          <table:table-cell table:formula="of:=AVERAGE([.C89:.K89])" office:value-type="float" office:value="6166666.66666667" calcext:value-type="float">
            <text:p>6.17E+006</text:p>
          </table:table-cell>
          <table:table-cell table:formula="of:=STDEV([.C89:.K89])" office:value-type="float" office:value="750000" calcext:value-type="float">
            <text:p>7.50E+005</text:p>
          </table:table-cell>
          <table:table-cell table:formula="of:=[.N89]/[.M89]*100" office:value-type="float" office:value="12.1621621621622" calcext:value-type="float">
            <text:p>12.16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90:.K90])" office:value-type="float" office:value="0" calcext:value-type="float">
            <text:p>0.00E+000</text:p>
          </table:table-cell>
          <table:table-cell table:formula="of:=STDEV([.C90:.K90])" office:value-type="float" office:value="0" calcext:value-type="float">
            <text:p>0.00E+000</text:p>
          </table:table-cell>
          <table:table-cell table:formula="of:=[.N90]/[.M9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91:.K91])" office:value-type="float" office:value="0" calcext:value-type="float">
            <text:p>0.00E+000</text:p>
          </table:table-cell>
          <table:table-cell table:formula="of:=STDEV([.C91:.K91])" office:value-type="float" office:value="0" calcext:value-type="float">
            <text:p>0.00E+000</text:p>
          </table:table-cell>
          <table:table-cell table:formula="of:=[.N91]/[.M9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29_end_backBestCost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disparitySelect_29_end_backBestCost</text:p>
          </table:table-cell>
          <table:table-cell table:formula="of:=AVERAGE([.C92:.K92])" office:value-type="float" office:value="0" calcext:value-type="float">
            <text:p>0.00E+000</text:p>
          </table:table-cell>
          <table:table-cell table:formula="of:=STDEV([.C92:.K92])" office:value-type="float" office:value="0" calcext:value-type="float">
            <text:p>0.00E+000</text:p>
          </table:table-cell>
          <table:table-cell table:formula="of:=[.N92]/[.M9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4_end_back_337500_0</text:p>
          </table:table-cell>
          <table:table-cell table:formula="of:=AVERAGE([.C93:.K93])" office:value-type="float" office:value="0" calcext:value-type="float">
            <text:p>0.00E+000</text:p>
          </table:table-cell>
          <table:table-cell table:formula="of:=STDEV([.C93:.K93])" office:value-type="float" office:value="0" calcext:value-type="float">
            <text:p>0.00E+000</text:p>
          </table:table-cell>
          <table:table-cell table:formula="of:=[.N93]/[.M9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9_end_back_337500_0</text:p>
          </table:table-cell>
          <table:table-cell table:formula="of:=AVERAGE([.C94:.K94])" office:value-type="float" office:value="0" calcext:value-type="float">
            <text:p>0.00E+000</text:p>
          </table:table-cell>
          <table:table-cell table:formula="of:=STDEV([.C94:.K94])" office:value-type="float" office:value="0" calcext:value-type="float">
            <text:p>0.00E+000</text:p>
          </table:table-cell>
          <table:table-cell table:formula="of:=[.N94]/[.M9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_end_out1_16875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9_end_out1_168750_0</text:p>
          </table:table-cell>
          <table:table-cell table:formula="of:=AVERAGE([.C95:.K95])" office:value-type="float" office:value="0" calcext:value-type="float">
            <text:p>0.00E+000</text:p>
          </table:table-cell>
          <table:table-cell table:formula="of:=STDEV([.C95:.K95])" office:value-type="float" office:value="0" calcext:value-type="float">
            <text:p>0.00E+000</text:p>
          </table:table-cell>
          <table:table-cell table:formula="of:=[.N95]/[.M9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8_end_back_337500_0</text:p>
          </table:table-cell>
          <table:table-cell table:formula="of:=AVERAGE([.C96:.K96])" office:value-type="float" office:value="0" calcext:value-type="float">
            <text:p>0.00E+000</text:p>
          </table:table-cell>
          <table:table-cell table:formula="of:=STDEV([.C96:.K96])" office:value-type="float" office:value="0" calcext:value-type="float">
            <text:p>0.00E+000</text:p>
          </table:table-cell>
          <table:table-cell table:formula="of:=[.N96]/[.M9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3_end_back_337500_0</text:p>
          </table:table-cell>
          <table:table-cell table:formula="of:=AVERAGE([.C97:.K97])" office:value-type="float" office:value="0" calcext:value-type="float">
            <text:p>0.00E+000</text:p>
          </table:table-cell>
          <table:table-cell table:formula="of:=STDEV([.C97:.K97])" office:value-type="float" office:value="0" calcext:value-type="float">
            <text:p>0.00E+000</text:p>
          </table:table-cell>
          <table:table-cell table:formula="of:=[.N97]/[.M9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98:.K98])" office:value-type="float" office:value="0" calcext:value-type="float">
            <text:p>0.00E+000</text:p>
          </table:table-cell>
          <table:table-cell table:formula="of:=STDEV([.C98:.K98])" office:value-type="float" office:value="0" calcext:value-type="float">
            <text:p>0.00E+000</text:p>
          </table:table-cell>
          <table:table-cell table:formula="of:=[.N98]/[.M9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99:.K99])" office:value-type="float" office:value="0" calcext:value-type="float">
            <text:p>0.00E+000</text:p>
          </table:table-cell>
          <table:table-cell table:formula="of:=STDEV([.C99:.K99])" office:value-type="float" office:value="0" calcext:value-type="float">
            <text:p>0.00E+000</text:p>
          </table:table-cell>
          <table:table-cell table:formula="of:=[.N99]/[.M9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5_end_back_337500_0</text:p>
          </table:table-cell>
          <table:table-cell table:formula="of:=AVERAGE([.C100:.K100])" office:value-type="float" office:value="0" calcext:value-type="float">
            <text:p>0.00E+000</text:p>
          </table:table-cell>
          <table:table-cell table:formula="of:=STDEV([.C100:.K100])" office:value-type="float" office:value="0" calcext:value-type="float">
            <text:p>0.00E+000</text:p>
          </table:table-cell>
          <table:table-cell table:formula="of:=[.N100]/[.M10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01:.K101])" office:value-type="float" office:value="0" calcext:value-type="float">
            <text:p>0.00E+000</text:p>
          </table:table-cell>
          <table:table-cell table:formula="of:=STDEV([.C101:.K101])" office:value-type="float" office:value="0" calcext:value-type="float">
            <text:p>0.00E+000</text:p>
          </table:table-cell>
          <table:table-cell table:formula="of:=[.N101]/[.M10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7_end_back_337500_0</text:p>
          </table:table-cell>
          <table:table-cell table:formula="of:=AVERAGE([.C102:.K102])" office:value-type="float" office:value="0" calcext:value-type="float">
            <text:p>0.00E+000</text:p>
          </table:table-cell>
          <table:table-cell table:formula="of:=STDEV([.C102:.K102])" office:value-type="float" office:value="0" calcext:value-type="float">
            <text:p>0.00E+000</text:p>
          </table:table-cell>
          <table:table-cell table:formula="of:=[.N102]/[.M10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03:.K103])" office:value-type="float" office:value="0" calcext:value-type="float">
            <text:p>0.00E+000</text:p>
          </table:table-cell>
          <table:table-cell table:formula="of:=STDEV([.C103:.K103])" office:value-type="float" office:value="0" calcext:value-type="float">
            <text:p>0.00E+000</text:p>
          </table:table-cell>
          <table:table-cell table:formula="of:=[.N103]/[.M10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04:.K104])" office:value-type="float" office:value="0" calcext:value-type="float">
            <text:p>0.00E+000</text:p>
          </table:table-cell>
          <table:table-cell table:formula="of:=STDEV([.C104:.K104])" office:value-type="float" office:value="0" calcext:value-type="float">
            <text:p>0.00E+000</text:p>
          </table:table-cell>
          <table:table-cell table:formula="of:=[.N104]/[.M10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05:.K105])" office:value-type="float" office:value="0" calcext:value-type="float">
            <text:p>0.00E+000</text:p>
          </table:table-cell>
          <table:table-cell table:formula="of:=STDEV([.C105:.K105])" office:value-type="float" office:value="0" calcext:value-type="float">
            <text:p>0.00E+000</text:p>
          </table:table-cell>
          <table:table-cell table:formula="of:=[.N105]/[.M10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06:.K106])" office:value-type="float" office:value="0" calcext:value-type="float">
            <text:p>0.00E+000</text:p>
          </table:table-cell>
          <table:table-cell table:formula="of:=STDEV([.C106:.K106])" office:value-type="float" office:value="0" calcext:value-type="float">
            <text:p>0.00E+000</text:p>
          </table:table-cell>
          <table:table-cell table:formula="of:=[.N106]/[.M10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6_end_back_337500_0</text:p>
          </table:table-cell>
          <table:table-cell table:formula="of:=AVERAGE([.C107:.K107])" office:value-type="float" office:value="0" calcext:value-type="float">
            <text:p>0.00E+000</text:p>
          </table:table-cell>
          <table:table-cell table:formula="of:=STDEV([.C107:.K107])" office:value-type="float" office:value="0" calcext:value-type="float">
            <text:p>0.00E+000</text:p>
          </table:table-cell>
          <table:table-cell table:formula="of:=[.N107]/[.M10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_end_back_337500_0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Broadcast5_22_end_back_337500_0</text:p>
          </table:table-cell>
          <table:table-cell table:formula="of:=AVERAGE([.C108:.K108])" office:value-type="float" office:value="0" calcext:value-type="float">
            <text:p>0.00E+000</text:p>
          </table:table-cell>
          <table:table-cell table:formula="of:=STDEV([.C108:.K108])" office:value-type="float" office:value="0" calcext:value-type="float">
            <text:p>0.00E+000</text:p>
          </table:table-cell>
          <table:table-cell table:formula="of:=[.N108]/[.M10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9" office:value-type="float" office:value="0" calcext:value-type="float">
            <text:p>0.00E+00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09:.K109])" office:value-type="float" office:value="0" calcext:value-type="float">
            <text:p>0.00E+000</text:p>
          </table:table-cell>
          <table:table-cell table:formula="of:=STDEV([.C109:.K109])" office:value-type="float" office:value="0" calcext:value-type="float">
            <text:p>0.00E+000</text:p>
          </table:table-cell>
          <table:table-cell table:formula="of:=[.N109]/[.M109]*100" office:value-type="string" office:string-value="" calcext:value-type="error">
            <text:p>#DIV/0!</text:p>
          </table:table-cell>
        </table:table-row>
      </table:table>
      <table:table table:name="nbIterations=4, maxDisparity=60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Scenario 339</text:p>
          </table:table-cell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8"/>
          <table:table-cell table:style-name="ce12" table:formula="of:=[.N24]" office:value-type="float" office:value="100411424972.8" calcext:value-type="float">
            <text:p>1.00E+011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8"/>
          <table:table-cell table:style-name="ce12" table:formula="of:=[.N25]" office:value-type="float" office:value="32251999990.4" calcext:value-type="float">
            <text:p>3.23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8"/>
          <table:table-cell table:style-name="ce12" table:formula="of:=[.N25]" office:value-type="float" office:value="32251999990.4" calcext:value-type="float">
            <text:p>3.23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8"/>
          <table:table-cell table:style-name="ce12" table:formula="of:=[.N26]" office:value-type="float" office:value="29052299168" calcext:value-type="float">
            <text:p>2.91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8"/>
          <table:table-cell table:style-name="ce12" table:formula="of:=[.N27]" office:value-type="float" office:value="2698685418.4" calcext:value-type="float">
            <text:p>2.70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8"/>
          <table:table-cell table:style-name="ce12" table:formula="of:=[.N30]" office:value-type="float" office:value="2320574993.6" calcext:value-type="float">
            <text:p>2.32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8"/>
          <table:table-cell table:style-name="ce12" table:formula="of:=[.N30]" office:value-type="float" office:value="2320574993.6" calcext:value-type="float">
            <text:p>2.32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8"/>
          <table:table-cell table:style-name="ce12" table:formula="of:=[.N29]" office:value-type="float" office:value="2459756257.6" calcext:value-type="float">
            <text:p>2.46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8"/>
          <table:table-cell table:style-name="ce12" table:formula="of:=[.N29]" office:value-type="float" office:value="2459756257.6" calcext:value-type="float">
            <text:p>2.46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8"/>
          <table:table-cell table:style-name="ce12" table:formula="of:=[.N33]" office:value-type="float" office:value="1128882499.92" calcext:value-type="float">
            <text:p>1.13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8"/>
          <table:table-cell table:style-name="ce12" table:formula="of:=[.N28]" office:value-type="float" office:value="2555114164.90667" calcext:value-type="float">
            <text:p>2.56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8"/>
          <table:table-cell table:style-name="ce12" table:formula="of:=[.N34]" office:value-type="float" office:value="719318750" calcext:value-type="float">
            <text:p>7.19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8"/>
          <table:table-cell table:style-name="ce12" table:formula="of:=[.N34]" office:value-type="float" office:value="719318750" calcext:value-type="float">
            <text:p>7.19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8"/>
          <table:table-cell table:style-name="ce12" table:formula="of:=[.N105]" office:value-type="float" office:value="7037500" calcext:value-type="float">
            <text:p>7.04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8"/>
          <table:table-cell table:style-name="ce12" table:formula="of:=[.N106]" office:value-type="float" office:value="6850000" calcext:value-type="float">
            <text:p>6.85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8"/>
          <table:table-cell table:style-name="ce12" table:formula="of:=[.N101]" office:value-type="float" office:value="7450000" calcext:value-type="float">
            <text:p>7.45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8"/>
          <table:table-cell table:style-name="ce12" table:formula="of:=[.N101]" office:value-type="float" office:value="7450000" calcext:value-type="float">
            <text:p>7.45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9"/>
          <table:table-cell table:style-name="ce13" table:formula="of:=[.N113]" office:value-type="float" office:value="6387500" calcext:value-type="float">
            <text:p>6.39E+006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vg</text:p>
          </table:table-cell>
          <table:table-cell table:style-name="ce14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5" office:value-type="string" calcext:value-type="string">
            <text:p>writePPM</text:p>
          </table:table-cell>
          <table:table-cell office:value-type="float" office:value="100424625152" calcext:value-type="float">
            <text:p>100424625152</text:p>
          </table:table-cell>
          <table:table-cell office:value-type="float" office:value="100401375232" calcext:value-type="float">
            <text:p>100401375232</text:p>
          </table:table-cell>
          <table:table-cell office:value-type="float" office:value="100434751488" calcext:value-type="float">
            <text:p>100434751488</text:p>
          </table:table-cell>
          <table:table-cell office:value-type="float" office:value="100396749824" calcext:value-type="float">
            <text:p>100396749824</text:p>
          </table:table-cell>
          <table:table-cell office:value-type="float" office:value="100391126016" calcext:value-type="float">
            <text:p>100391126016</text:p>
          </table:table-cell>
          <table:table-cell office:value-type="float" office:value="100404874240" calcext:value-type="float">
            <text:p>100404874240</text:p>
          </table:table-cell>
          <table:table-cell office:value-type="float" office:value="100418999296" calcext:value-type="float">
            <text:p>100418999296</text:p>
          </table:table-cell>
          <table:table-cell office:value-type="float" office:value="100400249856" calcext:value-type="float">
            <text:p>100400249856</text:p>
          </table:table-cell>
          <table:table-cell office:value-type="float" office:value="100407624704" calcext:value-type="float">
            <text:p>100407624704</text:p>
          </table:table-cell>
          <table:table-cell office:value-type="float" office:value="100433873920" calcext:value-type="float">
            <text:p>100433873920</text:p>
          </table:table-cell>
          <table:table-cell table:style-name="ce5" office:value-type="string" calcext:value-type="string">
            <text:p>writePPM</text:p>
          </table:table-cell>
          <table:table-cell table:formula="of:=AVERAGE([.C24:.L24])" office:value-type="float" office:value="100411424972.8" calcext:value-type="float">
            <text:p>1.00E+011</text:p>
          </table:table-cell>
          <table:table-cell table:formula="of:=STDEV([.C24:.L24])" office:value-type="float" office:value="15600352.3923691" calcext:value-type="float">
            <text:p>1.56E+007</text:p>
          </table:table-cell>
          <table:table-cell table:formula="of:=[.O24]/[.N24]*100" office:value-type="float" office:value="0.01553643163275" calcext:value-type="float">
            <text:p>0.02</text:p>
          </table:table-cell>
        </table:table-row>
        <table:table-row table:style-name="ro1">
          <table:table-cell/>
          <table:table-cell table:style-name="ce5" office:value-type="string" calcext:value-type="string">
            <text:p>computeWeights</text:p>
          </table:table-cell>
          <table:table-cell office:value-type="float" office:value="32261187552" calcext:value-type="float">
            <text:p>32261187552</text:p>
          </table:table-cell>
          <table:table-cell office:value-type="float" office:value="32245124960" calcext:value-type="float">
            <text:p>32245124960</text:p>
          </table:table-cell>
          <table:table-cell office:value-type="float" office:value="32254656192" calcext:value-type="float">
            <text:p>32254656192</text:p>
          </table:table-cell>
          <table:table-cell office:value-type="float" office:value="32248734304" calcext:value-type="float">
            <text:p>32248734304</text:p>
          </table:table-cell>
          <table:table-cell office:value-type="float" office:value="32251250048" calcext:value-type="float">
            <text:p>32251250048</text:p>
          </table:table-cell>
          <table:table-cell office:value-type="float" office:value="32249031328" calcext:value-type="float">
            <text:p>32249031328</text:p>
          </table:table-cell>
          <table:table-cell office:value-type="float" office:value="32253796704" calcext:value-type="float">
            <text:p>32253796704</text:p>
          </table:table-cell>
          <table:table-cell office:value-type="float" office:value="32258328160" calcext:value-type="float">
            <text:p>32258328160</text:p>
          </table:table-cell>
          <table:table-cell office:value-type="float" office:value="32248562464" calcext:value-type="float">
            <text:p>32248562464</text:p>
          </table:table-cell>
          <table:table-cell office:value-type="float" office:value="32249328192" calcext:value-type="float">
            <text:p>32249328192</text:p>
          </table:table-cell>
          <table:table-cell table:style-name="ce5" office:value-type="string" calcext:value-type="string">
            <text:p>computeWeights</text:p>
          </table:table-cell>
          <table:table-cell table:formula="of:=AVERAGE([.C25:.L25])" office:value-type="float" office:value="32251999990.4" calcext:value-type="float">
            <text:p>3.23E+010</text:p>
          </table:table-cell>
          <table:table-cell table:formula="of:=STDEV([.C25:.L25])" office:value-type="float" office:value="4955376.65900974" calcext:value-type="float">
            <text:p>4.96E+006</text:p>
          </table:table-cell>
          <table:table-cell table:style-name="ce23" table:formula="of:=[.O25]/[.N25]*100" office:value-type="float" office:value="0.0153645561840653" calcext:value-type="float">
            <text:p>0.02</text:p>
          </table:table-cell>
        </table:table-row>
        <table:table-row table:style-name="ro1">
          <table:table-cell/>
          <table:table-cell table:style-name="ce5" office:value-type="string" calcext:value-type="string">
            <text:p>aggregateCost</text:p>
          </table:table-cell>
          <table:table-cell office:value-type="float" office:value="29058197930.6667" calcext:value-type="float">
            <text:p>29058197930.6667</text:p>
          </table:table-cell>
          <table:table-cell office:value-type="float" office:value="29064697962.6667" calcext:value-type="float">
            <text:p>29064697962.6667</text:p>
          </table:table-cell>
          <table:table-cell office:value-type="float" office:value="29069908330.6667" calcext:value-type="float">
            <text:p>29069908330.6667</text:p>
          </table:table-cell>
          <table:table-cell office:value-type="float" office:value="29040547921.0667" calcext:value-type="float">
            <text:p>29040547921.0667</text:p>
          </table:table-cell>
          <table:table-cell office:value-type="float" office:value="29051947908.2667" calcext:value-type="float">
            <text:p>29051947908.2667</text:p>
          </table:table-cell>
          <table:table-cell office:value-type="float" office:value="29045804194.1333" calcext:value-type="float">
            <text:p>29045804194.1333</text:p>
          </table:table-cell>
          <table:table-cell office:value-type="float" office:value="29043239552" calcext:value-type="float">
            <text:p>29043239552</text:p>
          </table:table-cell>
          <table:table-cell office:value-type="float" office:value="29033556245.3333" calcext:value-type="float">
            <text:p>29033556245.3333</text:p>
          </table:table-cell>
          <table:table-cell office:value-type="float" office:value="29038808298.6667" calcext:value-type="float">
            <text:p>29038808298.6667</text:p>
          </table:table-cell>
          <table:table-cell office:value-type="float" office:value="29076283336.5333" calcext:value-type="float">
            <text:p>29076283336.5333</text:p>
          </table:table-cell>
          <table:table-cell table:style-name="ce5" office:value-type="string" calcext:value-type="string">
            <text:p>aggregateCost</text:p>
          </table:table-cell>
          <table:table-cell table:formula="of:=AVERAGE([.C26:.L26])" office:value-type="float" office:value="29052299168" calcext:value-type="float">
            <text:p>2.91E+010</text:p>
          </table:table-cell>
          <table:table-cell table:formula="of:=STDEV([.C26:.L26])" office:value-type="float" office:value="14413056.1227703" calcext:value-type="float">
            <text:p>1.44E+007</text:p>
          </table:table-cell>
          <table:table-cell table:formula="of:=[.O26]/[.N26]*100" office:value-type="float" office:value="0.0496107245744108" calcext:value-type="float">
            <text:p>0.05</text:p>
          </table:table-cell>
        </table:table-row>
        <table:table-row table:style-name="ro1">
          <table:table-cell/>
          <table:table-cell table:style-name="ce5" office:value-type="string" calcext:value-type="string">
            <text:p>costConstruction</text:p>
          </table:table-cell>
          <table:table-cell office:value-type="float" office:value="2698570832" calcext:value-type="float">
            <text:p>2698570832</text:p>
          </table:table-cell>
          <table:table-cell office:value-type="float" office:value="2700527087.46667" calcext:value-type="float">
            <text:p>2700527087.46667</text:p>
          </table:table-cell>
          <table:table-cell office:value-type="float" office:value="2698939581.86667" calcext:value-type="float">
            <text:p>2698939581.86667</text:p>
          </table:table-cell>
          <table:table-cell office:value-type="float" office:value="2696122920.53333" calcext:value-type="float">
            <text:p>2696122920.53333</text:p>
          </table:table-cell>
          <table:table-cell office:value-type="float" office:value="2698752082.13333" calcext:value-type="float">
            <text:p>2698752082.13333</text:p>
          </table:table-cell>
          <table:table-cell office:value-type="float" office:value="2699364590.93333" calcext:value-type="float">
            <text:p>2699364590.93333</text:p>
          </table:table-cell>
          <table:table-cell office:value-type="float" office:value="2697252077.86667" calcext:value-type="float">
            <text:p>2697252077.86667</text:p>
          </table:table-cell>
          <table:table-cell office:value-type="float" office:value="2698575005.33333" calcext:value-type="float">
            <text:p>2698575005.33333</text:p>
          </table:table-cell>
          <table:table-cell office:value-type="float" office:value="2699868753.06667" calcext:value-type="float">
            <text:p>2699868753.06667</text:p>
          </table:table-cell>
          <table:table-cell office:value-type="float" office:value="2698881252.8" calcext:value-type="float">
            <text:p>2698881252.8</text:p>
          </table:table-cell>
          <table:table-cell table:style-name="ce5" office:value-type="string" calcext:value-type="string">
            <text:p>costConstruction</text:p>
          </table:table-cell>
          <table:table-cell table:formula="of:=AVERAGE([.C27:.L27])" office:value-type="float" office:value="2698685418.4" calcext:value-type="float">
            <text:p>2.70E+009</text:p>
          </table:table-cell>
          <table:table-cell table:formula="of:=STDEV([.C27:.L27])" office:value-type="float" office:value="1247525.41445446" calcext:value-type="float">
            <text:p>1.25E+006</text:p>
          </table:table-cell>
          <table:table-cell table:formula="of:=[.O27]/[.N27]*100" office:value-type="float" office:value="0.046227152151513" calcext:value-type="float">
            <text:p>0.05</text:p>
          </table:table-cell>
        </table:table-row>
        <table:table-row table:style-name="ro1">
          <table:table-cell/>
          <table:table-cell table:style-name="ce5" office:value-type="string" calcext:value-type="string">
            <text:p>medianFilter</text:p>
          </table:table-cell>
          <table:table-cell office:value-type="float" office:value="2555050001.06667" calcext:value-type="float">
            <text:p>2555050001.06667</text:p>
          </table:table-cell>
          <table:table-cell office:value-type="float" office:value="2555424996.26667" calcext:value-type="float">
            <text:p>2555424996.26667</text:p>
          </table:table-cell>
          <table:table-cell office:value-type="float" office:value="2553483334.4" calcext:value-type="float">
            <text:p>2553483334.4</text:p>
          </table:table-cell>
          <table:table-cell office:value-type="float" office:value="2556058333.86667" calcext:value-type="float">
            <text:p>2556058333.86667</text:p>
          </table:table-cell>
          <table:table-cell office:value-type="float" office:value="2554475001.6" calcext:value-type="float">
            <text:p>2554475001.6</text:p>
          </table:table-cell>
          <table:table-cell office:value-type="float" office:value="2556241668.26667" calcext:value-type="float">
            <text:p>2556241668.26667</text:p>
          </table:table-cell>
          <table:table-cell office:value-type="float" office:value="2554716654.93333" calcext:value-type="float">
            <text:p>2554716654.93333</text:p>
          </table:table-cell>
          <table:table-cell office:value-type="float" office:value="2554508328.53333" calcext:value-type="float">
            <text:p>2554508328.53333</text:p>
          </table:table-cell>
          <table:table-cell office:value-type="float" office:value="2555366662.4" calcext:value-type="float">
            <text:p>2555366662.4</text:p>
          </table:table-cell>
          <table:table-cell office:value-type="float" office:value="2555816667.73333" calcext:value-type="float">
            <text:p>2555816667.73333</text:p>
          </table:table-cell>
          <table:table-cell table:style-name="ce5" office:value-type="string" calcext:value-type="string">
            <text:p>medianFilter</text:p>
          </table:table-cell>
          <table:table-cell table:formula="of:=AVERAGE([.C28:.L28])" office:value-type="float" office:value="2555114164.90667" calcext:value-type="float">
            <text:p>2.56E+009</text:p>
          </table:table-cell>
          <table:table-cell table:formula="of:=STDEV([.C28:.L28])" office:value-type="float" office:value="844189.746601953" calcext:value-type="float">
            <text:p>8.44E+005</text:p>
          </table:table-cell>
          <table:table-cell table:formula="of:=[.O28]/[.N28]*100" office:value-type="float" office:value="0.0330392182939031" calcext:value-type="float">
            <text:p>0.03</text:p>
          </table:table-cell>
        </table:table-row>
        <table:table-row table:style-name="ro1">
          <table:table-cell/>
          <table:table-cell table:style-name="ce5" office:value-type="string" calcext:value-type="string">
            <text:p>rgb2Gray</text:p>
          </table:table-cell>
          <table:table-cell office:value-type="float" office:value="2444562528" calcext:value-type="float">
            <text:p>2444562528</text:p>
          </table:table-cell>
          <table:table-cell office:value-type="float" office:value="2458187536" calcext:value-type="float">
            <text:p>2458187536</text:p>
          </table:table-cell>
          <table:table-cell office:value-type="float" office:value="2462687472" calcext:value-type="float">
            <text:p>2462687472</text:p>
          </table:table-cell>
          <table:table-cell office:value-type="float" office:value="2453562496" calcext:value-type="float">
            <text:p>2453562496</text:p>
          </table:table-cell>
          <table:table-cell office:value-type="float" office:value="2459500016" calcext:value-type="float">
            <text:p>2459500016</text:p>
          </table:table-cell>
          <table:table-cell office:value-type="float" office:value="2471625024" calcext:value-type="float">
            <text:p>2471625024</text:p>
          </table:table-cell>
          <table:table-cell office:value-type="float" office:value="2449187472" calcext:value-type="float">
            <text:p>2449187472</text:p>
          </table:table-cell>
          <table:table-cell office:value-type="float" office:value="2463562528" calcext:value-type="float">
            <text:p>2463562528</text:p>
          </table:table-cell>
          <table:table-cell office:value-type="float" office:value="2468437504" calcext:value-type="float">
            <text:p>2468437504</text:p>
          </table:table-cell>
          <table:table-cell office:value-type="float" office:value="2466250000" calcext:value-type="float">
            <text:p>2466250000</text:p>
          </table:table-cell>
          <table:table-cell table:style-name="ce5" office:value-type="string" calcext:value-type="string">
            <text:p>rgb2Gray</text:p>
          </table:table-cell>
          <table:table-cell table:formula="of:=AVERAGE([.C29:.L29])" office:value-type="float" office:value="2459756257.6" calcext:value-type="float">
            <text:p>2.46E+009</text:p>
          </table:table-cell>
          <table:table-cell table:formula="of:=STDEV([.C29:.L29])" office:value-type="float" office:value="8595334.23614695" calcext:value-type="float">
            <text:p>8.60E+006</text:p>
          </table:table-cell>
          <table:table-cell table:formula="of:=[.O29]/[.N29]*100" office:value-type="float" office:value="0.349438453895162" calcext:value-type="float">
            <text:p>0.35</text:p>
          </table:table-cell>
        </table:table-row>
        <table:table-row table:style-name="ro1">
          <table:table-cell/>
          <table:table-cell table:style-name="ce5" office:value-type="string" calcext:value-type="string">
            <text:p>census</text:p>
          </table:table-cell>
          <table:table-cell office:value-type="float" office:value="2318937488" calcext:value-type="float">
            <text:p>2318937488</text:p>
          </table:table-cell>
          <table:table-cell office:value-type="float" office:value="2330875024" calcext:value-type="float">
            <text:p>2330875024</text:p>
          </table:table-cell>
          <table:table-cell office:value-type="float" office:value="2337000000" calcext:value-type="float">
            <text:p>2337000000</text:p>
          </table:table-cell>
          <table:table-cell office:value-type="float" office:value="2318062496" calcext:value-type="float">
            <text:p>2318062496</text:p>
          </table:table-cell>
          <table:table-cell office:value-type="float" office:value="2317187520" calcext:value-type="float">
            <text:p>2317187520</text:p>
          </table:table-cell>
          <table:table-cell office:value-type="float" office:value="2303124992" calcext:value-type="float">
            <text:p>2303124992</text:p>
          </table:table-cell>
          <table:table-cell office:value-type="float" office:value="2329062480" calcext:value-type="float">
            <text:p>2329062480</text:p>
          </table:table-cell>
          <table:table-cell office:value-type="float" office:value="2323624960" calcext:value-type="float">
            <text:p>2323624960</text:p>
          </table:table-cell>
          <table:table-cell office:value-type="float" office:value="2318437488" calcext:value-type="float">
            <text:p>2318437488</text:p>
          </table:table-cell>
          <table:table-cell office:value-type="float" office:value="2309437488" calcext:value-type="float">
            <text:p>2309437488</text:p>
          </table:table-cell>
          <table:table-cell table:style-name="ce5" office:value-type="string" calcext:value-type="string">
            <text:p>census</text:p>
          </table:table-cell>
          <table:table-cell table:formula="of:=AVERAGE([.C30:.L30])" office:value-type="float" office:value="2320574993.6" calcext:value-type="float">
            <text:p>2.32E+009</text:p>
          </table:table-cell>
          <table:table-cell table:formula="of:=STDEV([.C30:.L30])" office:value-type="float" office:value="10059797.5741898" calcext:value-type="float">
            <text:p>1.01E+007</text:p>
          </table:table-cell>
          <table:table-cell table:style-name="ce23" table:formula="of:=[.O30]/[.N30]*100" office:value-type="float" office:value="0.433504523746662" calcext:value-type="float">
            <text:p>0.43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2_in</text:p>
          </table:table-cell>
          <table:table-cell office:value-type="float" office:value="1939375024" calcext:value-type="float">
            <text:p>1939375024</text:p>
          </table:table-cell>
          <table:table-cell office:value-type="float" office:value="1909250000" calcext:value-type="float">
            <text:p>1909250000</text:p>
          </table:table-cell>
          <table:table-cell office:value-type="float" office:value="1917374976" calcext:value-type="float">
            <text:p>1917374976</text:p>
          </table:table-cell>
          <table:table-cell office:value-type="float" office:value="1939749984" calcext:value-type="float">
            <text:p>1939749984</text:p>
          </table:table-cell>
          <table:table-cell office:value-type="float" office:value="1929250016" calcext:value-type="float">
            <text:p>1929250016</text:p>
          </table:table-cell>
          <table:table-cell office:value-type="float" office:value="1932874976" calcext:value-type="float">
            <text:p>1932874976</text:p>
          </table:table-cell>
          <table:table-cell office:value-type="float" office:value="1931375008" calcext:value-type="float">
            <text:p>1931375008</text:p>
          </table:table-cell>
          <table:table-cell office:value-type="float" office:value="1947499984" calcext:value-type="float">
            <text:p>1947499984</text:p>
          </table:table-cell>
          <table:table-cell office:value-type="float" office:value="1934375008" calcext:value-type="float">
            <text:p>1934375008</text:p>
          </table:table-cell>
          <table:table-cell office:value-type="float" office:value="1938625008" calcext:value-type="float">
            <text:p>1938625008</text:p>
          </table:table-cell>
          <table:table-cell table:style-name="ce6" office:value-type="string" calcext:value-type="string">
            <text:p>Cost_Parallel_Work_implode_Broadcast2_in</text:p>
          </table:table-cell>
          <table:table-cell table:style-name="ce22" table:formula="of:=AVERAGE([.C31:.L31])" office:value-type="float" office:value="1931974998.4" calcext:value-type="float">
            <text:p>1.93E+009</text:p>
          </table:table-cell>
          <table:table-cell table:formula="of:=STDEV([.C31:.L31])" office:value-type="float" office:value="11276328.7721702" calcext:value-type="float">
            <text:p>1.13E+007</text:p>
          </table:table-cell>
          <table:table-cell table:formula="of:=[.O31]/[.N31]*100" office:value-type="float" office:value="0.583668462661727" calcext:value-type="float">
            <text:p>0.58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3_in</text:p>
          </table:table-cell>
          <table:table-cell office:value-type="float" office:value="1524125008" calcext:value-type="float">
            <text:p>1524125008</text:p>
          </table:table-cell>
          <table:table-cell office:value-type="float" office:value="1553750000" calcext:value-type="float">
            <text:p>1553750000</text:p>
          </table:table-cell>
          <table:table-cell office:value-type="float" office:value="1549750000" calcext:value-type="float">
            <text:p>1549750000</text:p>
          </table:table-cell>
          <table:table-cell office:value-type="float" office:value="1532624992" calcext:value-type="float">
            <text:p>1532624992</text:p>
          </table:table-cell>
          <table:table-cell office:value-type="float" office:value="1568374976" calcext:value-type="float">
            <text:p>1568374976</text:p>
          </table:table-cell>
          <table:table-cell office:value-type="float" office:value="1553749984" calcext:value-type="float">
            <text:p>1553749984</text:p>
          </table:table-cell>
          <table:table-cell office:value-type="float" office:value="1568000000" calcext:value-type="float">
            <text:p>1568000000</text:p>
          </table:table-cell>
          <table:table-cell office:value-type="float" office:value="1557000016" calcext:value-type="float">
            <text:p>1557000016</text:p>
          </table:table-cell>
          <table:table-cell office:value-type="float" office:value="1547250000" calcext:value-type="float">
            <text:p>1547250000</text:p>
          </table:table-cell>
          <table:table-cell office:value-type="float" office:value="1538125008" calcext:value-type="float">
            <text:p>1538125008</text:p>
          </table:table-cell>
          <table:table-cell table:style-name="ce6" office:value-type="string" calcext:value-type="string">
            <text:p>Cost_Parallel_Work_implode_Broadcast3_in</text:p>
          </table:table-cell>
          <table:table-cell table:style-name="ce22" table:formula="of:=AVERAGE([.C32:.L32])" office:value-type="float" office:value="1549274998.4" calcext:value-type="float">
            <text:p>1.55E+009</text:p>
          </table:table-cell>
          <table:table-cell table:formula="of:=STDEV([.C32:.L32])" office:value-type="float" office:value="14350977.9875847" calcext:value-type="float">
            <text:p>1.44E+007</text:p>
          </table:table-cell>
          <table:table-cell table:formula="of:=[.O32]/[.N32]*100" office:value-type="float" office:value="0.926302819215795" calcext:value-type="float">
            <text:p>0.93</text:p>
          </table:table-cell>
        </table:table-row>
        <table:table-row table:style-name="ro1">
          <table:table-cell/>
          <table:table-cell table:style-name="ce5" office:value-type="string" calcext:value-type="string">
            <text:p>disparitySelect</text:p>
          </table:table-cell>
          <table:table-cell office:value-type="float" office:value="1128883332.93333" calcext:value-type="float">
            <text:p>1128883332.93333</text:p>
          </table:table-cell>
          <table:table-cell office:value-type="float" office:value="1127639582.4" calcext:value-type="float">
            <text:p>1127639582.4</text:p>
          </table:table-cell>
          <table:table-cell office:value-type="float" office:value="1127518750.93333" calcext:value-type="float">
            <text:p>1127518750.93333</text:p>
          </table:table-cell>
          <table:table-cell office:value-type="float" office:value="1129222916.53333" calcext:value-type="float">
            <text:p>1129222916.53333</text:p>
          </table:table-cell>
          <table:table-cell office:value-type="float" office:value="1128429167.46667" calcext:value-type="float">
            <text:p>1128429167.46667</text:p>
          </table:table-cell>
          <table:table-cell office:value-type="float" office:value="1130495834" calcext:value-type="float">
            <text:p>1130495834</text:p>
          </table:table-cell>
          <table:table-cell office:value-type="float" office:value="1129320834.13333" calcext:value-type="float">
            <text:p>1129320834.13333</text:p>
          </table:table-cell>
          <table:table-cell office:value-type="float" office:value="1128197914.93333" calcext:value-type="float">
            <text:p>1128197914.93333</text:p>
          </table:table-cell>
          <table:table-cell office:value-type="float" office:value="1128579166.93333" calcext:value-type="float">
            <text:p>1128579166.93333</text:p>
          </table:table-cell>
          <table:table-cell office:value-type="float" office:value="1130537498.93333" calcext:value-type="float">
            <text:p>1130537498.93333</text:p>
          </table:table-cell>
          <table:table-cell table:style-name="ce5" office:value-type="string" calcext:value-type="string">
            <text:p>disparitySelect</text:p>
          </table:table-cell>
          <table:table-cell table:formula="of:=AVERAGE([.C33:.L33])" office:value-type="float" office:value="1128882499.92" calcext:value-type="float">
            <text:p>1.13E+009</text:p>
          </table:table-cell>
          <table:table-cell table:formula="of:=STDEV([.C33:.L33])" office:value-type="float" office:value="1044601.07819604" calcext:value-type="float">
            <text:p>1.04E+006</text:p>
          </table:table-cell>
          <table:table-cell table:formula="of:=[.O33]/[.N33]*100" office:value-type="float" office:value="0.0925340837748901" calcext:value-type="float">
            <text:p>0.09</text:p>
          </table:table-cell>
        </table:table-row>
        <table:table-row table:style-name="ro1">
          <table:table-cell/>
          <table:table-cell table:style-name="ce5" office:value-type="string" calcext:value-type="string">
            <text:p>readPPM</text:p>
          </table:table-cell>
          <table:table-cell office:value-type="float" office:value="718562500" calcext:value-type="float">
            <text:p>718562500</text:p>
          </table:table-cell>
          <table:table-cell office:value-type="float" office:value="709937500" calcext:value-type="float">
            <text:p>709937500</text:p>
          </table:table-cell>
          <table:table-cell office:value-type="float" office:value="707937500" calcext:value-type="float">
            <text:p>707937500</text:p>
          </table:table-cell>
          <table:table-cell office:value-type="float" office:value="724562500" calcext:value-type="float">
            <text:p>724562500</text:p>
          </table:table-cell>
          <table:table-cell office:value-type="float" office:value="716437500" calcext:value-type="float">
            <text:p>716437500</text:p>
          </table:table-cell>
          <table:table-cell office:value-type="float" office:value="725562500" calcext:value-type="float">
            <text:p>725562500</text:p>
          </table:table-cell>
          <table:table-cell office:value-type="float" office:value="722937500" calcext:value-type="float">
            <text:p>722937500</text:p>
          </table:table-cell>
          <table:table-cell office:value-type="float" office:value="730937500" calcext:value-type="float">
            <text:p>730937500</text:p>
          </table:table-cell>
          <table:table-cell office:value-type="float" office:value="712437500" calcext:value-type="float">
            <text:p>712437500</text:p>
          </table:table-cell>
          <table:table-cell office:value-type="float" office:value="723875000" calcext:value-type="float">
            <text:p>723875000</text:p>
          </table:table-cell>
          <table:table-cell table:style-name="ce5" office:value-type="string" calcext:value-type="string">
            <text:p>readPPM</text:p>
          </table:table-cell>
          <table:table-cell table:formula="of:=AVERAGE([.C34:.L34])" office:value-type="float" office:value="719318750" calcext:value-type="float">
            <text:p>7.19E+008</text:p>
          </table:table-cell>
          <table:table-cell table:formula="of:=STDEV([.C34:.L34])" office:value-type="float" office:value="7521061.28463412" calcext:value-type="float">
            <text:p>7.52E+006</text:p>
          </table:table-cell>
          <table:table-cell table:formula="of:=[.O34]/[.N34]*100" office:value-type="float" office:value="1.04558115364491" calcext:value-type="float">
            <text:p>1.05</text:p>
          </table:table-cell>
        </table:table-row>
        <table:table-row table:style-name="ro1">
          <table:table-cell/>
          <table:table-cell table:style-name="ce20" office:value-type="string" calcext:value-type="string">
            <text:p>Cost_Parallel_Work_br_rgbL</text:p>
          </table:table-cell>
          <table:table-cell office:value-type="float" office:value="607250000" calcext:value-type="float">
            <text:p>607250000</text:p>
          </table:table-cell>
          <table:table-cell office:value-type="float" office:value="581125000" calcext:value-type="float">
            <text:p>581125000</text:p>
          </table:table-cell>
          <table:table-cell office:value-type="float" office:value="574250000" calcext:value-type="float">
            <text:p>574250000</text:p>
          </table:table-cell>
          <table:table-cell office:value-type="float" office:value="576125000" calcext:value-type="float">
            <text:p>576125000</text:p>
          </table:table-cell>
          <table:table-cell office:value-type="float" office:value="560375000" calcext:value-type="float">
            <text:p>560375000</text:p>
          </table:table-cell>
          <table:table-cell office:value-type="float" office:value="562500000" calcext:value-type="float">
            <text:p>562500000</text:p>
          </table:table-cell>
          <table:table-cell office:value-type="float" office:value="583500000" calcext:value-type="float">
            <text:p>583500000</text:p>
          </table:table-cell>
          <table:table-cell office:value-type="float" office:value="568875000" calcext:value-type="float">
            <text:p>568875000</text:p>
          </table:table-cell>
          <table:table-cell office:value-type="float" office:value="570000000" calcext:value-type="float">
            <text:p>570000000</text:p>
          </table:table-cell>
          <table:table-cell office:value-type="float" office:value="576250000" calcext:value-type="float">
            <text:p>576250000</text:p>
          </table:table-cell>
          <table:table-cell table:style-name="ce20" office:value-type="string" calcext:value-type="string">
            <text:p>Cost_Parallel_Work_br_rgbL</text:p>
          </table:table-cell>
          <table:table-cell table:formula="of:=AVERAGE([.C35:.L35])" office:value-type="float" office:value="576025000" calcext:value-type="float">
            <text:p>5.76E+008</text:p>
          </table:table-cell>
          <table:table-cell table:formula="of:=STDEV([.C35:.L35])" office:value-type="float" office:value="13230305.0691291" calcext:value-type="float">
            <text:p>1.32E+007</text:p>
          </table:table-cell>
          <table:table-cell table:style-name="ce23" table:formula="of:=[.O35]/[.N35]*100" office:value-type="float" office:value="2.29682827466326" calcext:value-type="float">
            <text:p>2.30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357625000" calcext:value-type="float">
            <text:p>357625000</text:p>
          </table:table-cell>
          <table:table-cell office:value-type="float" office:value="363750000" calcext:value-type="float">
            <text:p>363750000</text:p>
          </table:table-cell>
          <table:table-cell office:value-type="float" office:value="357625000" calcext:value-type="float">
            <text:p>357625000</text:p>
          </table:table-cell>
          <table:table-cell office:value-type="float" office:value="367875000" calcext:value-type="float">
            <text:p>367875000</text:p>
          </table:table-cell>
          <table:table-cell office:value-type="float" office:value="365500000" calcext:value-type="float">
            <text:p>365500000</text:p>
          </table:table-cell>
          <table:table-cell office:value-type="float" office:value="356750000" calcext:value-type="float">
            <text:p>356750000</text:p>
          </table:table-cell>
          <table:table-cell office:value-type="float" office:value="360500000" calcext:value-type="float">
            <text:p>360500000</text:p>
          </table:table-cell>
          <table:table-cell office:value-type="float" office:value="356375000" calcext:value-type="float">
            <text:p>356375000</text:p>
          </table:table-cell>
          <table:table-cell office:value-type="float" office:value="371125000" calcext:value-type="float">
            <text:p>371125000</text:p>
          </table:table-cell>
          <table:table-cell office:value-type="float" office:value="367625000" calcext:value-type="float">
            <text:p>367625000</text:p>
          </table:table-cell>
          <table:table-cell office:value-type="string" calcext:value-type="string">
            <text:p>Broadcast0</text:p>
          </table:table-cell>
          <table:table-cell table:formula="of:=AVERAGE([.C36:.L36])" office:value-type="float" office:value="362475000" calcext:value-type="float">
            <text:p>3.62E+008</text:p>
          </table:table-cell>
          <table:table-cell table:formula="of:=STDEV([.C36:.L36])" office:value-type="float" office:value="5397658.95756876" calcext:value-type="float">
            <text:p>5.40E+006</text:p>
          </table:table-cell>
          <table:table-cell table:formula="of:=[.O36]/[.N36]*100" office:value-type="float" office:value="1.48911206498897" calcext:value-type="float">
            <text:p>1.4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112875000" calcext:value-type="float">
            <text:p>112875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12500000" calcext:value-type="float">
            <text:p>112500000</text:p>
          </table:table-cell>
          <table:table-cell office:value-type="float" office:value="106625000" calcext:value-type="float">
            <text:p>106625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7750000" calcext:value-type="float">
            <text:p>107750000</text:p>
          </table:table-cell>
          <table:table-cell office:value-type="float" office:value="106750000" calcext:value-type="float">
            <text:p>106750000</text:p>
          </table:table-cell>
          <table:table-cell office:value-type="float" office:value="112375000" calcext:value-type="float">
            <text:p>112375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5750000" calcext:value-type="float">
            <text:p>105750000</text:p>
          </table:table-cell>
          <table:table-cell office:value-type="string" calcext:value-type="string">
            <text:p>Cost_Parallel_Work_Broadcast5_5</text:p>
          </table:table-cell>
          <table:table-cell table:formula="of:=AVERAGE([.C37:.L37])" office:value-type="float" office:value="108250000" calcext:value-type="float">
            <text:p>1.08E+008</text:p>
          </table:table-cell>
          <table:table-cell table:formula="of:=STDEV([.C37:.L37])" office:value-type="float" office:value="3048793.02165445" calcext:value-type="float">
            <text:p>3.05E+006</text:p>
          </table:table-cell>
          <table:table-cell table:formula="of:=[.O37]/[.N37]*100" office:value-type="float" office:value="2.81643697150527" calcext:value-type="float">
            <text:p>2.8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116500000" calcext:value-type="float">
            <text:p>116500000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19625000" calcext:value-type="float">
            <text:p>119625000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05625000" calcext:value-type="float">
            <text:p>105625000</text:p>
          </table:table-cell>
          <table:table-cell office:value-type="float" office:value="106250000" calcext:value-type="float">
            <text:p>106250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6250000" calcext:value-type="float">
            <text:p>106250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5375000" calcext:value-type="float">
            <text:p>105375000</text:p>
          </table:table-cell>
          <table:table-cell office:value-type="string" calcext:value-type="string">
            <text:p>Cost_Parallel_Work_Broadcast5_10</text:p>
          </table:table-cell>
          <table:table-cell table:formula="of:=AVERAGE([.C38:.L38])" office:value-type="float" office:value="108125000" calcext:value-type="float">
            <text:p>1.08E+008</text:p>
          </table:table-cell>
          <table:table-cell table:formula="of:=STDEV([.C38:.L38])" office:value-type="float" office:value="5303955.54698985" calcext:value-type="float">
            <text:p>5.30E+006</text:p>
          </table:table-cell>
          <table:table-cell table:formula="of:=[.O38]/[.N38]*100" office:value-type="float" office:value="4.90539241340102" calcext:value-type="float">
            <text:p>4.9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111625000" calcext:value-type="float">
            <text:p>111625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06625000" calcext:value-type="float">
            <text:p>106625000</text:p>
          </table:table-cell>
          <table:table-cell office:value-type="float" office:value="106750000" calcext:value-type="float">
            <text:p>106750000</text:p>
          </table:table-cell>
          <table:table-cell office:value-type="float" office:value="118375000" calcext:value-type="float">
            <text:p>118375000</text:p>
          </table:table-cell>
          <table:table-cell office:value-type="string" calcext:value-type="string">
            <text:p>Cost_Parallel_Work_Broadcast5_12</text:p>
          </table:table-cell>
          <table:table-cell table:formula="of:=AVERAGE([.C39:.L39])" office:value-type="float" office:value="107937500" calcext:value-type="float">
            <text:p>1.08E+008</text:p>
          </table:table-cell>
          <table:table-cell table:formula="of:=STDEV([.C39:.L39])" office:value-type="float" office:value="4073649.23079486" calcext:value-type="float">
            <text:p>4.07E+006</text:p>
          </table:table-cell>
          <table:table-cell table:formula="of:=[.O39]/[.N39]*100" office:value-type="float" office:value="3.77408151086959" calcext:value-type="float">
            <text:p>3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5125000" calcext:value-type="float">
            <text:p>105125000</text:p>
          </table:table-cell>
          <table:table-cell office:value-type="float" office:value="111000000" calcext:value-type="float">
            <text:p>111000000</text:p>
          </table:table-cell>
          <table:table-cell office:value-type="float" office:value="112250000" calcext:value-type="float">
            <text:p>112250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13250000" calcext:value-type="float">
            <text:p>113250000</text:p>
          </table:table-cell>
          <table:table-cell office:value-type="float" office:value="106875000" calcext:value-type="float">
            <text:p>106875000</text:p>
          </table:table-cell>
          <table:table-cell table:number-columns-repeated="2" office:value-type="float" office:value="106000000" calcext:value-type="float">
            <text:p>106000000</text:p>
          </table:table-cell>
          <table:table-cell office:value-type="string" calcext:value-type="string">
            <text:p>Cost_Parallel_Work_Broadcast5_2</text:p>
          </table:table-cell>
          <table:table-cell table:formula="of:=AVERAGE([.C40:.L40])" office:value-type="float" office:value="107725000" calcext:value-type="float">
            <text:p>1.08E+008</text:p>
          </table:table-cell>
          <table:table-cell table:formula="of:=STDEV([.C40:.L40])" office:value-type="float" office:value="3152269.9052517" calcext:value-type="float">
            <text:p>3.15E+006</text:p>
          </table:table-cell>
          <table:table-cell table:formula="of:=[.O40]/[.N40]*100" office:value-type="float" office:value="2.92621945254277" calcext:value-type="float">
            <text:p>2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105625000" calcext:value-type="float">
            <text:p>105625000</text:p>
          </table:table-cell>
          <table:table-cell office:value-type="float" office:value="104375000" calcext:value-type="float">
            <text:p>104375000</text:p>
          </table:table-cell>
          <table:table-cell office:value-type="float" office:value="111875000" calcext:value-type="float">
            <text:p>111875000</text:p>
          </table:table-cell>
          <table:table-cell office:value-type="float" office:value="104250000" calcext:value-type="float">
            <text:p>104250000</text:p>
          </table:table-cell>
          <table:table-cell office:value-type="float" office:value="111000000" calcext:value-type="float">
            <text:p>111000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112375000" calcext:value-type="float">
            <text:p>112375000</text:p>
          </table:table-cell>
          <table:table-cell office:value-type="float" office:value="105000000" calcext:value-type="float">
            <text:p>105000000</text:p>
          </table:table-cell>
          <table:table-cell office:value-type="string" calcext:value-type="string">
            <text:p>Cost_Parallel_Work_Broadcast5_22</text:p>
          </table:table-cell>
          <table:table-cell table:formula="of:=AVERAGE([.C41:.L41])" office:value-type="float" office:value="107650000" calcext:value-type="float">
            <text:p>1.08E+008</text:p>
          </table:table-cell>
          <table:table-cell table:formula="of:=STDEV([.C41:.L41])" office:value-type="float" office:value="3621789.76627732" calcext:value-type="float">
            <text:p>3.62E+006</text:p>
          </table:table-cell>
          <table:table-cell table:formula="of:=[.O41]/[.N41]*100" office:value-type="float" office:value="3.36441223063383" calcext:value-type="float">
            <text:p>3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6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12750000" calcext:value-type="float">
            <text:p>112750000</text:p>
          </table:table-cell>
          <table:table-cell office:value-type="float" office:value="112125000" calcext:value-type="float">
            <text:p>112125000</text:p>
          </table:table-cell>
          <table:table-cell office:value-type="float" office:value="107500000" calcext:value-type="float">
            <text:p>10750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6375000" calcext:value-type="float">
            <text:p>106375000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5750000" calcext:value-type="float">
            <text:p>105750000</text:p>
          </table:table-cell>
          <table:table-cell office:value-type="string" calcext:value-type="string">
            <text:p>Cost_Parallel_Work_Broadcast5_36</text:p>
          </table:table-cell>
          <table:table-cell table:formula="of:=AVERAGE([.C42:.L42])" office:value-type="float" office:value="107525000" calcext:value-type="float">
            <text:p>1.08E+008</text:p>
          </table:table-cell>
          <table:table-cell table:formula="of:=STDEV([.C42:.L42])" office:value-type="float" office:value="2636416.97089903" calcext:value-type="float">
            <text:p>2.64E+006</text:p>
          </table:table-cell>
          <table:table-cell table:formula="of:=[.O42]/[.N42]*100" office:value-type="float" office:value="2.4519106913732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7</text:p>
          </table:table-cell>
          <table:table-cell office:value-type="float" office:value="105125000" calcext:value-type="float">
            <text:p>105125000</text:p>
          </table:table-cell>
          <table:table-cell office:value-type="float" office:value="105750000" calcext:value-type="float">
            <text:p>105750000</text:p>
          </table:table-cell>
          <table:table-cell office:value-type="float" office:value="113250000" calcext:value-type="float">
            <text:p>113250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6375000" calcext:value-type="float">
            <text:p>106375000</text:p>
          </table:table-cell>
          <table:table-cell office:value-type="float" office:value="105750000" calcext:value-type="float">
            <text:p>105750000</text:p>
          </table:table-cell>
          <table:table-cell office:value-type="float" office:value="114000000" calcext:value-type="float">
            <text:p>114000000</text:p>
          </table:table-cell>
          <table:table-cell office:value-type="float" office:value="105750000" calcext:value-type="float">
            <text:p>105750000</text:p>
          </table:table-cell>
          <table:table-cell office:value-type="string" calcext:value-type="string">
            <text:p>Cost_Parallel_Work_Broadcast5_37</text:p>
          </table:table-cell>
          <table:table-cell table:formula="of:=AVERAGE([.C43:.L43])" office:value-type="float" office:value="107350000" calcext:value-type="float">
            <text:p>1.07E+008</text:p>
          </table:table-cell>
          <table:table-cell table:formula="of:=STDEV([.C43:.L43])" office:value-type="float" office:value="3328538.21769657" calcext:value-type="float">
            <text:p>3.33E+006</text:p>
          </table:table-cell>
          <table:table-cell table:formula="of:=[.O43]/[.N43]*100" office:value-type="float" office:value="3.10064109706248" calcext:value-type="float">
            <text:p>3.1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105625000" calcext:value-type="float">
            <text:p>105625000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07000000" calcext:value-type="float">
            <text:p>107000000</text:p>
          </table:table-cell>
          <table:table-cell office:value-type="float" office:value="112750000" calcext:value-type="float">
            <text:p>112750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6250000" calcext:value-type="float">
            <text:p>106250000</text:p>
          </table:table-cell>
          <table:table-cell office:value-type="float" office:value="106000000" calcext:value-type="float">
            <text:p>106000000</text:p>
          </table:table-cell>
          <table:table-cell table:number-columns-repeated="2" office:value-type="float" office:value="106500000" calcext:value-type="float">
            <text:p>106500000</text:p>
          </table:table-cell>
          <table:table-cell office:value-type="string" calcext:value-type="string">
            <text:p>Cost_Parallel_Work_Broadcast5_14</text:p>
          </table:table-cell>
          <table:table-cell table:formula="of:=AVERAGE([.C44:.L44])" office:value-type="float" office:value="106850000" calcext:value-type="float">
            <text:p>1.07E+008</text:p>
          </table:table-cell>
          <table:table-cell table:formula="of:=STDEV([.C44:.L44])" office:value-type="float" office:value="2122792.97153538" calcext:value-type="float">
            <text:p>2.12E+006</text:p>
          </table:table-cell>
          <table:table-cell table:formula="of:=[.O44]/[.N44]*100" office:value-type="float" office:value="1.98670376372052" calcext:value-type="float">
            <text:p>1.9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</text:p>
          </table:table-cell>
          <table:table-cell office:value-type="float" office:value="104750000" calcext:value-type="float">
            <text:p>104750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105250000" calcext:value-type="float">
            <text:p>105250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7000000" calcext:value-type="float">
            <text:p>10700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5125000" calcext:value-type="float">
            <text:p>105125000</text:p>
          </table:table-cell>
          <table:table-cell office:value-type="float" office:value="120125000" calcext:value-type="float">
            <text:p>120125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105375000" calcext:value-type="float">
            <text:p>105375000</text:p>
          </table:table-cell>
          <table:table-cell office:value-type="string" calcext:value-type="string">
            <text:p>Cost_Parallel_Work_Broadcast5_53</text:p>
          </table:table-cell>
          <table:table-cell table:formula="of:=AVERAGE([.C45:.L45])" office:value-type="float" office:value="106812500" calcext:value-type="float">
            <text:p>1.07E+008</text:p>
          </table:table-cell>
          <table:table-cell table:formula="of:=STDEV([.C45:.L45])" office:value-type="float" office:value="4729946.70512611" calcext:value-type="float">
            <text:p>4.73E+006</text:p>
          </table:table-cell>
          <table:table-cell table:formula="of:=[.O45]/[.N45]*100" office:value-type="float" office:value="4.42827075962655" calcext:value-type="float">
            <text:p>4.4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3</text:p>
          </table:table-cell>
          <table:table-cell office:value-type="float" office:value="106750000" calcext:value-type="float">
            <text:p>106750000</text:p>
          </table:table-cell>
          <table:table-cell office:value-type="float" office:value="107250000" calcext:value-type="float">
            <text:p>107250000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107625000" calcext:value-type="float">
            <text:p>107625000</text:p>
          </table:table-cell>
          <table:table-cell office:value-type="float" office:value="107500000" calcext:value-type="float">
            <text:p>10750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5750000" calcext:value-type="float">
            <text:p>10575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7875000" calcext:value-type="float">
            <text:p>107875000</text:p>
          </table:table-cell>
          <table:table-cell office:value-type="float" office:value="106750000" calcext:value-type="float">
            <text:p>106750000</text:p>
          </table:table-cell>
          <table:table-cell office:value-type="string" calcext:value-type="string">
            <text:p>Cost_Parallel_Work_Broadcast5_43</text:p>
          </table:table-cell>
          <table:table-cell table:formula="of:=AVERAGE([.C46:.L46])" office:value-type="float" office:value="106800000" calcext:value-type="float">
            <text:p>1.07E+008</text:p>
          </table:table-cell>
          <table:table-cell table:formula="of:=STDEV([.C46:.L46])" office:value-type="float" office:value="745821.694508815" calcext:value-type="float">
            <text:p>7.46E+005</text:p>
          </table:table-cell>
          <table:table-cell table:formula="of:=[.O46]/[.N46]*100" office:value-type="float" office:value="0.698334919952074" calcext:value-type="float">
            <text:p>0.7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4000000" calcext:value-type="float">
            <text:p>104000000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05125000" calcext:value-type="float">
            <text:p>105125000</text:p>
          </table:table-cell>
          <table:table-cell office:value-type="float" office:value="104750000" calcext:value-type="float">
            <text:p>104750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105250000" calcext:value-type="float">
            <text:p>105250000</text:p>
          </table:table-cell>
          <table:table-cell office:value-type="float" office:value="105875000" calcext:value-type="float">
            <text:p>105875000</text:p>
          </table:table-cell>
          <table:table-cell office:value-type="string" calcext:value-type="string">
            <text:p>Cost_Parallel_Work_Broadcast5_11</text:p>
          </table:table-cell>
          <table:table-cell table:formula="of:=AVERAGE([.C47:.L47])" office:value-type="float" office:value="106625000" calcext:value-type="float">
            <text:p>1.07E+008</text:p>
          </table:table-cell>
          <table:table-cell table:formula="of:=STDEV([.C47:.L47])" office:value-type="float" office:value="2894559.07215973" calcext:value-type="float">
            <text:p>2.89E+006</text:p>
          </table:table-cell>
          <table:table-cell table:formula="of:=[.O47]/[.N47]*100" office:value-type="float" office:value="2.71470956357302" calcext:value-type="float">
            <text:p>2.7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8</text:p>
          </table:table-cell>
          <table:table-cell office:value-type="float" office:value="110875000" calcext:value-type="float">
            <text:p>110875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4750000" calcext:value-type="float">
            <text:p>104750000</text:p>
          </table:table-cell>
          <table:table-cell office:value-type="float" office:value="105750000" calcext:value-type="float">
            <text:p>105750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104000000" calcext:value-type="float">
            <text:p>104000000</text:p>
          </table:table-cell>
          <table:table-cell office:value-type="float" office:value="114000000" calcext:value-type="float">
            <text:p>114000000</text:p>
          </table:table-cell>
          <table:table-cell office:value-type="float" office:value="103750000" calcext:value-type="float">
            <text:p>103750000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05250000" calcext:value-type="float">
            <text:p>105250000</text:p>
          </table:table-cell>
          <table:table-cell office:value-type="string" calcext:value-type="string">
            <text:p>Cost_Parallel_Work_Broadcast5_38</text:p>
          </table:table-cell>
          <table:table-cell table:formula="of:=AVERAGE([.C48:.L48])" office:value-type="float" office:value="106375000" calcext:value-type="float">
            <text:p>1.06E+008</text:p>
          </table:table-cell>
          <table:table-cell table:formula="of:=STDEV([.C48:.L48])" office:value-type="float" office:value="3335416.01603158" calcext:value-type="float">
            <text:p>3.34E+006</text:p>
          </table:table-cell>
          <table:table-cell table:formula="of:=[.O48]/[.N48]*100" office:value-type="float" office:value="3.13552621953615" calcext:value-type="float">
            <text:p>3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5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5750000" calcext:value-type="float">
            <text:p>105750000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104500000" calcext:value-type="float">
            <text:p>104500000</text:p>
          </table:table-cell>
          <table:table-cell office:value-type="float" office:value="106250000" calcext:value-type="float">
            <text:p>106250000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06750000" calcext:value-type="float">
            <text:p>106750000</text:p>
          </table:table-cell>
          <table:table-cell office:value-type="float" office:value="106375000" calcext:value-type="float">
            <text:p>106375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7000000" calcext:value-type="float">
            <text:p>107000000</text:p>
          </table:table-cell>
          <table:table-cell office:value-type="string" calcext:value-type="string">
            <text:p>Cost_Parallel_Work_Broadcast5_35</text:p>
          </table:table-cell>
          <table:table-cell table:formula="of:=AVERAGE([.C49:.L49])" office:value-type="float" office:value="106062500" calcext:value-type="float">
            <text:p>1.06E+008</text:p>
          </table:table-cell>
          <table:table-cell table:formula="of:=STDEV([.C49:.L49])" office:value-type="float" office:value="712609.640686961" calcext:value-type="float">
            <text:p>7.13E+005</text:p>
          </table:table-cell>
          <table:table-cell table:formula="of:=[.O49]/[.N49]*100" office:value-type="float" office:value="0.671877091985349" calcext:value-type="float">
            <text:p>0.6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106625000" calcext:value-type="float">
            <text:p>106625000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106125000" calcext:value-type="float">
            <text:p>106125000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04750000" calcext:value-type="float">
            <text:p>104750000</text:p>
          </table:table-cell>
          <table:table-cell office:value-type="float" office:value="106375000" calcext:value-type="float">
            <text:p>106375000</text:p>
          </table:table-cell>
          <table:table-cell office:value-type="float" office:value="105250000" calcext:value-type="float">
            <text:p>105250000</text:p>
          </table:table-cell>
          <table:table-cell office:value-type="float" office:value="106375000" calcext:value-type="float">
            <text:p>106375000</text:p>
          </table:table-cell>
          <table:table-cell office:value-type="string" calcext:value-type="string">
            <text:p>Cost_Parallel_Work_Broadcast5_21</text:p>
          </table:table-cell>
          <table:table-cell table:formula="of:=AVERAGE([.C50:.L50])" office:value-type="float" office:value="105887500" calcext:value-type="float">
            <text:p>1.06E+008</text:p>
          </table:table-cell>
          <table:table-cell table:formula="of:=STDEV([.C50:.L50])" office:value-type="float" office:value="630393.395692986" calcext:value-type="float">
            <text:p>6.30E+005</text:p>
          </table:table-cell>
          <table:table-cell table:formula="of:=[.O50]/[.N50]*100" office:value-type="float" office:value="0.595342600111426" calcext:value-type="float">
            <text:p>0.6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105750000" calcext:value-type="float">
            <text:p>105750000</text:p>
          </table:table-cell>
          <table:table-cell table:number-columns-repeated="2" office:value-type="float" office:value="105875000" calcext:value-type="float">
            <text:p>105875000</text:p>
          </table:table-cell>
          <table:table-cell office:value-type="float" office:value="105750000" calcext:value-type="float">
            <text:p>105750000</text:p>
          </table:table-cell>
          <table:table-cell office:value-type="float" office:value="106500000" calcext:value-type="float">
            <text:p>106500000</text:p>
          </table:table-cell>
          <table:table-cell table:number-columns-repeated="2" office:value-type="float" office:value="105250000" calcext:value-type="float">
            <text:p>105250000</text:p>
          </table:table-cell>
          <table:table-cell table:number-columns-repeated="2" office:value-type="float" office:value="105375000" calcext:value-type="float">
            <text:p>105375000</text:p>
          </table:table-cell>
          <table:table-cell office:value-type="float" office:value="105625000" calcext:value-type="float">
            <text:p>105625000</text:p>
          </table:table-cell>
          <table:table-cell office:value-type="string" calcext:value-type="string">
            <text:p>Cost_Parallel_Work_Broadcast5_4</text:p>
          </table:table-cell>
          <table:table-cell table:formula="of:=AVERAGE([.C51:.L51])" office:value-type="float" office:value="105662500" calcext:value-type="float">
            <text:p>1.06E+008</text:p>
          </table:table-cell>
          <table:table-cell table:formula="of:=STDEV([.C51:.L51])" office:value-type="float" office:value="382108.550603679" calcext:value-type="float">
            <text:p>3.82E+005</text:p>
          </table:table-cell>
          <table:table-cell table:formula="of:=[.O51]/[.N51]*100" office:value-type="float" office:value="0.361631184766288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9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112250000" calcext:value-type="float">
            <text:p>112250000</text:p>
          </table:table-cell>
          <table:table-cell office:value-type="float" office:value="105375000" calcext:value-type="float">
            <text:p>105375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103500000" calcext:value-type="float">
            <text:p>103500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104250000" calcext:value-type="float">
            <text:p>104250000</text:p>
          </table:table-cell>
          <table:table-cell office:value-type="float" office:value="104875000" calcext:value-type="float">
            <text:p>104875000</text:p>
          </table:table-cell>
          <table:table-cell office:value-type="string" calcext:value-type="string">
            <text:p>Cost_Parallel_Work_Broadcast5_39</text:p>
          </table:table-cell>
          <table:table-cell table:formula="of:=AVERAGE([.C52:.L52])" office:value-type="float" office:value="105462500" calcext:value-type="float">
            <text:p>1.05E+008</text:p>
          </table:table-cell>
          <table:table-cell table:formula="of:=STDEV([.C52:.L52])" office:value-type="float" office:value="2445978.84291749" calcext:value-type="float">
            <text:p>2.45E+006</text:p>
          </table:table-cell>
          <table:table-cell table:formula="of:=[.O52]/[.N52]*100" office:value-type="float" office:value="2.31928774959582" calcext:value-type="float">
            <text:p>2.3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6</text:p>
          </table:table-cell>
          <table:table-cell office:value-type="float" office:value="104000000" calcext:value-type="float">
            <text:p>104000000</text:p>
          </table:table-cell>
          <table:table-cell office:value-type="float" office:value="103750000" calcext:value-type="float">
            <text:p>103750000</text:p>
          </table:table-cell>
          <table:table-cell office:value-type="float" office:value="111625000" calcext:value-type="float">
            <text:p>111625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4250000" calcext:value-type="float">
            <text:p>104250000</text:p>
          </table:table-cell>
          <table:table-cell office:value-type="float" office:value="103625000" calcext:value-type="float">
            <text:p>103625000</text:p>
          </table:table-cell>
          <table:table-cell office:value-type="float" office:value="104500000" calcext:value-type="float">
            <text:p>104500000</text:p>
          </table:table-cell>
          <table:table-cell office:value-type="float" office:value="105125000" calcext:value-type="float">
            <text:p>105125000</text:p>
          </table:table-cell>
          <table:table-cell office:value-type="float" office:value="104125000" calcext:value-type="float">
            <text:p>104125000</text:p>
          </table:table-cell>
          <table:table-cell office:value-type="float" office:value="104750000" calcext:value-type="float">
            <text:p>104750000</text:p>
          </table:table-cell>
          <table:table-cell office:value-type="string" calcext:value-type="string">
            <text:p>Cost_Parallel_Work_Broadcast5_46</text:p>
          </table:table-cell>
          <table:table-cell table:formula="of:=AVERAGE([.C53:.L53])" office:value-type="float" office:value="105075000" calcext:value-type="float">
            <text:p>1.05E+008</text:p>
          </table:table-cell>
          <table:table-cell table:formula="of:=STDEV([.C53:.L53])" office:value-type="float" office:value="2355696.40564219" calcext:value-type="float">
            <text:p>2.36E+006</text:p>
          </table:table-cell>
          <table:table-cell table:formula="of:=[.O53]/[.N53]*100" office:value-type="float" office:value="2.24191901560047" calcext:value-type="float">
            <text:p>2.2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105625000" calcext:value-type="float">
            <text:p>105625000</text:p>
          </table:table-cell>
          <table:table-cell office:value-type="float" office:value="104250000" calcext:value-type="float">
            <text:p>104250000</text:p>
          </table:table-cell>
          <table:table-cell office:value-type="float" office:value="103625000" calcext:value-type="float">
            <text:p>103625000</text:p>
          </table:table-cell>
          <table:table-cell office:value-type="float" office:value="103875000" calcext:value-type="float">
            <text:p>103875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105000000" calcext:value-type="float">
            <text:p>105000000</text:p>
          </table:table-cell>
          <table:table-cell office:value-type="string" calcext:value-type="string">
            <text:p>Cost_Parallel_Work_Broadcast5_30</text:p>
          </table:table-cell>
          <table:table-cell table:formula="of:=AVERAGE([.C54:.L54])" office:value-type="float" office:value="104787500" calcext:value-type="float">
            <text:p>1.05E+008</text:p>
          </table:table-cell>
          <table:table-cell table:formula="of:=STDEV([.C54:.L54])" office:value-type="float" office:value="731365.731582588" calcext:value-type="float">
            <text:p>7.31E+005</text:p>
          </table:table-cell>
          <table:table-cell table:formula="of:=[.O54]/[.N54]*100" office:value-type="float" office:value="0.697951312496803" calcext:value-type="float">
            <text:p>0.7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104750000" calcext:value-type="float">
            <text:p>104750000</text:p>
          </table:table-cell>
          <table:table-cell office:value-type="float" office:value="103875000" calcext:value-type="float">
            <text:p>103875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105250000" calcext:value-type="float">
            <text:p>105250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04250000" calcext:value-type="float">
            <text:p>104250000</text:p>
          </table:table-cell>
          <table:table-cell office:value-type="float" office:value="105875000" calcext:value-type="float">
            <text:p>105875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104500000" calcext:value-type="float">
            <text:p>104500000</text:p>
          </table:table-cell>
          <table:table-cell office:value-type="string" calcext:value-type="string">
            <text:p>Cost_Parallel_Work_Broadcast5_18</text:p>
          </table:table-cell>
          <table:table-cell table:formula="of:=AVERAGE([.C55:.L55])" office:value-type="float" office:value="104762500" calcext:value-type="float">
            <text:p>1.05E+008</text:p>
          </table:table-cell>
          <table:table-cell table:formula="of:=STDEV([.C55:.L55])" office:value-type="float" office:value="547881.019119216" calcext:value-type="float">
            <text:p>5.48E+005</text:p>
          </table:table-cell>
          <table:table-cell table:formula="of:=[.O55]/[.N55]*100" office:value-type="float" office:value="0.522974364986724" calcext:value-type="float">
            <text:p>0.5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106500000" calcext:value-type="float">
            <text:p>106500000</text:p>
          </table:table-cell>
          <table:table-cell office:value-type="float" office:value="98000000" calcext:value-type="float">
            <text:p>98000000</text:p>
          </table:table-cell>
          <table:table-cell office:value-type="float" office:value="99375000" calcext:value-type="float">
            <text:p>99375000</text:p>
          </table:table-cell>
          <table:table-cell office:value-type="float" office:value="104250000" calcext:value-type="float">
            <text:p>104250000</text:p>
          </table:table-cell>
          <table:table-cell table:number-columns-repeated="2" office:value-type="float" office:value="96375000" calcext:value-type="float">
            <text:p>96375000</text:p>
          </table:table-cell>
          <table:table-cell office:value-type="float" office:value="98875000" calcext:value-type="float">
            <text:p>98875000</text:p>
          </table:table-cell>
          <table:table-cell office:value-type="float" office:value="95875000" calcext:value-type="float">
            <text:p>95875000</text:p>
          </table:table-cell>
          <table:table-cell office:value-type="float" office:value="95125000" calcext:value-type="float">
            <text:p>95125000</text:p>
          </table:table-cell>
          <table:table-cell office:value-type="float" office:value="103250000" calcext:value-type="float">
            <text:p>103250000</text:p>
          </table:table-cell>
          <table:table-cell office:value-type="string" calcext:value-type="string">
            <text:p>Cost_Parallel_Work_Broadcast5_16</text:p>
          </table:table-cell>
          <table:table-cell table:formula="of:=AVERAGE([.C56:.L56])" office:value-type="float" office:value="99400000" calcext:value-type="float">
            <text:p>9.94E+007</text:p>
          </table:table-cell>
          <table:table-cell table:formula="of:=STDEV([.C56:.L56])" office:value-type="float" office:value="3943965.15084897" calcext:value-type="float">
            <text:p>3.94E+006</text:p>
          </table:table-cell>
          <table:table-cell table:formula="of:=[.O56]/[.N56]*100" office:value-type="float" office:value="3.9677717815382" calcext:value-type="float">
            <text:p>3.9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96125000" calcext:value-type="float">
            <text:p>96125000</text:p>
          </table:table-cell>
          <table:table-cell office:value-type="float" office:value="96500000" calcext:value-type="float">
            <text:p>96500000</text:p>
          </table:table-cell>
          <table:table-cell office:value-type="float" office:value="96250000" calcext:value-type="float">
            <text:p>96250000</text:p>
          </table:table-cell>
          <table:table-cell office:value-type="float" office:value="104375000" calcext:value-type="float">
            <text:p>104375000</text:p>
          </table:table-cell>
          <table:table-cell office:value-type="float" office:value="96875000" calcext:value-type="float">
            <text:p>96875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98250000" calcext:value-type="float">
            <text:p>98250000</text:p>
          </table:table-cell>
          <table:table-cell office:value-type="float" office:value="97000000" calcext:value-type="float">
            <text:p>97000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97000000" calcext:value-type="float">
            <text:p>97000000</text:p>
          </table:table-cell>
          <table:table-cell office:value-type="string" calcext:value-type="string">
            <text:p>Cost_Parallel_Work_Broadcast5_0</text:p>
          </table:table-cell>
          <table:table-cell table:formula="of:=AVERAGE([.C57:.L57])" office:value-type="float" office:value="99212500" calcext:value-type="float">
            <text:p>9.92E+007</text:p>
          </table:table-cell>
          <table:table-cell table:formula="of:=STDEV([.C57:.L57])" office:value-type="float" office:value="3838786.88158411" calcext:value-type="float">
            <text:p>3.84E+006</text:p>
          </table:table-cell>
          <table:table-cell table:formula="of:=[.O57]/[.N57]*100" office:value-type="float" office:value="3.86925728268525" calcext:value-type="float">
            <text:p>3.8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96875000" calcext:value-type="float">
            <text:p>96875000</text:p>
          </table:table-cell>
          <table:table-cell office:value-type="float" office:value="94500000" calcext:value-type="float">
            <text:p>94500000</text:p>
          </table:table-cell>
          <table:table-cell office:value-type="float" office:value="103125000" calcext:value-type="float">
            <text:p>103125000</text:p>
          </table:table-cell>
          <table:table-cell office:value-type="float" office:value="104625000" calcext:value-type="float">
            <text:p>104625000</text:p>
          </table:table-cell>
          <table:table-cell office:value-type="float" office:value="96875000" calcext:value-type="float">
            <text:p>96875000</text:p>
          </table:table-cell>
          <table:table-cell office:value-type="float" office:value="95875000" calcext:value-type="float">
            <text:p>95875000</text:p>
          </table:table-cell>
          <table:table-cell office:value-type="float" office:value="102750000" calcext:value-type="float">
            <text:p>102750000</text:p>
          </table:table-cell>
          <table:table-cell office:value-type="float" office:value="96375000" calcext:value-type="float">
            <text:p>96375000</text:p>
          </table:table-cell>
          <table:table-cell office:value-type="float" office:value="101875000" calcext:value-type="float">
            <text:p>101875000</text:p>
          </table:table-cell>
          <table:table-cell office:value-type="float" office:value="96000000" calcext:value-type="float">
            <text:p>96000000</text:p>
          </table:table-cell>
          <table:table-cell office:value-type="string" calcext:value-type="string">
            <text:p>Cost_Parallel_Work_Broadcast5_24</text:p>
          </table:table-cell>
          <table:table-cell table:formula="of:=AVERAGE([.C58:.L58])" office:value-type="float" office:value="98887500" calcext:value-type="float">
            <text:p>9.89E+007</text:p>
          </table:table-cell>
          <table:table-cell table:formula="of:=STDEV([.C58:.L58])" office:value-type="float" office:value="3738616.98284866" calcext:value-type="float">
            <text:p>3.74E+006</text:p>
          </table:table-cell>
          <table:table-cell table:formula="of:=[.O58]/[.N58]*100" office:value-type="float" office:value="3.78067701463649" calcext:value-type="float">
            <text:p>3.7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0</text:p>
          </table:table-cell>
          <table:table-cell office:value-type="float" office:value="96625000" calcext:value-type="float">
            <text:p>96625000</text:p>
          </table:table-cell>
          <table:table-cell office:value-type="float" office:value="97250000" calcext:value-type="float">
            <text:p>97250000</text:p>
          </table:table-cell>
          <table:table-cell office:value-type="float" office:value="95125000" calcext:value-type="float">
            <text:p>95125000</text:p>
          </table:table-cell>
          <table:table-cell office:value-type="float" office:value="103625000" calcext:value-type="float">
            <text:p>103625000</text:p>
          </table:table-cell>
          <table:table-cell office:value-type="float" office:value="104875000" calcext:value-type="float">
            <text:p>104875000</text:p>
          </table:table-cell>
          <table:table-cell office:value-type="float" office:value="94250000" calcext:value-type="float">
            <text:p>94250000</text:p>
          </table:table-cell>
          <table:table-cell office:value-type="float" office:value="95500000" calcext:value-type="float">
            <text:p>95500000</text:p>
          </table:table-cell>
          <table:table-cell office:value-type="float" office:value="96750000" calcext:value-type="float">
            <text:p>96750000</text:p>
          </table:table-cell>
          <table:table-cell office:value-type="float" office:value="103875000" calcext:value-type="float">
            <text:p>103875000</text:p>
          </table:table-cell>
          <table:table-cell office:value-type="float" office:value="98000000" calcext:value-type="float">
            <text:p>98000000</text:p>
          </table:table-cell>
          <table:table-cell office:value-type="string" calcext:value-type="string">
            <text:p>Cost_Parallel_Work_Broadcast5_40</text:p>
          </table:table-cell>
          <table:table-cell table:formula="of:=AVERAGE([.C59:.L59])" office:value-type="float" office:value="98587500" calcext:value-type="float">
            <text:p>9.86E+007</text:p>
          </table:table-cell>
          <table:table-cell table:formula="of:=STDEV([.C59:.L59])" office:value-type="float" office:value="3980006.45588533" calcext:value-type="float">
            <text:p>3.98E+006</text:p>
          </table:table-cell>
          <table:table-cell table:formula="of:=[.O59]/[.N59]*100" office:value-type="float" office:value="4.03702949753805" calcext:value-type="float">
            <text:p>4.0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8</text:p>
          </table:table-cell>
          <table:table-cell office:value-type="float" office:value="95625000" calcext:value-type="float">
            <text:p>95625000</text:p>
          </table:table-cell>
          <table:table-cell office:value-type="float" office:value="103500000" calcext:value-type="float">
            <text:p>103500000</text:p>
          </table:table-cell>
          <table:table-cell office:value-type="float" office:value="94750000" calcext:value-type="float">
            <text:p>94750000</text:p>
          </table:table-cell>
          <table:table-cell office:value-type="float" office:value="103375000" calcext:value-type="float">
            <text:p>103375000</text:p>
          </table:table-cell>
          <table:table-cell office:value-type="float" office:value="96375000" calcext:value-type="float">
            <text:p>96375000</text:p>
          </table:table-cell>
          <table:table-cell office:value-type="float" office:value="97125000" calcext:value-type="float">
            <text:p>97125000</text:p>
          </table:table-cell>
          <table:table-cell office:value-type="float" office:value="95750000" calcext:value-type="float">
            <text:p>95750000</text:p>
          </table:table-cell>
          <table:table-cell office:value-type="float" office:value="100750000" calcext:value-type="float">
            <text:p>100750000</text:p>
          </table:table-cell>
          <table:table-cell office:value-type="float" office:value="94250000" calcext:value-type="float">
            <text:p>94250000</text:p>
          </table:table-cell>
          <table:table-cell office:value-type="float" office:value="95625000" calcext:value-type="float">
            <text:p>95625000</text:p>
          </table:table-cell>
          <table:table-cell office:value-type="string" calcext:value-type="string">
            <text:p>Cost_Parallel_Work_Broadcast5_48</text:p>
          </table:table-cell>
          <table:table-cell table:formula="of:=AVERAGE([.C60:.L60])" office:value-type="float" office:value="97712500" calcext:value-type="float">
            <text:p>9.77E+007</text:p>
          </table:table-cell>
          <table:table-cell table:formula="of:=STDEV([.C60:.L60])" office:value-type="float" office:value="3500024.80149943" calcext:value-type="float">
            <text:p>3.50E+006</text:p>
          </table:table-cell>
          <table:table-cell table:formula="of:=[.O60]/[.N60]*100" office:value-type="float" office:value="3.58196218651598" calcext:value-type="float">
            <text:p>3.5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</text:p>
          </table:table-cell>
          <table:table-cell office:value-type="float" office:value="102375000" calcext:value-type="float">
            <text:p>102375000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94375000" calcext:value-type="float">
            <text:p>94375000</text:p>
          </table:table-cell>
          <table:table-cell office:value-type="float" office:value="103375000" calcext:value-type="float">
            <text:p>103375000</text:p>
          </table:table-cell>
          <table:table-cell office:value-type="float" office:value="93500000" calcext:value-type="float">
            <text:p>93500000</text:p>
          </table:table-cell>
          <table:table-cell office:value-type="float" office:value="96375000" calcext:value-type="float">
            <text:p>96375000</text:p>
          </table:table-cell>
          <table:table-cell office:value-type="float" office:value="95750000" calcext:value-type="float">
            <text:p>95750000</text:p>
          </table:table-cell>
          <table:table-cell office:value-type="float" office:value="93500000" calcext:value-type="float">
            <text:p>93500000</text:p>
          </table:table-cell>
          <table:table-cell office:value-type="float" office:value="94875000" calcext:value-type="float">
            <text:p>94875000</text:p>
          </table:table-cell>
          <table:table-cell office:value-type="float" office:value="103375000" calcext:value-type="float">
            <text:p>103375000</text:p>
          </table:table-cell>
          <table:table-cell office:value-type="string" calcext:value-type="string">
            <text:p>Cost_Parallel_Work_Broadcast5_54</text:p>
          </table:table-cell>
          <table:table-cell table:formula="of:=AVERAGE([.C61:.L61])" office:value-type="float" office:value="96912500" calcext:value-type="float">
            <text:p>9.69E+007</text:p>
          </table:table-cell>
          <table:table-cell table:formula="of:=STDEV([.C61:.L61])" office:value-type="float" office:value="4432773.3042269" calcext:value-type="float">
            <text:p>4.43E+006</text:p>
          </table:table-cell>
          <table:table-cell table:formula="of:=[.O61]/[.N61]*100" office:value-type="float" office:value="4.57399541259064" calcext:value-type="float">
            <text:p>4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101625000" calcext:value-type="float">
            <text:p>101625000</text:p>
          </table:table-cell>
          <table:table-cell office:value-type="float" office:value="94875000" calcext:value-type="float">
            <text:p>94875000</text:p>
          </table:table-cell>
          <table:table-cell office:value-type="float" office:value="93125000" calcext:value-type="float">
            <text:p>93125000</text:p>
          </table:table-cell>
          <table:table-cell office:value-type="float" office:value="95125000" calcext:value-type="float">
            <text:p>95125000</text:p>
          </table:table-cell>
          <table:table-cell office:value-type="float" office:value="102125000" calcext:value-type="float">
            <text:p>102125000</text:p>
          </table:table-cell>
          <table:table-cell office:value-type="float" office:value="100375000" calcext:value-type="float">
            <text:p>100375000</text:p>
          </table:table-cell>
          <table:table-cell office:value-type="float" office:value="94375000" calcext:value-type="float">
            <text:p>94375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3750000" calcext:value-type="float">
            <text:p>93750000</text:p>
          </table:table-cell>
          <table:table-cell office:value-type="float" office:value="95750000" calcext:value-type="float">
            <text:p>95750000</text:p>
          </table:table-cell>
          <table:table-cell office:value-type="string" calcext:value-type="string">
            <text:p>Cost_Parallel_Work_Broadcast5_1</text:p>
          </table:table-cell>
          <table:table-cell table:formula="of:=AVERAGE([.C62:.L62])" office:value-type="float" office:value="96250000" calcext:value-type="float">
            <text:p>9.63E+007</text:p>
          </table:table-cell>
          <table:table-cell table:formula="of:=STDEV([.C62:.L62])" office:value-type="float" office:value="3758324.09459323" calcext:value-type="float">
            <text:p>3.76E+006</text:p>
          </table:table-cell>
          <table:table-cell table:formula="of:=[.O62]/[.N62]*100" office:value-type="float" office:value="3.90475230607088" calcext:value-type="float">
            <text:p>3.9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7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8375000" calcext:value-type="float">
            <text:p>98375000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9500000" calcext:value-type="float">
            <text:p>99500000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9500000" calcext:value-type="float">
            <text:p>99500000</text:p>
          </table:table-cell>
          <table:table-cell office:value-type="string" calcext:value-type="string">
            <text:p>Cost_Parallel_Work_Broadcast5_47</text:p>
          </table:table-cell>
          <table:table-cell table:formula="of:=AVERAGE([.C63:.L63])" office:value-type="float" office:value="94637500" calcext:value-type="float">
            <text:p>9.46E+007</text:p>
          </table:table-cell>
          <table:table-cell table:formula="of:=STDEV([.C63:.L63])" office:value-type="float" office:value="3129968.27282464" calcext:value-type="float">
            <text:p>3.13E+006</text:p>
          </table:table-cell>
          <table:table-cell table:formula="of:=[.O63]/[.N63]*100" office:value-type="float" office:value="3.30732349525785" calcext:value-type="float">
            <text:p>3.3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1</text:p>
          </table:table-cell>
          <table:table-cell office:value-type="float" office:value="93375000" calcext:value-type="float">
            <text:p>93375000</text:p>
          </table:table-cell>
          <table:table-cell office:value-type="float" office:value="93500000" calcext:value-type="float">
            <text:p>93500000</text:p>
          </table:table-cell>
          <table:table-cell office:value-type="float" office:value="93750000" calcext:value-type="float">
            <text:p>93750000</text:p>
          </table:table-cell>
          <table:table-cell office:value-type="float" office:value="99250000" calcext:value-type="float">
            <text:p>99250000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3625000" calcext:value-type="float">
            <text:p>9362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100125000" calcext:value-type="float">
            <text:p>100125000</text:p>
          </table:table-cell>
          <table:table-cell office:value-type="float" office:value="92375000" calcext:value-type="float">
            <text:p>92375000</text:p>
          </table:table-cell>
          <table:table-cell office:value-type="string" calcext:value-type="string">
            <text:p>Cost_Parallel_Work_Broadcast5_31</text:p>
          </table:table-cell>
          <table:table-cell table:formula="of:=AVERAGE([.C64:.L64])" office:value-type="float" office:value="94475000" calcext:value-type="float">
            <text:p>9.45E+007</text:p>
          </table:table-cell>
          <table:table-cell table:formula="of:=STDEV([.C64:.L64])" office:value-type="float" office:value="2791231.30933683" calcext:value-type="float">
            <text:p>2.79E+006</text:p>
          </table:table-cell>
          <table:table-cell table:formula="of:=[.O64]/[.N64]*100" office:value-type="float" office:value="2.95446552986169" calcext:value-type="float">
            <text:p>2.9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3</text:p>
          </table:table-cell>
          <table:table-cell office:value-type="float" office:value="94000000" calcext:value-type="float">
            <text:p>94000000</text:p>
          </table:table-cell>
          <table:table-cell office:value-type="float" office:value="93500000" calcext:value-type="float">
            <text:p>93500000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93875000" calcext:value-type="float">
            <text:p>93875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2875000" calcext:value-type="float">
            <text:p>92875000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3000000" calcext:value-type="float">
            <text:p>93000000</text:p>
          </table:table-cell>
          <table:table-cell office:value-type="string" calcext:value-type="string">
            <text:p>Cost_Parallel_Work_Broadcast5_33</text:p>
          </table:table-cell>
          <table:table-cell table:formula="of:=AVERAGE([.C65:.L65])" office:value-type="float" office:value="94325000" calcext:value-type="float">
            <text:p>9.43E+007</text:p>
          </table:table-cell>
          <table:table-cell table:formula="of:=STDEV([.C65:.L65])" office:value-type="float" office:value="3128720.00806862" calcext:value-type="float">
            <text:p>3.13E+006</text:p>
          </table:table-cell>
          <table:table-cell table:formula="of:=[.O65]/[.N65]*100" office:value-type="float" office:value="3.31695733693996" calcext:value-type="float">
            <text:p>3.3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9500000" calcext:value-type="float">
            <text:p>99500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3375000" calcext:value-type="float">
            <text:p>93375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6625000" calcext:value-type="float">
            <text:p>96625000</text:p>
          </table:table-cell>
          <table:table-cell office:value-type="float" office:value="94125000" calcext:value-type="float">
            <text:p>94125000</text:p>
          </table:table-cell>
          <table:table-cell office:value-type="float" office:value="99000000" calcext:value-type="float">
            <text:p>99000000</text:p>
          </table:table-cell>
          <table:table-cell office:value-type="string" calcext:value-type="string">
            <text:p>Cost_Parallel_Work_Broadcast5_25</text:p>
          </table:table-cell>
          <table:table-cell table:formula="of:=AVERAGE([.C66:.L66])" office:value-type="float" office:value="94275000" calcext:value-type="float">
            <text:p>9.43E+007</text:p>
          </table:table-cell>
          <table:table-cell table:formula="of:=STDEV([.C66:.L66])" office:value-type="float" office:value="3017771.43674673" calcext:value-type="float">
            <text:p>3.02E+006</text:p>
          </table:table-cell>
          <table:table-cell table:formula="of:=[.O66]/[.N66]*100" office:value-type="float" office:value="3.20103042879526" calcext:value-type="float">
            <text:p>3.2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table:number-columns-repeated="2" office:value-type="float" office:value="90750000" calcext:value-type="float">
            <text:p>90750000</text:p>
          </table:table-cell>
          <table:table-cell office:value-type="float" office:value="91125000" calcext:value-type="float">
            <text:p>91125000</text:p>
          </table:table-cell>
          <table:table-cell office:value-type="float" office:value="99375000" calcext:value-type="float">
            <text:p>9937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91125000" calcext:value-type="float">
            <text:p>91125000</text:p>
          </table:table-cell>
          <table:table-cell office:value-type="float" office:value="90875000" calcext:value-type="float">
            <text:p>90875000</text:p>
          </table:table-cell>
          <table:table-cell office:value-type="float" office:value="98125000" calcext:value-type="float">
            <text:p>98125000</text:p>
          </table:table-cell>
          <table:table-cell office:value-type="float" office:value="91500000" calcext:value-type="float">
            <text:p>91500000</text:p>
          </table:table-cell>
          <table:table-cell office:value-type="string" calcext:value-type="string">
            <text:p>Cost_Parallel_Work_Broadcast5_7</text:p>
          </table:table-cell>
          <table:table-cell table:formula="of:=AVERAGE([.C67:.L67])" office:value-type="float" office:value="94062500" calcext:value-type="float">
            <text:p>9.41E+007</text:p>
          </table:table-cell>
          <table:table-cell table:formula="of:=STDEV([.C67:.L67])" office:value-type="float" office:value="5142838.19716528" calcext:value-type="float">
            <text:p>5.14E+006</text:p>
          </table:table-cell>
          <table:table-cell table:formula="of:=[.O67]/[.N67]*100" office:value-type="float" office:value="5.4674691797106" calcext:value-type="float">
            <text:p>5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9875000" calcext:value-type="float">
            <text:p>99875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7875000" calcext:value-type="float">
            <text:p>9787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8625000" calcext:value-type="float">
            <text:p>98625000</text:p>
          </table:table-cell>
          <table:table-cell office:value-type="float" office:value="90750000" calcext:value-type="float">
            <text:p>90750000</text:p>
          </table:table-cell>
          <table:table-cell office:value-type="string" calcext:value-type="string">
            <text:p>Cost_Parallel_Work_Broadcast5_28</text:p>
          </table:table-cell>
          <table:table-cell table:formula="of:=AVERAGE([.C68:.L68])" office:value-type="float" office:value="93875000" calcext:value-type="float">
            <text:p>9.39E+007</text:p>
          </table:table-cell>
          <table:table-cell table:formula="of:=STDEV([.C68:.L68])" office:value-type="float" office:value="3462096.34630683" calcext:value-type="float">
            <text:p>3.46E+006</text:p>
          </table:table-cell>
          <table:table-cell table:formula="of:=[.O68]/[.N68]*100" office:value-type="float" office:value="3.68798545545335" calcext:value-type="float">
            <text:p>3.6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98750000" calcext:value-type="float">
            <text:p>9875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3125000" calcext:value-type="float">
            <text:p>93125000</text:p>
          </table:table-cell>
          <table:table-cell office:value-type="float" office:value="92375000" calcext:value-type="float">
            <text:p>92375000</text:p>
          </table:table-cell>
          <table:table-cell office:value-type="string" calcext:value-type="string">
            <text:p>Cost_Parallel_Work_Broadcast5_23</text:p>
          </table:table-cell>
          <table:table-cell table:formula="of:=AVERAGE([.C69:.L69])" office:value-type="float" office:value="93500000" calcext:value-type="float">
            <text:p>9.35E+007</text:p>
          </table:table-cell>
          <table:table-cell table:formula="of:=STDEV([.C69:.L69])" office:value-type="float" office:value="2885548.2821968" calcext:value-type="float">
            <text:p>2.89E+006</text:p>
          </table:table-cell>
          <table:table-cell table:formula="of:=[.O69]/[.N69]*100" office:value-type="float" office:value="3.08614789539764" calcext:value-type="float">
            <text:p>3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1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9125000" calcext:value-type="float">
            <text:p>99125000</text:p>
          </table:table-cell>
          <table:table-cell office:value-type="float" office:value="91250000" calcext:value-type="float">
            <text:p>91250000</text:p>
          </table:table-cell>
          <table:table-cell office:value-type="string" calcext:value-type="string">
            <text:p>Cost_Parallel_Work_Broadcast5_51</text:p>
          </table:table-cell>
          <table:table-cell table:formula="of:=AVERAGE([.C70:.L70])" office:value-type="float" office:value="93462500" calcext:value-type="float">
            <text:p>9.35E+007</text:p>
          </table:table-cell>
          <table:table-cell table:formula="of:=STDEV([.C70:.L70])" office:value-type="float" office:value="3259095.1794768" calcext:value-type="float">
            <text:p>3.26E+006</text:p>
          </table:table-cell>
          <table:table-cell table:formula="of:=[.O70]/[.N70]*100" office:value-type="float" office:value="3.48706184777509" calcext:value-type="float">
            <text:p>3.4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4</text:p>
          </table:table-cell>
          <table:table-cell office:value-type="float" office:value="100250000" calcext:value-type="float">
            <text:p>100250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2250000" calcext:value-type="float">
            <text:p>92250000</text:p>
          </table:table-cell>
          <table:table-cell table:number-columns-repeated="2" office:value-type="float" office:value="92875000" calcext:value-type="float">
            <text:p>92875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2625000" calcext:value-type="float">
            <text:p>92625000</text:p>
          </table:table-cell>
          <table:table-cell office:value-type="string" calcext:value-type="string">
            <text:p>Cost_Parallel_Work_Broadcast5_44</text:p>
          </table:table-cell>
          <table:table-cell table:formula="of:=AVERAGE([.C71:.L71])" office:value-type="float" office:value="93362500" calcext:value-type="float">
            <text:p>9.34E+007</text:p>
          </table:table-cell>
          <table:table-cell table:formula="of:=STDEV([.C71:.L71])" office:value-type="float" office:value="2431313.37392411" calcext:value-type="float">
            <text:p>2.43E+006</text:p>
          </table:table-cell>
          <table:table-cell table:formula="of:=[.O71]/[.N71]*100" office:value-type="float" office:value="2.60416481341449" calcext:value-type="float">
            <text:p>2.6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99750000" calcext:value-type="float">
            <text:p>99750000</text:p>
          </table:table-cell>
          <table:table-cell office:value-type="float" office:value="91875000" calcext:value-type="float">
            <text:p>91875000</text:p>
          </table:table-cell>
          <table:table-cell table:number-columns-repeated="2" office:value-type="float" office:value="91375000" calcext:value-type="float">
            <text:p>91375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8750000" calcext:value-type="float">
            <text:p>98750000</text:p>
          </table:table-cell>
          <table:table-cell office:value-type="string" calcext:value-type="string">
            <text:p>Cost_Parallel_Work_Broadcast5_29</text:p>
          </table:table-cell>
          <table:table-cell table:formula="of:=AVERAGE([.C72:.L72])" office:value-type="float" office:value="93262500" calcext:value-type="float">
            <text:p>9.33E+007</text:p>
          </table:table-cell>
          <table:table-cell table:formula="of:=STDEV([.C72:.L72])" office:value-type="float" office:value="3196922.34813422" calcext:value-type="float">
            <text:p>3.20E+006</text:p>
          </table:table-cell>
          <table:table-cell table:formula="of:=[.O72]/[.N72]*100" office:value-type="float" office:value="3.42787545705318" calcext:value-type="float">
            <text:p>3.4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</text:p>
          </table:table-cell>
          <table:table-cell office:value-type="float" office:value="97375000" calcext:value-type="float">
            <text:p>97375000</text:p>
          </table:table-cell>
          <table:table-cell office:value-type="float" office:value="103250000" calcext:value-type="float">
            <text:p>103250000</text:p>
          </table:table-cell>
          <table:table-cell office:value-type="float" office:value="88750000" calcext:value-type="float">
            <text:p>88750000</text:p>
          </table:table-cell>
          <table:table-cell office:value-type="float" office:value="98000000" calcext:value-type="float">
            <text:p>98000000</text:p>
          </table:table-cell>
          <table:table-cell office:value-type="float" office:value="91125000" calcext:value-type="float">
            <text:p>9112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0375000" calcext:value-type="float">
            <text:p>90375000</text:p>
          </table:table-cell>
          <table:table-cell office:value-type="float" office:value="89750000" calcext:value-type="float">
            <text:p>89750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Cost_Parallel_Work_Broadcast5_56</text:p>
          </table:table-cell>
          <table:table-cell table:formula="of:=AVERAGE([.C73:.L73])" office:value-type="float" office:value="93200000" calcext:value-type="float">
            <text:p>9.32E+007</text:p>
          </table:table-cell>
          <table:table-cell table:formula="of:=STDEV([.C73:.L73])" office:value-type="float" office:value="4718168.1944491" calcext:value-type="float">
            <text:p>4.72E+006</text:p>
          </table:table-cell>
          <table:table-cell table:formula="of:=[.O73]/[.N73]*100" office:value-type="float" office:value="5.06241222580376" calcext:value-type="float">
            <text:p>5.0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0</text:p>
          </table:table-cell>
          <table:table-cell office:value-type="float" office:value="93125000" calcext:value-type="float">
            <text:p>9312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2750000" calcext:value-type="float">
            <text:p>92750000</text:p>
          </table:table-cell>
          <table:table-cell office:value-type="string" calcext:value-type="string">
            <text:p>Cost_Parallel_Work_Broadcast5_50</text:p>
          </table:table-cell>
          <table:table-cell table:formula="of:=AVERAGE([.C74:.L74])" office:value-type="float" office:value="93162500" calcext:value-type="float">
            <text:p>9.32E+007</text:p>
          </table:table-cell>
          <table:table-cell table:formula="of:=STDEV([.C74:.L74])" office:value-type="float" office:value="2118904.65676123" calcext:value-type="float">
            <text:p>2.12E+006</text:p>
          </table:table-cell>
          <table:table-cell table:formula="of:=[.O74]/[.N74]*100" office:value-type="float" office:value="2.27441798659464" calcext:value-type="float">
            <text:p>2.2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8750000" calcext:value-type="float">
            <text:p>9875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2875000" calcext:value-type="float">
            <text:p>92875000</text:p>
          </table:table-cell>
          <table:table-cell office:value-type="float" office:value="93500000" calcext:value-type="float">
            <text:p>93500000</text:p>
          </table:table-cell>
          <table:table-cell office:value-type="float" office:value="92250000" calcext:value-type="float">
            <text:p>92250000</text:p>
          </table:table-cell>
          <table:table-cell office:value-type="string" calcext:value-type="string">
            <text:p>Cost_Parallel_Work_Broadcast5_20</text:p>
          </table:table-cell>
          <table:table-cell table:formula="of:=AVERAGE([.C75:.L75])" office:value-type="float" office:value="92975000" calcext:value-type="float">
            <text:p>9.30E+007</text:p>
          </table:table-cell>
          <table:table-cell table:formula="of:=STDEV([.C75:.L75])" office:value-type="float" office:value="2096458.65422834" calcext:value-type="float">
            <text:p>2.10E+006</text:p>
          </table:table-cell>
          <table:table-cell table:formula="of:=[.O75]/[.N75]*100" office:value-type="float" office:value="2.25486276335395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5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9625000" calcext:value-type="float">
            <text:p>99625000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2875000" calcext:value-type="float">
            <text:p>92875000</text:p>
          </table:table-cell>
          <table:table-cell office:value-type="string" calcext:value-type="string">
            <text:p>Cost_Parallel_Work_Broadcast5_45</text:p>
          </table:table-cell>
          <table:table-cell table:formula="of:=AVERAGE([.C76:.L76])" office:value-type="float" office:value="92937500" calcext:value-type="float">
            <text:p>9.29E+007</text:p>
          </table:table-cell>
          <table:table-cell table:formula="of:=STDEV([.C76:.L76])" office:value-type="float" office:value="2387212.75177187" calcext:value-type="float">
            <text:p>2.39E+006</text:p>
          </table:table-cell>
          <table:table-cell table:formula="of:=[.O76]/[.N76]*100" office:value-type="float" office:value="2.56862165624411" calcext:value-type="float">
            <text:p>2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4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2375000" calcext:value-type="float">
            <text:p>92375000</text:p>
          </table:table-cell>
          <table:table-cell office:value-type="float" office:value="93125000" calcext:value-type="float">
            <text:p>93125000</text:p>
          </table:table-cell>
          <table:table-cell office:value-type="float" office:value="93375000" calcext:value-type="float">
            <text:p>93375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92750000" calcext:value-type="float">
            <text:p>92750000</text:p>
          </table:table-cell>
          <table:table-cell office:value-type="float" office:value="92375000" calcext:value-type="float">
            <text:p>92375000</text:p>
          </table:table-cell>
          <table:table-cell office:value-type="string" calcext:value-type="string">
            <text:p>Cost_Parallel_Work_Broadcast5_34</text:p>
          </table:table-cell>
          <table:table-cell table:formula="of:=AVERAGE([.C77:.L77])" office:value-type="float" office:value="92862500" calcext:value-type="float">
            <text:p>9.29E+007</text:p>
          </table:table-cell>
          <table:table-cell table:formula="of:=STDEV([.C77:.L77])" office:value-type="float" office:value="365386.021139896" calcext:value-type="float">
            <text:p>3.65E+005</text:p>
          </table:table-cell>
          <table:table-cell table:formula="of:=[.O77]/[.N77]*100" office:value-type="float" office:value="0.393469937961928" calcext:value-type="float">
            <text:p>0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2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8625000" calcext:value-type="float">
            <text:p>98625000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1750000" calcext:value-type="float">
            <text:p>91750000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2000000" calcext:value-type="float">
            <text:p>92000000</text:p>
          </table:table-cell>
          <table:table-cell office:value-type="string" calcext:value-type="string">
            <text:p>Cost_Parallel_Work_Broadcast5_42</text:p>
          </table:table-cell>
          <table:table-cell table:formula="of:=AVERAGE([.C78:.L78])" office:value-type="float" office:value="92850000" calcext:value-type="float">
            <text:p>9.29E+007</text:p>
          </table:table-cell>
          <table:table-cell table:formula="of:=STDEV([.C78:.L78])" office:value-type="float" office:value="2087329.50068849" calcext:value-type="float">
            <text:p>2.09E+006</text:p>
          </table:table-cell>
          <table:table-cell table:formula="of:=[.O78]/[.N78]*100" office:value-type="float" office:value="2.2480662366058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7750000" calcext:value-type="float">
            <text:p>9775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1125000" calcext:value-type="float">
            <text:p>91125000</text:p>
          </table:table-cell>
          <table:table-cell office:value-type="float" office:value="90750000" calcext:value-type="float">
            <text:p>90750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97250000" calcext:value-type="float">
            <text:p>97250000</text:p>
          </table:table-cell>
          <table:table-cell office:value-type="float" office:value="91500000" calcext:value-type="float">
            <text:p>91500000</text:p>
          </table:table-cell>
          <table:table-cell office:value-type="string" calcext:value-type="string">
            <text:p>Cost_Parallel_Work_Broadcast5_3</text:p>
          </table:table-cell>
          <table:table-cell table:formula="of:=AVERAGE([.C79:.L79])" office:value-type="float" office:value="92537500" calcext:value-type="float">
            <text:p>9.25E+007</text:p>
          </table:table-cell>
          <table:table-cell table:formula="of:=STDEV([.C79:.L79])" office:value-type="float" office:value="2637239.98191712" calcext:value-type="float">
            <text:p>2.64E+006</text:p>
          </table:table-cell>
          <table:table-cell table:formula="of:=[.O79]/[.N79]*100" office:value-type="float" office:value="2.84991487982399" calcext:value-type="float">
            <text:p>2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91125000" calcext:value-type="float">
            <text:p>9112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0875000" calcext:value-type="float">
            <text:p>90875000</text:p>
          </table:table-cell>
          <table:table-cell office:value-type="float" office:value="91125000" calcext:value-type="float">
            <text:p>91125000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101875000" calcext:value-type="float">
            <text:p>101875000</text:p>
          </table:table-cell>
          <table:table-cell office:value-type="float" office:value="91250000" calcext:value-type="float">
            <text:p>91250000</text:p>
          </table:table-cell>
          <table:table-cell office:value-type="string" calcext:value-type="string">
            <text:p>Cost_Parallel_Work_Broadcast5_6</text:p>
          </table:table-cell>
          <table:table-cell table:formula="of:=AVERAGE([.C80:.L80])" office:value-type="float" office:value="92487500" calcext:value-type="float">
            <text:p>9.25E+007</text:p>
          </table:table-cell>
          <table:table-cell table:formula="of:=STDEV([.C80:.L80])" office:value-type="float" office:value="3330962.69868037" calcext:value-type="float">
            <text:p>3.33E+006</text:p>
          </table:table-cell>
          <table:table-cell table:formula="of:=[.O80]/[.N80]*100" office:value-type="float" office:value="3.60152744822854" calcext:value-type="float">
            <text:p>3.6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table:number-columns-repeated="2" office:value-type="float" office:value="92000000" calcext:value-type="float">
            <text:p>92000000</text:p>
          </table:table-cell>
          <table:table-cell office:value-type="float" office:value="97875000" calcext:value-type="float">
            <text:p>97875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1625000" calcext:value-type="float">
            <text:p>91625000</text:p>
          </table:table-cell>
          <table:table-cell office:value-type="string" calcext:value-type="string">
            <text:p>Cost_Parallel_Work_Broadcast5_15</text:p>
          </table:table-cell>
          <table:table-cell table:formula="of:=AVERAGE([.C81:.L81])" office:value-type="float" office:value="92450000" calcext:value-type="float">
            <text:p>9.25E+007</text:p>
          </table:table-cell>
          <table:table-cell table:formula="of:=STDEV([.C81:.L81])" office:value-type="float" office:value="1935774.32109795" calcext:value-type="float">
            <text:p>1.94E+006</text:p>
          </table:table-cell>
          <table:table-cell table:formula="of:=[.O81]/[.N81]*100" office:value-type="float" office:value="2.09386081243694" calcext:value-type="float">
            <text:p>2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2625000" calcext:value-type="float">
            <text:p>92625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2750000" calcext:value-type="float">
            <text:p>92750000</text:p>
          </table:table-cell>
          <table:table-cell table:number-columns-repeated="3" office:value-type="float" office:value="92375000" calcext:value-type="float">
            <text:p>92375000</text:p>
          </table:table-cell>
          <table:table-cell office:value-type="float" office:value="92250000" calcext:value-type="float">
            <text:p>92250000</text:p>
          </table:table-cell>
          <table:table-cell office:value-type="float" office:value="93250000" calcext:value-type="float">
            <text:p>93250000</text:p>
          </table:table-cell>
          <table:table-cell office:value-type="float" office:value="91875000" calcext:value-type="float">
            <text:p>91875000</text:p>
          </table:table-cell>
          <table:table-cell office:value-type="string" calcext:value-type="string">
            <text:p>Cost_Parallel_Work_Broadcast5_27</text:p>
          </table:table-cell>
          <table:table-cell table:formula="of:=AVERAGE([.C82:.L82])" office:value-type="float" office:value="92425000" calcext:value-type="float">
            <text:p>9.24E+007</text:p>
          </table:table-cell>
          <table:table-cell table:formula="of:=STDEV([.C82:.L82])" office:value-type="float" office:value="378226.857263674" calcext:value-type="float">
            <text:p>3.78E+005</text:p>
          </table:table-cell>
          <table:table-cell table:formula="of:=[.O82]/[.N82]*100" office:value-type="float" office:value="0.409225704369677" calcext:value-type="float">
            <text:p>0.4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table:number-columns-repeated="2" office:value-type="float" office:value="91375000" calcext:value-type="float">
            <text:p>91375000</text:p>
          </table:table-cell>
          <table:table-cell table:number-columns-repeated="2" office:value-type="float" office:value="91750000" calcext:value-type="float">
            <text:p>91750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8875000" calcext:value-type="float">
            <text:p>98875000</text:p>
          </table:table-cell>
          <table:table-cell office:value-type="string" calcext:value-type="string">
            <text:p>Cost_Parallel_Work_Broadcast5_26</text:p>
          </table:table-cell>
          <table:table-cell table:formula="of:=AVERAGE([.C83:.L83])" office:value-type="float" office:value="92400000" calcext:value-type="float">
            <text:p>9.24E+007</text:p>
          </table:table-cell>
          <table:table-cell table:formula="of:=STDEV([.C83:.L83])" office:value-type="float" office:value="2331695.85399888" calcext:value-type="float">
            <text:p>2.33E+006</text:p>
          </table:table-cell>
          <table:table-cell table:formula="of:=[.O83]/[.N83]*100" office:value-type="float" office:value="2.52348036147065" calcext:value-type="float">
            <text:p>2.5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</text:p>
          </table:table-cell>
          <table:table-cell office:value-type="float" office:value="97750000" calcext:value-type="float">
            <text:p>9775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2250000" calcext:value-type="float">
            <text:p>92250000</text:p>
          </table:table-cell>
          <table:table-cell table:number-columns-repeated="2" office:value-type="float" office:value="92375000" calcext:value-type="float">
            <text:p>92375000</text:p>
          </table:table-cell>
          <table:table-cell office:value-type="float" office:value="92000000" calcext:value-type="float">
            <text:p>92000000</text:p>
          </table:table-cell>
          <table:table-cell office:value-type="string" calcext:value-type="string">
            <text:p>Cost_Parallel_Work_Broadcast5_52</text:p>
          </table:table-cell>
          <table:table-cell table:formula="of:=AVERAGE([.C84:.L84])" office:value-type="float" office:value="92387500" calcext:value-type="float">
            <text:p>9.24E+007</text:p>
          </table:table-cell>
          <table:table-cell table:formula="of:=STDEV([.C84:.L84])" office:value-type="float" office:value="1955627.56338385" calcext:value-type="float">
            <text:p>1.96E+006</text:p>
          </table:table-cell>
          <table:table-cell table:formula="of:=[.O84]/[.N84]*100" office:value-type="float" office:value="2.11676640604395" calcext:value-type="float">
            <text:p>2.1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2000000" calcext:value-type="float">
            <text:p>92000000</text:p>
          </table:table-cell>
          <table:table-cell office:value-type="float" office:value="91625000" calcext:value-type="float">
            <text:p>91625000</text:p>
          </table:table-cell>
          <table:table-cell table:number-columns-repeated="3" office:value-type="float" office:value="92375000" calcext:value-type="float">
            <text:p>9237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92500000" calcext:value-type="float">
            <text:p>92500000</text:p>
          </table:table-cell>
          <table:table-cell office:value-type="float" office:value="92250000" calcext:value-type="float">
            <text:p>92250000</text:p>
          </table:table-cell>
          <table:table-cell office:value-type="string" calcext:value-type="string">
            <text:p>Cost_Parallel_Work_Broadcast5_13</text:p>
          </table:table-cell>
          <table:table-cell table:formula="of:=AVERAGE([.C85:.L85])" office:value-type="float" office:value="92162500" calcext:value-type="float">
            <text:p>9.22E+007</text:p>
          </table:table-cell>
          <table:table-cell table:formula="of:=STDEV([.C85:.L85])" office:value-type="float" office:value="353798.82858923" calcext:value-type="float">
            <text:p>3.54E+005</text:p>
          </table:table-cell>
          <table:table-cell table:formula="of:=[.O85]/[.N85]*100" office:value-type="float" office:value="0.383885884811317" calcext:value-type="float">
            <text:p>0.3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90500000" calcext:value-type="float">
            <text:p>90500000</text:p>
          </table:table-cell>
          <table:table-cell office:value-type="float" office:value="91875000" calcext:value-type="float">
            <text:p>91875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7625000" calcext:value-type="float">
            <text:p>97625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0875000" calcext:value-type="float">
            <text:p>90875000</text:p>
          </table:table-cell>
          <table:table-cell office:value-type="float" office:value="91500000" calcext:value-type="float">
            <text:p>91500000</text:p>
          </table:table-cell>
          <table:table-cell office:value-type="float" office:value="91375000" calcext:value-type="float">
            <text:p>91375000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90625000" calcext:value-type="float">
            <text:p>90625000</text:p>
          </table:table-cell>
          <table:table-cell office:value-type="string" calcext:value-type="string">
            <text:p>Cost_Parallel_Work_Broadcast5_19</text:p>
          </table:table-cell>
          <table:table-cell table:formula="of:=AVERAGE([.C86:.L86])" office:value-type="float" office:value="91837500" calcext:value-type="float">
            <text:p>9.18E+007</text:p>
          </table:table-cell>
          <table:table-cell table:formula="of:=STDEV([.C86:.L86])" office:value-type="float" office:value="2080873.54786931" calcext:value-type="float">
            <text:p>2.08E+006</text:p>
          </table:table-cell>
          <table:table-cell table:formula="of:=[.O86]/[.N86]*100" office:value-type="float" office:value="2.26582120361433" calcext:value-type="float">
            <text:p>2.2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</text:p>
          </table:table-cell>
          <table:table-cell office:value-type="float" office:value="95625000" calcext:value-type="float">
            <text:p>95625000</text:p>
          </table:table-cell>
          <table:table-cell office:value-type="float" office:value="96875000" calcext:value-type="float">
            <text:p>96875000</text:p>
          </table:table-cell>
          <table:table-cell office:value-type="float" office:value="89875000" calcext:value-type="float">
            <text:p>89875000</text:p>
          </table:table-cell>
          <table:table-cell office:value-type="float" office:value="89000000" calcext:value-type="float">
            <text:p>89000000</text:p>
          </table:table-cell>
          <table:table-cell office:value-type="float" office:value="96250000" calcext:value-type="float">
            <text:p>96250000</text:p>
          </table:table-cell>
          <table:table-cell office:value-type="float" office:value="89125000" calcext:value-type="float">
            <text:p>89125000</text:p>
          </table:table-cell>
          <table:table-cell office:value-type="float" office:value="90125000" calcext:value-type="float">
            <text:p>90125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90500000" calcext:value-type="float">
            <text:p>90500000</text:p>
          </table:table-cell>
          <table:table-cell office:value-type="float" office:value="89500000" calcext:value-type="float">
            <text:p>89500000</text:p>
          </table:table-cell>
          <table:table-cell office:value-type="string" calcext:value-type="string">
            <text:p>Cost_Parallel_Work_Broadcast5_55</text:p>
          </table:table-cell>
          <table:table-cell table:formula="of:=AVERAGE([.C87:.L87])" office:value-type="float" office:value="91687500" calcext:value-type="float">
            <text:p>9.17E+007</text:p>
          </table:table-cell>
          <table:table-cell table:formula="of:=STDEV([.C87:.L87])" office:value-type="float" office:value="3193553.61975061" calcext:value-type="float">
            <text:p>3.19E+006</text:p>
          </table:table-cell>
          <table:table-cell table:formula="of:=[.O87]/[.N87]*100" office:value-type="float" office:value="3.48308506584934" calcext:value-type="float">
            <text:p>3.4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9</text:p>
          </table:table-cell>
          <table:table-cell office:value-type="float" office:value="90750000" calcext:value-type="float">
            <text:p>9075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1625000" calcext:value-type="float">
            <text:p>91625000</text:p>
          </table:table-cell>
          <table:table-cell office:value-type="float" office:value="97750000" calcext:value-type="float">
            <text:p>97750000</text:p>
          </table:table-cell>
          <table:table-cell office:value-type="float" office:value="90875000" calcext:value-type="float">
            <text:p>90875000</text:p>
          </table:table-cell>
          <table:table-cell office:value-type="float" office:value="89000000" calcext:value-type="float">
            <text:p>89000000</text:p>
          </table:table-cell>
          <table:table-cell office:value-type="float" office:value="89125000" calcext:value-type="float">
            <text:p>891250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90500000" calcext:value-type="float">
            <text:p>90500000</text:p>
          </table:table-cell>
          <table:table-cell office:value-type="string" calcext:value-type="string">
            <text:p>Cost_Parallel_Work_Broadcast5_49</text:p>
          </table:table-cell>
          <table:table-cell table:formula="of:=AVERAGE([.C88:.L88])" office:value-type="float" office:value="91287500" calcext:value-type="float">
            <text:p>9.13E+007</text:p>
          </table:table-cell>
          <table:table-cell table:formula="of:=STDEV([.C88:.L88])" office:value-type="float" office:value="2427454.37078068" calcext:value-type="float">
            <text:p>2.43E+006</text:p>
          </table:table-cell>
          <table:table-cell table:formula="of:=[.O88]/[.N88]*100" office:value-type="float" office:value="2.65913117434553" calcext:value-type="float">
            <text:p>2.6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88625000" calcext:value-type="float">
            <text:p>88625000</text:p>
          </table:table-cell>
          <table:table-cell office:value-type="float" office:value="94750000" calcext:value-type="float">
            <text:p>94750000</text:p>
          </table:table-cell>
          <table:table-cell office:value-type="float" office:value="89125000" calcext:value-type="float">
            <text:p>89125000</text:p>
          </table:table-cell>
          <table:table-cell office:value-type="float" office:value="90125000" calcext:value-type="float">
            <text:p>90125000</text:p>
          </table:table-cell>
          <table:table-cell office:value-type="float" office:value="90625000" calcext:value-type="float">
            <text:p>90625000</text:p>
          </table:table-cell>
          <table:table-cell office:value-type="float" office:value="89500000" calcext:value-type="float">
            <text:p>89500000</text:p>
          </table:table-cell>
          <table:table-cell office:value-type="float" office:value="90375000" calcext:value-type="float">
            <text:p>90375000</text:p>
          </table:table-cell>
          <table:table-cell office:value-type="float" office:value="89250000" calcext:value-type="float">
            <text:p>8925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89750000" calcext:value-type="float">
            <text:p>89750000</text:p>
          </table:table-cell>
          <table:table-cell office:value-type="string" calcext:value-type="string">
            <text:p>Cost_Parallel_Work_Broadcast5_17</text:p>
          </table:table-cell>
          <table:table-cell table:formula="of:=AVERAGE([.C89:.L89])" office:value-type="float" office:value="90312500" calcext:value-type="float">
            <text:p>9.03E+007</text:p>
          </table:table-cell>
          <table:table-cell table:formula="of:=STDEV([.C89:.L89])" office:value-type="float" office:value="1721241.8804779" calcext:value-type="float">
            <text:p>1.72E+006</text:p>
          </table:table-cell>
          <table:table-cell table:formula="of:=[.O89]/[.N89]*100" office:value-type="float" office:value="1.90587336246688" calcext:value-type="float">
            <text:p>1.9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</text:p>
          </table:table-cell>
          <table:table-cell office:value-type="float" office:value="87625000" calcext:value-type="float">
            <text:p>87625000</text:p>
          </table:table-cell>
          <table:table-cell office:value-type="float" office:value="88625000" calcext:value-type="float">
            <text:p>88625000</text:p>
          </table:table-cell>
          <table:table-cell office:value-type="float" office:value="96750000" calcext:value-type="float">
            <text:p>96750000</text:p>
          </table:table-cell>
          <table:table-cell office:value-type="float" office:value="89500000" calcext:value-type="float">
            <text:p>89500000</text:p>
          </table:table-cell>
          <table:table-cell office:value-type="float" office:value="89125000" calcext:value-type="float">
            <text:p>89125000</text:p>
          </table:table-cell>
          <table:table-cell office:value-type="float" office:value="88375000" calcext:value-type="float">
            <text:p>88375000</text:p>
          </table:table-cell>
          <table:table-cell office:value-type="float" office:value="87500000" calcext:value-type="float">
            <text:p>87500000</text:p>
          </table:table-cell>
          <table:table-cell office:value-type="float" office:value="89875000" calcext:value-type="float">
            <text:p>89875000</text:p>
          </table:table-cell>
          <table:table-cell office:value-type="float" office:value="94250000" calcext:value-type="float">
            <text:p>94250000</text:p>
          </table:table-cell>
          <table:table-cell office:value-type="float" office:value="89375000" calcext:value-type="float">
            <text:p>89375000</text:p>
          </table:table-cell>
          <table:table-cell office:value-type="string" calcext:value-type="string">
            <text:p>Cost_Parallel_Work_Broadcast5_57</text:p>
          </table:table-cell>
          <table:table-cell table:formula="of:=AVERAGE([.C90:.L90])" office:value-type="float" office:value="90100000" calcext:value-type="float">
            <text:p>9.01E+007</text:p>
          </table:table-cell>
          <table:table-cell table:formula="of:=STDEV([.C90:.L90])" office:value-type="float" office:value="3006820.94947841" calcext:value-type="float">
            <text:p>3.01E+006</text:p>
          </table:table-cell>
          <table:table-cell table:formula="of:=[.O90]/[.N90]*100" office:value-type="float" office:value="3.33720416146327" calcext:value-type="float">
            <text:p>3.3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89125000" calcext:value-type="float">
            <text:p>89125000</text:p>
          </table:table-cell>
          <table:table-cell office:value-type="float" office:value="86500000" calcext:value-type="float">
            <text:p>86500000</text:p>
          </table:table-cell>
          <table:table-cell office:value-type="float" office:value="87625000" calcext:value-type="float">
            <text:p>87625000</text:p>
          </table:table-cell>
          <table:table-cell office:value-type="float" office:value="90375000" calcext:value-type="float">
            <text:p>90375000</text:p>
          </table:table-cell>
          <table:table-cell office:value-type="float" office:value="88625000" calcext:value-type="float">
            <text:p>88625000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90500000" calcext:value-type="float">
            <text:p>90500000</text:p>
          </table:table-cell>
          <table:table-cell office:value-type="float" office:value="89375000" calcext:value-type="float">
            <text:p>89375000</text:p>
          </table:table-cell>
          <table:table-cell office:value-type="float" office:value="88125000" calcext:value-type="float">
            <text:p>88125000</text:p>
          </table:table-cell>
          <table:table-cell office:value-type="float" office:value="88250000" calcext:value-type="float">
            <text:p>88250000</text:p>
          </table:table-cell>
          <table:table-cell office:value-type="string" calcext:value-type="string">
            <text:p>Cost_Parallel_Work_Broadcast5_9</text:p>
          </table:table-cell>
          <table:table-cell table:formula="of:=AVERAGE([.C91:.L91])" office:value-type="float" office:value="88700000" calcext:value-type="float">
            <text:p>8.87E+007</text:p>
          </table:table-cell>
          <table:table-cell table:formula="of:=STDEV([.C91:.L91])" office:value-type="float" office:value="1213637.78231673" calcext:value-type="float">
            <text:p>1.21E+006</text:p>
          </table:table-cell>
          <table:table-cell table:formula="of:=[.O91]/[.N91]*100" office:value-type="float" office:value="1.36825003643374" calcext:value-type="float">
            <text:p>1.3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2</text:p>
          </table:table-cell>
          <table:table-cell office:value-type="float" office:value="82250000" calcext:value-type="float">
            <text:p>82250000</text:p>
          </table:table-cell>
          <table:table-cell office:value-type="float" office:value="89875000" calcext:value-type="float">
            <text:p>89875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82750000" calcext:value-type="float">
            <text:p>82750000</text:p>
          </table:table-cell>
          <table:table-cell office:value-type="float" office:value="83000000" calcext:value-type="float">
            <text:p>83000000</text:p>
          </table:table-cell>
          <table:table-cell office:value-type="float" office:value="83500000" calcext:value-type="float">
            <text:p>83500000</text:p>
          </table:table-cell>
          <table:table-cell office:value-type="float" office:value="84000000" calcext:value-type="float">
            <text:p>84000000</text:p>
          </table:table-cell>
          <table:table-cell office:value-type="float" office:value="83625000" calcext:value-type="float">
            <text:p>83625000</text:p>
          </table:table-cell>
          <table:table-cell office:value-type="float" office:value="84750000" calcext:value-type="float">
            <text:p>84750000</text:p>
          </table:table-cell>
          <table:table-cell office:value-type="float" office:value="83750000" calcext:value-type="float">
            <text:p>83750000</text:p>
          </table:table-cell>
          <table:table-cell office:value-type="string" calcext:value-type="string">
            <text:p>Cost_Parallel_Work_Broadcast5_32</text:p>
          </table:table-cell>
          <table:table-cell table:formula="of:=AVERAGE([.C92:.L92])" office:value-type="float" office:value="84850000" calcext:value-type="float">
            <text:p>8.49E+007</text:p>
          </table:table-cell>
          <table:table-cell table:formula="of:=STDEV([.C92:.L92])" office:value-type="float" office:value="3035553.21701553" calcext:value-type="float">
            <text:p>3.04E+006</text:p>
          </table:table-cell>
          <table:table-cell table:formula="of:=[.O92]/[.N92]*100" office:value-type="float" office:value="3.57755240661818" calcext:value-type="float">
            <text:p>3.5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80750000" calcext:value-type="float">
            <text:p>8075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83625000" calcext:value-type="float">
            <text:p>83625000</text:p>
          </table:table-cell>
          <table:table-cell office:value-type="float" office:value="81500000" calcext:value-type="float">
            <text:p>81500000</text:p>
          </table:table-cell>
          <table:table-cell office:value-type="float" office:value="80375000" calcext:value-type="float">
            <text:p>80375000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80625000" calcext:value-type="float">
            <text:p>80625000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80750000" calcext:value-type="float">
            <text:p>80750000</text:p>
          </table:table-cell>
          <table:table-cell office:value-type="float" office:value="87625000" calcext:value-type="float">
            <text:p>87625000</text:p>
          </table:table-cell>
          <table:table-cell office:value-type="string" calcext:value-type="string">
            <text:p>Cost_Parallel_Work_Broadcast5_8</text:p>
          </table:table-cell>
          <table:table-cell table:formula="of:=AVERAGE([.C93:.L93])" office:value-type="float" office:value="82475000" calcext:value-type="float">
            <text:p>8.25E+007</text:p>
          </table:table-cell>
          <table:table-cell table:formula="of:=STDEV([.C93:.L93])" office:value-type="float" office:value="3112363.33925773" calcext:value-type="float">
            <text:p>3.11E+006</text:p>
          </table:table-cell>
          <table:table-cell table:formula="of:=[.O93]/[.N93]*100" office:value-type="float" office:value="3.77370517036403" calcext:value-type="float">
            <text:p>3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</text:p>
          </table:table-cell>
          <table:table-cell office:value-type="float" office:value="83750000" calcext:value-type="float">
            <text:p>83750000</text:p>
          </table:table-cell>
          <table:table-cell office:value-type="float" office:value="84125000" calcext:value-type="float">
            <text:p>84125000</text:p>
          </table:table-cell>
          <table:table-cell office:value-type="float" office:value="76750000" calcext:value-type="float">
            <text:p>76750000</text:p>
          </table:table-cell>
          <table:table-cell office:value-type="float" office:value="75375000" calcext:value-type="float">
            <text:p>75375000</text:p>
          </table:table-cell>
          <table:table-cell office:value-type="float" office:value="82750000" calcext:value-type="float">
            <text:p>82750000</text:p>
          </table:table-cell>
          <table:table-cell office:value-type="float" office:value="74750000" calcext:value-type="float">
            <text:p>74750000</text:p>
          </table:table-cell>
          <table:table-cell office:value-type="float" office:value="85250000" calcext:value-type="float">
            <text:p>85250000</text:p>
          </table:table-cell>
          <table:table-cell office:value-type="float" office:value="75875000" calcext:value-type="float">
            <text:p>75875000</text:p>
          </table:table-cell>
          <table:table-cell office:value-type="float" office:value="77125000" calcext:value-type="float">
            <text:p>77125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Cost_Parallel_Work_Broadcast5_59</text:p>
          </table:table-cell>
          <table:table-cell table:formula="of:=AVERAGE([.C94:.L94])" office:value-type="float" office:value="79225000" calcext:value-type="float">
            <text:p>7.92E+007</text:p>
          </table:table-cell>
          <table:table-cell table:formula="of:=STDEV([.C94:.L94])" office:value-type="float" office:value="4179895.66589619" calcext:value-type="float">
            <text:p>4.18E+006</text:p>
          </table:table-cell>
          <table:table-cell table:formula="of:=[.O94]/[.N94]*100" office:value-type="float" office:value="5.27598064486739" calcext:value-type="float">
            <text:p>5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</text:p>
          </table:table-cell>
          <table:table-cell office:value-type="float" office:value="76000000" calcext:value-type="float">
            <text:p>76000000</text:p>
          </table:table-cell>
          <table:table-cell office:value-type="float" office:value="73625000" calcext:value-type="float">
            <text:p>73625000</text:p>
          </table:table-cell>
          <table:table-cell office:value-type="float" office:value="75250000" calcext:value-type="float">
            <text:p>75250000</text:p>
          </table:table-cell>
          <table:table-cell office:value-type="float" office:value="83125000" calcext:value-type="float">
            <text:p>83125000</text:p>
          </table:table-cell>
          <table:table-cell office:value-type="float" office:value="76000000" calcext:value-type="float">
            <text:p>76000000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76125000" calcext:value-type="float">
            <text:p>76125000</text:p>
          </table:table-cell>
          <table:table-cell office:value-type="float" office:value="73625000" calcext:value-type="float">
            <text:p>73625000</text:p>
          </table:table-cell>
          <table:table-cell office:value-type="float" office:value="76500000" calcext:value-type="float">
            <text:p>76500000</text:p>
          </table:table-cell>
          <table:table-cell office:value-type="float" office:value="77000000" calcext:value-type="float">
            <text:p>77000000</text:p>
          </table:table-cell>
          <table:table-cell office:value-type="string" calcext:value-type="string">
            <text:p>Cost_Parallel_Work_Broadcast5_58</text:p>
          </table:table-cell>
          <table:table-cell table:formula="of:=AVERAGE([.C95:.L95])" office:value-type="float" office:value="76225000" calcext:value-type="float">
            <text:p>7.62E+007</text:p>
          </table:table-cell>
          <table:table-cell table:formula="of:=STDEV([.C95:.L95])" office:value-type="float" office:value="2674337.92429703" calcext:value-type="float">
            <text:p>2.67E+006</text:p>
          </table:table-cell>
          <table:table-cell table:formula="of:=[.O95]/[.N95]*100" office:value-type="float" office:value="3.50847874620797" calcext:value-type="float">
            <text:p>3.5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1</text:p>
          </table:table-cell>
          <table:table-cell office:value-type="float" office:value="74000000" calcext:value-type="float">
            <text:p>74000000</text:p>
          </table:table-cell>
          <table:table-cell office:value-type="float" office:value="74375000" calcext:value-type="float">
            <text:p>74375000</text:p>
          </table:table-cell>
          <table:table-cell office:value-type="float" office:value="74000000" calcext:value-type="float">
            <text:p>74000000</text:p>
          </table:table-cell>
          <table:table-cell office:value-type="float" office:value="76000000" calcext:value-type="float">
            <text:p>76000000</text:p>
          </table:table-cell>
          <table:table-cell office:value-type="float" office:value="74250000" calcext:value-type="float">
            <text:p>74250000</text:p>
          </table:table-cell>
          <table:table-cell office:value-type="float" office:value="74875000" calcext:value-type="float">
            <text:p>74875000</text:p>
          </table:table-cell>
          <table:table-cell office:value-type="float" office:value="74625000" calcext:value-type="float">
            <text:p>74625000</text:p>
          </table:table-cell>
          <table:table-cell office:value-type="float" office:value="81250000" calcext:value-type="float">
            <text:p>81250000</text:p>
          </table:table-cell>
          <table:table-cell office:value-type="float" office:value="75500000" calcext:value-type="float">
            <text:p>75500000</text:p>
          </table:table-cell>
          <table:table-cell office:value-type="float" office:value="73875000" calcext:value-type="float">
            <text:p>73875000</text:p>
          </table:table-cell>
          <table:table-cell office:value-type="string" calcext:value-type="string">
            <text:p>Cost_Parallel_Work_Broadcast5_41</text:p>
          </table:table-cell>
          <table:table-cell table:formula="of:=AVERAGE([.C96:.L96])" office:value-type="float" office:value="75275000" calcext:value-type="float">
            <text:p>7.53E+007</text:p>
          </table:table-cell>
          <table:table-cell table:formula="of:=STDEV([.C96:.L96])" office:value-type="float" office:value="2209355.10952857" calcext:value-type="float">
            <text:p>2.21E+006</text:p>
          </table:table-cell>
          <table:table-cell table:formula="of:=[.O96]/[.N96]*100" office:value-type="float" office:value="2.93504498110737" calcext:value-type="float">
            <text:p>2.94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32125000" calcext:value-type="float">
            <text:p>32125000</text:p>
          </table:table-cell>
          <table:table-cell office:value-type="float" office:value="32750000" calcext:value-type="float">
            <text:p>32750000</text:p>
          </table:table-cell>
          <table:table-cell office:value-type="float" office:value="31375000" calcext:value-type="float">
            <text:p>31375000</text:p>
          </table:table-cell>
          <table:table-cell office:value-type="float" office:value="32125000" calcext:value-type="float">
            <text:p>32125000</text:p>
          </table:table-cell>
          <table:table-cell office:value-type="float" office:value="31625000" calcext:value-type="float">
            <text:p>31625000</text:p>
          </table:table-cell>
          <table:table-cell office:value-type="float" office:value="32375000" calcext:value-type="float">
            <text:p>32375000</text:p>
          </table:table-cell>
          <table:table-cell office:value-type="float" office:value="31250000" calcext:value-type="float">
            <text:p>31250000</text:p>
          </table:table-cell>
          <table:table-cell office:value-type="float" office:value="31375000" calcext:value-type="float">
            <text:p>31375000</text:p>
          </table:table-cell>
          <table:table-cell office:value-type="float" office:value="32375000" calcext:value-type="float">
            <text:p>32375000</text:p>
          </table:table-cell>
          <table:table-cell office:value-type="float" office:value="31625000" calcext:value-type="float">
            <text:p>31625000</text:p>
          </table:table-cell>
          <table:table-cell office:value-type="string" calcext:value-type="string">
            <text:p>implode_lum2RGB_in</text:p>
          </table:table-cell>
          <table:table-cell table:formula="of:=AVERAGE([.C97:.L97])" office:value-type="float" office:value="31900000" calcext:value-type="float">
            <text:p>3.19E+007</text:p>
          </table:table-cell>
          <table:table-cell table:formula="of:=STDEV([.C97:.L97])" office:value-type="float" office:value="516397.779494322" calcext:value-type="float">
            <text:p>5.16E+005</text:p>
          </table:table-cell>
          <table:table-cell table:formula="of:=[.O97]/[.N97]*100" office:value-type="float" office:value="1.61880181659662" calcext:value-type="float">
            <text:p>1.62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7625000" calcext:value-type="float">
            <text:p>17625000</text:p>
          </table:table-cell>
          <table:table-cell office:value-type="float" office:value="17500000" calcext:value-type="float">
            <text:p>17500000</text:p>
          </table:table-cell>
          <table:table-cell office:value-type="float" office:value="17875000" calcext:value-type="float">
            <text:p>17875000</text:p>
          </table:table-cell>
          <table:table-cell table:number-columns-repeated="2" office:value-type="float" office:value="17500000" calcext:value-type="float">
            <text:p>17500000</text:p>
          </table:table-cell>
          <table:table-cell office:value-type="float" office:value="17125000" calcext:value-type="float">
            <text:p>17125000</text:p>
          </table:table-cell>
          <table:table-cell office:value-type="float" office:value="17250000" calcext:value-type="float">
            <text:p>17250000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7875000" calcext:value-type="float">
            <text:p>17875000</text:p>
          </table:table-cell>
          <table:table-cell office:value-type="float" office:value="17125000" calcext:value-type="float">
            <text:p>17125000</text:p>
          </table:table-cell>
          <table:table-cell office:value-type="string" calcext:value-type="string">
            <text:p>Cost_Parallel_Work_Broadcast0</text:p>
          </table:table-cell>
          <table:table-cell table:formula="of:=AVERAGE([.C98:.L98])" office:value-type="float" office:value="17537500" calcext:value-type="float">
            <text:p>1.75E+007</text:p>
          </table:table-cell>
          <table:table-cell table:formula="of:=STDEV([.C98:.L98])" office:value-type="float" office:value="312083.055184567" calcext:value-type="float">
            <text:p>3.12E+005</text:p>
          </table:table-cell>
          <table:table-cell table:style-name="ce23" table:formula="of:=[.O98]/[.N98]*100" office:value-type="float" office:value="1.77951849000466" calcext:value-type="float">
            <text:p>1.78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7750000" calcext:value-type="float">
            <text:p>775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7625000" calcext:value-type="float">
            <text:p>7625000</text:p>
          </table:table-cell>
          <table:table-cell office:value-type="string" calcext:value-type="string">
            <text:p>Cost_Parallel_Work_br_grayL</text:p>
          </table:table-cell>
          <table:table-cell table:formula="of:=AVERAGE([.C99:.L99])" office:value-type="float" office:value="7712500" calcext:value-type="float">
            <text:p>7.71E+006</text:p>
          </table:table-cell>
          <table:table-cell table:formula="of:=STDEV([.C99:.L99])" office:value-type="float" office:value="263852.336649793" calcext:value-type="float">
            <text:p>2.64E+005</text:p>
          </table:table-cell>
          <table:table-cell table:style-name="ce23" table:formula="of:=[.O99]/[.N99]*100" office:value-type="float" office:value="3.42109998897624" calcext:value-type="float">
            <text:p>3.42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7875000" calcext:value-type="float">
            <text:p>7875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2</text:p>
          </table:table-cell>
          <table:table-cell table:formula="of:=AVERAGE([.C100:.L100])" office:value-type="float" office:value="7687500" calcext:value-type="float">
            <text:p>7.69E+006</text:p>
          </table:table-cell>
          <table:table-cell table:formula="of:=STDEV([.C100:.L100])" office:value-type="float" office:value="417707.034495071" calcext:value-type="float">
            <text:p>4.18E+005</text:p>
          </table:table-cell>
          <table:table-cell table:formula="of:=[.O100]/[.N100]*100" office:value-type="float" office:value="5.43358744058629" calcext:value-type="float">
            <text:p>5.43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125000" calcext:value-type="float">
            <text:p>7125000</text:p>
          </table:table-cell>
          <table:table-cell office:value-type="string" calcext:value-type="string">
            <text:p>displayRGB</text:p>
          </table:table-cell>
          <table:table-cell table:formula="of:=AVERAGE([.C101:.L101])" office:value-type="float" office:value="7450000" calcext:value-type="float">
            <text:p>7.45E+006</text:p>
          </table:table-cell>
          <table:table-cell table:formula="of:=STDEV([.C101:.L101])" office:value-type="float" office:value="237170.824512628" calcext:value-type="float">
            <text:p>2.37E+005</text:p>
          </table:table-cell>
          <table:table-cell table:formula="of:=[.O101]/[.N101]*100" office:value-type="float" office:value="3.18350100016951" calcext:value-type="float">
            <text:p>3.18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7250000" calcext:value-type="float">
            <text:p>725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Cost_Parallel_Work_br_grayR</text:p>
          </table:table-cell>
          <table:table-cell table:formula="of:=AVERAGE([.C102:.L102])" office:value-type="float" office:value="7362500" calcext:value-type="float">
            <text:p>7.36E+006</text:p>
          </table:table-cell>
          <table:table-cell table:formula="of:=STDEV([.C102:.L102])" office:value-type="float" office:value="291368.895617451" calcext:value-type="float">
            <text:p>2.91E+005</text:p>
          </table:table-cell>
          <table:table-cell table:style-name="ce23" table:formula="of:=[.O102]/[.N102]*100" office:value-type="float" office:value="3.95747226645095" calcext:value-type="float">
            <text:p>3.96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7000000" calcext:value-type="float">
            <text:p>7000000</text:p>
          </table:table-cell>
          <table:table-cell table:number-columns-repeated="2" office:value-type="float" office:value="6875000" calcext:value-type="float">
            <text:p>6875000</text:p>
          </table:table-cell>
          <table:table-cell table:number-columns-repeated="2" office:value-type="float" office:value="7625000" calcext:value-type="float">
            <text:p>762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375000" calcext:value-type="float">
            <text:p>7375000</text:p>
          </table:table-cell>
          <table:table-cell office:value-type="string" calcext:value-type="string">
            <text:p>broadcast2</text:p>
          </table:table-cell>
          <table:table-cell table:formula="of:=AVERAGE([.C103:.L103])" office:value-type="float" office:value="7325000" calcext:value-type="float">
            <text:p>7.33E+006</text:p>
          </table:table-cell>
          <table:table-cell table:formula="of:=STDEV([.C103:.L103])" office:value-type="float" office:value="349602.949390051" calcext:value-type="float">
            <text:p>3.50E+005</text:p>
          </table:table-cell>
          <table:table-cell table:style-name="ce23" table:formula="of:=[.O103]/[.N103]*100" office:value-type="float" office:value="4.77273651044438" calcext:value-type="float">
            <text:p>4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625000" calcext:value-type="float">
            <text:p>6625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14500000" calcext:value-type="float">
            <text:p>14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Cost_Parallel_Work_Broadcast3</text:p>
          </table:table-cell>
          <table:table-cell table:formula="of:=AVERAGE([.C104:.L104])" office:value-type="float" office:value="7325000" calcext:value-type="float">
            <text:p>7.33E+006</text:p>
          </table:table-cell>
          <table:table-cell table:formula="of:=STDEV([.C104:.L104])" office:value-type="float" office:value="2533251.0951564" calcext:value-type="float">
            <text:p>2.53E+006</text:p>
          </table:table-cell>
          <table:table-cell table:formula="of:=[.O104]/[.N104]*100" office:value-type="float" office:value="34.5836326983809" calcext:value-type="float">
            <text:p>34.58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7500000" calcext:value-type="float">
            <text:p>7500000</text:p>
          </table:table-cell>
          <table:table-cell table:number-columns-repeated="3" office:value-type="float" office:value="7125000" calcext:value-type="float">
            <text:p>71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split</text:p>
          </table:table-cell>
          <table:table-cell table:formula="of:=AVERAGE([.C105:.L105])" office:value-type="float" office:value="7037500" calcext:value-type="float">
            <text:p>7.04E+006</text:p>
          </table:table-cell>
          <table:table-cell table:formula="of:=STDEV([.C105:.L105])" office:value-type="float" office:value="257188.322700183" calcext:value-type="float">
            <text:p>2.57E+005</text:p>
          </table:table-cell>
          <table:table-cell table:formula="of:=[.O105]/[.N105]*100" office:value-type="float" office:value="3.65454099751592" calcext:value-type="float">
            <text:p>3.65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875000" calcext:value-type="float">
            <text:p>6875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125000" calcext:value-type="float">
            <text:p>7125000</text:p>
          </table:table-cell>
          <table:table-cell office:value-type="string" calcext:value-type="string">
            <text:p>disparityGen</text:p>
          </table:table-cell>
          <table:table-cell table:formula="of:=AVERAGE([.C106:.L106])" office:value-type="float" office:value="6850000" calcext:value-type="float">
            <text:p>6.85E+006</text:p>
          </table:table-cell>
          <table:table-cell table:formula="of:=STDEV([.C106:.L106])" office:value-type="float" office:value="218898.758942728" calcext:value-type="float">
            <text:p>2.19E+005</text:p>
          </table:table-cell>
          <table:table-cell table:formula="of:=[.O106]/[.N106]*100" office:value-type="float" office:value="3.1956023203318" calcext:value-type="float">
            <text:p>3.20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table:number-columns-repeated="2" office:value-type="float" office:value="6875000" calcext:value-type="float">
            <text:p>68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displayLum</text:p>
          </table:table-cell>
          <table:table-cell table:formula="of:=AVERAGE([.C107:.L107])" office:value-type="float" office:value="6587500" calcext:value-type="float">
            <text:p>6.59E+006</text:p>
          </table:table-cell>
          <table:table-cell table:formula="of:=STDEV([.C107:.L107])" office:value-type="float" office:value="288975.681406662" calcext:value-type="float">
            <text:p>2.89E+005</text:p>
          </table:table-cell>
          <table:table-cell table:formula="of:=[.O107]/[.N107]*100" office:value-type="float" office:value="4.38672761148633" calcext:value-type="float">
            <text:p>4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7125000" calcext:value-type="float">
            <text:p>7125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string" calcext:value-type="string">
            <text:p>Cost_Parallel_Work_Broadcast4</text:p>
          </table:table-cell>
          <table:table-cell table:formula="of:=AVERAGE([.C108:.L108])" office:value-type="float" office:value="6500000" calcext:value-type="float">
            <text:p>6.50E+006</text:p>
          </table:table-cell>
          <table:table-cell table:formula="of:=STDEV([.C108:.L108])" office:value-type="float" office:value="294627.825494395" calcext:value-type="float">
            <text:p>2.95E+005</text:p>
          </table:table-cell>
          <table:table-cell table:formula="of:=[.O108]/[.N108]*100" office:value-type="float" office:value="4.53273577683684" calcext:value-type="float">
            <text:p>4.53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5875000" calcext:value-type="float">
            <text:p>5875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lum2RGB</text:p>
          </table:table-cell>
          <table:table-cell table:formula="of:=AVERAGE([.C109:.L109])" office:value-type="float" office:value="6487500" calcext:value-type="float">
            <text:p>6.49E+006</text:p>
          </table:table-cell>
          <table:table-cell table:formula="of:=STDEV([.C109:.L109])" office:value-type="float" office:value="325160.216918778" calcext:value-type="float">
            <text:p>3.25E+005</text:p>
          </table:table-cell>
          <table:table-cell table:formula="of:=[.O109]/[.N109]*100" office:value-type="float" office:value="5.01210353632028" calcext:value-type="float">
            <text:p>5.01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5875000" calcext:value-type="float">
            <text:p>58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oadcast1_0</text:p>
          </table:table-cell>
          <table:table-cell table:formula="of:=AVERAGE([.C110:.L110])" office:value-type="float" office:value="6450000" calcext:value-type="float">
            <text:p>6.45E+006</text:p>
          </table:table-cell>
          <table:table-cell table:formula="of:=STDEV([.C110:.L110])" office:value-type="float" office:value="527704.673299585" calcext:value-type="float">
            <text:p>5.28E+005</text:p>
          </table:table-cell>
          <table:table-cell table:formula="of:=[.O110]/[.N110]*100" office:value-type="float" office:value="8.18146780309435" calcext:value-type="float">
            <text:p>8.18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5875000" calcext:value-type="float">
            <text:p>587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string" calcext:value-type="string">
            <text:p>broadcast1</text:p>
          </table:table-cell>
          <table:table-cell table:formula="of:=AVERAGE([.C111:.L111])" office:value-type="float" office:value="6412500" calcext:value-type="float">
            <text:p>6.41E+006</text:p>
          </table:table-cell>
          <table:table-cell table:formula="of:=STDEV([.C111:.L111])" office:value-type="float" office:value="294922.306153106" calcext:value-type="float">
            <text:p>2.95E+005</text:p>
          </table:table-cell>
          <table:table-cell table:style-name="ce23" table:formula="of:=[.O111]/[.N111]*100" office:value-type="float" office:value="4.5991782635962" calcext:value-type="float">
            <text:p>4.60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625000" calcext:value-type="float">
            <text:p>6625000</text:p>
          </table:table-cell>
          <table:table-cell table:number-columns-repeated="3" office:value-type="float" office:value="6375000" calcext:value-type="float">
            <text:p>6375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625000" calcext:value-type="float">
            <text:p>6625000</text:p>
          </table:table-cell>
          <table:table-cell office:value-type="string" calcext:value-type="string">
            <text:p>Cost_Parallel_Work_br_cenR</text:p>
          </table:table-cell>
          <table:table-cell table:formula="of:=AVERAGE([.C112:.L112])" office:value-type="float" office:value="6400000" calcext:value-type="float">
            <text:p>6.40E+006</text:p>
          </table:table-cell>
          <table:table-cell table:formula="of:=STDEV([.C112:.L112])" office:value-type="float" office:value="174801.474695025" calcext:value-type="float">
            <text:p>1.75E+005</text:p>
          </table:table-cell>
          <table:table-cell table:style-name="ce23" table:formula="of:=[.O112]/[.N112]*100" office:value-type="float" office:value="2.73127304210977" calcext:value-type="float">
            <text:p>2.73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offsetGen</text:p>
          </table:table-cell>
          <table:table-cell table:formula="of:=AVERAGE([.C113:.L113])" office:value-type="float" office:value="6387500" calcext:value-type="float">
            <text:p>6.39E+006</text:p>
          </table:table-cell>
          <table:table-cell table:formula="of:=STDEV([.C113:.L113])" office:value-type="float" office:value="279197.759462516" calcext:value-type="float">
            <text:p>2.79E+005</text:p>
          </table:table-cell>
          <table:table-cell table:formula="of:=[.O113]/[.N113]*100" office:value-type="float" office:value="4.37100210508831" calcext:value-type="float">
            <text:p>4.37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Cost_Parallel_Work_rb_rawDisparity</text:p>
          </table:table-cell>
          <table:table-cell table:formula="of:=AVERAGE([.C114:.L114])" office:value-type="float" office:value="6362500" calcext:value-type="float">
            <text:p>6.36E+006</text:p>
          </table:table-cell>
          <table:table-cell table:formula="of:=STDEV([.C114:.L114])" office:value-type="float" office:value="246150.924795699" calcext:value-type="float">
            <text:p>2.46E+005</text:p>
          </table:table-cell>
          <table:table-cell table:formula="of:=[.O114]/[.N114]*100" office:value-type="float" office:value="3.86877681407778" calcext:value-type="float">
            <text:p>3.87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explode_Split_output</text:p>
          </table:table-cell>
          <table:table-cell table:formula="of:=AVERAGE([.C115:.L115])" office:value-type="float" office:value="6362500" calcext:value-type="float">
            <text:p>6.36E+006</text:p>
          </table:table-cell>
          <table:table-cell table:formula="of:=STDEV([.C115:.L115])" office:value-type="float" office:value="285348.227804399" calcext:value-type="float">
            <text:p>2.85E+005</text:p>
          </table:table-cell>
          <table:table-cell table:formula="of:=[.O115]/[.N115]*100" office:value-type="float" office:value="4.48484444486285" calcext:value-type="float">
            <text:p>4.48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5625000" calcext:value-type="float">
            <text:p>562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oadcast1_1</text:p>
          </table:table-cell>
          <table:table-cell table:formula="of:=AVERAGE([.C116:.L116])" office:value-type="float" office:value="6312500" calcext:value-type="float">
            <text:p>6.31E+006</text:p>
          </table:table-cell>
          <table:table-cell table:formula="of:=STDEV([.C116:.L116])" office:value-type="float" office:value="359639.093784001" calcext:value-type="float">
            <text:p>3.60E+005</text:p>
          </table:table-cell>
          <table:table-cell table:formula="of:=[.O116]/[.N116]*100" office:value-type="float" office:value="5.69725297083567" calcext:value-type="float">
            <text:p>5.70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5875000" calcext:value-type="float">
            <text:p>5875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oadcast1_2</text:p>
          </table:table-cell>
          <table:table-cell table:formula="of:=AVERAGE([.C117:.L117])" office:value-type="float" office:value="6312500" calcext:value-type="float">
            <text:p>6.31E+006</text:p>
          </table:table-cell>
          <table:table-cell table:formula="of:=STDEV([.C117:.L117])" office:value-type="float" office:value="329403.922934206" calcext:value-type="float">
            <text:p>3.29E+005</text:p>
          </table:table-cell>
          <table:table-cell table:formula="of:=[.O117]/[.N117]*100" office:value-type="float" office:value="5.21827996727455" calcext:value-type="float">
            <text:p>5.22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6750000" calcext:value-type="float">
            <text:p>67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5750000" calcext:value-type="float">
            <text:p>5750000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ost_Parallel_Work_Broadcast1_3</text:p>
          </table:table-cell>
          <table:table-cell table:formula="of:=AVERAGE([.C118:.L118])" office:value-type="float" office:value="6212500" calcext:value-type="float">
            <text:p>6.21E+006</text:p>
          </table:table-cell>
          <table:table-cell table:formula="of:=STDEV([.C118:.L118])" office:value-type="float" office:value="421018.935968971" calcext:value-type="float">
            <text:p>4.21E+005</text:p>
          </table:table-cell>
          <table:table-cell table:formula="of:=[.O118]/[.N118]*100" office:value-type="float" office:value="6.77696476408806" calcext:value-type="float">
            <text:p>6.78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875000" calcext:value-type="float">
            <text:p>5875000</text:p>
          </table:table-cell>
          <table:table-cell office:value-type="float" office:value="5750000" calcext:value-type="float">
            <text:p>575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5875000" calcext:value-type="float">
            <text:p>5875000</text:p>
          </table:table-cell>
          <table:table-cell office:value-type="string" calcext:value-type="string">
            <text:p>Cost_Parallel_Work_br_cenL</text:p>
          </table:table-cell>
          <table:table-cell table:formula="of:=AVERAGE([.C119:.L119])" office:value-type="float" office:value="6187500" calcext:value-type="float">
            <text:p>6.19E+006</text:p>
          </table:table-cell>
          <table:table-cell table:formula="of:=STDEV([.C119:.L119])" office:value-type="float" office:value="296097.300073998" calcext:value-type="float">
            <text:p>2.96E+005</text:p>
          </table:table-cell>
          <table:table-cell table:style-name="ce23" table:formula="of:=[.O119]/[.N119]*100" office:value-type="float" office:value="4.78541091028683" calcext:value-type="float">
            <text:p>4.7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2_end_back_337500_0</text:p>
          </table:table-cell>
          <table:table-cell table:formula="of:=AVERAGE([.C120:.L120])" office:value-type="float" office:value="0" calcext:value-type="float">
            <text:p>0.00E+000</text:p>
          </table:table-cell>
          <table:table-cell table:formula="of:=STDEV([.C120:.L120])" office:value-type="float" office:value="0" calcext:value-type="float">
            <text:p>0.00E+000</text:p>
          </table:table-cell>
          <table:table-cell table:formula="of:=[.O120]/[.N12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3_end_back_337500_0</text:p>
          </table:table-cell>
          <table:table-cell table:formula="of:=AVERAGE([.C121:.L121])" office:value-type="float" office:value="0" calcext:value-type="float">
            <text:p>0.00E+000</text:p>
          </table:table-cell>
          <table:table-cell table:formula="of:=STDEV([.C121:.L121])" office:value-type="float" office:value="0" calcext:value-type="float">
            <text:p>0.00E+000</text:p>
          </table:table-cell>
          <table:table-cell table:formula="of:=[.O121]/[.N12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4_end_back_337500_0</text:p>
          </table:table-cell>
          <table:table-cell table:formula="of:=AVERAGE([.C122:.L122])" office:value-type="float" office:value="0" calcext:value-type="float">
            <text:p>0.00E+000</text:p>
          </table:table-cell>
          <table:table-cell table:formula="of:=STDEV([.C122:.L122])" office:value-type="float" office:value="0" calcext:value-type="float">
            <text:p>0.00E+000</text:p>
          </table:table-cell>
          <table:table-cell table:formula="of:=[.O122]/[.N12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5_end_back_337500_0</text:p>
          </table:table-cell>
          <table:table-cell table:formula="of:=AVERAGE([.C123:.L123])" office:value-type="float" office:value="0" calcext:value-type="float">
            <text:p>0.00E+000</text:p>
          </table:table-cell>
          <table:table-cell table:formula="of:=STDEV([.C123:.L123])" office:value-type="float" office:value="0" calcext:value-type="float">
            <text:p>0.00E+000</text:p>
          </table:table-cell>
          <table:table-cell table:formula="of:=[.O123]/[.N12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6_end_back_337500_0</text:p>
          </table:table-cell>
          <table:table-cell table:formula="of:=AVERAGE([.C124:.L124])" office:value-type="float" office:value="0" calcext:value-type="float">
            <text:p>0.00E+000</text:p>
          </table:table-cell>
          <table:table-cell table:formula="of:=STDEV([.C124:.L124])" office:value-type="float" office:value="0" calcext:value-type="float">
            <text:p>0.00E+000</text:p>
          </table:table-cell>
          <table:table-cell table:formula="of:=[.O124]/[.N12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7_end_back_337500_0</text:p>
          </table:table-cell>
          <table:table-cell table:formula="of:=AVERAGE([.C125:.L125])" office:value-type="float" office:value="0" calcext:value-type="float">
            <text:p>0.00E+000</text:p>
          </table:table-cell>
          <table:table-cell table:formula="of:=STDEV([.C125:.L125])" office:value-type="float" office:value="0" calcext:value-type="float">
            <text:p>0.00E+000</text:p>
          </table:table-cell>
          <table:table-cell table:formula="of:=[.O125]/[.N12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8_end_back_337500_0</text:p>
          </table:table-cell>
          <table:table-cell table:formula="of:=AVERAGE([.C126:.L126])" office:value-type="float" office:value="0" calcext:value-type="float">
            <text:p>0.00E+000</text:p>
          </table:table-cell>
          <table:table-cell table:formula="of:=STDEV([.C126:.L126])" office:value-type="float" office:value="0" calcext:value-type="float">
            <text:p>0.00E+000</text:p>
          </table:table-cell>
          <table:table-cell table:formula="of:=[.O126]/[.N12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back_337500_0</text:p>
          </table:table-cell>
          <table:table-cell table:formula="of:=AVERAGE([.C127:.L127])" office:value-type="float" office:value="0" calcext:value-type="float">
            <text:p>0.00E+000</text:p>
          </table:table-cell>
          <table:table-cell table:formula="of:=STDEV([.C127:.L127])" office:value-type="float" office:value="0" calcext:value-type="float">
            <text:p>0.00E+000</text:p>
          </table:table-cell>
          <table:table-cell table:formula="of:=[.O127]/[.N12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out1_168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out1_168750_0</text:p>
          </table:table-cell>
          <table:table-cell table:formula="of:=AVERAGE([.C128:.L128])" office:value-type="float" office:value="0" calcext:value-type="float">
            <text:p>0.00E+000</text:p>
          </table:table-cell>
          <table:table-cell table:formula="of:=STDEV([.C128:.L128])" office:value-type="float" office:value="0" calcext:value-type="float">
            <text:p>0.00E+000</text:p>
          </table:table-cell>
          <table:table-cell table:formula="of:=[.O128]/[.N12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129:.L129])" office:value-type="float" office:value="0" calcext:value-type="float">
            <text:p>0.00E+000</text:p>
          </table:table-cell>
          <table:table-cell table:formula="of:=STDEV([.C129:.L129])" office:value-type="float" office:value="0" calcext:value-type="float">
            <text:p>0.00E+000</text:p>
          </table:table-cell>
          <table:table-cell table:formula="of:=[.O129]/[.N12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130:.L130])" office:value-type="float" office:value="0" calcext:value-type="float">
            <text:p>0.00E+000</text:p>
          </table:table-cell>
          <table:table-cell table:formula="of:=STDEV([.C130:.L130])" office:value-type="float" office:value="0" calcext:value-type="float">
            <text:p>0.00E+000</text:p>
          </table:table-cell>
          <table:table-cell table:formula="of:=[.O130]/[.N13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31:.L131])" office:value-type="float" office:value="0" calcext:value-type="float">
            <text:p>0.00E+000</text:p>
          </table:table-cell>
          <table:table-cell table:formula="of:=STDEV([.C131:.L131])" office:value-type="float" office:value="0" calcext:value-type="float">
            <text:p>0.00E+000</text:p>
          </table:table-cell>
          <table:table-cell table:formula="of:=[.O131]/[.N13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32:.L132])" office:value-type="float" office:value="0" calcext:value-type="float">
            <text:p>0.00E+000</text:p>
          </table:table-cell>
          <table:table-cell table:formula="of:=STDEV([.C132:.L132])" office:value-type="float" office:value="0" calcext:value-type="float">
            <text:p>0.00E+000</text:p>
          </table:table-cell>
          <table:table-cell table:formula="of:=[.O132]/[.N13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33:.L133])" office:value-type="float" office:value="0" calcext:value-type="float">
            <text:p>0.00E+000</text:p>
          </table:table-cell>
          <table:table-cell table:formula="of:=STDEV([.C133:.L133])" office:value-type="float" office:value="0" calcext:value-type="float">
            <text:p>0.00E+000</text:p>
          </table:table-cell>
          <table:table-cell table:formula="of:=[.O133]/[.N13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34:.L134])" office:value-type="float" office:value="0" calcext:value-type="float">
            <text:p>0.00E+000</text:p>
          </table:table-cell>
          <table:table-cell table:formula="of:=STDEV([.C134:.L134])" office:value-type="float" office:value="0" calcext:value-type="float">
            <text:p>0.00E+000</text:p>
          </table:table-cell>
          <table:table-cell table:formula="of:=[.O134]/[.N13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35:.L135])" office:value-type="float" office:value="0" calcext:value-type="float">
            <text:p>0.00E+000</text:p>
          </table:table-cell>
          <table:table-cell table:formula="of:=STDEV([.C135:.L135])" office:value-type="float" office:value="0" calcext:value-type="float">
            <text:p>0.00E+000</text:p>
          </table:table-cell>
          <table:table-cell table:formula="of:=[.O135]/[.N13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136:.L136])" office:value-type="float" office:value="0" calcext:value-type="float">
            <text:p>0.00E+000</text:p>
          </table:table-cell>
          <table:table-cell table:formula="of:=STDEV([.C136:.L136])" office:value-type="float" office:value="0" calcext:value-type="float">
            <text:p>0.00E+000</text:p>
          </table:table-cell>
          <table:table-cell table:formula="of:=[.O136]/[.N13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137:.L137])" office:value-type="float" office:value="0" calcext:value-type="float">
            <text:p>0.00E+000</text:p>
          </table:table-cell>
          <table:table-cell table:formula="of:=STDEV([.C137:.L137])" office:value-type="float" office:value="0" calcext:value-type="float">
            <text:p>0.00E+000</text:p>
          </table:table-cell>
          <table:table-cell table:formula="of:=[.O137]/[.N13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38:.L138])" office:value-type="float" office:value="0" calcext:value-type="float">
            <text:p>0.00E+000</text:p>
          </table:table-cell>
          <table:table-cell table:formula="of:=STDEV([.C138:.L138])" office:value-type="float" office:value="0" calcext:value-type="float">
            <text:p>0.00E+000</text:p>
          </table:table-cell>
          <table:table-cell table:formula="of:=[.O138]/[.N13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59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59_end_backBestCost</text:p>
          </table:table-cell>
          <table:table-cell table:formula="of:=AVERAGE([.C139:.L139])" office:value-type="float" office:value="0" calcext:value-type="float">
            <text:p>0.00E+000</text:p>
          </table:table-cell>
          <table:table-cell table:formula="of:=STDEV([.C139:.L139])" office:value-type="float" office:value="0" calcext:value-type="float">
            <text:p>0.00E+000</text:p>
          </table:table-cell>
          <table:table-cell table:formula="of:=[.O139]/[.N139]*100" office:value-type="string" office:string-value="" calcext:value-type="error">
            <text:p>#DIV/0!</text:p>
          </table:table-cell>
        </table:table-row>
      </table:table>
      <table:table table:name="Image 90x75, NbIterations=4, maxDisparity=60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8" table:default-cell-style-name="Default"/>
        <table:table-column table:style-name="co21" table:default-cell-style-name="Default"/>
        <table:table-column table:style-name="co1" table:number-columns-repeated="2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Scenario 347</text:p>
          </table:table-cell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8"/>
          <table:table-cell table:style-name="ce12" table:formula="of:=[.N24]" office:value-type="float" office:value="4366025036.8" calcext:value-type="float">
            <text:p>4.37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8"/>
          <table:table-cell table:style-name="ce12" table:formula="of:=[.N25]" office:value-type="float" office:value="1479518749.8" calcext:value-type="float">
            <text:p>1.48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8"/>
          <table:table-cell table:style-name="ce12" table:formula="of:=[.N25]" office:value-type="float" office:value="1479518749.8" calcext:value-type="float">
            <text:p>1.48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8"/>
          <table:table-cell table:style-name="ce12" table:formula="of:=[.N26]" office:value-type="float" office:value="443217500" calcext:value-type="float">
            <text:p>4.43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8"/>
          <table:table-cell table:style-name="ce12" table:formula="of:=[.N27]" office:value-type="float" office:value="112287500" calcext:value-type="float">
            <text:p>1.12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8"/>
          <table:table-cell table:style-name="ce12" table:formula="of:=[.N28]" office:value-type="float" office:value="101306250" calcext:value-type="float">
            <text:p>1.01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8"/>
          <table:table-cell table:style-name="ce12" table:formula="of:=[.N28]" office:value-type="float" office:value="101306250" calcext:value-type="float">
            <text:p>1.01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8"/>
          <table:table-cell table:style-name="ce12" table:formula="of:=[.N30]" office:value-type="float" office:value="87793750" calcext:value-type="float">
            <text:p>8.78E+007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8"/>
          <table:table-cell table:style-name="ce12" table:formula="of:=[.N30]" office:value-type="float" office:value="87793750" calcext:value-type="float">
            <text:p>8.78E+007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8"/>
          <table:table-cell table:style-name="ce12" table:formula="of:=[.N33]" office:value-type="float" office:value="60828750" calcext:value-type="float">
            <text:p>6.08E+007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8"/>
          <table:table-cell table:style-name="ce12" table:formula="of:=[.N29]" office:value-type="float" office:value="100559166.666667" calcext:value-type="float">
            <text:p>1.01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8"/>
          <table:table-cell table:style-name="ce12" table:formula="of:=[.N34]" office:value-type="float" office:value="57343750" calcext:value-type="float">
            <text:p>5.73E+007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8"/>
          <table:table-cell table:style-name="ce12" table:formula="of:=[.N34]" office:value-type="float" office:value="57343750" calcext:value-type="float">
            <text:p>5.73E+007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8"/>
          <table:table-cell table:style-name="ce12" table:formula="of:=[.N108]" office:value-type="float" office:value="6612500" calcext:value-type="float">
            <text:p>6.61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8"/>
          <table:table-cell table:style-name="ce12" table:formula="of:=[.N98]" office:value-type="float" office:value="7975000" calcext:value-type="float">
            <text:p>7.98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8"/>
          <table:table-cell table:style-name="ce12" table:formula="of:=[.N109]" office:value-type="float" office:value="6437500" calcext:value-type="float">
            <text:p>6.44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8"/>
          <table:table-cell table:style-name="ce12" table:formula="of:=[.N109]" office:value-type="float" office:value="6437500" calcext:value-type="float">
            <text:p>6.44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9"/>
          <table:table-cell table:style-name="ce13" table:formula="of:=[.N105]" office:value-type="float" office:value="6900000" calcext:value-type="float">
            <text:p>6.90E+006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in p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vg</text:p>
          </table:table-cell>
          <table:table-cell table:style-name="ce14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5" office:value-type="string" calcext:value-type="string">
            <text:p>writePPM</text:p>
          </table:table-cell>
          <table:table-cell office:value-type="float" office:value="4372624960" calcext:value-type="float">
            <text:p>4372624960</text:p>
          </table:table-cell>
          <table:table-cell office:value-type="float" office:value="4364249984" calcext:value-type="float">
            <text:p>4364249984</text:p>
          </table:table-cell>
          <table:table-cell office:value-type="float" office:value="4356750080" calcext:value-type="float">
            <text:p>4356750080</text:p>
          </table:table-cell>
          <table:table-cell office:value-type="float" office:value="4366750080" calcext:value-type="float">
            <text:p>4366750080</text:p>
          </table:table-cell>
          <table:table-cell office:value-type="float" office:value="4366375040" calcext:value-type="float">
            <text:p>4366375040</text:p>
          </table:table-cell>
          <table:table-cell office:value-type="float" office:value="4371625024" calcext:value-type="float">
            <text:p>4371625024</text:p>
          </table:table-cell>
          <table:table-cell office:value-type="float" office:value="4357625088" calcext:value-type="float">
            <text:p>4357625088</text:p>
          </table:table-cell>
          <table:table-cell office:value-type="float" office:value="4366250048" calcext:value-type="float">
            <text:p>4366250048</text:p>
          </table:table-cell>
          <table:table-cell office:value-type="float" office:value="4376125056" calcext:value-type="float">
            <text:p>4376125056</text:p>
          </table:table-cell>
          <table:table-cell office:value-type="float" office:value="4361875008" calcext:value-type="float">
            <text:p>4361875008</text:p>
          </table:table-cell>
          <table:table-cell table:style-name="ce5" office:value-type="string" calcext:value-type="string">
            <text:p>writePPM</text:p>
          </table:table-cell>
          <table:table-cell table:formula="of:=AVERAGE([.C24:.L24])" office:value-type="float" office:value="4366025036.8" calcext:value-type="float">
            <text:p>4.37E+009</text:p>
          </table:table-cell>
          <table:table-cell table:formula="of:=STDEV([.C24:.L24])" office:value-type="float" office:value="6276814.17437344" calcext:value-type="float">
            <text:p>6.28E+006</text:p>
          </table:table-cell>
          <table:table-cell table:formula="of:=[.O24]/[.N24]*100" office:value-type="float" office:value="0.14376496060989" calcext:value-type="float">
            <text:p>0.14</text:p>
          </table:table-cell>
        </table:table-row>
        <table:table-row table:style-name="ro1">
          <table:table-cell/>
          <table:table-cell table:style-name="ce5" office:value-type="string" calcext:value-type="string">
            <text:p>computeWeights</text:p>
          </table:table-cell>
          <table:table-cell office:value-type="float" office:value="1479218752" calcext:value-type="float">
            <text:p>1479218752</text:p>
          </table:table-cell>
          <table:table-cell office:value-type="float" office:value="1478296880" calcext:value-type="float">
            <text:p>1478296880</text:p>
          </table:table-cell>
          <table:table-cell office:value-type="float" office:value="1480328124" calcext:value-type="float">
            <text:p>1480328124</text:p>
          </table:table-cell>
          <table:table-cell office:value-type="float" office:value="1480234368" calcext:value-type="float">
            <text:p>1480234368</text:p>
          </table:table-cell>
          <table:table-cell office:value-type="float" office:value="1480515618" calcext:value-type="float">
            <text:p>1480515618</text:p>
          </table:table-cell>
          <table:table-cell office:value-type="float" office:value="1479125006" calcext:value-type="float">
            <text:p>1479125006</text:p>
          </table:table-cell>
          <table:table-cell office:value-type="float" office:value="1479234380" calcext:value-type="float">
            <text:p>1479234380</text:p>
          </table:table-cell>
          <table:table-cell office:value-type="float" office:value="1478562492" calcext:value-type="float">
            <text:p>1478562492</text:p>
          </table:table-cell>
          <table:table-cell office:value-type="float" office:value="1480609378" calcext:value-type="float">
            <text:p>1480609378</text:p>
          </table:table-cell>
          <table:table-cell office:value-type="float" office:value="1479062500" calcext:value-type="float">
            <text:p>1479062500</text:p>
          </table:table-cell>
          <table:table-cell table:style-name="ce5" office:value-type="string" calcext:value-type="string">
            <text:p>computeWeights</text:p>
          </table:table-cell>
          <table:table-cell table:formula="of:=AVERAGE([.C25:.L25])" office:value-type="float" office:value="1479518749.8" calcext:value-type="float">
            <text:p>1.48E+009</text:p>
          </table:table-cell>
          <table:table-cell table:formula="of:=STDEV([.C25:.L25])" office:value-type="float" office:value="836119.993648679" calcext:value-type="float">
            <text:p>8.36E+005</text:p>
          </table:table-cell>
          <table:table-cell table:style-name="ce23" table:formula="of:=[.O25]/[.N25]*100" office:value-type="float" office:value="0.0565129704345893" calcext:value-type="float">
            <text:p>0.06</text:p>
          </table:table-cell>
        </table:table-row>
        <table:table-row table:style-name="ro1">
          <table:table-cell/>
          <table:table-cell table:style-name="ce5" office:value-type="string" calcext:value-type="string">
            <text:p>aggregateCost</text:p>
          </table:table-cell>
          <table:table-cell office:value-type="float" office:value="438785416.666667" calcext:value-type="float">
            <text:p>438785416.666667</text:p>
          </table:table-cell>
          <table:table-cell office:value-type="float" office:value="446197916.666667" calcext:value-type="float">
            <text:p>446197916.666667</text:p>
          </table:table-cell>
          <table:table-cell office:value-type="float" office:value="442547916.666667" calcext:value-type="float">
            <text:p>442547916.666667</text:p>
          </table:table-cell>
          <table:table-cell office:value-type="float" office:value="451664583.333333" calcext:value-type="float">
            <text:p>451664583.333333</text:p>
          </table:table-cell>
          <table:table-cell office:value-type="float" office:value="451329166.666667" calcext:value-type="float">
            <text:p>451329166.666667</text:p>
          </table:table-cell>
          <table:table-cell office:value-type="float" office:value="440331250" calcext:value-type="float">
            <text:p>440331250</text:p>
          </table:table-cell>
          <table:table-cell office:value-type="float" office:value="442241666.666667" calcext:value-type="float">
            <text:p>442241666.666667</text:p>
          </table:table-cell>
          <table:table-cell office:value-type="float" office:value="438204166.666667" calcext:value-type="float">
            <text:p>438204166.666667</text:p>
          </table:table-cell>
          <table:table-cell office:value-type="float" office:value="443062500" calcext:value-type="float">
            <text:p>443062500</text:p>
          </table:table-cell>
          <table:table-cell office:value-type="float" office:value="437810416.666667" calcext:value-type="float">
            <text:p>437810416.666667</text:p>
          </table:table-cell>
          <table:table-cell table:style-name="ce5" office:value-type="string" calcext:value-type="string">
            <text:p>aggregateCost</text:p>
          </table:table-cell>
          <table:table-cell table:formula="of:=AVERAGE([.C26:.L26])" office:value-type="float" office:value="443217500" calcext:value-type="float">
            <text:p>4.43E+008</text:p>
          </table:table-cell>
          <table:table-cell table:formula="of:=STDEV([.C26:.L26])" office:value-type="float" office:value="5053092.74948279" calcext:value-type="float">
            <text:p>5.05E+006</text:p>
          </table:table-cell>
          <table:table-cell table:formula="of:=[.O26]/[.N26]*100" office:value-type="float" office:value="1.14009323853025" calcext:value-type="float">
            <text:p>1.14</text:p>
          </table:table-cell>
        </table:table-row>
        <table:table-row table:style-name="ro1">
          <table:table-cell/>
          <table:table-cell table:style-name="ce5" office:value-type="string" calcext:value-type="string">
            <text:p>costConstruction</text:p>
          </table:table-cell>
          <table:table-cell office:value-type="float" office:value="112216666.666667" calcext:value-type="float">
            <text:p>112216666.666667</text:p>
          </table:table-cell>
          <table:table-cell office:value-type="float" office:value="112566666.666667" calcext:value-type="float">
            <text:p>112566666.666667</text:p>
          </table:table-cell>
          <table:table-cell office:value-type="float" office:value="111318750" calcext:value-type="float">
            <text:p>111318750</text:p>
          </table:table-cell>
          <table:table-cell office:value-type="float" office:value="112614583.333333" calcext:value-type="float">
            <text:p>112614583.333333</text:p>
          </table:table-cell>
          <table:table-cell office:value-type="float" office:value="112677083.333333" calcext:value-type="float">
            <text:p>112677083.333333</text:p>
          </table:table-cell>
          <table:table-cell office:value-type="float" office:value="113039583.333333" calcext:value-type="float">
            <text:p>113039583.333333</text:p>
          </table:table-cell>
          <table:table-cell office:value-type="float" office:value="112631250" calcext:value-type="float">
            <text:p>112631250</text:p>
          </table:table-cell>
          <table:table-cell office:value-type="float" office:value="111597916.666667" calcext:value-type="float">
            <text:p>111597916.666667</text:p>
          </table:table-cell>
          <table:table-cell office:value-type="float" office:value="112660416.666667" calcext:value-type="float">
            <text:p>112660416.666667</text:p>
          </table:table-cell>
          <table:table-cell office:value-type="float" office:value="111552083.333333" calcext:value-type="float">
            <text:p>111552083.333333</text:p>
          </table:table-cell>
          <table:table-cell table:style-name="ce5" office:value-type="string" calcext:value-type="string">
            <text:p>costConstruction</text:p>
          </table:table-cell>
          <table:table-cell table:formula="of:=AVERAGE([.C27:.L27])" office:value-type="float" office:value="112287500" calcext:value-type="float">
            <text:p>1.12E+008</text:p>
          </table:table-cell>
          <table:table-cell table:formula="of:=STDEV([.C27:.L27])" office:value-type="float" office:value="588728.358622932" calcext:value-type="float">
            <text:p>5.89E+005</text:p>
          </table:table-cell>
          <table:table-cell table:formula="of:=[.O27]/[.N27]*100" office:value-type="float" office:value="0.524304449402589" calcext:value-type="float">
            <text:p>0.52</text:p>
          </table:table-cell>
        </table:table-row>
        <table:table-row table:style-name="ro1">
          <table:table-cell/>
          <table:table-cell table:style-name="ce5" office:value-type="string" calcext:value-type="string">
            <text:p>census</text:p>
          </table:table-cell>
          <table:table-cell office:value-type="float" office:value="103937500" calcext:value-type="float">
            <text:p>103937500</text:p>
          </table:table-cell>
          <table:table-cell office:value-type="float" office:value="98500000" calcext:value-type="float">
            <text:p>98500000</text:p>
          </table:table-cell>
          <table:table-cell office:value-type="float" office:value="100062500" calcext:value-type="float">
            <text:p>100062500</text:p>
          </table:table-cell>
          <table:table-cell office:value-type="float" office:value="102125000" calcext:value-type="float">
            <text:p>102125000</text:p>
          </table:table-cell>
          <table:table-cell office:value-type="float" office:value="98500000" calcext:value-type="float">
            <text:p>98500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99125000" calcext:value-type="float">
            <text:p>99125000</text:p>
          </table:table-cell>
          <table:table-cell office:value-type="float" office:value="101562500" calcext:value-type="float">
            <text:p>101562500</text:p>
          </table:table-cell>
          <table:table-cell office:value-type="float" office:value="101062500" calcext:value-type="float">
            <text:p>101062500</text:p>
          </table:table-cell>
          <table:table-cell office:value-type="float" office:value="103187500" calcext:value-type="float">
            <text:p>103187500</text:p>
          </table:table-cell>
          <table:table-cell table:style-name="ce5" office:value-type="string" calcext:value-type="string">
            <text:p>census</text:p>
          </table:table-cell>
          <table:table-cell table:formula="of:=AVERAGE([.C28:.L28])" office:value-type="float" office:value="101306250" calcext:value-type="float">
            <text:p>1.01E+008</text:p>
          </table:table-cell>
          <table:table-cell table:formula="of:=STDEV([.C28:.L28])" office:value-type="float" office:value="2284163.85443096" calcext:value-type="float">
            <text:p>2.28E+006</text:p>
          </table:table-cell>
          <table:table-cell table:style-name="ce23" table:formula="of:=[.O28]/[.N28]*100" office:value-type="float" office:value="2.25471168307084" calcext:value-type="float">
            <text:p>2.25</text:p>
          </table:table-cell>
        </table:table-row>
        <table:table-row table:style-name="ro1">
          <table:table-cell/>
          <table:table-cell table:style-name="ce5" office:value-type="string" calcext:value-type="string">
            <text:p>medianFilter</text:p>
          </table:table-cell>
          <table:table-cell office:value-type="float" office:value="100183333.333333" calcext:value-type="float">
            <text:p>100183333.333333</text:p>
          </table:table-cell>
          <table:table-cell office:value-type="float" office:value="100341666.666667" calcext:value-type="float">
            <text:p>100341666.666667</text:p>
          </table:table-cell>
          <table:table-cell office:value-type="float" office:value="100725000" calcext:value-type="float">
            <text:p>100725000</text:p>
          </table:table-cell>
          <table:table-cell office:value-type="float" office:value="100750000" calcext:value-type="float">
            <text:p>100750000</text:p>
          </table:table-cell>
          <table:table-cell office:value-type="float" office:value="100541666.666667" calcext:value-type="float">
            <text:p>100541666.666667</text:p>
          </table:table-cell>
          <table:table-cell office:value-type="float" office:value="100741666.666667" calcext:value-type="float">
            <text:p>100741666.666667</text:p>
          </table:table-cell>
          <table:table-cell office:value-type="float" office:value="100691666.666667" calcext:value-type="float">
            <text:p>100691666.666667</text:p>
          </table:table-cell>
          <table:table-cell office:value-type="float" office:value="100425000" calcext:value-type="float">
            <text:p>100425000</text:p>
          </table:table-cell>
          <table:table-cell office:value-type="float" office:value="100966666.666667" calcext:value-type="float">
            <text:p>100966666.666667</text:p>
          </table:table-cell>
          <table:table-cell office:value-type="float" office:value="100225000" calcext:value-type="float">
            <text:p>100225000</text:p>
          </table:table-cell>
          <table:table-cell table:style-name="ce5" office:value-type="string" calcext:value-type="string">
            <text:p>medianFilter</text:p>
          </table:table-cell>
          <table:table-cell table:formula="of:=AVERAGE([.C29:.L29])" office:value-type="float" office:value="100559166.666667" calcext:value-type="float">
            <text:p>1.01E+008</text:p>
          </table:table-cell>
          <table:table-cell table:formula="of:=STDEV([.C29:.L29])" office:value-type="float" office:value="258062.881130448" calcext:value-type="float">
            <text:p>2.58E+005</text:p>
          </table:table-cell>
          <table:table-cell table:formula="of:=[.O29]/[.N29]*100" office:value-type="float" office:value="0.256627903437062" calcext:value-type="float">
            <text:p>0.26</text:p>
          </table:table-cell>
        </table:table-row>
        <table:table-row table:style-name="ro1">
          <table:table-cell/>
          <table:table-cell table:style-name="ce5" office:value-type="string" calcext:value-type="string">
            <text:p>rgb2Gray</text:p>
          </table:table-cell>
          <table:table-cell office:value-type="float" office:value="86312500" calcext:value-type="float">
            <text:p>86312500</text:p>
          </table:table-cell>
          <table:table-cell office:value-type="float" office:value="92937500" calcext:value-type="float">
            <text:p>92937500</text:p>
          </table:table-cell>
          <table:table-cell office:value-type="float" office:value="86187500" calcext:value-type="float">
            <text:p>86187500</text:p>
          </table:table-cell>
          <table:table-cell office:value-type="float" office:value="91250000" calcext:value-type="float">
            <text:p>91250000</text:p>
          </table:table-cell>
          <table:table-cell office:value-type="float" office:value="86937500" calcext:value-type="float">
            <text:p>86937500</text:p>
          </table:table-cell>
          <table:table-cell office:value-type="float" office:value="86125000" calcext:value-type="float">
            <text:p>86125000</text:p>
          </table:table-cell>
          <table:table-cell office:value-type="float" office:value="87312500" calcext:value-type="float">
            <text:p>87312500</text:p>
          </table:table-cell>
          <table:table-cell office:value-type="float" office:value="87000000" calcext:value-type="float">
            <text:p>87000000</text:p>
          </table:table-cell>
          <table:table-cell office:value-type="float" office:value="87187500" calcext:value-type="float">
            <text:p>87187500</text:p>
          </table:table-cell>
          <table:table-cell office:value-type="float" office:value="86687500" calcext:value-type="float">
            <text:p>86687500</text:p>
          </table:table-cell>
          <table:table-cell table:style-name="ce5" office:value-type="string" calcext:value-type="string">
            <text:p>rgb2Gray</text:p>
          </table:table-cell>
          <table:table-cell table:formula="of:=AVERAGE([.C30:.L30])" office:value-type="float" office:value="87793750" calcext:value-type="float">
            <text:p>8.78E+007</text:p>
          </table:table-cell>
          <table:table-cell table:formula="of:=STDEV([.C30:.L30])" office:value-type="float" office:value="2336874.17350138" calcext:value-type="float">
            <text:p>2.34E+006</text:p>
          </table:table-cell>
          <table:table-cell table:formula="of:=[.O30]/[.N30]*100" office:value-type="float" office:value="2.66177737424519" calcext:value-type="float">
            <text:p>2.66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3_in</text:p>
          </table:table-cell>
          <table:table-cell office:value-type="float" office:value="72125000" calcext:value-type="float">
            <text:p>72125000</text:p>
          </table:table-cell>
          <table:table-cell office:value-type="float" office:value="80875000" calcext:value-type="float">
            <text:p>80875000</text:p>
          </table:table-cell>
          <table:table-cell office:value-type="float" office:value="75875000" calcext:value-type="float">
            <text:p>75875000</text:p>
          </table:table-cell>
          <table:table-cell office:value-type="float" office:value="77500000" calcext:value-type="float">
            <text:p>77500000</text:p>
          </table:table-cell>
          <table:table-cell office:value-type="float" office:value="70500000" calcext:value-type="float">
            <text:p>70500000</text:p>
          </table:table-cell>
          <table:table-cell office:value-type="float" office:value="77875000" calcext:value-type="float">
            <text:p>77875000</text:p>
          </table:table-cell>
          <table:table-cell office:value-type="float" office:value="74750000" calcext:value-type="float">
            <text:p>74750000</text:p>
          </table:table-cell>
          <table:table-cell office:value-type="float" office:value="70500000" calcext:value-type="float">
            <text:p>70500000</text:p>
          </table:table-cell>
          <table:table-cell office:value-type="float" office:value="74000000" calcext:value-type="float">
            <text:p>74000000</text:p>
          </table:table-cell>
          <table:table-cell office:value-type="float" office:value="76250000" calcext:value-type="float">
            <text:p>76250000</text:p>
          </table:table-cell>
          <table:table-cell table:style-name="ce6" office:value-type="string" calcext:value-type="string">
            <text:p>Cost_Parallel_Work_implode_Broadcast3_in</text:p>
          </table:table-cell>
          <table:table-cell table:style-name="ce22" table:formula="of:=AVERAGE([.C31:.L31])" office:value-type="float" office:value="75025000" calcext:value-type="float">
            <text:p>7.50E+007</text:p>
          </table:table-cell>
          <table:table-cell table:formula="of:=STDEV([.C31:.L31])" office:value-type="float" office:value="3352963.03455781" calcext:value-type="float">
            <text:p>3.35E+006</text:p>
          </table:table-cell>
          <table:table-cell table:formula="of:=[.O31]/[.N31]*100" office:value-type="float" office:value="4.46912767018702" calcext:value-type="float">
            <text:p>4.47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2_in</text:p>
          </table:table-cell>
          <table:table-cell office:value-type="float" office:value="69500000" calcext:value-type="float">
            <text:p>69500000</text:p>
          </table:table-cell>
          <table:table-cell office:value-type="float" office:value="69125000" calcext:value-type="float">
            <text:p>69125000</text:p>
          </table:table-cell>
          <table:table-cell office:value-type="float" office:value="68000000" calcext:value-type="float">
            <text:p>68000000</text:p>
          </table:table-cell>
          <table:table-cell office:value-type="float" office:value="73250000" calcext:value-type="float">
            <text:p>73250000</text:p>
          </table:table-cell>
          <table:table-cell office:value-type="float" office:value="66875000" calcext:value-type="float">
            <text:p>66875000</text:p>
          </table:table-cell>
          <table:table-cell office:value-type="float" office:value="72500000" calcext:value-type="float">
            <text:p>72500000</text:p>
          </table:table-cell>
          <table:table-cell office:value-type="float" office:value="65625000" calcext:value-type="float">
            <text:p>65625000</text:p>
          </table:table-cell>
          <table:table-cell office:value-type="float" office:value="71875000" calcext:value-type="float">
            <text:p>71875000</text:p>
          </table:table-cell>
          <table:table-cell office:value-type="float" office:value="69250000" calcext:value-type="float">
            <text:p>69250000</text:p>
          </table:table-cell>
          <table:table-cell office:value-type="float" office:value="77875000" calcext:value-type="float">
            <text:p>77875000</text:p>
          </table:table-cell>
          <table:table-cell table:style-name="ce6" office:value-type="string" calcext:value-type="string">
            <text:p>Cost_Parallel_Work_implode_Broadcast2_in</text:p>
          </table:table-cell>
          <table:table-cell table:style-name="ce22" table:formula="of:=AVERAGE([.C32:.L32])" office:value-type="float" office:value="70387500" calcext:value-type="float">
            <text:p>7.04E+007</text:p>
          </table:table-cell>
          <table:table-cell table:formula="of:=STDEV([.C32:.L32])" office:value-type="float" office:value="3579673.51863267" calcext:value-type="float">
            <text:p>3.58E+006</text:p>
          </table:table-cell>
          <table:table-cell table:formula="of:=[.O32]/[.N32]*100" office:value-type="float" office:value="5.08566651554988" calcext:value-type="float">
            <text:p>5.09</text:p>
          </table:table-cell>
        </table:table-row>
        <table:table-row table:style-name="ro1">
          <table:table-cell/>
          <table:table-cell table:style-name="ce5" office:value-type="string" calcext:value-type="string">
            <text:p>disparitySelect</text:p>
          </table:table-cell>
          <table:table-cell office:value-type="float" office:value="60395833.3333333" calcext:value-type="float">
            <text:p>60395833.3333333</text:p>
          </table:table-cell>
          <table:table-cell office:value-type="float" office:value="60968750" calcext:value-type="float">
            <text:p>60968750</text:p>
          </table:table-cell>
          <table:table-cell office:value-type="float" office:value="60743750" calcext:value-type="float">
            <text:p>60743750</text:p>
          </table:table-cell>
          <table:table-cell office:value-type="float" office:value="60697916.6666667" calcext:value-type="float">
            <text:p>60697916.6666667</text:p>
          </table:table-cell>
          <table:table-cell office:value-type="float" office:value="60662500" calcext:value-type="float">
            <text:p>60662500</text:p>
          </table:table-cell>
          <table:table-cell office:value-type="float" office:value="61216666.6666667" calcext:value-type="float">
            <text:p>61216666.6666667</text:p>
          </table:table-cell>
          <table:table-cell office:value-type="float" office:value="60806250" calcext:value-type="float">
            <text:p>60806250</text:p>
          </table:table-cell>
          <table:table-cell office:value-type="float" office:value="60983333.3333333" calcext:value-type="float">
            <text:p>60983333.3333333</text:p>
          </table:table-cell>
          <table:table-cell office:value-type="float" office:value="61116666.6666667" calcext:value-type="float">
            <text:p>61116666.6666667</text:p>
          </table:table-cell>
          <table:table-cell office:value-type="float" office:value="60695833.3333333" calcext:value-type="float">
            <text:p>60695833.3333333</text:p>
          </table:table-cell>
          <table:table-cell table:style-name="ce5" office:value-type="string" calcext:value-type="string">
            <text:p>disparitySelect</text:p>
          </table:table-cell>
          <table:table-cell table:formula="of:=AVERAGE([.C33:.L33])" office:value-type="float" office:value="60828750" calcext:value-type="float">
            <text:p>6.08E+007</text:p>
          </table:table-cell>
          <table:table-cell table:formula="of:=STDEV([.C33:.L33])" office:value-type="float" office:value="243685.295305555" calcext:value-type="float">
            <text:p>2.44E+005</text:p>
          </table:table-cell>
          <table:table-cell table:formula="of:=[.O33]/[.N33]*100" office:value-type="float" office:value="0.400608750476633" calcext:value-type="float">
            <text:p>0.40</text:p>
          </table:table-cell>
        </table:table-row>
        <table:table-row table:style-name="ro1">
          <table:table-cell/>
          <table:table-cell table:style-name="ce5" office:value-type="string" calcext:value-type="string">
            <text:p>readPPM</text:p>
          </table:table-cell>
          <table:table-cell office:value-type="float" office:value="59937500" calcext:value-type="float">
            <text:p>59937500</text:p>
          </table:table-cell>
          <table:table-cell office:value-type="float" office:value="56250000" calcext:value-type="float">
            <text:p>56250000</text:p>
          </table:table-cell>
          <table:table-cell office:value-type="float" office:value="57437500" calcext:value-type="float">
            <text:p>57437500</text:p>
          </table:table-cell>
          <table:table-cell office:value-type="float" office:value="56562500" calcext:value-type="float">
            <text:p>56562500</text:p>
          </table:table-cell>
          <table:table-cell office:value-type="float" office:value="57125000" calcext:value-type="float">
            <text:p>57125000</text:p>
          </table:table-cell>
          <table:table-cell office:value-type="float" office:value="57437500" calcext:value-type="float">
            <text:p>57437500</text:p>
          </table:table-cell>
          <table:table-cell office:value-type="float" office:value="58000000" calcext:value-type="float">
            <text:p>58000000</text:p>
          </table:table-cell>
          <table:table-cell office:value-type="float" office:value="56437500" calcext:value-type="float">
            <text:p>56437500</text:p>
          </table:table-cell>
          <table:table-cell office:value-type="float" office:value="57437500" calcext:value-type="float">
            <text:p>57437500</text:p>
          </table:table-cell>
          <table:table-cell office:value-type="float" office:value="56812500" calcext:value-type="float">
            <text:p>56812500</text:p>
          </table:table-cell>
          <table:table-cell table:style-name="ce5" office:value-type="string" calcext:value-type="string">
            <text:p>readPPM</text:p>
          </table:table-cell>
          <table:table-cell table:formula="of:=AVERAGE([.C34:.L34])" office:value-type="float" office:value="57343750" calcext:value-type="float">
            <text:p>5.73E+007</text:p>
          </table:table-cell>
          <table:table-cell table:formula="of:=STDEV([.C34:.L34])" office:value-type="float" office:value="1061580.48446644" calcext:value-type="float">
            <text:p>1.06E+006</text:p>
          </table:table-cell>
          <table:table-cell table:formula="of:=[.O34]/[.N34]*100" office:value-type="float" office:value="1.85125752059543" calcext:value-type="float">
            <text:p>1.85</text:p>
          </table:table-cell>
        </table:table-row>
        <table:table-row table:style-name="ro1">
          <table:table-cell/>
          <table:table-cell table:style-name="ce20" office:value-type="string" calcext:value-type="string">
            <text:p>Cost_Parallel_Work_br_rgbL</text:p>
          </table:table-cell>
          <table:table-cell office:value-type="float" office:value="30250000" calcext:value-type="float">
            <text:p>30250000</text:p>
          </table:table-cell>
          <table:table-cell office:value-type="float" office:value="30125000" calcext:value-type="float">
            <text:p>30125000</text:p>
          </table:table-cell>
          <table:table-cell office:value-type="float" office:value="31625000" calcext:value-type="float">
            <text:p>31625000</text:p>
          </table:table-cell>
          <table:table-cell office:value-type="float" office:value="31750000" calcext:value-type="float">
            <text:p>31750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29000000" calcext:value-type="float">
            <text:p>29000000</text:p>
          </table:table-cell>
          <table:table-cell office:value-type="float" office:value="29250000" calcext:value-type="float">
            <text:p>29250000</text:p>
          </table:table-cell>
          <table:table-cell office:value-type="float" office:value="31750000" calcext:value-type="float">
            <text:p>31750000</text:p>
          </table:table-cell>
          <table:table-cell office:value-type="float" office:value="28875000" calcext:value-type="float">
            <text:p>28875000</text:p>
          </table:table-cell>
          <table:table-cell office:value-type="float" office:value="30625000" calcext:value-type="float">
            <text:p>30625000</text:p>
          </table:table-cell>
          <table:table-cell table:style-name="ce20" office:value-type="string" calcext:value-type="string">
            <text:p>Cost_Parallel_Work_br_rgbL</text:p>
          </table:table-cell>
          <table:table-cell table:formula="of:=AVERAGE([.C35:.L35])" office:value-type="float" office:value="31137500" calcext:value-type="float">
            <text:p>3.11E+007</text:p>
          </table:table-cell>
          <table:table-cell table:formula="of:=STDEV([.C35:.L35])" office:value-type="float" office:value="2690292.47687145" calcext:value-type="float">
            <text:p>2.69E+006</text:p>
          </table:table-cell>
          <table:table-cell table:style-name="ce23" table:formula="of:=[.O35]/[.N35]*100" office:value-type="float" office:value="8.6400400702415" calcext:value-type="float">
            <text:p>8.64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375000" calcext:value-type="float">
            <text:p>19375000</text:p>
          </table:table-cell>
          <table:table-cell table:number-columns-repeated="2" office:value-type="float" office:value="19625000" calcext:value-type="float">
            <text:p>19625000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19750000" calcext:value-type="float">
            <text:p>19750000</text:p>
          </table:table-cell>
          <table:table-cell office:value-type="float" office:value="19375000" calcext:value-type="float">
            <text:p>19375000</text:p>
          </table:table-cell>
          <table:table-cell office:value-type="float" office:value="19625000" calcext:value-type="float">
            <text:p>19625000</text:p>
          </table:table-cell>
          <table:table-cell office:value-type="float" office:value="20375000" calcext:value-type="float">
            <text:p>20375000</text:p>
          </table:table-cell>
          <table:table-cell office:value-type="string" calcext:value-type="string">
            <text:p>Broadcast0</text:p>
          </table:table-cell>
          <table:table-cell table:formula="of:=AVERAGE([.C36:.L36])" office:value-type="float" office:value="19750000" calcext:value-type="float">
            <text:p>1.98E+007</text:p>
          </table:table-cell>
          <table:table-cell table:formula="of:=STDEV([.C36:.L36])" office:value-type="float" office:value="306186.217847897" calcext:value-type="float">
            <text:p>3.06E+005</text:p>
          </table:table-cell>
          <table:table-cell table:formula="of:=[.O36]/[.N36]*100" office:value-type="float" office:value="1.55030996378682" calcext:value-type="float">
            <text:p>1.5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10500000" calcext:value-type="float">
            <text:p>10500000</text:p>
          </table:table-cell>
          <table:table-cell table:number-columns-repeated="2" office:value-type="float" office:value="10875000" calcext:value-type="float">
            <text:p>10875000</text:p>
          </table:table-cell>
          <table:table-cell office:value-type="float" office:value="11250000" calcext:value-type="float">
            <text:p>11250000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1125000" calcext:value-type="float">
            <text:p>11125000</text:p>
          </table:table-cell>
          <table:table-cell table:number-columns-repeated="2" office:value-type="float" office:value="11000000" calcext:value-type="float">
            <text:p>11000000</text:p>
          </table:table-cell>
          <table:table-cell office:value-type="float" office:value="10625000" calcext:value-type="float">
            <text:p>10625000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ost_Parallel_Work_Broadcast5_0</text:p>
          </table:table-cell>
          <table:table-cell table:formula="of:=AVERAGE([.C37:.L37])" office:value-type="float" office:value="10875000" calcext:value-type="float">
            <text:p>1.09E+007</text:p>
          </table:table-cell>
          <table:table-cell table:formula="of:=STDEV([.C37:.L37])" office:value-type="float" office:value="256850.583457041" calcext:value-type="float">
            <text:p>2.57E+005</text:p>
          </table:table-cell>
          <table:table-cell table:formula="of:=[.O37]/[.N37]*100" office:value-type="float" office:value="2.36184444558198" calcext:value-type="float">
            <text:p>2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0250000" calcext:value-type="float">
            <text:p>10250000</text:p>
          </table:table-cell>
          <table:table-cell office:value-type="float" office:value="10125000" calcext:value-type="float">
            <text:p>10125000</text:p>
          </table:table-cell>
          <table:table-cell office:value-type="float" office:value="10250000" calcext:value-type="float">
            <text:p>10250000</text:p>
          </table:table-cell>
          <table:table-cell office:value-type="float" office:value="10375000" calcext:value-type="float">
            <text:p>10375000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375000" calcext:value-type="float">
            <text:p>10375000</text:p>
          </table:table-cell>
          <table:table-cell office:value-type="float" office:value="9625000" calcext:value-type="float">
            <text:p>9625000</text:p>
          </table:table-cell>
          <table:table-cell office:value-type="float" office:value="10375000" calcext:value-type="float">
            <text:p>10375000</text:p>
          </table:table-cell>
          <table:table-cell office:value-type="float" office:value="9750000" calcext:value-type="float">
            <text:p>9750000</text:p>
          </table:table-cell>
          <table:table-cell office:value-type="float" office:value="10250000" calcext:value-type="float">
            <text:p>10250000</text:p>
          </table:table-cell>
          <table:table-cell office:value-type="string" calcext:value-type="string">
            <text:p>Cost_Parallel_Work_Broadcast0</text:p>
          </table:table-cell>
          <table:table-cell table:formula="of:=AVERAGE([.C38:.L38])" office:value-type="float" office:value="10187500" calcext:value-type="float">
            <text:p>1.02E+007</text:p>
          </table:table-cell>
          <table:table-cell table:formula="of:=STDEV([.C38:.L38])" office:value-type="float" office:value="284128.785353872" calcext:value-type="float">
            <text:p>2.84E+005</text:p>
          </table:table-cell>
          <table:table-cell table:style-name="ce23" table:formula="of:=[.O38]/[.N38]*100" office:value-type="float" office:value="2.78899421206255" calcext:value-type="float">
            <text:p>2.7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5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15250000" calcext:value-type="float">
            <text:p>1525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750000" calcext:value-type="float">
            <text:p>8750000</text:p>
          </table:table-cell>
          <table:table-cell office:value-type="string" calcext:value-type="string">
            <text:p>Cost_Parallel_Work_Broadcast5_35</text:p>
          </table:table-cell>
          <table:table-cell table:formula="of:=AVERAGE([.C39:.L39])" office:value-type="float" office:value="9387500" calcext:value-type="float">
            <text:p>9.39E+006</text:p>
          </table:table-cell>
          <table:table-cell table:formula="of:=STDEV([.C39:.L39])" office:value-type="float" office:value="2090363.1396376" calcext:value-type="float">
            <text:p>2.09E+006</text:p>
          </table:table-cell>
          <table:table-cell table:formula="of:=[.O39]/[.N39]*100" office:value-type="float" office:value="22.2675168004005" calcext:value-type="float">
            <text:p>22.2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3</text:p>
          </table:table-cell>
          <table:table-cell office:value-type="float" office:value="15625000" calcext:value-type="float">
            <text:p>15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750000" calcext:value-type="float">
            <text:p>8750000</text:p>
          </table:table-cell>
          <table:table-cell office:value-type="string" calcext:value-type="string">
            <text:p>Cost_Parallel_Work_Broadcast5_43</text:p>
          </table:table-cell>
          <table:table-cell table:formula="of:=AVERAGE([.C40:.L40])" office:value-type="float" office:value="9350000" calcext:value-type="float">
            <text:p>9.35E+006</text:p>
          </table:table-cell>
          <table:table-cell table:formula="of:=STDEV([.C40:.L40])" office:value-type="float" office:value="2207782.95028192" calcext:value-type="float">
            <text:p>2.21E+006</text:p>
          </table:table-cell>
          <table:table-cell table:formula="of:=[.O40]/[.N40]*100" office:value-type="float" office:value="23.612651874673" calcext:value-type="float">
            <text:p>23.6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875000" calcext:value-type="float">
            <text:p>7875000</text:p>
          </table:table-cell>
          <table:table-cell table:number-columns-repeated="3"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17000000" calcext:value-type="float">
            <text:p>17000000</text:p>
          </table:table-cell>
          <table:table-cell table:number-columns-repeated="2" office:value-type="float" office:value="8375000" calcext:value-type="float">
            <text:p>8375000</text:p>
          </table:table-cell>
          <table:table-cell office:value-type="string" calcext:value-type="string">
            <text:p>Cost_Parallel_Work_Broadcast5_17</text:p>
          </table:table-cell>
          <table:table-cell table:formula="of:=AVERAGE([.C41:.L41])" office:value-type="float" office:value="9012500" calcext:value-type="float">
            <text:p>9.01E+006</text:p>
          </table:table-cell>
          <table:table-cell table:formula="of:=STDEV([.C41:.L41])" office:value-type="float" office:value="2811465.85925879" calcext:value-type="float">
            <text:p>2.81E+006</text:p>
          </table:table-cell>
          <table:table-cell table:formula="of:=[.O41]/[.N41]*100" office:value-type="float" office:value="31.1951829043971" calcext:value-type="float">
            <text:p>31.2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1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51</text:p>
          </table:table-cell>
          <table:table-cell table:formula="of:=AVERAGE([.C42:.L42])" office:value-type="float" office:value="9000000" calcext:value-type="float">
            <text:p>9.00E+006</text:p>
          </table:table-cell>
          <table:table-cell table:formula="of:=STDEV([.C42:.L42])" office:value-type="float" office:value="276385.399196283" calcext:value-type="float">
            <text:p>2.76E+005</text:p>
          </table:table-cell>
          <table:table-cell table:formula="of:=[.O42]/[.N42]*100" office:value-type="float" office:value="3.0709488799587" calcext:value-type="float">
            <text:p>3.0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625000" calcext:value-type="float">
            <text:p>9625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875000" calcext:value-type="float">
            <text:p>8875000</text:p>
          </table:table-cell>
          <table:table-cell table:number-columns-repeated="2" office:value-type="float" office:value="9000000" calcext:value-type="float">
            <text:p>9000000</text:p>
          </table:table-cell>
          <table:table-cell office:value-type="float" office:value="8750000" calcext:value-type="float">
            <text:p>8750000</text:p>
          </table:table-cell>
          <table:table-cell table:number-columns-repeated="2" office:value-type="float" office:value="8875000" calcext:value-type="float">
            <text:p>8875000</text:p>
          </table:table-cell>
          <table:table-cell office:value-type="float" office:value="8625000" calcext:value-type="float">
            <text:p>8625000</text:p>
          </table:table-cell>
          <table:table-cell office:value-type="string" calcext:value-type="string">
            <text:p>Cost_Parallel_Work_Broadcast5_21</text:p>
          </table:table-cell>
          <table:table-cell table:formula="of:=AVERAGE([.C43:.L43])" office:value-type="float" office:value="8975000" calcext:value-type="float">
            <text:p>8.98E+006</text:p>
          </table:table-cell>
          <table:table-cell table:formula="of:=STDEV([.C43:.L43])" office:value-type="float" office:value="268741.924943285" calcext:value-type="float">
            <text:p>2.69E+005</text:p>
          </table:table-cell>
          <table:table-cell table:formula="of:=[.O43]/[.N43]*100" office:value-type="float" office:value="2.99433899658256" calcext:value-type="float">
            <text:p>2.9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250000" calcext:value-type="float">
            <text:p>9250000</text:p>
          </table:table-cell>
          <table:table-cell table:number-columns-repeated="2" office:value-type="float" office:value="8875000" calcext:value-type="float">
            <text:p>8875000</text:p>
          </table:table-cell>
          <table:table-cell office:value-type="float" office:value="8750000" calcext:value-type="float">
            <text:p>8750000</text:p>
          </table:table-cell>
          <table:table-cell office:value-type="string" calcext:value-type="string">
            <text:p>Cost_Parallel_Work_Broadcast5_19</text:p>
          </table:table-cell>
          <table:table-cell table:formula="of:=AVERAGE([.C44:.L44])" office:value-type="float" office:value="8950000" calcext:value-type="float">
            <text:p>8.95E+006</text:p>
          </table:table-cell>
          <table:table-cell table:formula="of:=STDEV([.C44:.L44])" office:value-type="float" office:value="295803.989154981" calcext:value-type="float">
            <text:p>2.96E+005</text:p>
          </table:table-cell>
          <table:table-cell table:formula="of:=[.O44]/[.N44]*100" office:value-type="float" office:value="3.30507250452492" calcext:value-type="float">
            <text:p>3.3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9125000" calcext:value-type="float">
            <text:p>9125000</text:p>
          </table:table-cell>
          <table:table-cell office:value-type="string" calcext:value-type="string">
            <text:p>Cost_Parallel_Work_Broadcast5_3</text:p>
          </table:table-cell>
          <table:table-cell table:formula="of:=AVERAGE([.C45:.L45])" office:value-type="float" office:value="8900000" calcext:value-type="float">
            <text:p>8.90E+006</text:p>
          </table:table-cell>
          <table:table-cell table:formula="of:=STDEV([.C45:.L45])" office:value-type="float" office:value="419986.772278472" calcext:value-type="float">
            <text:p>4.20E+005</text:p>
          </table:table-cell>
          <table:table-cell table:formula="of:=[.O45]/[.N45]*100" office:value-type="float" office:value="4.71895249751092" calcext:value-type="float">
            <text:p>4.7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8375000" calcext:value-type="float">
            <text:p>8375000</text:p>
          </table:table-cell>
          <table:table-cell table:number-columns-repeated="2" office:value-type="float" office:value="8250000" calcext:value-type="float">
            <text:p>8250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8</text:p>
          </table:table-cell>
          <table:table-cell table:formula="of:=AVERAGE([.C46:.L46])" office:value-type="float" office:value="8900000" calcext:value-type="float">
            <text:p>8.90E+006</text:p>
          </table:table-cell>
          <table:table-cell table:formula="of:=STDEV([.C46:.L46])" office:value-type="float" office:value="2145570.37223723" calcext:value-type="float">
            <text:p>2.15E+006</text:p>
          </table:table-cell>
          <table:table-cell table:formula="of:=[.O46]/[.N46]*100" office:value-type="float" office:value="24.1075322723285" calcext:value-type="float">
            <text:p>24.1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875000" calcext:value-type="float">
            <text:p>8875000</text:p>
          </table:table-cell>
          <table:table-cell table:number-columns-repeated="2" office:value-type="float" office:value="8750000" calcext:value-type="float">
            <text:p>8750000</text:p>
          </table:table-cell>
          <table:table-cell table:number-columns-repeated="2" office:value-type="float" office:value="8875000" calcext:value-type="float">
            <text:p>8875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13</text:p>
          </table:table-cell>
          <table:table-cell table:formula="of:=AVERAGE([.C47:.L47])" office:value-type="float" office:value="8887500" calcext:value-type="float">
            <text:p>8.89E+006</text:p>
          </table:table-cell>
          <table:table-cell table:formula="of:=STDEV([.C47:.L47])" office:value-type="float" office:value="291368.895617451" calcext:value-type="float">
            <text:p>2.91E+005</text:p>
          </table:table-cell>
          <table:table-cell table:formula="of:=[.O47]/[.N47]*100" office:value-type="float" office:value="3.27841232762252" calcext:value-type="float">
            <text:p>3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7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875000" calcext:value-type="float">
            <text:p>98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125000" calcext:value-type="float">
            <text:p>9125000</text:p>
          </table:table-cell>
          <table:table-cell office:value-type="string" calcext:value-type="string">
            <text:p>Cost_Parallel_Work_Broadcast5_37</text:p>
          </table:table-cell>
          <table:table-cell table:formula="of:=AVERAGE([.C48:.L48])" office:value-type="float" office:value="8887500" calcext:value-type="float">
            <text:p>8.89E+006</text:p>
          </table:table-cell>
          <table:table-cell table:formula="of:=STDEV([.C48:.L48])" office:value-type="float" office:value="465661.119031617" calcext:value-type="float">
            <text:p>4.66E+005</text:p>
          </table:table-cell>
          <table:table-cell table:formula="of:=[.O48]/[.N48]*100" office:value-type="float" office:value="5.23950626195912" calcext:value-type="float">
            <text:p>5.2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9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000000" calcext:value-type="float">
            <text:p>9000000</text:p>
          </table:table-cell>
          <table:table-cell table:number-columns-repeated="2" office:value-type="float" office:value="8750000" calcext:value-type="float">
            <text:p>875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625000" calcext:value-type="float">
            <text:p>8625000</text:p>
          </table:table-cell>
          <table:table-cell office:value-type="string" calcext:value-type="string">
            <text:p>Cost_Parallel_Work_Broadcast5_39</text:p>
          </table:table-cell>
          <table:table-cell table:formula="of:=AVERAGE([.C49:.L49])" office:value-type="float" office:value="8887500" calcext:value-type="float">
            <text:p>8.89E+006</text:p>
          </table:table-cell>
          <table:table-cell table:formula="of:=STDEV([.C49:.L49])" office:value-type="float" office:value="291368.895617451" calcext:value-type="float">
            <text:p>2.91E+005</text:p>
          </table:table-cell>
          <table:table-cell table:formula="of:=[.O49]/[.N49]*100" office:value-type="float" office:value="3.27841232762252" calcext:value-type="float">
            <text:p>3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4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875000" calcext:value-type="float">
            <text:p>8875000</text:p>
          </table:table-cell>
          <table:table-cell office:value-type="string" calcext:value-type="string">
            <text:p>Cost_Parallel_Work_Broadcast5_44</text:p>
          </table:table-cell>
          <table:table-cell table:formula="of:=AVERAGE([.C50:.L50])" office:value-type="float" office:value="8887500" calcext:value-type="float">
            <text:p>8.89E+006</text:p>
          </table:table-cell>
          <table:table-cell table:formula="of:=STDEV([.C50:.L50])" office:value-type="float" office:value="355756.236768943" calcext:value-type="float">
            <text:p>3.56E+005</text:p>
          </table:table-cell>
          <table:table-cell table:formula="of:=[.O50]/[.N50]*100" office:value-type="float" office:value="4.00288311413719" calcext:value-type="float">
            <text:p>4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9625000" calcext:value-type="float">
            <text:p>962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27</text:p>
          </table:table-cell>
          <table:table-cell table:formula="of:=AVERAGE([.C51:.L51])" office:value-type="float" office:value="8837500" calcext:value-type="float">
            <text:p>8.84E+006</text:p>
          </table:table-cell>
          <table:table-cell table:formula="of:=STDEV([.C51:.L51])" office:value-type="float" office:value="565347.729769525" calcext:value-type="float">
            <text:p>5.65E+005</text:p>
          </table:table-cell>
          <table:table-cell table:formula="of:=[.O51]/[.N51]*100" office:value-type="float" office:value="6.3971454570809" calcext:value-type="float">
            <text:p>6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9375000" calcext:value-type="float">
            <text:p>9375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625000" calcext:value-type="float">
            <text:p>8625000</text:p>
          </table:table-cell>
          <table:table-cell office:value-type="string" calcext:value-type="string">
            <text:p>Cost_Parallel_Work_Broadcast5_30</text:p>
          </table:table-cell>
          <table:table-cell table:formula="of:=AVERAGE([.C52:.L52])" office:value-type="float" office:value="8837500" calcext:value-type="float">
            <text:p>8.84E+006</text:p>
          </table:table-cell>
          <table:table-cell table:formula="of:=STDEV([.C52:.L52])" office:value-type="float" office:value="323017.457388572" calcext:value-type="float">
            <text:p>3.23E+005</text:p>
          </table:table-cell>
          <table:table-cell table:formula="of:=[.O52]/[.N52]*100" office:value-type="float" office:value="3.65507731132754" calcext:value-type="float">
            <text:p>3.6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15625000" calcext:value-type="float">
            <text:p>15625000</text:p>
          </table:table-cell>
          <table:table-cell office:value-type="float" office:value="8250000" calcext:value-type="float">
            <text:p>8250000</text:p>
          </table:table-cell>
          <table:table-cell table:number-columns-repeated="3"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5_10</text:p>
          </table:table-cell>
          <table:table-cell table:formula="of:=AVERAGE([.C53:.L53])" office:value-type="float" office:value="8825000" calcext:value-type="float">
            <text:p>8.83E+006</text:p>
          </table:table-cell>
          <table:table-cell table:formula="of:=STDEV([.C53:.L53])" office:value-type="float" office:value="2391536.00107639" calcext:value-type="float">
            <text:p>2.39E+006</text:p>
          </table:table-cell>
          <table:table-cell table:formula="of:=[.O53]/[.N53]*100" office:value-type="float" office:value="27.0995580858514" calcext:value-type="float">
            <text:p>27.1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2</text:p>
          </table:table-cell>
          <table:table-cell office:value-type="float" office:value="14375000" calcext:value-type="float">
            <text:p>143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375000" calcext:value-type="float">
            <text:p>837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42</text:p>
          </table:table-cell>
          <table:table-cell table:formula="of:=AVERAGE([.C54:.L54])" office:value-type="float" office:value="8825000" calcext:value-type="float">
            <text:p>8.83E+006</text:p>
          </table:table-cell>
          <table:table-cell table:formula="of:=STDEV([.C54:.L54])" office:value-type="float" office:value="1957180.51174529" calcext:value-type="float">
            <text:p>1.96E+006</text:p>
          </table:table-cell>
          <table:table-cell table:formula="of:=[.O54]/[.N54]*100" office:value-type="float" office:value="22.1776828526378" calcext:value-type="float">
            <text:p>22.1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375000" calcext:value-type="float">
            <text:p>8375000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9125000" calcext:value-type="float">
            <text:p>9125000</text:p>
          </table:table-cell>
          <table:table-cell office:value-type="string" calcext:value-type="string">
            <text:p>Cost_Parallel_Work_Broadcast5_29</text:p>
          </table:table-cell>
          <table:table-cell table:formula="of:=AVERAGE([.C55:.L55])" office:value-type="float" office:value="8775000" calcext:value-type="float">
            <text:p>8.78E+006</text:p>
          </table:table-cell>
          <table:table-cell table:formula="of:=STDEV([.C55:.L55])" office:value-type="float" office:value="248607.231502938" calcext:value-type="float">
            <text:p>2.49E+005</text:p>
          </table:table-cell>
          <table:table-cell table:formula="of:=[.O55]/[.N55]*100" office:value-type="float" office:value="2.83313084333833" calcext:value-type="float">
            <text:p>2.8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6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46</text:p>
          </table:table-cell>
          <table:table-cell table:formula="of:=AVERAGE([.C56:.L56])" office:value-type="float" office:value="8750000" calcext:value-type="float">
            <text:p>8.75E+006</text:p>
          </table:table-cell>
          <table:table-cell table:formula="of:=STDEV([.C56:.L56])" office:value-type="float" office:value="403973.321451361" calcext:value-type="float">
            <text:p>4.04E+005</text:p>
          </table:table-cell>
          <table:table-cell table:formula="of:=[.O56]/[.N56]*100" office:value-type="float" office:value="4.61683795944412" calcext:value-type="float">
            <text:p>4.6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250000" calcext:value-type="float">
            <text:p>9250000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625000" calcext:value-type="float">
            <text:p>8625000</text:p>
          </table:table-cell>
          <table:table-cell office:value-type="string" calcext:value-type="string">
            <text:p>Cost_Parallel_Work_Broadcast5_15</text:p>
          </table:table-cell>
          <table:table-cell table:formula="of:=AVERAGE([.C57:.L57])" office:value-type="float" office:value="8725000" calcext:value-type="float">
            <text:p>8.73E+006</text:p>
          </table:table-cell>
          <table:table-cell table:formula="of:=STDEV([.C57:.L57])" office:value-type="float" office:value="337474.278855276" calcext:value-type="float">
            <text:p>3.37E+005</text:p>
          </table:table-cell>
          <table:table-cell table:formula="of:=[.O57]/[.N57]*100" office:value-type="float" office:value="3.86790004418655" calcext:value-type="float">
            <text:p>3.8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8</text:p>
          </table:table-cell>
          <table:table-cell table:number-columns-repeated="3" office:value-type="float" office:value="8875000" calcext:value-type="float">
            <text:p>8875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500000" calcext:value-type="float">
            <text:p>8500000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875000" calcext:value-type="float">
            <text:p>8875000</text:p>
          </table:table-cell>
          <table:table-cell office:value-type="string" calcext:value-type="string">
            <text:p>Cost_Parallel_Work_Broadcast5_38</text:p>
          </table:table-cell>
          <table:table-cell table:formula="of:=AVERAGE([.C58:.L58])" office:value-type="float" office:value="8725000" calcext:value-type="float">
            <text:p>8.73E+006</text:p>
          </table:table-cell>
          <table:table-cell table:formula="of:=STDEV([.C58:.L58])" office:value-type="float" office:value="234224.488709253" calcext:value-type="float">
            <text:p>2.34E+005</text:p>
          </table:table-cell>
          <table:table-cell table:formula="of:=[.O58]/[.N58]*100" office:value-type="float" office:value="2.68452136056451" calcext:value-type="float">
            <text:p>2.6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500000" calcext:value-type="float">
            <text:p>8500000</text:p>
          </table:table-cell>
          <table:table-cell table:number-columns-repeated="2" office:value-type="float" office:value="9125000" calcext:value-type="float">
            <text:p>9125000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string" calcext:value-type="string">
            <text:p>Cost_Parallel_Work_Broadcast5_6</text:p>
          </table:table-cell>
          <table:table-cell table:formula="of:=AVERAGE([.C59:.L59])" office:value-type="float" office:value="8725000" calcext:value-type="float">
            <text:p>8.73E+006</text:p>
          </table:table-cell>
          <table:table-cell table:formula="of:=STDEV([.C59:.L59])" office:value-type="float" office:value="287469.805177672" calcext:value-type="float">
            <text:p>2.87E+005</text:p>
          </table:table-cell>
          <table:table-cell table:formula="of:=[.O59]/[.N59]*100" office:value-type="float" office:value="3.29478286736587" calcext:value-type="float">
            <text:p>3.2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875000" calcext:value-type="float">
            <text:p>8875000</text:p>
          </table:table-cell>
          <table:table-cell table:number-columns-repeated="2" office:value-type="float" office:value="8500000" calcext:value-type="float">
            <text:p>85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375000" calcext:value-type="float">
            <text:p>8375000</text:p>
          </table:table-cell>
          <table:table-cell office:value-type="string" calcext:value-type="string">
            <text:p>Cost_Parallel_Work_Broadcast5_11</text:p>
          </table:table-cell>
          <table:table-cell table:formula="of:=AVERAGE([.C60:.L60])" office:value-type="float" office:value="8712500" calcext:value-type="float">
            <text:p>8.71E+006</text:p>
          </table:table-cell>
          <table:table-cell table:formula="of:=STDEV([.C60:.L60])" office:value-type="float" office:value="338757.943736297" calcext:value-type="float">
            <text:p>3.39E+005</text:p>
          </table:table-cell>
          <table:table-cell table:formula="of:=[.O60]/[.N60]*100" office:value-type="float" office:value="3.888182998408" calcext:value-type="float">
            <text:p>3.8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5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625000" calcext:value-type="float">
            <text:p>8625000</text:p>
          </table:table-cell>
          <table:table-cell office:value-type="string" calcext:value-type="string">
            <text:p>Cost_Parallel_Work_Broadcast5_45</text:p>
          </table:table-cell>
          <table:table-cell table:formula="of:=AVERAGE([.C61:.L61])" office:value-type="float" office:value="8687500" calcext:value-type="float">
            <text:p>8.69E+006</text:p>
          </table:table-cell>
          <table:table-cell table:formula="of:=STDEV([.C61:.L61])" office:value-type="float" office:value="349851.158828056" calcext:value-type="float">
            <text:p>3.50E+005</text:p>
          </table:table-cell>
          <table:table-cell table:formula="of:=[.O61]/[.N61]*100" office:value-type="float" office:value="4.02706369874021" calcext:value-type="float">
            <text:p>4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7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47</text:p>
          </table:table-cell>
          <table:table-cell table:formula="of:=AVERAGE([.C62:.L62])" office:value-type="float" office:value="8687500" calcext:value-type="float">
            <text:p>8.69E+006</text:p>
          </table:table-cell>
          <table:table-cell table:formula="of:=STDEV([.C62:.L62])" office:value-type="float" office:value="307600.480421529" calcext:value-type="float">
            <text:p>3.08E+005</text:p>
          </table:table-cell>
          <table:table-cell table:formula="of:=[.O62]/[.N62]*100" office:value-type="float" office:value="3.54072495449242" calcext:value-type="float">
            <text:p>3.5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125000" calcext:value-type="float">
            <text:p>9125000</text:p>
          </table:table-cell>
          <table:table-cell table:number-columns-repeated="2"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375000" calcext:value-type="float">
            <text:p>8375000</text:p>
          </table:table-cell>
          <table:table-cell office:value-type="string" calcext:value-type="string">
            <text:p>Cost_Parallel_Work_Broadcast5_5</text:p>
          </table:table-cell>
          <table:table-cell table:formula="of:=AVERAGE([.C63:.L63])" office:value-type="float" office:value="8687500" calcext:value-type="float">
            <text:p>8.69E+006</text:p>
          </table:table-cell>
          <table:table-cell table:formula="of:=STDEV([.C63:.L63])" office:value-type="float" office:value="301903.68221228" calcext:value-type="float">
            <text:p>3.02E+005</text:p>
          </table:table-cell>
          <table:table-cell table:formula="of:=[.O63]/[.N63]*100" office:value-type="float" office:value="3.47515029884639" calcext:value-type="float">
            <text:p>3.4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8625000" calcext:value-type="float">
            <text:p>8625000</text:p>
          </table:table-cell>
          <table:table-cell table:number-columns-repeated="2" office:value-type="float" office:value="8500000" calcext:value-type="float">
            <text:p>850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875000" calcext:value-type="float">
            <text:p>8875000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4</text:p>
          </table:table-cell>
          <table:table-cell table:formula="of:=AVERAGE([.C64:.L64])" office:value-type="float" office:value="8675000" calcext:value-type="float">
            <text:p>8.68E+006</text:p>
          </table:table-cell>
          <table:table-cell table:formula="of:=STDEV([.C64:.L64])" office:value-type="float" office:value="214087.209644419" calcext:value-type="float">
            <text:p>2.14E+005</text:p>
          </table:table-cell>
          <table:table-cell table:formula="of:=[.O64]/[.N64]*100" office:value-type="float" office:value="2.4678640881201" calcext:value-type="float">
            <text:p>2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</text:p>
          </table:table-cell>
          <table:table-cell table:number-columns-repeated="2" office:value-type="float" office:value="8750000" calcext:value-type="float">
            <text:p>8750000</text:p>
          </table:table-cell>
          <table:table-cell table:number-columns-repeated="3" office:value-type="float" office:value="8625000" calcext:value-type="float">
            <text:p>8625000</text:p>
          </table:table-cell>
          <table:table-cell table:number-columns-repeated="2" office:value-type="float" office:value="8750000" calcext:value-type="float">
            <text:p>87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375000" calcext:value-type="float">
            <text:p>8375000</text:p>
          </table:table-cell>
          <table:table-cell office:value-type="string" calcext:value-type="string">
            <text:p>Cost_Parallel_Work_Broadcast5_53</text:p>
          </table:table-cell>
          <table:table-cell table:formula="of:=AVERAGE([.C65:.L65])" office:value-type="float" office:value="8675000" calcext:value-type="float">
            <text:p>8.68E+006</text:p>
          </table:table-cell>
          <table:table-cell table:formula="of:=STDEV([.C65:.L65])" office:value-type="float" office:value="214087.209644419" calcext:value-type="float">
            <text:p>2.14E+005</text:p>
          </table:table-cell>
          <table:table-cell table:formula="of:=[.O65]/[.N65]*100" office:value-type="float" office:value="2.4678640881201" calcext:value-type="float">
            <text:p>2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14375000" calcext:value-type="float">
            <text:p>1437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5_25</text:p>
          </table:table-cell>
          <table:table-cell table:formula="of:=AVERAGE([.C66:.L66])" office:value-type="float" office:value="8662500" calcext:value-type="float">
            <text:p>8.66E+006</text:p>
          </table:table-cell>
          <table:table-cell table:formula="of:=STDEV([.C66:.L66])" office:value-type="float" office:value="2008705.01401608" calcext:value-type="float">
            <text:p>2.01E+006</text:p>
          </table:table-cell>
          <table:table-cell table:formula="of:=[.O66]/[.N66]*100" office:value-type="float" office:value="23.1885138703155" calcext:value-type="float">
            <text:p>23.1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1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table:number-columns-repeated="2" office:value-type="float" office:value="8750000" calcext:value-type="float">
            <text:p>87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31</text:p>
          </table:table-cell>
          <table:table-cell table:formula="of:=AVERAGE([.C67:.L67])" office:value-type="float" office:value="8662500" calcext:value-type="float">
            <text:p>8.66E+006</text:p>
          </table:table-cell>
          <table:table-cell table:formula="of:=STDEV([.C67:.L67])" office:value-type="float" office:value="228597.778739087" calcext:value-type="float">
            <text:p>2.29E+005</text:p>
          </table:table-cell>
          <table:table-cell table:formula="of:=[.O67]/[.N67]*100" office:value-type="float" office:value="2.63893539669941" calcext:value-type="float">
            <text:p>2.6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250000" calcext:value-type="float">
            <text:p>8250000</text:p>
          </table:table-cell>
          <table:table-cell table:number-columns-repeated="2" office:value-type="float" office:value="8625000" calcext:value-type="float">
            <text:p>8625000</text:p>
          </table:table-cell>
          <table:table-cell table:number-columns-repeated="2"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250000" calcext:value-type="float">
            <text:p>9250000</text:p>
          </table:table-cell>
          <table:table-cell office:value-type="string" calcext:value-type="string">
            <text:p>Cost_Parallel_Work_Broadcast5_20</text:p>
          </table:table-cell>
          <table:table-cell table:formula="of:=AVERAGE([.C68:.L68])" office:value-type="float" office:value="8650000" calcext:value-type="float">
            <text:p>8.65E+006</text:p>
          </table:table-cell>
          <table:table-cell table:formula="of:=STDEV([.C68:.L68])" office:value-type="float" office:value="293446.947694317" calcext:value-type="float">
            <text:p>2.93E+005</text:p>
          </table:table-cell>
          <table:table-cell table:formula="of:=[.O68]/[.N68]*100" office:value-type="float" office:value="3.39245026236204" calcext:value-type="float">
            <text:p>3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750000" calcext:value-type="float">
            <text:p>8750000</text:p>
          </table:table-cell>
          <table:table-cell table:number-columns-repeated="2" office:value-type="float" office:value="9250000" calcext:value-type="float">
            <text:p>9250000</text:p>
          </table:table-cell>
          <table:table-cell office:value-type="float" office:value="8375000" calcext:value-type="float">
            <text:p>8375000</text:p>
          </table:table-cell>
          <table:table-cell office:value-type="string" calcext:value-type="string">
            <text:p>Cost_Parallel_Work_Broadcast5_23</text:p>
          </table:table-cell>
          <table:table-cell table:formula="of:=AVERAGE([.C69:.L69])" office:value-type="float" office:value="8650000" calcext:value-type="float">
            <text:p>8.65E+006</text:p>
          </table:table-cell>
          <table:table-cell table:formula="of:=STDEV([.C69:.L69])" office:value-type="float" office:value="394405.318873308" calcext:value-type="float">
            <text:p>3.94E+005</text:p>
          </table:table-cell>
          <table:table-cell table:formula="of:=[.O69]/[.N69]*100" office:value-type="float" office:value="4.55959906211916" calcext:value-type="float">
            <text:p>4.5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table:number-columns-repeated="2"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28</text:p>
          </table:table-cell>
          <table:table-cell table:formula="of:=AVERAGE([.C70:.L70])" office:value-type="float" office:value="8637500" calcext:value-type="float">
            <text:p>8.64E+006</text:p>
          </table:table-cell>
          <table:table-cell table:formula="of:=STDEV([.C70:.L70])" office:value-type="float" office:value="350842.240583681" calcext:value-type="float">
            <text:p>3.51E+005</text:p>
          </table:table-cell>
          <table:table-cell table:formula="of:=[.O70]/[.N70]*100" office:value-type="float" office:value="4.06184938447099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8250000" calcext:value-type="float">
            <text:p>8250000</text:p>
          </table:table-cell>
          <table:table-cell table:number-columns-repeated="3" office:value-type="float" office:value="8625000" calcext:value-type="float">
            <text:p>862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375000" calcext:value-type="float">
            <text:p>8375000</text:p>
          </table:table-cell>
          <table:table-cell office:value-type="string" calcext:value-type="string">
            <text:p>Cost_Parallel_Work_Broadcast5_7</text:p>
          </table:table-cell>
          <table:table-cell table:formula="of:=AVERAGE([.C71:.L71])" office:value-type="float" office:value="8600000" calcext:value-type="float">
            <text:p>8.60E+006</text:p>
          </table:table-cell>
          <table:table-cell table:formula="of:=STDEV([.C71:.L71])" office:value-type="float" office:value="371745.133719924" calcext:value-type="float">
            <text:p>3.72E+005</text:p>
          </table:table-cell>
          <table:table-cell table:formula="of:=[.O71]/[.N71]*100" office:value-type="float" office:value="4.32261783395261" calcext:value-type="float">
            <text:p>4.3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6</text:p>
          </table:table-cell>
          <table:table-cell office:value-type="float" office:value="8875000" calcext:value-type="float">
            <text:p>8875000</text:p>
          </table:table-cell>
          <table:table-cell table:number-columns-repeated="2" office:value-type="float" office:value="8375000" calcext:value-type="float">
            <text:p>837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750000" calcext:value-type="float">
            <text:p>8750000</text:p>
          </table:table-cell>
          <table:table-cell office:value-type="string" calcext:value-type="string">
            <text:p>Cost_Parallel_Work_Broadcast5_36</text:p>
          </table:table-cell>
          <table:table-cell table:formula="of:=AVERAGE([.C72:.L72])" office:value-type="float" office:value="8587500" calcext:value-type="float">
            <text:p>8.59E+006</text:p>
          </table:table-cell>
          <table:table-cell table:formula="of:=STDEV([.C72:.L72])" office:value-type="float" office:value="243313.355344274" calcext:value-type="float">
            <text:p>2.43E+005</text:p>
          </table:table-cell>
          <table:table-cell table:formula="of:=[.O72]/[.N72]*100" office:value-type="float" office:value="2.83334329367422" calcext:value-type="float">
            <text:p>2.8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table:number-columns-repeated="2" office:value-type="float" office:value="8750000" calcext:value-type="float">
            <text:p>87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22</text:p>
          </table:table-cell>
          <table:table-cell table:formula="of:=AVERAGE([.C73:.L73])" office:value-type="float" office:value="8575000" calcext:value-type="float">
            <text:p>8.58E+006</text:p>
          </table:table-cell>
          <table:table-cell table:formula="of:=STDEV([.C73:.L73])" office:value-type="float" office:value="205818.150587141" calcext:value-type="float">
            <text:p>2.06E+005</text:p>
          </table:table-cell>
          <table:table-cell table:formula="of:=[.O73]/[.N73]*100" office:value-type="float" office:value="2.40021166865471" calcext:value-type="float">
            <text:p>2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</text:p>
          </table:table-cell>
          <table:table-cell table:number-columns-repeated="2" office:value-type="float" office:value="8500000" calcext:value-type="float">
            <text:p>85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375000" calcext:value-type="float">
            <text:p>8375000</text:p>
          </table:table-cell>
          <table:table-cell table:number-columns-repeated="2" office:value-type="float" office:value="9000000" calcext:value-type="float">
            <text:p>9000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52</text:p>
          </table:table-cell>
          <table:table-cell table:formula="of:=AVERAGE([.C74:.L74])" office:value-type="float" office:value="8575000" calcext:value-type="float">
            <text:p>8.58E+006</text:p>
          </table:table-cell>
          <table:table-cell table:formula="of:=STDEV([.C74:.L74])" office:value-type="float" office:value="364196.223056869" calcext:value-type="float">
            <text:p>3.64E+005</text:p>
          </table:table-cell>
          <table:table-cell table:formula="of:=[.O74]/[.N74]*100" office:value-type="float" office:value="4.24718627471568" calcext:value-type="float">
            <text:p>4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12</text:p>
          </table:table-cell>
          <table:table-cell table:formula="of:=AVERAGE([.C75:.L75])" office:value-type="float" office:value="8550000" calcext:value-type="float">
            <text:p>8.55E+006</text:p>
          </table:table-cell>
          <table:table-cell table:formula="of:=STDEV([.C75:.L75])" office:value-type="float" office:value="329140.294302192" calcext:value-type="float">
            <text:p>3.29E+005</text:p>
          </table:table-cell>
          <table:table-cell table:formula="of:=[.O75]/[.N75]*100" office:value-type="float" office:value="3.84959408540575" calcext:value-type="float">
            <text:p>3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</text:p>
          </table:table-cell>
          <table:table-cell office:value-type="float" office:value="8375000" calcext:value-type="float">
            <text:p>8375000</text:p>
          </table:table-cell>
          <table:table-cell table:number-columns-repeated="2" office:value-type="float" office:value="8500000" calcext:value-type="float">
            <text:p>8500000</text:p>
          </table:table-cell>
          <table:table-cell table:number-columns-repeated="3" office:value-type="float" office:value="8375000" calcext:value-type="float">
            <text:p>837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54</text:p>
          </table:table-cell>
          <table:table-cell table:formula="of:=AVERAGE([.C76:.L76])" office:value-type="float" office:value="8512500" calcext:value-type="float">
            <text:p>8.51E+006</text:p>
          </table:table-cell>
          <table:table-cell table:formula="of:=STDEV([.C76:.L76])" office:value-type="float" office:value="207916.249164577" calcext:value-type="float">
            <text:p>2.08E+005</text:p>
          </table:table-cell>
          <table:table-cell table:formula="of:=[.O76]/[.N76]*100" office:value-type="float" office:value="2.44248163482617" calcext:value-type="float">
            <text:p>2.4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14</text:p>
          </table:table-cell>
          <table:table-cell table:formula="of:=AVERAGE([.C77:.L77])" office:value-type="float" office:value="8500000" calcext:value-type="float">
            <text:p>8.50E+006</text:p>
          </table:table-cell>
          <table:table-cell table:formula="of:=STDEV([.C77:.L77])" office:value-type="float" office:value="228217.732293819" calcext:value-type="float">
            <text:p>2.28E+005</text:p>
          </table:table-cell>
          <table:table-cell table:formula="of:=[.O77]/[.N77]*100" office:value-type="float" office:value="2.68491449757434" calcext:value-type="float">
            <text:p>2.6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st_Parallel_Work_Broadcast5_40</text:p>
          </table:table-cell>
          <table:table-cell table:formula="of:=AVERAGE([.C78:.L78])" office:value-type="float" office:value="8362500" calcext:value-type="float">
            <text:p>8.36E+006</text:p>
          </table:table-cell>
          <table:table-cell table:formula="of:=STDEV([.C78:.L78])" office:value-type="float" office:value="207916.249164577" calcext:value-type="float">
            <text:p>2.08E+005</text:p>
          </table:table-cell>
          <table:table-cell table:formula="of:=[.O78]/[.N78]*100" office:value-type="float" office:value="2.48629296459883" calcext:value-type="float">
            <text:p>2.4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8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1000000" calcext:value-type="float">
            <text:p>11000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8250000" calcext:value-type="float">
            <text:p>8250000</text:p>
          </table:table-cell>
          <table:table-cell office:value-type="string" calcext:value-type="string">
            <text:p>Cost_Parallel_Work_Broadcast5_48</text:p>
          </table:table-cell>
          <table:table-cell table:formula="of:=AVERAGE([.C79:.L79])" office:value-type="float" office:value="8362500" calcext:value-type="float">
            <text:p>8.36E+006</text:p>
          </table:table-cell>
          <table:table-cell table:formula="of:=STDEV([.C79:.L79])" office:value-type="float" office:value="934392.999640825" calcext:value-type="float">
            <text:p>9.34E+005</text:p>
          </table:table-cell>
          <table:table-cell table:formula="of:=[.O79]/[.N79]*100" office:value-type="float" office:value="11.1736083664075" calcext:value-type="float">
            <text:p>11.1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4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34</text:p>
          </table:table-cell>
          <table:table-cell table:formula="of:=AVERAGE([.C80:.L80])" office:value-type="float" office:value="8200000" calcext:value-type="float">
            <text:p>8.20E+006</text:p>
          </table:table-cell>
          <table:table-cell table:formula="of:=STDEV([.C80:.L80])" office:value-type="float" office:value="158113.883008419" calcext:value-type="float">
            <text:p>1.58E+005</text:p>
          </table:table-cell>
          <table:table-cell table:formula="of:=[.O80]/[.N80]*100" office:value-type="float" office:value="1.92821808546852" calcext:value-type="float">
            <text:p>1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26</text:p>
          </table:table-cell>
          <table:table-cell table:formula="of:=AVERAGE([.C81:.L81])" office:value-type="float" office:value="8162500" calcext:value-type="float">
            <text:p>8.16E+006</text:p>
          </table:table-cell>
          <table:table-cell table:formula="of:=STDEV([.C81:.L81])" office:value-type="float" office:value="156458.194629322" calcext:value-type="float">
            <text:p>1.56E+005</text:p>
          </table:table-cell>
          <table:table-cell table:formula="of:=[.O81]/[.N81]*100" office:value-type="float" office:value="1.91679258351389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0</text:p>
          </table:table-cell>
          <table:table-cell table:number-columns-repeated="4" office:value-type="float" office:value="8125000" calcext:value-type="float">
            <text:p>812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8000000" calcext:value-type="float">
            <text:p>8000000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50</text:p>
          </table:table-cell>
          <table:table-cell table:formula="of:=AVERAGE([.C82:.L82])" office:value-type="float" office:value="8162500" calcext:value-type="float">
            <text:p>8.16E+006</text:p>
          </table:table-cell>
          <table:table-cell table:formula="of:=STDEV([.C82:.L82])" office:value-type="float" office:value="282904.086612799" calcext:value-type="float">
            <text:p>2.83E+005</text:p>
          </table:table-cell>
          <table:table-cell table:formula="of:=[.O82]/[.N82]*100" office:value-type="float" office:value="3.46589998913077" calcext:value-type="float">
            <text:p>3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8500000" calcext:value-type="float">
            <text:p>8500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5_56</text:p>
          </table:table-cell>
          <table:table-cell table:formula="of:=AVERAGE([.C83:.L83])" office:value-type="float" office:value="8162500" calcext:value-type="float">
            <text:p>8.16E+006</text:p>
          </table:table-cell>
          <table:table-cell table:formula="of:=STDEV([.C83:.L83])" office:value-type="float" office:value="167186.688731157" calcext:value-type="float">
            <text:p>1.67E+005</text:p>
          </table:table-cell>
          <table:table-cell table:formula="of:=[.O83]/[.N83]*100" office:value-type="float" office:value="2.04822895842153" calcext:value-type="float">
            <text:p>2.0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2</text:p>
          </table:table-cell>
          <table:table-cell table:formula="of:=AVERAGE([.C84:.L84])" office:value-type="float" office:value="8150000" calcext:value-type="float">
            <text:p>8.15E+006</text:p>
          </table:table-cell>
          <table:table-cell table:formula="of:=STDEV([.C84:.L84])" office:value-type="float" office:value="141911.553049387" calcext:value-type="float">
            <text:p>1.42E+005</text:p>
          </table:table-cell>
          <table:table-cell table:formula="of:=[.O84]/[.N84]*100" office:value-type="float" office:value="1.74124604968573" calcext:value-type="float">
            <text:p>1.7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2</text:p>
          </table:table-cell>
          <table:table-cell table:number-columns-repeated="2" office:value-type="float" office:value="8250000" calcext:value-type="float">
            <text:p>82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Cost_Parallel_Work_Broadcast5_32</text:p>
          </table:table-cell>
          <table:table-cell table:formula="of:=AVERAGE([.C85:.L85])" office:value-type="float" office:value="8150000" calcext:value-type="float">
            <text:p>8.15E+006</text:p>
          </table:table-cell>
          <table:table-cell table:formula="of:=STDEV([.C85:.L85])" office:value-type="float" office:value="153659.074288215" calcext:value-type="float">
            <text:p>1.54E+005</text:p>
          </table:table-cell>
          <table:table-cell table:formula="of:=[.O85]/[.N85]*100" office:value-type="float" office:value="1.88538741457932" calcext:value-type="float">
            <text:p>1.8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16</text:p>
          </table:table-cell>
          <table:table-cell table:formula="of:=AVERAGE([.C86:.L86])" office:value-type="float" office:value="8137500" calcext:value-type="float">
            <text:p>8.14E+006</text:p>
          </table:table-cell>
          <table:table-cell table:formula="of:=STDEV([.C86:.L86])" office:value-type="float" office:value="149652.374967233" calcext:value-type="float">
            <text:p>1.50E+005</text:p>
          </table:table-cell>
          <table:table-cell table:formula="of:=[.O86]/[.N86]*100" office:value-type="float" office:value="1.83904608254664" calcext:value-type="float">
            <text:p>1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000000" calcext:value-type="float">
            <text:p>8000000</text:p>
          </table:table-cell>
          <table:table-cell table:number-columns-repeated="2"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000000" calcext:value-type="float">
            <text:p>8000000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5_18</text:p>
          </table:table-cell>
          <table:table-cell table:formula="of:=AVERAGE([.C87:.L87])" office:value-type="float" office:value="8125000" calcext:value-type="float">
            <text:p>8.13E+006</text:p>
          </table:table-cell>
          <table:table-cell table:formula="of:=STDEV([.C87:.L87])" office:value-type="float" office:value="176776.695296637" calcext:value-type="float">
            <text:p>1.77E+005</text:p>
          </table:table-cell>
          <table:table-cell table:formula="of:=[.O87]/[.N87]*100" office:value-type="float" office:value="2.17571317288168" calcext:value-type="float">
            <text:p>2.1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5_57</text:p>
          </table:table-cell>
          <table:table-cell table:formula="of:=AVERAGE([.C88:.L88])" office:value-type="float" office:value="8125000" calcext:value-type="float">
            <text:p>8.13E+006</text:p>
          </table:table-cell>
          <table:table-cell table:formula="of:=STDEV([.C88:.L88])" office:value-type="float" office:value="176776.695296637" calcext:value-type="float">
            <text:p>1.77E+005</text:p>
          </table:table-cell>
          <table:table-cell table:formula="of:=[.O88]/[.N88]*100" office:value-type="float" office:value="2.17571317288168" calcext:value-type="float">
            <text:p>2.1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3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33</text:p>
          </table:table-cell>
          <table:table-cell table:formula="of:=AVERAGE([.C89:.L89])" office:value-type="float" office:value="8112500" calcext:value-type="float">
            <text:p>8.11E+006</text:p>
          </table:table-cell>
          <table:table-cell table:formula="of:=STDEV([.C89:.L89])" office:value-type="float" office:value="109449.379471364" calcext:value-type="float">
            <text:p>1.09E+005</text:p>
          </table:table-cell>
          <table:table-cell table:formula="of:=[.O89]/[.N89]*100" office:value-type="float" office:value="1.3491448933296" calcext:value-type="float">
            <text:p>1.3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5_24</text:p>
          </table:table-cell>
          <table:table-cell table:formula="of:=AVERAGE([.C90:.L90])" office:value-type="float" office:value="8100000" calcext:value-type="float">
            <text:p>8.10E+006</text:p>
          </table:table-cell>
          <table:table-cell table:formula="of:=STDEV([.C90:.L90])" office:value-type="float" office:value="193649.167310371" calcext:value-type="float">
            <text:p>1.94E+005</text:p>
          </table:table-cell>
          <table:table-cell table:formula="of:=[.O90]/[.N90]*100" office:value-type="float" office:value="2.39073046062186" calcext:value-type="float">
            <text:p>2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1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table:number-columns-repeated="3"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41</text:p>
          </table:table-cell>
          <table:table-cell table:formula="of:=AVERAGE([.C91:.L91])" office:value-type="float" office:value="8100000" calcext:value-type="float">
            <text:p>8.10E+006</text:p>
          </table:table-cell>
          <table:table-cell table:formula="of:=STDEV([.C91:.L91])" office:value-type="float" office:value="114867.072934085" calcext:value-type="float">
            <text:p>1.15E+005</text:p>
          </table:table-cell>
          <table:table-cell table:formula="of:=[.O91]/[.N91]*100" office:value-type="float" office:value="1.41811201153192" calcext:value-type="float">
            <text:p>1.4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7875000" calcext:value-type="float">
            <text:p>7875000</text:p>
          </table:table-cell>
          <table:table-cell table:number-columns-repeated="3" office:value-type="float" office:value="8250000" calcext:value-type="float">
            <text:p>8250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string" calcext:value-type="string">
            <text:p>Cost_Parallel_Work_Broadcast5_9</text:p>
          </table:table-cell>
          <table:table-cell table:formula="of:=AVERAGE([.C92:.L92])" office:value-type="float" office:value="8100000" calcext:value-type="float">
            <text:p>8.10E+006</text:p>
          </table:table-cell>
          <table:table-cell table:formula="of:=STDEV([.C92:.L92])" office:value-type="float" office:value="141911.553049387" calcext:value-type="float">
            <text:p>1.42E+005</text:p>
          </table:table-cell>
          <table:table-cell table:formula="of:=[.O92]/[.N92]*100" office:value-type="float" office:value="1.75199448209119" calcext:value-type="float">
            <text:p>1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1</text:p>
          </table:table-cell>
          <table:table-cell table:formula="of:=AVERAGE([.C93:.L93])" office:value-type="float" office:value="8075000" calcext:value-type="float">
            <text:p>8.08E+006</text:p>
          </table:table-cell>
          <table:table-cell table:formula="of:=STDEV([.C93:.L93])" office:value-type="float" office:value="188193.16317727" calcext:value-type="float">
            <text:p>1.88E+005</text:p>
          </table:table-cell>
          <table:table-cell table:formula="of:=[.O93]/[.N93]*100" office:value-type="float" office:value="2.33056548826341" calcext:value-type="float">
            <text:p>2.3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9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7875000" calcext:value-type="float">
            <text:p>787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Cost_Parallel_Work_Broadcast5_49</text:p>
          </table:table-cell>
          <table:table-cell table:formula="of:=AVERAGE([.C94:.L94])" office:value-type="float" office:value="8062500" calcext:value-type="float">
            <text:p>8.06E+006</text:p>
          </table:table-cell>
          <table:table-cell table:formula="of:=STDEV([.C94:.L94])" office:value-type="float" office:value="106229.57319985" calcext:value-type="float">
            <text:p>1.06E+005</text:p>
          </table:table-cell>
          <table:table-cell table:formula="of:=[.O94]/[.N94]*100" office:value-type="float" office:value="1.31757610170356" calcext:value-type="float">
            <text:p>1.3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st_Parallel_Work_Broadcast5_55</text:p>
          </table:table-cell>
          <table:table-cell table:formula="of:=AVERAGE([.C95:.L95])" office:value-type="float" office:value="8062500" calcext:value-type="float">
            <text:p>8.06E+006</text:p>
          </table:table-cell>
          <table:table-cell table:formula="of:=STDEV([.C95:.L95])" office:value-type="float" office:value="158661.939705498" calcext:value-type="float">
            <text:p>1.59E+005</text:p>
          </table:table-cell>
          <table:table-cell table:formula="of:=[.O95]/[.N95]*100" office:value-type="float" office:value="1.96790002735501" calcext:value-type="float">
            <text:p>1.9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Cost_Parallel_Work_Broadcast5_59</text:p>
          </table:table-cell>
          <table:table-cell table:formula="of:=AVERAGE([.C96:.L96])" office:value-type="float" office:value="8050000" calcext:value-type="float">
            <text:p>8.05E+006</text:p>
          </table:table-cell>
          <table:table-cell table:formula="of:=STDEV([.C96:.L96])" office:value-type="float" office:value="158113.883008419" calcext:value-type="float">
            <text:p>1.58E+005</text:p>
          </table:table-cell>
          <table:table-cell table:formula="of:=[.O96]/[.N96]*100" office:value-type="float" office:value="1.96414761501142" calcext:value-type="float">
            <text:p>1.9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</text:p>
          </table:table-cell>
          <table:table-cell table:number-columns-repeated="2" office:value-type="float" office:value="8125000" calcext:value-type="float">
            <text:p>812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Cost_Parallel_Work_Broadcast5_58</text:p>
          </table:table-cell>
          <table:table-cell table:formula="of:=AVERAGE([.C97:.L97])" office:value-type="float" office:value="8037500" calcext:value-type="float">
            <text:p>8.04E+006</text:p>
          </table:table-cell>
          <table:table-cell table:formula="of:=STDEV([.C97:.L97])" office:value-type="float" office:value="118585.412256314" calcext:value-type="float">
            <text:p>1.19E+005</text:p>
          </table:table-cell>
          <table:table-cell table:formula="of:=[.O97]/[.N97]*100" office:value-type="float" office:value="1.47540170769909" calcext:value-type="float">
            <text:p>1.48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7375000" calcext:value-type="float">
            <text:p>7375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13625000" calcext:value-type="float">
            <text:p>13625000</text:p>
          </table:table-cell>
          <table:table-cell office:value-type="float" office:value="6875000" calcext:value-type="float">
            <text:p>6875000</text:p>
          </table:table-cell>
          <table:table-cell table:number-columns-repeated="2" office:value-type="float" office:value="7375000" calcext:value-type="float">
            <text:p>7375000</text:p>
          </table:table-cell>
          <table:table-cell office:value-type="string" calcext:value-type="string">
            <text:p>disparityGen</text:p>
          </table:table-cell>
          <table:table-cell table:formula="of:=AVERAGE([.C98:.L98])" office:value-type="float" office:value="7975000" calcext:value-type="float">
            <text:p>7.98E+006</text:p>
          </table:table-cell>
          <table:table-cell table:formula="of:=STDEV([.C98:.L98])" office:value-type="float" office:value="1994610.79467204" calcext:value-type="float">
            <text:p>1.99E+006</text:p>
          </table:table-cell>
          <table:table-cell table:formula="of:=[.O98]/[.N98]*100" office:value-type="float" office:value="25.0107936635992" calcext:value-type="float">
            <text:p>25.01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Cost_Parallel_Work_Broadcast1_0</text:p>
          </table:table-cell>
          <table:table-cell table:formula="of:=AVERAGE([.C99:.L99])" office:value-type="float" office:value="7725000" calcext:value-type="float">
            <text:p>7.73E+006</text:p>
          </table:table-cell>
          <table:table-cell table:formula="of:=STDEV([.C99:.L99])" office:value-type="float" office:value="679051.626248779" calcext:value-type="float">
            <text:p>6.79E+005</text:p>
          </table:table-cell>
          <table:table-cell table:formula="of:=[.O99]/[.N99]*100" office:value-type="float" office:value="8.79031231390005" calcext:value-type="float">
            <text:p>8.79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7500000" calcext:value-type="float">
            <text:p>7500000</text:p>
          </table:table-cell>
          <table:table-cell table:number-columns-repeated="2" office:value-type="float" office:value="8250000" calcext:value-type="float">
            <text:p>825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125000" calcext:value-type="float">
            <text:p>7125000</text:p>
          </table:table-cell>
          <table:table-cell office:value-type="string" calcext:value-type="string">
            <text:p>Cost_Parallel_Work_Broadcast1_1</text:p>
          </table:table-cell>
          <table:table-cell table:formula="of:=AVERAGE([.C100:.L100])" office:value-type="float" office:value="7587500" calcext:value-type="float">
            <text:p>7.59E+006</text:p>
          </table:table-cell>
          <table:table-cell table:formula="of:=STDEV([.C100:.L100])" office:value-type="float" office:value="478894.85043982" calcext:value-type="float">
            <text:p>4.79E+005</text:p>
          </table:table-cell>
          <table:table-cell table:formula="of:=[.O100]/[.N100]*100" office:value-type="float" office:value="6.3116290008543" calcext:value-type="float">
            <text:p>6.31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6875000" calcext:value-type="float">
            <text:p>6875000</text:p>
          </table:table-cell>
          <table:table-cell table:number-columns-repeated="2" office:value-type="float" office:value="7125000" calcext:value-type="float">
            <text:p>712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oadcast1_3</text:p>
          </table:table-cell>
          <table:table-cell table:formula="of:=AVERAGE([.C101:.L101])" office:value-type="float" office:value="7350000" calcext:value-type="float">
            <text:p>7.35E+006</text:p>
          </table:table-cell>
          <table:table-cell table:formula="of:=STDEV([.C101:.L101])" office:value-type="float" office:value="877575.574460051" calcext:value-type="float">
            <text:p>8.78E+005</text:p>
          </table:table-cell>
          <table:table-cell table:formula="of:=[.O101]/[.N101]*100" office:value-type="float" office:value="11.9398037341504" calcext:value-type="float">
            <text:p>11.94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375000" calcext:value-type="float">
            <text:p>7375000</text:p>
          </table:table-cell>
          <table:table-cell office:value-type="string" calcext:value-type="string">
            <text:p>implode_lum2RGB_in</text:p>
          </table:table-cell>
          <table:table-cell table:formula="of:=AVERAGE([.C102:.L102])" office:value-type="float" office:value="7312500" calcext:value-type="float">
            <text:p>7.31E+006</text:p>
          </table:table-cell>
          <table:table-cell table:formula="of:=STDEV([.C102:.L102])" office:value-type="float" office:value="214492.294603896" calcext:value-type="float">
            <text:p>2.14E+005</text:p>
          </table:table-cell>
          <table:table-cell table:formula="of:=[.O102]/[.N102]*100" office:value-type="float" office:value="2.93322796039516" calcext:value-type="float">
            <text:p>2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9125000" calcext:value-type="float">
            <text:p>912500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string" calcext:value-type="string">
            <text:p>Cost_Parallel_Work_Broadcast1_2</text:p>
          </table:table-cell>
          <table:table-cell table:formula="of:=AVERAGE([.C103:.L103])" office:value-type="float" office:value="7262500" calcext:value-type="float">
            <text:p>7.26E+006</text:p>
          </table:table-cell>
          <table:table-cell table:formula="of:=STDEV([.C103:.L103])" office:value-type="float" office:value="838421.963505781" calcext:value-type="float">
            <text:p>8.38E+005</text:p>
          </table:table-cell>
          <table:table-cell table:formula="of:=[.O103]/[.N103]*100" office:value-type="float" office:value="11.5445365026614" calcext:value-type="float">
            <text:p>11.54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12250000" calcext:value-type="float">
            <text:p>1225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375000" calcext:value-type="float">
            <text:p>6375000</text:p>
          </table:table-cell>
          <table:table-cell table:number-columns-repeated="2" office:value-type="float" office:value="6500000" calcext:value-type="float">
            <text:p>6500000</text:p>
          </table:table-cell>
          <table:table-cell table:number-columns-repeated="2" office:value-type="float" office:value="6375000" calcext:value-type="float">
            <text:p>63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broadcast2</text:p>
          </table:table-cell>
          <table:table-cell table:formula="of:=AVERAGE([.C104:.L104])" office:value-type="float" office:value="7050000" calcext:value-type="float">
            <text:p>7.05E+006</text:p>
          </table:table-cell>
          <table:table-cell table:formula="of:=STDEV([.C104:.L104])" office:value-type="float" office:value="1829731.30996512" calcext:value-type="float">
            <text:p>1.83E+006</text:p>
          </table:table-cell>
          <table:table-cell table:style-name="ce23" table:formula="of:=[.O104]/[.N104]*100" office:value-type="float" office:value="25.9536356023421" calcext:value-type="float">
            <text:p>25.95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000000" calcext:value-type="float">
            <text:p>7000000</text:p>
          </table:table-cell>
          <table:table-cell table:number-columns-repeated="2" office:value-type="float" office:value="6625000" calcext:value-type="float">
            <text:p>662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offsetGen</text:p>
          </table:table-cell>
          <table:table-cell table:formula="of:=AVERAGE([.C105:.L105])" office:value-type="float" office:value="6900000" calcext:value-type="float">
            <text:p>6.90E+006</text:p>
          </table:table-cell>
          <table:table-cell table:formula="of:=STDEV([.C105:.L105])" office:value-type="float" office:value="255495.161945932" calcext:value-type="float">
            <text:p>2.55E+005</text:p>
          </table:table-cell>
          <table:table-cell table:formula="of:=[.O105]/[.N105]*100" office:value-type="float" office:value="3.70282843399901" calcext:value-type="float">
            <text:p>3.70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11875000" calcext:value-type="float">
            <text:p>11875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_grayR</text:p>
          </table:table-cell>
          <table:table-cell table:formula="of:=AVERAGE([.C106:.L106])" office:value-type="float" office:value="6800000" calcext:value-type="float">
            <text:p>6.80E+006</text:p>
          </table:table-cell>
          <table:table-cell table:formula="of:=STDEV([.C106:.L106])" office:value-type="float" office:value="1787495.14373855" calcext:value-type="float">
            <text:p>1.79E+006</text:p>
          </table:table-cell>
          <table:table-cell table:style-name="ce23" table:formula="of:=[.O106]/[.N106]*100" office:value-type="float" office:value="26.2866932902728" calcext:value-type="float">
            <text:p>26.29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displayLum</text:p>
          </table:table-cell>
          <table:table-cell table:formula="of:=AVERAGE([.C107:.L107])" office:value-type="float" office:value="6775000" calcext:value-type="float">
            <text:p>6.78E+006</text:p>
          </table:table-cell>
          <table:table-cell table:formula="of:=STDEV([.C107:.L107])" office:value-type="float" office:value="2013668.5703241" calcext:value-type="float">
            <text:p>2.01E+006</text:p>
          </table:table-cell>
          <table:table-cell table:formula="of:=[.O107]/[.N107]*100" office:value-type="float" office:value="29.7220453184369" calcext:value-type="float">
            <text:p>29.72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375000" calcext:value-type="float">
            <text:p>6375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float" office:value="6625000" calcext:value-type="float">
            <text:p>6625000</text:p>
          </table:table-cell>
          <table:table-cell office:value-type="string" calcext:value-type="string">
            <text:p>split</text:p>
          </table:table-cell>
          <table:table-cell table:formula="of:=AVERAGE([.C108:.L108])" office:value-type="float" office:value="6612500" calcext:value-type="float">
            <text:p>6.61E+006</text:p>
          </table:table-cell>
          <table:table-cell table:formula="of:=STDEV([.C108:.L108])" office:value-type="float" office:value="171290.039925787" calcext:value-type="float">
            <text:p>1.71E+005</text:p>
          </table:table-cell>
          <table:table-cell table:formula="of:=[.O108]/[.N108]*100" office:value-type="float" office:value="2.59039757921795" calcext:value-type="float">
            <text:p>2.59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displayRGB</text:p>
          </table:table-cell>
          <table:table-cell table:formula="of:=AVERAGE([.C109:.L109])" office:value-type="float" office:value="6437500" calcext:value-type="float">
            <text:p>6.44E+006</text:p>
          </table:table-cell>
          <table:table-cell table:formula="of:=STDEV([.C109:.L109])" office:value-type="float" office:value="271633.43355011" calcext:value-type="float">
            <text:p>2.72E+005</text:p>
          </table:table-cell>
          <table:table-cell table:formula="of:=[.O109]/[.N109]*100" office:value-type="float" office:value="4.21954848233181" calcext:value-type="float">
            <text:p>4.22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table:number-columns-repeated="2"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oadcast2</text:p>
          </table:table-cell>
          <table:table-cell table:formula="of:=AVERAGE([.C110:.L110])" office:value-type="float" office:value="6362500" calcext:value-type="float">
            <text:p>6.36E+006</text:p>
          </table:table-cell>
          <table:table-cell table:formula="of:=STDEV([.C110:.L110])" office:value-type="float" office:value="181142.209327368" calcext:value-type="float">
            <text:p>1.81E+005</text:p>
          </table:table-cell>
          <table:table-cell table:formula="of:=[.O110]/[.N110]*100" office:value-type="float" office:value="2.84702883029262" calcext:value-type="float">
            <text:p>2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string" calcext:value-type="string">
            <text:p>Cost_Parallel_Work_Broadcast4</text:p>
          </table:table-cell>
          <table:table-cell table:formula="of:=AVERAGE([.C111:.L111])" office:value-type="float" office:value="6225000" calcext:value-type="float">
            <text:p>6.23E+006</text:p>
          </table:table-cell>
          <table:table-cell table:formula="of:=STDEV([.C111:.L111])" office:value-type="float" office:value="153659.074288215" calcext:value-type="float">
            <text:p>1.54E+005</text:p>
          </table:table-cell>
          <table:table-cell table:formula="of:=[.O111]/[.N111]*100" office:value-type="float" office:value="2.46841886406771" calcext:value-type="float">
            <text:p>2.47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string" calcext:value-type="string">
            <text:p>Cost_Parallel_Work_br_grayL</text:p>
          </table:table-cell>
          <table:table-cell table:formula="of:=AVERAGE([.C112:.L112])" office:value-type="float" office:value="6175000" calcext:value-type="float">
            <text:p>6.18E+006</text:p>
          </table:table-cell>
          <table:table-cell table:formula="of:=STDEV([.C112:.L112])" office:value-type="float" office:value="158113.883008419" calcext:value-type="float">
            <text:p>1.58E+005</text:p>
          </table:table-cell>
          <table:table-cell table:style-name="ce23" table:formula="of:=[.O112]/[.N112]*100" office:value-type="float" office:value="2.56054871268695" calcext:value-type="float">
            <text:p>2.56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oadcast3</text:p>
          </table:table-cell>
          <table:table-cell table:formula="of:=AVERAGE([.C113:.L113])" office:value-type="float" office:value="6162500" calcext:value-type="float">
            <text:p>6.16E+006</text:p>
          </table:table-cell>
          <table:table-cell table:formula="of:=STDEV([.C113:.L113])" office:value-type="float" office:value="118585.412256314" calcext:value-type="float">
            <text:p>1.19E+005</text:p>
          </table:table-cell>
          <table:table-cell table:formula="of:=[.O113]/[.N113]*100" office:value-type="float" office:value="1.92430689259739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table:number-columns-repeated="3"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Cost_Parallel_Work_rb_rawDisparity</text:p>
          </table:table-cell>
          <table:table-cell table:formula="of:=AVERAGE([.C114:.L114])" office:value-type="float" office:value="6137500" calcext:value-type="float">
            <text:p>6.14E+006</text:p>
          </table:table-cell>
          <table:table-cell table:formula="of:=STDEV([.C114:.L114])" office:value-type="float" office:value="70955.7765246933" calcext:value-type="float">
            <text:p>7.10E+004</text:p>
          </table:table-cell>
          <table:table-cell table:formula="of:=[.O114]/[.N114]*100" office:value-type="float" office:value="1.15610226516812" calcext:value-type="float">
            <text:p>1.16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lum2RGB</text:p>
          </table:table-cell>
          <table:table-cell table:formula="of:=AVERAGE([.C115:.L115])" office:value-type="float" office:value="6137500" calcext:value-type="float">
            <text:p>6.14E+006</text:p>
          </table:table-cell>
          <table:table-cell table:formula="of:=STDEV([.C115:.L115])" office:value-type="float" office:value="92233.0984215777" calcext:value-type="float">
            <text:p>9.22E+004</text:p>
          </table:table-cell>
          <table:table-cell table:formula="of:=[.O115]/[.N115]*100" office:value-type="float" office:value="1.50277960768355" calcext:value-type="float">
            <text:p>1.50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table:number-columns-repeated="3" office:value-type="float" office:value="6000000" calcext:value-type="float">
            <text:p>6000000</text:p>
          </table:table-cell>
          <table:table-cell office:value-type="string" calcext:value-type="string">
            <text:p>Cost_Parallel_Work_br_cenR</text:p>
          </table:table-cell>
          <table:table-cell table:formula="of:=AVERAGE([.C116:.L116])" office:value-type="float" office:value="6125000" calcext:value-type="float">
            <text:p>6.13E+006</text:p>
          </table:table-cell>
          <table:table-cell table:formula="of:=STDEV([.C116:.L116])" office:value-type="float" office:value="204124.145231932" calcext:value-type="float">
            <text:p>2.04E+005</text:p>
          </table:table-cell>
          <table:table-cell table:style-name="ce23" table:formula="of:=[.O116]/[.N116]*100" office:value-type="float" office:value="3.33263910582745" calcext:value-type="float">
            <text:p>3.33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table:number-columns-repeated="3"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_cenL</text:p>
          </table:table-cell>
          <table:table-cell table:formula="of:=AVERAGE([.C117:.L117])" office:value-type="float" office:value="6112500" calcext:value-type="float">
            <text:p>6.11E+006</text:p>
          </table:table-cell>
          <table:table-cell table:formula="of:=STDEV([.C117:.L117])" office:value-type="float" office:value="124303.615751469" calcext:value-type="float">
            <text:p>1.24E+005</text:p>
          </table:table-cell>
          <table:table-cell table:style-name="ce23" table:formula="of:=[.O117]/[.N117]*100" office:value-type="float" office:value="2.03359698570911" calcext:value-type="float">
            <text:p>2.03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table:number-columns-repeated="3"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table:number-columns-repeated="5" office:value-type="float" office:value="6125000" calcext:value-type="float">
            <text:p>6125000</text:p>
          </table:table-cell>
          <table:table-cell office:value-type="string" calcext:value-type="string">
            <text:p>explode_Split_output</text:p>
          </table:table-cell>
          <table:table-cell table:formula="of:=AVERAGE([.C118:.L118])" office:value-type="float" office:value="6100000" calcext:value-type="float">
            <text:p>6.10E+006</text:p>
          </table:table-cell>
          <table:table-cell table:formula="of:=STDEV([.C118:.L118])" office:value-type="float" office:value="79056.9415042095" calcext:value-type="float">
            <text:p>7.91E+004</text:p>
          </table:table-cell>
          <table:table-cell table:formula="of:=[.O118]/[.N118]*100" office:value-type="float" office:value="1.29601543449524" calcext:value-type="float">
            <text:p>1.30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table:number-columns-repeated="3" office:value-type="float" office:value="6000000" calcext:value-type="float">
            <text:p>6000000</text:p>
          </table:table-cell>
          <table:table-cell table:number-columns-repeated="2" office:value-type="float" office:value="6125000" calcext:value-type="float">
            <text:p>6125000</text:p>
          </table:table-cell>
          <table:table-cell table:number-columns-repeated="3" office:value-type="float" office:value="6000000" calcext:value-type="float">
            <text:p>6000000</text:p>
          </table:table-cell>
          <table:table-cell office:value-type="string" calcext:value-type="string">
            <text:p>broadcast1</text:p>
          </table:table-cell>
          <table:table-cell table:formula="of:=AVERAGE([.C119:.L119])" office:value-type="float" office:value="6075000" calcext:value-type="float">
            <text:p>6.08E+006</text:p>
          </table:table-cell>
          <table:table-cell table:formula="of:=STDEV([.C119:.L119])" office:value-type="float" office:value="120761.472884912" calcext:value-type="float">
            <text:p>1.21E+005</text:p>
          </table:table-cell>
          <table:table-cell table:style-name="ce23" table:formula="of:=[.O119]/[.N119]*100" office:value-type="float" office:value="1.98784317506028" calcext:value-type="float">
            <text:p>1.9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2_end_back_13500_0</text:p>
          </table:table-cell>
          <table:table-cell table:formula="of:=AVERAGE([.C120:.L120])" office:value-type="float" office:value="0" calcext:value-type="float">
            <text:p>0.00E+000</text:p>
          </table:table-cell>
          <table:table-cell table:formula="of:=STDEV([.C120:.L120])" office:value-type="float" office:value="0" calcext:value-type="float">
            <text:p>0.00E+000</text:p>
          </table:table-cell>
          <table:table-cell table:formula="of:=[.O120]/[.N12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3_end_back_13500_0</text:p>
          </table:table-cell>
          <table:table-cell table:formula="of:=AVERAGE([.C121:.L121])" office:value-type="float" office:value="0" calcext:value-type="float">
            <text:p>0.00E+000</text:p>
          </table:table-cell>
          <table:table-cell table:formula="of:=STDEV([.C121:.L121])" office:value-type="float" office:value="0" calcext:value-type="float">
            <text:p>0.00E+000</text:p>
          </table:table-cell>
          <table:table-cell table:formula="of:=[.O121]/[.N12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4_end_back_13500_0</text:p>
          </table:table-cell>
          <table:table-cell table:formula="of:=AVERAGE([.C122:.L122])" office:value-type="float" office:value="0" calcext:value-type="float">
            <text:p>0.00E+000</text:p>
          </table:table-cell>
          <table:table-cell table:formula="of:=STDEV([.C122:.L122])" office:value-type="float" office:value="0" calcext:value-type="float">
            <text:p>0.00E+000</text:p>
          </table:table-cell>
          <table:table-cell table:formula="of:=[.O122]/[.N12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5_end_back_13500_0</text:p>
          </table:table-cell>
          <table:table-cell table:formula="of:=AVERAGE([.C123:.L123])" office:value-type="float" office:value="0" calcext:value-type="float">
            <text:p>0.00E+000</text:p>
          </table:table-cell>
          <table:table-cell table:formula="of:=STDEV([.C123:.L123])" office:value-type="float" office:value="0" calcext:value-type="float">
            <text:p>0.00E+000</text:p>
          </table:table-cell>
          <table:table-cell table:formula="of:=[.O123]/[.N12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6_end_back_13500_0</text:p>
          </table:table-cell>
          <table:table-cell table:formula="of:=AVERAGE([.C124:.L124])" office:value-type="float" office:value="0" calcext:value-type="float">
            <text:p>0.00E+000</text:p>
          </table:table-cell>
          <table:table-cell table:formula="of:=STDEV([.C124:.L124])" office:value-type="float" office:value="0" calcext:value-type="float">
            <text:p>0.00E+000</text:p>
          </table:table-cell>
          <table:table-cell table:formula="of:=[.O124]/[.N12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7_end_back_13500_0</text:p>
          </table:table-cell>
          <table:table-cell table:formula="of:=AVERAGE([.C125:.L125])" office:value-type="float" office:value="0" calcext:value-type="float">
            <text:p>0.00E+000</text:p>
          </table:table-cell>
          <table:table-cell table:formula="of:=STDEV([.C125:.L125])" office:value-type="float" office:value="0" calcext:value-type="float">
            <text:p>0.00E+000</text:p>
          </table:table-cell>
          <table:table-cell table:formula="of:=[.O125]/[.N12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8_end_back_13500_0</text:p>
          </table:table-cell>
          <table:table-cell table:formula="of:=AVERAGE([.C126:.L126])" office:value-type="float" office:value="0" calcext:value-type="float">
            <text:p>0.00E+000</text:p>
          </table:table-cell>
          <table:table-cell table:formula="of:=STDEV([.C126:.L126])" office:value-type="float" office:value="0" calcext:value-type="float">
            <text:p>0.00E+000</text:p>
          </table:table-cell>
          <table:table-cell table:formula="of:=[.O126]/[.N12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back_13500_0</text:p>
          </table:table-cell>
          <table:table-cell table:formula="of:=AVERAGE([.C127:.L127])" office:value-type="float" office:value="0" calcext:value-type="float">
            <text:p>0.00E+000</text:p>
          </table:table-cell>
          <table:table-cell table:formula="of:=STDEV([.C127:.L127])" office:value-type="float" office:value="0" calcext:value-type="float">
            <text:p>0.00E+000</text:p>
          </table:table-cell>
          <table:table-cell table:formula="of:=[.O127]/[.N12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out1_6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out1_6750_0</text:p>
          </table:table-cell>
          <table:table-cell table:formula="of:=AVERAGE([.C128:.L128])" office:value-type="float" office:value="0" calcext:value-type="float">
            <text:p>0.00E+000</text:p>
          </table:table-cell>
          <table:table-cell table:formula="of:=STDEV([.C128:.L128])" office:value-type="float" office:value="0" calcext:value-type="float">
            <text:p>0.00E+000</text:p>
          </table:table-cell>
          <table:table-cell table:formula="of:=[.O128]/[.N12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129:.L129])" office:value-type="float" office:value="0" calcext:value-type="float">
            <text:p>0.00E+000</text:p>
          </table:table-cell>
          <table:table-cell table:formula="of:=STDEV([.C129:.L129])" office:value-type="float" office:value="0" calcext:value-type="float">
            <text:p>0.00E+000</text:p>
          </table:table-cell>
          <table:table-cell table:formula="of:=[.O129]/[.N12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130:.L130])" office:value-type="float" office:value="0" calcext:value-type="float">
            <text:p>0.00E+000</text:p>
          </table:table-cell>
          <table:table-cell table:formula="of:=STDEV([.C130:.L130])" office:value-type="float" office:value="0" calcext:value-type="float">
            <text:p>0.00E+000</text:p>
          </table:table-cell>
          <table:table-cell table:formula="of:=[.O130]/[.N13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31:.L131])" office:value-type="float" office:value="0" calcext:value-type="float">
            <text:p>0.00E+000</text:p>
          </table:table-cell>
          <table:table-cell table:formula="of:=STDEV([.C131:.L131])" office:value-type="float" office:value="0" calcext:value-type="float">
            <text:p>0.00E+000</text:p>
          </table:table-cell>
          <table:table-cell table:formula="of:=[.O131]/[.N13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32:.L132])" office:value-type="float" office:value="0" calcext:value-type="float">
            <text:p>0.00E+000</text:p>
          </table:table-cell>
          <table:table-cell table:formula="of:=STDEV([.C132:.L132])" office:value-type="float" office:value="0" calcext:value-type="float">
            <text:p>0.00E+000</text:p>
          </table:table-cell>
          <table:table-cell table:formula="of:=[.O132]/[.N13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33:.L133])" office:value-type="float" office:value="0" calcext:value-type="float">
            <text:p>0.00E+000</text:p>
          </table:table-cell>
          <table:table-cell table:formula="of:=STDEV([.C133:.L133])" office:value-type="float" office:value="0" calcext:value-type="float">
            <text:p>0.00E+000</text:p>
          </table:table-cell>
          <table:table-cell table:formula="of:=[.O133]/[.N13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34:.L134])" office:value-type="float" office:value="0" calcext:value-type="float">
            <text:p>0.00E+000</text:p>
          </table:table-cell>
          <table:table-cell table:formula="of:=STDEV([.C134:.L134])" office:value-type="float" office:value="0" calcext:value-type="float">
            <text:p>0.00E+000</text:p>
          </table:table-cell>
          <table:table-cell table:formula="of:=[.O134]/[.N13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35:.L135])" office:value-type="float" office:value="0" calcext:value-type="float">
            <text:p>0.00E+000</text:p>
          </table:table-cell>
          <table:table-cell table:formula="of:=STDEV([.C135:.L135])" office:value-type="float" office:value="0" calcext:value-type="float">
            <text:p>0.00E+000</text:p>
          </table:table-cell>
          <table:table-cell table:formula="of:=[.O135]/[.N13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136:.L136])" office:value-type="float" office:value="0" calcext:value-type="float">
            <text:p>0.00E+000</text:p>
          </table:table-cell>
          <table:table-cell table:formula="of:=STDEV([.C136:.L136])" office:value-type="float" office:value="0" calcext:value-type="float">
            <text:p>0.00E+000</text:p>
          </table:table-cell>
          <table:table-cell table:formula="of:=[.O136]/[.N13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137:.L137])" office:value-type="float" office:value="0" calcext:value-type="float">
            <text:p>0.00E+000</text:p>
          </table:table-cell>
          <table:table-cell table:formula="of:=STDEV([.C137:.L137])" office:value-type="float" office:value="0" calcext:value-type="float">
            <text:p>0.00E+000</text:p>
          </table:table-cell>
          <table:table-cell table:formula="of:=[.O137]/[.N13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38:.L138])" office:value-type="float" office:value="0" calcext:value-type="float">
            <text:p>0.00E+000</text:p>
          </table:table-cell>
          <table:table-cell table:formula="of:=STDEV([.C138:.L138])" office:value-type="float" office:value="0" calcext:value-type="float">
            <text:p>0.00E+000</text:p>
          </table:table-cell>
          <table:table-cell table:formula="of:=[.O138]/[.N13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59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59_end_backBestCost</text:p>
          </table:table-cell>
          <table:table-cell table:formula="of:=AVERAGE([.C139:.L139])" office:value-type="float" office:value="0" calcext:value-type="float">
            <text:p>0.00E+000</text:p>
          </table:table-cell>
          <table:table-cell table:formula="of:=STDEV([.C139:.L139])" office:value-type="float" office:value="0" calcext:value-type="float">
            <text:p>0.00E+000</text:p>
          </table:table-cell>
          <table:table-cell table:formula="of:=[.O139]/[.N139]*100" office:value-type="string" office:string-value="" calcext:value-type="error">
            <text:p>#DIV/0!</text:p>
          </table:table-cell>
        </table:table-row>
      </table:table>
      <table:table table:name="Image 270x225, NbIterations=4, maxDisparity=60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column table:style-name="co1" table:number-columns-repeated="2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Scenario 355</text:p>
          </table:table-cell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ARM_CortexA7</text:p>
          </table:table-cell>
          <table:table-cell table:style-name="ce11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8"/>
          <table:table-cell table:style-name="ce12" table:formula="of:=[.N24]" office:value-type="float" office:value="36534612326.4" calcext:value-type="float">
            <text:p>3.65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8"/>
          <table:table-cell table:style-name="ce12" table:formula="of:=[.N25]" office:value-type="float" office:value="13260835934.4" calcext:value-type="float">
            <text:p>1.33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8"/>
          <table:table-cell table:style-name="ce12" table:formula="of:=[.N25]" office:value-type="float" office:value="13260835934.4" calcext:value-type="float">
            <text:p>1.33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8"/>
          <table:table-cell table:style-name="ce12" table:formula="of:=[.N26]" office:value-type="float" office:value="10748547908.9067" calcext:value-type="float">
            <text:p>1.07E+010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8"/>
          <table:table-cell table:style-name="ce12" table:formula="of:=[.N27]" office:value-type="float" office:value="1010517916.46667" calcext:value-type="float">
            <text:p>1.01E+009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8"/>
          <table:table-cell table:style-name="ce12" table:formula="of:=[.N30]" office:value-type="float" office:value="817043750" calcext:value-type="float">
            <text:p>8.17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8"/>
          <table:table-cell table:style-name="ce12" table:formula="of:=[.N30]" office:value-type="float" office:value="817043750" calcext:value-type="float">
            <text:p>8.17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8"/>
          <table:table-cell table:style-name="ce12" table:formula="of:=[.N29]" office:value-type="float" office:value="865325000" calcext:value-type="float">
            <text:p>8.65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8"/>
          <table:table-cell table:style-name="ce12" table:formula="of:=[.N29]" office:value-type="float" office:value="865325000" calcext:value-type="float">
            <text:p>8.65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8"/>
          <table:table-cell table:style-name="ce12" table:formula="of:=[.N33]" office:value-type="float" office:value="445078958.333333" calcext:value-type="float">
            <text:p>4.45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8"/>
          <table:table-cell table:style-name="ce12" table:formula="of:=[.N31]" office:value-type="float" office:value="804695000" calcext:value-type="float">
            <text:p>8.05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8"/>
          <table:table-cell table:style-name="ce12" table:formula="of:=[.N34]" office:value-type="float" office:value="277993750" calcext:value-type="float">
            <text:p>2.78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8"/>
          <table:table-cell table:style-name="ce12" table:formula="of:=[.N34]" office:value-type="float" office:value="277993750" calcext:value-type="float">
            <text:p>2.78E+008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8"/>
          <table:table-cell table:style-name="ce12" table:formula="of:=[.N108]" office:value-type="float" office:value="6837500" calcext:value-type="float">
            <text:p>6.84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8"/>
          <table:table-cell table:style-name="ce12" table:formula="of:=[.N100]" office:value-type="float" office:value="7750000" calcext:value-type="float">
            <text:p>7.75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8"/>
          <table:table-cell table:style-name="ce12" table:formula="of:=[.N104]" office:value-type="float" office:value="7512500" calcext:value-type="float">
            <text:p>7.51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8"/>
          <table:table-cell table:style-name="ce12" table:formula="of:=[.N104]" office:value-type="float" office:value="7512500" calcext:value-type="float">
            <text:p>7.51E+006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9"/>
          <table:table-cell table:style-name="ce13" table:formula="of:=[.N99]" office:value-type="float" office:value="7937500" calcext:value-type="float">
            <text:p>7.94E+006</text:p>
          </table:table-cell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vg</text:p>
          </table:table-cell>
          <table:table-cell table:style-name="ce14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5" office:value-type="string" calcext:value-type="string">
            <text:p>writePPM</text:p>
          </table:table-cell>
          <table:table-cell office:value-type="float" office:value="36524749312" calcext:value-type="float">
            <text:p>36524749312</text:p>
          </table:table-cell>
          <table:table-cell office:value-type="float" office:value="36545250304" calcext:value-type="float">
            <text:p>36545250304</text:p>
          </table:table-cell>
          <table:table-cell office:value-type="float" office:value="36523374592" calcext:value-type="float">
            <text:p>36523374592</text:p>
          </table:table-cell>
          <table:table-cell office:value-type="float" office:value="36530249216" calcext:value-type="float">
            <text:p>36530249216</text:p>
          </table:table-cell>
          <table:table-cell office:value-type="float" office:value="36519000064" calcext:value-type="float">
            <text:p>36519000064</text:p>
          </table:table-cell>
          <table:table-cell office:value-type="float" office:value="36551999488" calcext:value-type="float">
            <text:p>36551999488</text:p>
          </table:table-cell>
          <table:table-cell office:value-type="float" office:value="36538749952" calcext:value-type="float">
            <text:p>36538749952</text:p>
          </table:table-cell>
          <table:table-cell office:value-type="float" office:value="36523500032" calcext:value-type="float">
            <text:p>36523500032</text:p>
          </table:table-cell>
          <table:table-cell office:value-type="float" office:value="36545000448" calcext:value-type="float">
            <text:p>36545000448</text:p>
          </table:table-cell>
          <table:table-cell office:value-type="float" office:value="36544249856" calcext:value-type="float">
            <text:p>36544249856</text:p>
          </table:table-cell>
          <table:table-cell table:style-name="ce5" office:value-type="string" calcext:value-type="string">
            <text:p>writePPM</text:p>
          </table:table-cell>
          <table:table-cell table:formula="of:=AVERAGE([.C24:.L24])" office:value-type="float" office:value="36534612326.4" calcext:value-type="float">
            <text:p>3.65E+010</text:p>
          </table:table-cell>
          <table:table-cell table:formula="of:=STDEV([.C24:.L24])" office:value-type="float" office:value="11753123.6161878" calcext:value-type="float">
            <text:p>1.18E+007</text:p>
          </table:table-cell>
          <table:table-cell table:formula="of:=[.O24]/[.N24]*100" office:value-type="float" office:value="0.0321698325718785" calcext:value-type="float">
            <text:p>0.03</text:p>
          </table:table-cell>
        </table:table-row>
        <table:table-row table:style-name="ro1">
          <table:table-cell/>
          <table:table-cell table:style-name="ce5" office:value-type="string" calcext:value-type="string">
            <text:p>computeWeights</text:p>
          </table:table-cell>
          <table:table-cell office:value-type="float" office:value="13256140672" calcext:value-type="float">
            <text:p>13256140672</text:p>
          </table:table-cell>
          <table:table-cell office:value-type="float" office:value="13263453072" calcext:value-type="float">
            <text:p>13263453072</text:p>
          </table:table-cell>
          <table:table-cell office:value-type="float" office:value="13260656272" calcext:value-type="float">
            <text:p>13260656272</text:p>
          </table:table-cell>
          <table:table-cell office:value-type="float" office:value="13257765648" calcext:value-type="float">
            <text:p>13257765648</text:p>
          </table:table-cell>
          <table:table-cell office:value-type="float" office:value="13266687520" calcext:value-type="float">
            <text:p>13266687520</text:p>
          </table:table-cell>
          <table:table-cell office:value-type="float" office:value="13256687504" calcext:value-type="float">
            <text:p>13256687504</text:p>
          </table:table-cell>
          <table:table-cell office:value-type="float" office:value="13259843776" calcext:value-type="float">
            <text:p>13259843776</text:p>
          </table:table-cell>
          <table:table-cell office:value-type="float" office:value="13266484336" calcext:value-type="float">
            <text:p>13266484336</text:p>
          </table:table-cell>
          <table:table-cell office:value-type="float" office:value="13255828048" calcext:value-type="float">
            <text:p>13255828048</text:p>
          </table:table-cell>
          <table:table-cell office:value-type="float" office:value="13264812496" calcext:value-type="float">
            <text:p>13264812496</text:p>
          </table:table-cell>
          <table:table-cell table:style-name="ce5" office:value-type="string" calcext:value-type="string">
            <text:p>computeWeights</text:p>
          </table:table-cell>
          <table:table-cell table:formula="of:=AVERAGE([.C25:.L25])" office:value-type="float" office:value="13260835934.4" calcext:value-type="float">
            <text:p>1.33E+010</text:p>
          </table:table-cell>
          <table:table-cell table:formula="of:=STDEV([.C25:.L25])" office:value-type="float" office:value="4263347.03510217" calcext:value-type="float">
            <text:p>4.26E+006</text:p>
          </table:table-cell>
          <table:table-cell table:formula="of:=[.O25]/[.N25]*100" office:value-type="float" office:value="0.0321499116359822" calcext:value-type="float">
            <text:p>0.03</text:p>
          </table:table-cell>
        </table:table-row>
        <table:table-row table:style-name="ro1">
          <table:table-cell/>
          <table:table-cell table:style-name="ce5" office:value-type="string" calcext:value-type="string">
            <text:p>aggregateCost</text:p>
          </table:table-cell>
          <table:table-cell office:value-type="float" office:value="10777279163.7333" calcext:value-type="float">
            <text:p>10777279163.7333</text:p>
          </table:table-cell>
          <table:table-cell office:value-type="float" office:value="10743206240" calcext:value-type="float">
            <text:p>10743206240</text:p>
          </table:table-cell>
          <table:table-cell office:value-type="float" office:value="10743243754.6667" calcext:value-type="float">
            <text:p>10743243754.6667</text:p>
          </table:table-cell>
          <table:table-cell office:value-type="float" office:value="10765166683.7333" calcext:value-type="float">
            <text:p>10765166683.7333</text:p>
          </table:table-cell>
          <table:table-cell office:value-type="float" office:value="10735877060.2667" calcext:value-type="float">
            <text:p>10735877060.2667</text:p>
          </table:table-cell>
          <table:table-cell office:value-type="float" office:value="10748479157.3333" calcext:value-type="float">
            <text:p>10748479157.3333</text:p>
          </table:table-cell>
          <table:table-cell office:value-type="float" office:value="10737306246.4" calcext:value-type="float">
            <text:p>10737306246.4</text:p>
          </table:table-cell>
          <table:table-cell office:value-type="float" office:value="10746529147.7333" calcext:value-type="float">
            <text:p>10746529147.7333</text:p>
          </table:table-cell>
          <table:table-cell office:value-type="float" office:value="10739070822.4" calcext:value-type="float">
            <text:p>10739070822.4</text:p>
          </table:table-cell>
          <table:table-cell office:value-type="float" office:value="10749320812.8" calcext:value-type="float">
            <text:p>10749320812.8</text:p>
          </table:table-cell>
          <table:table-cell table:style-name="ce5" office:value-type="string" calcext:value-type="string">
            <text:p>aggregateCost</text:p>
          </table:table-cell>
          <table:table-cell table:formula="of:=AVERAGE([.C26:.L26])" office:value-type="float" office:value="10748547908.9067" calcext:value-type="float">
            <text:p>1.07E+010</text:p>
          </table:table-cell>
          <table:table-cell table:formula="of:=STDEV([.C26:.L26])" office:value-type="float" office:value="13079900.6676013" calcext:value-type="float">
            <text:p>1.31E+007</text:p>
          </table:table-cell>
          <table:table-cell table:formula="of:=[.O26]/[.N26]*100" office:value-type="float" office:value="0.121689932244362" calcext:value-type="float">
            <text:p>0.12</text:p>
          </table:table-cell>
        </table:table-row>
        <table:table-row table:style-name="ro1">
          <table:table-cell/>
          <table:table-cell table:style-name="ce5" office:value-type="string" calcext:value-type="string">
            <text:p>costConstruction</text:p>
          </table:table-cell>
          <table:table-cell office:value-type="float" office:value="1010697916.4" calcext:value-type="float">
            <text:p>1010697916.4</text:p>
          </table:table-cell>
          <table:table-cell office:value-type="float" office:value="1009860418.13333" calcext:value-type="float">
            <text:p>1009860418.13333</text:p>
          </table:table-cell>
          <table:table-cell office:value-type="float" office:value="1010004165.86667" calcext:value-type="float">
            <text:p>1010004165.86667</text:p>
          </table:table-cell>
          <table:table-cell office:value-type="float" office:value="1010685415.2" calcext:value-type="float">
            <text:p>1010685415.2</text:p>
          </table:table-cell>
          <table:table-cell office:value-type="float" office:value="1011825000.13333" calcext:value-type="float">
            <text:p>1011825000.13333</text:p>
          </table:table-cell>
          <table:table-cell office:value-type="float" office:value="1008927083.73333" calcext:value-type="float">
            <text:p>1008927083.73333</text:p>
          </table:table-cell>
          <table:table-cell office:value-type="float" office:value="1010893750" calcext:value-type="float">
            <text:p>1010893750</text:p>
          </table:table-cell>
          <table:table-cell office:value-type="float" office:value="1009985417.73333" calcext:value-type="float">
            <text:p>1009985417.73333</text:p>
          </table:table-cell>
          <table:table-cell office:value-type="float" office:value="1010910415.46667" calcext:value-type="float">
            <text:p>1010910415.46667</text:p>
          </table:table-cell>
          <table:table-cell office:value-type="float" office:value="1011389582" calcext:value-type="float">
            <text:p>1011389582</text:p>
          </table:table-cell>
          <table:table-cell table:style-name="ce5" office:value-type="string" calcext:value-type="string">
            <text:p>costConstruction</text:p>
          </table:table-cell>
          <table:table-cell table:formula="of:=AVERAGE([.C27:.L27])" office:value-type="float" office:value="1010517916.46667" calcext:value-type="float">
            <text:p>1.01E+009</text:p>
          </table:table-cell>
          <table:table-cell table:formula="of:=STDEV([.C27:.L27])" office:value-type="float" office:value="838952.922060656" calcext:value-type="float">
            <text:p>8.39E+005</text:p>
          </table:table-cell>
          <table:table-cell table:formula="of:=[.O27]/[.N27]*100" office:value-type="float" office:value="0.0830220729775977" calcext:value-type="float">
            <text:p>0.08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2_in</text:p>
          </table:table-cell>
          <table:table-cell office:value-type="float" office:value="909625000" calcext:value-type="float">
            <text:p>909625000</text:p>
          </table:table-cell>
          <table:table-cell office:value-type="float" office:value="921750000" calcext:value-type="float">
            <text:p>921750000</text:p>
          </table:table-cell>
          <table:table-cell office:value-type="float" office:value="880375000" calcext:value-type="float">
            <text:p>880375000</text:p>
          </table:table-cell>
          <table:table-cell office:value-type="float" office:value="907875000" calcext:value-type="float">
            <text:p>907875000</text:p>
          </table:table-cell>
          <table:table-cell office:value-type="float" office:value="881125000" calcext:value-type="float">
            <text:p>881125000</text:p>
          </table:table-cell>
          <table:table-cell office:value-type="float" office:value="919500000" calcext:value-type="float">
            <text:p>919500000</text:p>
          </table:table-cell>
          <table:table-cell office:value-type="float" office:value="927250000" calcext:value-type="float">
            <text:p>927250000</text:p>
          </table:table-cell>
          <table:table-cell office:value-type="float" office:value="890250000" calcext:value-type="float">
            <text:p>890250000</text:p>
          </table:table-cell>
          <table:table-cell office:value-type="float" office:value="908875000" calcext:value-type="float">
            <text:p>908875000</text:p>
          </table:table-cell>
          <table:table-cell office:value-type="float" office:value="909375000" calcext:value-type="float">
            <text:p>909375000</text:p>
          </table:table-cell>
          <table:table-cell table:style-name="ce6" office:value-type="string" calcext:value-type="string">
            <text:p>Cost_Parallel_Work_implode_Broadcast2_in</text:p>
          </table:table-cell>
          <table:table-cell table:style-name="ce22" table:formula="of:=AVERAGE([.C28:.L28])" office:value-type="float" office:value="905600000" calcext:value-type="float">
            <text:p>9.06E+008</text:p>
          </table:table-cell>
          <table:table-cell table:formula="of:=STDEV([.C28:.L28])" office:value-type="float" office:value="16465641.8372049" calcext:value-type="float">
            <text:p>1.65E+007</text:p>
          </table:table-cell>
          <table:table-cell table:formula="of:=[.O28]/[.N28]*100" office:value-type="float" office:value="1.81820249969135" calcext:value-type="float">
            <text:p>1.82</text:p>
          </table:table-cell>
        </table:table-row>
        <table:table-row table:style-name="ro1">
          <table:table-cell/>
          <table:table-cell table:style-name="ce5" office:value-type="string" calcext:value-type="string">
            <text:p>rgb2Gray</text:p>
          </table:table-cell>
          <table:table-cell office:value-type="float" office:value="866875000" calcext:value-type="float">
            <text:p>866875000</text:p>
          </table:table-cell>
          <table:table-cell office:value-type="float" office:value="855187500" calcext:value-type="float">
            <text:p>855187500</text:p>
          </table:table-cell>
          <table:table-cell office:value-type="float" office:value="868687500" calcext:value-type="float">
            <text:p>868687500</text:p>
          </table:table-cell>
          <table:table-cell office:value-type="float" office:value="870375000" calcext:value-type="float">
            <text:p>870375000</text:p>
          </table:table-cell>
          <table:table-cell office:value-type="float" office:value="872187500" calcext:value-type="float">
            <text:p>872187500</text:p>
          </table:table-cell>
          <table:table-cell office:value-type="float" office:value="860375000" calcext:value-type="float">
            <text:p>860375000</text:p>
          </table:table-cell>
          <table:table-cell office:value-type="float" office:value="861062500" calcext:value-type="float">
            <text:p>861062500</text:p>
          </table:table-cell>
          <table:table-cell office:value-type="float" office:value="868437500" calcext:value-type="float">
            <text:p>868437500</text:p>
          </table:table-cell>
          <table:table-cell office:value-type="float" office:value="861625000" calcext:value-type="float">
            <text:p>861625000</text:p>
          </table:table-cell>
          <table:table-cell office:value-type="float" office:value="868437500" calcext:value-type="float">
            <text:p>868437500</text:p>
          </table:table-cell>
          <table:table-cell table:style-name="ce5" office:value-type="string" calcext:value-type="string">
            <text:p>rgb2Gray</text:p>
          </table:table-cell>
          <table:table-cell table:formula="of:=AVERAGE([.C29:.L29])" office:value-type="float" office:value="865325000" calcext:value-type="float">
            <text:p>8.65E+008</text:p>
          </table:table-cell>
          <table:table-cell table:formula="of:=STDEV([.C29:.L29])" office:value-type="float" office:value="5424337.51715359" calcext:value-type="float">
            <text:p>5.42E+006</text:p>
          </table:table-cell>
          <table:table-cell table:formula="of:=[.O29]/[.N29]*100" office:value-type="float" office:value="0.626855518695703" calcext:value-type="float">
            <text:p>0.63</text:p>
          </table:table-cell>
        </table:table-row>
        <table:table-row table:style-name="ro1">
          <table:table-cell/>
          <table:table-cell table:style-name="ce5" office:value-type="string" calcext:value-type="string">
            <text:p>census</text:p>
          </table:table-cell>
          <table:table-cell office:value-type="float" office:value="820625000" calcext:value-type="float">
            <text:p>820625000</text:p>
          </table:table-cell>
          <table:table-cell office:value-type="float" office:value="822187500" calcext:value-type="float">
            <text:p>822187500</text:p>
          </table:table-cell>
          <table:table-cell office:value-type="float" office:value="814062500" calcext:value-type="float">
            <text:p>814062500</text:p>
          </table:table-cell>
          <table:table-cell office:value-type="float" office:value="813437500" calcext:value-type="float">
            <text:p>813437500</text:p>
          </table:table-cell>
          <table:table-cell office:value-type="float" office:value="808250000" calcext:value-type="float">
            <text:p>808250000</text:p>
          </table:table-cell>
          <table:table-cell office:value-type="float" office:value="816187500" calcext:value-type="float">
            <text:p>816187500</text:p>
          </table:table-cell>
          <table:table-cell office:value-type="float" office:value="824312500" calcext:value-type="float">
            <text:p>824312500</text:p>
          </table:table-cell>
          <table:table-cell office:value-type="float" office:value="814437500" calcext:value-type="float">
            <text:p>814437500</text:p>
          </table:table-cell>
          <table:table-cell office:value-type="float" office:value="817062500" calcext:value-type="float">
            <text:p>817062500</text:p>
          </table:table-cell>
          <table:table-cell office:value-type="float" office:value="819875000" calcext:value-type="float">
            <text:p>819875000</text:p>
          </table:table-cell>
          <table:table-cell table:style-name="ce5" office:value-type="string" calcext:value-type="string">
            <text:p>census</text:p>
          </table:table-cell>
          <table:table-cell table:formula="of:=AVERAGE([.C30:.L30])" office:value-type="float" office:value="817043750" calcext:value-type="float">
            <text:p>8.17E+008</text:p>
          </table:table-cell>
          <table:table-cell table:formula="of:=STDEV([.C30:.L30])" office:value-type="float" office:value="4794478.34174318" calcext:value-type="float">
            <text:p>4.79E+006</text:p>
          </table:table-cell>
          <table:table-cell table:formula="of:=[.O30]/[.N30]*100" office:value-type="float" office:value="0.586808030995058" calcext:value-type="float">
            <text:p>0.59</text:p>
          </table:table-cell>
        </table:table-row>
        <table:table-row table:style-name="ro1">
          <table:table-cell/>
          <table:table-cell table:style-name="ce5" office:value-type="string" calcext:value-type="string">
            <text:p>medianFilter</text:p>
          </table:table-cell>
          <table:table-cell office:value-type="float" office:value="805158333.333333" calcext:value-type="float">
            <text:p>805158333.333333</text:p>
          </table:table-cell>
          <table:table-cell office:value-type="float" office:value="803891666.666667" calcext:value-type="float">
            <text:p>803891666.666667</text:p>
          </table:table-cell>
          <table:table-cell office:value-type="float" office:value="804933333.333333" calcext:value-type="float">
            <text:p>804933333.333333</text:p>
          </table:table-cell>
          <table:table-cell office:value-type="float" office:value="804733333.333333" calcext:value-type="float">
            <text:p>804733333.333333</text:p>
          </table:table-cell>
          <table:table-cell office:value-type="float" office:value="805666666.666667" calcext:value-type="float">
            <text:p>805666666.666667</text:p>
          </table:table-cell>
          <table:table-cell office:value-type="float" office:value="804375000" calcext:value-type="float">
            <text:p>804375000</text:p>
          </table:table-cell>
          <table:table-cell office:value-type="float" office:value="804325000" calcext:value-type="float">
            <text:p>804325000</text:p>
          </table:table-cell>
          <table:table-cell office:value-type="float" office:value="804908333.333333" calcext:value-type="float">
            <text:p>804908333.333333</text:p>
          </table:table-cell>
          <table:table-cell office:value-type="float" office:value="804325000" calcext:value-type="float">
            <text:p>804325000</text:p>
          </table:table-cell>
          <table:table-cell office:value-type="float" office:value="804633333.333333" calcext:value-type="float">
            <text:p>804633333.333333</text:p>
          </table:table-cell>
          <table:table-cell table:style-name="ce5" office:value-type="string" calcext:value-type="string">
            <text:p>medianFilter</text:p>
          </table:table-cell>
          <table:table-cell table:formula="of:=AVERAGE([.C31:.L31])" office:value-type="float" office:value="804695000" calcext:value-type="float">
            <text:p>8.05E+008</text:p>
          </table:table-cell>
          <table:table-cell table:formula="of:=STDEV([.C31:.L31])" office:value-type="float" office:value="504198.422630084" calcext:value-type="float">
            <text:p>5.04E+005</text:p>
          </table:table-cell>
          <table:table-cell table:formula="of:=[.O31]/[.N31]*100" office:value-type="float" office:value="0.0626570840666444" calcext:value-type="float">
            <text:p>0.06</text:p>
          </table:table-cell>
        </table:table-row>
        <table:table-row table:style-name="ro1">
          <table:table-cell/>
          <table:table-cell table:style-name="ce6" office:value-type="string" calcext:value-type="string">
            <text:p>Cost_Parallel_Work_implode_Broadcast3_in</text:p>
          </table:table-cell>
          <table:table-cell office:value-type="float" office:value="736125000" calcext:value-type="float">
            <text:p>736125000</text:p>
          </table:table-cell>
          <table:table-cell office:value-type="float" office:value="735000000" calcext:value-type="float">
            <text:p>735000000</text:p>
          </table:table-cell>
          <table:table-cell office:value-type="float" office:value="728000000" calcext:value-type="float">
            <text:p>728000000</text:p>
          </table:table-cell>
          <table:table-cell office:value-type="float" office:value="720875000" calcext:value-type="float">
            <text:p>720875000</text:p>
          </table:table-cell>
          <table:table-cell office:value-type="float" office:value="720375000" calcext:value-type="float">
            <text:p>720375000</text:p>
          </table:table-cell>
          <table:table-cell office:value-type="float" office:value="723375000" calcext:value-type="float">
            <text:p>723375000</text:p>
          </table:table-cell>
          <table:table-cell office:value-type="float" office:value="733000000" calcext:value-type="float">
            <text:p>733000000</text:p>
          </table:table-cell>
          <table:table-cell office:value-type="float" office:value="734750000" calcext:value-type="float">
            <text:p>734750000</text:p>
          </table:table-cell>
          <table:table-cell office:value-type="float" office:value="718625000" calcext:value-type="float">
            <text:p>718625000</text:p>
          </table:table-cell>
          <table:table-cell office:value-type="float" office:value="742625000" calcext:value-type="float">
            <text:p>742625000</text:p>
          </table:table-cell>
          <table:table-cell table:style-name="ce6" office:value-type="string" calcext:value-type="string">
            <text:p>Cost_Parallel_Work_implode_Broadcast3_in</text:p>
          </table:table-cell>
          <table:table-cell table:style-name="ce22" table:formula="of:=AVERAGE([.C32:.L32])" office:value-type="float" office:value="729275000" calcext:value-type="float">
            <text:p>7.29E+008</text:p>
          </table:table-cell>
          <table:table-cell table:formula="of:=STDEV([.C32:.L32])" office:value-type="float" office:value="8174486.05248197" calcext:value-type="float">
            <text:p>8.17E+006</text:p>
          </table:table-cell>
          <table:table-cell table:formula="of:=[.O32]/[.N32]*100" office:value-type="float" office:value="1.12090583833012" calcext:value-type="float">
            <text:p>1.12</text:p>
          </table:table-cell>
        </table:table-row>
        <table:table-row table:style-name="ro1">
          <table:table-cell/>
          <table:table-cell table:style-name="ce5" office:value-type="string" calcext:value-type="string">
            <text:p>disparitySelect</text:p>
          </table:table-cell>
          <table:table-cell office:value-type="float" office:value="443062500" calcext:value-type="float">
            <text:p>443062500</text:p>
          </table:table-cell>
          <table:table-cell office:value-type="float" office:value="443691666.666667" calcext:value-type="float">
            <text:p>443691666.666667</text:p>
          </table:table-cell>
          <table:table-cell office:value-type="float" office:value="445489583.333333" calcext:value-type="float">
            <text:p>445489583.333333</text:p>
          </table:table-cell>
          <table:table-cell office:value-type="float" office:value="445470833.333333" calcext:value-type="float">
            <text:p>445470833.333333</text:p>
          </table:table-cell>
          <table:table-cell office:value-type="float" office:value="445356250" calcext:value-type="float">
            <text:p>445356250</text:p>
          </table:table-cell>
          <table:table-cell office:value-type="float" office:value="446458333.333333" calcext:value-type="float">
            <text:p>446458333.333333</text:p>
          </table:table-cell>
          <table:table-cell office:value-type="float" office:value="445072916.666667" calcext:value-type="float">
            <text:p>445072916.666667</text:p>
          </table:table-cell>
          <table:table-cell office:value-type="float" office:value="448547916.666667" calcext:value-type="float">
            <text:p>448547916.666667</text:p>
          </table:table-cell>
          <table:table-cell office:value-type="float" office:value="444295833.333333" calcext:value-type="float">
            <text:p>444295833.333333</text:p>
          </table:table-cell>
          <table:table-cell office:value-type="float" office:value="443343750" calcext:value-type="float">
            <text:p>443343750</text:p>
          </table:table-cell>
          <table:table-cell table:style-name="ce5" office:value-type="string" calcext:value-type="string">
            <text:p>disparitySelect</text:p>
          </table:table-cell>
          <table:table-cell table:formula="of:=AVERAGE([.C33:.L33])" office:value-type="float" office:value="445078958.333333" calcext:value-type="float">
            <text:p>4.45E+008</text:p>
          </table:table-cell>
          <table:table-cell table:formula="of:=STDEV([.C33:.L33])" office:value-type="float" office:value="1631303.78973329" calcext:value-type="float">
            <text:p>1.63E+006</text:p>
          </table:table-cell>
          <table:table-cell table:formula="of:=[.O33]/[.N33]*100" office:value-type="float" office:value="0.366520087995613" calcext:value-type="float">
            <text:p>0.37</text:p>
          </table:table-cell>
        </table:table-row>
        <table:table-row table:style-name="ro1">
          <table:table-cell/>
          <table:table-cell table:style-name="ce5" office:value-type="string" calcext:value-type="string">
            <text:p>readPPM</text:p>
          </table:table-cell>
          <table:table-cell office:value-type="float" office:value="279187500" calcext:value-type="float">
            <text:p>279187500</text:p>
          </table:table-cell>
          <table:table-cell office:value-type="float" office:value="275375000" calcext:value-type="float">
            <text:p>275375000</text:p>
          </table:table-cell>
          <table:table-cell office:value-type="float" office:value="282875000" calcext:value-type="float">
            <text:p>282875000</text:p>
          </table:table-cell>
          <table:table-cell office:value-type="float" office:value="278375000" calcext:value-type="float">
            <text:p>278375000</text:p>
          </table:table-cell>
          <table:table-cell office:value-type="float" office:value="273562500" calcext:value-type="float">
            <text:p>273562500</text:p>
          </table:table-cell>
          <table:table-cell office:value-type="float" office:value="276875000" calcext:value-type="float">
            <text:p>276875000</text:p>
          </table:table-cell>
          <table:table-cell office:value-type="float" office:value="282187500" calcext:value-type="float">
            <text:p>282187500</text:p>
          </table:table-cell>
          <table:table-cell office:value-type="float" office:value="275500000" calcext:value-type="float">
            <text:p>275500000</text:p>
          </table:table-cell>
          <table:table-cell office:value-type="float" office:value="275937500" calcext:value-type="float">
            <text:p>275937500</text:p>
          </table:table-cell>
          <table:table-cell office:value-type="float" office:value="280062500" calcext:value-type="float">
            <text:p>280062500</text:p>
          </table:table-cell>
          <table:table-cell table:style-name="ce5" office:value-type="string" calcext:value-type="string">
            <text:p>readPPM</text:p>
          </table:table-cell>
          <table:table-cell table:formula="of:=AVERAGE([.C34:.L34])" office:value-type="float" office:value="277993750" calcext:value-type="float">
            <text:p>2.78E+008</text:p>
          </table:table-cell>
          <table:table-cell table:formula="of:=STDEV([.C34:.L34])" office:value-type="float" office:value="3081425.36688245" calcext:value-type="float">
            <text:p>3.08E+006</text:p>
          </table:table-cell>
          <table:table-cell table:formula="of:=[.O34]/[.N34]*100" office:value-type="float" office:value="1.10845131118324" calcext:value-type="float">
            <text:p>1.11</text:p>
          </table:table-cell>
        </table:table-row>
        <table:table-row table:style-name="ro1">
          <table:table-cell/>
          <table:table-cell table:style-name="ce20" office:value-type="string" calcext:value-type="string">
            <text:p>Cost_Parallel_Work_br_rgbL</text:p>
          </table:table-cell>
          <table:table-cell office:value-type="float" office:value="179000000" calcext:value-type="float">
            <text:p>179000000</text:p>
          </table:table-cell>
          <table:table-cell office:value-type="float" office:value="177875000" calcext:value-type="float">
            <text:p>177875000</text:p>
          </table:table-cell>
          <table:table-cell office:value-type="float" office:value="187875000" calcext:value-type="float">
            <text:p>187875000</text:p>
          </table:table-cell>
          <table:table-cell office:value-type="float" office:value="181500000" calcext:value-type="float">
            <text:p>181500000</text:p>
          </table:table-cell>
          <table:table-cell office:value-type="float" office:value="187000000" calcext:value-type="float">
            <text:p>187000000</text:p>
          </table:table-cell>
          <table:table-cell office:value-type="float" office:value="182875000" calcext:value-type="float">
            <text:p>182875000</text:p>
          </table:table-cell>
          <table:table-cell office:value-type="float" office:value="178500000" calcext:value-type="float">
            <text:p>178500000</text:p>
          </table:table-cell>
          <table:table-cell office:value-type="float" office:value="175875000" calcext:value-type="float">
            <text:p>175875000</text:p>
          </table:table-cell>
          <table:table-cell office:value-type="float" office:value="184375000" calcext:value-type="float">
            <text:p>184375000</text:p>
          </table:table-cell>
          <table:table-cell office:value-type="float" office:value="176750000" calcext:value-type="float">
            <text:p>176750000</text:p>
          </table:table-cell>
          <table:table-cell office:value-type="string" calcext:value-type="string">
            <text:p>Cost_Parallel_Work_br_rgbL</text:p>
          </table:table-cell>
          <table:table-cell table:formula="of:=AVERAGE([.C35:.L35])" office:value-type="float" office:value="181162500" calcext:value-type="float">
            <text:p>1.81E+008</text:p>
          </table:table-cell>
          <table:table-cell table:formula="of:=STDEV([.C35:.L35])" office:value-type="float" office:value="4249203.35670896" calcext:value-type="float">
            <text:p>4.25E+006</text:p>
          </table:table-cell>
          <table:table-cell table:style-name="ce23" table:formula="of:=[.O35]/[.N35]*100" office:value-type="float" office:value="2.3455203790569" calcext:value-type="float">
            <text:p>2.35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130000000" calcext:value-type="float">
            <text:p>130000000</text:p>
          </table:table-cell>
          <table:table-cell office:value-type="float" office:value="139000000" calcext:value-type="float">
            <text:p>139000000</text:p>
          </table:table-cell>
          <table:table-cell office:value-type="float" office:value="137375000" calcext:value-type="float">
            <text:p>137375000</text:p>
          </table:table-cell>
          <table:table-cell office:value-type="float" office:value="131000000" calcext:value-type="float">
            <text:p>131000000</text:p>
          </table:table-cell>
          <table:table-cell office:value-type="float" office:value="134875000" calcext:value-type="float">
            <text:p>134875000</text:p>
          </table:table-cell>
          <table:table-cell office:value-type="float" office:value="128875000" calcext:value-type="float">
            <text:p>128875000</text:p>
          </table:table-cell>
          <table:table-cell office:value-type="float" office:value="131000000" calcext:value-type="float">
            <text:p>131000000</text:p>
          </table:table-cell>
          <table:table-cell office:value-type="float" office:value="129375000" calcext:value-type="float">
            <text:p>129375000</text:p>
          </table:table-cell>
          <table:table-cell office:value-type="float" office:value="129250000" calcext:value-type="float">
            <text:p>129250000</text:p>
          </table:table-cell>
          <table:table-cell office:value-type="float" office:value="130750000" calcext:value-type="float">
            <text:p>130750000</text:p>
          </table:table-cell>
          <table:table-cell office:value-type="string" calcext:value-type="string">
            <text:p>Broadcast0</text:p>
          </table:table-cell>
          <table:table-cell table:formula="of:=AVERAGE([.C36:.L36])" office:value-type="float" office:value="132150000" calcext:value-type="float">
            <text:p>1.32E+008</text:p>
          </table:table-cell>
          <table:table-cell table:formula="of:=STDEV([.C36:.L36])" office:value-type="float" office:value="3616513.05357338" calcext:value-type="float">
            <text:p>3.62E+006</text:p>
          </table:table-cell>
          <table:table-cell table:formula="of:=[.O36]/[.N36]*100" office:value-type="float" office:value="2.73667276093332" calcext:value-type="float">
            <text:p>2.7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49500000" calcext:value-type="float">
            <text:p>49500000</text:p>
          </table:table-cell>
          <table:table-cell office:value-type="float" office:value="43500000" calcext:value-type="float">
            <text:p>43500000</text:p>
          </table:table-cell>
          <table:table-cell office:value-type="float" office:value="42875000" calcext:value-type="float">
            <text:p>42875000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45625000" calcext:value-type="float">
            <text:p>45625000</text:p>
          </table:table-cell>
          <table:table-cell office:value-type="float" office:value="42375000" calcext:value-type="float">
            <text:p>42375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2500000" calcext:value-type="float">
            <text:p>42500000</text:p>
          </table:table-cell>
          <table:table-cell office:value-type="float" office:value="50125000" calcext:value-type="float">
            <text:p>50125000</text:p>
          </table:table-cell>
          <table:table-cell office:value-type="string" calcext:value-type="string">
            <text:p>Cost_Parallel_Work_Broadcast5_22</text:p>
          </table:table-cell>
          <table:table-cell table:formula="of:=AVERAGE([.C37:.L37])" office:value-type="float" office:value="45350000" calcext:value-type="float">
            <text:p>4.54E+007</text:p>
          </table:table-cell>
          <table:table-cell table:formula="of:=STDEV([.C37:.L37])" office:value-type="float" office:value="3258962.00243779" calcext:value-type="float">
            <text:p>3.26E+006</text:p>
          </table:table-cell>
          <table:table-cell table:formula="of:=[.O37]/[.N37]*100" office:value-type="float" office:value="7.1862447683303" calcext:value-type="float">
            <text:p>7.1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4</text:p>
          </table:table-cell>
          <table:table-cell office:value-type="float" office:value="43375000" calcext:value-type="float">
            <text:p>43375000</text:p>
          </table:table-cell>
          <table:table-cell office:value-type="float" office:value="44250000" calcext:value-type="float">
            <text:p>44250000</text:p>
          </table:table-cell>
          <table:table-cell table:number-columns-repeated="2" office:value-type="float" office:value="42875000" calcext:value-type="float">
            <text:p>42875000</text:p>
          </table:table-cell>
          <table:table-cell office:value-type="float" office:value="49250000" calcext:value-type="float">
            <text:p>49250000</text:p>
          </table:table-cell>
          <table:table-cell office:value-type="float" office:value="43125000" calcext:value-type="float">
            <text:p>43125000</text:p>
          </table:table-cell>
          <table:table-cell office:value-type="float" office:value="42750000" calcext:value-type="float">
            <text:p>42750000</text:p>
          </table:table-cell>
          <table:table-cell office:value-type="float" office:value="43250000" calcext:value-type="float">
            <text:p>43250000</text:p>
          </table:table-cell>
          <table:table-cell office:value-type="float" office:value="49000000" calcext:value-type="float">
            <text:p>49000000</text:p>
          </table:table-cell>
          <table:table-cell office:value-type="float" office:value="42250000" calcext:value-type="float">
            <text:p>42250000</text:p>
          </table:table-cell>
          <table:table-cell office:value-type="string" calcext:value-type="string">
            <text:p>Cost_Parallel_Work_Broadcast5_44</text:p>
          </table:table-cell>
          <table:table-cell table:formula="of:=AVERAGE([.C38:.L38])" office:value-type="float" office:value="44300000" calcext:value-type="float">
            <text:p>4.43E+007</text:p>
          </table:table-cell>
          <table:table-cell table:formula="of:=STDEV([.C38:.L38])" office:value-type="float" office:value="2594866.72747047" calcext:value-type="float">
            <text:p>2.59E+006</text:p>
          </table:table-cell>
          <table:table-cell table:formula="of:=[.O38]/[.N38]*100" office:value-type="float" office:value="5.85748696945931" calcext:value-type="float">
            <text:p>5.8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43125000" calcext:value-type="float">
            <text:p>43125000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42750000" calcext:value-type="float">
            <text:p>42750000</text:p>
          </table:table-cell>
          <table:table-cell office:value-type="float" office:value="43750000" calcext:value-type="float">
            <text:p>43750000</text:p>
          </table:table-cell>
          <table:table-cell office:value-type="float" office:value="43625000" calcext:value-type="float">
            <text:p>43625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7000000" calcext:value-type="float">
            <text:p>47000000</text:p>
          </table:table-cell>
          <table:table-cell office:value-type="float" office:value="42875000" calcext:value-type="float">
            <text:p>42875000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Cost_Parallel_Work_Broadcast5_3</text:p>
          </table:table-cell>
          <table:table-cell table:formula="of:=AVERAGE([.C39:.L39])" office:value-type="float" office:value="43612500" calcext:value-type="float">
            <text:p>4.36E+007</text:p>
          </table:table-cell>
          <table:table-cell table:formula="of:=STDEV([.C39:.L39])" office:value-type="float" office:value="1773111.2799571" calcext:value-type="float">
            <text:p>1.77E+006</text:p>
          </table:table-cell>
          <table:table-cell table:formula="of:=[.O39]/[.N39]*100" office:value-type="float" office:value="4.06560339342414" calcext:value-type="float">
            <text:p>4.0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1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42625000" calcext:value-type="float">
            <text:p>42625000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42500000" calcext:value-type="float">
            <text:p>42500000</text:p>
          </table:table-cell>
          <table:table-cell office:value-type="float" office:value="43125000" calcext:value-type="float">
            <text:p>43125000</text:p>
          </table:table-cell>
          <table:table-cell office:value-type="float" office:value="43625000" calcext:value-type="float">
            <text:p>43625000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42625000" calcext:value-type="float">
            <text:p>42625000</text:p>
          </table:table-cell>
          <table:table-cell office:value-type="float" office:value="50625000" calcext:value-type="float">
            <text:p>50625000</text:p>
          </table:table-cell>
          <table:table-cell office:value-type="string" calcext:value-type="string">
            <text:p>Cost_Parallel_Work_Broadcast5_31</text:p>
          </table:table-cell>
          <table:table-cell table:formula="of:=AVERAGE([.C40:.L40])" office:value-type="float" office:value="43612500" calcext:value-type="float">
            <text:p>4.36E+007</text:p>
          </table:table-cell>
          <table:table-cell table:formula="of:=STDEV([.C40:.L40])" office:value-type="float" office:value="2501700.81033773" calcext:value-type="float">
            <text:p>2.50E+006</text:p>
          </table:table-cell>
          <table:table-cell table:formula="of:=[.O40]/[.N40]*100" office:value-type="float" office:value="5.73620134213294" calcext:value-type="float">
            <text:p>5.7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42750000" calcext:value-type="float">
            <text:p>42750000</text:p>
          </table:table-cell>
          <table:table-cell office:value-type="float" office:value="43500000" calcext:value-type="float">
            <text:p>43500000</text:p>
          </table:table-cell>
          <table:table-cell office:value-type="float" office:value="43625000" calcext:value-type="float">
            <text:p>43625000</text:p>
          </table:table-cell>
          <table:table-cell office:value-type="float" office:value="42750000" calcext:value-type="float">
            <text:p>42750000</text:p>
          </table:table-cell>
          <table:table-cell office:value-type="float" office:value="43250000" calcext:value-type="float">
            <text:p>43250000</text:p>
          </table:table-cell>
          <table:table-cell office:value-type="float" office:value="42750000" calcext:value-type="float">
            <text:p>42750000</text:p>
          </table:table-cell>
          <table:table-cell office:value-type="float" office:value="43250000" calcext:value-type="float">
            <text:p>43250000</text:p>
          </table:table-cell>
          <table:table-cell office:value-type="float" office:value="42375000" calcext:value-type="float">
            <text:p>42375000</text:p>
          </table:table-cell>
          <table:table-cell office:value-type="float" office:value="43125000" calcext:value-type="float">
            <text:p>43125000</text:p>
          </table:table-cell>
          <table:table-cell office:value-type="float" office:value="42500000" calcext:value-type="float">
            <text:p>42500000</text:p>
          </table:table-cell>
          <table:table-cell office:value-type="string" calcext:value-type="string">
            <text:p>Cost_Parallel_Work_Broadcast5_23</text:p>
          </table:table-cell>
          <table:table-cell table:formula="of:=AVERAGE([.C41:.L41])" office:value-type="float" office:value="42987500" calcext:value-type="float">
            <text:p>4.30E+007</text:p>
          </table:table-cell>
          <table:table-cell table:formula="of:=STDEV([.C41:.L41])" office:value-type="float" office:value="422665.155097192" calcext:value-type="float">
            <text:p>4.23E+005</text:p>
          </table:table-cell>
          <table:table-cell table:formula="of:=[.O41]/[.N41]*100" office:value-type="float" office:value="0.98322804326186" calcext:value-type="float">
            <text:p>0.9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3</text:p>
          </table:table-cell>
          <table:table-cell table:number-columns-repeated="2" office:value-type="float" office:value="42500000" calcext:value-type="float">
            <text:p>42500000</text:p>
          </table:table-cell>
          <table:table-cell office:value-type="float" office:value="49125000" calcext:value-type="float">
            <text:p>49125000</text:p>
          </table:table-cell>
          <table:table-cell office:value-type="float" office:value="41750000" calcext:value-type="float">
            <text:p>41750000</text:p>
          </table:table-cell>
          <table:table-cell office:value-type="float" office:value="42500000" calcext:value-type="float">
            <text:p>42500000</text:p>
          </table:table-cell>
          <table:table-cell office:value-type="float" office:value="41750000" calcext:value-type="float">
            <text:p>41750000</text:p>
          </table:table-cell>
          <table:table-cell office:value-type="float" office:value="42625000" calcext:value-type="float">
            <text:p>42625000</text:p>
          </table:table-cell>
          <table:table-cell office:value-type="float" office:value="42250000" calcext:value-type="float">
            <text:p>42250000</text:p>
          </table:table-cell>
          <table:table-cell table:number-columns-repeated="2" office:value-type="float" office:value="42375000" calcext:value-type="float">
            <text:p>42375000</text:p>
          </table:table-cell>
          <table:table-cell office:value-type="string" calcext:value-type="string">
            <text:p>Cost_Parallel_Work_Broadcast5_43</text:p>
          </table:table-cell>
          <table:table-cell table:formula="of:=AVERAGE([.C42:.L42])" office:value-type="float" office:value="42975000" calcext:value-type="float">
            <text:p>4.30E+007</text:p>
          </table:table-cell>
          <table:table-cell table:formula="of:=STDEV([.C42:.L42])" office:value-type="float" office:value="2182474.38574762" calcext:value-type="float">
            <text:p>2.18E+006</text:p>
          </table:table-cell>
          <table:table-cell table:formula="of:=[.O42]/[.N42]*100" office:value-type="float" office:value="5.0784744287321" calcext:value-type="float">
            <text:p>5.0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0</text:p>
          </table:table-cell>
          <table:table-cell office:value-type="float" office:value="43125000" calcext:value-type="float">
            <text:p>43125000</text:p>
          </table:table-cell>
          <table:table-cell office:value-type="float" office:value="42625000" calcext:value-type="float">
            <text:p>42625000</text:p>
          </table:table-cell>
          <table:table-cell office:value-type="float" office:value="42500000" calcext:value-type="float">
            <text:p>42500000</text:p>
          </table:table-cell>
          <table:table-cell office:value-type="float" office:value="42750000" calcext:value-type="float">
            <text:p>42750000</text:p>
          </table:table-cell>
          <table:table-cell office:value-type="float" office:value="42375000" calcext:value-type="float">
            <text:p>42375000</text:p>
          </table:table-cell>
          <table:table-cell office:value-type="float" office:value="42625000" calcext:value-type="float">
            <text:p>42625000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41500000" calcext:value-type="float">
            <text:p>41500000</text:p>
          </table:table-cell>
          <table:table-cell office:value-type="float" office:value="42125000" calcext:value-type="float">
            <text:p>42125000</text:p>
          </table:table-cell>
          <table:table-cell office:value-type="float" office:value="43000000" calcext:value-type="float">
            <text:p>43000000</text:p>
          </table:table-cell>
          <table:table-cell office:value-type="string" calcext:value-type="string">
            <text:p>Cost_Parallel_Work_Broadcast5_30</text:p>
          </table:table-cell>
          <table:table-cell table:formula="of:=AVERAGE([.C43:.L43])" office:value-type="float" office:value="42562500" calcext:value-type="float">
            <text:p>4.26E+007</text:p>
          </table:table-cell>
          <table:table-cell table:formula="of:=STDEV([.C43:.L43])" office:value-type="float" office:value="483225.562697633" calcext:value-type="float">
            <text:p>4.83E+005</text:p>
          </table:table-cell>
          <table:table-cell table:formula="of:=[.O43]/[.N43]*100" office:value-type="float" office:value="1.13533171852601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5</text:p>
          </table:table-cell>
          <table:table-cell office:value-type="float" office:value="41000000" calcext:value-type="float">
            <text:p>41000000</text:p>
          </table:table-cell>
          <table:table-cell table:number-columns-repeated="2" office:value-type="float" office:value="42750000" calcext:value-type="float">
            <text:p>42750000</text:p>
          </table:table-cell>
          <table:table-cell office:value-type="float" office:value="42375000" calcext:value-type="float">
            <text:p>42375000</text:p>
          </table:table-cell>
          <table:table-cell office:value-type="float" office:value="41375000" calcext:value-type="float">
            <text:p>41375000</text:p>
          </table:table-cell>
          <table:table-cell office:value-type="float" office:value="42500000" calcext:value-type="float">
            <text:p>42500000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41750000" calcext:value-type="float">
            <text:p>41750000</text:p>
          </table:table-cell>
          <table:table-cell office:value-type="float" office:value="42375000" calcext:value-type="float">
            <text:p>42375000</text:p>
          </table:table-cell>
          <table:table-cell office:value-type="float" office:value="41500000" calcext:value-type="float">
            <text:p>41500000</text:p>
          </table:table-cell>
          <table:table-cell office:value-type="string" calcext:value-type="string">
            <text:p>Cost_Parallel_Work_Broadcast5_45</text:p>
          </table:table-cell>
          <table:table-cell table:formula="of:=AVERAGE([.C44:.L44])" office:value-type="float" office:value="42037500" calcext:value-type="float">
            <text:p>4.20E+007</text:p>
          </table:table-cell>
          <table:table-cell table:formula="of:=STDEV([.C44:.L44])" office:value-type="float" office:value="609673.182031889" calcext:value-type="float">
            <text:p>6.10E+005</text:p>
          </table:table-cell>
          <table:table-cell table:formula="of:=[.O44]/[.N44]*100" office:value-type="float" office:value="1.45030789659682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51875000" calcext:value-type="float">
            <text:p>51875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9250000" calcext:value-type="float">
            <text:p>39250000</text:p>
          </table:table-cell>
          <table:table-cell table:number-columns-repeated="2" office:value-type="float" office:value="38250000" calcext:value-type="float">
            <text:p>38250000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38625000" calcext:value-type="float">
            <text:p>3862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7875000" calcext:value-type="float">
            <text:p>37875000</text:p>
          </table:table-cell>
          <table:table-cell office:value-type="string" calcext:value-type="string">
            <text:p>Cost_Parallel_Work_Broadcast5_29</text:p>
          </table:table-cell>
          <table:table-cell table:formula="of:=AVERAGE([.C45:.L45])" office:value-type="float" office:value="39462500" calcext:value-type="float">
            <text:p>3.95E+007</text:p>
          </table:table-cell>
          <table:table-cell table:formula="of:=STDEV([.C45:.L45])" office:value-type="float" office:value="4402512.6979437" calcext:value-type="float">
            <text:p>4.40E+006</text:p>
          </table:table-cell>
          <table:table-cell table:formula="of:=[.O45]/[.N45]*100" office:value-type="float" office:value="11.1561930894994" calcext:value-type="float">
            <text:p>11.1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6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44375000" calcext:value-type="float">
            <text:p>4437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7750000" calcext:value-type="float">
            <text:p>37750000</text:p>
          </table:table-cell>
          <table:table-cell office:value-type="string" calcext:value-type="string">
            <text:p>Cost_Parallel_Work_Broadcast5_46</text:p>
          </table:table-cell>
          <table:table-cell table:formula="of:=AVERAGE([.C46:.L46])" office:value-type="float" office:value="39362500" calcext:value-type="float">
            <text:p>3.94E+007</text:p>
          </table:table-cell>
          <table:table-cell table:formula="of:=STDEV([.C46:.L46])" office:value-type="float" office:value="2827475.56232685" calcext:value-type="float">
            <text:p>2.83E+006</text:p>
          </table:table-cell>
          <table:table-cell table:formula="of:=[.O46]/[.N46]*100" office:value-type="float" office:value="7.18317068866778" calcext:value-type="float">
            <text:p>7.1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42875000" calcext:value-type="float">
            <text:p>42875000</text:p>
          </table:table-cell>
          <table:table-cell office:value-type="float" office:value="41375000" calcext:value-type="float">
            <text:p>41375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40125000" calcext:value-type="float">
            <text:p>40125000</text:p>
          </table:table-cell>
          <table:table-cell office:value-type="float" office:value="36875000" calcext:value-type="float">
            <text:p>36875000</text:p>
          </table:table-cell>
          <table:table-cell office:value-type="float" office:value="39750000" calcext:value-type="float">
            <text:p>39750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9250000" calcext:value-type="float">
            <text:p>39250000</text:p>
          </table:table-cell>
          <table:table-cell office:value-type="float" office:value="35875000" calcext:value-type="float">
            <text:p>35875000</text:p>
          </table:table-cell>
          <table:table-cell office:value-type="float" office:value="38125000" calcext:value-type="float">
            <text:p>38125000</text:p>
          </table:table-cell>
          <table:table-cell office:value-type="string" calcext:value-type="string">
            <text:p>Cost_Parallel_Work_Broadcast5_15</text:p>
          </table:table-cell>
          <table:table-cell table:formula="of:=AVERAGE([.C47:.L47])" office:value-type="float" office:value="39150000" calcext:value-type="float">
            <text:p>3.92E+007</text:p>
          </table:table-cell>
          <table:table-cell table:formula="of:=STDEV([.C47:.L47])" office:value-type="float" office:value="2052945.0390435" calcext:value-type="float">
            <text:p>2.05E+006</text:p>
          </table:table-cell>
          <table:table-cell table:formula="of:=[.O47]/[.N47]*100" office:value-type="float" office:value="5.24379320317625" calcext:value-type="float">
            <text:p>5.2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38625000" calcext:value-type="float">
            <text:p>38625000</text:p>
          </table:table-cell>
          <table:table-cell office:value-type="float" office:value="38750000" calcext:value-type="float">
            <text:p>38750000</text:p>
          </table:table-cell>
          <table:table-cell table:number-columns-repeated="3" office:value-type="float" office:value="39250000" calcext:value-type="float">
            <text:p>39250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9125000" calcext:value-type="float">
            <text:p>39125000</text:p>
          </table:table-cell>
          <table:table-cell office:value-type="float" office:value="39625000" calcext:value-type="float">
            <text:p>39625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41000000" calcext:value-type="float">
            <text:p>41000000</text:p>
          </table:table-cell>
          <table:table-cell office:value-type="string" calcext:value-type="string">
            <text:p>Cost_Parallel_Work_Broadcast5_0</text:p>
          </table:table-cell>
          <table:table-cell table:formula="of:=AVERAGE([.C48:.L48])" office:value-type="float" office:value="39050000" calcext:value-type="float">
            <text:p>3.91E+007</text:p>
          </table:table-cell>
          <table:table-cell table:formula="of:=STDEV([.C48:.L48])" office:value-type="float" office:value="930203.084158388" calcext:value-type="float">
            <text:p>9.30E+005</text:p>
          </table:table-cell>
          <table:table-cell table:formula="of:=[.O48]/[.N48]*100" office:value-type="float" office:value="2.38208216173723" calcext:value-type="float">
            <text:p>2.3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9</text:p>
          </table:table-cell>
          <table:table-cell office:value-type="float" office:value="38625000" calcext:value-type="float">
            <text:p>38625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45250000" calcext:value-type="float">
            <text:p>45250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8500000" calcext:value-type="float">
            <text:p>38500000</text:p>
          </table:table-cell>
          <table:table-cell office:value-type="string" calcext:value-type="string">
            <text:p>Cost_Parallel_Work_Broadcast5_39</text:p>
          </table:table-cell>
          <table:table-cell table:formula="of:=AVERAGE([.C49:.L49])" office:value-type="float" office:value="39025000" calcext:value-type="float">
            <text:p>3.90E+007</text:p>
          </table:table-cell>
          <table:table-cell table:formula="of:=STDEV([.C49:.L49])" office:value-type="float" office:value="2228134.4962397" calcext:value-type="float">
            <text:p>2.23E+006</text:p>
          </table:table-cell>
          <table:table-cell table:formula="of:=[.O49]/[.N49]*100" office:value-type="float" office:value="5.7095054355918" calcext:value-type="float">
            <text:p>5.7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45125000" calcext:value-type="float">
            <text:p>4512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8625000" calcext:value-type="float">
            <text:p>38625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7375000" calcext:value-type="float">
            <text:p>37375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125000" calcext:value-type="float">
            <text:p>38125000</text:p>
          </table:table-cell>
          <table:table-cell office:value-type="string" calcext:value-type="string">
            <text:p>Cost_Parallel_Work_Broadcast5_27</text:p>
          </table:table-cell>
          <table:table-cell table:formula="of:=AVERAGE([.C50:.L50])" office:value-type="float" office:value="38825000" calcext:value-type="float">
            <text:p>3.88E+007</text:p>
          </table:table-cell>
          <table:table-cell table:formula="of:=STDEV([.C50:.L50])" office:value-type="float" office:value="2236999.47846813" calcext:value-type="float">
            <text:p>2.24E+006</text:p>
          </table:table-cell>
          <table:table-cell table:formula="of:=[.O50]/[.N50]*100" office:value-type="float" office:value="5.76175010551996" calcext:value-type="float">
            <text:p>5.7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7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45625000" calcext:value-type="float">
            <text:p>45625000</text:p>
          </table:table-cell>
          <table:table-cell office:value-type="float" office:value="40500000" calcext:value-type="float">
            <text:p>40500000</text:p>
          </table:table-cell>
          <table:table-cell office:value-type="float" office:value="37375000" calcext:value-type="float">
            <text:p>37375000</text:p>
          </table:table-cell>
          <table:table-cell office:value-type="string" calcext:value-type="string">
            <text:p>Cost_Parallel_Work_Broadcast5_37</text:p>
          </table:table-cell>
          <table:table-cell table:formula="of:=AVERAGE([.C51:.L51])" office:value-type="float" office:value="38612500" calcext:value-type="float">
            <text:p>3.86E+007</text:p>
          </table:table-cell>
          <table:table-cell table:formula="of:=STDEV([.C51:.L51])" office:value-type="float" office:value="2650635.40600279" calcext:value-type="float">
            <text:p>2.65E+006</text:p>
          </table:table-cell>
          <table:table-cell table:formula="of:=[.O51]/[.N51]*100" office:value-type="float" office:value="6.86470807640735" calcext:value-type="float">
            <text:p>6.8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1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45125000" calcext:value-type="float">
            <text:p>45125000</text:p>
          </table:table-cell>
          <table:table-cell office:value-type="string" calcext:value-type="string">
            <text:p>Cost_Parallel_Work_Broadcast5_51</text:p>
          </table:table-cell>
          <table:table-cell table:formula="of:=AVERAGE([.C52:.L52])" office:value-type="float" office:value="38550000" calcext:value-type="float">
            <text:p>3.86E+007</text:p>
          </table:table-cell>
          <table:table-cell table:formula="of:=STDEV([.C52:.L52])" office:value-type="float" office:value="2327522.52644547" calcext:value-type="float">
            <text:p>2.33E+006</text:p>
          </table:table-cell>
          <table:table-cell table:formula="of:=[.O52]/[.N52]*100" office:value-type="float" office:value="6.03767192333456" calcext:value-type="float">
            <text:p>6.0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</text:p>
          </table:table-cell>
          <table:table-cell office:value-type="float" office:value="39125000" calcext:value-type="float">
            <text:p>39125000</text:p>
          </table:table-cell>
          <table:table-cell office:value-type="float" office:value="39375000" calcext:value-type="float">
            <text:p>39375000</text:p>
          </table:table-cell>
          <table:table-cell office:value-type="float" office:value="38000000" calcext:value-type="float">
            <text:p>38000000</text:p>
          </table:table-cell>
          <table:table-cell table:number-columns-repeated="3" office:value-type="float" office:value="38250000" calcext:value-type="float">
            <text:p>3825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8500000" calcext:value-type="float">
            <text:p>38500000</text:p>
          </table:table-cell>
          <table:table-cell office:value-type="string" calcext:value-type="string">
            <text:p>Cost_Parallel_Work_Broadcast5_53</text:p>
          </table:table-cell>
          <table:table-cell table:formula="of:=AVERAGE([.C53:.L53])" office:value-type="float" office:value="38475000" calcext:value-type="float">
            <text:p>3.85E+007</text:p>
          </table:table-cell>
          <table:table-cell table:formula="of:=STDEV([.C53:.L53])" office:value-type="float" office:value="440170.421541475" calcext:value-type="float">
            <text:p>4.40E+005</text:p>
          </table:table-cell>
          <table:table-cell table:formula="of:=[.O53]/[.N53]*100" office:value-type="float" office:value="1.14404268106946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43750000" calcext:value-type="float">
            <text:p>4375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7625000" calcext:value-type="float">
            <text:p>37625000</text:p>
          </table:table-cell>
          <table:table-cell table:number-columns-repeated="2" office:value-type="float" office:value="37875000" calcext:value-type="float">
            <text:p>37875000</text:p>
          </table:table-cell>
          <table:table-cell office:value-type="float" office:value="37125000" calcext:value-type="float">
            <text:p>37125000</text:p>
          </table:table-cell>
          <table:table-cell office:value-type="string" calcext:value-type="string">
            <text:p>Cost_Parallel_Work_Broadcast5_54</text:p>
          </table:table-cell>
          <table:table-cell table:formula="of:=AVERAGE([.C54:.L54])" office:value-type="float" office:value="38462500" calcext:value-type="float">
            <text:p>3.85E+007</text:p>
          </table:table-cell>
          <table:table-cell table:formula="of:=STDEV([.C54:.L54])" office:value-type="float" office:value="1900338.05472138" calcext:value-type="float">
            <text:p>1.90E+006</text:p>
          </table:table-cell>
          <table:table-cell table:formula="of:=[.O54]/[.N54]*100" office:value-type="float" office:value="4.94075542338999" calcext:value-type="float">
            <text:p>4.9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40500000" calcext:value-type="float">
            <text:p>40500000</text:p>
          </table:table-cell>
          <table:table-cell office:value-type="float" office:value="39500000" calcext:value-type="float">
            <text:p>39500000</text:p>
          </table:table-cell>
          <table:table-cell office:value-type="float" office:value="39750000" calcext:value-type="float">
            <text:p>39750000</text:p>
          </table:table-cell>
          <table:table-cell office:value-type="float" office:value="36875000" calcext:value-type="float">
            <text:p>36875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9250000" calcext:value-type="float">
            <text:p>39250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7125000" calcext:value-type="float">
            <text:p>37125000</text:p>
          </table:table-cell>
          <table:table-cell office:value-type="string" calcext:value-type="string">
            <text:p>Cost_Parallel_Work_Broadcast5_7</text:p>
          </table:table-cell>
          <table:table-cell table:formula="of:=AVERAGE([.C55:.L55])" office:value-type="float" office:value="38450000" calcext:value-type="float">
            <text:p>3.85E+007</text:p>
          </table:table-cell>
          <table:table-cell table:formula="of:=STDEV([.C55:.L55])" office:value-type="float" office:value="1248888.39462228" calcext:value-type="float">
            <text:p>1.25E+006</text:p>
          </table:table-cell>
          <table:table-cell table:formula="of:=[.O55]/[.N55]*100" office:value-type="float" office:value="3.24808425129332" calcext:value-type="float">
            <text:p>3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6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8625000" calcext:value-type="float">
            <text:p>38625000</text:p>
          </table:table-cell>
          <table:table-cell office:value-type="float" office:value="39625000" calcext:value-type="float">
            <text:p>39625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8625000" calcext:value-type="float">
            <text:p>38625000</text:p>
          </table:table-cell>
          <table:table-cell office:value-type="string" calcext:value-type="string">
            <text:p>Cost_Parallel_Work_Broadcast5_36</text:p>
          </table:table-cell>
          <table:table-cell table:formula="of:=AVERAGE([.C56:.L56])" office:value-type="float" office:value="38362500" calcext:value-type="float">
            <text:p>3.84E+007</text:p>
          </table:table-cell>
          <table:table-cell table:formula="of:=STDEV([.C56:.L56])" office:value-type="float" office:value="538290.761990622" calcext:value-type="float">
            <text:p>5.38E+005</text:p>
          </table:table-cell>
          <table:table-cell table:formula="of:=[.O56]/[.N56]*100" office:value-type="float" office:value="1.40316914171553" calcext:value-type="float">
            <text:p>1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8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250000" calcext:value-type="float">
            <text:p>38250000</text:p>
          </table:table-cell>
          <table:table-cell table:number-columns-repeated="2" office:value-type="float" office:value="38500000" calcext:value-type="float">
            <text:p>38500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8375000" calcext:value-type="float">
            <text:p>38375000</text:p>
          </table:table-cell>
          <table:table-cell office:value-type="string" calcext:value-type="string">
            <text:p>Cost_Parallel_Work_Broadcast5_38</text:p>
          </table:table-cell>
          <table:table-cell table:formula="of:=AVERAGE([.C57:.L57])" office:value-type="float" office:value="38287500" calcext:value-type="float">
            <text:p>3.83E+007</text:p>
          </table:table-cell>
          <table:table-cell table:formula="of:=STDEV([.C57:.L57])" office:value-type="float" office:value="421018.935968971" calcext:value-type="float">
            <text:p>4.21E+005</text:p>
          </table:table-cell>
          <table:table-cell table:formula="of:=[.O57]/[.N57]*100" office:value-type="float" office:value="1.09962503681089" calcext:value-type="float">
            <text:p>1.1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5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250000" calcext:value-type="float">
            <text:p>38250000</text:p>
          </table:table-cell>
          <table:table-cell table:number-columns-repeated="2" office:value-type="float" office:value="38125000" calcext:value-type="float">
            <text:p>38125000</text:p>
          </table:table-cell>
          <table:table-cell office:value-type="float" office:value="39125000" calcext:value-type="float">
            <text:p>39125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7625000" calcext:value-type="float">
            <text:p>37625000</text:p>
          </table:table-cell>
          <table:table-cell office:value-type="string" calcext:value-type="string">
            <text:p>Cost_Parallel_Work_Broadcast5_35</text:p>
          </table:table-cell>
          <table:table-cell table:formula="of:=AVERAGE([.C58:.L58])" office:value-type="float" office:value="38250000" calcext:value-type="float">
            <text:p>3.83E+007</text:p>
          </table:table-cell>
          <table:table-cell table:formula="of:=STDEV([.C58:.L58])" office:value-type="float" office:value="386400.770645654" calcext:value-type="float">
            <text:p>3.86E+005</text:p>
          </table:table-cell>
          <table:table-cell table:formula="of:=[.O58]/[.N58]*100" office:value-type="float" office:value="1.01019809319125" calcext:value-type="float">
            <text:p>1.0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40125000" calcext:value-type="float">
            <text:p>40125000</text:p>
          </table:table-cell>
          <table:table-cell office:value-type="float" office:value="40875000" calcext:value-type="float">
            <text:p>4087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6125000" calcext:value-type="float">
            <text:p>36125000</text:p>
          </table:table-cell>
          <table:table-cell office:value-type="float" office:value="37375000" calcext:value-type="float">
            <text:p>37375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9875000" calcext:value-type="float">
            <text:p>39875000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9250000" calcext:value-type="float">
            <text:p>39250000</text:p>
          </table:table-cell>
          <table:table-cell office:value-type="string" calcext:value-type="string">
            <text:p>Cost_Parallel_Work_Broadcast5_12</text:p>
          </table:table-cell>
          <table:table-cell table:formula="of:=AVERAGE([.C59:.L59])" office:value-type="float" office:value="38225000" calcext:value-type="float">
            <text:p>3.82E+007</text:p>
          </table:table-cell>
          <table:table-cell table:formula="of:=STDEV([.C59:.L59])" office:value-type="float" office:value="1837873.16694536" calcext:value-type="float">
            <text:p>1.84E+006</text:p>
          </table:table-cell>
          <table:table-cell table:formula="of:=[.O59]/[.N59]*100" office:value-type="float" office:value="4.80803967807812" calcext:value-type="float">
            <text:p>4.8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37375000" calcext:value-type="float">
            <text:p>37375000</text:p>
          </table:table-cell>
          <table:table-cell office:value-type="float" office:value="36750000" calcext:value-type="float">
            <text:p>36750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6750000" calcext:value-type="float">
            <text:p>36750000</text:p>
          </table:table-cell>
          <table:table-cell office:value-type="float" office:value="41125000" calcext:value-type="float">
            <text:p>41125000</text:p>
          </table:table-cell>
          <table:table-cell office:value-type="float" office:value="38875000" calcext:value-type="float">
            <text:p>38875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250000" calcext:value-type="float">
            <text:p>37250000</text:p>
          </table:table-cell>
          <table:table-cell office:value-type="float" office:value="40250000" calcext:value-type="float">
            <text:p>40250000</text:p>
          </table:table-cell>
          <table:table-cell office:value-type="string" calcext:value-type="string">
            <text:p>Cost_Parallel_Work_Broadcast5_11</text:p>
          </table:table-cell>
          <table:table-cell table:formula="of:=AVERAGE([.C60:.L60])" office:value-type="float" office:value="38212500" calcext:value-type="float">
            <text:p>3.82E+007</text:p>
          </table:table-cell>
          <table:table-cell table:formula="of:=STDEV([.C60:.L60])" office:value-type="float" office:value="1462553.41782788" calcext:value-type="float">
            <text:p>1.46E+006</text:p>
          </table:table-cell>
          <table:table-cell table:formula="of:=[.O60]/[.N60]*100" office:value-type="float" office:value="3.82742144017763" calcext:value-type="float">
            <text:p>3.8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250000" calcext:value-type="float">
            <text:p>37250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39875000" calcext:value-type="float">
            <text:p>39875000</text:p>
          </table:table-cell>
          <table:table-cell office:value-type="float" office:value="39625000" calcext:value-type="float">
            <text:p>39625000</text:p>
          </table:table-cell>
          <table:table-cell office:value-type="string" calcext:value-type="string">
            <text:p>Cost_Parallel_Work_Broadcast5_5</text:p>
          </table:table-cell>
          <table:table-cell table:formula="of:=AVERAGE([.C61:.L61])" office:value-type="float" office:value="38187500" calcext:value-type="float">
            <text:p>3.82E+007</text:p>
          </table:table-cell>
          <table:table-cell table:formula="of:=STDEV([.C61:.L61])" office:value-type="float" office:value="946943.181446959" calcext:value-type="float">
            <text:p>9.47E+005</text:p>
          </table:table-cell>
          <table:table-cell table:formula="of:=[.O61]/[.N61]*100" office:value-type="float" office:value="2.47972027874817" calcext:value-type="float">
            <text:p>2.4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36625000" calcext:value-type="float">
            <text:p>36625000</text:p>
          </table:table-cell>
          <table:table-cell office:value-type="float" office:value="35375000" calcext:value-type="float">
            <text:p>35375000</text:p>
          </table:table-cell>
          <table:table-cell office:value-type="float" office:value="38875000" calcext:value-type="float">
            <text:p>38875000</text:p>
          </table:table-cell>
          <table:table-cell office:value-type="float" office:value="40750000" calcext:value-type="float">
            <text:p>40750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7375000" calcext:value-type="float">
            <text:p>37375000</text:p>
          </table:table-cell>
          <table:table-cell office:value-type="float" office:value="36375000" calcext:value-type="float">
            <text:p>36375000</text:p>
          </table:table-cell>
          <table:table-cell office:value-type="float" office:value="38750000" calcext:value-type="float">
            <text:p>38750000</text:p>
          </table:table-cell>
          <table:table-cell office:value-type="float" office:value="39250000" calcext:value-type="float">
            <text:p>39250000</text:p>
          </table:table-cell>
          <table:table-cell office:value-type="string" calcext:value-type="string">
            <text:p>Cost_Parallel_Work_Broadcast5_4</text:p>
          </table:table-cell>
          <table:table-cell table:formula="of:=AVERAGE([.C62:.L62])" office:value-type="float" office:value="37950000" calcext:value-type="float">
            <text:p>3.80E+007</text:p>
          </table:table-cell>
          <table:table-cell table:formula="of:=STDEV([.C62:.L62])" office:value-type="float" office:value="1572551.00606202" calcext:value-type="float">
            <text:p>1.57E+006</text:p>
          </table:table-cell>
          <table:table-cell table:formula="of:=[.O62]/[.N62]*100" office:value-type="float" office:value="4.14374441650071" calcext:value-type="float">
            <text:p>4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7375000" calcext:value-type="float">
            <text:p>37375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750000" calcext:value-type="float">
            <text:p>38750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375000" calcext:value-type="float">
            <text:p>37375000</text:p>
          </table:table-cell>
          <table:table-cell office:value-type="string" calcext:value-type="string">
            <text:p>Cost_Parallel_Work_Broadcast5_28</text:p>
          </table:table-cell>
          <table:table-cell table:formula="of:=AVERAGE([.C63:.L63])" office:value-type="float" office:value="37900000" calcext:value-type="float">
            <text:p>3.79E+007</text:p>
          </table:table-cell>
          <table:table-cell table:formula="of:=STDEV([.C63:.L63])" office:value-type="float" office:value="436208.410943413" calcext:value-type="float">
            <text:p>4.36E+005</text:p>
          </table:table-cell>
          <table:table-cell table:formula="of:=[.O63]/[.N63]*100" office:value-type="float" office:value="1.15094567531244" calcext:value-type="float">
            <text:p>1.1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7</text:p>
          </table:table-cell>
          <table:table-cell office:value-type="float" office:value="37625000" calcext:value-type="float">
            <text:p>37625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6500000" calcext:value-type="float">
            <text:p>36500000</text:p>
          </table:table-cell>
          <table:table-cell office:value-type="float" office:value="36875000" calcext:value-type="float">
            <text:p>36875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43625000" calcext:value-type="float">
            <text:p>43625000</text:p>
          </table:table-cell>
          <table:table-cell office:value-type="string" calcext:value-type="string">
            <text:p>Cost_Parallel_Work_Broadcast5_47</text:p>
          </table:table-cell>
          <table:table-cell table:formula="of:=AVERAGE([.C64:.L64])" office:value-type="float" office:value="37875000" calcext:value-type="float">
            <text:p>3.79E+007</text:p>
          </table:table-cell>
          <table:table-cell table:formula="of:=STDEV([.C64:.L64])" office:value-type="float" office:value="2062394.77846076" calcext:value-type="float">
            <text:p>2.06E+006</text:p>
          </table:table-cell>
          <table:table-cell table:formula="of:=[.O64]/[.N64]*100" office:value-type="float" office:value="5.4452667418106" calcext:value-type="float">
            <text:p>5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8250000" calcext:value-type="float">
            <text:p>38250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750000" calcext:value-type="float">
            <text:p>37750000</text:p>
          </table:table-cell>
          <table:table-cell office:value-type="float" office:value="37875000" calcext:value-type="float">
            <text:p>37875000</text:p>
          </table:table-cell>
          <table:table-cell table:number-columns-repeated="2" office:value-type="float" office:value="37750000" calcext:value-type="float">
            <text:p>37750000</text:p>
          </table:table-cell>
          <table:table-cell office:value-type="float" office:value="37625000" calcext:value-type="float">
            <text:p>37625000</text:p>
          </table:table-cell>
          <table:table-cell office:value-type="string" calcext:value-type="string">
            <text:p>Cost_Parallel_Work_Broadcast5_52</text:p>
          </table:table-cell>
          <table:table-cell table:formula="of:=AVERAGE([.C65:.L65])" office:value-type="float" office:value="37762500" calcext:value-type="float">
            <text:p>3.78E+007</text:p>
          </table:table-cell>
          <table:table-cell table:formula="of:=STDEV([.C65:.L65])" office:value-type="float" office:value="285348.227804399" calcext:value-type="float">
            <text:p>2.85E+005</text:p>
          </table:table-cell>
          <table:table-cell table:formula="of:=[.O65]/[.N65]*100" office:value-type="float" office:value="0.755639133543592" calcext:value-type="float">
            <text:p>0.7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35500000" calcext:value-type="float">
            <text:p>35500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38125000" calcext:value-type="float">
            <text:p>38125000</text:p>
          </table:table-cell>
          <table:table-cell office:value-type="string" calcext:value-type="string">
            <text:p>Cost_Parallel_Work_Broadcast5_21</text:p>
          </table:table-cell>
          <table:table-cell table:formula="of:=AVERAGE([.C66:.L66])" office:value-type="float" office:value="37750000" calcext:value-type="float">
            <text:p>3.78E+007</text:p>
          </table:table-cell>
          <table:table-cell table:formula="of:=STDEV([.C66:.L66])" office:value-type="float" office:value="996521.728591783" calcext:value-type="float">
            <text:p>9.97E+005</text:p>
          </table:table-cell>
          <table:table-cell table:formula="of:=[.O66]/[.N66]*100" office:value-type="float" office:value="2.63979265852128" calcext:value-type="float">
            <text:p>2.6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7250000" calcext:value-type="float">
            <text:p>37250000</text:p>
          </table:table-cell>
          <table:table-cell office:value-type="float" office:value="38125000" calcext:value-type="float">
            <text:p>38125000</text:p>
          </table:table-cell>
          <table:table-cell office:value-type="float" office:value="37250000" calcext:value-type="float">
            <text:p>37250000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36125000" calcext:value-type="float">
            <text:p>36125000</text:p>
          </table:table-cell>
          <table:table-cell office:value-type="string" calcext:value-type="string">
            <text:p>Cost_Parallel_Work_Broadcast5_13</text:p>
          </table:table-cell>
          <table:table-cell table:formula="of:=AVERAGE([.C67:.L67])" office:value-type="float" office:value="37637500" calcext:value-type="float">
            <text:p>3.76E+007</text:p>
          </table:table-cell>
          <table:table-cell table:formula="of:=STDEV([.C67:.L67])" office:value-type="float" office:value="834270.306582012" calcext:value-type="float">
            <text:p>8.34E+005</text:p>
          </table:table-cell>
          <table:table-cell table:formula="of:=[.O67]/[.N67]*100" office:value-type="float" office:value="2.21659330875327" calcext:value-type="float">
            <text:p>2.2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38875000" calcext:value-type="float">
            <text:p>38875000</text:p>
          </table:table-cell>
          <table:table-cell office:value-type="float" office:value="37875000" calcext:value-type="float">
            <text:p>37875000</text:p>
          </table:table-cell>
          <table:table-cell table:number-columns-repeated="2" office:value-type="float" office:value="37625000" calcext:value-type="float">
            <text:p>3762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4875000" calcext:value-type="float">
            <text:p>34875000</text:p>
          </table:table-cell>
          <table:table-cell office:value-type="float" office:value="38625000" calcext:value-type="float">
            <text:p>38625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6875000" calcext:value-type="float">
            <text:p>36875000</text:p>
          </table:table-cell>
          <table:table-cell office:value-type="string" calcext:value-type="string">
            <text:p>Cost_Parallel_Work_Broadcast5_20</text:p>
          </table:table-cell>
          <table:table-cell table:formula="of:=AVERAGE([.C68:.L68])" office:value-type="float" office:value="37625000" calcext:value-type="float">
            <text:p>3.76E+007</text:p>
          </table:table-cell>
          <table:table-cell table:formula="of:=STDEV([.C68:.L68])" office:value-type="float" office:value="1110242.71620619" calcext:value-type="float">
            <text:p>1.11E+006</text:p>
          </table:table-cell>
          <table:table-cell table:formula="of:=[.O68]/[.N68]*100" office:value-type="float" office:value="2.95081120586362" calcext:value-type="float">
            <text:p>2.9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36625000" calcext:value-type="float">
            <text:p>36625000</text:p>
          </table:table-cell>
          <table:table-cell office:value-type="float" office:value="36500000" calcext:value-type="float">
            <text:p>36500000</text:p>
          </table:table-cell>
          <table:table-cell office:value-type="float" office:value="36875000" calcext:value-type="float">
            <text:p>36875000</text:p>
          </table:table-cell>
          <table:table-cell office:value-type="float" office:value="36500000" calcext:value-type="float">
            <text:p>36500000</text:p>
          </table:table-cell>
          <table:table-cell office:value-type="float" office:value="36750000" calcext:value-type="float">
            <text:p>3675000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8375000" calcext:value-type="float">
            <text:p>38375000</text:p>
          </table:table-cell>
          <table:table-cell office:value-type="float" office:value="36625000" calcext:value-type="float">
            <text:p>36625000</text:p>
          </table:table-cell>
          <table:table-cell office:value-type="float" office:value="39625000" calcext:value-type="float">
            <text:p>39625000</text:p>
          </table:table-cell>
          <table:table-cell office:value-type="float" office:value="38000000" calcext:value-type="float">
            <text:p>38000000</text:p>
          </table:table-cell>
          <table:table-cell office:value-type="string" calcext:value-type="string">
            <text:p>Cost_Parallel_Work_Broadcast5_19</text:p>
          </table:table-cell>
          <table:table-cell table:formula="of:=AVERAGE([.C69:.L69])" office:value-type="float" office:value="37387500" calcext:value-type="float">
            <text:p>3.74E+007</text:p>
          </table:table-cell>
          <table:table-cell table:formula="of:=STDEV([.C69:.L69])" office:value-type="float" office:value="1061396.48576769" calcext:value-type="float">
            <text:p>1.06E+006</text:p>
          </table:table-cell>
          <table:table-cell table:formula="of:=[.O69]/[.N69]*100" office:value-type="float" office:value="2.83890735076614" calcext:value-type="float">
            <text:p>2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36500000" calcext:value-type="float">
            <text:p>36500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39125000" calcext:value-type="float">
            <text:p>39125000</text:p>
          </table:table-cell>
          <table:table-cell office:value-type="float" office:value="35375000" calcext:value-type="float">
            <text:p>35375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37375000" calcext:value-type="float">
            <text:p>3737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35875000" calcext:value-type="float">
            <text:p>35875000</text:p>
          </table:table-cell>
          <table:table-cell office:value-type="string" calcext:value-type="string">
            <text:p>Cost_Parallel_Work_Broadcast5_6</text:p>
          </table:table-cell>
          <table:table-cell table:formula="of:=AVERAGE([.C70:.L70])" office:value-type="float" office:value="37325000" calcext:value-type="float">
            <text:p>3.73E+007</text:p>
          </table:table-cell>
          <table:table-cell table:formula="of:=STDEV([.C70:.L70])" office:value-type="float" office:value="1572551.00606202" calcext:value-type="float">
            <text:p>1.57E+006</text:p>
          </table:table-cell>
          <table:table-cell table:formula="of:=[.O70]/[.N70]*100" office:value-type="float" office:value="4.21313062575223" calcext:value-type="float">
            <text:p>4.2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37875000" calcext:value-type="float">
            <text:p>37875000</text:p>
          </table:table-cell>
          <table:table-cell office:value-type="float" office:value="33125000" calcext:value-type="float">
            <text:p>33125000</text:p>
          </table:table-cell>
          <table:table-cell office:value-type="float" office:value="33625000" calcext:value-type="float">
            <text:p>33625000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33125000" calcext:value-type="float">
            <text:p>33125000</text:p>
          </table:table-cell>
          <table:table-cell office:value-type="float" office:value="37500000" calcext:value-type="float">
            <text:p>37500000</text:p>
          </table:table-cell>
          <table:table-cell office:value-type="float" office:value="37375000" calcext:value-type="float">
            <text:p>37375000</text:p>
          </table:table-cell>
          <table:table-cell office:value-type="float" office:value="39375000" calcext:value-type="float">
            <text:p>39375000</text:p>
          </table:table-cell>
          <table:table-cell office:value-type="float" office:value="38875000" calcext:value-type="float">
            <text:p>38875000</text:p>
          </table:table-cell>
          <table:table-cell office:value-type="float" office:value="37250000" calcext:value-type="float">
            <text:p>37250000</text:p>
          </table:table-cell>
          <table:table-cell office:value-type="string" calcext:value-type="string">
            <text:p>Cost_Parallel_Work_Broadcast5_14</text:p>
          </table:table-cell>
          <table:table-cell table:formula="of:=AVERAGE([.C71:.L71])" office:value-type="float" office:value="36662500" calcext:value-type="float">
            <text:p>3.67E+007</text:p>
          </table:table-cell>
          <table:table-cell table:formula="of:=STDEV([.C71:.L71])" office:value-type="float" office:value="2424591.89005765" calcext:value-type="float">
            <text:p>2.42E+006</text:p>
          </table:table-cell>
          <table:table-cell table:formula="of:=[.O71]/[.N71]*100" office:value-type="float" office:value="6.61327484502598" calcext:value-type="float">
            <text:p>6.6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2</text:p>
          </table:table-cell>
          <table:table-cell office:value-type="float" office:value="28750000" calcext:value-type="float">
            <text:p>28750000</text:p>
          </table:table-cell>
          <table:table-cell office:value-type="float" office:value="27750000" calcext:value-type="float">
            <text:p>27750000</text:p>
          </table:table-cell>
          <table:table-cell office:value-type="float" office:value="30750000" calcext:value-type="float">
            <text:p>30750000</text:p>
          </table:table-cell>
          <table:table-cell office:value-type="float" office:value="29250000" calcext:value-type="float">
            <text:p>29250000</text:p>
          </table:table-cell>
          <table:table-cell office:value-type="float" office:value="29000000" calcext:value-type="float">
            <text:p>2900000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29500000" calcext:value-type="float">
            <text:p>29500000</text:p>
          </table:table-cell>
          <table:table-cell office:value-type="float" office:value="28625000" calcext:value-type="float">
            <text:p>28625000</text:p>
          </table:table-cell>
          <table:table-cell office:value-type="float" office:value="28500000" calcext:value-type="float">
            <text:p>28500000</text:p>
          </table:table-cell>
          <table:table-cell office:value-type="float" office:value="27500000" calcext:value-type="float">
            <text:p>27500000</text:p>
          </table:table-cell>
          <table:table-cell office:value-type="string" calcext:value-type="string">
            <text:p>Cost_Parallel_Work_Broadcast5_32</text:p>
          </table:table-cell>
          <table:table-cell table:formula="of:=AVERAGE([.C72:.L72])" office:value-type="float" office:value="28775000" calcext:value-type="float">
            <text:p>2.88E+007</text:p>
          </table:table-cell>
          <table:table-cell table:formula="of:=STDEV([.C72:.L72])" office:value-type="float" office:value="936897.954837013" calcext:value-type="float">
            <text:p>9.37E+005</text:p>
          </table:table-cell>
          <table:table-cell table:formula="of:=[.O72]/[.N72]*100" office:value-type="float" office:value="3.25594423922507" calcext:value-type="float">
            <text:p>3.2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27250000" calcext:value-type="float">
            <text:p>2725000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27750000" calcext:value-type="float">
            <text:p>27750000</text:p>
          </table:table-cell>
          <table:table-cell office:value-type="float" office:value="29875000" calcext:value-type="float">
            <text:p>29875000</text:p>
          </table:table-cell>
          <table:table-cell office:value-type="float" office:value="27250000" calcext:value-type="float">
            <text:p>27250000</text:p>
          </table:table-cell>
          <table:table-cell office:value-type="float" office:value="30375000" calcext:value-type="float">
            <text:p>30375000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9875000" calcext:value-type="float">
            <text:p>29875000</text:p>
          </table:table-cell>
          <table:table-cell office:value-type="float" office:value="28500000" calcext:value-type="float">
            <text:p>28500000</text:p>
          </table:table-cell>
          <table:table-cell office:value-type="float" office:value="29125000" calcext:value-type="float">
            <text:p>29125000</text:p>
          </table:table-cell>
          <table:table-cell office:value-type="string" calcext:value-type="string">
            <text:p>Cost_Parallel_Work_Broadcast5_8</text:p>
          </table:table-cell>
          <table:table-cell table:formula="of:=AVERAGE([.C73:.L73])" office:value-type="float" office:value="28387500" calcext:value-type="float">
            <text:p>2.84E+007</text:p>
          </table:table-cell>
          <table:table-cell table:formula="of:=STDEV([.C73:.L73])" office:value-type="float" office:value="1451113.07852513" calcext:value-type="float">
            <text:p>1.45E+006</text:p>
          </table:table-cell>
          <table:table-cell table:formula="of:=[.O73]/[.N73]*100" office:value-type="float" office:value="5.11180300669353" calcext:value-type="float">
            <text:p>5.1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30375000" calcext:value-type="float">
            <text:p>30375000</text:p>
          </table:table-cell>
          <table:table-cell office:value-type="float" office:value="27625000" calcext:value-type="float">
            <text:p>27625000</text:p>
          </table:table-cell>
          <table:table-cell office:value-type="float" office:value="27500000" calcext:value-type="float">
            <text:p>27500000</text:p>
          </table:table-cell>
          <table:table-cell office:value-type="float" office:value="28625000" calcext:value-type="float">
            <text:p>28625000</text:p>
          </table:table-cell>
          <table:table-cell office:value-type="float" office:value="28750000" calcext:value-type="float">
            <text:p>28750000</text:p>
          </table:table-cell>
          <table:table-cell office:value-type="float" office:value="28625000" calcext:value-type="float">
            <text:p>28625000</text:p>
          </table:table-cell>
          <table:table-cell office:value-type="float" office:value="28875000" calcext:value-type="float">
            <text:p>28875000</text:p>
          </table:table-cell>
          <table:table-cell office:value-type="float" office:value="27500000" calcext:value-type="float">
            <text:p>27500000</text:p>
          </table:table-cell>
          <table:table-cell office:value-type="float" office:value="27375000" calcext:value-type="float">
            <text:p>27375000</text:p>
          </table:table-cell>
          <table:table-cell office:value-type="string" calcext:value-type="string">
            <text:p>Cost_Parallel_Work_Broadcast5_40</text:p>
          </table:table-cell>
          <table:table-cell table:formula="of:=AVERAGE([.C74:.L74])" office:value-type="float" office:value="28337500" calcext:value-type="float">
            <text:p>2.83E+007</text:p>
          </table:table-cell>
          <table:table-cell table:formula="of:=STDEV([.C74:.L74])" office:value-type="float" office:value="922425.094821013" calcext:value-type="float">
            <text:p>9.22E+005</text:p>
          </table:table-cell>
          <table:table-cell table:formula="of:=[.O74]/[.N74]*100" office:value-type="float" office:value="3.25513928476758" calcext:value-type="float">
            <text:p>3.2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4</text:p>
          </table:table-cell>
          <table:table-cell office:value-type="float" office:value="27375000" calcext:value-type="float">
            <text:p>27375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26875000" calcext:value-type="float">
            <text:p>26875000</text:p>
          </table:table-cell>
          <table:table-cell office:value-type="float" office:value="26375000" calcext:value-type="float">
            <text:p>26375000</text:p>
          </table:table-cell>
          <table:table-cell office:value-type="float" office:value="28625000" calcext:value-type="float">
            <text:p>28625000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32875000" calcext:value-type="float">
            <text:p>32875000</text:p>
          </table:table-cell>
          <table:table-cell office:value-type="float" office:value="27625000" calcext:value-type="float">
            <text:p>27625000</text:p>
          </table:table-cell>
          <table:table-cell office:value-type="float" office:value="28250000" calcext:value-type="float">
            <text:p>28250000</text:p>
          </table:table-cell>
          <table:table-cell office:value-type="string" calcext:value-type="string">
            <text:p>Cost_Parallel_Work_Broadcast5_34</text:p>
          </table:table-cell>
          <table:table-cell table:formula="of:=AVERAGE([.C75:.L75])" office:value-type="float" office:value="27862500" calcext:value-type="float">
            <text:p>2.79E+007</text:p>
          </table:table-cell>
          <table:table-cell table:formula="of:=STDEV([.C75:.L75])" office:value-type="float" office:value="1896130.92902363" calcext:value-type="float">
            <text:p>1.90E+006</text:p>
          </table:table-cell>
          <table:table-cell table:formula="of:=[.O75]/[.N75]*100" office:value-type="float" office:value="6.8053151333284" calcext:value-type="float">
            <text:p>6.8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6375000" calcext:value-type="float">
            <text:p>26375000</text:p>
          </table:table-cell>
          <table:table-cell office:value-type="float" office:value="32500000" calcext:value-type="float">
            <text:p>32500000</text:p>
          </table:table-cell>
          <table:table-cell office:value-type="float" office:value="30375000" calcext:value-type="float">
            <text:p>30375000</text:p>
          </table:table-cell>
          <table:table-cell office:value-type="float" office:value="25875000" calcext:value-type="float">
            <text:p>25875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Cost_Parallel_Work_Broadcast5_1</text:p>
          </table:table-cell>
          <table:table-cell table:formula="of:=AVERAGE([.C76:.L76])" office:value-type="float" office:value="27512500" calcext:value-type="float">
            <text:p>2.75E+007</text:p>
          </table:table-cell>
          <table:table-cell table:formula="of:=STDEV([.C76:.L76])" office:value-type="float" office:value="2582291.4565685" calcext:value-type="float">
            <text:p>2.58E+006</text:p>
          </table:table-cell>
          <table:table-cell table:formula="of:=[.O76]/[.N76]*100" office:value-type="float" office:value="9.38588444004907" calcext:value-type="float">
            <text:p>9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27750000" calcext:value-type="float">
            <text:p>27750000</text:p>
          </table:table-cell>
          <table:table-cell office:value-type="float" office:value="26500000" calcext:value-type="float">
            <text:p>26500000</text:p>
          </table:table-cell>
          <table:table-cell office:value-type="float" office:value="27500000" calcext:value-type="float">
            <text:p>27500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8250000" calcext:value-type="float">
            <text:p>28250000</text:p>
          </table:table-cell>
          <table:table-cell table:number-columns-repeated="2" office:value-type="float" office:value="27375000" calcext:value-type="float">
            <text:p>27375000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8000000" calcext:value-type="float">
            <text:p>28000000</text:p>
          </table:table-cell>
          <table:table-cell office:value-type="string" calcext:value-type="string">
            <text:p>Cost_Parallel_Work_Broadcast5_24</text:p>
          </table:table-cell>
          <table:table-cell table:formula="of:=AVERAGE([.C77:.L77])" office:value-type="float" office:value="27362500" calcext:value-type="float">
            <text:p>2.74E+007</text:p>
          </table:table-cell>
          <table:table-cell table:formula="of:=STDEV([.C77:.L77])" office:value-type="float" office:value="554182.330605691" calcext:value-type="float">
            <text:p>5.54E+005</text:p>
          </table:table-cell>
          <table:table-cell table:formula="of:=[.O77]/[.N77]*100" office:value-type="float" office:value="2.0253351506832" calcext:value-type="float">
            <text:p>2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27875000" calcext:value-type="float">
            <text:p>27875000</text:p>
          </table:table-cell>
          <table:table-cell office:value-type="float" office:value="27375000" calcext:value-type="float">
            <text:p>27375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4125000" calcext:value-type="float">
            <text:p>24125000</text:p>
          </table:table-cell>
          <table:table-cell office:value-type="float" office:value="35875000" calcext:value-type="float">
            <text:p>35875000</text:p>
          </table:table-cell>
          <table:table-cell office:value-type="float" office:value="28500000" calcext:value-type="float">
            <text:p>28500000</text:p>
          </table:table-cell>
          <table:table-cell office:value-type="float" office:value="21625000" calcext:value-type="float">
            <text:p>21625000</text:p>
          </table:table-cell>
          <table:table-cell office:value-type="string" calcext:value-type="string">
            <text:p>Cost_Parallel_Work_Broadcast5_9</text:p>
          </table:table-cell>
          <table:table-cell table:formula="of:=AVERAGE([.C78:.L78])" office:value-type="float" office:value="27187500" calcext:value-type="float">
            <text:p>2.72E+007</text:p>
          </table:table-cell>
          <table:table-cell table:formula="of:=STDEV([.C78:.L78])" office:value-type="float" office:value="3708684.44030734" calcext:value-type="float">
            <text:p>3.71E+006</text:p>
          </table:table-cell>
          <table:table-cell table:formula="of:=[.O78]/[.N78]*100" office:value-type="float" office:value="13.6411381712454" calcext:value-type="float">
            <text:p>13.6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8</text:p>
          </table:table-cell>
          <table:table-cell office:value-type="float" office:value="27250000" calcext:value-type="float">
            <text:p>27250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33375000" calcext:value-type="float">
            <text:p>33375000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27375000" calcext:value-type="float">
            <text:p>27375000</text:p>
          </table:table-cell>
          <table:table-cell office:value-type="float" office:value="26375000" calcext:value-type="float">
            <text:p>26375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6250000" calcext:value-type="float">
            <text:p>26250000</text:p>
          </table:table-cell>
          <table:table-cell office:value-type="string" calcext:value-type="string">
            <text:p>Cost_Parallel_Work_Broadcast5_48</text:p>
          </table:table-cell>
          <table:table-cell table:formula="of:=AVERAGE([.C79:.L79])" office:value-type="float" office:value="27037500" calcext:value-type="float">
            <text:p>2.70E+007</text:p>
          </table:table-cell>
          <table:table-cell table:formula="of:=STDEV([.C79:.L79])" office:value-type="float" office:value="2316194.4962469" calcext:value-type="float">
            <text:p>2.32E+006</text:p>
          </table:table-cell>
          <table:table-cell table:formula="of:=[.O79]/[.N79]*100" office:value-type="float" office:value="8.56660007858309" calcext:value-type="float">
            <text:p>8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1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25875000" calcext:value-type="float">
            <text:p>25875000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27000000" calcext:value-type="float">
            <text:p>27000000</text:p>
          </table:table-cell>
          <table:table-cell office:value-type="string" calcext:value-type="string">
            <text:p>Cost_Parallel_Work_Broadcast5_41</text:p>
          </table:table-cell>
          <table:table-cell table:formula="of:=AVERAGE([.C80:.L80])" office:value-type="float" office:value="26800000" calcext:value-type="float">
            <text:p>2.68E+007</text:p>
          </table:table-cell>
          <table:table-cell table:formula="of:=STDEV([.C80:.L80])" office:value-type="float" office:value="810521.094385855" calcext:value-type="float">
            <text:p>8.11E+005</text:p>
          </table:table-cell>
          <table:table-cell table:formula="of:=[.O80]/[.N80]*100" office:value-type="float" office:value="3.02433244173827" calcext:value-type="float">
            <text:p>3.0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3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8500000" calcext:value-type="float">
            <text:p>28500000</text:p>
          </table:table-cell>
          <table:table-cell office:value-type="float" office:value="26500000" calcext:value-type="float">
            <text:p>26500000</text:p>
          </table:table-cell>
          <table:table-cell office:value-type="float" office:value="26375000" calcext:value-type="float">
            <text:p>26375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7625000" calcext:value-type="float">
            <text:p>27625000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7625000" calcext:value-type="float">
            <text:p>27625000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5125000" calcext:value-type="float">
            <text:p>25125000</text:p>
          </table:table-cell>
          <table:table-cell office:value-type="string" calcext:value-type="string">
            <text:p>Cost_Parallel_Work_Broadcast5_33</text:p>
          </table:table-cell>
          <table:table-cell table:formula="of:=AVERAGE([.C81:.L81])" office:value-type="float" office:value="26662500" calcext:value-type="float">
            <text:p>2.67E+007</text:p>
          </table:table-cell>
          <table:table-cell table:formula="of:=STDEV([.C81:.L81])" office:value-type="float" office:value="1091396.2769468" calcext:value-type="float">
            <text:p>1.09E+006</text:p>
          </table:table-cell>
          <table:table-cell table:formula="of:=[.O81]/[.N81]*100" office:value-type="float" office:value="4.09337562849245" calcext:value-type="float">
            <text:p>4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24375000" calcext:value-type="float">
            <text:p>24375000</text:p>
          </table:table-cell>
          <table:table-cell office:value-type="float" office:value="24250000" calcext:value-type="float">
            <text:p>24250000</text:p>
          </table:table-cell>
          <table:table-cell office:value-type="float" office:value="26250000" calcext:value-type="float">
            <text:p>26250000</text:p>
          </table:table-cell>
          <table:table-cell office:value-type="float" office:value="27500000" calcext:value-type="float">
            <text:p>27500000</text:p>
          </table:table-cell>
          <table:table-cell office:value-type="float" office:value="24875000" calcext:value-type="float">
            <text:p>24875000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7750000" calcext:value-type="float">
            <text:p>27750000</text:p>
          </table:table-cell>
          <table:table-cell office:value-type="float" office:value="28250000" calcext:value-type="float">
            <text:p>28250000</text:p>
          </table:table-cell>
          <table:table-cell office:value-type="float" office:value="29500000" calcext:value-type="float">
            <text:p>29500000</text:p>
          </table:table-cell>
          <table:table-cell office:value-type="float" office:value="26875000" calcext:value-type="float">
            <text:p>26875000</text:p>
          </table:table-cell>
          <table:table-cell office:value-type="string" calcext:value-type="string">
            <text:p>Cost_Parallel_Work_Broadcast5_17</text:p>
          </table:table-cell>
          <table:table-cell table:formula="of:=AVERAGE([.C82:.L82])" office:value-type="float" office:value="26562500" calcext:value-type="float">
            <text:p>2.66E+007</text:p>
          </table:table-cell>
          <table:table-cell table:formula="of:=STDEV([.C82:.L82])" office:value-type="float" office:value="1740300.50087143" calcext:value-type="float">
            <text:p>1.74E+006</text:p>
          </table:table-cell>
          <table:table-cell table:formula="of:=[.O82]/[.N82]*100" office:value-type="float" office:value="6.55171953269243" calcext:value-type="float">
            <text:p>6.5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8125000" calcext:value-type="float">
            <text:p>28125000</text:p>
          </table:table-cell>
          <table:table-cell office:value-type="float" office:value="24875000" calcext:value-type="float">
            <text:p>24875000</text:p>
          </table:table-cell>
          <table:table-cell office:value-type="float" office:value="26875000" calcext:value-type="float">
            <text:p>268750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28250000" calcext:value-type="float">
            <text:p>28250000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Cost_Parallel_Work_Broadcast5_18</text:p>
          </table:table-cell>
          <table:table-cell table:formula="of:=AVERAGE([.C83:.L83])" office:value-type="float" office:value="26475000" calcext:value-type="float">
            <text:p>2.65E+007</text:p>
          </table:table-cell>
          <table:table-cell table:formula="of:=STDEV([.C83:.L83])" office:value-type="float" office:value="1517032.92280981" calcext:value-type="float">
            <text:p>1.52E+006</text:p>
          </table:table-cell>
          <table:table-cell table:formula="of:=[.O83]/[.N83]*100" office:value-type="float" office:value="5.73005825423915" calcext:value-type="float">
            <text:p>5.7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9</text:p>
          </table:table-cell>
          <table:table-cell office:value-type="float" office:value="25250000" calcext:value-type="float">
            <text:p>25250000</text:p>
          </table:table-cell>
          <table:table-cell office:value-type="float" office:value="26250000" calcext:value-type="float">
            <text:p>26250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6250000" calcext:value-type="float">
            <text:p>26250000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32250000" calcext:value-type="float">
            <text:p>32250000</text:p>
          </table:table-cell>
          <table:table-cell table:number-columns-repeated="2" office:value-type="float" office:value="25375000" calcext:value-type="float">
            <text:p>2537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5250000" calcext:value-type="float">
            <text:p>25250000</text:p>
          </table:table-cell>
          <table:table-cell office:value-type="string" calcext:value-type="string">
            <text:p>Cost_Parallel_Work_Broadcast5_49</text:p>
          </table:table-cell>
          <table:table-cell table:formula="of:=AVERAGE([.C84:.L84])" office:value-type="float" office:value="26287500" calcext:value-type="float">
            <text:p>2.63E+007</text:p>
          </table:table-cell>
          <table:table-cell table:formula="of:=STDEV([.C84:.L84])" office:value-type="float" office:value="2143344.02537509" calcext:value-type="float">
            <text:p>2.14E+006</text:p>
          </table:table-cell>
          <table:table-cell table:formula="of:=[.O84]/[.N84]*100" office:value-type="float" office:value="8.15347227912542" calcext:value-type="float">
            <text:p>8.1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27250000" calcext:value-type="float">
            <text:p>27250000</text:p>
          </table:table-cell>
          <table:table-cell office:value-type="float" office:value="25875000" calcext:value-type="float">
            <text:p>25875000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26875000" calcext:value-type="float">
            <text:p>268750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26250000" calcext:value-type="float">
            <text:p>26250000</text:p>
          </table:table-cell>
          <table:table-cell office:value-type="float" office:value="24875000" calcext:value-type="float">
            <text:p>24875000</text:p>
          </table:table-cell>
          <table:table-cell office:value-type="string" calcext:value-type="string">
            <text:p>Cost_Parallel_Work_Broadcast5_55</text:p>
          </table:table-cell>
          <table:table-cell table:formula="of:=AVERAGE([.C85:.L85])" office:value-type="float" office:value="26125000" calcext:value-type="float">
            <text:p>2.61E+007</text:p>
          </table:table-cell>
          <table:table-cell table:formula="of:=STDEV([.C85:.L85])" office:value-type="float" office:value="766032.346285427" calcext:value-type="float">
            <text:p>7.66E+005</text:p>
          </table:table-cell>
          <table:table-cell table:formula="of:=[.O85]/[.N85]*100" office:value-type="float" office:value="2.93218122980068" calcext:value-type="float">
            <text:p>2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6875000" calcext:value-type="float">
            <text:p>26875000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4875000" calcext:value-type="float">
            <text:p>24875000</text:p>
          </table:table-cell>
          <table:table-cell office:value-type="float" office:value="25375000" calcext:value-type="float">
            <text:p>25375000</text:p>
          </table:table-cell>
          <table:table-cell office:value-type="float" office:value="27125000" calcext:value-type="float">
            <text:p>27125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6250000" calcext:value-type="float">
            <text:p>26250000</text:p>
          </table:table-cell>
          <table:table-cell office:value-type="float" office:value="25125000" calcext:value-type="float">
            <text:p>25125000</text:p>
          </table:table-cell>
          <table:table-cell office:value-type="string" calcext:value-type="string">
            <text:p>Cost_Parallel_Work_Broadcast5_25</text:p>
          </table:table-cell>
          <table:table-cell table:formula="of:=AVERAGE([.C86:.L86])" office:value-type="float" office:value="26025000" calcext:value-type="float">
            <text:p>2.60E+007</text:p>
          </table:table-cell>
          <table:table-cell table:formula="of:=STDEV([.C86:.L86])" office:value-type="float" office:value="881523.302773859" calcext:value-type="float">
            <text:p>8.82E+005</text:p>
          </table:table-cell>
          <table:table-cell table:formula="of:=[.O86]/[.N86]*100" office:value-type="float" office:value="3.38721730172472" calcext:value-type="float">
            <text:p>3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25875000" calcext:value-type="float">
            <text:p>25875000</text:p>
          </table:table-cell>
          <table:table-cell office:value-type="float" office:value="22750000" calcext:value-type="float">
            <text:p>22750000</text:p>
          </table:table-cell>
          <table:table-cell office:value-type="float" office:value="27250000" calcext:value-type="float">
            <text:p>27250000</text:p>
          </table:table-cell>
          <table:table-cell office:value-type="float" office:value="27375000" calcext:value-type="float">
            <text:p>27375000</text:p>
          </table:table-cell>
          <table:table-cell office:value-type="float" office:value="25250000" calcext:value-type="float">
            <text:p>25250000</text:p>
          </table:table-cell>
          <table:table-cell office:value-type="float" office:value="25875000" calcext:value-type="float">
            <text:p>25875000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5875000" calcext:value-type="float">
            <text:p>25875000</text:p>
          </table:table-cell>
          <table:table-cell office:value-type="string" calcext:value-type="string">
            <text:p>Cost_Parallel_Work_Broadcast5_2</text:p>
          </table:table-cell>
          <table:table-cell table:formula="of:=AVERAGE([.C87:.L87])" office:value-type="float" office:value="25862500" calcext:value-type="float">
            <text:p>2.59E+007</text:p>
          </table:table-cell>
          <table:table-cell table:formula="of:=STDEV([.C87:.L87])" office:value-type="float" office:value="1349446.90315864" calcext:value-type="float">
            <text:p>1.35E+006</text:p>
          </table:table-cell>
          <table:table-cell table:formula="of:=[.O87]/[.N87]*100" office:value-type="float" office:value="5.21777439597348" calcext:value-type="float">
            <text:p>5.2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5250000" calcext:value-type="float">
            <text:p>25250000</text:p>
          </table:table-cell>
          <table:table-cell office:value-type="float" office:value="25375000" calcext:value-type="float">
            <text:p>253750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25875000" calcext:value-type="float">
            <text:p>25875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5375000" calcext:value-type="float">
            <text:p>25375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6250000" calcext:value-type="float">
            <text:p>26250000</text:p>
          </table:table-cell>
          <table:table-cell office:value-type="string" calcext:value-type="string">
            <text:p>Cost_Parallel_Work_Broadcast5_50</text:p>
          </table:table-cell>
          <table:table-cell table:formula="of:=AVERAGE([.C88:.L88])" office:value-type="float" office:value="25750000" calcext:value-type="float">
            <text:p>2.58E+007</text:p>
          </table:table-cell>
          <table:table-cell table:formula="of:=STDEV([.C88:.L88])" office:value-type="float" office:value="523741.878749022" calcext:value-type="float">
            <text:p>5.24E+005</text:p>
          </table:table-cell>
          <table:table-cell table:formula="of:=[.O88]/[.N88]*100" office:value-type="float" office:value="2.03394904368552" calcext:value-type="float">
            <text:p>2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6250000" calcext:value-type="float">
            <text:p>26250000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5375000" calcext:value-type="float">
            <text:p>25375000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24750000" calcext:value-type="float">
            <text:p>24750000</text:p>
          </table:table-cell>
          <table:table-cell office:value-type="float" office:value="25125000" calcext:value-type="float">
            <text:p>25125000</text:p>
          </table:table-cell>
          <table:table-cell office:value-type="string" calcext:value-type="string">
            <text:p>Cost_Parallel_Work_Broadcast5_26</text:p>
          </table:table-cell>
          <table:table-cell table:formula="of:=AVERAGE([.C89:.L89])" office:value-type="float" office:value="25712500" calcext:value-type="float">
            <text:p>2.57E+007</text:p>
          </table:table-cell>
          <table:table-cell table:formula="of:=STDEV([.C89:.L89])" office:value-type="float" office:value="661569.05241336" calcext:value-type="float">
            <text:p>6.62E+005</text:p>
          </table:table-cell>
          <table:table-cell table:formula="of:=[.O89]/[.N89]*100" office:value-type="float" office:value="2.57294721405293" calcext:value-type="float">
            <text:p>2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32500000" calcext:value-type="float">
            <text:p>32500000</text:p>
          </table:table-cell>
          <table:table-cell office:value-type="float" office:value="24250000" calcext:value-type="float">
            <text:p>24250000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3750000" calcext:value-type="float">
            <text:p>23750000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4750000" calcext:value-type="float">
            <text:p>2475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24875000" calcext:value-type="float">
            <text:p>24875000</text:p>
          </table:table-cell>
          <table:table-cell office:value-type="float" office:value="25125000" calcext:value-type="float">
            <text:p>25125000</text:p>
          </table:table-cell>
          <table:table-cell office:value-type="string" calcext:value-type="string">
            <text:p>Cost_Parallel_Work_Broadcast5_16</text:p>
          </table:table-cell>
          <table:table-cell table:formula="of:=AVERAGE([.C90:.L90])" office:value-type="float" office:value="25662500" calcext:value-type="float">
            <text:p>2.57E+007</text:p>
          </table:table-cell>
          <table:table-cell table:formula="of:=STDEV([.C90:.L90])" office:value-type="float" office:value="2469993.53350481" calcext:value-type="float">
            <text:p>2.47E+006</text:p>
          </table:table-cell>
          <table:table-cell table:formula="of:=[.O90]/[.N90]*100" office:value-type="float" office:value="9.62491391526471" calcext:value-type="float">
            <text:p>9.6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4625000" calcext:value-type="float">
            <text:p>24625000</text:p>
          </table:table-cell>
          <table:table-cell office:value-type="float" office:value="32125000" calcext:value-type="float">
            <text:p>32125000</text:p>
          </table:table-cell>
          <table:table-cell office:value-type="float" office:value="24875000" calcext:value-type="float">
            <text:p>24875000</text:p>
          </table:table-cell>
          <table:table-cell office:value-type="float" office:value="24750000" calcext:value-type="float">
            <text:p>2475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4250000" calcext:value-type="float">
            <text:p>24250000</text:p>
          </table:table-cell>
          <table:table-cell office:value-type="string" calcext:value-type="string">
            <text:p>Cost_Parallel_Work_Broadcast5_56</text:p>
          </table:table-cell>
          <table:table-cell table:formula="of:=AVERAGE([.C91:.L91])" office:value-type="float" office:value="25662500" calcext:value-type="float">
            <text:p>2.57E+007</text:p>
          </table:table-cell>
          <table:table-cell table:formula="of:=STDEV([.C91:.L91])" office:value-type="float" office:value="2303416.84604994" calcext:value-type="float">
            <text:p>2.30E+006</text:p>
          </table:table-cell>
          <table:table-cell table:formula="of:=[.O91]/[.N91]*100" office:value-type="float" office:value="8.97580846000952" calcext:value-type="float">
            <text:p>8.9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8500000" calcext:value-type="float">
            <text:p>28500000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2875000" calcext:value-type="float">
            <text:p>22875000</text:p>
          </table:table-cell>
          <table:table-cell office:value-type="float" office:value="29125000" calcext:value-type="float">
            <text:p>29125000</text:p>
          </table:table-cell>
          <table:table-cell office:value-type="float" office:value="23750000" calcext:value-type="float">
            <text:p>23750000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4375000" calcext:value-type="float">
            <text:p>24375000</text:p>
          </table:table-cell>
          <table:table-cell office:value-type="float" office:value="26500000" calcext:value-type="float">
            <text:p>26500000</text:p>
          </table:table-cell>
          <table:table-cell office:value-type="float" office:value="24750000" calcext:value-type="float">
            <text:p>24750000</text:p>
          </table:table-cell>
          <table:table-cell office:value-type="string" calcext:value-type="string">
            <text:p>Cost_Parallel_Work_Broadcast5_10</text:p>
          </table:table-cell>
          <table:table-cell table:formula="of:=AVERAGE([.C92:.L92])" office:value-type="float" office:value="25587500" calcext:value-type="float">
            <text:p>2.56E+007</text:p>
          </table:table-cell>
          <table:table-cell table:formula="of:=STDEV([.C92:.L92])" office:value-type="float" office:value="2043833.88376953" calcext:value-type="float">
            <text:p>2.04E+006</text:p>
          </table:table-cell>
          <table:table-cell table:formula="of:=[.O92]/[.N92]*100" office:value-type="float" office:value="7.98762631663715" calcext:value-type="float">
            <text:p>7.9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2</text:p>
          </table:table-cell>
          <table:table-cell office:value-type="float" office:value="25750000" calcext:value-type="float">
            <text:p>25750000</text:p>
          </table:table-cell>
          <table:table-cell office:value-type="float" office:value="24750000" calcext:value-type="float">
            <text:p>24750000</text:p>
          </table:table-cell>
          <table:table-cell office:value-type="float" office:value="26500000" calcext:value-type="float">
            <text:p>26500000</text:p>
          </table:table-cell>
          <table:table-cell office:value-type="float" office:value="25375000" calcext:value-type="float">
            <text:p>25375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5250000" calcext:value-type="float">
            <text:p>25250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5250000" calcext:value-type="float">
            <text:p>25250000</text:p>
          </table:table-cell>
          <table:table-cell office:value-type="string" calcext:value-type="string">
            <text:p>Cost_Parallel_Work_Broadcast5_42</text:p>
          </table:table-cell>
          <table:table-cell table:formula="of:=AVERAGE([.C93:.L93])" office:value-type="float" office:value="25475000" calcext:value-type="float">
            <text:p>2.55E+007</text:p>
          </table:table-cell>
          <table:table-cell table:formula="of:=STDEV([.C93:.L93])" office:value-type="float" office:value="463231.403656243" calcext:value-type="float">
            <text:p>4.63E+005</text:p>
          </table:table-cell>
          <table:table-cell table:formula="of:=[.O93]/[.N93]*100" office:value-type="float" office:value="1.81837646184983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6375000" calcext:value-type="float">
            <text:p>26375000</text:p>
          </table:table-cell>
          <table:table-cell office:value-type="float" office:value="24875000" calcext:value-type="float">
            <text:p>24875000</text:p>
          </table:table-cell>
          <table:table-cell table:number-columns-repeated="2" office:value-type="float" office:value="24625000" calcext:value-type="float">
            <text:p>24625000</text:p>
          </table:table-cell>
          <table:table-cell office:value-type="float" office:value="25500000" calcext:value-type="float">
            <text:p>25500000</text:p>
          </table:table-cell>
          <table:table-cell table:number-columns-repeated="2" office:value-type="float" office:value="25125000" calcext:value-type="float">
            <text:p>25125000</text:p>
          </table:table-cell>
          <table:table-cell office:value-type="float" office:value="25625000" calcext:value-type="float">
            <text:p>25625000</text:p>
          </table:table-cell>
          <table:table-cell office:value-type="float" office:value="24875000" calcext:value-type="float">
            <text:p>24875000</text:p>
          </table:table-cell>
          <table:table-cell office:value-type="string" calcext:value-type="string">
            <text:p>Cost_Parallel_Work_Broadcast5_57</text:p>
          </table:table-cell>
          <table:table-cell table:formula="of:=AVERAGE([.C94:.L94])" office:value-type="float" office:value="25287500" calcext:value-type="float">
            <text:p>2.53E+007</text:p>
          </table:table-cell>
          <table:table-cell table:formula="of:=STDEV([.C94:.L94])" office:value-type="float" office:value="606818.891158364" calcext:value-type="float">
            <text:p>6.07E+005</text:p>
          </table:table-cell>
          <table:table-cell table:formula="of:=[.O94]/[.N94]*100" office:value-type="float" office:value="2.39967925322141" calcext:value-type="float">
            <text:p>2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</text:p>
          </table:table-cell>
          <table:table-cell table:number-columns-repeated="2" office:value-type="float" office:value="25000000" calcext:value-type="float">
            <text:p>25000000</text:p>
          </table:table-cell>
          <table:table-cell office:value-type="float" office:value="24250000" calcext:value-type="float">
            <text:p>24250000</text:p>
          </table:table-cell>
          <table:table-cell office:value-type="float" office:value="24750000" calcext:value-type="float">
            <text:p>24750000</text:p>
          </table:table-cell>
          <table:table-cell office:value-type="float" office:value="24375000" calcext:value-type="float">
            <text:p>24375000</text:p>
          </table:table-cell>
          <table:table-cell office:value-type="float" office:value="26500000" calcext:value-type="float">
            <text:p>26500000</text:p>
          </table:table-cell>
          <table:table-cell office:value-type="float" office:value="25125000" calcext:value-type="float">
            <text:p>2512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24750000" calcext:value-type="float">
            <text:p>24750000</text:p>
          </table:table-cell>
          <table:table-cell office:value-type="float" office:value="25625000" calcext:value-type="float">
            <text:p>25625000</text:p>
          </table:table-cell>
          <table:table-cell office:value-type="string" calcext:value-type="string">
            <text:p>Cost_Parallel_Work_Broadcast5_58</text:p>
          </table:table-cell>
          <table:table-cell table:formula="of:=AVERAGE([.C95:.L95])" office:value-type="float" office:value="25037500" calcext:value-type="float">
            <text:p>2.50E+007</text:p>
          </table:table-cell>
          <table:table-cell table:formula="of:=STDEV([.C95:.L95])" office:value-type="float" office:value="642937.054116152" calcext:value-type="float">
            <text:p>6.43E+005</text:p>
          </table:table-cell>
          <table:table-cell table:formula="of:=[.O95]/[.N95]*100" office:value-type="float" office:value="2.56789637190675" calcext:value-type="float">
            <text:p>2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</text:p>
          </table:table-cell>
          <table:table-cell office:value-type="float" office:value="22625000" calcext:value-type="float">
            <text:p>22625000</text:p>
          </table:table-cell>
          <table:table-cell office:value-type="float" office:value="22125000" calcext:value-type="float">
            <text:p>22125000</text:p>
          </table:table-cell>
          <table:table-cell office:value-type="float" office:value="22250000" calcext:value-type="float">
            <text:p>22250000</text:p>
          </table:table-cell>
          <table:table-cell office:value-type="float" office:value="22750000" calcext:value-type="float">
            <text:p>22750000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22875000" calcext:value-type="float">
            <text:p>22875000</text:p>
          </table:table-cell>
          <table:table-cell office:value-type="float" office:value="22125000" calcext:value-type="float">
            <text:p>22125000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22625000" calcext:value-type="float">
            <text:p>22625000</text:p>
          </table:table-cell>
          <table:table-cell office:value-type="string" calcext:value-type="string">
            <text:p>Cost_Parallel_Work_Broadcast5_59</text:p>
          </table:table-cell>
          <table:table-cell table:formula="of:=AVERAGE([.C96:.L96])" office:value-type="float" office:value="22437500" calcext:value-type="float">
            <text:p>2.24E+007</text:p>
          </table:table-cell>
          <table:table-cell table:formula="of:=STDEV([.C96:.L96])" office:value-type="float" office:value="378456.294262186" calcext:value-type="float">
            <text:p>3.78E+005</text:p>
          </table:table-cell>
          <table:table-cell table:formula="of:=[.O96]/[.N96]*100" office:value-type="float" office:value="1.6867132891908" calcext:value-type="float">
            <text:p>1.69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5500000" calcext:value-type="float">
            <text:p>15500000</text:p>
          </table:table-cell>
          <table:table-cell office:value-type="float" office:value="15750000" calcext:value-type="float">
            <text:p>15750000</text:p>
          </table:table-cell>
          <table:table-cell office:value-type="float" office:value="15625000" calcext:value-type="float">
            <text:p>15625000</text:p>
          </table:table-cell>
          <table:table-cell table:number-columns-repeated="2" office:value-type="float" office:value="16000000" calcext:value-type="float">
            <text:p>16000000</text:p>
          </table:table-cell>
          <table:table-cell office:value-type="float" office:value="15625000" calcext:value-type="float">
            <text:p>15625000</text:p>
          </table:table-cell>
          <table:table-cell office:value-type="float" office:value="15875000" calcext:value-type="float">
            <text:p>15875000</text:p>
          </table:table-cell>
          <table:table-cell table:number-columns-repeated="2" office:value-type="float" office:value="16000000" calcext:value-type="float">
            <text:p>16000000</text:p>
          </table:table-cell>
          <table:table-cell office:value-type="string" calcext:value-type="string">
            <text:p>implode_lum2RGB_in</text:p>
          </table:table-cell>
          <table:table-cell table:formula="of:=AVERAGE([.C97:.L97])" office:value-type="float" office:value="15837500" calcext:value-type="float">
            <text:p>1.58E+007</text:p>
          </table:table-cell>
          <table:table-cell table:formula="of:=STDEV([.C97:.L97])" office:value-type="float" office:value="195877.654559053" calcext:value-type="float">
            <text:p>1.96E+005</text:p>
          </table:table-cell>
          <table:table-cell table:formula="of:=[.O97]/[.N97]*100" office:value-type="float" office:value="1.23679655601612" calcext:value-type="float">
            <text:p>1.24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5125000" calcext:value-type="float">
            <text:p>15125000</text:p>
          </table:table-cell>
          <table:table-cell office:value-type="float" office:value="15250000" calcext:value-type="float">
            <text:p>15250000</text:p>
          </table:table-cell>
          <table:table-cell office:value-type="float" office:value="15375000" calcext:value-type="float">
            <text:p>15375000</text:p>
          </table:table-cell>
          <table:table-cell office:value-type="float" office:value="15500000" calcext:value-type="float">
            <text:p>15500000</text:p>
          </table:table-cell>
          <table:table-cell office:value-type="float" office:value="15625000" calcext:value-type="float">
            <text:p>15625000</text:p>
          </table:table-cell>
          <table:table-cell office:value-type="float" office:value="14750000" calcext:value-type="float">
            <text:p>14750000</text:p>
          </table:table-cell>
          <table:table-cell office:value-type="float" office:value="15375000" calcext:value-type="float">
            <text:p>15375000</text:p>
          </table:table-cell>
          <table:table-cell office:value-type="float" office:value="15250000" calcext:value-type="float">
            <text:p>15250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375000" calcext:value-type="float">
            <text:p>15375000</text:p>
          </table:table-cell>
          <table:table-cell office:value-type="string" calcext:value-type="string">
            <text:p>Cost_Parallel_Work_Broadcast0</text:p>
          </table:table-cell>
          <table:table-cell table:formula="of:=AVERAGE([.C98:.L98])" office:value-type="float" office:value="15262500" calcext:value-type="float">
            <text:p>1.53E+007</text:p>
          </table:table-cell>
          <table:table-cell table:formula="of:=STDEV([.C98:.L98])" office:value-type="float" office:value="253105.709141457" calcext:value-type="float">
            <text:p>2.53E+005</text:p>
          </table:table-cell>
          <table:table-cell table:style-name="ce23" table:formula="of:=[.O98]/[.N98]*100" office:value-type="float" office:value="1.65835026464509" calcext:value-type="float">
            <text:p>1.66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12875000" calcext:value-type="float">
            <text:p>1287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table:number-columns-repeated="3" office:value-type="float" office:value="7250000" calcext:value-type="float">
            <text:p>725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375000" calcext:value-type="float">
            <text:p>7375000</text:p>
          </table:table-cell>
          <table:table-cell table:number-columns-repeated="2" office:value-type="float" office:value="7500000" calcext:value-type="float">
            <text:p>7500000</text:p>
          </table:table-cell>
          <table:table-cell office:value-type="string" calcext:value-type="string">
            <text:p>offsetGen</text:p>
          </table:table-cell>
          <table:table-cell table:formula="of:=AVERAGE([.C99:.L99])" office:value-type="float" office:value="7937500" calcext:value-type="float">
            <text:p>7.94E+006</text:p>
          </table:table-cell>
          <table:table-cell table:formula="of:=STDEV([.C99:.L99])" office:value-type="float" office:value="1738304.17041693" calcext:value-type="float">
            <text:p>1.74E+006</text:p>
          </table:table-cell>
          <table:table-cell table:formula="of:=[.O99]/[.N99]*100" office:value-type="float" office:value="21.8998950603708" calcext:value-type="float">
            <text:p>21.90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9250000" calcext:value-type="float">
            <text:p>9250000</text:p>
          </table:table-cell>
          <table:table-cell table:number-columns-repeated="2" office:value-type="float" office:value="7500000" calcext:value-type="float">
            <text:p>7500000</text:p>
          </table:table-cell>
          <table:table-cell office:value-type="float" office:value="7375000" calcext:value-type="float">
            <text:p>7375000</text:p>
          </table:table-cell>
          <table:table-cell office:value-type="string" calcext:value-type="string">
            <text:p>disparityGen</text:p>
          </table:table-cell>
          <table:table-cell table:formula="of:=AVERAGE([.C100:.L100])" office:value-type="float" office:value="7750000" calcext:value-type="float">
            <text:p>7.75E+006</text:p>
          </table:table-cell>
          <table:table-cell table:formula="of:=STDEV([.C100:.L100])" office:value-type="float" office:value="600925.212577332" calcext:value-type="float">
            <text:p>6.01E+005</text:p>
          </table:table-cell>
          <table:table-cell table:formula="of:=[.O100]/[.N100]*100" office:value-type="float" office:value="7.75387371067525" calcext:value-type="float">
            <text:p>7.75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375000" calcext:value-type="float">
            <text:p>7375000</text:p>
          </table:table-cell>
          <table:table-cell table:number-columns-repeated="3" office:value-type="float" office:value="7625000" calcext:value-type="float">
            <text:p>762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broadcast2</text:p>
          </table:table-cell>
          <table:table-cell table:formula="of:=AVERAGE([.C101:.L101])" office:value-type="float" office:value="7712500" calcext:value-type="float">
            <text:p>7.71E+006</text:p>
          </table:table-cell>
          <table:table-cell table:formula="of:=STDEV([.C101:.L101])" office:value-type="float" office:value="204548.96181056" calcext:value-type="float">
            <text:p>2.05E+005</text:p>
          </table:table-cell>
          <table:table-cell table:formula="of:=[.O101]/[.N101]*100" office:value-type="float" office:value="2.65217454535572" calcext:value-type="float">
            <text:p>2.65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8625000" calcext:value-type="float">
            <text:p>8625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125000" calcext:value-type="float">
            <text:p>7125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14875000" calcext:value-type="float">
            <text:p>14875000</text:p>
          </table:table-cell>
          <table:table-cell office:value-type="string" calcext:value-type="string">
            <text:p>Cost_Parallel_Work_Broadcast1_2</text:p>
          </table:table-cell>
          <table:table-cell table:formula="of:=AVERAGE([.C102:.L102])" office:value-type="float" office:value="7687500" calcext:value-type="float">
            <text:p>7.69E+006</text:p>
          </table:table-cell>
          <table:table-cell table:formula="of:=STDEV([.C102:.L102])" office:value-type="float" office:value="2646571.41936086" calcext:value-type="float">
            <text:p>2.65E+006</text:p>
          </table:table-cell>
          <table:table-cell table:formula="of:=[.O102]/[.N102]*100" office:value-type="float" office:value="34.426945292499" calcext:value-type="float">
            <text:p>34.43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table:number-columns-repeated="2" office:value-type="float" office:value="7500000" calcext:value-type="float">
            <text:p>750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875000" calcext:value-type="float">
            <text:p>787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8125000" calcext:value-type="float">
            <text:p>8125000</text:p>
          </table:table-cell>
          <table:table-cell office:value-type="float" office:value="7375000" calcext:value-type="float">
            <text:p>7375000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Cost_Parallel_Work_Broadcast2</text:p>
          </table:table-cell>
          <table:table-cell table:formula="of:=AVERAGE([.C103:.L103])" office:value-type="float" office:value="7600000" calcext:value-type="float">
            <text:p>7.60E+006</text:p>
          </table:table-cell>
          <table:table-cell table:formula="of:=STDEV([.C103:.L103])" office:value-type="float" office:value="299304.749934466" calcext:value-type="float">
            <text:p>2.99E+005</text:p>
          </table:table-cell>
          <table:table-cell table:formula="of:=[.O103]/[.N103]*100" office:value-type="float" office:value="3.93822039387455" calcext:value-type="float">
            <text:p>3.94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8125000" calcext:value-type="float">
            <text:p>8125000</text:p>
          </table:table-cell>
          <table:table-cell table:number-columns-repeated="2" office:value-type="float" office:value="7125000" calcext:value-type="float">
            <text:p>7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displayRGB</text:p>
          </table:table-cell>
          <table:table-cell table:formula="of:=AVERAGE([.C104:.L104])" office:value-type="float" office:value="7512500" calcext:value-type="float">
            <text:p>7.51E+006</text:p>
          </table:table-cell>
          <table:table-cell table:formula="of:=STDEV([.C104:.L104])" office:value-type="float" office:value="825904.386448913" calcext:value-type="float">
            <text:p>8.26E+005</text:p>
          </table:table-cell>
          <table:table-cell table:formula="of:=[.O104]/[.N104]*100" office:value-type="float" office:value="10.99373559333" calcext:value-type="float">
            <text:p>10.99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7625000" calcext:value-type="float">
            <text:p>762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8375000" calcext:value-type="float">
            <text:p>837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625000" calcext:value-type="float">
            <text:p>6625000</text:p>
          </table:table-cell>
          <table:table-cell office:value-type="string" calcext:value-type="string">
            <text:p>Cost_Parallel_Work_Broadcast1_0</text:p>
          </table:table-cell>
          <table:table-cell table:formula="of:=AVERAGE([.C105:.L105])" office:value-type="float" office:value="7250000" calcext:value-type="float">
            <text:p>7.25E+006</text:p>
          </table:table-cell>
          <table:table-cell table:formula="of:=STDEV([.C105:.L105])" office:value-type="float" office:value="810092.587300983" calcext:value-type="float">
            <text:p>8.10E+005</text:p>
          </table:table-cell>
          <table:table-cell table:formula="of:=[.O105]/[.N105]*100" office:value-type="float" office:value="11.1736908593239" calcext:value-type="float">
            <text:p>11.17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3625000" calcext:value-type="float">
            <text:p>1362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Cost_Parallel_Work_rb_rawDisparity</text:p>
          </table:table-cell>
          <table:table-cell table:formula="of:=AVERAGE([.C106:.L106])" office:value-type="float" office:value="7125000" calcext:value-type="float">
            <text:p>7.13E+006</text:p>
          </table:table-cell>
          <table:table-cell table:formula="of:=STDEV([.C106:.L106])" office:value-type="float" office:value="2294316.64965603" calcext:value-type="float">
            <text:p>2.29E+006</text:p>
          </table:table-cell>
          <table:table-cell table:formula="of:=[.O106]/[.N106]*100" office:value-type="float" office:value="32.2009354337689" calcext:value-type="float">
            <text:p>32.20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Cost_Parallel_Work_Broadcast1_3</text:p>
          </table:table-cell>
          <table:table-cell table:formula="of:=AVERAGE([.C107:.L107])" office:value-type="float" office:value="7000000" calcext:value-type="float">
            <text:p>7.00E+006</text:p>
          </table:table-cell>
          <table:table-cell table:formula="of:=STDEV([.C107:.L107])" office:value-type="float" office:value="682112.730989371" calcext:value-type="float">
            <text:p>6.82E+005</text:p>
          </table:table-cell>
          <table:table-cell table:formula="of:=[.O107]/[.N107]*100" office:value-type="float" office:value="9.74446758556244" calcext:value-type="float">
            <text:p>9.74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875000" calcext:value-type="float">
            <text:p>6875000</text:p>
          </table:table-cell>
          <table:table-cell office:value-type="string" calcext:value-type="string">
            <text:p>split</text:p>
          </table:table-cell>
          <table:table-cell table:formula="of:=AVERAGE([.C108:.L108])" office:value-type="float" office:value="6837500" calcext:value-type="float">
            <text:p>6.84E+006</text:p>
          </table:table-cell>
          <table:table-cell table:formula="of:=STDEV([.C108:.L108])" office:value-type="float" office:value="167186.688731157" calcext:value-type="float">
            <text:p>1.67E+005</text:p>
          </table:table-cell>
          <table:table-cell table:formula="of:=[.O108]/[.N108]*100" office:value-type="float" office:value="2.4451435280608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625000" calcext:value-type="float">
            <text:p>6625000</text:p>
          </table:table-cell>
          <table:table-cell table:number-columns-repeated="2" office:value-type="float" office:value="6750000" calcext:value-type="float">
            <text:p>67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Cost_Parallel_Work_br_grayR</text:p>
          </table:table-cell>
          <table:table-cell table:formula="of:=AVERAGE([.C109:.L109])" office:value-type="float" office:value="6775000" calcext:value-type="float">
            <text:p>6.78E+006</text:p>
          </table:table-cell>
          <table:table-cell table:formula="of:=STDEV([.C109:.L109])" office:value-type="float" office:value="164570.147151096" calcext:value-type="float">
            <text:p>1.65E+005</text:p>
          </table:table-cell>
          <table:table-cell table:formula="of:=[.O109]/[.N109]*100" office:value-type="float" office:value="2.4290796627468" calcext:value-type="float">
            <text:p>2.4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6625000" calcext:value-type="float">
            <text:p>6625000</text:p>
          </table:table-cell>
          <table:table-cell table:number-columns-repeated="2"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Cost_Parallel_Work_Broadcast1_1</text:p>
          </table:table-cell>
          <table:table-cell table:formula="of:=AVERAGE([.C110:.L110])" office:value-type="float" office:value="6775000" calcext:value-type="float">
            <text:p>6.78E+006</text:p>
          </table:table-cell>
          <table:table-cell table:formula="of:=STDEV([.C110:.L110])" office:value-type="float" office:value="997914.491994847" calcext:value-type="float">
            <text:p>9.98E+005</text:p>
          </table:table-cell>
          <table:table-cell table:formula="of:=[.O110]/[.N110]*100" office:value-type="float" office:value="14.7293651954959" calcext:value-type="float">
            <text:p>14.73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7125000" calcext:value-type="float">
            <text:p>7125000</text:p>
          </table:table-cell>
          <table:table-cell office:value-type="float" office:value="6625000" calcext:value-type="float">
            <text:p>6625000</text:p>
          </table:table-cell>
          <table:table-cell office:value-type="string" calcext:value-type="string">
            <text:p>Cost_Parallel_Work_br_grayL</text:p>
          </table:table-cell>
          <table:table-cell table:formula="of:=AVERAGE([.C111:.L111])" office:value-type="float" office:value="6650000" calcext:value-type="float">
            <text:p>6.65E+006</text:p>
          </table:table-cell>
          <table:table-cell table:formula="of:=STDEV([.C111:.L111])" office:value-type="float" office:value="275126.233653653" calcext:value-type="float">
            <text:p>2.75E+005</text:p>
          </table:table-cell>
          <table:table-cell table:formula="of:=[.O111]/[.N111]*100" office:value-type="float" office:value="4.13723659629553" calcext:value-type="float">
            <text:p>4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oadcast3</text:p>
          </table:table-cell>
          <table:table-cell table:formula="of:=AVERAGE([.C112:.L112])" office:value-type="float" office:value="6387500" calcext:value-type="float">
            <text:p>6.39E+006</text:p>
          </table:table-cell>
          <table:table-cell table:formula="of:=STDEV([.C112:.L112])" office:value-type="float" office:value="190485.490844374" calcext:value-type="float">
            <text:p>1.90E+005</text:p>
          </table:table-cell>
          <table:table-cell table:formula="of:=[.O112]/[.N112]*100" office:value-type="float" office:value="2.98216032633071" calcext:value-type="float">
            <text:p>2.98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string" calcext:value-type="string">
            <text:p>lum2RGB</text:p>
          </table:table-cell>
          <table:table-cell table:formula="of:=AVERAGE([.C113:.L113])" office:value-type="float" office:value="6362500" calcext:value-type="float">
            <text:p>6.36E+006</text:p>
          </table:table-cell>
          <table:table-cell table:formula="of:=STDEV([.C113:.L113])" office:value-type="float" office:value="160835.49221349" calcext:value-type="float">
            <text:p>1.61E+005</text:p>
          </table:table-cell>
          <table:table-cell table:formula="of:=[.O113]/[.N113]*100" office:value-type="float" office:value="2.52786628233383" calcext:value-type="float">
            <text:p>2.53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250000" calcext:value-type="float">
            <text:p>6250000</text:p>
          </table:table-cell>
          <table:table-cell table:number-columns-repeated="3" office:value-type="float" office:value="6625000" calcext:value-type="float">
            <text:p>662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oadcast4</text:p>
          </table:table-cell>
          <table:table-cell table:formula="of:=AVERAGE([.C114:.L114])" office:value-type="float" office:value="6350000" calcext:value-type="float">
            <text:p>6.35E+006</text:p>
          </table:table-cell>
          <table:table-cell table:formula="of:=STDEV([.C114:.L114])" office:value-type="float" office:value="210818.510677892" calcext:value-type="float">
            <text:p>2.11E+005</text:p>
          </table:table-cell>
          <table:table-cell table:formula="of:=[.O114]/[.N114]*100" office:value-type="float" office:value="3.31997654610853" calcext:value-type="float">
            <text:p>3.32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125000" calcext:value-type="float">
            <text:p>6125000</text:p>
          </table:table-cell>
          <table:table-cell table:number-columns-repeated="3"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625000" calcext:value-type="float">
            <text:p>6625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string" calcext:value-type="string">
            <text:p>Cost_Parallel_Work_br_cenR</text:p>
          </table:table-cell>
          <table:table-cell table:formula="of:=AVERAGE([.C115:.L115])" office:value-type="float" office:value="6287500" calcext:value-type="float">
            <text:p>6.29E+006</text:p>
          </table:table-cell>
          <table:table-cell table:formula="of:=STDEV([.C115:.L115])" office:value-type="float" office:value="167186.688731157" calcext:value-type="float">
            <text:p>1.67E+005</text:p>
          </table:table-cell>
          <table:table-cell table:formula="of:=[.O115]/[.N115]*100" office:value-type="float" office:value="2.65903282276195" calcext:value-type="float">
            <text:p>2.66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displayLum</text:p>
          </table:table-cell>
          <table:table-cell table:formula="of:=AVERAGE([.C116:.L116])" office:value-type="float" office:value="6287500" calcext:value-type="float">
            <text:p>6.29E+006</text:p>
          </table:table-cell>
          <table:table-cell table:formula="of:=STDEV([.C116:.L116])" office:value-type="float" office:value="118585.412256314" calcext:value-type="float">
            <text:p>1.19E+005</text:p>
          </table:table-cell>
          <table:table-cell table:formula="of:=[.O116]/[.N116]*100" office:value-type="float" office:value="1.88605029433502" calcext:value-type="float">
            <text:p>1.89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table:number-columns-repeated="3" office:value-type="float" office:value="6250000" calcext:value-type="float">
            <text:p>6250000</text:p>
          </table:table-cell>
          <table:table-cell table:number-columns-repeated="4" office:value-type="float" office:value="6375000" calcext:value-type="float">
            <text:p>6375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string" calcext:value-type="string">
            <text:p>Cost_Parallel_Work_br_cenL</text:p>
          </table:table-cell>
          <table:table-cell table:formula="of:=AVERAGE([.C117:.L117])" office:value-type="float" office:value="6275000" calcext:value-type="float">
            <text:p>6.28E+006</text:p>
          </table:table-cell>
          <table:table-cell table:formula="of:=STDEV([.C117:.L117])" office:value-type="float" office:value="114867.072934085" calcext:value-type="float">
            <text:p>1.15E+005</text:p>
          </table:table-cell>
          <table:table-cell table:formula="of:=[.O117]/[.N117]*100" office:value-type="float" office:value="1.83055096309299" calcext:value-type="float">
            <text:p>1.83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table:number-columns-repeated="2" office:value-type="float" office:value="6250000" calcext:value-type="float">
            <text:p>6250000</text:p>
          </table:table-cell>
          <table:table-cell office:value-type="string" calcext:value-type="string">
            <text:p>explode_Split_output</text:p>
          </table:table-cell>
          <table:table-cell table:formula="of:=AVERAGE([.C118:.L118])" office:value-type="float" office:value="6250000" calcext:value-type="float">
            <text:p>6.25E+006</text:p>
          </table:table-cell>
          <table:table-cell table:formula="of:=STDEV([.C118:.L118])" office:value-type="float" office:value="144337.567297406" calcext:value-type="float">
            <text:p>1.44E+005</text:p>
          </table:table-cell>
          <table:table-cell table:formula="of:=[.O118]/[.N118]*100" office:value-type="float" office:value="2.3094010767585" calcext:value-type="float">
            <text:p>2.31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250000" calcext:value-type="float">
            <text:p>6250000</text:p>
          </table:table-cell>
          <table:table-cell table:number-columns-repeated="2" office:value-type="float" office:value="6125000" calcext:value-type="float">
            <text:p>61250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broadcast1</text:p>
          </table:table-cell>
          <table:table-cell table:formula="of:=AVERAGE([.C119:.L119])" office:value-type="float" office:value="6237500" calcext:value-type="float">
            <text:p>6.24E+006</text:p>
          </table:table-cell>
          <table:table-cell table:formula="of:=STDEV([.C119:.L119])" office:value-type="float" office:value="171290.039925787" calcext:value-type="float">
            <text:p>1.71E+005</text:p>
          </table:table-cell>
          <table:table-cell table:formula="of:=[.O119]/[.N119]*100" office:value-type="float" office:value="2.74613290462184" calcext:value-type="float">
            <text:p>2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2_end_back_121500_0</text:p>
          </table:table-cell>
          <table:table-cell table:formula="of:=AVERAGE([.C120:.L120])" office:value-type="float" office:value="0" calcext:value-type="float">
            <text:p>0.00E+000</text:p>
          </table:table-cell>
          <table:table-cell table:formula="of:=STDEV([.C120:.L120])" office:value-type="float" office:value="0" calcext:value-type="float">
            <text:p>0.00E+000</text:p>
          </table:table-cell>
          <table:table-cell table:formula="of:=[.O120]/[.N12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3_end_back_121500_0</text:p>
          </table:table-cell>
          <table:table-cell table:formula="of:=AVERAGE([.C121:.L121])" office:value-type="float" office:value="0" calcext:value-type="float">
            <text:p>0.00E+000</text:p>
          </table:table-cell>
          <table:table-cell table:formula="of:=STDEV([.C121:.L121])" office:value-type="float" office:value="0" calcext:value-type="float">
            <text:p>0.00E+000</text:p>
          </table:table-cell>
          <table:table-cell table:formula="of:=[.O121]/[.N12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4_end_back_121500_0</text:p>
          </table:table-cell>
          <table:table-cell table:formula="of:=AVERAGE([.C122:.L122])" office:value-type="float" office:value="0" calcext:value-type="float">
            <text:p>0.00E+000</text:p>
          </table:table-cell>
          <table:table-cell table:formula="of:=STDEV([.C122:.L122])" office:value-type="float" office:value="0" calcext:value-type="float">
            <text:p>0.00E+000</text:p>
          </table:table-cell>
          <table:table-cell table:formula="of:=[.O122]/[.N12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5_end_back_121500_0</text:p>
          </table:table-cell>
          <table:table-cell table:formula="of:=AVERAGE([.C123:.L123])" office:value-type="float" office:value="0" calcext:value-type="float">
            <text:p>0.00E+000</text:p>
          </table:table-cell>
          <table:table-cell table:formula="of:=STDEV([.C123:.L123])" office:value-type="float" office:value="0" calcext:value-type="float">
            <text:p>0.00E+000</text:p>
          </table:table-cell>
          <table:table-cell table:formula="of:=[.O123]/[.N12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6_end_back_121500_0</text:p>
          </table:table-cell>
          <table:table-cell table:formula="of:=AVERAGE([.C124:.L124])" office:value-type="float" office:value="0" calcext:value-type="float">
            <text:p>0.00E+000</text:p>
          </table:table-cell>
          <table:table-cell table:formula="of:=STDEV([.C124:.L124])" office:value-type="float" office:value="0" calcext:value-type="float">
            <text:p>0.00E+000</text:p>
          </table:table-cell>
          <table:table-cell table:formula="of:=[.O124]/[.N12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7_end_back_121500_0</text:p>
          </table:table-cell>
          <table:table-cell table:formula="of:=AVERAGE([.C125:.L125])" office:value-type="float" office:value="0" calcext:value-type="float">
            <text:p>0.00E+000</text:p>
          </table:table-cell>
          <table:table-cell table:formula="of:=STDEV([.C125:.L125])" office:value-type="float" office:value="0" calcext:value-type="float">
            <text:p>0.00E+000</text:p>
          </table:table-cell>
          <table:table-cell table:formula="of:=[.O125]/[.N12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8_end_back_121500_0</text:p>
          </table:table-cell>
          <table:table-cell table:formula="of:=AVERAGE([.C126:.L126])" office:value-type="float" office:value="0" calcext:value-type="float">
            <text:p>0.00E+000</text:p>
          </table:table-cell>
          <table:table-cell table:formula="of:=STDEV([.C126:.L126])" office:value-type="float" office:value="0" calcext:value-type="float">
            <text:p>0.00E+000</text:p>
          </table:table-cell>
          <table:table-cell table:formula="of:=[.O126]/[.N12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back_121500_0</text:p>
          </table:table-cell>
          <table:table-cell table:formula="of:=AVERAGE([.C127:.L127])" office:value-type="float" office:value="0" calcext:value-type="float">
            <text:p>0.00E+000</text:p>
          </table:table-cell>
          <table:table-cell table:formula="of:=STDEV([.C127:.L127])" office:value-type="float" office:value="0" calcext:value-type="float">
            <text:p>0.00E+000</text:p>
          </table:table-cell>
          <table:table-cell table:formula="of:=[.O127]/[.N12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out1_60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out1_60750_0</text:p>
          </table:table-cell>
          <table:table-cell table:formula="of:=AVERAGE([.C128:.L128])" office:value-type="float" office:value="0" calcext:value-type="float">
            <text:p>0.00E+000</text:p>
          </table:table-cell>
          <table:table-cell table:formula="of:=STDEV([.C128:.L128])" office:value-type="float" office:value="0" calcext:value-type="float">
            <text:p>0.00E+000</text:p>
          </table:table-cell>
          <table:table-cell table:formula="of:=[.O128]/[.N12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129:.L129])" office:value-type="float" office:value="0" calcext:value-type="float">
            <text:p>0.00E+000</text:p>
          </table:table-cell>
          <table:table-cell table:formula="of:=STDEV([.C129:.L129])" office:value-type="float" office:value="0" calcext:value-type="float">
            <text:p>0.00E+000</text:p>
          </table:table-cell>
          <table:table-cell table:formula="of:=[.O129]/[.N12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130:.L130])" office:value-type="float" office:value="0" calcext:value-type="float">
            <text:p>0.00E+000</text:p>
          </table:table-cell>
          <table:table-cell table:formula="of:=STDEV([.C130:.L130])" office:value-type="float" office:value="0" calcext:value-type="float">
            <text:p>0.00E+000</text:p>
          </table:table-cell>
          <table:table-cell table:formula="of:=[.O130]/[.N13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31:.L131])" office:value-type="float" office:value="0" calcext:value-type="float">
            <text:p>0.00E+000</text:p>
          </table:table-cell>
          <table:table-cell table:formula="of:=STDEV([.C131:.L131])" office:value-type="float" office:value="0" calcext:value-type="float">
            <text:p>0.00E+000</text:p>
          </table:table-cell>
          <table:table-cell table:formula="of:=[.O131]/[.N13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32:.L132])" office:value-type="float" office:value="0" calcext:value-type="float">
            <text:p>0.00E+000</text:p>
          </table:table-cell>
          <table:table-cell table:formula="of:=STDEV([.C132:.L132])" office:value-type="float" office:value="0" calcext:value-type="float">
            <text:p>0.00E+000</text:p>
          </table:table-cell>
          <table:table-cell table:formula="of:=[.O132]/[.N13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33:.L133])" office:value-type="float" office:value="0" calcext:value-type="float">
            <text:p>0.00E+000</text:p>
          </table:table-cell>
          <table:table-cell table:formula="of:=STDEV([.C133:.L133])" office:value-type="float" office:value="0" calcext:value-type="float">
            <text:p>0.00E+000</text:p>
          </table:table-cell>
          <table:table-cell table:formula="of:=[.O133]/[.N13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34:.L134])" office:value-type="float" office:value="0" calcext:value-type="float">
            <text:p>0.00E+000</text:p>
          </table:table-cell>
          <table:table-cell table:formula="of:=STDEV([.C134:.L134])" office:value-type="float" office:value="0" calcext:value-type="float">
            <text:p>0.00E+000</text:p>
          </table:table-cell>
          <table:table-cell table:formula="of:=[.O134]/[.N13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35:.L135])" office:value-type="float" office:value="0" calcext:value-type="float">
            <text:p>0.00E+000</text:p>
          </table:table-cell>
          <table:table-cell table:formula="of:=STDEV([.C135:.L135])" office:value-type="float" office:value="0" calcext:value-type="float">
            <text:p>0.00E+000</text:p>
          </table:table-cell>
          <table:table-cell table:formula="of:=[.O135]/[.N13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136:.L136])" office:value-type="float" office:value="0" calcext:value-type="float">
            <text:p>0.00E+000</text:p>
          </table:table-cell>
          <table:table-cell table:formula="of:=STDEV([.C136:.L136])" office:value-type="float" office:value="0" calcext:value-type="float">
            <text:p>0.00E+000</text:p>
          </table:table-cell>
          <table:table-cell table:formula="of:=[.O136]/[.N13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137:.L137])" office:value-type="float" office:value="0" calcext:value-type="float">
            <text:p>0.00E+000</text:p>
          </table:table-cell>
          <table:table-cell table:formula="of:=STDEV([.C137:.L137])" office:value-type="float" office:value="0" calcext:value-type="float">
            <text:p>0.00E+000</text:p>
          </table:table-cell>
          <table:table-cell table:formula="of:=[.O137]/[.N13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38:.L138])" office:value-type="float" office:value="0" calcext:value-type="float">
            <text:p>0.00E+000</text:p>
          </table:table-cell>
          <table:table-cell table:formula="of:=STDEV([.C138:.L138])" office:value-type="float" office:value="0" calcext:value-type="float">
            <text:p>0.00E+000</text:p>
          </table:table-cell>
          <table:table-cell table:formula="of:=[.O138]/[.N13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59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59_end_backBestCost</text:p>
          </table:table-cell>
          <table:table-cell table:formula="of:=AVERAGE([.C139:.L139])" office:value-type="float" office:value="0" calcext:value-type="float">
            <text:p>0.00E+000</text:p>
          </table:table-cell>
          <table:table-cell table:formula="of:=STDEV([.C139:.L139])" office:value-type="float" office:value="0" calcext:value-type="float">
            <text:p>0.00E+000</text:p>
          </table:table-cell>
          <table:table-cell table:formula="of:=[.O139]/[.N139]*100" office:value-type="string" office:string-value="" calcext:value-type="error">
            <text:p>#DIV/0!</text:p>
          </table:table-cell>
        </table:table-row>
      </table:table>
      <table:table table:name="Memcopy T&amp;E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7" table:default-cell-style-name="Default"/>
        <table:table-column table:style-name="co1" table:default-cell-style-name="ce27"/>
        <table:table-column table:style-name="co1" table:number-columns-repeated="5" table:default-cell-style-name="Default"/>
        <table:table-row table:style-name="ro1" table:number-rows-repeated="3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plication repetitions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average P</text:p>
          </table:table-cell>
          <table:table-cell table:style-name="ce30" table:number-columns-repeated="6"/>
          <table:table-cell table:style-name="ce24" table:number-columns-repeated="3"/>
        </table:table-row>
        <table:table-row table:style-name="ro1">
          <table:table-cell table:number-columns-repeated="9"/>
          <table:table-cell table:style-name="ce27"/>
          <table:table-cell/>
          <table:table-cell table:style-name="ce27"/>
          <table:table-cell/>
          <table:table-cell table:style-name="ce27" table:number-columns-repeated="2"/>
          <table:table-cell/>
          <table:table-cell office:value-type="string" calcext:value-type="string">
            <text:p>Static power</text:p>
          </table:table-cell>
          <table:table-cell table:style-name="ce34" office:value-type="float" office:value="2.4362" calcext:value-type="float">
            <text:p>2.436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Origin</text:p>
          </table:table-cell>
          <table:table-cell office:value-type="float" office:value="10.569244" calcext:value-type="float">
            <text:p>10.569244</text:p>
          </table:table-cell>
          <table:table-cell office:value-type="float" office:value="31" calcext:value-type="float">
            <text:p>31</text:p>
          </table:table-cell>
          <table:table-cell table:formula="of:=[.E8]*[.$R$8]" office:value-type="float" office:value="3.1" calcext:value-type="float">
            <text:p>3.1</text:p>
          </table:table-cell>
          <table:table-cell table:formula="of:=[.$R$7]*[.F8]" office:value-type="float" office:value="7.55222" calcext:value-type="float">
            <text:p>7.55222</text:p>
          </table:table-cell>
          <table:table-cell table:formula="of:=[.D8]-[.G8]" office:value-type="float" office:value="3.017024" calcext:value-type="float">
            <text:p>3.017024</text:p>
          </table:table-cell>
          <table:table-cell table:formula="of:=[.H8]/[.F8]" office:value-type="float" office:value="0.973233548387097" calcext:value-type="float">
            <text:p>0.9732335484</text:p>
          </table:table-cell>
          <table:table-cell table:style-name="ce27"/>
          <table:table-cell/>
          <table:table-cell table:style-name="ce27"/>
          <table:table-cell/>
          <table:table-cell table:style-name="ce27" table:number-columns-repeated="2"/>
          <table:table-cell/>
          <table:table-cell office:value-type="string" calcext:value-type="string">
            <text:p>Time sampling time (s)</text:p>
          </table:table-cell>
          <table:table-cell table:style-name="ce34"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office:value-type="float" office:value="10.760342" calcext:value-type="float">
            <text:p>10.760342</text:p>
          </table:table-cell>
          <table:table-cell office:value-type="float" office:value="31" calcext:value-type="float">
            <text:p>31</text:p>
          </table:table-cell>
          <table:table-cell table:formula="of:=[.E9]*[.$R$8]" office:value-type="float" office:value="3.1" calcext:value-type="float">
            <text:p>3.1</text:p>
          </table:table-cell>
          <table:table-cell table:formula="of:=[.$R$7]*[.F9]" office:value-type="float" office:value="7.55222" calcext:value-type="float">
            <text:p>7.55222</text:p>
          </table:table-cell>
          <table:table-cell table:formula="of:=[.D9]-[.G9]" office:value-type="float" office:value="3.208122" calcext:value-type="float">
            <text:p>3.208122</text:p>
          </table:table-cell>
          <table:table-cell table:formula="of:=[.H9]/[.F9]" office:value-type="float" office:value="1.03487806451613" calcext:value-type="float">
            <text:p>1.034878064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0.781331" calcext:value-type="float">
            <text:p>10.781331</text:p>
          </table:table-cell>
          <table:table-cell office:value-type="float" office:value="31" calcext:value-type="float">
            <text:p>31</text:p>
          </table:table-cell>
          <table:table-cell table:formula="of:=[.E10]*[.$R$8]" office:value-type="float" office:value="3.1" calcext:value-type="float">
            <text:p>3.1</text:p>
          </table:table-cell>
          <table:table-cell table:formula="of:=[.$R$7]*[.F10]" office:value-type="float" office:value="7.55222" calcext:value-type="float">
            <text:p>7.55222</text:p>
          </table:table-cell>
          <table:table-cell table:formula="of:=[.D10]-[.G10]" office:value-type="float" office:value="3.229111" calcext:value-type="float">
            <text:p>3.229111</text:p>
          </table:table-cell>
          <table:table-cell table:formula="of:=[.H10]/[.F10]" office:value-type="float" office:value="1.04164870967742" calcext:value-type="float">
            <text:p>1.041648709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0.439608" calcext:value-type="float">
            <text:p>10.439608</text:p>
          </table:table-cell>
          <table:table-cell office:value-type="float" office:value="31" calcext:value-type="float">
            <text:p>31</text:p>
          </table:table-cell>
          <table:table-cell table:formula="of:=[.E11]*[.$R$8]" office:value-type="float" office:value="3.1" calcext:value-type="float">
            <text:p>3.1</text:p>
          </table:table-cell>
          <table:table-cell table:formula="of:=[.$R$7]*[.F11]" office:value-type="float" office:value="7.55222" calcext:value-type="float">
            <text:p>7.55222</text:p>
          </table:table-cell>
          <table:table-cell table:formula="of:=[.D11]-[.G11]" office:value-type="float" office:value="2.887388" calcext:value-type="float">
            <text:p>2.887388</text:p>
          </table:table-cell>
          <table:table-cell table:formula="of:=[.H11]/[.F11]" office:value-type="float" office:value="0.931415483870968" calcext:value-type="float">
            <text:p>0.931415483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0.590137" calcext:value-type="float">
            <text:p>10.590137</text:p>
          </table:table-cell>
          <table:table-cell office:value-type="float" office:value="31" calcext:value-type="float">
            <text:p>31</text:p>
          </table:table-cell>
          <table:table-cell table:formula="of:=[.E12]*[.$R$8]" office:value-type="float" office:value="3.1" calcext:value-type="float">
            <text:p>3.1</text:p>
          </table:table-cell>
          <table:table-cell table:formula="of:=[.$R$7]*[.F12]" office:value-type="float" office:value="7.55222" calcext:value-type="float">
            <text:p>7.55222</text:p>
          </table:table-cell>
          <table:table-cell table:formula="of:=[.D12]-[.G12]" office:value-type="float" office:value="3.037917" calcext:value-type="float">
            <text:p>3.037917</text:p>
          </table:table-cell>
          <table:table-cell table:formula="of:=[.H12]/[.F12]" office:value-type="float" office:value="0.979973225806452" calcext:value-type="float">
            <text:p>0.979973225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0.698849" calcext:value-type="float">
            <text:p>10.698849</text:p>
          </table:table-cell>
          <table:table-cell office:value-type="float" office:value="31" calcext:value-type="float">
            <text:p>31</text:p>
          </table:table-cell>
          <table:table-cell table:formula="of:=[.E13]*[.$R$8]" office:value-type="float" office:value="3.1" calcext:value-type="float">
            <text:p>3.1</text:p>
          </table:table-cell>
          <table:table-cell table:formula="of:=[.$R$7]*[.F13]" office:value-type="float" office:value="7.55222" calcext:value-type="float">
            <text:p>7.55222</text:p>
          </table:table-cell>
          <table:table-cell table:formula="of:=[.D13]-[.G13]" office:value-type="float" office:value="3.146629" calcext:value-type="float">
            <text:p>3.146629</text:p>
          </table:table-cell>
          <table:table-cell table:formula="of:=[.H13]/[.F13]" office:value-type="float" office:value="1.01504161290323" calcext:value-type="float">
            <text:p>1.015041612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0.808191" calcext:value-type="float">
            <text:p>10.808191</text:p>
          </table:table-cell>
          <table:table-cell office:value-type="float" office:value="31" calcext:value-type="float">
            <text:p>31</text:p>
          </table:table-cell>
          <table:table-cell table:formula="of:=[.E14]*[.$R$8]" office:value-type="float" office:value="3.1" calcext:value-type="float">
            <text:p>3.1</text:p>
          </table:table-cell>
          <table:table-cell table:formula="of:=[.$R$7]*[.F14]" office:value-type="float" office:value="7.55222" calcext:value-type="float">
            <text:p>7.55222</text:p>
          </table:table-cell>
          <table:table-cell table:formula="of:=[.D14]-[.G14]" office:value-type="float" office:value="3.255971" calcext:value-type="float">
            <text:p>3.255971</text:p>
          </table:table-cell>
          <table:table-cell table:formula="of:=[.H14]/[.F14]" office:value-type="float" office:value="1.05031322580645" calcext:value-type="float">
            <text:p>1.050313225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0.785987" calcext:value-type="float">
            <text:p>10.785987</text:p>
          </table:table-cell>
          <table:table-cell office:value-type="float" office:value="31" calcext:value-type="float">
            <text:p>31</text:p>
          </table:table-cell>
          <table:table-cell table:formula="of:=[.E15]*[.$R$8]" office:value-type="float" office:value="3.1" calcext:value-type="float">
            <text:p>3.1</text:p>
          </table:table-cell>
          <table:table-cell table:formula="of:=[.$R$7]*[.F15]" office:value-type="float" office:value="7.55222" calcext:value-type="float">
            <text:p>7.55222</text:p>
          </table:table-cell>
          <table:table-cell table:formula="of:=[.D15]-[.G15]" office:value-type="float" office:value="3.233767" calcext:value-type="float">
            <text:p>3.233767</text:p>
          </table:table-cell>
          <table:table-cell table:formula="of:=[.H15]/[.F15]" office:value-type="float" office:value="1.04315064516129" calcext:value-type="float">
            <text:p>1.043150645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0.498713" calcext:value-type="float">
            <text:p>10.498713</text:p>
          </table:table-cell>
          <table:table-cell office:value-type="float" office:value="31" calcext:value-type="float">
            <text:p>31</text:p>
          </table:table-cell>
          <table:table-cell table:formula="of:=[.E16]*[.$R$8]" office:value-type="float" office:value="3.1" calcext:value-type="float">
            <text:p>3.1</text:p>
          </table:table-cell>
          <table:table-cell table:formula="of:=[.$R$7]*[.F16]" office:value-type="float" office:value="7.55222" calcext:value-type="float">
            <text:p>7.55222</text:p>
          </table:table-cell>
          <table:table-cell table:formula="of:=[.D16]-[.G16]" office:value-type="float" office:value="2.946493" calcext:value-type="float">
            <text:p>2.946493</text:p>
          </table:table-cell>
          <table:table-cell table:formula="of:=[.H16]/[.F16]" office:value-type="float" office:value="0.950481612903226" calcext:value-type="float">
            <text:p>0.950481612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8:.D16])" office:value-type="float" office:value="10.6591557777778" calcext:value-type="float">
            <text:p>10.6591557778</text:p>
          </table:table-cell>
          <table:table-cell table:formula="of:=AVERAGE([.E8:.E16])" office:value-type="float" office:value="31" calcext:value-type="float">
            <text:p>31</text:p>
          </table:table-cell>
          <table:table-cell table:formula="of:=AVERAGE([.F8:.F16])" office:value-type="float" office:value="3.1" calcext:value-type="float">
            <text:p>3.1</text:p>
          </table:table-cell>
          <table:table-cell table:formula="of:=AVERAGE([.G8:.G16])" office:value-type="float" office:value="7.55222" calcext:value-type="float">
            <text:p>7.55222</text:p>
          </table:table-cell>
          <table:table-cell table:formula="of:=AVERAGE([.H8:.H16])" office:value-type="float" office:value="3.10693577777778" calcext:value-type="float">
            <text:p>3.1069357778</text:p>
          </table:table-cell>
          <table:table-cell table:formula="of:=AVERAGE([.I8:.I16])" office:value-type="float" office:value="1.00223734767025" calcext:value-type="float">
            <text:p>1.002237347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STDEV([.D8:.D16])" office:value-type="float" office:value="0.137763146338905" calcext:value-type="float">
            <text:p>0.1377631463</text:p>
          </table:table-cell>
          <table:table-cell table:formula="of:=STDEV([.E8:.E16])" office:value-type="float" office:value="0" calcext:value-type="float">
            <text:p>0</text:p>
          </table:table-cell>
          <table:table-cell table:formula="of:=STDEV([.F8:.F16])" office:value-type="float" office:value="0" calcext:value-type="float">
            <text:p>0</text:p>
          </table:table-cell>
          <table:table-cell table:formula="of:=STDEV([.G8:.G16])" office:value-type="float" office:value="0" calcext:value-type="float">
            <text:p>0</text:p>
          </table:table-cell>
          <table:table-cell table:formula="of:=STDEV([.H8:.H16])" office:value-type="float" office:value="0.137763146338905" calcext:value-type="float">
            <text:p>0.1377631463</text:p>
          </table:table-cell>
          <table:table-cell table:formula="of:=STDEV([.I8:.I16])" office:value-type="float" office:value="0.0444397246254531" calcext:value-type="float">
            <text:p>0.044439724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1.6nJ/by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Cost_Parallel_Work_implode_Broadcast2_in</text:p>
          </table:table-cell>
          <table:table-cell table:style-name="ce27" office:value-type="float" office:value="22.231173" calcext:value-type="float">
            <text:p>22.231173</text:p>
          </table:table-cell>
          <table:table-cell office:value-type="float" office:value="59" calcext:value-type="float">
            <text:p>59</text:p>
          </table:table-cell>
          <table:table-cell table:formula="of:=[.E25]*[.$R$8]" office:value-type="float" office:value="5.9" calcext:value-type="float">
            <text:p>5.9</text:p>
          </table:table-cell>
          <table:table-cell table:formula="of:=[.$R$7]*[.F25]" office:value-type="float" office:value="14.37358" calcext:value-type="float">
            <text:p>14.37358</text:p>
          </table:table-cell>
          <table:table-cell table:formula="of:=[.D25]-[.G25]" office:value-type="float" office:value="7.857593" calcext:value-type="float">
            <text:p>7.857593</text:p>
          </table:table-cell>
          <table:table-cell table:formula="of:=[.H25]-[.$H$18]" office:value-type="float" office:value="4.75065722222222" calcext:value-type="float">
            <text:p>4.7506572222</text:p>
          </table:table-cell>
          <table:table-cell table:style-name="ce27" table:formula="of:=[.I25]/([.$D$4]*[.$D$21])" office:value-type="float" office:value="0.00118766430555556" calcext:value-type="float">
            <text:p>0.0011876643</text:p>
          </table:table-cell>
          <table:table-cell table:style-name="ce27" table:formula="of:=[.J25]/[.N25]" office:value-type="float" office:value="0.000000000586500891632373" calcext:value-type="float">
            <text:p>5.86500891632373E-010</text:p>
          </table:table-cell>
          <table:table-cell table:style-name="ce27" table:formula="of:=[.J25]/[.O25]" office:value-type="float" office:value="0.00000000000121307829585369" calcext:value-type="float">
            <text:p>1.21307829585369E-012</text:p>
          </table:table-cell>
          <table:table-cell table:formula="of:=[.L25]*10^12" office:value-type="float" office:value="1.21307829585369" calcext:value-type="float">
            <text:p>1.213078295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style-name="ce31" table:formula="of:=[.N25]/[.O25]*1000" office:value-type="float" office:value="2.06833154588632" calcext:value-type="float">
            <text:p>2.06833154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7" office:value-type="float" office:value="22.292051" calcext:value-type="float">
            <text:p>22.292051</text:p>
          </table:table-cell>
          <table:table-cell office:value-type="float" office:value="59" calcext:value-type="float">
            <text:p>59</text:p>
          </table:table-cell>
          <table:table-cell table:formula="of:=[.E26]*[.$R$8]" office:value-type="float" office:value="5.9" calcext:value-type="float">
            <text:p>5.9</text:p>
          </table:table-cell>
          <table:table-cell table:formula="of:=[.$R$7]*[.F26]" office:value-type="float" office:value="14.37358" calcext:value-type="float">
            <text:p>14.37358</text:p>
          </table:table-cell>
          <table:table-cell table:formula="of:=[.D26]-[.G26]" office:value-type="float" office:value="7.918471" calcext:value-type="float">
            <text:p>7.918471</text:p>
          </table:table-cell>
          <table:table-cell table:formula="of:=[.H26]-[.$H$18]" office:value-type="float" office:value="4.81153522222222" calcext:value-type="float">
            <text:p>4.8115352222</text:p>
          </table:table-cell>
          <table:table-cell table:style-name="ce27" table:formula="of:=[.I26]/([.$D$4]*[.$D$21])" office:value-type="float" office:value="0.00120288380555556" calcext:value-type="float">
            <text:p>0.0012028838</text:p>
          </table:table-cell>
          <table:table-cell table:style-name="ce27" table:formula="of:=[.J26]/[.N26]" office:value-type="float" office:value="0.000000000594016694101509" calcext:value-type="float">
            <text:p>5.94016694101509E-010</text:p>
          </table:table-cell>
          <table:table-cell table:style-name="ce27" table:formula="of:=[.J26]/[.O26]" office:value-type="float" office:value="0.00000000000122862346719325" calcext:value-type="float">
            <text:p>1.22862346719325E-012</text:p>
          </table:table-cell>
          <table:table-cell table:formula="of:=[.L26]*10^12" office:value-type="float" office:value="1.22862346719325" calcext:value-type="float">
            <text:p>1.228623467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745213" calcext:value-type="float">
            <text:p>21.745213</text:p>
          </table:table-cell>
          <table:table-cell office:value-type="float" office:value="58" calcext:value-type="float">
            <text:p>58</text:p>
          </table:table-cell>
          <table:table-cell table:formula="of:=[.E27]*[.$R$8]" office:value-type="float" office:value="5.8" calcext:value-type="float">
            <text:p>5.8</text:p>
          </table:table-cell>
          <table:table-cell table:formula="of:=[.$R$7]*[.F27]" office:value-type="float" office:value="14.12996" calcext:value-type="float">
            <text:p>14.12996</text:p>
          </table:table-cell>
          <table:table-cell table:formula="of:=[.D27]-[.G27]" office:value-type="float" office:value="7.615253" calcext:value-type="float">
            <text:p>7.615253</text:p>
          </table:table-cell>
          <table:table-cell table:formula="of:=[.H27]-[.$H$18]" office:value-type="float" office:value="4.50831722222222" calcext:value-type="float">
            <text:p>4.5083172222</text:p>
          </table:table-cell>
          <table:table-cell table:style-name="ce27" table:formula="of:=[.I27]/([.$D$4]*[.$D$21])" office:value-type="float" office:value="0.00112707930555556" calcext:value-type="float">
            <text:p>0.0011270793</text:p>
          </table:table-cell>
          <table:table-cell table:style-name="ce27" table:formula="of:=[.J27]/[.N27]" office:value-type="float" office:value="0.000000000556582373113854" calcext:value-type="float">
            <text:p>5.56582373113854E-010</text:p>
          </table:table-cell>
          <table:table-cell table:style-name="ce27" table:formula="of:=[.J27]/[.O27]" office:value-type="float" office:value="0.00000000000115119688019565" calcext:value-type="float">
            <text:p>1.15119688019565E-012</text:p>
          </table:table-cell>
          <table:table-cell table:formula="of:=[.L27]*10^12" office:value-type="float" office:value="1.15119688019565" calcext:value-type="float">
            <text:p>1.151196880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983984" calcext:value-type="float">
            <text:p>21.983984</text:p>
          </table:table-cell>
          <table:table-cell office:value-type="float" office:value="59" calcext:value-type="float">
            <text:p>59</text:p>
          </table:table-cell>
          <table:table-cell table:formula="of:=[.E28]*[.$R$8]" office:value-type="float" office:value="5.9" calcext:value-type="float">
            <text:p>5.9</text:p>
          </table:table-cell>
          <table:table-cell table:formula="of:=[.$R$7]*[.F28]" office:value-type="float" office:value="14.37358" calcext:value-type="float">
            <text:p>14.37358</text:p>
          </table:table-cell>
          <table:table-cell table:formula="of:=[.D28]-[.G28]" office:value-type="float" office:value="7.610404" calcext:value-type="float">
            <text:p>7.610404</text:p>
          </table:table-cell>
          <table:table-cell table:formula="of:=[.H28]-[.$H$18]" office:value-type="float" office:value="4.50346822222222" calcext:value-type="float">
            <text:p>4.5034682222</text:p>
          </table:table-cell>
          <table:table-cell table:style-name="ce27" table:formula="of:=[.I28]/([.$D$4]*[.$D$21])" office:value-type="float" office:value="0.00112586705555556" calcext:value-type="float">
            <text:p>0.0011258671</text:p>
          </table:table-cell>
          <table:table-cell table:style-name="ce27" table:formula="of:=[.J28]/[.N28]" office:value-type="float" office:value="0.000000000555983731138546" calcext:value-type="float">
            <text:p>5.55983731138546E-010</text:p>
          </table:table-cell>
          <table:table-cell table:style-name="ce27" table:formula="of:=[.J28]/[.O28]" office:value-type="float" office:value="0.00000000000114995869011343" calcext:value-type="float">
            <text:p>1.14995869011343E-012</text:p>
          </table:table-cell>
          <table:table-cell table:formula="of:=[.L28]*10^12" office:value-type="float" office:value="1.14995869011343" calcext:value-type="float">
            <text:p>1.1499586901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64642" calcext:value-type="float">
            <text:p>22.164642</text:p>
          </table:table-cell>
          <table:table-cell office:value-type="float" office:value="59" calcext:value-type="float">
            <text:p>59</text:p>
          </table:table-cell>
          <table:table-cell table:formula="of:=[.E29]*[.$R$8]" office:value-type="float" office:value="5.9" calcext:value-type="float">
            <text:p>5.9</text:p>
          </table:table-cell>
          <table:table-cell table:formula="of:=[.$R$7]*[.F29]" office:value-type="float" office:value="14.37358" calcext:value-type="float">
            <text:p>14.37358</text:p>
          </table:table-cell>
          <table:table-cell table:formula="of:=[.D29]-[.G29]" office:value-type="float" office:value="7.791062" calcext:value-type="float">
            <text:p>7.791062</text:p>
          </table:table-cell>
          <table:table-cell table:formula="of:=[.H29]-[.$H$18]" office:value-type="float" office:value="4.68412622222222" calcext:value-type="float">
            <text:p>4.6841262222</text:p>
          </table:table-cell>
          <table:table-cell table:style-name="ce27" table:formula="of:=[.I29]/([.$D$4]*[.$D$21])" office:value-type="float" office:value="0.00117103155555556" calcext:value-type="float">
            <text:p>0.0011710316</text:p>
          </table:table-cell>
          <table:table-cell table:style-name="ce27" table:formula="of:=[.J29]/[.N29]" office:value-type="float" office:value="0.000000000578287187928669" calcext:value-type="float">
            <text:p>5.78287187928669E-010</text:p>
          </table:table-cell>
          <table:table-cell table:style-name="ce27" table:formula="of:=[.J29]/[.O29]" office:value-type="float" office:value="0.00000000000119608963337476" calcext:value-type="float">
            <text:p>1.19608963337476E-012</text:p>
          </table:table-cell>
          <table:table-cell table:formula="of:=[.L29]*10^12" office:value-type="float" office:value="1.19608963337476" calcext:value-type="float">
            <text:p>1.196089633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959686" calcext:value-type="float">
            <text:p>21.959686</text:p>
          </table:table-cell>
          <table:table-cell office:value-type="float" office:value="59" calcext:value-type="float">
            <text:p>59</text:p>
          </table:table-cell>
          <table:table-cell table:formula="of:=[.E30]*[.$R$8]" office:value-type="float" office:value="5.9" calcext:value-type="float">
            <text:p>5.9</text:p>
          </table:table-cell>
          <table:table-cell table:formula="of:=[.$R$7]*[.F30]" office:value-type="float" office:value="14.37358" calcext:value-type="float">
            <text:p>14.37358</text:p>
          </table:table-cell>
          <table:table-cell table:formula="of:=[.D30]-[.G30]" office:value-type="float" office:value="7.586106" calcext:value-type="float">
            <text:p>7.586106</text:p>
          </table:table-cell>
          <table:table-cell table:formula="of:=[.H30]-[.$H$18]" office:value-type="float" office:value="4.47917022222222" calcext:value-type="float">
            <text:p>4.4791702222</text:p>
          </table:table-cell>
          <table:table-cell table:style-name="ce27" table:formula="of:=[.I30]/([.$D$4]*[.$D$21])" office:value-type="float" office:value="0.00111979255555556" calcext:value-type="float">
            <text:p>0.0011197926</text:p>
          </table:table-cell>
          <table:table-cell table:style-name="ce27" table:formula="of:=[.J30]/[.N30]" office:value-type="float" office:value="0.000000000552983978052126" calcext:value-type="float">
            <text:p>5.52983978052126E-010</text:p>
          </table:table-cell>
          <table:table-cell table:style-name="ce27" table:formula="of:=[.J30]/[.O30]" office:value-type="float" office:value="0.00000000000114375420617492" calcext:value-type="float">
            <text:p>1.14375420617492E-012</text:p>
          </table:table-cell>
          <table:table-cell table:formula="of:=[.L30]*10^12" office:value-type="float" office:value="1.14375420617492" calcext:value-type="float">
            <text:p>1.143754206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.972456" calcext:value-type="float">
            <text:p>21.972456</text:p>
          </table:table-cell>
          <table:table-cell office:value-type="float" office:value="59" calcext:value-type="float">
            <text:p>59</text:p>
          </table:table-cell>
          <table:table-cell table:formula="of:=[.E31]*[.$R$8]" office:value-type="float" office:value="5.9" calcext:value-type="float">
            <text:p>5.9</text:p>
          </table:table-cell>
          <table:table-cell table:formula="of:=[.$R$7]*[.F31]" office:value-type="float" office:value="14.37358" calcext:value-type="float">
            <text:p>14.37358</text:p>
          </table:table-cell>
          <table:table-cell table:formula="of:=[.D31]-[.G31]" office:value-type="float" office:value="7.598876" calcext:value-type="float">
            <text:p>7.598876</text:p>
          </table:table-cell>
          <table:table-cell table:formula="of:=[.H31]-[.$H$18]" office:value-type="float" office:value="4.49194022222222" calcext:value-type="float">
            <text:p>4.4919402222</text:p>
          </table:table-cell>
          <table:table-cell table:style-name="ce27" table:formula="of:=[.I31]/([.$D$4]*[.$D$21])" office:value-type="float" office:value="0.00112298505555556" calcext:value-type="float">
            <text:p>0.0011229851</text:p>
          </table:table-cell>
          <table:table-cell table:style-name="ce27" table:formula="of:=[.J31]/[.N31]" office:value-type="float" office:value="0.000000000554560521262003" calcext:value-type="float">
            <text:p>5.54560521262003E-010</text:p>
          </table:table-cell>
          <table:table-cell table:style-name="ce27" table:formula="of:=[.J31]/[.O31]" office:value-type="float" office:value="0.00000000000114701502022936" calcext:value-type="float">
            <text:p>1.14701502022936E-012</text:p>
          </table:table-cell>
          <table:table-cell table:formula="of:=[.L31]*10^12" office:value-type="float" office:value="1.14701502022936" calcext:value-type="float">
            <text:p>1.147015020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140083" calcext:value-type="float">
            <text:p>22.140083</text:p>
          </table:table-cell>
          <table:table-cell office:value-type="float" office:value="59" calcext:value-type="float">
            <text:p>59</text:p>
          </table:table-cell>
          <table:table-cell table:formula="of:=[.E32]*[.$R$8]" office:value-type="float" office:value="5.9" calcext:value-type="float">
            <text:p>5.9</text:p>
          </table:table-cell>
          <table:table-cell table:formula="of:=[.$R$7]*[.F32]" office:value-type="float" office:value="14.37358" calcext:value-type="float">
            <text:p>14.37358</text:p>
          </table:table-cell>
          <table:table-cell table:formula="of:=[.D32]-[.G32]" office:value-type="float" office:value="7.766503" calcext:value-type="float">
            <text:p>7.766503</text:p>
          </table:table-cell>
          <table:table-cell table:formula="of:=[.H32]-[.$H$18]" office:value-type="float" office:value="4.65956722222222" calcext:value-type="float">
            <text:p>4.6595672222</text:p>
          </table:table-cell>
          <table:table-cell table:style-name="ce27" table:formula="of:=[.I32]/([.$D$4]*[.$D$21])" office:value-type="float" office:value="0.00116489180555556" calcext:value-type="float">
            <text:p>0.0011648918</text:p>
          </table:table-cell>
          <table:table-cell table:style-name="ce27" table:formula="of:=[.J32]/[.N32]" office:value-type="float" office:value="0.000000000575255212620028" calcext:value-type="float">
            <text:p>5.75255212620028E-010</text:p>
          </table:table-cell>
          <table:table-cell table:style-name="ce27" table:formula="of:=[.J32]/[.O32]" office:value-type="float" office:value="0.00000000000118981850319754" calcext:value-type="float">
            <text:p>1.18981850319754E-012</text:p>
          </table:table-cell>
          <table:table-cell table:formula="of:=[.L32]*10^12" office:value-type="float" office:value="1.18981850319754" calcext:value-type="float">
            <text:p>1.189818503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074781" calcext:value-type="float">
            <text:p>22.074781</text:p>
          </table:table-cell>
          <table:table-cell office:value-type="float" office:value="59" calcext:value-type="float">
            <text:p>59</text:p>
          </table:table-cell>
          <table:table-cell table:formula="of:=[.E33]*[.$R$8]" office:value-type="float" office:value="5.9" calcext:value-type="float">
            <text:p>5.9</text:p>
          </table:table-cell>
          <table:table-cell table:formula="of:=[.$R$7]*[.F33]" office:value-type="float" office:value="14.37358" calcext:value-type="float">
            <text:p>14.37358</text:p>
          </table:table-cell>
          <table:table-cell table:formula="of:=[.D33]-[.G33]" office:value-type="float" office:value="7.701201" calcext:value-type="float">
            <text:p>7.701201</text:p>
          </table:table-cell>
          <table:table-cell table:formula="of:=[.H33]-[.$H$18]" office:value-type="float" office:value="4.59426522222222" calcext:value-type="float">
            <text:p>4.5942652222</text:p>
          </table:table-cell>
          <table:table-cell table:style-name="ce27" table:formula="of:=[.I33]/([.$D$4]*[.$D$21])" office:value-type="float" office:value="0.00114856630555556" calcext:value-type="float">
            <text:p>0.0011485663</text:p>
          </table:table-cell>
          <table:table-cell table:style-name="ce27" table:formula="of:=[.J33]/[.N33]" office:value-type="float" office:value="0.000000000567193237311386" calcext:value-type="float">
            <text:p>5.67193237311386E-010</text:p>
          </table:table-cell>
          <table:table-cell table:style-name="ce27" table:formula="of:=[.J33]/[.O33]" office:value-type="float" office:value="0.00000000000117314366534452" calcext:value-type="float">
            <text:p>1.17314366534452E-012</text:p>
          </table:table-cell>
          <table:table-cell table:formula="of:=[.L33]*10^12" office:value-type="float" office:value="1.17314366534452" calcext:value-type="float">
            <text:p>1.1731436653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979050000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E25:.E33])" office:value-type="float" office:value="58.8888888888889" calcext:value-type="float">
            <text:p>58.8888888889</text:p>
          </table:table-cell>
          <table:table-cell table:formula="of:=AVERAGE([.E25:.E33])" office:value-type="float" office:value="58.8888888888889" calcext:value-type="float">
            <text:p>58.8888888889</text:p>
          </table:table-cell>
          <table:table-cell table:formula="of:=AVERAGE([.F25:.F33])" office:value-type="float" office:value="5.88888888888889" calcext:value-type="float">
            <text:p>5.8888888889</text:p>
          </table:table-cell>
          <table:table-cell table:formula="of:=AVERAGE([.G25:.G33])" office:value-type="float" office:value="14.3465111111111" calcext:value-type="float">
            <text:p>14.3465111111</text:p>
          </table:table-cell>
          <table:table-cell table:formula="of:=AVERAGE([.H25:.H33])" office:value-type="float" office:value="7.71616322222222" calcext:value-type="float">
            <text:p>7.7161632222</text:p>
          </table:table-cell>
          <table:table-cell table:formula="of:=AVERAGE([.I25:.I33])" office:value-type="float" office:value="4.60922744444444" calcext:value-type="float">
            <text:p>4.6092274444</text:p>
          </table:table-cell>
          <table:table-cell table:formula="of:=AVERAGE([.J25:.J33])" office:value-type="float" office:value="0.00115230686111111" calcext:value-type="float">
            <text:p>0.0011523069</text:p>
          </table:table-cell>
          <table:table-cell table:style-name="ce31" table:formula="of:=AVERAGE([.K25:.K33])" office:value-type="float" office:value="0.000000000569040425240055" calcext:value-type="float">
            <text:p>5.69040425240055E-010</text:p>
          </table:table-cell>
          <table:table-cell table:formula="of:=AVERAGE([.L25:.L33])" office:value-type="float" office:value="0.00000000000117696426240857" calcext:value-type="float">
            <text:p>1.17696426240857E-012</text:p>
          </table:table-cell>
          <table:table-cell table:style-name="ce31" table:formula="of:=AVERAGE([.M25:.M33])" office:value-type="float" office:value="1.17696426240857" calcext:value-type="float">
            <text:p>1.1769642624</text:p>
          </table:table-cell>
          <table:table-cell table:formula="of:=AVERAGE([.N25:.N33])" office:value-type="float" office:value="2025000" calcext:value-type="float">
            <text:p>2025000</text:p>
          </table:table-cell>
          <table:table-cell table:formula="of:=AVERAGE([.O25:.O33])" office:value-type="float" office:value="979050000" calcext:value-type="float">
            <text:p>97905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E25:.E33])" office:value-type="float" office:value="0.333333333333333" calcext:value-type="float">
            <text:p>0.3333333333</text:p>
          </table:table-cell>
          <table:table-cell table:formula="of:=STDEV([.E25:.E33])" office:value-type="float" office:value="0.333333333333333" calcext:value-type="float">
            <text:p>0.3333333333</text:p>
          </table:table-cell>
          <table:table-cell table:formula="of:=STDEV([.F25:.F33])" office:value-type="float" office:value="0.0333333333333332" calcext:value-type="float">
            <text:p>0.0333333333</text:p>
          </table:table-cell>
          <table:table-cell table:formula="of:=STDEV([.G25:.G33])" office:value-type="float" office:value="0.0812066666666666" calcext:value-type="float">
            <text:p>0.0812066667</text:p>
          </table:table-cell>
          <table:table-cell table:formula="of:=STDEV([.H25:.H33])" office:value-type="float" office:value="0.123155220559034" calcext:value-type="float">
            <text:p>0.1231552206</text:p>
          </table:table-cell>
          <table:table-cell table:formula="of:=STDEV([.I25:.I33])" office:value-type="float" office:value="0.123155220559034" calcext:value-type="float">
            <text:p>0.1231552206</text:p>
          </table:table-cell>
          <table:table-cell table:formula="of:=STDEV([.J25:.J33])" office:value-type="float" office:value="0.0000307888051397586" calcext:value-type="float">
            <text:p>3.07888051397586E-005</text:p>
          </table:table-cell>
          <table:table-cell table:formula="of:=STDEV([.K25:.K33])" office:value-type="float" office:value="0.0000000000152043482171647" calcext:value-type="float">
            <text:p>1.52043482171647E-011</text:p>
          </table:table-cell>
          <table:table-cell table:formula="of:=STDEV([.L25:.L33])" office:value-type="float" office:value="0.0000000000000314476330522022" calcext:value-type="float">
            <text:p>3.14476330522022E-014</text:p>
          </table:table-cell>
          <table:table-cell table:style-name="Default" table:formula="of:=STDEV([.M25:.M33])" office:value-type="float" office:value="0.0314476330522023" calcext:value-type="float">
            <text:p>0.0314476331</text:p>
          </table:table-cell>
          <table:table-cell table:formula="of:=STDEV([.N25:.N33])" office:value-type="float" office:value="0" calcext:value-type="float">
            <text:p>0</text:p>
          </table:table-cell>
          <table:table-cell table:formula="of:=STDEV([.O25:.O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Cost_Parallel_Work_implode_Broadcast3_in</text:p>
          </table:table-cell>
          <table:table-cell office:value-type="float" office:value="24.017298" calcext:value-type="float">
            <text:p>24.017298</text:p>
          </table:table-cell>
          <table:table-cell office:value-type="float" office:value="64" calcext:value-type="float">
            <text:p>64</text:p>
          </table:table-cell>
          <table:table-cell table:formula="of:=[.E42]*[.$R$8]" office:value-type="float" office:value="6.4" calcext:value-type="float">
            <text:p>6.4</text:p>
          </table:table-cell>
          <table:table-cell table:formula="of:=[.$R$7]*[.F42]" office:value-type="float" office:value="15.59168" calcext:value-type="float">
            <text:p>15.59168</text:p>
          </table:table-cell>
          <table:table-cell table:formula="of:=[.D42]-[.G42]" office:value-type="float" office:value="8.425618" calcext:value-type="float">
            <text:p>8.425618</text:p>
          </table:table-cell>
          <table:table-cell table:formula="of:=[.H42]-[.$H$18]" office:value-type="float" office:value="5.31868222222222" calcext:value-type="float">
            <text:p>5.3186822222</text:p>
          </table:table-cell>
          <table:table-cell table:style-name="ce27" table:formula="of:=[.I42]/([.$D$4]*[.$D$38])" office:value-type="float" office:value="0.00132967055555556" calcext:value-type="float">
            <text:p>0.0013296706</text:p>
          </table:table-cell>
          <table:table-cell table:style-name="ce27" table:formula="of:=[.J42]/[.N42]" office:value-type="float" office:value="0.00000000065662743484225" calcext:value-type="float">
            <text:p>6.5662743484225E-010</text:p>
          </table:table-cell>
          <table:table-cell table:style-name="ce27" table:formula="of:=[.J42]/[.O42]" office:value-type="float" office:value="0.00000000000132197008089194" calcext:value-type="float">
            <text:p>1.32197008089194E-012</text:p>
          </table:table-cell>
          <table:table-cell table:formula="of:=[.L42]*10^12" office:value-type="float" office:value="1.32197008089194" calcext:value-type="float">
            <text:p>1.321970080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style-name="ce31" table:formula="of:=[.N42]/[.O42]*1000" office:value-type="float" office:value="2.01327268820184" calcext:value-type="float">
            <text:p>2.01327268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.822235" calcext:value-type="float">
            <text:p>23.822235</text:p>
          </table:table-cell>
          <table:table-cell office:value-type="float" office:value="64" calcext:value-type="float">
            <text:p>64</text:p>
          </table:table-cell>
          <table:table-cell table:formula="of:=[.E43]*[.$R$8]" office:value-type="float" office:value="6.4" calcext:value-type="float">
            <text:p>6.4</text:p>
          </table:table-cell>
          <table:table-cell table:formula="of:=[.$R$7]*[.F43]" office:value-type="float" office:value="15.59168" calcext:value-type="float">
            <text:p>15.59168</text:p>
          </table:table-cell>
          <table:table-cell table:formula="of:=[.D43]-[.G43]" office:value-type="float" office:value="8.230555" calcext:value-type="float">
            <text:p>8.230555</text:p>
          </table:table-cell>
          <table:table-cell table:formula="of:=[.H43]-[.$H$18]" office:value-type="float" office:value="5.12361922222222" calcext:value-type="float">
            <text:p>5.1236192222</text:p>
          </table:table-cell>
          <table:table-cell table:style-name="ce27" table:formula="of:=[.I43]/([.$D$4]*[.$D$38])" office:value-type="float" office:value="0.00128090480555556" calcext:value-type="float">
            <text:p>0.0012809048</text:p>
          </table:table-cell>
          <table:table-cell table:style-name="ce27" table:formula="of:=[.J43]/[.N43]" office:value-type="float" office:value="0.000000000632545582990398" calcext:value-type="float">
            <text:p>6.32545582990398E-010</text:p>
          </table:table-cell>
          <table:table-cell table:style-name="ce27" table:formula="of:=[.J43]/[.O43]" office:value-type="float" office:value="0.00000000000127348674627728" calcext:value-type="float">
            <text:p>1.27348674627728E-012</text:p>
          </table:table-cell>
          <table:table-cell table:formula="of:=[.L43]*10^12" office:value-type="float" office:value="1.27348674627728" calcext:value-type="float">
            <text:p>1.2734867463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960846" calcext:value-type="float">
            <text:p>23.960846</text:p>
          </table:table-cell>
          <table:table-cell office:value-type="float" office:value="64" calcext:value-type="float">
            <text:p>64</text:p>
          </table:table-cell>
          <table:table-cell table:formula="of:=[.E44]*[.$R$8]" office:value-type="float" office:value="6.4" calcext:value-type="float">
            <text:p>6.4</text:p>
          </table:table-cell>
          <table:table-cell table:formula="of:=[.$R$7]*[.F44]" office:value-type="float" office:value="15.59168" calcext:value-type="float">
            <text:p>15.59168</text:p>
          </table:table-cell>
          <table:table-cell table:formula="of:=[.D44]-[.G44]" office:value-type="float" office:value="8.369166" calcext:value-type="float">
            <text:p>8.369166</text:p>
          </table:table-cell>
          <table:table-cell table:formula="of:=[.H44]-[.$H$18]" office:value-type="float" office:value="5.26223022222222" calcext:value-type="float">
            <text:p>5.2622302222</text:p>
          </table:table-cell>
          <table:table-cell table:style-name="ce27" table:formula="of:=[.I44]/([.$D$4]*[.$D$38])" office:value-type="float" office:value="0.00131555755555556" calcext:value-type="float">
            <text:p>0.0013155576</text:p>
          </table:table-cell>
          <table:table-cell table:style-name="ce27" table:formula="of:=[.J44]/[.N44]" office:value-type="float" office:value="0.0000000006496580521262" calcext:value-type="float">
            <text:p>6.496580521262E-010</text:p>
          </table:table-cell>
          <table:table-cell table:style-name="ce27" table:formula="of:=[.J44]/[.O44]" office:value-type="float" office:value="0.00000000000130793881301609" calcext:value-type="float">
            <text:p>1.30793881301609E-012</text:p>
          </table:table-cell>
          <table:table-cell table:formula="of:=[.L44]*10^12" office:value-type="float" office:value="1.30793881301609" calcext:value-type="float">
            <text:p>1.307938813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840738" calcext:value-type="float">
            <text:p>24.840738</text:p>
          </table:table-cell>
          <table:table-cell office:value-type="float" office:value="66" calcext:value-type="float">
            <text:p>66</text:p>
          </table:table-cell>
          <table:table-cell table:formula="of:=[.E45]*[.$R$8]" office:value-type="float" office:value="6.6" calcext:value-type="float">
            <text:p>6.6</text:p>
          </table:table-cell>
          <table:table-cell table:formula="of:=[.$R$7]*[.F45]" office:value-type="float" office:value="16.07892" calcext:value-type="float">
            <text:p>16.07892</text:p>
          </table:table-cell>
          <table:table-cell table:formula="of:=[.D45]-[.G45]" office:value-type="float" office:value="8.761818" calcext:value-type="float">
            <text:p>8.761818</text:p>
          </table:table-cell>
          <table:table-cell table:formula="of:=[.H45]-[.$H$18]" office:value-type="float" office:value="5.65488222222222" calcext:value-type="float">
            <text:p>5.6548822222</text:p>
          </table:table-cell>
          <table:table-cell table:style-name="ce27" table:formula="of:=[.I45]/([.$D$4]*[.$D$38])" office:value-type="float" office:value="0.00141372055555556" calcext:value-type="float">
            <text:p>0.0014137206</text:p>
          </table:table-cell>
          <table:table-cell table:style-name="ce27" table:formula="of:=[.J45]/[.N45]" office:value-type="float" office:value="0.000000000698133607681756" calcext:value-type="float">
            <text:p>6.98133607681756E-010</text:p>
          </table:table-cell>
          <table:table-cell table:style-name="ce27" table:formula="of:=[.J45]/[.O45]" office:value-type="float" office:value="0.0000000000014055333250615" calcext:value-type="float">
            <text:p>1.4055333250615E-012</text:p>
          </table:table-cell>
          <table:table-cell table:formula="of:=[.L45]*10^12" office:value-type="float" office:value="1.4055333250615" calcext:value-type="float">
            <text:p>1.4055333251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.92861" calcext:value-type="float">
            <text:p>23.92861</text:p>
          </table:table-cell>
          <table:table-cell office:value-type="float" office:value="64" calcext:value-type="float">
            <text:p>64</text:p>
          </table:table-cell>
          <table:table-cell table:formula="of:=[.E46]*[.$R$8]" office:value-type="float" office:value="6.4" calcext:value-type="float">
            <text:p>6.4</text:p>
          </table:table-cell>
          <table:table-cell table:formula="of:=[.$R$7]*[.F46]" office:value-type="float" office:value="15.59168" calcext:value-type="float">
            <text:p>15.59168</text:p>
          </table:table-cell>
          <table:table-cell table:formula="of:=[.D46]-[.G46]" office:value-type="float" office:value="8.33693" calcext:value-type="float">
            <text:p>8.33693</text:p>
          </table:table-cell>
          <table:table-cell table:formula="of:=[.H46]-[.$H$18]" office:value-type="float" office:value="5.22999422222222" calcext:value-type="float">
            <text:p>5.2299942222</text:p>
          </table:table-cell>
          <table:table-cell table:style-name="ce27" table:formula="of:=[.I46]/([.$D$4]*[.$D$38])" office:value-type="float" office:value="0.00130749855555556" calcext:value-type="float">
            <text:p>0.0013074986</text:p>
          </table:table-cell>
          <table:table-cell table:style-name="ce27" table:formula="of:=[.J46]/[.N46]" office:value-type="float" office:value="0.00000000064567829903978" calcext:value-type="float">
            <text:p>6.4567829903978E-010</text:p>
          </table:table-cell>
          <table:table-cell table:style-name="ce27" table:formula="of:=[.J46]/[.O46]" office:value-type="float" office:value="0.00000000000129992648482141" calcext:value-type="float">
            <text:p>1.29992648482141E-012</text:p>
          </table:table-cell>
          <table:table-cell table:formula="of:=[.L46]*10^12" office:value-type="float" office:value="1.29992648482141" calcext:value-type="float">
            <text:p>1.2999264848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/>
          <table:table-cell office:value-type="string" calcext:value-type="string">
            <text:p>Time varies!! but power is around 270mW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.139151" calcext:value-type="float">
            <text:p>24.139151</text:p>
          </table:table-cell>
          <table:table-cell office:value-type="float" office:value="65" calcext:value-type="float">
            <text:p>65</text:p>
          </table:table-cell>
          <table:table-cell table:formula="of:=[.E47]*[.$R$8]" office:value-type="float" office:value="6.5" calcext:value-type="float">
            <text:p>6.5</text:p>
          </table:table-cell>
          <table:table-cell table:formula="of:=[.$R$7]*[.F47]" office:value-type="float" office:value="15.8353" calcext:value-type="float">
            <text:p>15.8353</text:p>
          </table:table-cell>
          <table:table-cell table:formula="of:=[.D47]-[.G47]" office:value-type="float" office:value="8.303851" calcext:value-type="float">
            <text:p>8.303851</text:p>
          </table:table-cell>
          <table:table-cell table:formula="of:=[.H47]-[.$H$18]" office:value-type="float" office:value="5.19691522222222" calcext:value-type="float">
            <text:p>5.1969152222</text:p>
          </table:table-cell>
          <table:table-cell table:style-name="ce27" table:formula="of:=[.I47]/([.$D$4]*[.$D$38])" office:value-type="float" office:value="0.00129922880555556" calcext:value-type="float">
            <text:p>0.0012992288</text:p>
          </table:table-cell>
          <table:table-cell table:style-name="ce27" table:formula="of:=[.J47]/[.N47]" office:value-type="float" office:value="0.000000000641594471879286" calcext:value-type="float">
            <text:p>6.41594471879286E-010</text:p>
          </table:table-cell>
          <table:table-cell table:style-name="ce27" table:formula="of:=[.J47]/[.O47]" office:value-type="float" office:value="0.00000000000129170462713585" calcext:value-type="float">
            <text:p>1.29170462713585E-012</text:p>
          </table:table-cell>
          <table:table-cell table:formula="of:=[.L47]*10^12" office:value-type="float" office:value="1.29170462713585" calcext:value-type="float">
            <text:p>1.2917046271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685396" calcext:value-type="float">
            <text:p>24.685396</text:p>
          </table:table-cell>
          <table:table-cell office:value-type="float" office:value="66" calcext:value-type="float">
            <text:p>66</text:p>
          </table:table-cell>
          <table:table-cell table:formula="of:=[.E48]*[.$R$8]" office:value-type="float" office:value="6.6" calcext:value-type="float">
            <text:p>6.6</text:p>
          </table:table-cell>
          <table:table-cell table:formula="of:=[.$R$7]*[.F48]" office:value-type="float" office:value="16.07892" calcext:value-type="float">
            <text:p>16.07892</text:p>
          </table:table-cell>
          <table:table-cell table:formula="of:=[.D48]-[.G48]" office:value-type="float" office:value="8.606476" calcext:value-type="float">
            <text:p>8.606476</text:p>
          </table:table-cell>
          <table:table-cell table:formula="of:=[.H48]-[.$H$18]" office:value-type="float" office:value="5.49954022222222" calcext:value-type="float">
            <text:p>5.4995402222</text:p>
          </table:table-cell>
          <table:table-cell table:style-name="ce27" table:formula="of:=[.I48]/([.$D$4]*[.$D$38])" office:value-type="float" office:value="0.00137488505555556" calcext:value-type="float">
            <text:p>0.0013748851</text:p>
          </table:table-cell>
          <table:table-cell table:style-name="ce27" table:formula="of:=[.J48]/[.N48]" office:value-type="float" office:value="0.000000000678955582990398" calcext:value-type="float">
            <text:p>6.78955582990398E-010</text:p>
          </table:table-cell>
          <table:table-cell table:style-name="ce27" table:formula="of:=[.J48]/[.O48]" office:value-type="float" office:value="0.00000000000136692273173673" calcext:value-type="float">
            <text:p>1.36692273173673E-012</text:p>
          </table:table-cell>
          <table:table-cell table:formula="of:=[.L48]*10^12" office:value-type="float" office:value="1.36692273173673" calcext:value-type="float">
            <text:p>1.3669227317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57774" calcext:value-type="float">
            <text:p>24.57774</text:p>
          </table:table-cell>
          <table:table-cell office:value-type="float" office:value="66" calcext:value-type="float">
            <text:p>66</text:p>
          </table:table-cell>
          <table:table-cell table:formula="of:=[.E49]*[.$R$8]" office:value-type="float" office:value="6.6" calcext:value-type="float">
            <text:p>6.6</text:p>
          </table:table-cell>
          <table:table-cell table:formula="of:=[.$R$7]*[.F49]" office:value-type="float" office:value="16.07892" calcext:value-type="float">
            <text:p>16.07892</text:p>
          </table:table-cell>
          <table:table-cell table:formula="of:=[.D49]-[.G49]" office:value-type="float" office:value="8.49882" calcext:value-type="float">
            <text:p>8.49882</text:p>
          </table:table-cell>
          <table:table-cell table:formula="of:=[.H49]-[.$H$18]" office:value-type="float" office:value="5.39188422222222" calcext:value-type="float">
            <text:p>5.3918842222</text:p>
          </table:table-cell>
          <table:table-cell table:style-name="ce27" table:formula="of:=[.I49]/([.$D$4]*[.$D$38])" office:value-type="float" office:value="0.00134797105555556" calcext:value-type="float">
            <text:p>0.0013479711</text:p>
          </table:table-cell>
          <table:table-cell table:style-name="ce27" table:formula="of:=[.J49]/[.N49]" office:value-type="float" office:value="0.000000000665664718792867" calcext:value-type="float">
            <text:p>6.65664718792867E-010</text:p>
          </table:table-cell>
          <table:table-cell table:style-name="ce27" table:formula="of:=[.J49]/[.O49]" office:value-type="float" office:value="0.00000000000134016459784524" calcext:value-type="float">
            <text:p>1.34016459784524E-012</text:p>
          </table:table-cell>
          <table:table-cell table:formula="of:=[.L49]*10^12" office:value-type="float" office:value="1.34016459784524" calcext:value-type="float">
            <text:p>1.3401645978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.359655" calcext:value-type="float">
            <text:p>24.359655</text:p>
          </table:table-cell>
          <table:table-cell office:value-type="float" office:value="65" calcext:value-type="float">
            <text:p>65</text:p>
          </table:table-cell>
          <table:table-cell table:formula="of:=[.E50]*[.$R$8]" office:value-type="float" office:value="6.5" calcext:value-type="float">
            <text:p>6.5</text:p>
          </table:table-cell>
          <table:table-cell table:formula="of:=[.$R$7]*[.F50]" office:value-type="float" office:value="15.8353" calcext:value-type="float">
            <text:p>15.8353</text:p>
          </table:table-cell>
          <table:table-cell table:formula="of:=[.D50]-[.G50]" office:value-type="float" office:value="8.524355" calcext:value-type="float">
            <text:p>8.524355</text:p>
          </table:table-cell>
          <table:table-cell table:formula="of:=[.H50]-[.$H$18]" office:value-type="float" office:value="5.41741922222222" calcext:value-type="float">
            <text:p>5.4174192222</text:p>
          </table:table-cell>
          <table:table-cell table:style-name="ce27" table:formula="of:=[.I50]/([.$D$4]*[.$D$38])" office:value-type="float" office:value="0.00135435480555556" calcext:value-type="float">
            <text:p>0.0013543548</text:p>
          </table:table-cell>
          <table:table-cell table:style-name="ce27" table:formula="of:=[.J50]/[.N50]" office:value-type="float" office:value="0.000000000668817187928669" calcext:value-type="float">
            <text:p>6.68817187928669E-010</text:p>
          </table:table-cell>
          <table:table-cell table:style-name="ce27" table:formula="of:=[.J50]/[.O50]" office:value-type="float" office:value="0.00000000000134651137785675" calcext:value-type="float">
            <text:p>1.34651137785675E-012</text:p>
          </table:table-cell>
          <table:table-cell table:formula="of:=[.L50]*10^12" office:value-type="float" office:value="1.34651137785675" calcext:value-type="float">
            <text:p>1.346511377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05824999.2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42:.D50])" office:value-type="float" office:value="24.2590743333333" calcext:value-type="float">
            <text:p>24.2590743333</text:p>
          </table:table-cell>
          <table:table-cell table:formula="of:=AVERAGE([.E42:.E50])" office:value-type="float" office:value="64.8888888888889" calcext:value-type="float">
            <text:p>64.8888888889</text:p>
          </table:table-cell>
          <table:table-cell table:formula="of:=AVERAGE([.F42:.F50])" office:value-type="float" office:value="6.48888888888889" calcext:value-type="float">
            <text:p>6.4888888889</text:p>
          </table:table-cell>
          <table:table-cell table:formula="of:=AVERAGE([.G42:.G50])" office:value-type="float" office:value="15.8082311111111" calcext:value-type="float">
            <text:p>15.8082311111</text:p>
          </table:table-cell>
          <table:table-cell table:formula="of:=AVERAGE([.H42:.H50])" office:value-type="float" office:value="8.45084322222222" calcext:value-type="float">
            <text:p>8.4508432222</text:p>
          </table:table-cell>
          <table:table-cell table:formula="of:=AVERAGE([.I42:.I50])" office:value-type="float" office:value="5.34390744444444" calcext:value-type="float">
            <text:p>5.3439074444</text:p>
          </table:table-cell>
          <table:table-cell table:formula="of:=AVERAGE([.J42:.J50])" office:value-type="float" office:value="0.00133597686111111" calcext:value-type="float">
            <text:p>0.0013359769</text:p>
          </table:table-cell>
          <table:table-cell table:style-name="ce31" table:formula="of:=AVERAGE([.K42:.K50])" office:value-type="float" office:value="0.000000000659741659807956" calcext:value-type="float">
            <text:p>6.59741659807956E-010</text:p>
          </table:table-cell>
          <table:table-cell table:formula="of:=AVERAGE([.L42:.L50])" office:value-type="float" office:value="0.00000000000132823986496031" calcext:value-type="float">
            <text:p>1.32823986496031E-012</text:p>
          </table:table-cell>
          <table:table-cell table:style-name="ce31" table:formula="of:=AVERAGE([.M42:.M50])" office:value-type="float" office:value="1.32823986496031" calcext:value-type="float">
            <text:p>1.328239865</text:p>
          </table:table-cell>
          <table:table-cell table:formula="of:=AVERAGE([.N42:.N50])" office:value-type="float" office:value="2025000" calcext:value-type="float">
            <text:p>2025000</text:p>
          </table:table-cell>
          <table:table-cell table:formula="of:=AVERAGE([.O42:.O50])" office:value-type="float" office:value="1005824999.2" calcext:value-type="float">
            <text:p>1005824999.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42:.D50])" office:value-type="float" office:value="0.369722849071099" calcext:value-type="float">
            <text:p>0.3697228491</text:p>
          </table:table-cell>
          <table:table-cell table:formula="of:=STDEV([.E42:.E50])" office:value-type="float" office:value="0.927960727138337" calcext:value-type="float">
            <text:p>0.9279607271</text:p>
          </table:table-cell>
          <table:table-cell table:formula="of:=STDEV([.F42:.F50])" office:value-type="float" office:value="0.0927960727138338" calcext:value-type="float">
            <text:p>0.0927960727</text:p>
          </table:table-cell>
          <table:table-cell table:formula="of:=STDEV([.G42:.G50])" office:value-type="float" office:value="0.226069792345442" calcext:value-type="float">
            <text:p>0.2260697923</text:p>
          </table:table-cell>
          <table:table-cell table:formula="of:=STDEV([.H42:.H50])" office:value-type="float" office:value="0.165472786099995" calcext:value-type="float">
            <text:p>0.1654727861</text:p>
          </table:table-cell>
          <table:table-cell table:formula="of:=STDEV([.I42:.I50])" office:value-type="float" office:value="0.165472786099995" calcext:value-type="float">
            <text:p>0.1654727861</text:p>
          </table:table-cell>
          <table:table-cell table:formula="of:=STDEV([.J42:.J50])" office:value-type="float" office:value="0.0000413681965249988" calcext:value-type="float">
            <text:p>4.13681965249988E-005</text:p>
          </table:table-cell>
          <table:table-cell table:formula="of:=STDEV([.K42:.K50])" office:value-type="float" office:value="0.0000000000204287390246907" calcext:value-type="float">
            <text:p>2.04287390246907E-011</text:p>
          </table:table-cell>
          <table:table-cell table:formula="of:=STDEV([.L42:.L50])" office:value-type="float" office:value="0.000000000000041128622332813" calcext:value-type="float">
            <text:p>4.1128622332813E-014</text:p>
          </table:table-cell>
          <table:table-cell table:style-name="Default" table:formula="of:=STDEV([.M42:.M50])" office:value-type="float" office:value="0.041128622332813" calcext:value-type="float">
            <text:p>0.0411286223</text:p>
          </table:table-cell>
          <table:table-cell table:formula="of:=STDEV([.N42:.N50])" office:value-type="float" office:value="0" calcext:value-type="float">
            <text:p>0</text:p>
          </table:table-cell>
          <table:table-cell table:formula="of:=STDEV([.O42:.O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0" table:number-columns-repeated="14"/>
          <table:table-cell/>
        </table:table-row>
        <table:table-row table:style-name="ro1">
          <table:table-cell table:number-columns-repeated="3"/>
          <table:table-cell table:style-name="ce20" table:number-columns-repeated="2"/>
          <table:table-cell table:style-name="ce29"/>
          <table:table-cell table:style-name="ce20" table:number-columns-repeated="11"/>
          <table:table-cell/>
        </table:table-row>
        <table:table-row table:style-name="ro1" table:number-rows-repeated="3">
          <table:table-cell table:number-columns-repeated="3"/>
          <table:table-cell table:style-name="ce20" table:number-columns-repeated="14"/>
          <table:table-cell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5" table:number-columns-repeated="15"/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average P</text:p>
          </table:table-cell>
          <table:table-cell table:style-name="ce30" table:number-columns-repeated="6"/>
          <table:table-cell table:style-name="ce24"/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/>
          <table:table-cell table:style-name="ce27" table:number-columns-repeated="2"/>
          <table:table-cell table:number-columns-repeated="3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Origin</text:p>
          </table:table-cell>
          <table:table-cell office:value-type="float" office:value="23.573462" calcext:value-type="float">
            <text:p>23.573462</text:p>
          </table:table-cell>
          <table:table-cell office:value-type="float" office:value="64" calcext:value-type="float">
            <text:p>64</text:p>
          </table:table-cell>
          <table:table-cell table:formula="of:=[.E65]*[.$R$8]" office:value-type="float" office:value="6.4" calcext:value-type="float">
            <text:p>6.4</text:p>
          </table:table-cell>
          <table:table-cell table:formula="of:=[.$R$7]*[.F65]" office:value-type="float" office:value="15.59168" calcext:value-type="float">
            <text:p>15.59168</text:p>
          </table:table-cell>
          <table:table-cell table:formula="of:=[.D65]-[.G65]" office:value-type="float" office:value="7.981782" calcext:value-type="float">
            <text:p>7.981782</text:p>
          </table:table-cell>
          <table:table-cell table:formula="of:=[.H65]/[.F65]" office:value-type="float" office:value="1.2471534375" calcext:value-type="float">
            <text:p>1.2471534375</text:p>
          </table:table-cell>
          <table:table-cell table:style-name="ce27" table:number-columns-repeated="3"/>
          <table:table-cell/>
          <table:table-cell table:style-name="ce27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23.626484" calcext:value-type="float">
            <text:p>23.626484</text:p>
          </table:table-cell>
          <table:table-cell office:value-type="float" office:value="64" calcext:value-type="float">
            <text:p>64</text:p>
          </table:table-cell>
          <table:table-cell table:formula="of:=[.E66]*[.$R$8]" office:value-type="float" office:value="6.4" calcext:value-type="float">
            <text:p>6.4</text:p>
          </table:table-cell>
          <table:table-cell table:formula="of:=[.$R$7]*[.F66]" office:value-type="float" office:value="15.59168" calcext:value-type="float">
            <text:p>15.59168</text:p>
          </table:table-cell>
          <table:table-cell table:formula="of:=[.D66]-[.G66]" office:value-type="float" office:value="8.034804" calcext:value-type="float">
            <text:p>8.034804</text:p>
          </table:table-cell>
          <table:table-cell table:formula="of:=[.H66]/[.F66]" office:value-type="float" office:value="1.255438125" calcext:value-type="float">
            <text:p>1.25543812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23.399437" calcext:value-type="float">
            <text:p>23.399437</text:p>
          </table:table-cell>
          <table:table-cell office:value-type="float" office:value="64" calcext:value-type="float">
            <text:p>64</text:p>
          </table:table-cell>
          <table:table-cell table:formula="of:=[.E67]*[.$R$8]" office:value-type="float" office:value="6.4" calcext:value-type="float">
            <text:p>6.4</text:p>
          </table:table-cell>
          <table:table-cell table:formula="of:=[.$R$7]*[.F67]" office:value-type="float" office:value="15.59168" calcext:value-type="float">
            <text:p>15.59168</text:p>
          </table:table-cell>
          <table:table-cell table:formula="of:=[.D67]-[.G67]" office:value-type="float" office:value="7.807757" calcext:value-type="float">
            <text:p>7.807757</text:p>
          </table:table-cell>
          <table:table-cell table:formula="of:=[.H67]/[.F67]" office:value-type="float" office:value="1.21996203125" calcext:value-type="float">
            <text:p>1.219962031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23.535664" calcext:value-type="float">
            <text:p>23.535664</text:p>
          </table:table-cell>
          <table:table-cell office:value-type="float" office:value="64" calcext:value-type="float">
            <text:p>64</text:p>
          </table:table-cell>
          <table:table-cell table:formula="of:=[.E68]*[.$R$8]" office:value-type="float" office:value="6.4" calcext:value-type="float">
            <text:p>6.4</text:p>
          </table:table-cell>
          <table:table-cell table:formula="of:=[.$R$7]*[.F68]" office:value-type="float" office:value="15.59168" calcext:value-type="float">
            <text:p>15.59168</text:p>
          </table:table-cell>
          <table:table-cell table:formula="of:=[.D68]-[.G68]" office:value-type="float" office:value="7.943984" calcext:value-type="float">
            <text:p>7.943984</text:p>
          </table:table-cell>
          <table:table-cell table:formula="of:=[.H68]/[.F68]" office:value-type="float" office:value="1.2412475" calcext:value-type="float">
            <text:p>1.241247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23.389212" calcext:value-type="float">
            <text:p>23.389212</text:p>
          </table:table-cell>
          <table:table-cell office:value-type="float" office:value="64" calcext:value-type="float">
            <text:p>64</text:p>
          </table:table-cell>
          <table:table-cell table:formula="of:=[.E69]*[.$R$8]" office:value-type="float" office:value="6.4" calcext:value-type="float">
            <text:p>6.4</text:p>
          </table:table-cell>
          <table:table-cell table:formula="of:=[.$R$7]*[.F69]" office:value-type="float" office:value="15.59168" calcext:value-type="float">
            <text:p>15.59168</text:p>
          </table:table-cell>
          <table:table-cell table:formula="of:=[.D69]-[.G69]" office:value-type="float" office:value="7.797532" calcext:value-type="float">
            <text:p>7.797532</text:p>
          </table:table-cell>
          <table:table-cell table:formula="of:=[.H69]/[.F69]" office:value-type="float" office:value="1.218364375" calcext:value-type="float">
            <text:p>1.21836437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23.183559" calcext:value-type="float">
            <text:p>23.183559</text:p>
          </table:table-cell>
          <table:table-cell office:value-type="float" office:value="64" calcext:value-type="float">
            <text:p>64</text:p>
          </table:table-cell>
          <table:table-cell table:formula="of:=[.E70]*[.$R$8]" office:value-type="float" office:value="6.4" calcext:value-type="float">
            <text:p>6.4</text:p>
          </table:table-cell>
          <table:table-cell table:formula="of:=[.$R$7]*[.F70]" office:value-type="float" office:value="15.59168" calcext:value-type="float">
            <text:p>15.59168</text:p>
          </table:table-cell>
          <table:table-cell table:formula="of:=[.D70]-[.G70]" office:value-type="float" office:value="7.591879" calcext:value-type="float">
            <text:p>7.591879</text:p>
          </table:table-cell>
          <table:table-cell table:formula="of:=[.H70]/[.F70]" office:value-type="float" office:value="1.18623109375" calcext:value-type="float">
            <text:p>1.186231093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23.449253" calcext:value-type="float">
            <text:p>23.449253</text:p>
          </table:table-cell>
          <table:table-cell office:value-type="float" office:value="64" calcext:value-type="float">
            <text:p>64</text:p>
          </table:table-cell>
          <table:table-cell table:formula="of:=[.E71]*[.$R$8]" office:value-type="float" office:value="6.4" calcext:value-type="float">
            <text:p>6.4</text:p>
          </table:table-cell>
          <table:table-cell table:formula="of:=[.$R$7]*[.F71]" office:value-type="float" office:value="15.59168" calcext:value-type="float">
            <text:p>15.59168</text:p>
          </table:table-cell>
          <table:table-cell table:formula="of:=[.D71]-[.G71]" office:value-type="float" office:value="7.857573" calcext:value-type="float">
            <text:p>7.857573</text:p>
          </table:table-cell>
          <table:table-cell table:formula="of:=[.H71]/[.F71]" office:value-type="float" office:value="1.22774578125" calcext:value-type="float">
            <text:p>1.227745781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23.795408" calcext:value-type="float">
            <text:p>23.795408</text:p>
          </table:table-cell>
          <table:table-cell office:value-type="float" office:value="65" calcext:value-type="float">
            <text:p>65</text:p>
          </table:table-cell>
          <table:table-cell table:formula="of:=[.E72]*[.$R$8]" office:value-type="float" office:value="6.5" calcext:value-type="float">
            <text:p>6.5</text:p>
          </table:table-cell>
          <table:table-cell table:formula="of:=[.$R$7]*[.F72]" office:value-type="float" office:value="15.8353" calcext:value-type="float">
            <text:p>15.8353</text:p>
          </table:table-cell>
          <table:table-cell table:formula="of:=[.D72]-[.G72]" office:value-type="float" office:value="7.960108" calcext:value-type="float">
            <text:p>7.960108</text:p>
          </table:table-cell>
          <table:table-cell table:formula="of:=[.H72]/[.F72]" office:value-type="float" office:value="1.224632" calcext:value-type="float">
            <text:p>1.22463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23.427969" calcext:value-type="float">
            <text:p>23.427969</text:p>
          </table:table-cell>
          <table:table-cell office:value-type="float" office:value="64" calcext:value-type="float">
            <text:p>64</text:p>
          </table:table-cell>
          <table:table-cell table:formula="of:=[.E73]*[.$R$8]" office:value-type="float" office:value="6.4" calcext:value-type="float">
            <text:p>6.4</text:p>
          </table:table-cell>
          <table:table-cell table:formula="of:=[.$R$7]*[.F73]" office:value-type="float" office:value="15.59168" calcext:value-type="float">
            <text:p>15.59168</text:p>
          </table:table-cell>
          <table:table-cell table:formula="of:=[.D73]-[.G73]" office:value-type="float" office:value="7.836289" calcext:value-type="float">
            <text:p>7.836289</text:p>
          </table:table-cell>
          <table:table-cell table:formula="of:=[.H73]/[.F73]" office:value-type="float" office:value="1.22442015625" calcext:value-type="float">
            <text:p>1.224420156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65:.D73])" office:value-type="float" office:value="23.4867164444444" calcext:value-type="float">
            <text:p>23.4867164444</text:p>
          </table:table-cell>
          <table:table-cell table:formula="of:=AVERAGE([.E65:.E73])" office:value-type="float" office:value="64.1111111111111" calcext:value-type="float">
            <text:p>64.1111111111</text:p>
          </table:table-cell>
          <table:table-cell table:formula="of:=AVERAGE([.F65:.F73])" office:value-type="float" office:value="6.41111111111111" calcext:value-type="float">
            <text:p>6.4111111111</text:p>
          </table:table-cell>
          <table:table-cell table:formula="of:=AVERAGE([.G65:.G73])" office:value-type="float" office:value="15.6187488888889" calcext:value-type="float">
            <text:p>15.6187488889</text:p>
          </table:table-cell>
          <table:table-cell table:formula="of:=AVERAGE([.H65:.H73])" office:value-type="float" office:value="7.86796755555556" calcext:value-type="float">
            <text:p>7.8679675556</text:p>
          </table:table-cell>
          <table:table-cell table:formula="of:=AVERAGE([.I65:.I73])" office:value-type="float" office:value="1.22724383333333" calcext:value-type="float">
            <text:p>1.227243833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STDEV([.D65:.D73])" office:value-type="float" office:value="0.172710062963273" calcext:value-type="float">
            <text:p>0.172710063</text:p>
          </table:table-cell>
          <table:table-cell table:formula="of:=STDEV([.E65:.E73])" office:value-type="float" office:value="0.333333333333333" calcext:value-type="float">
            <text:p>0.3333333333</text:p>
          </table:table-cell>
          <table:table-cell table:formula="of:=STDEV([.F65:.F73])" office:value-type="float" office:value="0.0333333333333332" calcext:value-type="float">
            <text:p>0.0333333333</text:p>
          </table:table-cell>
          <table:table-cell table:formula="of:=STDEV([.G65:.G73])" office:value-type="float" office:value="0.0812066666666667" calcext:value-type="float">
            <text:p>0.0812066667</text:p>
          </table:table-cell>
          <table:table-cell table:formula="of:=STDEV([.H65:.H73])" office:value-type="float" office:value="0.132749498563188" calcext:value-type="float">
            <text:p>0.1327494986</text:p>
          </table:table-cell>
          <table:table-cell table:formula="of:=STDEV([.I65:.I73])" office:value-type="float" office:value="0.0200511037979123" calcext:value-type="float">
            <text:p>0.020051103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1.6nJ/by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Cost_Parallel_Work_implode_Broadcast2_in</text:p>
          </table:table-cell>
          <table:table-cell office:value-type="float" office:value="35.227814" calcext:value-type="float">
            <text:p>35.227814</text:p>
          </table:table-cell>
          <table:table-cell office:value-type="float" office:value="92" calcext:value-type="float">
            <text:p>92</text:p>
          </table:table-cell>
          <table:table-cell table:formula="of:=[.E82]*[.$R$8]" office:value-type="float" office:value="9.2" calcext:value-type="float">
            <text:p>9.2</text:p>
          </table:table-cell>
          <table:table-cell table:formula="of:=[.$R$7]*[.F82]" office:value-type="float" office:value="22.41304" calcext:value-type="float">
            <text:p>22.41304</text:p>
          </table:table-cell>
          <table:table-cell table:formula="of:=[.D82]-[.G82]" office:value-type="float" office:value="12.814774" calcext:value-type="float">
            <text:p>12.814774</text:p>
          </table:table-cell>
          <table:table-cell table:formula="of:=[.H82]-[.$H$75]" office:value-type="float" office:value="4.94680644444444" calcext:value-type="float">
            <text:p>4.9468064444</text:p>
          </table:table-cell>
          <table:table-cell table:style-name="ce27" table:formula="of:=[.I82]/([.$D$4]*[.$D$78])" office:value-type="float" office:value="0.00123670161111111" calcext:value-type="float">
            <text:p>0.0012367016</text:p>
          </table:table-cell>
          <table:table-cell table:style-name="ce27" table:formula="of:=[.J82]/[.N82]" office:value-type="float" office:value="0.000000000610716844993141" calcext:value-type="float">
            <text:p>6.10716844993141E-010</text:p>
          </table:table-cell>
          <table:table-cell table:style-name="ce27" table:formula="of:=[.J82]/[.O82]" office:value-type="float" office:value="0.00000000000117243738862311" calcext:value-type="float">
            <text:p>1.17243738862311E-012</text:p>
          </table:table-cell>
          <table:table-cell table:formula="of:=[.L82]*10^12" office:value-type="float" office:value="1.17243738862311" calcext:value-type="float">
            <text:p>1.1724373886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style-name="ce31" table:formula="of:=[.N82]/[.O82]*1000" office:value-type="float" office:value="1.91977247432282" calcext:value-type="float">
            <text:p>1.91977247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.065796" calcext:value-type="float">
            <text:p>35.065796</text:p>
          </table:table-cell>
          <table:table-cell office:value-type="float" office:value="92" calcext:value-type="float">
            <text:p>92</text:p>
          </table:table-cell>
          <table:table-cell table:formula="of:=[.E83]*[.$R$8]" office:value-type="float" office:value="9.2" calcext:value-type="float">
            <text:p>9.2</text:p>
          </table:table-cell>
          <table:table-cell table:formula="of:=[.$R$7]*[.F83]" office:value-type="float" office:value="22.41304" calcext:value-type="float">
            <text:p>22.41304</text:p>
          </table:table-cell>
          <table:table-cell table:formula="of:=[.D83]-[.G83]" office:value-type="float" office:value="12.652756" calcext:value-type="float">
            <text:p>12.652756</text:p>
          </table:table-cell>
          <table:table-cell table:formula="of:=[.H83]-[.$H$75]" office:value-type="float" office:value="4.78478844444444" calcext:value-type="float">
            <text:p>4.7847884444</text:p>
          </table:table-cell>
          <table:table-cell table:style-name="ce27" table:formula="of:=[.I83]/([.$D$4]*[.$D$78])" office:value-type="float" office:value="0.00119619711111111" calcext:value-type="float">
            <text:p>0.0011961971</text:p>
          </table:table-cell>
          <table:table-cell table:style-name="ce27" table:formula="of:=[.J83]/[.N83]" office:value-type="float" office:value="0.000000000590714622770919" calcext:value-type="float">
            <text:p>5.90714622770919E-010</text:p>
          </table:table-cell>
          <table:table-cell table:style-name="ce27" table:formula="of:=[.J83]/[.O83]" office:value-type="float" office:value="0.0000000000011340376729756" calcext:value-type="float">
            <text:p>1.1340376729756E-012</text:p>
          </table:table-cell>
          <table:table-cell table:formula="of:=[.L83]*10^12" office:value-type="float" office:value="1.1340376729756" calcext:value-type="float">
            <text:p>1.134037673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106705" calcext:value-type="float">
            <text:p>35.106705</text:p>
          </table:table-cell>
          <table:table-cell office:value-type="float" office:value="92" calcext:value-type="float">
            <text:p>92</text:p>
          </table:table-cell>
          <table:table-cell table:formula="of:=[.E84]*[.$R$8]" office:value-type="float" office:value="9.2" calcext:value-type="float">
            <text:p>9.2</text:p>
          </table:table-cell>
          <table:table-cell table:formula="of:=[.$R$7]*[.F84]" office:value-type="float" office:value="22.41304" calcext:value-type="float">
            <text:p>22.41304</text:p>
          </table:table-cell>
          <table:table-cell table:formula="of:=[.D84]-[.G84]" office:value-type="float" office:value="12.693665" calcext:value-type="float">
            <text:p>12.693665</text:p>
          </table:table-cell>
          <table:table-cell table:formula="of:=[.H84]-[.$H$75]" office:value-type="float" office:value="4.82569744444444" calcext:value-type="float">
            <text:p>4.8256974444</text:p>
          </table:table-cell>
          <table:table-cell table:style-name="ce27" table:formula="of:=[.I84]/([.$D$4]*[.$D$78])" office:value-type="float" office:value="0.00120642436111111" calcext:value-type="float">
            <text:p>0.0012064244</text:p>
          </table:table-cell>
          <table:table-cell table:style-name="ce27" table:formula="of:=[.J84]/[.N84]" office:value-type="float" office:value="0.000000000595765116598079" calcext:value-type="float">
            <text:p>5.95765116598079E-010</text:p>
          </table:table-cell>
          <table:table-cell table:style-name="ce27" table:formula="of:=[.J84]/[.O84]" office:value-type="float" office:value="0.00000000000114373347200672" calcext:value-type="float">
            <text:p>1.14373347200672E-012</text:p>
          </table:table-cell>
          <table:table-cell table:formula="of:=[.L84]*10^12" office:value-type="float" office:value="1.14373347200672" calcext:value-type="float">
            <text:p>1.14373347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289146" calcext:value-type="float">
            <text:p>35.289146</text:p>
          </table:table-cell>
          <table:table-cell office:value-type="float" office:value="93" calcext:value-type="float">
            <text:p>93</text:p>
          </table:table-cell>
          <table:table-cell table:formula="of:=[.E85]*[.$R$8]" office:value-type="float" office:value="9.3" calcext:value-type="float">
            <text:p>9.3</text:p>
          </table:table-cell>
          <table:table-cell table:formula="of:=[.$R$7]*[.F85]" office:value-type="float" office:value="22.65666" calcext:value-type="float">
            <text:p>22.65666</text:p>
          </table:table-cell>
          <table:table-cell table:formula="of:=[.D85]-[.G85]" office:value-type="float" office:value="12.632486" calcext:value-type="float">
            <text:p>12.632486</text:p>
          </table:table-cell>
          <table:table-cell table:formula="of:=[.H85]-[.$H$75]" office:value-type="float" office:value="4.76451844444444" calcext:value-type="float">
            <text:p>4.7645184444</text:p>
          </table:table-cell>
          <table:table-cell table:style-name="ce27" table:formula="of:=[.I85]/([.$D$4]*[.$D$78])" office:value-type="float" office:value="0.00119112961111111" calcext:value-type="float">
            <text:p>0.0011911296</text:p>
          </table:table-cell>
          <table:table-cell table:style-name="ce27" table:formula="of:=[.J85]/[.N85]" office:value-type="float" office:value="0.000000000588212153635117" calcext:value-type="float">
            <text:p>5.88212153635117E-010</text:p>
          </table:table-cell>
          <table:table-cell table:style-name="ce27" table:formula="of:=[.J85]/[.O85]" office:value-type="float" office:value="0.00000000000112923350161084" calcext:value-type="float">
            <text:p>1.12923350161084E-012</text:p>
          </table:table-cell>
          <table:table-cell table:formula="of:=[.L85]*10^12" office:value-type="float" office:value="1.12923350161084" calcext:value-type="float">
            <text:p>1.1292335016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026199" calcext:value-type="float">
            <text:p>35.026199</text:p>
          </table:table-cell>
          <table:table-cell office:value-type="float" office:value="92" calcext:value-type="float">
            <text:p>92</text:p>
          </table:table-cell>
          <table:table-cell table:formula="of:=[.E86]*[.$R$8]" office:value-type="float" office:value="9.2" calcext:value-type="float">
            <text:p>9.2</text:p>
          </table:table-cell>
          <table:table-cell table:formula="of:=[.$R$7]*[.F86]" office:value-type="float" office:value="22.41304" calcext:value-type="float">
            <text:p>22.41304</text:p>
          </table:table-cell>
          <table:table-cell table:formula="of:=[.D86]-[.G86]" office:value-type="float" office:value="12.613159" calcext:value-type="float">
            <text:p>12.613159</text:p>
          </table:table-cell>
          <table:table-cell table:formula="of:=[.H86]-[.$H$75]" office:value-type="float" office:value="4.74519144444444" calcext:value-type="float">
            <text:p>4.7451914444</text:p>
          </table:table-cell>
          <table:table-cell table:style-name="ce27" table:formula="of:=[.I86]/([.$D$4]*[.$D$78])" office:value-type="float" office:value="0.00118629786111111" calcext:value-type="float">
            <text:p>0.0011862979</text:p>
          </table:table-cell>
          <table:table-cell table:style-name="ce27" table:formula="of:=[.J86]/[.N86]" office:value-type="float" office:value="0.0000000005858261042524" calcext:value-type="float">
            <text:p>5.858261042524E-010</text:p>
          </table:table-cell>
          <table:table-cell table:style-name="ce27" table:formula="of:=[.J86]/[.O86]" office:value-type="float" office:value="0.00000000000112465282968353" calcext:value-type="float">
            <text:p>1.12465282968353E-012</text:p>
          </table:table-cell>
          <table:table-cell table:formula="of:=[.L86]*10^12" office:value-type="float" office:value="1.12465282968353" calcext:value-type="float">
            <text:p>1.1246528297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263988" calcext:value-type="float">
            <text:p>35.263988</text:p>
          </table:table-cell>
          <table:table-cell office:value-type="float" office:value="93" calcext:value-type="float">
            <text:p>93</text:p>
          </table:table-cell>
          <table:table-cell table:formula="of:=[.E87]*[.$R$8]" office:value-type="float" office:value="9.3" calcext:value-type="float">
            <text:p>9.3</text:p>
          </table:table-cell>
          <table:table-cell table:formula="of:=[.$R$7]*[.F87]" office:value-type="float" office:value="22.65666" calcext:value-type="float">
            <text:p>22.65666</text:p>
          </table:table-cell>
          <table:table-cell table:formula="of:=[.D87]-[.G87]" office:value-type="float" office:value="12.607328" calcext:value-type="float">
            <text:p>12.607328</text:p>
          </table:table-cell>
          <table:table-cell table:formula="of:=[.H87]-[.$H$75]" office:value-type="float" office:value="4.73936044444444" calcext:value-type="float">
            <text:p>4.7393604444</text:p>
          </table:table-cell>
          <table:table-cell table:style-name="ce27" table:formula="of:=[.I87]/([.$D$4]*[.$D$78])" office:value-type="float" office:value="0.00118484011111111" calcext:value-type="float">
            <text:p>0.0011848401</text:p>
          </table:table-cell>
          <table:table-cell table:style-name="ce27" table:formula="of:=[.J87]/[.N87]" office:value-type="float" office:value="0.00000000058510622770919" calcext:value-type="float">
            <text:p>5.8510622770919E-010</text:p>
          </table:table-cell>
          <table:table-cell table:style-name="ce27" table:formula="of:=[.J87]/[.O87]" office:value-type="float" office:value="0.00000000000112327083051096" calcext:value-type="float">
            <text:p>1.12327083051096E-012</text:p>
          </table:table-cell>
          <table:table-cell table:formula="of:=[.L87]*10^12" office:value-type="float" office:value="1.12327083051096" calcext:value-type="float">
            <text:p>1.1232708305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371399" calcext:value-type="float">
            <text:p>35.371399</text:p>
          </table:table-cell>
          <table:table-cell office:value-type="float" office:value="93" calcext:value-type="float">
            <text:p>93</text:p>
          </table:table-cell>
          <table:table-cell table:formula="of:=[.E88]*[.$R$8]" office:value-type="float" office:value="9.3" calcext:value-type="float">
            <text:p>9.3</text:p>
          </table:table-cell>
          <table:table-cell table:formula="of:=[.$R$7]*[.F88]" office:value-type="float" office:value="22.65666" calcext:value-type="float">
            <text:p>22.65666</text:p>
          </table:table-cell>
          <table:table-cell table:formula="of:=[.D88]-[.G88]" office:value-type="float" office:value="12.714739" calcext:value-type="float">
            <text:p>12.714739</text:p>
          </table:table-cell>
          <table:table-cell table:formula="of:=[.H88]-[.$H$75]" office:value-type="float" office:value="4.84677144444444" calcext:value-type="float">
            <text:p>4.8467714444</text:p>
          </table:table-cell>
          <table:table-cell table:style-name="ce27" table:formula="of:=[.I88]/([.$D$4]*[.$D$78])" office:value-type="float" office:value="0.00121169286111111" calcext:value-type="float">
            <text:p>0.0012116929</text:p>
          </table:table-cell>
          <table:table-cell table:style-name="ce27" table:formula="of:=[.J88]/[.N88]" office:value-type="float" office:value="0.000000000598366844993141" calcext:value-type="float">
            <text:p>5.98366844993141E-010</text:p>
          </table:table-cell>
          <table:table-cell table:style-name="ce27" table:formula="of:=[.J88]/[.O88]" office:value-type="float" office:value="0.00000000000114872819856522" calcext:value-type="float">
            <text:p>1.14872819856522E-012</text:p>
          </table:table-cell>
          <table:table-cell table:formula="of:=[.L88]*10^12" office:value-type="float" office:value="1.14872819856522" calcext:value-type="float">
            <text:p>1.1487281986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911892" calcext:value-type="float">
            <text:p>34.911892</text:p>
          </table:table-cell>
          <table:table-cell office:value-type="float" office:value="92" calcext:value-type="float">
            <text:p>92</text:p>
          </table:table-cell>
          <table:table-cell table:formula="of:=[.E89]*[.$R$8]" office:value-type="float" office:value="9.2" calcext:value-type="float">
            <text:p>9.2</text:p>
          </table:table-cell>
          <table:table-cell table:formula="of:=[.$R$7]*[.F89]" office:value-type="float" office:value="22.41304" calcext:value-type="float">
            <text:p>22.41304</text:p>
          </table:table-cell>
          <table:table-cell table:formula="of:=[.D89]-[.G89]" office:value-type="float" office:value="12.498852" calcext:value-type="float">
            <text:p>12.498852</text:p>
          </table:table-cell>
          <table:table-cell table:formula="of:=[.H89]-[.$H$75]" office:value-type="float" office:value="4.63088444444444" calcext:value-type="float">
            <text:p>4.6308844444</text:p>
          </table:table-cell>
          <table:table-cell table:style-name="ce27" table:formula="of:=[.I89]/([.$D$4]*[.$D$78])" office:value-type="float" office:value="0.00115772111111111" calcext:value-type="float">
            <text:p>0.0011577211</text:p>
          </table:table-cell>
          <table:table-cell table:style-name="ce27" table:formula="of:=[.J89]/[.N89]" office:value-type="float" office:value="0.000000000571714128943759" calcext:value-type="float">
            <text:p>5.71714128943759E-010</text:p>
          </table:table-cell>
          <table:table-cell table:style-name="ce27" table:formula="of:=[.J89]/[.O89]" office:value-type="float" office:value="0.00000000000109756104792767" calcext:value-type="float">
            <text:p>1.09756104792767E-012</text:p>
          </table:table-cell>
          <table:table-cell table:formula="of:=[.L89]*10^12" office:value-type="float" office:value="1.09756104792767" calcext:value-type="float">
            <text:p>1.097561047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.851025" calcext:value-type="float">
            <text:p>34.851025</text:p>
          </table:table-cell>
          <table:table-cell office:value-type="float" office:value="92" calcext:value-type="float">
            <text:p>92</text:p>
          </table:table-cell>
          <table:table-cell table:formula="of:=[.E90]*[.$R$8]" office:value-type="float" office:value="9.2" calcext:value-type="float">
            <text:p>9.2</text:p>
          </table:table-cell>
          <table:table-cell table:formula="of:=[.$R$7]*[.F90]" office:value-type="float" office:value="22.41304" calcext:value-type="float">
            <text:p>22.41304</text:p>
          </table:table-cell>
          <table:table-cell table:formula="of:=[.D90]-[.G90]" office:value-type="float" office:value="12.437985" calcext:value-type="float">
            <text:p>12.437985</text:p>
          </table:table-cell>
          <table:table-cell table:formula="of:=[.H90]-[.$H$75]" office:value-type="float" office:value="4.57001744444444" calcext:value-type="float">
            <text:p>4.5700174444</text:p>
          </table:table-cell>
          <table:table-cell table:style-name="ce27" table:formula="of:=[.I90]/([.$D$4]*[.$D$78])" office:value-type="float" office:value="0.00114250436111111" calcext:value-type="float">
            <text:p>0.0011425044</text:p>
          </table:table-cell>
          <table:table-cell table:style-name="ce27" table:formula="of:=[.J90]/[.N90]" office:value-type="float" office:value="0.000000000564199684499314" calcext:value-type="float">
            <text:p>5.64199684499314E-010</text:p>
          </table:table-cell>
          <table:table-cell table:style-name="ce27" table:formula="of:=[.J90]/[.O90]" office:value-type="float" office:value="0.0000000000010831350243234" calcext:value-type="float">
            <text:p>1.0831350243234E-012</text:p>
          </table:table-cell>
          <table:table-cell table:formula="of:=[.L90]*10^12" office:value-type="float" office:value="1.0831350243234" calcext:value-type="float">
            <text:p>1.0831350243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1054812498.4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82:.D90])" office:value-type="float" office:value="35.1237737777778" calcext:value-type="float">
            <text:p>35.1237737778</text:p>
          </table:table-cell>
          <table:table-cell table:formula="of:=AVERAGE([.E82:.E90])" office:value-type="float" office:value="92.3333333333333" calcext:value-type="float">
            <text:p>92.3333333333</text:p>
          </table:table-cell>
          <table:table-cell table:formula="of:=AVERAGE([.F82:.F90])" office:value-type="float" office:value="9.23333333333333" calcext:value-type="float">
            <text:p>9.2333333333</text:p>
          </table:table-cell>
          <table:table-cell table:formula="of:=AVERAGE([.G82:.G90])" office:value-type="float" office:value="22.4942466666667" calcext:value-type="float">
            <text:p>22.4942466667</text:p>
          </table:table-cell>
          <table:table-cell table:formula="of:=AVERAGE([.H82:.H90])" office:value-type="float" office:value="12.6295271111111" calcext:value-type="float">
            <text:p>12.6295271111</text:p>
          </table:table-cell>
          <table:table-cell table:formula="of:=AVERAGE([.I82:.I90])" office:value-type="float" office:value="4.76155955555555" calcext:value-type="float">
            <text:p>4.7615595556</text:p>
          </table:table-cell>
          <table:table-cell table:formula="of:=AVERAGE([.J82:.J90])" office:value-type="float" office:value="0.00119038988888889" calcext:value-type="float">
            <text:p>0.0011903899</text:p>
          </table:table-cell>
          <table:table-cell table:style-name="ce31" table:formula="of:=AVERAGE([.K82:.K90])" office:value-type="float" office:value="0.000000000587846858710562" calcext:value-type="float">
            <text:p>5.87846858710562E-010</text:p>
          </table:table-cell>
          <table:table-cell table:formula="of:=AVERAGE([.L82:.L90])" office:value-type="float" office:value="0.00000000000112853221846967" calcext:value-type="float">
            <text:p>1.12853221846967E-012</text:p>
          </table:table-cell>
          <table:table-cell table:style-name="ce31" table:formula="of:=AVERAGE([.M82:.M90])" office:value-type="float" office:value="1.12853221846967" calcext:value-type="float">
            <text:p>1.1285322185</text:p>
          </table:table-cell>
          <table:table-cell table:formula="of:=AVERAGE([.N82:.N90])" office:value-type="float" office:value="2025000" calcext:value-type="float">
            <text:p>2025000</text:p>
          </table:table-cell>
          <table:table-cell table:formula="of:=AVERAGE([.O82:.O90])" office:value-type="float" office:value="1054812498.4" calcext:value-type="float">
            <text:p>1054812498.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82:.D90])" office:value-type="float" office:value="0.177345004581308" calcext:value-type="float">
            <text:p>0.1773450046</text:p>
          </table:table-cell>
          <table:table-cell table:formula="of:=STDEV([.E82:.E90])" office:value-type="float" office:value="0.5" calcext:value-type="float">
            <text:p>0.5</text:p>
          </table:table-cell>
          <table:table-cell table:formula="of:=STDEV([.F82:.F90])" office:value-type="float" office:value="0.0499999999999998" calcext:value-type="float">
            <text:p>0.05</text:p>
          </table:table-cell>
          <table:table-cell table:formula="of:=STDEV([.G82:.G90])" office:value-type="float" office:value="0.12181" calcext:value-type="float">
            <text:p>0.12181</text:p>
          </table:table-cell>
          <table:table-cell table:formula="of:=STDEV([.H82:.H90])" office:value-type="float" office:value="0.112229987933756" calcext:value-type="float">
            <text:p>0.1122299879</text:p>
          </table:table-cell>
          <table:table-cell table:formula="of:=STDEV([.I82:.I90])" office:value-type="float" office:value="0.112229987933756" calcext:value-type="float">
            <text:p>0.1122299879</text:p>
          </table:table-cell>
          <table:table-cell table:formula="of:=STDEV([.J82:.J90])" office:value-type="float" office:value="0.0000280574969834391" calcext:value-type="float">
            <text:p>2.80574969834391E-005</text:p>
          </table:table-cell>
          <table:table-cell table:formula="of:=STDEV([.K82:.K90])" office:value-type="float" office:value="0.0000000000138555540658958" calcext:value-type="float">
            <text:p>1.38555540658958E-011</text:p>
          </table:table-cell>
          <table:table-cell table:formula="of:=STDEV([.L82:.L90])" office:value-type="float" office:value="0.0000000000000265995113121984" calcext:value-type="float">
            <text:p>2.65995113121984E-014</text:p>
          </table:table-cell>
          <table:table-cell table:style-name="Default" table:formula="of:=STDEV([.M82:.M90])" office:value-type="float" office:value="0.0265995113121984" calcext:value-type="float">
            <text:p>0.0265995113</text:p>
          </table:table-cell>
          <table:table-cell table:formula="of:=STDEV([.N82:.N90])" office:value-type="float" office:value="0" calcext:value-type="float">
            <text:p>0</text:p>
          </table:table-cell>
          <table:table-cell table:formula="of:=STDEV([.O82:.O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Cost_Parallel_Work_implode_Broadcast3_in</text:p>
          </table:table-cell>
          <table:table-cell office:value-type="float" office:value="36.730862" calcext:value-type="float">
            <text:p>36.730862</text:p>
          </table:table-cell>
          <table:table-cell office:value-type="float" office:value="94" calcext:value-type="float">
            <text:p>94</text:p>
          </table:table-cell>
          <table:table-cell table:formula="of:=[.E99]*[.$R$8]" office:value-type="float" office:value="9.4" calcext:value-type="float">
            <text:p>9.4</text:p>
          </table:table-cell>
          <table:table-cell table:formula="of:=[.$R$7]*[.F99]" office:value-type="float" office:value="22.90028" calcext:value-type="float">
            <text:p>22.90028</text:p>
          </table:table-cell>
          <table:table-cell table:formula="of:=[.D99]-[.G99]" office:value-type="float" office:value="13.830582" calcext:value-type="float">
            <text:p>13.830582</text:p>
          </table:table-cell>
          <table:table-cell table:formula="of:=[.H99]-[.$H$75]" office:value-type="float" office:value="5.96261444444445" calcext:value-type="float">
            <text:p>5.9626144444</text:p>
          </table:table-cell>
          <table:table-cell table:style-name="ce27" table:formula="of:=[.I99]/([.$D$4]*[.$D$95])" office:value-type="float" office:value="0.00149065361111111" calcext:value-type="float">
            <text:p>0.0014906536</text:p>
          </table:table-cell>
          <table:table-cell table:style-name="ce27" table:formula="of:=[.J99]/[.N99]" office:value-type="float" office:value="0.00000000073612524005487" calcext:value-type="float">
            <text:p>7.3612524005487E-010</text:p>
          </table:table-cell>
          <table:table-cell table:style-name="ce27" table:formula="of:=[.J99]/[.O99]" office:value-type="float" office:value="0.00000000000177350558273805" calcext:value-type="float">
            <text:p>1.77350558273805E-012</text:p>
          </table:table-cell>
          <table:table-cell table:formula="of:=[.L99]*10^12" office:value-type="float" office:value="1.77350558273805" calcext:value-type="float">
            <text:p>1.7735055827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style-name="ce31" table:formula="of:=[.N99]/[.O99]*1000" office:value-type="float" office:value="2.40924435983998" calcext:value-type="float">
            <text:p>2.40924435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.508495" calcext:value-type="float">
            <text:p>36.508495</text:p>
          </table:table-cell>
          <table:table-cell office:value-type="float" office:value="94" calcext:value-type="float">
            <text:p>94</text:p>
          </table:table-cell>
          <table:table-cell table:formula="of:=[.E100]*[.$R$8]" office:value-type="float" office:value="9.4" calcext:value-type="float">
            <text:p>9.4</text:p>
          </table:table-cell>
          <table:table-cell table:formula="of:=[.$R$7]*[.F100]" office:value-type="float" office:value="22.90028" calcext:value-type="float">
            <text:p>22.90028</text:p>
          </table:table-cell>
          <table:table-cell table:formula="of:=[.D100]-[.G100]" office:value-type="float" office:value="13.608215" calcext:value-type="float">
            <text:p>13.608215</text:p>
          </table:table-cell>
          <table:table-cell table:formula="of:=[.H100]-[.$H$75]" office:value-type="float" office:value="5.74024744444445" calcext:value-type="float">
            <text:p>5.7402474444</text:p>
          </table:table-cell>
          <table:table-cell table:style-name="ce27" table:formula="of:=[.I100]/([.$D$4]*[.$D$95])" office:value-type="float" office:value="0.00143506186111111" calcext:value-type="float">
            <text:p>0.0014350619</text:p>
          </table:table-cell>
          <table:table-cell table:style-name="ce27" table:formula="of:=[.J100]/[.N100]" office:value-type="float" office:value="0.000000000708672524005488" calcext:value-type="float">
            <text:p>7.08672524005488E-010</text:p>
          </table:table-cell>
          <table:table-cell table:style-name="ce27" table:formula="of:=[.J100]/[.O100]" office:value-type="float" office:value="0.00000000000170736528143378" calcext:value-type="float">
            <text:p>1.70736528143378E-012</text:p>
          </table:table-cell>
          <table:table-cell table:formula="of:=[.L100]*10^12" office:value-type="float" office:value="1.70736528143378" calcext:value-type="float">
            <text:p>1.707365281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.338291" calcext:value-type="float">
            <text:p>36.338291</text:p>
          </table:table-cell>
          <table:table-cell office:value-type="float" office:value="94" calcext:value-type="float">
            <text:p>94</text:p>
          </table:table-cell>
          <table:table-cell table:formula="of:=[.E101]*[.$R$8]" office:value-type="float" office:value="9.4" calcext:value-type="float">
            <text:p>9.4</text:p>
          </table:table-cell>
          <table:table-cell table:formula="of:=[.$R$7]*[.F101]" office:value-type="float" office:value="22.90028" calcext:value-type="float">
            <text:p>22.90028</text:p>
          </table:table-cell>
          <table:table-cell table:formula="of:=[.D101]-[.G101]" office:value-type="float" office:value="13.438011" calcext:value-type="float">
            <text:p>13.438011</text:p>
          </table:table-cell>
          <table:table-cell table:formula="of:=[.H101]-[.$H$75]" office:value-type="float" office:value="5.57004344444444" calcext:value-type="float">
            <text:p>5.5700434444</text:p>
          </table:table-cell>
          <table:table-cell table:style-name="ce27" table:formula="of:=[.I101]/([.$D$4]*[.$D$95])" office:value-type="float" office:value="0.00139251086111111" calcext:value-type="float">
            <text:p>0.0013925109</text:p>
          </table:table-cell>
          <table:table-cell table:style-name="ce27" table:formula="of:=[.J101]/[.N101]" office:value-type="float" office:value="0.000000000687659684499314" calcext:value-type="float">
            <text:p>6.87659684499314E-010</text:p>
          </table:table-cell>
          <table:table-cell table:style-name="ce27" table:formula="of:=[.J101]/[.O101]" office:value-type="float" office:value="0.00000000000165674021636931" calcext:value-type="float">
            <text:p>1.65674021636931E-012</text:p>
          </table:table-cell>
          <table:table-cell table:formula="of:=[.L101]*10^12" office:value-type="float" office:value="1.65674021636931" calcext:value-type="float">
            <text:p>1.656740216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549427" calcext:value-type="float">
            <text:p>35.549427</text:p>
          </table:table-cell>
          <table:table-cell office:value-type="float" office:value="92" calcext:value-type="float">
            <text:p>92</text:p>
          </table:table-cell>
          <table:table-cell table:formula="of:=[.E102]*[.$R$8]" office:value-type="float" office:value="9.2" calcext:value-type="float">
            <text:p>9.2</text:p>
          </table:table-cell>
          <table:table-cell table:formula="of:=[.$R$7]*[.F102]" office:value-type="float" office:value="22.41304" calcext:value-type="float">
            <text:p>22.41304</text:p>
          </table:table-cell>
          <table:table-cell table:formula="of:=[.D102]-[.G102]" office:value-type="float" office:value="13.136387" calcext:value-type="float">
            <text:p>13.136387</text:p>
          </table:table-cell>
          <table:table-cell table:formula="of:=[.H102]-[.$H$75]" office:value-type="float" office:value="5.26841944444444" calcext:value-type="float">
            <text:p>5.2684194444</text:p>
          </table:table-cell>
          <table:table-cell table:style-name="ce27" table:formula="of:=[.I102]/([.$D$4]*[.$D$95])" office:value-type="float" office:value="0.00131710486111111" calcext:value-type="float">
            <text:p>0.0013171049</text:p>
          </table:table-cell>
          <table:table-cell table:style-name="ce27" table:formula="of:=[.J102]/[.N102]" office:value-type="float" office:value="0.000000000650422153635116" calcext:value-type="float">
            <text:p>6.50422153635116E-010</text:p>
          </table:table-cell>
          <table:table-cell table:style-name="ce27" table:formula="of:=[.J102]/[.O102]" office:value-type="float" office:value="0.00000000000156702590516038" calcext:value-type="float">
            <text:p>1.56702590516038E-012</text:p>
          </table:table-cell>
          <table:table-cell table:formula="of:=[.L102]*10^12" office:value-type="float" office:value="1.56702590516038" calcext:value-type="float">
            <text:p>1.567025905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996906" calcext:value-type="float">
            <text:p>35.996906</text:p>
          </table:table-cell>
          <table:table-cell office:value-type="float" office:value="94" calcext:value-type="float">
            <text:p>94</text:p>
          </table:table-cell>
          <table:table-cell table:formula="of:=[.E103]*[.$R$8]" office:value-type="float" office:value="9.4" calcext:value-type="float">
            <text:p>9.4</text:p>
          </table:table-cell>
          <table:table-cell table:formula="of:=[.$R$7]*[.F103]" office:value-type="float" office:value="22.90028" calcext:value-type="float">
            <text:p>22.90028</text:p>
          </table:table-cell>
          <table:table-cell table:formula="of:=[.D103]-[.G103]" office:value-type="float" office:value="13.096626" calcext:value-type="float">
            <text:p>13.096626</text:p>
          </table:table-cell>
          <table:table-cell table:formula="of:=[.H103]-[.$H$75]" office:value-type="float" office:value="5.22865844444445" calcext:value-type="float">
            <text:p>5.2286584444</text:p>
          </table:table-cell>
          <table:table-cell table:style-name="ce27" table:formula="of:=[.I103]/([.$D$4]*[.$D$95])" office:value-type="float" office:value="0.00130716461111111" calcext:value-type="float">
            <text:p>0.0013071646</text:p>
          </table:table-cell>
          <table:table-cell table:style-name="ce27" table:formula="of:=[.J103]/[.N103]" office:value-type="float" office:value="0.000000000645513388203018" calcext:value-type="float">
            <text:p>6.45513388203018E-010</text:p>
          </table:table-cell>
          <table:table-cell table:style-name="ce27" table:formula="of:=[.J103]/[.O103]" office:value-type="float" office:value="0.00000000000155519948972932" calcext:value-type="float">
            <text:p>1.55519948972932E-012</text:p>
          </table:table-cell>
          <table:table-cell table:formula="of:=[.L103]*10^12" office:value-type="float" office:value="1.55519948972932" calcext:value-type="float">
            <text:p>1.5551994897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600708" calcext:value-type="float">
            <text:p>35.600708</text:p>
          </table:table-cell>
          <table:table-cell office:value-type="float" office:value="93" calcext:value-type="float">
            <text:p>93</text:p>
          </table:table-cell>
          <table:table-cell table:formula="of:=[.E104]*[.$R$8]" office:value-type="float" office:value="9.3" calcext:value-type="float">
            <text:p>9.3</text:p>
          </table:table-cell>
          <table:table-cell table:formula="of:=[.$R$7]*[.F104]" office:value-type="float" office:value="22.65666" calcext:value-type="float">
            <text:p>22.65666</text:p>
          </table:table-cell>
          <table:table-cell table:formula="of:=[.D104]-[.G104]" office:value-type="float" office:value="12.944048" calcext:value-type="float">
            <text:p>12.944048</text:p>
          </table:table-cell>
          <table:table-cell table:formula="of:=[.H104]-[.$H$75]" office:value-type="float" office:value="5.07608044444444" calcext:value-type="float">
            <text:p>5.0760804444</text:p>
          </table:table-cell>
          <table:table-cell table:style-name="ce27" table:formula="of:=[.I104]/([.$D$4]*[.$D$95])" office:value-type="float" office:value="0.00126902011111111" calcext:value-type="float">
            <text:p>0.0012690201</text:p>
          </table:table-cell>
          <table:table-cell table:style-name="ce27" table:formula="of:=[.J104]/[.N104]" office:value-type="float" office:value="0.00000000062667659807956" calcext:value-type="float">
            <text:p>6.2667659807956E-010</text:p>
          </table:table-cell>
          <table:table-cell table:style-name="ce27" table:formula="of:=[.J104]/[.O104]" office:value-type="float" office:value="0.00000000000150981705936689" calcext:value-type="float">
            <text:p>1.50981705936689E-012</text:p>
          </table:table-cell>
          <table:table-cell table:formula="of:=[.L104]*10^12" office:value-type="float" office:value="1.50981705936689" calcext:value-type="float">
            <text:p>1.509817059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67001" calcext:value-type="float">
            <text:p>35.67001</text:p>
          </table:table-cell>
          <table:table-cell office:value-type="float" office:value="93" calcext:value-type="float">
            <text:p>93</text:p>
          </table:table-cell>
          <table:table-cell table:formula="of:=[.E105]*[.$R$8]" office:value-type="float" office:value="9.3" calcext:value-type="float">
            <text:p>9.3</text:p>
          </table:table-cell>
          <table:table-cell table:formula="of:=[.$R$7]*[.F105]" office:value-type="float" office:value="22.65666" calcext:value-type="float">
            <text:p>22.65666</text:p>
          </table:table-cell>
          <table:table-cell table:formula="of:=[.D105]-[.G105]" office:value-type="float" office:value="13.01335" calcext:value-type="float">
            <text:p>13.01335</text:p>
          </table:table-cell>
          <table:table-cell table:formula="of:=[.H105]-[.$H$75]" office:value-type="float" office:value="5.14538244444444" calcext:value-type="float">
            <text:p>5.1453824444</text:p>
          </table:table-cell>
          <table:table-cell table:style-name="ce27" table:formula="of:=[.I105]/([.$D$4]*[.$D$95])" office:value-type="float" office:value="0.00128634561111111" calcext:value-type="float">
            <text:p>0.0012863456</text:p>
          </table:table-cell>
          <table:table-cell table:style-name="ce27" table:formula="of:=[.J105]/[.N105]" office:value-type="float" office:value="0.000000000635232400548696" calcext:value-type="float">
            <text:p>6.35232400548696E-010</text:p>
          </table:table-cell>
          <table:table-cell table:style-name="ce27" table:formula="of:=[.J105]/[.O105]" office:value-type="float" office:value="0.00000000000153043007820956" calcext:value-type="float">
            <text:p>1.53043007820956E-012</text:p>
          </table:table-cell>
          <table:table-cell table:formula="of:=[.L105]*10^12" office:value-type="float" office:value="1.53043007820956" calcext:value-type="float">
            <text:p>1.530430078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904213" calcext:value-type="float">
            <text:p>35.904213</text:p>
          </table:table-cell>
          <table:table-cell office:value-type="float" office:value="94" calcext:value-type="float">
            <text:p>94</text:p>
          </table:table-cell>
          <table:table-cell table:formula="of:=[.E106]*[.$R$8]" office:value-type="float" office:value="9.4" calcext:value-type="float">
            <text:p>9.4</text:p>
          </table:table-cell>
          <table:table-cell table:formula="of:=[.$R$7]*[.F106]" office:value-type="float" office:value="22.90028" calcext:value-type="float">
            <text:p>22.90028</text:p>
          </table:table-cell>
          <table:table-cell table:formula="of:=[.D106]-[.G106]" office:value-type="float" office:value="13.003933" calcext:value-type="float">
            <text:p>13.003933</text:p>
          </table:table-cell>
          <table:table-cell table:formula="of:=[.H106]-[.$H$75]" office:value-type="float" office:value="5.13596544444444" calcext:value-type="float">
            <text:p>5.1359654444</text:p>
          </table:table-cell>
          <table:table-cell table:style-name="ce27" table:formula="of:=[.I106]/([.$D$4]*[.$D$95])" office:value-type="float" office:value="0.00128399136111111" calcext:value-type="float">
            <text:p>0.0012839914</text:p>
          </table:table-cell>
          <table:table-cell table:style-name="ce27" table:formula="of:=[.J106]/[.N106]" office:value-type="float" office:value="0.000000000634069807956104" calcext:value-type="float">
            <text:p>6.34069807956104E-010</text:p>
          </table:table-cell>
          <table:table-cell table:style-name="ce27" table:formula="of:=[.J106]/[.O106]" office:value-type="float" office:value="0.00000000000152762910856306" calcext:value-type="float">
            <text:p>1.52762910856306E-012</text:p>
          </table:table-cell>
          <table:table-cell table:formula="of:=[.L106]*10^12" office:value-type="float" office:value="1.52762910856306" calcext:value-type="float">
            <text:p>1.5276291086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.624405" calcext:value-type="float">
            <text:p>35.624405</text:p>
          </table:table-cell>
          <table:table-cell office:value-type="float" office:value="93" calcext:value-type="float">
            <text:p>93</text:p>
          </table:table-cell>
          <table:table-cell table:formula="of:=[.E107]*[.$R$8]" office:value-type="float" office:value="9.3" calcext:value-type="float">
            <text:p>9.3</text:p>
          </table:table-cell>
          <table:table-cell table:formula="of:=[.$R$7]*[.F107]" office:value-type="float" office:value="22.65666" calcext:value-type="float">
            <text:p>22.65666</text:p>
          </table:table-cell>
          <table:table-cell table:formula="of:=[.D107]-[.G107]" office:value-type="float" office:value="12.967745" calcext:value-type="float">
            <text:p>12.967745</text:p>
          </table:table-cell>
          <table:table-cell table:formula="of:=[.H107]-[.$H$75]" office:value-type="float" office:value="5.09977744444445" calcext:value-type="float">
            <text:p>5.0997774444</text:p>
          </table:table-cell>
          <table:table-cell table:style-name="ce27" table:formula="of:=[.I107]/([.$D$4]*[.$D$95])" office:value-type="float" office:value="0.00127494436111111" calcext:value-type="float">
            <text:p>0.0012749444</text:p>
          </table:table-cell>
          <table:table-cell table:style-name="ce27" table:formula="of:=[.J107]/[.N107]" office:value-type="float" office:value="0.000000000629602153635117" calcext:value-type="float">
            <text:p>6.29602153635117E-010</text:p>
          </table:table-cell>
          <table:table-cell table:style-name="ce27" table:formula="of:=[.J107]/[.O107]" office:value-type="float" office:value="0.00000000000151686543758851" calcext:value-type="float">
            <text:p>1.51686543758851E-012</text:p>
          </table:table-cell>
          <table:table-cell table:formula="of:=[.L107]*10^12" office:value-type="float" office:value="1.51686543758851" calcext:value-type="float">
            <text:p>1.5168654376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840512500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99:.D107])" office:value-type="float" office:value="35.9914796666667" calcext:value-type="float">
            <text:p>35.9914796667</text:p>
          </table:table-cell>
          <table:table-cell table:formula="of:=AVERAGE([.E99:.E107])" office:value-type="float" office:value="93.4444444444445" calcext:value-type="float">
            <text:p>93.4444444444</text:p>
          </table:table-cell>
          <table:table-cell table:formula="of:=AVERAGE([.F99:.F107])" office:value-type="float" office:value="9.34444444444445" calcext:value-type="float">
            <text:p>9.3444444444</text:p>
          </table:table-cell>
          <table:table-cell table:formula="of:=AVERAGE([.G99:.G107])" office:value-type="float" office:value="22.7649355555556" calcext:value-type="float">
            <text:p>22.7649355556</text:p>
          </table:table-cell>
          <table:table-cell table:formula="of:=AVERAGE([.H99:.H107])" office:value-type="float" office:value="13.2265441111111" calcext:value-type="float">
            <text:p>13.2265441111</text:p>
          </table:table-cell>
          <table:table-cell table:formula="of:=AVERAGE([.I99:.I107])" office:value-type="float" office:value="5.35857655555556" calcext:value-type="float">
            <text:p>5.3585765556</text:p>
          </table:table-cell>
          <table:table-cell table:formula="of:=AVERAGE([.J99:.J107])" office:value-type="float" office:value="0.00133964413888889" calcext:value-type="float">
            <text:p>0.0013396441</text:p>
          </table:table-cell>
          <table:table-cell table:style-name="ce31" table:formula="of:=AVERAGE([.K99:.K107])" office:value-type="float" office:value="0.000000000661552661179698" calcext:value-type="float">
            <text:p>6.61552661179698E-010</text:p>
          </table:table-cell>
          <table:table-cell table:formula="of:=AVERAGE([.L99:.L107])" office:value-type="float" office:value="0.00000000000159384201768432" calcext:value-type="float">
            <text:p>1.59384201768432E-012</text:p>
          </table:table-cell>
          <table:table-cell table:style-name="ce31" table:formula="of:=AVERAGE([.M99:.M107])" office:value-type="float" office:value="1.59384201768432" calcext:value-type="float">
            <text:p>1.5938420177</text:p>
          </table:table-cell>
          <table:table-cell table:formula="of:=AVERAGE([.N99:.N107])" office:value-type="float" office:value="2025000" calcext:value-type="float">
            <text:p>2025000</text:p>
          </table:table-cell>
          <table:table-cell table:formula="of:=AVERAGE([.O99:.O107])" office:value-type="float" office:value="840512500" calcext:value-type="float">
            <text:p>8405125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99:.D107])" office:value-type="float" office:value="0.43705173034093" calcext:value-type="float">
            <text:p>0.4370517303</text:p>
          </table:table-cell>
          <table:table-cell table:formula="of:=STDEV([.E99:.E107])" office:value-type="float" office:value="0.726483157256779" calcext:value-type="float">
            <text:p>0.7264831573</text:p>
          </table:table-cell>
          <table:table-cell table:formula="of:=STDEV([.F99:.F107])" office:value-type="float" office:value="0.0726483157256776" calcext:value-type="float">
            <text:p>0.0726483157</text:p>
          </table:table-cell>
          <table:table-cell table:formula="of:=STDEV([.G99:.G107])" office:value-type="float" office:value="0.176985826770895" calcext:value-type="float">
            <text:p>0.1769858268</text:p>
          </table:table-cell>
          <table:table-cell table:formula="of:=STDEV([.H99:.H107])" office:value-type="float" office:value="0.320555801016161" calcext:value-type="float">
            <text:p>0.320555801</text:p>
          </table:table-cell>
          <table:table-cell table:formula="of:=STDEV([.I99:.I107])" office:value-type="float" office:value="0.320555801016161" calcext:value-type="float">
            <text:p>0.320555801</text:p>
          </table:table-cell>
          <table:table-cell table:formula="of:=STDEV([.J99:.J107])" office:value-type="float" office:value="0.0000801389502540402" calcext:value-type="float">
            <text:p>0.000080139</text:p>
          </table:table-cell>
          <table:table-cell table:formula="of:=STDEV([.K99:.K107])" office:value-type="float" office:value="0.0000000000395747902489087" calcext:value-type="float">
            <text:p>3.95747902489087E-011</text:p>
          </table:table-cell>
          <table:table-cell table:formula="of:=STDEV([.L99:.L107])" office:value-type="float" office:value="0.0000000000000953453401990336" calcext:value-type="float">
            <text:p>9.53453401990336E-014</text:p>
          </table:table-cell>
          <table:table-cell table:style-name="Default" table:formula="of:=STDEV([.M99:.M107])" office:value-type="float" office:value="0.0953453401990336" calcext:value-type="float">
            <text:p>0.0953453402</text:p>
          </table:table-cell>
          <table:table-cell table:formula="of:=STDEV([.N99:.N107])" office:value-type="float" office:value="0" calcext:value-type="float">
            <text:p>0</text:p>
          </table:table-cell>
          <table:table-cell table:formula="of:=STDEV([.O99:.O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Cost_Parallel_Work_br_rgbL</text:p>
          </table:table-cell>
          <table:table-cell office:value-type="float" office:value="39.384235" calcext:value-type="float">
            <text:p>39.384235</text:p>
          </table:table-cell>
          <table:table-cell office:value-type="float" office:value="95" calcext:value-type="float">
            <text:p>95</text:p>
          </table:table-cell>
          <table:table-cell table:formula="of:=[.E116]*[.$R$8]" office:value-type="float" office:value="9.5" calcext:value-type="float">
            <text:p>9.5</text:p>
          </table:table-cell>
          <table:table-cell table:formula="of:=[.$R$7]*[.F116]" office:value-type="float" office:value="23.1439" calcext:value-type="float">
            <text:p>23.1439</text:p>
          </table:table-cell>
          <table:table-cell table:formula="of:=[.D117]-[.G116]" office:value-type="float" office:value="16.551287" calcext:value-type="float">
            <text:p>16.551287</text:p>
          </table:table-cell>
          <table:table-cell table:formula="of:=[.H116]-[.$H$75]" office:value-type="float" office:value="8.68331944444444" calcext:value-type="float">
            <text:p>8.6833194444</text:p>
          </table:table-cell>
          <table:table-cell table:style-name="ce27" table:formula="of:=[.I116]/([.$D$4]*[.$D$112])" office:value-type="float" office:value="0.000434165972222222" calcext:value-type="float">
            <text:p>0.000434166</text:p>
          </table:table-cell>
          <table:table-cell table:style-name="ce27" table:formula="of:=[.J116]/[.N116]" office:value-type="float" office:value="0.000000000428805898491084" calcext:value-type="float">
            <text:p>4.28805898491084E-010</text:p>
          </table:table-cell>
          <table:table-cell table:style-name="ce27" table:formula="of:=[.J116]/[.O116]" office:value-type="float" office:value="0.000000000000913769113619157" calcext:value-type="float">
            <text:p>9.13769113619157E-013</text:p>
          </table:table-cell>
          <table:table-cell table:formula="of:=[.L116]*10^12" office:value-type="float" office:value="0.913769113619157" calcext:value-type="float">
            <text:p>0.9137691136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style-name="ce31" table:formula="of:=[.N116]/[.O116]*1000" office:value-type="float" office:value="2.13096208992134" calcext:value-type="float">
            <text:p>2.13096208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.695187" calcext:value-type="float">
            <text:p>39.695187</text:p>
          </table:table-cell>
          <table:table-cell office:value-type="float" office:value="96" calcext:value-type="float">
            <text:p>96</text:p>
          </table:table-cell>
          <table:table-cell table:formula="of:=[.E117]*[.$R$8]" office:value-type="float" office:value="9.6" calcext:value-type="float">
            <text:p>9.6</text:p>
          </table:table-cell>
          <table:table-cell table:formula="of:=[.$R$7]*[.F117]" office:value-type="float" office:value="23.38752" calcext:value-type="float">
            <text:p>23.38752</text:p>
          </table:table-cell>
          <table:table-cell table:formula="of:=[.D118]-[.G117]" office:value-type="float" office:value="15.629455" calcext:value-type="float">
            <text:p>15.629455</text:p>
          </table:table-cell>
          <table:table-cell table:formula="of:=[.H117]-[.$H$75]" office:value-type="float" office:value="7.76148744444444" calcext:value-type="float">
            <text:p>7.7614874444</text:p>
          </table:table-cell>
          <table:table-cell table:style-name="ce27" table:formula="of:=[.I117]/([.$D$4]*[.$D$112])" office:value-type="float" office:value="0.000388074372222222" calcext:value-type="float">
            <text:p>0.0003880744</text:p>
          </table:table-cell>
          <table:table-cell table:style-name="ce27" table:formula="of:=[.J117]/[.N117]" office:value-type="float" office:value="0.000000000383283330589849" calcext:value-type="float">
            <text:p>3.83283330589849E-010</text:p>
          </table:table-cell>
          <table:table-cell table:style-name="ce27" table:formula="of:=[.J117]/[.O117]" office:value-type="float" office:value="0.000000000000816762247185756" calcext:value-type="float">
            <text:p>8.16762247185756E-013</text:p>
          </table:table-cell>
          <table:table-cell table:formula="of:=[.L117]*10^12" office:value-type="float" office:value="0.816762247185756" calcext:value-type="float">
            <text:p>0.8167622472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016975" calcext:value-type="float">
            <text:p>39.016975</text:p>
          </table:table-cell>
          <table:table-cell office:value-type="float" office:value="95" calcext:value-type="float">
            <text:p>95</text:p>
          </table:table-cell>
          <table:table-cell table:formula="of:=[.E118]*[.$R$8]" office:value-type="float" office:value="9.5" calcext:value-type="float">
            <text:p>9.5</text:p>
          </table:table-cell>
          <table:table-cell table:formula="of:=[.$R$7]*[.F118]" office:value-type="float" office:value="23.1439" calcext:value-type="float">
            <text:p>23.1439</text:p>
          </table:table-cell>
          <table:table-cell table:formula="of:=[.D119]-[.G118]" office:value-type="float" office:value="16.34997" calcext:value-type="float">
            <text:p>16.34997</text:p>
          </table:table-cell>
          <table:table-cell table:formula="of:=[.H118]-[.$H$75]" office:value-type="float" office:value="8.48200244444445" calcext:value-type="float">
            <text:p>8.4820024444</text:p>
          </table:table-cell>
          <table:table-cell table:style-name="ce27" table:formula="of:=[.I118]/([.$D$4]*[.$D$112])" office:value-type="float" office:value="0.000424100122222222" calcext:value-type="float">
            <text:p>0.0004241001</text:p>
          </table:table-cell>
          <table:table-cell table:style-name="ce27" table:formula="of:=[.J118]/[.N118]" office:value-type="float" office:value="0.00000000041886431824417" calcext:value-type="float">
            <text:p>4.1886431824417E-010</text:p>
          </table:table-cell>
          <table:table-cell table:style-name="ce27" table:formula="of:=[.J118]/[.O118]" office:value-type="float" office:value="0.000000000000892583982999074" calcext:value-type="float">
            <text:p>8.92583982999074E-013</text:p>
          </table:table-cell>
          <table:table-cell table:formula="of:=[.L118]*10^12" office:value-type="float" office:value="0.892583982999074" calcext:value-type="float">
            <text:p>0.892583983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49387" calcext:value-type="float">
            <text:p>39.49387</text:p>
          </table:table-cell>
          <table:table-cell office:value-type="float" office:value="96" calcext:value-type="float">
            <text:p>96</text:p>
          </table:table-cell>
          <table:table-cell table:formula="of:=[.E119]*[.$R$8]" office:value-type="float" office:value="9.6" calcext:value-type="float">
            <text:p>9.6</text:p>
          </table:table-cell>
          <table:table-cell table:formula="of:=[.$R$7]*[.F119]" office:value-type="float" office:value="23.38752" calcext:value-type="float">
            <text:p>23.38752</text:p>
          </table:table-cell>
          <table:table-cell table:formula="of:=[.D120]-[.G119]" office:value-type="float" office:value="15.770187" calcext:value-type="float">
            <text:p>15.770187</text:p>
          </table:table-cell>
          <table:table-cell table:formula="of:=[.H119]-[.$H$75]" office:value-type="float" office:value="7.90221944444444" calcext:value-type="float">
            <text:p>7.9022194444</text:p>
          </table:table-cell>
          <table:table-cell table:style-name="ce27" table:formula="of:=[.I119]/([.$D$4]*[.$D$112])" office:value-type="float" office:value="0.000395110972222222" calcext:value-type="float">
            <text:p>0.000395111</text:p>
          </table:table-cell>
          <table:table-cell table:style-name="ce27" table:formula="of:=[.J119]/[.N119]" office:value-type="float" office:value="0.000000000390233058984911" calcext:value-type="float">
            <text:p>3.90233058984911E-010</text:p>
          </table:table-cell>
          <table:table-cell table:style-name="ce27" table:formula="of:=[.J119]/[.O119]" office:value-type="float" office:value="0.000000000000831571854930883" calcext:value-type="float">
            <text:p>8.31571854930883E-013</text:p>
          </table:table-cell>
          <table:table-cell table:formula="of:=[.L119]*10^12" office:value-type="float" office:value="0.831571854930882" calcext:value-type="float">
            <text:p>0.8315718549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157707" calcext:value-type="float">
            <text:p>39.157707</text:p>
          </table:table-cell>
          <table:table-cell office:value-type="float" office:value="96" calcext:value-type="float">
            <text:p>96</text:p>
          </table:table-cell>
          <table:table-cell table:formula="of:=[.E120]*[.$R$8]" office:value-type="float" office:value="9.6" calcext:value-type="float">
            <text:p>9.6</text:p>
          </table:table-cell>
          <table:table-cell table:formula="of:=[.$R$7]*[.F120]" office:value-type="float" office:value="23.38752" calcext:value-type="float">
            <text:p>23.38752</text:p>
          </table:table-cell>
          <table:table-cell table:formula="of:=[.D121]-[.G120]" office:value-type="float" office:value="16.381798" calcext:value-type="float">
            <text:p>16.381798</text:p>
          </table:table-cell>
          <table:table-cell table:formula="of:=[.H120]-[.$H$75]" office:value-type="float" office:value="8.51383044444444" calcext:value-type="float">
            <text:p>8.5138304444</text:p>
          </table:table-cell>
          <table:table-cell table:style-name="ce27" table:formula="of:=[.I120]/([.$D$4]*[.$D$112])" office:value-type="float" office:value="0.000425691522222222" calcext:value-type="float">
            <text:p>0.0004256915</text:p>
          </table:table-cell>
          <table:table-cell table:style-name="ce27" table:formula="of:=[.J120]/[.N120]" office:value-type="float" office:value="0.00000000042043607133059" calcext:value-type="float">
            <text:p>4.2043607133059E-010</text:p>
          </table:table-cell>
          <table:table-cell table:style-name="ce27" table:formula="of:=[.J120]/[.O120]" office:value-type="float" office:value="0.00000000000089593332924095" calcext:value-type="float">
            <text:p>8.9593332924095E-013</text:p>
          </table:table-cell>
          <table:table-cell table:formula="of:=[.L120]*10^12" office:value-type="float" office:value="0.89593332924095" calcext:value-type="float">
            <text:p>0.8959333292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769318" calcext:value-type="float">
            <text:p>39.769318</text:p>
          </table:table-cell>
          <table:table-cell office:value-type="float" office:value="97" calcext:value-type="float">
            <text:p>97</text:p>
          </table:table-cell>
          <table:table-cell table:formula="of:=[.E121]*[.$R$8]" office:value-type="float" office:value="9.7" calcext:value-type="float">
            <text:p>9.7</text:p>
          </table:table-cell>
          <table:table-cell table:formula="of:=[.$R$7]*[.F121]" office:value-type="float" office:value="23.63114" calcext:value-type="float">
            <text:p>23.63114</text:p>
          </table:table-cell>
          <table:table-cell table:formula="of:=[.D122]-[.G121]" office:value-type="float" office:value="15.704805" calcext:value-type="float">
            <text:p>15.704805</text:p>
          </table:table-cell>
          <table:table-cell table:formula="of:=[.H121]-[.$H$75]" office:value-type="float" office:value="7.83683744444445" calcext:value-type="float">
            <text:p>7.8368374444</text:p>
          </table:table-cell>
          <table:table-cell table:style-name="ce27" table:formula="of:=[.I121]/([.$D$4]*[.$D$112])" office:value-type="float" office:value="0.000391841872222222" calcext:value-type="float">
            <text:p>0.0003918419</text:p>
          </table:table-cell>
          <table:table-cell table:style-name="ce27" table:formula="of:=[.J121]/[.N121]" office:value-type="float" office:value="0.00000000038700431824417" calcext:value-type="float">
            <text:p>3.8700431824417E-010</text:p>
          </table:table-cell>
          <table:table-cell table:style-name="ce27" table:formula="of:=[.J121]/[.O121]" office:value-type="float" office:value="0.00000000000082469153081418" calcext:value-type="float">
            <text:p>8.2469153081418E-013</text:p>
          </table:table-cell>
          <table:table-cell table:formula="of:=[.L121]*10^12" office:value-type="float" office:value="0.824691530814179" calcext:value-type="float">
            <text:p>0.8246915308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335945" calcext:value-type="float">
            <text:p>39.335945</text:p>
          </table:table-cell>
          <table:table-cell office:value-type="float" office:value="96" calcext:value-type="float">
            <text:p>96</text:p>
          </table:table-cell>
          <table:table-cell table:formula="of:=[.E122]*[.$R$8]" office:value-type="float" office:value="9.6" calcext:value-type="float">
            <text:p>9.6</text:p>
          </table:table-cell>
          <table:table-cell table:formula="of:=[.$R$7]*[.F122]" office:value-type="float" office:value="23.38752" calcext:value-type="float">
            <text:p>23.38752</text:p>
          </table:table-cell>
          <table:table-cell table:formula="of:=[.D123]-[.G122]" office:value-type="float" office:value="16.025886" calcext:value-type="float">
            <text:p>16.025886</text:p>
          </table:table-cell>
          <table:table-cell table:formula="of:=[.H122]-[.$H$75]" office:value-type="float" office:value="8.15791844444444" calcext:value-type="float">
            <text:p>8.1579184444</text:p>
          </table:table-cell>
          <table:table-cell table:style-name="ce27" table:formula="of:=[.I122]/([.$D$4]*[.$D$112])" office:value-type="float" office:value="0.000407895922222222" calcext:value-type="float">
            <text:p>0.0004078959</text:p>
          </table:table-cell>
          <table:table-cell table:style-name="ce27" table:formula="of:=[.J122]/[.N122]" office:value-type="float" office:value="0.000000000402860170096022" calcext:value-type="float">
            <text:p>4.02860170096022E-010</text:p>
          </table:table-cell>
          <table:table-cell table:style-name="ce27" table:formula="of:=[.J122]/[.O122]" office:value-type="float" office:value="0.000000000000858479750013885" calcext:value-type="float">
            <text:p>8.58479750013885E-013</text:p>
          </table:table-cell>
          <table:table-cell table:formula="of:=[.L122]*10^12" office:value-type="float" office:value="0.858479750013885" calcext:value-type="float">
            <text:p>0.85847975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413406" calcext:value-type="float">
            <text:p>39.413406</text:p>
          </table:table-cell>
          <table:table-cell office:value-type="float" office:value="96" calcext:value-type="float">
            <text:p>96</text:p>
          </table:table-cell>
          <table:table-cell table:formula="of:=[.E123]*[.$R$8]" office:value-type="float" office:value="9.6" calcext:value-type="float">
            <text:p>9.6</text:p>
          </table:table-cell>
          <table:table-cell table:formula="of:=[.$R$7]*[.F123]" office:value-type="float" office:value="23.38752" calcext:value-type="float">
            <text:p>23.38752</text:p>
          </table:table-cell>
          <table:table-cell table:formula="of:=[.D124]-[.G123]" office:value-type="float" office:value="15.627613" calcext:value-type="float">
            <text:p>15.627613</text:p>
          </table:table-cell>
          <table:table-cell table:formula="of:=[.H123]-[.$H$75]" office:value-type="float" office:value="7.75964544444444" calcext:value-type="float">
            <text:p>7.7596454444</text:p>
          </table:table-cell>
          <table:table-cell table:style-name="ce27" table:formula="of:=[.I123]/([.$D$4]*[.$D$112])" office:value-type="float" office:value="0.000387982272222222" calcext:value-type="float">
            <text:p>0.0003879823</text:p>
          </table:table-cell>
          <table:table-cell table:style-name="ce27" table:formula="of:=[.J123]/[.N123]" office:value-type="float" office:value="0.000000000383192367626886" calcext:value-type="float">
            <text:p>3.83192367626886E-010</text:p>
          </table:table-cell>
          <table:table-cell table:style-name="ce27" table:formula="of:=[.J123]/[.O123]" office:value-type="float" office:value="0.000000000000816568408560095" calcext:value-type="float">
            <text:p>8.16568408560095E-013</text:p>
          </table:table-cell>
          <table:table-cell table:formula="of:=[.L123]*10^12" office:value-type="float" office:value="0.816568408560095" calcext:value-type="float">
            <text:p>0.8165684086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9.015133" calcext:value-type="float">
            <text:p>39.015133</text:p>
          </table:table-cell>
          <table:table-cell office:value-type="float" office:value="96" calcext:value-type="float">
            <text:p>96</text:p>
          </table:table-cell>
          <table:table-cell table:formula="of:=[.E124]*[.$R$8]" office:value-type="float" office:value="9.6" calcext:value-type="float">
            <text:p>9.6</text:p>
          </table:table-cell>
          <table:table-cell table:formula="of:=[.$R$7]*[.F124]" office:value-type="float" office:value="23.38752" calcext:value-type="float">
            <text:p>23.38752</text:p>
          </table:table-cell>
          <table:table-cell table:formula="of:=[.D124]-[.G124]" office:value-type="float" office:value="15.627613" calcext:value-type="float">
            <text:p>15.627613</text:p>
          </table:table-cell>
          <table:table-cell table:formula="of:=[.H124]-[.$H$75]" office:value-type="float" office:value="7.75964544444444" calcext:value-type="float">
            <text:p>7.7596454444</text:p>
          </table:table-cell>
          <table:table-cell table:style-name="ce27" table:formula="of:=[.I124]/([.$D$4]*[.$D$112])" office:value-type="float" office:value="0.000387982272222222" calcext:value-type="float">
            <text:p>0.0003879823</text:p>
          </table:table-cell>
          <table:table-cell table:style-name="ce27" table:formula="of:=[.J124]/[.N124]" office:value-type="float" office:value="0.000000000383192367626886" calcext:value-type="float">
            <text:p>3.83192367626886E-010</text:p>
          </table:table-cell>
          <table:table-cell table:style-name="ce27" table:formula="of:=[.J124]/[.O124]" office:value-type="float" office:value="0.000000000000816568408560095" calcext:value-type="float">
            <text:p>8.16568408560095E-013</text:p>
          </table:table-cell>
          <table:table-cell table:formula="of:=[.L124]*10^12" office:value-type="float" office:value="0.816568408560095" calcext:value-type="float">
            <text:p>0.8165684086</text:p>
          </table:table-cell>
          <table:table-cell table:style-name="ce33" table:formula="of:=506250*2" office:value-type="float" office:value="1012500" calcext:value-type="float">
            <text:p>1012500</text:p>
          </table:table-cell>
          <table:table-cell table:formula="of:=475137500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16:.D124])" office:value-type="float" office:value="39.3646417777778" calcext:value-type="float">
            <text:p>39.3646417778</text:p>
          </table:table-cell>
          <table:table-cell table:formula="of:=AVERAGE([.E116:.E124])" office:value-type="float" office:value="95.8888888888889" calcext:value-type="float">
            <text:p>95.8888888889</text:p>
          </table:table-cell>
          <table:table-cell table:formula="of:=AVERAGE([.F116:.F124])" office:value-type="float" office:value="9.58888888888889" calcext:value-type="float">
            <text:p>9.5888888889</text:p>
          </table:table-cell>
          <table:table-cell table:formula="of:=AVERAGE([.G116:.G124])" office:value-type="float" office:value="23.3604511111111" calcext:value-type="float">
            <text:p>23.3604511111</text:p>
          </table:table-cell>
          <table:table-cell table:formula="of:=AVERAGE([.H116:.H124])" office:value-type="float" office:value="15.9631793333333" calcext:value-type="float">
            <text:p>15.9631793333</text:p>
          </table:table-cell>
          <table:table-cell table:formula="of:=AVERAGE([.I116:.I124])" office:value-type="float" office:value="8.09521177777778" calcext:value-type="float">
            <text:p>8.0952117778</text:p>
          </table:table-cell>
          <table:table-cell table:formula="of:=AVERAGE([.J116:.J124])" office:value-type="float" office:value="0.000404760588888889" calcext:value-type="float">
            <text:p>0.0004047606</text:p>
          </table:table-cell>
          <table:table-cell table:style-name="ce32" table:formula="of:=AVERAGE([.K116:.K124])" office:value-type="float" office:value="0.000000000399763544581619" calcext:value-type="float">
            <text:p>3.99763544581619E-010</text:p>
          </table:table-cell>
          <table:table-cell table:formula="of:=AVERAGE([.L116:.L124])" office:value-type="float" office:value="0.000000000000851880958436008" calcext:value-type="float">
            <text:p>8.51880958436008E-013</text:p>
          </table:table-cell>
          <table:table-cell table:style-name="ce32" table:formula="of:=AVERAGE([.M116:.M124])" office:value-type="float" office:value="0.851880958436008" calcext:value-type="float">
            <text:p>0.8518809584</text:p>
          </table:table-cell>
          <table:table-cell table:style-name="ce20" table:formula="of:=AVERAGE([.N116:.N124])" office:value-type="float" office:value="1012500" calcext:value-type="float">
            <text:p>1012500</text:p>
          </table:table-cell>
          <table:table-cell table:formula="of:=AVERAGE([.O116:.O124])" office:value-type="float" office:value="475137500" calcext:value-type="float">
            <text:p>4751375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116:.D124])" office:value-type="float" office:value="0.269062921854153" calcext:value-type="float">
            <text:p>0.2690629219</text:p>
          </table:table-cell>
          <table:table-cell table:formula="of:=STDEV([.E116:.E124])" office:value-type="float" office:value="0.600925212577331" calcext:value-type="float">
            <text:p>0.6009252126</text:p>
          </table:table-cell>
          <table:table-cell table:formula="of:=STDEV([.F116:.F124])" office:value-type="float" office:value="0.0600925212577336" calcext:value-type="float">
            <text:p>0.0600925213</text:p>
          </table:table-cell>
          <table:table-cell table:formula="of:=STDEV([.G116:.G124])" office:value-type="float" office:value="0.146397400288091" calcext:value-type="float">
            <text:p>0.1463974003</text:p>
          </table:table-cell>
          <table:table-cell table:formula="of:=STDEV([.H116:.H124])" office:value-type="float" office:value="0.373369146620004" calcext:value-type="float">
            <text:p>0.3733691466</text:p>
          </table:table-cell>
          <table:table-cell table:formula="of:=STDEV([.I116:.I124])" office:value-type="float" office:value="0.373369146620004" calcext:value-type="float">
            <text:p>0.3733691466</text:p>
          </table:table-cell>
          <table:table-cell table:formula="of:=STDEV([.J116:.J124])" office:value-type="float" office:value="0.0000186684573310002" calcext:value-type="float">
            <text:p>1.86684573310002E-005</text:p>
          </table:table-cell>
          <table:table-cell table:formula="of:=STDEV([.K116:.K124])" office:value-type="float" office:value="0.000000000018437982549136" calcext:value-type="float">
            <text:p>1.8437982549136E-011</text:p>
          </table:table-cell>
          <table:table-cell table:formula="of:=STDEV([.L116:.L124])" office:value-type="float" office:value="0.00000000000003929064182684" calcext:value-type="float">
            <text:p>3.929064182684E-014</text:p>
          </table:table-cell>
          <table:table-cell table:style-name="Default" table:formula="of:=STDEV([.M116:.M124])" office:value-type="float" office:value="0.03929064182684" calcext:value-type="float">
            <text:p>0.0392906418</text:p>
          </table:table-cell>
          <table:table-cell table:formula="of:=STDEV([.N116:.N124])" office:value-type="float" office:value="0" calcext:value-type="float">
            <text:p>0</text:p>
          </table:table-cell>
          <table:table-cell table:formula="of:=STDEV([.O116:.O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5" table:number-columns-repeated="15"/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average P</text:p>
          </table:table-cell>
          <table:table-cell table:style-name="ce30" table:number-columns-repeated="6"/>
          <table:table-cell table:style-name="ce24"/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/>
          <table:table-cell table:style-name="ce27" table:number-columns-repeated="2"/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Origin</text:p>
          </table:table-cell>
          <table:table-cell office:value-type="float" office:value="44.851685" calcext:value-type="float">
            <text:p>44.851685</text:p>
          </table:table-cell>
          <table:table-cell office:value-type="float" office:value="118" calcext:value-type="float">
            <text:p>118</text:p>
          </table:table-cell>
          <table:table-cell table:formula="of:=[.E132]*[.$R$8]" office:value-type="float" office:value="11.8" calcext:value-type="float">
            <text:p>11.8</text:p>
          </table:table-cell>
          <table:table-cell table:formula="of:=[.$R$7]*[.F132]" office:value-type="float" office:value="28.74716" calcext:value-type="float">
            <text:p>28.74716</text:p>
          </table:table-cell>
          <table:table-cell table:formula="of:=[.D132]-[.G132]" office:value-type="float" office:value="16.104525" calcext:value-type="float">
            <text:p>16.104525</text:p>
          </table:table-cell>
          <table:table-cell table:formula="of:=[.H132]/[.F132]" office:value-type="float" office:value="1.36479025423729" calcext:value-type="float">
            <text:p>1.3647902542</text:p>
          </table:table-cell>
          <table:table-cell table:style-name="ce27" table:number-columns-repeated="3"/>
          <table:table-cell/>
          <table:table-cell table:style-name="ce27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44.590126" calcext:value-type="float">
            <text:p>44.590126</text:p>
          </table:table-cell>
          <table:table-cell office:value-type="float" office:value="118" calcext:value-type="float">
            <text:p>118</text:p>
          </table:table-cell>
          <table:table-cell table:formula="of:=[.E133]*[.$R$8]" office:value-type="float" office:value="11.8" calcext:value-type="float">
            <text:p>11.8</text:p>
          </table:table-cell>
          <table:table-cell table:formula="of:=[.$R$7]*[.F133]" office:value-type="float" office:value="28.74716" calcext:value-type="float">
            <text:p>28.74716</text:p>
          </table:table-cell>
          <table:table-cell table:formula="of:=[.D133]-[.G133]" office:value-type="float" office:value="15.842966" calcext:value-type="float">
            <text:p>15.842966</text:p>
          </table:table-cell>
          <table:table-cell table:formula="of:=[.H133]/[.F133]" office:value-type="float" office:value="1.34262423728814" calcext:value-type="float">
            <text:p>1.342624237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4.936455" calcext:value-type="float">
            <text:p>44.936455</text:p>
          </table:table-cell>
          <table:table-cell office:value-type="float" office:value="119" calcext:value-type="float">
            <text:p>119</text:p>
          </table:table-cell>
          <table:table-cell table:formula="of:=[.E134]*[.$R$8]" office:value-type="float" office:value="11.9" calcext:value-type="float">
            <text:p>11.9</text:p>
          </table:table-cell>
          <table:table-cell table:formula="of:=[.$R$7]*[.F134]" office:value-type="float" office:value="28.99078" calcext:value-type="float">
            <text:p>28.99078</text:p>
          </table:table-cell>
          <table:table-cell table:formula="of:=[.D134]-[.G134]" office:value-type="float" office:value="15.945675" calcext:value-type="float">
            <text:p>15.945675</text:p>
          </table:table-cell>
          <table:table-cell table:formula="of:=[.H134]/[.F134]" office:value-type="float" office:value="1.33997268907563" calcext:value-type="float">
            <text:p>1.339972689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4.442558" calcext:value-type="float">
            <text:p>44.442558</text:p>
          </table:table-cell>
          <table:table-cell office:value-type="float" office:value="118" calcext:value-type="float">
            <text:p>118</text:p>
          </table:table-cell>
          <table:table-cell table:formula="of:=[.E135]*[.$R$8]" office:value-type="float" office:value="11.8" calcext:value-type="float">
            <text:p>11.8</text:p>
          </table:table-cell>
          <table:table-cell table:formula="of:=[.$R$7]*[.F135]" office:value-type="float" office:value="28.74716" calcext:value-type="float">
            <text:p>28.74716</text:p>
          </table:table-cell>
          <table:table-cell table:formula="of:=[.D135]-[.G135]" office:value-type="float" office:value="15.695398" calcext:value-type="float">
            <text:p>15.695398</text:p>
          </table:table-cell>
          <table:table-cell table:formula="of:=[.H135]/[.F135]" office:value-type="float" office:value="1.33011847457627" calcext:value-type="float">
            <text:p>1.330118474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4.245598" calcext:value-type="float">
            <text:p>44.245598</text:p>
          </table:table-cell>
          <table:table-cell office:value-type="float" office:value="118" calcext:value-type="float">
            <text:p>118</text:p>
          </table:table-cell>
          <table:table-cell table:formula="of:=[.E136]*[.$R$8]" office:value-type="float" office:value="11.8" calcext:value-type="float">
            <text:p>11.8</text:p>
          </table:table-cell>
          <table:table-cell table:formula="of:=[.$R$7]*[.F136]" office:value-type="float" office:value="28.74716" calcext:value-type="float">
            <text:p>28.74716</text:p>
          </table:table-cell>
          <table:table-cell table:formula="of:=[.D136]-[.G136]" office:value-type="float" office:value="15.498438" calcext:value-type="float">
            <text:p>15.498438</text:p>
          </table:table-cell>
          <table:table-cell table:formula="of:=[.H136]/[.F136]" office:value-type="float" office:value="1.31342694915254" calcext:value-type="float">
            <text:p>1.313426949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4.388451" calcext:value-type="float">
            <text:p>44.388451</text:p>
          </table:table-cell>
          <table:table-cell office:value-type="float" office:value="118" calcext:value-type="float">
            <text:p>118</text:p>
          </table:table-cell>
          <table:table-cell table:formula="of:=[.E137]*[.$R$8]" office:value-type="float" office:value="11.8" calcext:value-type="float">
            <text:p>11.8</text:p>
          </table:table-cell>
          <table:table-cell table:formula="of:=[.$R$7]*[.F137]" office:value-type="float" office:value="28.74716" calcext:value-type="float">
            <text:p>28.74716</text:p>
          </table:table-cell>
          <table:table-cell table:formula="of:=[.D137]-[.G137]" office:value-type="float" office:value="15.641291" calcext:value-type="float">
            <text:p>15.641291</text:p>
          </table:table-cell>
          <table:table-cell table:formula="of:=[.H137]/[.F137]" office:value-type="float" office:value="1.32553313559322" calcext:value-type="float">
            <text:p>1.325533135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4.364796" calcext:value-type="float">
            <text:p>44.364796</text:p>
          </table:table-cell>
          <table:table-cell office:value-type="float" office:value="118" calcext:value-type="float">
            <text:p>118</text:p>
          </table:table-cell>
          <table:table-cell table:formula="of:=[.E138]*[.$R$8]" office:value-type="float" office:value="11.8" calcext:value-type="float">
            <text:p>11.8</text:p>
          </table:table-cell>
          <table:table-cell table:formula="of:=[.$R$7]*[.F138]" office:value-type="float" office:value="28.74716" calcext:value-type="float">
            <text:p>28.74716</text:p>
          </table:table-cell>
          <table:table-cell table:formula="of:=[.D138]-[.G138]" office:value-type="float" office:value="15.617636" calcext:value-type="float">
            <text:p>15.617636</text:p>
          </table:table-cell>
          <table:table-cell table:formula="of:=[.H138]/[.F138]" office:value-type="float" office:value="1.32352847457627" calcext:value-type="float">
            <text:p>1.323528474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4.306873" calcext:value-type="float">
            <text:p>44.306873</text:p>
          </table:table-cell>
          <table:table-cell office:value-type="float" office:value="118" calcext:value-type="float">
            <text:p>118</text:p>
          </table:table-cell>
          <table:table-cell table:formula="of:=[.E139]*[.$R$8]" office:value-type="float" office:value="11.8" calcext:value-type="float">
            <text:p>11.8</text:p>
          </table:table-cell>
          <table:table-cell table:formula="of:=[.$R$7]*[.F139]" office:value-type="float" office:value="28.74716" calcext:value-type="float">
            <text:p>28.74716</text:p>
          </table:table-cell>
          <table:table-cell table:formula="of:=[.D139]-[.G139]" office:value-type="float" office:value="15.559713" calcext:value-type="float">
            <text:p>15.559713</text:p>
          </table:table-cell>
          <table:table-cell table:formula="of:=[.H139]/[.F139]" office:value-type="float" office:value="1.31861974576271" calcext:value-type="float">
            <text:p>1.318619745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4.44352" calcext:value-type="float">
            <text:p>44.44352</text:p>
          </table:table-cell>
          <table:table-cell office:value-type="float" office:value="118" calcext:value-type="float">
            <text:p>118</text:p>
          </table:table-cell>
          <table:table-cell table:formula="of:=[.E140]*[.$R$8]" office:value-type="float" office:value="11.8" calcext:value-type="float">
            <text:p>11.8</text:p>
          </table:table-cell>
          <table:table-cell table:formula="of:=[.$R$7]*[.F140]" office:value-type="float" office:value="28.74716" calcext:value-type="float">
            <text:p>28.74716</text:p>
          </table:table-cell>
          <table:table-cell table:formula="of:=[.D140]-[.G140]" office:value-type="float" office:value="15.69636" calcext:value-type="float">
            <text:p>15.69636</text:p>
          </table:table-cell>
          <table:table-cell table:formula="of:=[.H140]/[.F140]" office:value-type="float" office:value="1.3302" calcext:value-type="float">
            <text:p>1.330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32:.D140])" office:value-type="float" office:value="44.5077846666667" calcext:value-type="float">
            <text:p>44.5077846667</text:p>
          </table:table-cell>
          <table:table-cell table:formula="of:=AVERAGE([.E132:.E140])" office:value-type="float" office:value="118.111111111111" calcext:value-type="float">
            <text:p>118.1111111111</text:p>
          </table:table-cell>
          <table:table-cell table:formula="of:=AVERAGE([.F132:.F140])" office:value-type="float" office:value="11.8111111111111" calcext:value-type="float">
            <text:p>11.8111111111</text:p>
          </table:table-cell>
          <table:table-cell table:formula="of:=AVERAGE([.G132:.G140])" office:value-type="float" office:value="28.7742288888889" calcext:value-type="float">
            <text:p>28.7742288889</text:p>
          </table:table-cell>
          <table:table-cell table:formula="of:=AVERAGE([.H132:.H140])" office:value-type="float" office:value="15.7335557777778" calcext:value-type="float">
            <text:p>15.7335557778</text:p>
          </table:table-cell>
          <table:table-cell table:formula="of:=AVERAGE([.I132:.I140])" office:value-type="float" office:value="1.33209044002912" calcext:value-type="float">
            <text:p>1.3320904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STDEV([.D132:.D140])" office:value-type="float" office:value="0.240047881505962" calcext:value-type="float">
            <text:p>0.2400478815</text:p>
          </table:table-cell>
          <table:table-cell table:formula="of:=STDEV([.E132:.E140])" office:value-type="float" office:value="0.333333333333333" calcext:value-type="float">
            <text:p>0.3333333333</text:p>
          </table:table-cell>
          <table:table-cell table:formula="of:=STDEV([.F132:.F140])" office:value-type="float" office:value="0.0333333333333332" calcext:value-type="float">
            <text:p>0.0333333333</text:p>
          </table:table-cell>
          <table:table-cell table:formula="of:=STDEV([.G132:.G140])" office:value-type="float" office:value="0.0812066666666667" calcext:value-type="float">
            <text:p>0.0812066667</text:p>
          </table:table-cell>
          <table:table-cell table:formula="of:=STDEV([.H132:.H140])" office:value-type="float" office:value="0.195216140405819" calcext:value-type="float">
            <text:p>0.1952161404</text:p>
          </table:table-cell>
          <table:table-cell table:formula="of:=STDEV([.I132:.I140])" office:value-type="float" office:value="0.0153944875881957" calcext:value-type="float">
            <text:p>0.015394487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1.6nJ/by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ost_Parallel_Work_implode_Broadcast2_in</text:p>
          </table:table-cell>
          <table:table-cell office:value-type="float" office:value="67.737694" calcext:value-type="float">
            <text:p>67.737694</text:p>
          </table:table-cell>
          <table:table-cell office:value-type="float" office:value="172" calcext:value-type="float">
            <text:p>172</text:p>
          </table:table-cell>
          <table:table-cell table:formula="of:=[.E149]*[.$R$8]" office:value-type="float" office:value="17.2" calcext:value-type="float">
            <text:p>17.2</text:p>
          </table:table-cell>
          <table:table-cell table:formula="of:=[.$R$7]*[.F149]" office:value-type="float" office:value="41.90264" calcext:value-type="float">
            <text:p>41.90264</text:p>
          </table:table-cell>
          <table:table-cell table:formula="of:=[.D149]-[.G149]" office:value-type="float" office:value="25.835054" calcext:value-type="float">
            <text:p>25.835054</text:p>
          </table:table-cell>
          <table:table-cell table:formula="of:=[.H149]-[.$H$142]" office:value-type="float" office:value="10.1014982222222" calcext:value-type="float">
            <text:p>10.1014982222</text:p>
          </table:table-cell>
          <table:table-cell table:style-name="ce27" table:formula="of:=[.I149]/([.$D$4]*[.$D$145])" office:value-type="float" office:value="0.00252537455555556" calcext:value-type="float">
            <text:p>0.0025253746</text:p>
          </table:table-cell>
          <table:table-cell table:style-name="ce27" table:formula="of:=[.J149]/[.N149]" office:value-type="float" office:value="0.000000000623549272976681" calcext:value-type="float">
            <text:p>6.23549272976681E-010</text:p>
          </table:table-cell>
          <table:table-cell table:style-name="ce27" table:formula="of:=[.J149]/[.O149]" office:value-type="float" office:value="0.00000000000129824476517163" calcext:value-type="float">
            <text:p>1.29824476517163E-012</text:p>
          </table:table-cell>
          <table:table-cell table:formula="of:=[.L149]*10^12" office:value-type="float" office:value="1.29824476517163" calcext:value-type="float">
            <text:p>1.2982447652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style-name="ce31" table:formula="of:=[.N149]/[.O149]*1000" office:value-type="float" office:value="2.08202434263792" calcext:value-type="float">
            <text:p>2.08202434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.236832" calcext:value-type="float">
            <text:p>67.236832</text:p>
          </table:table-cell>
          <table:table-cell office:value-type="float" office:value="171" calcext:value-type="float">
            <text:p>171</text:p>
          </table:table-cell>
          <table:table-cell table:formula="of:=[.E150]*[.$R$8]" office:value-type="float" office:value="17.1" calcext:value-type="float">
            <text:p>17.1</text:p>
          </table:table-cell>
          <table:table-cell table:formula="of:=[.$R$7]*[.F150]" office:value-type="float" office:value="41.65902" calcext:value-type="float">
            <text:p>41.65902</text:p>
          </table:table-cell>
          <table:table-cell table:formula="of:=[.D150]-[.G150]" office:value-type="float" office:value="25.577812" calcext:value-type="float">
            <text:p>25.577812</text:p>
          </table:table-cell>
          <table:table-cell table:formula="of:=[.H150]-[.$H$142]" office:value-type="float" office:value="9.84425622222222" calcext:value-type="float">
            <text:p>9.8442562222</text:p>
          </table:table-cell>
          <table:table-cell table:style-name="ce27" table:formula="of:=[.I150]/([.$D$4]*[.$D$145])" office:value-type="float" office:value="0.00246106405555556" calcext:value-type="float">
            <text:p>0.0024610641</text:p>
          </table:table-cell>
          <table:table-cell table:style-name="ce27" table:formula="of:=[.J150]/[.N150]" office:value-type="float" office:value="0.000000000607670137174211" calcext:value-type="float">
            <text:p>6.07670137174211E-010</text:p>
          </table:table-cell>
          <table:table-cell table:style-name="ce27" table:formula="of:=[.J150]/[.O150]" office:value-type="float" office:value="0.00000000000126518401789083" calcext:value-type="float">
            <text:p>1.26518401789083E-012</text:p>
          </table:table-cell>
          <table:table-cell table:formula="of:=[.L150]*10^12" office:value-type="float" office:value="1.26518401789083" calcext:value-type="float">
            <text:p>1.2651840179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.333794" calcext:value-type="float">
            <text:p>67.333794</text:p>
          </table:table-cell>
          <table:table-cell office:value-type="float" office:value="172" calcext:value-type="float">
            <text:p>172</text:p>
          </table:table-cell>
          <table:table-cell table:formula="of:=[.E151]*[.$R$8]" office:value-type="float" office:value="17.2" calcext:value-type="float">
            <text:p>17.2</text:p>
          </table:table-cell>
          <table:table-cell table:formula="of:=[.$R$7]*[.F151]" office:value-type="float" office:value="41.90264" calcext:value-type="float">
            <text:p>41.90264</text:p>
          </table:table-cell>
          <table:table-cell table:formula="of:=[.D151]-[.G151]" office:value-type="float" office:value="25.431154" calcext:value-type="float">
            <text:p>25.431154</text:p>
          </table:table-cell>
          <table:table-cell table:formula="of:=[.H151]-[.$H$142]" office:value-type="float" office:value="9.69759822222222" calcext:value-type="float">
            <text:p>9.6975982222</text:p>
          </table:table-cell>
          <table:table-cell table:style-name="ce27" table:formula="of:=[.I151]/([.$D$4]*[.$D$145])" office:value-type="float" office:value="0.00242439955555556" calcext:value-type="float">
            <text:p>0.0024243996</text:p>
          </table:table-cell>
          <table:table-cell table:style-name="ce27" table:formula="of:=[.J151]/[.N151]" office:value-type="float" office:value="0.000000000598617174211248" calcext:value-type="float">
            <text:p>5.98617174211248E-010</text:p>
          </table:table-cell>
          <table:table-cell table:style-name="ce27" table:formula="of:=[.J151]/[.O151]" office:value-type="float" office:value="0.00000000000124633552862894" calcext:value-type="float">
            <text:p>1.24633552862894E-012</text:p>
          </table:table-cell>
          <table:table-cell table:formula="of:=[.L151]*10^12" office:value-type="float" office:value="1.24633552862894" calcext:value-type="float">
            <text:p>1.2463355286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.383621" calcext:value-type="float">
            <text:p>67.383621</text:p>
          </table:table-cell>
          <table:table-cell office:value-type="float" office:value="172" calcext:value-type="float">
            <text:p>172</text:p>
          </table:table-cell>
          <table:table-cell table:formula="of:=[.E152]*[.$R$8]" office:value-type="float" office:value="17.2" calcext:value-type="float">
            <text:p>17.2</text:p>
          </table:table-cell>
          <table:table-cell table:formula="of:=[.$R$7]*[.F152]" office:value-type="float" office:value="41.90264" calcext:value-type="float">
            <text:p>41.90264</text:p>
          </table:table-cell>
          <table:table-cell table:formula="of:=[.D152]-[.G152]" office:value-type="float" office:value="25.480981" calcext:value-type="float">
            <text:p>25.480981</text:p>
          </table:table-cell>
          <table:table-cell table:formula="of:=[.H152]-[.$H$142]" office:value-type="float" office:value="9.74742522222223" calcext:value-type="float">
            <text:p>9.7474252222</text:p>
          </table:table-cell>
          <table:table-cell table:style-name="ce27" table:formula="of:=[.I152]/([.$D$4]*[.$D$145])" office:value-type="float" office:value="0.00243685630555556" calcext:value-type="float">
            <text:p>0.0024368563</text:p>
          </table:table-cell>
          <table:table-cell table:style-name="ce27" table:formula="of:=[.J152]/[.N152]" office:value-type="float" office:value="0.000000000601692914951989" calcext:value-type="float">
            <text:p>6.01692914951989E-010</text:p>
          </table:table-cell>
          <table:table-cell table:style-name="ce27" table:formula="of:=[.J152]/[.O152]" office:value-type="float" office:value="0.00000000000125273929572281" calcext:value-type="float">
            <text:p>1.25273929572281E-012</text:p>
          </table:table-cell>
          <table:table-cell table:formula="of:=[.L152]*10^12" office:value-type="float" office:value="1.25273929572281" calcext:value-type="float">
            <text:p>1.2527392957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.310478" calcext:value-type="float">
            <text:p>67.310478</text:p>
          </table:table-cell>
          <table:table-cell office:value-type="float" office:value="172" calcext:value-type="float">
            <text:p>172</text:p>
          </table:table-cell>
          <table:table-cell table:formula="of:=[.E153]*[.$R$8]" office:value-type="float" office:value="17.2" calcext:value-type="float">
            <text:p>17.2</text:p>
          </table:table-cell>
          <table:table-cell table:formula="of:=[.$R$7]*[.F153]" office:value-type="float" office:value="41.90264" calcext:value-type="float">
            <text:p>41.90264</text:p>
          </table:table-cell>
          <table:table-cell table:formula="of:=[.D153]-[.G153]" office:value-type="float" office:value="25.407838" calcext:value-type="float">
            <text:p>25.407838</text:p>
          </table:table-cell>
          <table:table-cell table:formula="of:=[.H153]-[.$H$142]" office:value-type="float" office:value="9.67428222222223" calcext:value-type="float">
            <text:p>9.6742822222</text:p>
          </table:table-cell>
          <table:table-cell table:style-name="ce27" table:formula="of:=[.I153]/([.$D$4]*[.$D$145])" office:value-type="float" office:value="0.00241857055555556" calcext:value-type="float">
            <text:p>0.0024185706</text:p>
          </table:table-cell>
          <table:table-cell table:style-name="ce27" table:formula="of:=[.J153]/[.N153]" office:value-type="float" office:value="0.000000000597177914951989" calcext:value-type="float">
            <text:p>5.97177914951989E-010</text:p>
          </table:table-cell>
          <table:table-cell table:style-name="ce27" table:formula="of:=[.J153]/[.O153]" office:value-type="float" office:value="0.0000000000012433389558158" calcext:value-type="float">
            <text:p>1.2433389558158E-012</text:p>
          </table:table-cell>
          <table:table-cell table:formula="of:=[.L153]*10^12" office:value-type="float" office:value="1.2433389558158" calcext:value-type="float">
            <text:p>1.2433389558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.263824" calcext:value-type="float">
            <text:p>67.263824</text:p>
          </table:table-cell>
          <table:table-cell office:value-type="float" office:value="172" calcext:value-type="float">
            <text:p>172</text:p>
          </table:table-cell>
          <table:table-cell table:formula="of:=[.E154]*[.$R$8]" office:value-type="float" office:value="17.2" calcext:value-type="float">
            <text:p>17.2</text:p>
          </table:table-cell>
          <table:table-cell table:formula="of:=[.$R$7]*[.F154]" office:value-type="float" office:value="41.90264" calcext:value-type="float">
            <text:p>41.90264</text:p>
          </table:table-cell>
          <table:table-cell table:formula="of:=[.D154]-[.G154]" office:value-type="float" office:value="25.361184" calcext:value-type="float">
            <text:p>25.361184</text:p>
          </table:table-cell>
          <table:table-cell table:formula="of:=[.H154]-[.$H$142]" office:value-type="float" office:value="9.62762822222222" calcext:value-type="float">
            <text:p>9.6276282222</text:p>
          </table:table-cell>
          <table:table-cell table:style-name="ce27" table:formula="of:=[.I154]/([.$D$4]*[.$D$145])" office:value-type="float" office:value="0.00240690705555556" calcext:value-type="float">
            <text:p>0.0024069071</text:p>
          </table:table-cell>
          <table:table-cell table:style-name="ce27" table:formula="of:=[.J154]/[.N154]" office:value-type="float" office:value="0.000000000594298038408779" calcext:value-type="float">
            <text:p>5.94298038408779E-010</text:p>
          </table:table-cell>
          <table:table-cell table:style-name="ce27" table:formula="of:=[.J154]/[.O154]" office:value-type="float" office:value="0.00000000000123734298274904" calcext:value-type="float">
            <text:p>1.23734298274904E-012</text:p>
          </table:table-cell>
          <table:table-cell table:formula="of:=[.L154]*10^12" office:value-type="float" office:value="1.23734298274904" calcext:value-type="float">
            <text:p>1.2373429827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.328674" calcext:value-type="float">
            <text:p>67.328674</text:p>
          </table:table-cell>
          <table:table-cell office:value-type="float" office:value="172" calcext:value-type="float">
            <text:p>172</text:p>
          </table:table-cell>
          <table:table-cell table:formula="of:=[.E155]*[.$R$8]" office:value-type="float" office:value="17.2" calcext:value-type="float">
            <text:p>17.2</text:p>
          </table:table-cell>
          <table:table-cell table:formula="of:=[.$R$7]*[.F155]" office:value-type="float" office:value="41.90264" calcext:value-type="float">
            <text:p>41.90264</text:p>
          </table:table-cell>
          <table:table-cell table:formula="of:=[.D155]-[.G155]" office:value-type="float" office:value="25.426034" calcext:value-type="float">
            <text:p>25.426034</text:p>
          </table:table-cell>
          <table:table-cell table:formula="of:=[.H155]-[.$H$142]" office:value-type="float" office:value="9.69247822222223" calcext:value-type="float">
            <text:p>9.6924782222</text:p>
          </table:table-cell>
          <table:table-cell table:style-name="ce27" table:formula="of:=[.I155]/([.$D$4]*[.$D$145])" office:value-type="float" office:value="0.00242311955555556" calcext:value-type="float">
            <text:p>0.0024231196</text:p>
          </table:table-cell>
          <table:table-cell table:style-name="ce27" table:formula="of:=[.J155]/[.N155]" office:value-type="float" office:value="0.000000000598301124828533" calcext:value-type="float">
            <text:p>5.98301124828533E-010</text:p>
          </table:table-cell>
          <table:table-cell table:style-name="ce27" table:formula="of:=[.J155]/[.O155]" office:value-type="float" office:value="0.00000000000124567750612065" calcext:value-type="float">
            <text:p>1.24567750612065E-012</text:p>
          </table:table-cell>
          <table:table-cell table:formula="of:=[.L155]*10^12" office:value-type="float" office:value="1.24567750612065" calcext:value-type="float">
            <text:p>1.2456775061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.35862" calcext:value-type="float">
            <text:p>67.35862</text:p>
          </table:table-cell>
          <table:table-cell office:value-type="float" office:value="172" calcext:value-type="float">
            <text:p>172</text:p>
          </table:table-cell>
          <table:table-cell table:formula="of:=[.E156]*[.$R$8]" office:value-type="float" office:value="17.2" calcext:value-type="float">
            <text:p>17.2</text:p>
          </table:table-cell>
          <table:table-cell table:formula="of:=[.$R$7]*[.F156]" office:value-type="float" office:value="41.90264" calcext:value-type="float">
            <text:p>41.90264</text:p>
          </table:table-cell>
          <table:table-cell table:formula="of:=[.D156]-[.G156]" office:value-type="float" office:value="25.45598" calcext:value-type="float">
            <text:p>25.45598</text:p>
          </table:table-cell>
          <table:table-cell table:formula="of:=[.H156]-[.$H$142]" office:value-type="float" office:value="9.72242422222223" calcext:value-type="float">
            <text:p>9.7224242222</text:p>
          </table:table-cell>
          <table:table-cell table:style-name="ce27" table:formula="of:=[.I156]/([.$D$4]*[.$D$145])" office:value-type="float" office:value="0.00243060605555556" calcext:value-type="float">
            <text:p>0.0024306061</text:p>
          </table:table-cell>
          <table:table-cell table:style-name="ce27" table:formula="of:=[.J156]/[.N156]" office:value-type="float" office:value="0.000000000600149643347051" calcext:value-type="float">
            <text:p>6.00149643347051E-010</text:p>
          </table:table-cell>
          <table:table-cell table:style-name="ce27" table:formula="of:=[.J156]/[.O156]" office:value-type="float" office:value="0.00000000000124952616667402" calcext:value-type="float">
            <text:p>1.24952616667402E-012</text:p>
          </table:table-cell>
          <table:table-cell table:formula="of:=[.L156]*10^12" office:value-type="float" office:value="1.24952616667402" calcext:value-type="float">
            <text:p>1.2495261667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7.122238" calcext:value-type="float">
            <text:p>67.122238</text:p>
          </table:table-cell>
          <table:table-cell office:value-type="float" office:value="172" calcext:value-type="float">
            <text:p>172</text:p>
          </table:table-cell>
          <table:table-cell table:formula="of:=[.E157]*[.$R$8]" office:value-type="float" office:value="17.2" calcext:value-type="float">
            <text:p>17.2</text:p>
          </table:table-cell>
          <table:table-cell table:formula="of:=[.$R$7]*[.F157]" office:value-type="float" office:value="41.90264" calcext:value-type="float">
            <text:p>41.90264</text:p>
          </table:table-cell>
          <table:table-cell table:formula="of:=[.D157]-[.G157]" office:value-type="float" office:value="25.219598" calcext:value-type="float">
            <text:p>25.219598</text:p>
          </table:table-cell>
          <table:table-cell table:formula="of:=[.H157]-[.$H$142]" office:value-type="float" office:value="9.48604222222222" calcext:value-type="float">
            <text:p>9.4860422222</text:p>
          </table:table-cell>
          <table:table-cell table:style-name="ce27" table:formula="of:=[.I157]/([.$D$4]*[.$D$145])" office:value-type="float" office:value="0.00237151055555556" calcext:value-type="float">
            <text:p>0.0023715106</text:p>
          </table:table-cell>
          <table:table-cell table:style-name="ce27" table:formula="of:=[.J157]/[.N157]" office:value-type="float" office:value="0.000000000585558161865569" calcext:value-type="float">
            <text:p>5.85558161865569E-010</text:p>
          </table:table-cell>
          <table:table-cell table:style-name="ce27" table:formula="of:=[.J157]/[.O157]" office:value-type="float" office:value="0.00000000000121914634703443" calcext:value-type="float">
            <text:p>1.21914634703443E-012</text:p>
          </table:table-cell>
          <table:table-cell table:formula="of:=[.L157]*10^12" office:value-type="float" office:value="1.21914634703443" calcext:value-type="float">
            <text:p>1.219146347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945222213.33333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49:.D157])" office:value-type="float" office:value="67.3417527777778" calcext:value-type="float">
            <text:p>67.3417527778</text:p>
          </table:table-cell>
          <table:table-cell table:formula="of:=AVERAGE([.E149:.E157])" office:value-type="float" office:value="171.888888888889" calcext:value-type="float">
            <text:p>171.8888888889</text:p>
          </table:table-cell>
          <table:table-cell table:formula="of:=AVERAGE([.F149:.F157])" office:value-type="float" office:value="17.1888888888889" calcext:value-type="float">
            <text:p>17.1888888889</text:p>
          </table:table-cell>
          <table:table-cell table:formula="of:=AVERAGE([.G149:.G157])" office:value-type="float" office:value="41.8755711111111" calcext:value-type="float">
            <text:p>41.8755711111</text:p>
          </table:table-cell>
          <table:table-cell table:formula="of:=AVERAGE([.H149:.H157])" office:value-type="float" office:value="25.4661816666667" calcext:value-type="float">
            <text:p>25.4661816667</text:p>
          </table:table-cell>
          <table:table-cell table:formula="of:=AVERAGE([.I149:.I157])" office:value-type="float" office:value="9.7326258888889" calcext:value-type="float">
            <text:p>9.7326258889</text:p>
          </table:table-cell>
          <table:table-cell table:formula="of:=AVERAGE([.J149:.J157])" office:value-type="float" office:value="0.00243315647222222" calcext:value-type="float">
            <text:p>0.0024331565</text:p>
          </table:table-cell>
          <table:table-cell table:style-name="ce31" table:formula="of:=AVERAGE([.K149:.K157])" office:value-type="float" office:value="0.000000000600779375857339" calcext:value-type="float">
            <text:p>6.00779375857339E-010</text:p>
          </table:table-cell>
          <table:table-cell table:formula="of:=AVERAGE([.L149:.L157])" office:value-type="float" office:value="0.00000000000125083728508979" calcext:value-type="float">
            <text:p>1.25083728508979E-012</text:p>
          </table:table-cell>
          <table:table-cell table:style-name="ce31" table:formula="of:=AVERAGE([.M149:.M157])" office:value-type="float" office:value="1.25083728508979" calcext:value-type="float">
            <text:p>1.2508372851</text:p>
          </table:table-cell>
          <table:table-cell table:formula="of:=AVERAGE([.N149:.N157])" office:value-type="float" office:value="4050000" calcext:value-type="float">
            <text:p>4050000</text:p>
          </table:table-cell>
          <table:table-cell table:formula="of:=AVERAGE([.O149:.O157])" office:value-type="float" office:value="1945222213.33333" calcext:value-type="float">
            <text:p>1945222213.33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149:.D157])" office:value-type="float" office:value="0.167812176497848" calcext:value-type="float">
            <text:p>0.1678121765</text:p>
          </table:table-cell>
          <table:table-cell table:formula="of:=STDEV([.E149:.E157])" office:value-type="float" office:value="0.333333333333333" calcext:value-type="float">
            <text:p>0.3333333333</text:p>
          </table:table-cell>
          <table:table-cell table:formula="of:=STDEV([.F149:.F157])" office:value-type="float" office:value="0.0333333333333326" calcext:value-type="float">
            <text:p>0.0333333333</text:p>
          </table:table-cell>
          <table:table-cell table:formula="of:=STDEV([.G149:.G157])" office:value-type="float" office:value="0.0812066666666643" calcext:value-type="float">
            <text:p>0.0812066667</text:p>
          </table:table-cell>
          <table:table-cell table:formula="of:=STDEV([.H149:.H157])" office:value-type="float" office:value="0.168419860234773" calcext:value-type="float">
            <text:p>0.1684198602</text:p>
          </table:table-cell>
          <table:table-cell table:formula="of:=STDEV([.I149:.I157])" office:value-type="float" office:value="0.168419860234773" calcext:value-type="float">
            <text:p>0.1684198602</text:p>
          </table:table-cell>
          <table:table-cell table:formula="of:=STDEV([.J149:.J157])" office:value-type="float" office:value="0.0000421049650586933" calcext:value-type="float">
            <text:p>0.000042105</text:p>
          </table:table-cell>
          <table:table-cell table:formula="of:=STDEV([.K149:.K157])" office:value-type="float" office:value="0.0000000000103962876688132" calcext:value-type="float">
            <text:p>1.03962876688132E-011</text:p>
          </table:table-cell>
          <table:table-cell table:formula="of:=STDEV([.L149:.L157])" office:value-type="float" office:value="0.0000000000000216453239995354" calcext:value-type="float">
            <text:p>2.16453239995354E-014</text:p>
          </table:table-cell>
          <table:table-cell table:style-name="Default" table:formula="of:=STDEV([.M149:.M157])" office:value-type="float" office:value="0.0216453239995354" calcext:value-type="float">
            <text:p>0.021645324</text:p>
          </table:table-cell>
          <table:table-cell table:formula="of:=STDEV([.N149:.N157])" office:value-type="float" office:value="0" calcext:value-type="float">
            <text:p>0</text:p>
          </table:table-cell>
          <table:table-cell table:formula="of:=STDEV([.O149:.O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ost_Parallel_Work_implode_Broadcast3_in</text:p>
          </table:table-cell>
          <table:table-cell office:value-type="float" office:value="67.350731" calcext:value-type="float">
            <text:p>67.350731</text:p>
          </table:table-cell>
          <table:table-cell office:value-type="float" office:value="168" calcext:value-type="float">
            <text:p>168</text:p>
          </table:table-cell>
          <table:table-cell table:formula="of:=[.E166]*[.$R$8]" office:value-type="float" office:value="16.8" calcext:value-type="float">
            <text:p>16.8</text:p>
          </table:table-cell>
          <table:table-cell table:formula="of:=[.$R$7]*[.F166]" office:value-type="float" office:value="40.92816" calcext:value-type="float">
            <text:p>40.92816</text:p>
          </table:table-cell>
          <table:table-cell table:formula="of:=[.D166]-[.G166]" office:value-type="float" office:value="26.422571" calcext:value-type="float">
            <text:p>26.422571</text:p>
          </table:table-cell>
          <table:table-cell table:formula="of:=[.H166]-[.$H$142]" office:value-type="float" office:value="10.6890152222222" calcext:value-type="float">
            <text:p>10.6890152222</text:p>
          </table:table-cell>
          <table:table-cell table:style-name="ce27" table:formula="of:=[.I166]/([.$D$4]*[.$D$162])" office:value-type="float" office:value="0.00267225380555556" calcext:value-type="float">
            <text:p>0.0026722538</text:p>
          </table:table-cell>
          <table:table-cell table:style-name="ce27" table:formula="of:=[.J166]/[.N166]" office:value-type="float" office:value="0.000000000659815754458162" calcext:value-type="float">
            <text:p>6.59815754458162E-010</text:p>
          </table:table-cell>
          <table:table-cell table:style-name="ce27" table:formula="of:=[.J166]/[.O166]" office:value-type="float" office:value="0.00000000000170936115713505" calcext:value-type="float">
            <text:p>1.70936115713505E-012</text:p>
          </table:table-cell>
          <table:table-cell table:formula="of:=[.L166]*10^12" office:value-type="float" office:value="1.70936115713505" calcext:value-type="float">
            <text:p>1.7093611571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style-name="ce31" table:formula="of:=[.N166]/[.O166]*1000" office:value-type="float" office:value="2.59066435680786" calcext:value-type="float">
            <text:p>2.59066435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.640686" calcext:value-type="float">
            <text:p>66.640686</text:p>
          </table:table-cell>
          <table:table-cell office:value-type="float" office:value="168" calcext:value-type="float">
            <text:p>168</text:p>
          </table:table-cell>
          <table:table-cell table:formula="of:=[.E167]*[.$R$8]" office:value-type="float" office:value="16.8" calcext:value-type="float">
            <text:p>16.8</text:p>
          </table:table-cell>
          <table:table-cell table:formula="of:=[.$R$7]*[.F167]" office:value-type="float" office:value="40.92816" calcext:value-type="float">
            <text:p>40.92816</text:p>
          </table:table-cell>
          <table:table-cell table:formula="of:=[.D167]-[.G167]" office:value-type="float" office:value="25.712526" calcext:value-type="float">
            <text:p>25.712526</text:p>
          </table:table-cell>
          <table:table-cell table:formula="of:=[.H167]-[.$H$142]" office:value-type="float" office:value="9.97897022222223" calcext:value-type="float">
            <text:p>9.9789702222</text:p>
          </table:table-cell>
          <table:table-cell table:style-name="ce27" table:formula="of:=[.I167]/([.$D$4]*[.$D$162])" office:value-type="float" office:value="0.00249474255555556" calcext:value-type="float">
            <text:p>0.0024947426</text:p>
          </table:table-cell>
          <table:table-cell table:style-name="ce27" table:formula="of:=[.J167]/[.N167]" office:value-type="float" office:value="0.000000000615985816186557" calcext:value-type="float">
            <text:p>6.15985816186557E-010</text:p>
          </table:table-cell>
          <table:table-cell table:style-name="ce27" table:formula="of:=[.J167]/[.O167]" office:value-type="float" office:value="0.00000000000159581249829371" calcext:value-type="float">
            <text:p>1.59581249829371E-012</text:p>
          </table:table-cell>
          <table:table-cell table:formula="of:=[.L167]*10^12" office:value-type="float" office:value="1.59581249829371" calcext:value-type="float">
            <text:p>1.5958124983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6.573456" calcext:value-type="float">
            <text:p>66.573456</text:p>
          </table:table-cell>
          <table:table-cell office:value-type="float" office:value="168" calcext:value-type="float">
            <text:p>168</text:p>
          </table:table-cell>
          <table:table-cell table:formula="of:=[.E168]*[.$R$8]" office:value-type="float" office:value="16.8" calcext:value-type="float">
            <text:p>16.8</text:p>
          </table:table-cell>
          <table:table-cell table:formula="of:=[.$R$7]*[.F168]" office:value-type="float" office:value="40.92816" calcext:value-type="float">
            <text:p>40.92816</text:p>
          </table:table-cell>
          <table:table-cell table:formula="of:=[.D168]-[.G168]" office:value-type="float" office:value="25.645296" calcext:value-type="float">
            <text:p>25.645296</text:p>
          </table:table-cell>
          <table:table-cell table:formula="of:=[.H168]-[.$H$142]" office:value-type="float" office:value="9.91174022222222" calcext:value-type="float">
            <text:p>9.9117402222</text:p>
          </table:table-cell>
          <table:table-cell table:style-name="ce27" table:formula="of:=[.I168]/([.$D$4]*[.$D$162])" office:value-type="float" office:value="0.00247793505555555" calcext:value-type="float">
            <text:p>0.0024779351</text:p>
          </table:table-cell>
          <table:table-cell table:style-name="ce27" table:formula="of:=[.J168]/[.N168]" office:value-type="float" office:value="0.000000000611835816186557" calcext:value-type="float">
            <text:p>6.11835816186557E-010</text:p>
          </table:table-cell>
          <table:table-cell table:style-name="ce27" table:formula="of:=[.J168]/[.O168]" office:value-type="float" office:value="0.00000000000158506124121296" calcext:value-type="float">
            <text:p>1.58506124121296E-012</text:p>
          </table:table-cell>
          <table:table-cell table:formula="of:=[.L168]*10^12" office:value-type="float" office:value="1.58506124121296" calcext:value-type="float">
            <text:p>1.5850612412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6.081924" calcext:value-type="float">
            <text:p>66.081924</text:p>
          </table:table-cell>
          <table:table-cell office:value-type="float" office:value="168" calcext:value-type="float">
            <text:p>168</text:p>
          </table:table-cell>
          <table:table-cell table:formula="of:=[.E169]*[.$R$8]" office:value-type="float" office:value="16.8" calcext:value-type="float">
            <text:p>16.8</text:p>
          </table:table-cell>
          <table:table-cell table:formula="of:=[.$R$7]*[.F169]" office:value-type="float" office:value="40.92816" calcext:value-type="float">
            <text:p>40.92816</text:p>
          </table:table-cell>
          <table:table-cell table:formula="of:=[.D169]-[.G169]" office:value-type="float" office:value="25.153764" calcext:value-type="float">
            <text:p>25.153764</text:p>
          </table:table-cell>
          <table:table-cell table:formula="of:=[.H169]-[.$H$142]" office:value-type="float" office:value="9.42020822222223" calcext:value-type="float">
            <text:p>9.4202082222</text:p>
          </table:table-cell>
          <table:table-cell table:style-name="ce27" table:formula="of:=[.I169]/([.$D$4]*[.$D$162])" office:value-type="float" office:value="0.00235505205555556" calcext:value-type="float">
            <text:p>0.0023550521</text:p>
          </table:table-cell>
          <table:table-cell table:style-name="ce27" table:formula="of:=[.J169]/[.N169]" office:value-type="float" office:value="0.000000000581494334705076" calcext:value-type="float">
            <text:p>5.81494334705076E-010</text:p>
          </table:table-cell>
          <table:table-cell table:style-name="ce27" table:formula="of:=[.J169]/[.O169]" office:value-type="float" office:value="0.00000000000150645664660614" calcext:value-type="float">
            <text:p>1.50645664660614E-012</text:p>
          </table:table-cell>
          <table:table-cell table:formula="of:=[.L169]*10^12" office:value-type="float" office:value="1.50645664660614" calcext:value-type="float">
            <text:p>1.5064566466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6.192085" calcext:value-type="float">
            <text:p>66.192085</text:p>
          </table:table-cell>
          <table:table-cell office:value-type="float" office:value="169" calcext:value-type="float">
            <text:p>169</text:p>
          </table:table-cell>
          <table:table-cell table:formula="of:=[.E170]*[.$R$8]" office:value-type="float" office:value="16.9" calcext:value-type="float">
            <text:p>16.9</text:p>
          </table:table-cell>
          <table:table-cell table:formula="of:=[.$R$7]*[.F170]" office:value-type="float" office:value="41.17178" calcext:value-type="float">
            <text:p>41.17178</text:p>
          </table:table-cell>
          <table:table-cell table:formula="of:=[.D170]-[.G170]" office:value-type="float" office:value="25.020305" calcext:value-type="float">
            <text:p>25.020305</text:p>
          </table:table-cell>
          <table:table-cell table:formula="of:=[.H170]-[.$H$142]" office:value-type="float" office:value="9.28674922222222" calcext:value-type="float">
            <text:p>9.2867492222</text:p>
          </table:table-cell>
          <table:table-cell table:style-name="ce27" table:formula="of:=[.I170]/([.$D$4]*[.$D$162])" office:value-type="float" office:value="0.00232168730555556" calcext:value-type="float">
            <text:p>0.0023216873</text:p>
          </table:table-cell>
          <table:table-cell table:style-name="ce27" table:formula="of:=[.J170]/[.N170]" office:value-type="float" office:value="0.000000000573256124828532" calcext:value-type="float">
            <text:p>5.73256124828532E-010</text:p>
          </table:table-cell>
          <table:table-cell table:style-name="ce27" table:formula="of:=[.J170]/[.O170]" office:value-type="float" office:value="0.00000000000148511420991508" calcext:value-type="float">
            <text:p>1.48511420991508E-012</text:p>
          </table:table-cell>
          <table:table-cell table:formula="of:=[.L170]*10^12" office:value-type="float" office:value="1.48511420991508" calcext:value-type="float">
            <text:p>1.4851142099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.805443" calcext:value-type="float">
            <text:p>65.805443</text:p>
          </table:table-cell>
          <table:table-cell office:value-type="float" office:value="168" calcext:value-type="float">
            <text:p>168</text:p>
          </table:table-cell>
          <table:table-cell table:formula="of:=[.E171]*[.$R$8]" office:value-type="float" office:value="16.8" calcext:value-type="float">
            <text:p>16.8</text:p>
          </table:table-cell>
          <table:table-cell table:formula="of:=[.$R$7]*[.F171]" office:value-type="float" office:value="40.92816" calcext:value-type="float">
            <text:p>40.92816</text:p>
          </table:table-cell>
          <table:table-cell table:formula="of:=[.D171]-[.G171]" office:value-type="float" office:value="24.877283" calcext:value-type="float">
            <text:p>24.877283</text:p>
          </table:table-cell>
          <table:table-cell table:formula="of:=[.H171]-[.$H$142]" office:value-type="float" office:value="9.14372722222222" calcext:value-type="float">
            <text:p>9.1437272222</text:p>
          </table:table-cell>
          <table:table-cell table:style-name="ce27" table:formula="of:=[.I171]/([.$D$4]*[.$D$162])" office:value-type="float" office:value="0.00228593180555556" calcext:value-type="float">
            <text:p>0.0022859318</text:p>
          </table:table-cell>
          <table:table-cell table:style-name="ce27" table:formula="of:=[.J171]/[.N171]" office:value-type="float" office:value="0.000000000564427606310014" calcext:value-type="float">
            <text:p>5.64427606310014E-010</text:p>
          </table:table-cell>
          <table:table-cell table:style-name="ce27" table:formula="of:=[.J171]/[.O171]" office:value-type="float" office:value="0.00000000000146224248166573" calcext:value-type="float">
            <text:p>1.46224248166573E-012</text:p>
          </table:table-cell>
          <table:table-cell table:formula="of:=[.L171]*10^12" office:value-type="float" office:value="1.46224248166573" calcext:value-type="float">
            <text:p>1.4622424817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.867065" calcext:value-type="float">
            <text:p>65.867065</text:p>
          </table:table-cell>
          <table:table-cell office:value-type="float" office:value="168" calcext:value-type="float">
            <text:p>168</text:p>
          </table:table-cell>
          <table:table-cell table:formula="of:=[.E172]*[.$R$8]" office:value-type="float" office:value="16.8" calcext:value-type="float">
            <text:p>16.8</text:p>
          </table:table-cell>
          <table:table-cell table:formula="of:=[.$R$7]*[.F172]" office:value-type="float" office:value="40.92816" calcext:value-type="float">
            <text:p>40.92816</text:p>
          </table:table-cell>
          <table:table-cell table:formula="of:=[.D172]-[.G172]" office:value-type="float" office:value="24.938905" calcext:value-type="float">
            <text:p>24.938905</text:p>
          </table:table-cell>
          <table:table-cell table:formula="of:=[.H172]-[.$H$142]" office:value-type="float" office:value="9.20534922222222" calcext:value-type="float">
            <text:p>9.2053492222</text:p>
          </table:table-cell>
          <table:table-cell table:style-name="ce27" table:formula="of:=[.I172]/([.$D$4]*[.$D$162])" office:value-type="float" office:value="0.00230133730555556" calcext:value-type="float">
            <text:p>0.0023013373</text:p>
          </table:table-cell>
          <table:table-cell table:style-name="ce27" table:formula="of:=[.J172]/[.N172]" office:value-type="float" office:value="0.000000000568231433470507" calcext:value-type="float">
            <text:p>5.68231433470507E-010</text:p>
          </table:table-cell>
          <table:table-cell table:style-name="ce27" table:formula="of:=[.J172]/[.O172]" office:value-type="float" office:value="0.00000000000147209692110988" calcext:value-type="float">
            <text:p>1.47209692110988E-012</text:p>
          </table:table-cell>
          <table:table-cell table:formula="of:=[.L172]*10^12" office:value-type="float" office:value="1.47209692110988" calcext:value-type="float">
            <text:p>1.4720969211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.574554" calcext:value-type="float">
            <text:p>65.574554</text:p>
          </table:table-cell>
          <table:table-cell office:value-type="float" office:value="167" calcext:value-type="float">
            <text:p>167</text:p>
          </table:table-cell>
          <table:table-cell table:formula="of:=[.E173]*[.$R$8]" office:value-type="float" office:value="16.7" calcext:value-type="float">
            <text:p>16.7</text:p>
          </table:table-cell>
          <table:table-cell table:formula="of:=[.$R$7]*[.F173]" office:value-type="float" office:value="40.68454" calcext:value-type="float">
            <text:p>40.68454</text:p>
          </table:table-cell>
          <table:table-cell table:formula="of:=[.D173]-[.G173]" office:value-type="float" office:value="24.890014" calcext:value-type="float">
            <text:p>24.890014</text:p>
          </table:table-cell>
          <table:table-cell table:formula="of:=[.H173]-[.$H$142]" office:value-type="float" office:value="9.15645822222223" calcext:value-type="float">
            <text:p>9.1564582222</text:p>
          </table:table-cell>
          <table:table-cell table:style-name="ce27" table:formula="of:=[.I173]/([.$D$4]*[.$D$162])" office:value-type="float" office:value="0.00228911455555556" calcext:value-type="float">
            <text:p>0.0022891146</text:p>
          </table:table-cell>
          <table:table-cell table:style-name="ce27" table:formula="of:=[.J173]/[.N173]" office:value-type="float" office:value="0.000000000565213470507545" calcext:value-type="float">
            <text:p>5.65213470507545E-010</text:p>
          </table:table-cell>
          <table:table-cell table:style-name="ce27" table:formula="of:=[.J173]/[.O173]" office:value-type="float" office:value="0.00000000000146427839203157" calcext:value-type="float">
            <text:p>1.46427839203157E-012</text:p>
          </table:table-cell>
          <table:table-cell table:formula="of:=[.L173]*10^12" office:value-type="float" office:value="1.46427839203157" calcext:value-type="float">
            <text:p>1.464278392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6.08934" calcext:value-type="float">
            <text:p>66.08934</text:p>
          </table:table-cell>
          <table:table-cell office:value-type="float" office:value="168" calcext:value-type="float">
            <text:p>168</text:p>
          </table:table-cell>
          <table:table-cell table:formula="of:=[.E174]*[.$R$8]" office:value-type="float" office:value="16.8" calcext:value-type="float">
            <text:p>16.8</text:p>
          </table:table-cell>
          <table:table-cell table:formula="of:=[.$R$7]*[.F174]" office:value-type="float" office:value="40.92816" calcext:value-type="float">
            <text:p>40.92816</text:p>
          </table:table-cell>
          <table:table-cell table:formula="of:=[.D174]-[.G174]" office:value-type="float" office:value="25.16118" calcext:value-type="float">
            <text:p>25.16118</text:p>
          </table:table-cell>
          <table:table-cell table:formula="of:=[.H174]-[.$H$142]" office:value-type="float" office:value="9.42762422222223" calcext:value-type="float">
            <text:p>9.4276242222</text:p>
          </table:table-cell>
          <table:table-cell table:style-name="ce27" table:formula="of:=[.I174]/([.$D$4]*[.$D$162])" office:value-type="float" office:value="0.00235690605555556" calcext:value-type="float">
            <text:p>0.0023569061</text:p>
          </table:table-cell>
          <table:table-cell table:style-name="ce27" table:formula="of:=[.J174]/[.N174]" office:value-type="float" office:value="0.000000000581952112482854" calcext:value-type="float">
            <text:p>5.81952112482854E-010</text:p>
          </table:table-cell>
          <table:table-cell table:style-name="ce27" table:formula="of:=[.J174]/[.O174]" office:value-type="float" office:value="0.00000000000150764259517837" calcext:value-type="float">
            <text:p>1.50764259517837E-012</text:p>
          </table:table-cell>
          <table:table-cell table:formula="of:=[.L174]*10^12" office:value-type="float" office:value="1.50764259517837" calcext:value-type="float">
            <text:p>1.5076425952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1563305562.66667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66:.D174])" office:value-type="float" office:value="66.2416982222222" calcext:value-type="float">
            <text:p>66.2416982222</text:p>
          </table:table-cell>
          <table:table-cell table:formula="of:=AVERAGE([.E166:.E174])" office:value-type="float" office:value="168" calcext:value-type="float">
            <text:p>168</text:p>
          </table:table-cell>
          <table:table-cell table:formula="of:=AVERAGE([.F166:.F174])" office:value-type="float" office:value="16.8" calcext:value-type="float">
            <text:p>16.8</text:p>
          </table:table-cell>
          <table:table-cell table:formula="of:=AVERAGE([.G166:.G174])" office:value-type="float" office:value="40.92816" calcext:value-type="float">
            <text:p>40.92816</text:p>
          </table:table-cell>
          <table:table-cell table:formula="of:=AVERAGE([.H166:.H174])" office:value-type="float" office:value="25.3135382222222" calcext:value-type="float">
            <text:p>25.3135382222</text:p>
          </table:table-cell>
          <table:table-cell table:formula="of:=AVERAGE([.I166:.I174])" office:value-type="float" office:value="9.57998244444445" calcext:value-type="float">
            <text:p>9.5799824444</text:p>
          </table:table-cell>
          <table:table-cell table:formula="of:=AVERAGE([.J166:.J174])" office:value-type="float" office:value="0.00239499561111111" calcext:value-type="float">
            <text:p>0.0023949956</text:p>
          </table:table-cell>
          <table:table-cell table:style-name="ce31" table:formula="of:=AVERAGE([.K166:.K174])" office:value-type="float" office:value="0.000000000591356941015089" calcext:value-type="float">
            <text:p>5.91356941015089E-010</text:p>
          </table:table-cell>
          <table:table-cell table:formula="of:=AVERAGE([.L166:.L174])" office:value-type="float" office:value="0.00000000000153200734923872" calcext:value-type="float">
            <text:p>1.53200734923872E-012</text:p>
          </table:table-cell>
          <table:table-cell table:style-name="ce31" table:formula="of:=AVERAGE([.M166:.M174])" office:value-type="float" office:value="1.53200734923872" calcext:value-type="float">
            <text:p>1.5320073492</text:p>
          </table:table-cell>
          <table:table-cell table:formula="of:=AVERAGE([.N166:.N174])" office:value-type="float" office:value="4050000" calcext:value-type="float">
            <text:p>4050000</text:p>
          </table:table-cell>
          <table:table-cell table:formula="of:=AVERAGE([.O166:.O174])" office:value-type="float" office:value="1563305562.66667" calcext:value-type="float">
            <text:p>1563305562.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166:.D174])" office:value-type="float" office:value="0.539230998419919" calcext:value-type="float">
            <text:p>0.5392309984</text:p>
          </table:table-cell>
          <table:table-cell table:formula="of:=STDEV([.E166:.E174])" office:value-type="float" office:value="0.5" calcext:value-type="float">
            <text:p>0.5</text:p>
          </table:table-cell>
          <table:table-cell table:formula="of:=STDEV([.F166:.F174])" office:value-type="float" office:value="0.0500000000000007" calcext:value-type="float">
            <text:p>0.05</text:p>
          </table:table-cell>
          <table:table-cell table:formula="of:=STDEV([.G166:.G174])" office:value-type="float" office:value="0.121810000000002" calcext:value-type="float">
            <text:p>0.12181</text:p>
          </table:table-cell>
          <table:table-cell table:formula="of:=STDEV([.H166:.H174])" office:value-type="float" office:value="0.517684286222735" calcext:value-type="float">
            <text:p>0.5176842862</text:p>
          </table:table-cell>
          <table:table-cell table:formula="of:=STDEV([.I166:.I174])" office:value-type="float" office:value="0.517684286222735" calcext:value-type="float">
            <text:p>0.5176842862</text:p>
          </table:table-cell>
          <table:table-cell table:formula="of:=STDEV([.J166:.J174])" office:value-type="float" office:value="0.000129421071555684" calcext:value-type="float">
            <text:p>0.0001294211</text:p>
          </table:table-cell>
          <table:table-cell table:formula="of:=STDEV([.K166:.K174])" office:value-type="float" office:value="0.0000000000319558201372059" calcext:value-type="float">
            <text:p>3.19558201372059E-011</text:p>
          </table:table-cell>
          <table:table-cell table:formula="of:=STDEV([.L166:.L174])" office:value-type="float" office:value="0.0000000000000827868042220222" calcext:value-type="float">
            <text:p>8.27868042220222E-014</text:p>
          </table:table-cell>
          <table:table-cell table:style-name="Default" table:formula="of:=STDEV([.M166:.M174])" office:value-type="float" office:value="0.0827868042220222" calcext:value-type="float">
            <text:p>0.0827868042</text:p>
          </table:table-cell>
          <table:table-cell table:formula="of:=STDEV([.N166:.N174])" office:value-type="float" office:value="0" calcext:value-type="float">
            <text:p>0</text:p>
          </table:table-cell>
          <table:table-cell table:formula="of:=STDEV([.O166:.O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4" office:value-type="string" calcext:value-type="string">
            <text:p>Scenario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Measured energy (J)</text:p>
          </table:table-cell>
          <table:table-cell table:style-name="ce28" office:value-type="string" calcext:value-type="string">
            <text:p>Time (sampl)</text:p>
          </table:table-cell>
          <table:table-cell table:style-name="ce28" office:value-type="string" calcext:value-type="string">
            <text:p>Time (s)</text:p>
          </table:table-cell>
          <table:table-cell table:style-name="ce28" office:value-type="string" calcext:value-type="string">
            <text:p>Static energy</text:p>
          </table:table-cell>
          <table:table-cell table:style-name="ce28" office:value-type="string" calcext:value-type="string">
            <text:p>Dynamic E</text:p>
          </table:table-cell>
          <table:table-cell table:style-name="ce28" office:value-type="string" calcext:value-type="string">
            <text:p>Dynamic E – Origin DynE</text:p>
          </table:table-cell>
          <table:table-cell table:style-name="ce30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4" office:value-type="string" calcext:value-type="string">
            <text:p>Dyn Power (W)</text:p>
          </table:table-cell>
          <table:table-cell table:style-name="ce30" office:value-type="string" calcext:value-type="string">
            <text:p>Memcopy size (Byte)</text:p>
          </table:table-cell>
          <table:table-cell table:style-name="ce30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7" table:number-columns-repeated="3"/>
          <table:table-cell table:number-columns-repeated="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ost_Parallel_Work_br_rgbL</text:p>
          </table:table-cell>
          <table:table-cell office:value-type="float" office:value="70.122688" calcext:value-type="float">
            <text:p>70.122688</text:p>
          </table:table-cell>
          <table:table-cell office:value-type="float" office:value="171" calcext:value-type="float">
            <text:p>171</text:p>
          </table:table-cell>
          <table:table-cell table:formula="of:=[.E183]*[.$R$8]" office:value-type="float" office:value="17.1" calcext:value-type="float">
            <text:p>17.1</text:p>
          </table:table-cell>
          <table:table-cell table:formula="of:=[.$R$7]*[.F183]" office:value-type="float" office:value="41.65902" calcext:value-type="float">
            <text:p>41.65902</text:p>
          </table:table-cell>
          <table:table-cell table:formula="of:=[.D184]-[.G183]" office:value-type="float" office:value="27.657371" calcext:value-type="float">
            <text:p>27.657371</text:p>
          </table:table-cell>
          <table:table-cell table:formula="of:=[.H183]-[.$H$142]" office:value-type="float" office:value="11.9238152222222" calcext:value-type="float">
            <text:p>11.9238152222</text:p>
          </table:table-cell>
          <table:table-cell table:style-name="ce27" table:formula="of:=[.I183]/([.$D$4]*[.$D$179])" office:value-type="float" office:value="0.000596190761111111" calcext:value-type="float">
            <text:p>0.0005961908</text:p>
          </table:table-cell>
          <table:table-cell table:style-name="ce27" table:formula="of:=[.J183]/[.N183]" office:value-type="float" office:value="0.000000000392553587562871" calcext:value-type="float">
            <text:p>3.92553587562871E-010</text:p>
          </table:table-cell>
          <table:table-cell table:style-name="ce27" table:formula="of:=[.J183]/[.O183]" office:value-type="float" office:value="0.000000000000969503451079592" calcext:value-type="float">
            <text:p>9.69503451079592E-013</text:p>
          </table:table-cell>
          <table:table-cell table:formula="of:=[.L183]*10^12" office:value-type="float" office:value="0.969503451079592" calcext:value-type="float">
            <text:p>0.9695034511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style-name="ce31" table:formula="of:=[.N183]/[.O183]*1000" office:value-type="float" office:value="2.46973529677478" calcext:value-type="float">
            <text:p>2.46973529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9.316391" calcext:value-type="float">
            <text:p>69.316391</text:p>
          </table:table-cell>
          <table:table-cell office:value-type="float" office:value="169" calcext:value-type="float">
            <text:p>169</text:p>
          </table:table-cell>
          <table:table-cell table:formula="of:=[.E184]*[.$R$8]" office:value-type="float" office:value="16.9" calcext:value-type="float">
            <text:p>16.9</text:p>
          </table:table-cell>
          <table:table-cell table:formula="of:=[.$R$7]*[.F184]" office:value-type="float" office:value="41.17178" calcext:value-type="float">
            <text:p>41.17178</text:p>
          </table:table-cell>
          <table:table-cell table:formula="of:=[.D185]-[.G184]" office:value-type="float" office:value="28.062397" calcext:value-type="float">
            <text:p>28.062397</text:p>
          </table:table-cell>
          <table:table-cell table:formula="of:=[.H184]-[.$H$142]" office:value-type="float" office:value="12.3288412222222" calcext:value-type="float">
            <text:p>12.3288412222</text:p>
          </table:table-cell>
          <table:table-cell table:style-name="ce27" table:formula="of:=[.I184]/([.$D$4]*[.$D$179])" office:value-type="float" office:value="0.000616442061111111" calcext:value-type="float">
            <text:p>0.0006164421</text:p>
          </table:table-cell>
          <table:table-cell table:style-name="ce27" table:formula="of:=[.J184]/[.N184]" office:value-type="float" office:value="0.000000000405887776863283" calcext:value-type="float">
            <text:p>4.05887776863283E-010</text:p>
          </table:table-cell>
          <table:table-cell table:style-name="ce27" table:formula="of:=[.J184]/[.O184]" office:value-type="float" office:value="0.0000000000010024353690487" calcext:value-type="float">
            <text:p>1.0024353690487E-012</text:p>
          </table:table-cell>
          <table:table-cell table:formula="of:=[.L184]*10^12" office:value-type="float" office:value="1.0024353690487" calcext:value-type="float">
            <text:p>1.002435369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.234177" calcext:value-type="float">
            <text:p>69.234177</text:p>
          </table:table-cell>
          <table:table-cell office:value-type="float" office:value="169" calcext:value-type="float">
            <text:p>169</text:p>
          </table:table-cell>
          <table:table-cell table:formula="of:=[.E185]*[.$R$8]" office:value-type="float" office:value="16.9" calcext:value-type="float">
            <text:p>16.9</text:p>
          </table:table-cell>
          <table:table-cell table:formula="of:=[.$R$7]*[.F185]" office:value-type="float" office:value="41.17178" calcext:value-type="float">
            <text:p>41.17178</text:p>
          </table:table-cell>
          <table:table-cell table:formula="of:=[.D186]-[.G185]" office:value-type="float" office:value="28.822597" calcext:value-type="float">
            <text:p>28.822597</text:p>
          </table:table-cell>
          <table:table-cell table:formula="of:=[.H185]-[.$H$142]" office:value-type="float" office:value="13.0890412222222" calcext:value-type="float">
            <text:p>13.0890412222</text:p>
          </table:table-cell>
          <table:table-cell table:style-name="ce27" table:formula="of:=[.I185]/([.$D$4]*[.$D$179])" office:value-type="float" office:value="0.000654452061111111" calcext:value-type="float">
            <text:p>0.0006544521</text:p>
          </table:table-cell>
          <table:table-cell table:style-name="ce27" table:formula="of:=[.J185]/[.N185]" office:value-type="float" office:value="0.00000000043091493735711" calcext:value-type="float">
            <text:p>4.3091493735711E-010</text:p>
          </table:table-cell>
          <table:table-cell table:style-name="ce27" table:formula="of:=[.J185]/[.O185]" office:value-type="float" office:value="0.00000000000106424583069835" calcext:value-type="float">
            <text:p>1.06424583069835E-012</text:p>
          </table:table-cell>
          <table:table-cell table:formula="of:=[.L185]*10^12" office:value-type="float" office:value="1.06424583069835" calcext:value-type="float">
            <text:p>1.0642458307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.994377" calcext:value-type="float">
            <text:p>69.994377</text:p>
          </table:table-cell>
          <table:table-cell office:value-type="float" office:value="171" calcext:value-type="float">
            <text:p>171</text:p>
          </table:table-cell>
          <table:table-cell table:formula="of:=[.E186]*[.$R$8]" office:value-type="float" office:value="17.1" calcext:value-type="float">
            <text:p>17.1</text:p>
          </table:table-cell>
          <table:table-cell table:formula="of:=[.$R$7]*[.F186]" office:value-type="float" office:value="41.65902" calcext:value-type="float">
            <text:p>41.65902</text:p>
          </table:table-cell>
          <table:table-cell table:formula="of:=[.D187]-[.G186]" office:value-type="float" office:value="28.986465" calcext:value-type="float">
            <text:p>28.986465</text:p>
          </table:table-cell>
          <table:table-cell table:formula="of:=[.H186]-[.$H$142]" office:value-type="float" office:value="13.2529092222222" calcext:value-type="float">
            <text:p>13.2529092222</text:p>
          </table:table-cell>
          <table:table-cell table:style-name="ce27" table:formula="of:=[.I186]/([.$D$4]*[.$D$179])" office:value-type="float" office:value="0.000662645461111111" calcext:value-type="float">
            <text:p>0.0006626455</text:p>
          </table:table-cell>
          <table:table-cell table:style-name="ce27" table:formula="of:=[.J186]/[.N186]" office:value-type="float" office:value="0.00000000043630976863283" calcext:value-type="float">
            <text:p>4.3630976863283E-010</text:p>
          </table:table-cell>
          <table:table-cell table:style-name="ce27" table:formula="of:=[.J186]/[.O186]" office:value-type="float" office:value="0.00000000000107756963592014" calcext:value-type="float">
            <text:p>1.07756963592014E-012</text:p>
          </table:table-cell>
          <table:table-cell table:formula="of:=[.L186]*10^12" office:value-type="float" office:value="1.07756963592014" calcext:value-type="float">
            <text:p>1.0775696359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0.645485" calcext:value-type="float">
            <text:p>70.645485</text:p>
          </table:table-cell>
          <table:table-cell office:value-type="float" office:value="173" calcext:value-type="float">
            <text:p>173</text:p>
          </table:table-cell>
          <table:table-cell table:formula="of:=[.E187]*[.$R$8]" office:value-type="float" office:value="17.3" calcext:value-type="float">
            <text:p>17.3</text:p>
          </table:table-cell>
          <table:table-cell table:formula="of:=[.$R$7]*[.F187]" office:value-type="float" office:value="42.14626" calcext:value-type="float">
            <text:p>42.14626</text:p>
          </table:table-cell>
          <table:table-cell table:formula="of:=[.D188]-[.G187]" office:value-type="float" office:value="27.567592" calcext:value-type="float">
            <text:p>27.567592</text:p>
          </table:table-cell>
          <table:table-cell table:formula="of:=[.H187]-[.$H$142]" office:value-type="float" office:value="11.8340362222222" calcext:value-type="float">
            <text:p>11.8340362222</text:p>
          </table:table-cell>
          <table:table-cell table:style-name="ce27" table:formula="of:=[.I187]/([.$D$4]*[.$D$179])" office:value-type="float" office:value="0.000591701811111111" calcext:value-type="float">
            <text:p>0.0005917018</text:p>
          </table:table-cell>
          <table:table-cell table:style-name="ce27" table:formula="of:=[.J187]/[.N187]" office:value-type="float" office:value="0.000000000389597900320073" calcext:value-type="float">
            <text:p>3.89597900320073E-010</text:p>
          </table:table-cell>
          <table:table-cell table:style-name="ce27" table:formula="of:=[.J187]/[.O187]" office:value-type="float" office:value="0.000000000000962203685969827" calcext:value-type="float">
            <text:p>9.62203685969827E-013</text:p>
          </table:table-cell>
          <table:table-cell table:formula="of:=[.L187]*10^12" office:value-type="float" office:value="0.962203685969827" calcext:value-type="float">
            <text:p>0.962203686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.713852" calcext:value-type="float">
            <text:p>69.713852</text:p>
          </table:table-cell>
          <table:table-cell office:value-type="float" office:value="170" calcext:value-type="float">
            <text:p>170</text:p>
          </table:table-cell>
          <table:table-cell table:formula="of:=[.E188]*[.$R$8]" office:value-type="float" office:value="17" calcext:value-type="float">
            <text:p>17</text:p>
          </table:table-cell>
          <table:table-cell table:formula="of:=[.$R$7]*[.F188]" office:value-type="float" office:value="41.4154" calcext:value-type="float">
            <text:p>41.4154</text:p>
          </table:table-cell>
          <table:table-cell table:formula="of:=[.D189]-[.G188]" office:value-type="float" office:value="27.657789" calcext:value-type="float">
            <text:p>27.657789</text:p>
          </table:table-cell>
          <table:table-cell table:formula="of:=[.H188]-[.$H$142]" office:value-type="float" office:value="11.9242332222222" calcext:value-type="float">
            <text:p>11.9242332222</text:p>
          </table:table-cell>
          <table:table-cell table:style-name="ce27" table:formula="of:=[.I188]/([.$D$4]*[.$D$179])" office:value-type="float" office:value="0.000596211661111111" calcext:value-type="float">
            <text:p>0.0005962117</text:p>
          </table:table-cell>
          <table:table-cell table:style-name="ce27" table:formula="of:=[.J188]/[.N188]" office:value-type="float" office:value="0.000000000392567348879744" calcext:value-type="float">
            <text:p>3.92567348879744E-010</text:p>
          </table:table-cell>
          <table:table-cell table:style-name="ce27" table:formula="of:=[.J188]/[.O188]" office:value-type="float" office:value="0.000000000000969537437889603" calcext:value-type="float">
            <text:p>9.69537437889603E-013</text:p>
          </table:table-cell>
          <table:table-cell table:formula="of:=[.L188]*10^12" office:value-type="float" office:value="0.969537437889603" calcext:value-type="float">
            <text:p>0.9695374379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.073189" calcext:value-type="float">
            <text:p>69.073189</text:p>
          </table:table-cell>
          <table:table-cell office:value-type="float" office:value="169" calcext:value-type="float">
            <text:p>169</text:p>
          </table:table-cell>
          <table:table-cell table:formula="of:=[.E189]*[.$R$8]" office:value-type="float" office:value="16.9" calcext:value-type="float">
            <text:p>16.9</text:p>
          </table:table-cell>
          <table:table-cell table:formula="of:=[.$R$7]*[.F189]" office:value-type="float" office:value="41.17178" calcext:value-type="float">
            <text:p>41.17178</text:p>
          </table:table-cell>
          <table:table-cell table:formula="of:=[.D190]-[.G189]" office:value-type="float" office:value="27.935482" calcext:value-type="float">
            <text:p>27.935482</text:p>
          </table:table-cell>
          <table:table-cell table:formula="of:=[.H189]-[.$H$142]" office:value-type="float" office:value="12.2019262222222" calcext:value-type="float">
            <text:p>12.2019262222</text:p>
          </table:table-cell>
          <table:table-cell table:style-name="ce27" table:formula="of:=[.I189]/([.$D$4]*[.$D$179])" office:value-type="float" office:value="0.000610096311111111" calcext:value-type="float">
            <text:p>0.0006100963</text:p>
          </table:table-cell>
          <table:table-cell table:style-name="ce27" table:formula="of:=[.J189]/[.N189]" office:value-type="float" office:value="0.000000000401709505258345" calcext:value-type="float">
            <text:p>4.01709505258345E-010</text:p>
          </table:table-cell>
          <table:table-cell table:style-name="ce27" table:formula="of:=[.J189]/[.O189]" office:value-type="float" office:value="0.000000000000992116144186468" calcext:value-type="float">
            <text:p>9.92116144186468E-013</text:p>
          </table:table-cell>
          <table:table-cell table:formula="of:=[.L189]*10^12" office:value-type="float" office:value="0.992116144186468" calcext:value-type="float">
            <text:p>0.9921161442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.107262" calcext:value-type="float">
            <text:p>69.107262</text:p>
          </table:table-cell>
          <table:table-cell office:value-type="float" office:value="169" calcext:value-type="float">
            <text:p>169</text:p>
          </table:table-cell>
          <table:table-cell table:formula="of:=[.E190]*[.$R$8]" office:value-type="float" office:value="16.9" calcext:value-type="float">
            <text:p>16.9</text:p>
          </table:table-cell>
          <table:table-cell table:formula="of:=[.$R$7]*[.F190]" office:value-type="float" office:value="41.17178" calcext:value-type="float">
            <text:p>41.17178</text:p>
          </table:table-cell>
          <table:table-cell table:formula="of:=[.D191]-[.G190]" office:value-type="float" office:value="28.189235" calcext:value-type="float">
            <text:p>28.189235</text:p>
          </table:table-cell>
          <table:table-cell table:formula="of:=[.H190]-[.$H$142]" office:value-type="float" office:value="12.4556792222222" calcext:value-type="float">
            <text:p>12.4556792222</text:p>
          </table:table-cell>
          <table:table-cell table:style-name="ce27" table:formula="of:=[.I190]/([.$D$4]*[.$D$179])" office:value-type="float" office:value="0.000622783961111111" calcext:value-type="float">
            <text:p>0.000622784</text:p>
          </table:table-cell>
          <table:table-cell table:style-name="ce27" table:formula="of:=[.J190]/[.N190]" office:value-type="float" office:value="0.000000000410063513488797" calcext:value-type="float">
            <text:p>4.10063513488797E-010</text:p>
          </table:table-cell>
          <table:table-cell table:style-name="ce27" table:formula="of:=[.J190]/[.O190]" office:value-type="float" office:value="0.00000000000101274833318276" calcext:value-type="float">
            <text:p>1.01274833318276E-012</text:p>
          </table:table-cell>
          <table:table-cell table:formula="of:=[.L190]*10^12" office:value-type="float" office:value="1.01274833318276" calcext:value-type="float">
            <text:p>1.0127483332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9.361015" calcext:value-type="float">
            <text:p>69.361015</text:p>
          </table:table-cell>
          <table:table-cell office:value-type="float" office:value="170" calcext:value-type="float">
            <text:p>170</text:p>
          </table:table-cell>
          <table:table-cell table:formula="of:=[.E191]*[.$R$8]" office:value-type="float" office:value="17" calcext:value-type="float">
            <text:p>17</text:p>
          </table:table-cell>
          <table:table-cell table:formula="of:=[.$R$7]*[.F191]" office:value-type="float" office:value="41.4154" calcext:value-type="float">
            <text:p>41.4154</text:p>
          </table:table-cell>
          <table:table-cell table:formula="of:=[.D191]-[.G191]" office:value-type="float" office:value="27.945615" calcext:value-type="float">
            <text:p>27.945615</text:p>
          </table:table-cell>
          <table:table-cell table:formula="of:=[.H191]-[.$H$142]" office:value-type="float" office:value="12.2120592222222" calcext:value-type="float">
            <text:p>12.2120592222</text:p>
          </table:table-cell>
          <table:table-cell table:style-name="ce27" table:formula="of:=[.I191]/([.$D$4]*[.$D$179])" office:value-type="float" office:value="0.000610602961111111" calcext:value-type="float">
            <text:p>0.000610603</text:p>
          </table:table-cell>
          <table:table-cell table:style-name="ce27" table:formula="of:=[.J191]/[.N191]" office:value-type="float" office:value="0.000000000402043101966164" calcext:value-type="float">
            <text:p>4.02043101966164E-010</text:p>
          </table:table-cell>
          <table:table-cell table:style-name="ce27" table:formula="of:=[.J191]/[.O191]" office:value-type="float" office:value="0.000000000000992940039750656" calcext:value-type="float">
            <text:p>9.92940039750656E-013</text:p>
          </table:table-cell>
          <table:table-cell table:formula="of:=[.L191]*10^12" office:value-type="float" office:value="0.992940039750656" calcext:value-type="float">
            <text:p>0.9929400398</text:p>
          </table:table-cell>
          <table:table-cell table:style-name="ce33" table:formula="of:=506250*3" office:value-type="float" office:value="1518750" calcext:value-type="float">
            <text:p>1518750</text:p>
          </table:table-cell>
          <table:table-cell table:formula="of:=614944444.444444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83:.D191])" office:value-type="float" office:value="69.6187151111111" calcext:value-type="float">
            <text:p>69.6187151111</text:p>
          </table:table-cell>
          <table:table-cell table:formula="of:=AVERAGE([.E183:.E191])" office:value-type="float" office:value="170.111111111111" calcext:value-type="float">
            <text:p>170.1111111111</text:p>
          </table:table-cell>
          <table:table-cell table:formula="of:=AVERAGE([.F183:.F191])" office:value-type="float" office:value="17.0111111111111" calcext:value-type="float">
            <text:p>17.0111111111</text:p>
          </table:table-cell>
          <table:table-cell table:formula="of:=AVERAGE([.G183:.G191])" office:value-type="float" office:value="41.4424688888889" calcext:value-type="float">
            <text:p>41.4424688889</text:p>
          </table:table-cell>
          <table:table-cell table:formula="of:=AVERAGE([.H183:.H191])" office:value-type="float" office:value="28.0916158888889" calcext:value-type="float">
            <text:p>28.0916158889</text:p>
          </table:table-cell>
          <table:table-cell table:formula="of:=AVERAGE([.I183:.I191])" office:value-type="float" office:value="12.3580601111111" calcext:value-type="float">
            <text:p>12.3580601111</text:p>
          </table:table-cell>
          <table:table-cell table:formula="of:=AVERAGE([.J183:.J191])" office:value-type="float" office:value="0.000617903005555555" calcext:value-type="float">
            <text:p>0.000617903</text:p>
          </table:table-cell>
          <table:table-cell table:style-name="ce32" table:formula="of:=AVERAGE([.K183:.K191])" office:value-type="float" office:value="0.000000000406849715592135" calcext:value-type="float">
            <text:p>4.06849715592135E-010</text:p>
          </table:table-cell>
          <table:table-cell table:formula="of:=AVERAGE([.L183:.L191])" office:value-type="float" office:value="0.00000000000100481110308068" calcext:value-type="float">
            <text:p>1.00481110308068E-012</text:p>
          </table:table-cell>
          <table:table-cell table:style-name="ce31" table:formula="of:=AVERAGE([.M183:.M191])" office:value-type="float" office:value="1.00481110308068" calcext:value-type="float">
            <text:p>1.0048111031</text:p>
          </table:table-cell>
          <table:table-cell table:style-name="ce20" table:formula="of:=AVERAGE([.N183:.N191])" office:value-type="float" office:value="1518750" calcext:value-type="float">
            <text:p>1518750</text:p>
          </table:table-cell>
          <table:table-cell table:formula="of:=AVERAGE([.O183:.O191])" office:value-type="float" office:value="614944444.444444" calcext:value-type="float">
            <text:p>614944444.4444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183:.D191])" office:value-type="float" office:value="0.538896993513936" calcext:value-type="float">
            <text:p>0.5388969935</text:p>
          </table:table-cell>
          <table:table-cell table:formula="of:=STDEV([.E183:.E191])" office:value-type="float" office:value="1.36422546197874" calcext:value-type="float">
            <text:p>1.364225462</text:p>
          </table:table-cell>
          <table:table-cell table:formula="of:=STDEV([.F183:.F191])" office:value-type="float" office:value="0.136422546197874" calcext:value-type="float">
            <text:p>0.1364225462</text:p>
          </table:table-cell>
          <table:table-cell table:formula="of:=STDEV([.G183:.G191])" office:value-type="float" office:value="0.332352607047259" calcext:value-type="float">
            <text:p>0.332352607</text:p>
          </table:table-cell>
          <table:table-cell table:formula="of:=STDEV([.H183:.H191])" office:value-type="float" office:value="0.505289648465469" calcext:value-type="float">
            <text:p>0.5052896485</text:p>
          </table:table-cell>
          <table:table-cell table:formula="of:=STDEV([.I183:.I191])" office:value-type="float" office:value="0.505289648465469" calcext:value-type="float">
            <text:p>0.5052896485</text:p>
          </table:table-cell>
          <table:table-cell table:formula="of:=STDEV([.J183:.J191])" office:value-type="float" office:value="0.0000252644824232735" calcext:value-type="float">
            <text:p>2.52644824232735E-005</text:p>
          </table:table-cell>
          <table:table-cell table:formula="of:=STDEV([.K183:.K191])" office:value-type="float" office:value="0.0000000000166350501552418" calcext:value-type="float">
            <text:p>1.66350501552418E-011</text:p>
          </table:table-cell>
          <table:table-cell table:formula="of:=STDEV([.L183:.L191])" office:value-type="float" office:value="0.0000000000000410841705320194" calcext:value-type="float">
            <text:p>4.10841705320194E-014</text:p>
          </table:table-cell>
          <table:table-cell table:style-name="Default" table:formula="of:=STDEV([.M183:.M191])" office:value-type="float" office:value="0.0410841705320194" calcext:value-type="float">
            <text:p>0.0410841705</text:p>
          </table:table-cell>
          <table:table-cell table:formula="of:=STDEV([.N183:.N191])" office:value-type="float" office:value="0" calcext:value-type="float">
            <text:p>0</text:p>
          </table:table-cell>
          <table:table-cell table:formula="of:=STDEV([.O183:.O191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nbIterations=2, maxDisparity=2'.B24:'nbIterations=2, maxDisparity=2'.P67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'nbIterations=3, maxDisparity=15'.B24:'nbIterations=3, maxDisparity=15'.P93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2" table:target-range-address="'nbIterations=4, maxDisparity=30'.B24:'nbIterations=4, maxDisparity=30'.O109" table:contains-header="false">
          <table:sort>
            <table:sort-by table:field-number="11" table:order="descending" table:data-type="automatic"/>
          </table:sort>
        </table:database-range>
        <table:database-range table:name="__Anonymous_Sheet_DB__3" table:target-range-address="'nbIterations=4, maxDisparity=60'.B24:'nbIterations=4, maxDisparity=60'.P139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4" table:target-range-address="'Image 90x75, NbIterations=4, maxDisparity=60'.B24:'Image 90x75, NbIterations=4, maxDisparity=60'.P139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5" table:target-range-address="'Image 270x225, NbIterations=4, maxDisparity=60'.B24:'Image 270x225, NbIterations=4, maxDisparity=60'.P139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1:34:19.777121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50:44.616501164</meta:creation-date>
    <meta:generator>LibreOffice/4.2.8.2$Linux_X86_64 LibreOffice_project/420m0$Build-2</meta:generator>
    <dc:date>2016-08-14T13:24:40.278960057</dc:date>
    <meta:editing-duration>PT7H3M24S</meta:editing-duration>
    <meta:editing-cycles>40</meta:editing-cycles>
    <meta:document-statistic meta:table-count="7" meta:cell-count="9906" meta:object-count="0"/>
  </office:meta>
</office:document-meta>
</file>